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4.143cm"/>
    </style:style>
    <style:style style:name="co6" style:family="table-column">
      <style:table-column-properties fo:break-before="auto" style:column-width="3.907cm"/>
    </style:style>
    <style:style style:name="co7" style:family="table-column">
      <style:table-column-properties fo:break-before="auto" style:column-width="4.364cm"/>
    </style:style>
    <style:style style:name="co8" style:family="table-column">
      <style:table-column-properties fo:break-before="auto" style:column-width="4.348cm"/>
    </style:style>
    <style:style style:name="co9" style:family="table-column">
      <style:table-column-properties fo:break-before="auto" style:column-width="2.579cm"/>
    </style:style>
    <style:style style:name="co10" style:family="table-column">
      <style:table-column-properties fo:break-before="auto" style:column-width="5.196cm"/>
    </style:style>
    <style:style style:name="co11" style:family="table-column">
      <style:table-column-properties fo:break-before="auto" style:column-width="4.607cm"/>
    </style:style>
    <style:style style:name="co12" style:family="table-column">
      <style:table-column-properties fo:break-before="auto" style:column-width="3.244cm"/>
    </style:style>
    <style:style style:name="co13" style:family="table-column">
      <style:table-column-properties fo:break-before="auto" style:column-width="7.682cm"/>
    </style:style>
    <style:style style:name="co14" style:family="table-column">
      <style:table-column-properties fo:break-before="auto" style:column-width="2.2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4.7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33.452cm" svg:y="1.017cm">
            <draw:object draw:notify-on-update-of-ranges="Sheet1.S20:Sheet1.S220 Sheet1.T19:Sheet1.T19 Sheet1.T20:Sheet1.T220 Sheet1.S20:Sheet1.S220 Sheet1.U19:Sheet1.U19 Sheet1.U20:Sheet1.U220 Sheet1.S20:Sheet1.S220 Sheet1.V19:Sheet1.V19 Sheet1.V20:Sheet1.V2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Length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L loss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Z0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Loop R</text:p>
          </table:table-cell>
          <table:table-cell office:value-type="string" calcext:value-type="string">
            <text:p>Tap L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Loop R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ap rad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loop L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Tap tur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3" calcext:value-type="float">
            <text:p>0.13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Main cap 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ap wire radi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m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oupling M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Tap L</text:p>
          </table:table-cell>
          <table:table-cell table:formula="of:=1.254*[.F3]/100*(LN(8*[.F3]/[.F5])-2) *[.F4]*[.F4]" office:value-type="float" office:value="0.157017833228791" calcext:value-type="float">
            <text:p>0.1570178332</text:p>
          </table:table-cell>
          <table:table-cell office:value-type="string" calcext:value-type="string">
            <text:p>uH</text:p>
          </table:table-cell>
          <table:table-cell office:value-type="float" office:value="6000" calcext:value-type="float">
            <text:p>60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limit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Freq from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kHz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req to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kHz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ource shunt</text:p>
          </table:table-cell>
          <table:table-cell office:value-type="float" office:value="999999" calcext:value-type="float">
            <table:detective>
              <table:operation table:name="trace-dependents" table:index="0"/>
              <table:operation table:name="remove-dependents" table:index="1"/>
            </table:detective>
            <text:p>999999</text:p>
          </table:table-cell>
          <table:table-cell office:value-type="string" calcext:value-type="string">
            <text:p>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req step</text:p>
          </table:table-cell>
          <table:table-cell table:formula="of:=([.C9]-[.C8])/[.C10]" office:value-type="float" office:value="1.5" calcext:value-type="float">
            <text:p>1.5</text:p>
          </table:table-cell>
          <table:table-cell office:value-type="string" calcext:value-type="string">
            <text:p>kHz</text:p>
          </table:table-cell>
          <table:table-cell table:number-columns-repeated="18"/>
        </table:table-row>
        <table:table-row table:style-name="ro3">
          <table:table-cell table:number-columns-repeated="4"/>
          <table:table-cell office:value-type="string" calcext:value-type="string">
            <text:p>Coupling C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pf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esign freq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Coupling XC</text:p>
          </table:table-cell>
          <table:table-cell table:formula="of:=1/6.284/[.F12]/[.C13]*1000000000" office:value-type="float" office:value="32.960710305944" calcext:value-type="float">
            <text:p>32.9607103059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XL</text:p>
          </table:table-cell>
          <table:table-cell table:formula="of:=6.284*[.C13]*[.C4]/1000" office:value-type="float" office:value="189.6197" calcext:value-type="float">
            <text:p>189.6197</text:p>
          </table:table-cell>
          <table:table-cell/>
          <table:table-cell office:value-type="string" calcext:value-type="string">
            <text:p>Coupling L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uH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formula="of:=[.C14]/[.C3]*1000" office:value-type="float" office:value="145.861307692308" calcext:value-type="float">
            <text:p>145.8613076923</text:p>
          </table:table-cell>
          <table:table-cell/>
          <table:table-cell office:value-type="string" calcext:value-type="string">
            <text:p>Coupling XL</text:p>
          </table:table-cell>
          <table:table-cell table:formula="of:=6.284*[.F14]*[.C13]*0.001" office:value-type="float" office:value="40.15476" calcext:value-type="float">
            <text:p>40.154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W</text:p>
          </table:table-cell>
          <table:table-cell table:formula="of:=[.C13]/[.C15]" office:value-type="float" office:value="48.676376979818" calcext:value-type="float">
            <text:p>48.6763769798</text:p>
          </table:table-cell>
          <table:table-cell table:number-columns-repeated="19"/>
        </table:table-row>
        <table:table-row table:style-name="ro4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3">
          <table:table-cell/>
          <table:table-cell office:value-type="string" calcext:value-type="string">
            <text:p>freq</text:p>
          </table:table-cell>
          <table:table-cell office:value-type="string" calcext:value-type="string">
            <text:p>ZL loop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Z loop/cap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Transformed loop</text:p>
          </table:table-cell>
          <table:table-cell office:value-type="string" calcext:value-type="string">
            <text:p>Coupling X</text:p>
          </table:table-cell>
          <table:table-cell office:value-type="string" calcext:value-type="string">
            <text:p>Z in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jTan</text:p>
          </table:table-cell>
          <table:table-cell office:value-type="string" calcext:value-type="string">
            <text:p>Adjusted Refl coeff</text:p>
          </table:table-cell>
          <table:table-cell office:value-type="string" calcext:value-type="string">
            <text:p>Equiv Zmatch ratio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denom</text:p>
          </table:table-cell>
          <table:table-cell office:value-type="string" calcext:value-type="string">
            <text:p>Z TL in</text:p>
          </table:table-cell>
          <table:table-cell office:value-type="string" calcext:value-type="string">
            <text:p>Z with shunt</text:p>
          </table:table-cell>
          <table:table-cell office:value-type="string" calcext:value-type="string">
            <text:p>Freq</text:p>
          </table:table-cell>
          <table:table-cell table:style-name="ce1" office:value-type="string" calcext:value-type="string">
            <text:p>R in</text:p>
          </table:table-cell>
          <table:table-cell office:value-type="string" calcext:value-type="string">
            <text:p>X in</text:p>
          </table:table-cell>
          <table:table-cell office:value-type="string" calcext:value-type="string">
            <text:p>Abs in</text:p>
          </table:table-cell>
        </table:table-row>
        <table:table-row table:style-name="ro1">
          <table:table-cell/>
          <table:table-cell table:formula="of:=[.C8]" office:value-type="float" office:value="7000" calcext:value-type="float">
            <text:p>7000</text:p>
          </table:table-cell>
          <table:table-cell table:formula="of:=COMPLEX([.$C$3]/1000;6.284*[.B20]*[.$C$4]/1000)" office:value-type="string" office:string-value="1.3+186.949i" calcext:value-type="string">
            <text:p>1.3+186.949i</text:p>
          </table:table-cell>
          <table:table-cell table:formula="of:=COMPLEX(0;-1/6.284/[.B20]/[.$C$5]*1000000000)" office:value-type="string" office:string-value="-194.303186028202i" calcext:value-type="string">
            <text:p>-194.303186028202i</text:p>
          </table:table-cell>
          <table:table-cell table:formula="of:=IMSUM([.C20];[.D20])" office:value-type="string" office:string-value="1.3-7.35418602820198i" calcext:value-type="string">
            <text:p>1.3-7.35418602820198i</text:p>
          </table:table-cell>
          <table:table-cell table:formula="of:=COMPLEX(0; 6.284*[.B20]*[.$C$6]/1000)" office:value-type="string" office:string-value="7.47796i" calcext:value-type="string">
            <text:p>7.47796i</text:p>
          </table:table-cell>
          <table:table-cell table:formula="of:=IMDIV(IMPRODUCT(-1;[.F20];[.F20]);[.E20])" office:value-type="string" office:string-value="1.30339913820483+7.37341517796651i" calcext:value-type="string">
            <text:p>1.30339913820483+7.37341517796651i</text:p>
          </table:table-cell>
          <table:table-cell table:formula="of:=COMPLEX(0;-1000000000/6.284/[.$F$12]/[.B20]+6.284*[.F$14]*[.B20]*0.001)" office:value-type="string" office:string-value="6.15762240397113i" calcext:value-type="string">
            <text:p>6.15762240397113i</text:p>
          </table:table-cell>
          <table:table-cell table:formula="of:=IMSUM([.G20];[.H20])" office:value-type="string" office:string-value="1.30339913820483+13.5310375819376i" calcext:value-type="string">
            <text:p>1.30339913820483+13.5310375819376i</text:p>
          </table:table-cell>
          <table:table-cell table:formula="of:=300000/[.B20]" office:value-type="float" office:value="42.8571428571429" calcext:value-type="float">
            <text:p>42.8571428571</text:p>
          </table:table-cell>
          <table:table-cell table:formula="of:=[.$C$1]/[.J20]*2*PI()" office:value-type="float" office:value="0" calcext:value-type="float">
            <text:p>0</text:p>
          </table:table-cell>
          <table:table-cell table:formula="of:=COMPLEX(0;TAN([.K20]))" office:value-type="string" office:string-value="0" calcext:value-type="string">
            <text:p>0</text:p>
          </table:table-cell>
          <table:table-cell table:formula="of:=IMPRODUCT(IMDIV(IMSUB([.I20];[.$C$2]); IMSUM([.I20]; [.$C$2])); 1-[.$F$1])" office:value-type="string" office:string-value="-0.822418158429325+0.480654479156127i" calcext:value-type="string">
            <text:p>-0.822418158429325+0.480654479156127i</text:p>
          </table:table-cell>
          <table:table-cell table:formula="of:=IMDIV(IMSUM(1;[.M20]);IMSUB(1;[.M20]))" office:value-type="string" office:string-value="0.026067982764096+0.270620751638751i" calcext:value-type="string">
            <text:p>0.026067982764096+0.270620751638751i</text:p>
          </table:table-cell>
          <table:table-cell table:formula="of:=IMSUM([.N20];[.L20])" office:value-type="string" office:string-value="0.026067982764096+0.270620751638751i" calcext:value-type="string">
            <text:p>0.026067982764096+0.270620751638751i</text:p>
          </table:table-cell>
          <table:table-cell table:formula="of:=IMSUM(1;IMPRODUCT([.L20];[.N20]))" office:value-type="string" office:string-value="1" calcext:value-type="string">
            <text:p>1</text:p>
          </table:table-cell>
          <table:table-cell table:formula="of:=IMPRODUCT([.$C$2];[.O20];IMDIV(1;[.P20]))" office:value-type="string" office:string-value="1.3033991382048+13.5310375819376i" calcext:value-type="string">
            <text:p>1.3033991382048+13.5310375819376i</text:p>
          </table:table-cell>
          <table:table-cell table:formula="of:=IMDIV(IMPRODUCT([.Q20];[.$F$10]);IMSUM([.Q20];[.$F$10]))" office:value-type="string" office:string-value="1.30358052780118+13.5310023068084i" calcext:value-type="string">
            <text:p>1.30358052780118+13.5310023068084i</text:p>
          </table:table-cell>
          <table:table-cell table:formula="of:=[.B20]" office:value-type="float" office:value="7000" calcext:value-type="float">
            <text:p>7000</text:p>
          </table:table-cell>
          <table:table-cell table:formula="of:=IMREAL([.R20])" office:value-type="float" office:value="1.30358052780118" calcext:value-type="float">
            <text:p>1.3035805278</text:p>
          </table:table-cell>
          <table:table-cell table:formula="of:=IMAGINARY([.R20])" office:value-type="float" office:value="13.5310023068084" calcext:value-type="float">
            <text:p>13.5310023068</text:p>
          </table:table-cell>
          <table:table-cell table:formula="of:=IMABS([.R20])" office:value-type="float" office:value="13.5936509304644" calcext:value-type="float">
            <text:p>13.5936509305</text:p>
          </table:table-cell>
        </table:table-row>
        <table:table-row table:style-name="ro1">
          <table:table-cell/>
          <table:table-cell table:formula="of:=[.B20]+[.$C$11]" office:value-type="float" office:value="7001.5" calcext:value-type="float">
            <text:p>7001.5</text:p>
          </table:table-cell>
          <table:table-cell table:formula="of:=COMPLEX([.$C$3]/1000;6.284*[.B21]*[.$C$4]/1000)" office:value-type="string" office:string-value="1.3+186.9890605i" calcext:value-type="string">
            <text:p>1.3+186.9890605i</text:p>
          </table:table-cell>
          <table:table-cell table:formula="of:=COMPLEX(0;-1/6.284/[.B21]/[.$C$5]*1000000000)" office:value-type="string" office:string-value="-194.26155855137i" calcext:value-type="string">
            <text:p>-194.26155855137i</text:p>
          </table:table-cell>
          <table:table-cell table:formula="of:=IMSUM([.C21];[.D21])" office:value-type="string" office:string-value="1.3-7.27249805137001i" calcext:value-type="string">
            <text:p>1.3-7.27249805137001i</text:p>
          </table:table-cell>
          <table:table-cell table:formula="of:=COMPLEX(0; 6.284*[.B21]*[.$C$6]/1000)" office:value-type="string" office:string-value="7.47956242i" calcext:value-type="string">
            <text:p>7.47956242i</text:p>
          </table:table-cell>
          <table:table-cell table:formula="of:=IMDIV(IMPRODUCT(-1;[.F21];[.F21]);[.E21])" office:value-type="string" office:string-value="1.33250346297975+7.45432987535694i" calcext:value-type="string">
            <text:p>1.33250346297975+7.45432987535694i</text:p>
          </table:table-cell>
          <table:table-cell table:formula="of:=COMPLEX(0;-1000000000/6.284/[.$F$12]/[.B21]+6.284*[.F$14]*[.B21]*0.001)" office:value-type="string" office:string-value="6.17326817866142i" calcext:value-type="string">
            <text:p>6.17326817866142i</text:p>
          </table:table-cell>
          <table:table-cell table:formula="of:=IMSUM([.G21];[.H21])" office:value-type="string" office:string-value="1.33250346297975+13.6275980540184i" calcext:value-type="string">
            <text:p>1.33250346297975+13.6275980540184i</text:p>
          </table:table-cell>
          <table:table-cell table:formula="of:=300000/[.B21]" office:value-type="float" office:value="42.8479611511819" calcext:value-type="float">
            <text:p>42.8479611512</text:p>
          </table:table-cell>
          <table:table-cell table:formula="of:=[.$C$1]/[.J21]*2*PI()" office:value-type="float" office:value="0" calcext:value-type="float">
            <text:p>0</text:p>
          </table:table-cell>
          <table:table-cell table:formula="of:=COMPLEX(0;TAN([.K21]))" office:value-type="string" office:string-value="0" calcext:value-type="string">
            <text:p>0</text:p>
          </table:table-cell>
          <table:table-cell table:formula="of:=IMPRODUCT(IMDIV(IMSUB([.I21];[.$C$2]); IMSUM([.I21]; [.$C$2])); 1-[.$F$1])" office:value-type="string" office:string-value="-0.819825714573764+0.483121836916903i" calcext:value-type="string">
            <text:p>-0.819825714573764+0.483121836916903i</text:p>
          </table:table-cell>
          <table:table-cell table:formula="of:=IMDIV(IMSUM(1;[.M21]);IMSUB(1;[.M21]))" office:value-type="string" office:string-value="0.0266500692595958+0.272551961080369i" calcext:value-type="string">
            <text:p>0.0266500692595958+0.272551961080369i</text:p>
          </table:table-cell>
          <table:table-cell table:formula="of:=IMSUM([.N21];[.L21])" office:value-type="string" office:string-value="0.0266500692595958+0.272551961080369i" calcext:value-type="string">
            <text:p>0.0266500692595958+0.272551961080369i</text:p>
          </table:table-cell>
          <table:table-cell table:formula="of:=IMSUM(1;IMPRODUCT([.L21];[.N21]))" office:value-type="string" office:string-value="1" calcext:value-type="string">
            <text:p>1</text:p>
          </table:table-cell>
          <table:table-cell table:formula="of:=IMPRODUCT([.$C$2];[.O21];IMDIV(1;[.P21]))" office:value-type="string" office:string-value="1.33250346297979+13.6275980540185i" calcext:value-type="string">
            <text:p>1.33250346297979+13.6275980540185i</text:p>
          </table:table-cell>
          <table:table-cell table:formula="of:=IMDIV(IMPRODUCT([.Q21];[.$F$10]);IMSUM([.Q21];[.$F$10]))" office:value-type="string" office:string-value="1.33268739828692+13.6275617338808i" calcext:value-type="string">
            <text:p>1.33268739828692+13.6275617338808i</text:p>
          </table:table-cell>
          <table:table-cell table:formula="of:=[.B21]" office:value-type="float" office:value="7001.5" calcext:value-type="float">
            <text:p>7001.5</text:p>
          </table:table-cell>
          <table:table-cell table:formula="of:=IMREAL([.R21])" office:value-type="float" office:value="1.33268739828692" calcext:value-type="float">
            <text:p>1.3326873983</text:p>
          </table:table-cell>
          <table:table-cell table:formula="of:=IMAGINARY([.R21])" office:value-type="float" office:value="13.6275617338808" calcext:value-type="float">
            <text:p>13.6275617339</text:p>
          </table:table-cell>
          <table:table-cell table:formula="of:=IMABS([.R21])" office:value-type="float" office:value="13.6925707780637" calcext:value-type="float">
            <text:p>13.6925707781</text:p>
          </table:table-cell>
        </table:table-row>
        <table:table-row table:style-name="ro1">
          <table:table-cell/>
          <table:table-cell table:formula="of:=[.B21]+[.$C$11]" office:value-type="float" office:value="7003" calcext:value-type="float">
            <text:p>7003</text:p>
          </table:table-cell>
          <table:table-cell table:formula="of:=COMPLEX([.$C$3]/1000;6.284*[.B22]*[.$C$4]/1000)" office:value-type="string" office:string-value="1.3+187.029121i" calcext:value-type="string">
            <text:p>1.3+187.029121i</text:p>
          </table:table-cell>
          <table:table-cell table:formula="of:=COMPLEX(0;-1/6.284/[.B22]/[.$C$5]*1000000000)" office:value-type="string" office:string-value="-194.219948907242i" calcext:value-type="string">
            <text:p>-194.219948907242i</text:p>
          </table:table-cell>
          <table:table-cell table:formula="of:=IMSUM([.C22];[.D22])" office:value-type="string" office:string-value="1.3-7.19082790724201i" calcext:value-type="string">
            <text:p>1.3-7.19082790724201i</text:p>
          </table:table-cell>
          <table:table-cell table:formula="of:=COMPLEX(0; 6.284*[.B22]*[.$C$6]/1000)" office:value-type="string" office:string-value="7.48116484i" calcext:value-type="string">
            <text:p>7.48116484i</text:p>
          </table:table-cell>
          <table:table-cell table:formula="of:=IMDIV(IMPRODUCT(-1;[.F22];[.F22]);[.E22])" office:value-type="string" office:string-value="1.36256353062535+7.53689220108536i" calcext:value-type="string">
            <text:p>1.36256353062535+7.53689220108536i</text:p>
          </table:table-cell>
          <table:table-cell table:formula="of:=COMPLEX(0;-1000000000/6.284/[.$F$12]/[.B22]+6.284*[.F$14]*[.B22]*0.001)" office:value-type="string" office:string-value="6.18891088507753i" calcext:value-type="string">
            <text:p>6.18891088507753i</text:p>
          </table:table-cell>
          <table:table-cell table:formula="of:=IMSUM([.G22];[.H22])" office:value-type="string" office:string-value="1.36256353062535+13.7258030861629i" calcext:value-type="string">
            <text:p>1.36256353062535+13.7258030861629i</text:p>
          </table:table-cell>
          <table:table-cell table:formula="of:=300000/[.B22]" office:value-type="float" office:value="42.8387833785521" calcext:value-type="float">
            <text:p>42.8387833786</text:p>
          </table:table-cell>
          <table:table-cell table:formula="of:=[.$C$1]/[.J22]*2*PI()" office:value-type="float" office:value="0" calcext:value-type="float">
            <text:p>0</text:p>
          </table:table-cell>
          <table:table-cell table:formula="of:=COMPLEX(0;TAN([.K22]))" office:value-type="string" office:string-value="0" calcext:value-type="string">
            <text:p>0</text:p>
          </table:table-cell>
          <table:table-cell table:formula="of:=IMPRODUCT(IMDIV(IMSUB([.I22];[.$C$2]); IMSUM([.I22]; [.$C$2])); 1-[.$F$1])" office:value-type="string" office:string-value="-0.817172151407721+0.48560946746767i" calcext:value-type="string">
            <text:p>-0.817172151407721+0.48560946746767i</text:p>
          </table:table-cell>
          <table:table-cell table:formula="of:=IMDIV(IMSUM(1;[.M22]);IMSUB(1;[.M22]))" office:value-type="string" office:string-value="0.0272512706125082+0.274516061723258i" calcext:value-type="string">
            <text:p>0.0272512706125082+0.274516061723258i</text:p>
          </table:table-cell>
          <table:table-cell table:formula="of:=IMSUM([.N22];[.L22])" office:value-type="string" office:string-value="0.0272512706125082+0.274516061723258i" calcext:value-type="string">
            <text:p>0.0272512706125082+0.274516061723258i</text:p>
          </table:table-cell>
          <table:table-cell table:formula="of:=IMSUM(1;IMPRODUCT([.L22];[.N22]))" office:value-type="string" office:string-value="1" calcext:value-type="string">
            <text:p>1</text:p>
          </table:table-cell>
          <table:table-cell table:formula="of:=IMPRODUCT([.$C$2];[.O22];IMDIV(1;[.P22]))" office:value-type="string" office:string-value="1.36256353062541+13.7258030861629i" calcext:value-type="string">
            <text:p>1.36256353062541+13.7258030861629i</text:p>
          </table:table-cell>
          <table:table-cell table:formula="of:=IMDIV(IMPRODUCT([.Q22];[.$F$10]);IMSUM([.Q22];[.$F$10]))" office:value-type="string" office:string-value="1.36275007113532+13.7257656790586i" calcext:value-type="string">
            <text:p>1.36275007113532+13.7257656790586i</text:p>
          </table:table-cell>
          <table:table-cell table:formula="of:=[.B22]" office:value-type="float" office:value="7003" calcext:value-type="float">
            <text:p>7003</text:p>
          </table:table-cell>
          <table:table-cell table:formula="of:=IMREAL([.R22])" office:value-type="float" office:value="1.36275007113532" calcext:value-type="float">
            <text:p>1.3627500711</text:p>
          </table:table-cell>
          <table:table-cell table:formula="of:=IMAGINARY([.R22])" office:value-type="float" office:value="13.7257656790586" calcext:value-type="float">
            <text:p>13.7257656791</text:p>
          </table:table-cell>
          <table:table-cell table:formula="of:=IMABS([.R22])" office:value-type="float" office:value="13.793249480554" calcext:value-type="float">
            <text:p>13.7932494806</text:p>
          </table:table-cell>
        </table:table-row>
        <table:table-row table:style-name="ro1">
          <table:table-cell/>
          <table:table-cell table:formula="of:=[.B22]+[.$C$11]" office:value-type="float" office:value="7004.5" calcext:value-type="float">
            <text:p>7004.5</text:p>
          </table:table-cell>
          <table:table-cell table:formula="of:=COMPLEX([.$C$3]/1000;6.284*[.B23]*[.$C$4]/1000)" office:value-type="string" office:string-value="1.3+187.0691815i" calcext:value-type="string">
            <text:p>1.3+187.0691815i</text:p>
          </table:table-cell>
          <table:table-cell table:formula="of:=COMPLEX(0;-1/6.284/[.B23]/[.$C$5]*1000000000)" office:value-type="string" office:string-value="-194.178357084362i" calcext:value-type="string">
            <text:p>-194.178357084362i</text:p>
          </table:table-cell>
          <table:table-cell table:formula="of:=IMSUM([.C23];[.D23])" office:value-type="string" office:string-value="1.3-7.10917558436199i" calcext:value-type="string">
            <text:p>1.3-7.10917558436199i</text:p>
          </table:table-cell>
          <table:table-cell table:formula="of:=COMPLEX(0; 6.284*[.B23]*[.$C$6]/1000)" office:value-type="string" office:string-value="7.48276726i" calcext:value-type="string">
            <text:p>7.48276726i</text:p>
          </table:table-cell>
          <table:table-cell table:formula="of:=IMDIV(IMPRODUCT(-1;[.F23];[.F23]);[.E23])" office:value-type="string" office:string-value="1.39362093721137+7.62115072359906i" calcext:value-type="string">
            <text:p>1.39362093721137+7.62115072359906i</text:p>
          </table:table-cell>
          <table:table-cell table:formula="of:=COMPLEX(0;-1000000000/6.284/[.$F$12]/[.B23]+6.284*[.F$14]*[.B23]*0.001)" office:value-type="string" office:string-value="6.20455052519065i" calcext:value-type="string">
            <text:p>6.20455052519065i</text:p>
          </table:table-cell>
          <table:table-cell table:formula="of:=IMSUM([.G23];[.H23])" office:value-type="string" office:string-value="1.39362093721137+13.8257012487897i" calcext:value-type="string">
            <text:p>1.39362093721137+13.8257012487897i</text:p>
          </table:table-cell>
          <table:table-cell table:formula="of:=300000/[.B23]" office:value-type="float" office:value="42.8296095367264" calcext:value-type="float">
            <text:p>42.8296095367</text:p>
          </table:table-cell>
          <table:table-cell table:formula="of:=[.$C$1]/[.J23]*2*PI()" office:value-type="float" office:value="0" calcext:value-type="float">
            <text:p>0</text:p>
          </table:table-cell>
          <table:table-cell table:formula="of:=COMPLEX(0;TAN([.K23]))" office:value-type="string" office:string-value="0" calcext:value-type="string">
            <text:p>0</text:p>
          </table:table-cell>
          <table:table-cell table:formula="of:=IMPRODUCT(IMDIV(IMSUB([.I23];[.$C$2]); IMSUM([.I23]; [.$C$2])); 1-[.$F$1])" office:value-type="string" office:string-value="-0.814455440777404+0.488117365462099i" calcext:value-type="string">
            <text:p>-0.814455440777404+0.488117365462099i</text:p>
          </table:table-cell>
          <table:table-cell table:formula="of:=IMDIV(IMSUM(1;[.M23]);IMSUB(1;[.M23]))" office:value-type="string" office:string-value="0.0278724187442279+0.276514024975794i" calcext:value-type="string">
            <text:p>0.0278724187442279+0.276514024975794i</text:p>
          </table:table-cell>
          <table:table-cell table:formula="of:=IMSUM([.N23];[.L23])" office:value-type="string" office:string-value="0.0278724187442279+0.276514024975794i" calcext:value-type="string">
            <text:p>0.0278724187442279+0.276514024975794i</text:p>
          </table:table-cell>
          <table:table-cell table:formula="of:=IMSUM(1;IMPRODUCT([.L23];[.N23]))" office:value-type="string" office:string-value="1" calcext:value-type="string">
            <text:p>1</text:p>
          </table:table-cell>
          <table:table-cell table:formula="of:=IMPRODUCT([.$C$2];[.O23];IMDIV(1;[.P23]))" office:value-type="string" office:string-value="1.3936209372114+13.8257012487897i" calcext:value-type="string">
            <text:p>1.3936209372114+13.8257012487897i</text:p>
          </table:table-cell>
          <table:table-cell table:formula="of:=IMDIV(IMPRODUCT([.Q23];[.$F$10]);IMSUM([.Q23];[.$F$10]))" office:value-type="string" office:string-value="1.3938101444398+13.8256627106155i" calcext:value-type="string">
            <text:p>1.3938101444398+13.8256627106155i</text:p>
          </table:table-cell>
          <table:table-cell table:formula="of:=[.B23]" office:value-type="float" office:value="7004.5" calcext:value-type="float">
            <text:p>7004.5</text:p>
          </table:table-cell>
          <table:table-cell table:formula="of:=IMREAL([.R23])" office:value-type="float" office:value="1.3938101444398" calcext:value-type="float">
            <text:p>1.3938101444</text:p>
          </table:table-cell>
          <table:table-cell table:formula="of:=IMAGINARY([.R23])" office:value-type="float" office:value="13.8256627106155" calcext:value-type="float">
            <text:p>13.8256627106</text:p>
          </table:table-cell>
          <table:table-cell table:formula="of:=IMABS([.R23])" office:value-type="float" office:value="13.8957423733476" calcext:value-type="float">
            <text:p>13.8957423733</text:p>
          </table:table-cell>
        </table:table-row>
        <table:table-row table:style-name="ro1">
          <table:table-cell/>
          <table:table-cell table:formula="of:=[.B23]+[.$C$11]" office:value-type="float" office:value="7006" calcext:value-type="float">
            <text:p>7006</text:p>
          </table:table-cell>
          <table:table-cell table:formula="of:=COMPLEX([.$C$3]/1000;6.284*[.B24]*[.$C$4]/1000)" office:value-type="string" office:string-value="1.3+187.109242i" calcext:value-type="string">
            <text:p>1.3+187.109242i</text:p>
          </table:table-cell>
          <table:table-cell table:formula="of:=COMPLEX(0;-1/6.284/[.B24]/[.$C$5]*1000000000)" office:value-type="string" office:string-value="-194.136783071284i" calcext:value-type="string">
            <text:p>-194.136783071284i</text:p>
          </table:table-cell>
          <table:table-cell table:formula="of:=IMSUM([.C24];[.D24])" office:value-type="string" office:string-value="1.3-7.02754107128399i" calcext:value-type="string">
            <text:p>1.3-7.02754107128399i</text:p>
          </table:table-cell>
          <table:table-cell table:formula="of:=COMPLEX(0; 6.284*[.B24]*[.$C$6]/1000)" office:value-type="string" office:string-value="7.48436968i" calcext:value-type="string">
            <text:p>7.48436968i</text:p>
          </table:table-cell>
          <table:table-cell table:formula="of:=IMDIV(IMPRODUCT(-1;[.F24];[.F24]);[.E24])" office:value-type="string" office:string-value="1.42571953303455+7.70715582656317i" calcext:value-type="string">
            <text:p>1.42571953303455+7.70715582656317i</text:p>
          </table:table-cell>
          <table:table-cell table:formula="of:=COMPLEX(0;-1000000000/6.284/[.$F$12]/[.B24]+6.284*[.F$14]*[.B24]*0.001)" office:value-type="string" office:string-value="6.22018710097031i" calcext:value-type="string">
            <text:p>6.22018710097031i</text:p>
          </table:table-cell>
          <table:table-cell table:formula="of:=IMSUM([.G24];[.H24])" office:value-type="string" office:string-value="1.42571953303455+13.9273429275335i" calcext:value-type="string">
            <text:p>1.42571953303455+13.9273429275335i</text:p>
          </table:table-cell>
          <table:table-cell table:formula="of:=300000/[.B24]" office:value-type="float" office:value="42.8204396231801" calcext:value-type="float">
            <text:p>42.8204396232</text:p>
          </table:table-cell>
          <table:table-cell table:formula="of:=[.$C$1]/[.J24]*2*PI()" office:value-type="float" office:value="0" calcext:value-type="float">
            <text:p>0</text:p>
          </table:table-cell>
          <table:table-cell table:formula="of:=COMPLEX(0;TAN([.K24]))" office:value-type="string" office:string-value="0" calcext:value-type="string">
            <text:p>0</text:p>
          </table:table-cell>
          <table:table-cell table:formula="of:=IMPRODUCT(IMDIV(IMSUB([.I24];[.$C$2]); IMSUM([.I24]; [.$C$2])); 1-[.$F$1])" office:value-type="string" office:string-value="-0.811673472930397+0.490645497220684i" calcext:value-type="string">
            <text:p>-0.811673472930397+0.490645497220684i</text:p>
          </table:table-cell>
          <table:table-cell table:formula="of:=IMDIV(IMSUM(1;[.M24]);IMSUB(1;[.M24]))" office:value-type="string" office:string-value="0.0285143906606921+0.278546858550669i" calcext:value-type="string">
            <text:p>0.0285143906606921+0.278546858550669i</text:p>
          </table:table-cell>
          <table:table-cell table:formula="of:=IMSUM([.N24];[.L24])" office:value-type="string" office:string-value="0.0285143906606921+0.278546858550669i" calcext:value-type="string">
            <text:p>0.0285143906606921+0.278546858550669i</text:p>
          </table:table-cell>
          <table:table-cell table:formula="of:=IMSUM(1;IMPRODUCT([.L24];[.N24]))" office:value-type="string" office:string-value="1" calcext:value-type="string">
            <text:p>1</text:p>
          </table:table-cell>
          <table:table-cell table:formula="of:=IMPRODUCT([.$C$2];[.O24];IMDIV(1;[.P24]))" office:value-type="string" office:string-value="1.42571953303461+13.9273429275335i" calcext:value-type="string">
            <text:p>1.42571953303461+13.9273429275335i</text:p>
          </table:table-cell>
          <table:table-cell table:formula="of:=IMDIV(IMPRODUCT([.Q24];[.$F$10]);IMSUM([.Q24];[.$F$10]))" office:value-type="string" office:string-value="1.42591147060461+13.9273032119076i" calcext:value-type="string">
            <text:p>1.42591147060461+13.9273032119076i</text:p>
          </table:table-cell>
          <table:table-cell table:formula="of:=[.B24]" office:value-type="float" office:value="7006" calcext:value-type="float">
            <text:p>7006</text:p>
          </table:table-cell>
          <table:table-cell table:formula="of:=IMREAL([.R24])" office:value-type="float" office:value="1.42591147060461" calcext:value-type="float">
            <text:p>1.4259114706</text:p>
          </table:table-cell>
          <table:table-cell table:formula="of:=IMAGINARY([.R24])" office:value-type="float" office:value="13.9273032119076" calcext:value-type="float">
            <text:p>13.9273032119</text:p>
          </table:table-cell>
          <table:table-cell table:formula="of:=IMABS([.R24])" office:value-type="float" office:value="14.0001070809624" calcext:value-type="float">
            <text:p>14.000107081</text:p>
          </table:table-cell>
        </table:table-row>
        <table:table-row table:style-name="ro1">
          <table:table-cell/>
          <table:table-cell table:formula="of:=[.B24]+[.$C$11]" office:value-type="float" office:value="7007.5" calcext:value-type="float">
            <text:p>7007.5</text:p>
          </table:table-cell>
          <table:table-cell table:formula="of:=COMPLEX([.$C$3]/1000;6.284*[.B25]*[.$C$4]/1000)" office:value-type="string" office:string-value="1.3+187.1493025i" calcext:value-type="string">
            <text:p>1.3+187.1493025i</text:p>
          </table:table-cell>
          <table:table-cell table:formula="of:=COMPLEX(0;-1/6.284/[.B25]/[.$C$5]*1000000000)" office:value-type="string" office:string-value="-194.09522685657i" calcext:value-type="string">
            <text:p>-194.09522685657i</text:p>
          </table:table-cell>
          <table:table-cell table:formula="of:=IMSUM([.C25];[.D25])" office:value-type="string" office:string-value="1.3-6.94592435657i" calcext:value-type="string">
            <text:p>1.3-6.94592435657i</text:p>
          </table:table-cell>
          <table:table-cell table:formula="of:=COMPLEX(0; 6.284*[.B25]*[.$C$6]/1000)" office:value-type="string" office:string-value="7.4859721i" calcext:value-type="string">
            <text:p>7.4859721i</text:p>
          </table:table-cell>
          <table:table-cell table:formula="of:=IMDIV(IMPRODUCT(-1;[.F25];[.F25]);[.E25])" office:value-type="string" office:string-value="1.45890556862596+7.79495978696511i" calcext:value-type="string">
            <text:p>1.45890556862596+7.79495978696511i</text:p>
          </table:table-cell>
          <table:table-cell table:formula="of:=COMPLEX(0;-1000000000/6.284/[.$F$12]/[.B25]+6.284*[.F$14]*[.B25]*0.001)" office:value-type="string" office:string-value="6.23582061438429i" calcext:value-type="string">
            <text:p>6.23582061438429i</text:p>
          </table:table-cell>
          <table:table-cell table:formula="of:=IMSUM([.G25];[.H25])" office:value-type="string" office:string-value="1.45890556862596+14.0307804013494i" calcext:value-type="string">
            <text:p>1.45890556862596+14.0307804013494i</text:p>
          </table:table-cell>
          <table:table-cell table:formula="of:=300000/[.B25]" office:value-type="float" office:value="42.8112736353907" calcext:value-type="float">
            <text:p>42.8112736354</text:p>
          </table:table-cell>
          <table:table-cell table:formula="of:=[.$C$1]/[.J25]*2*PI()" office:value-type="float" office:value="0" calcext:value-type="float">
            <text:p>0</text:p>
          </table:table-cell>
          <table:table-cell table:formula="of:=COMPLEX(0;TAN([.K25]))" office:value-type="string" office:string-value="0" calcext:value-type="string">
            <text:p>0</text:p>
          </table:table-cell>
          <table:table-cell table:formula="of:=IMPRODUCT(IMDIV(IMSUB([.I25];[.$C$2]); IMSUM([.I25]; [.$C$2])); 1-[.$F$1])" office:value-type="string" office:string-value="-0.808824052873419+0.49319379784904i" calcext:value-type="string">
            <text:p>-0.808824052873419+0.49319379784904i</text:p>
          </table:table-cell>
          <table:table-cell table:formula="of:=IMDIV(IMSUM(1;[.M25]);IMSUB(1;[.M25]))" office:value-type="string" office:string-value="0.0291781113725198+0.280615608026988i" calcext:value-type="string">
            <text:p>0.0291781113725198+0.280615608026988i</text:p>
          </table:table-cell>
          <table:table-cell table:formula="of:=IMSUM([.N25];[.L25])" office:value-type="string" office:string-value="0.0291781113725198+0.280615608026988i" calcext:value-type="string">
            <text:p>0.0291781113725198+0.280615608026988i</text:p>
          </table:table-cell>
          <table:table-cell table:formula="of:=IMSUM(1;IMPRODUCT([.L25];[.N25]))" office:value-type="string" office:string-value="1" calcext:value-type="string">
            <text:p>1</text:p>
          </table:table-cell>
          <table:table-cell table:formula="of:=IMPRODUCT([.$C$2];[.O25];IMDIV(1;[.P25]))" office:value-type="string" office:string-value="1.45890556862599+14.0307804013494i" calcext:value-type="string">
            <text:p>1.45890556862599+14.0307804013494i</text:p>
          </table:table-cell>
          <table:table-cell table:formula="of:=IMDIV(IMPRODUCT([.Q25];[.$F$10]);IMSUM([.Q25];[.$F$10]))" office:value-type="string" office:string-value="1.45910030235539+14.0307394594686i" calcext:value-type="string">
            <text:p>1.45910030235539+14.0307394594686i</text:p>
          </table:table-cell>
          <table:table-cell table:formula="of:=[.B25]" office:value-type="float" office:value="7007.5" calcext:value-type="float">
            <text:p>7007.5</text:p>
          </table:table-cell>
          <table:table-cell table:formula="of:=IMREAL([.R25])" office:value-type="float" office:value="1.45910030235539" calcext:value-type="float">
            <text:p>1.4591003024</text:p>
          </table:table-cell>
          <table:table-cell table:formula="of:=IMAGINARY([.R25])" office:value-type="float" office:value="14.0307394594686" calcext:value-type="float">
            <text:p>14.0307394595</text:p>
          </table:table-cell>
          <table:table-cell table:formula="of:=IMABS([.R25])" office:value-type="float" office:value="14.1064036335213" calcext:value-type="float">
            <text:p>14.1064036335</text:p>
          </table:table-cell>
        </table:table-row>
        <table:table-row table:style-name="ro1">
          <table:table-cell/>
          <table:table-cell table:formula="of:=[.B25]+[.$C$11]" office:value-type="float" office:value="7009" calcext:value-type="float">
            <text:p>7009</text:p>
          </table:table-cell>
          <table:table-cell table:formula="of:=COMPLEX([.$C$3]/1000;6.284*[.B26]*[.$C$4]/1000)" office:value-type="string" office:string-value="1.3+187.189363i" calcext:value-type="string">
            <text:p>1.3+187.189363i</text:p>
          </table:table-cell>
          <table:table-cell table:formula="of:=COMPLEX(0;-1/6.284/[.B26]/[.$C$5]*1000000000)" office:value-type="string" office:string-value="-194.053688428793i" calcext:value-type="string">
            <text:p>-194.053688428793i</text:p>
          </table:table-cell>
          <table:table-cell table:formula="of:=IMSUM([.C26];[.D26])" office:value-type="string" office:string-value="1.3-6.86432542879302i" calcext:value-type="string">
            <text:p>1.3-6.86432542879302i</text:p>
          </table:table-cell>
          <table:table-cell table:formula="of:=COMPLEX(0; 6.284*[.B26]*[.$C$6]/1000)" office:value-type="string" office:string-value="7.48757452i" calcext:value-type="string">
            <text:p>7.48757452i</text:p>
          </table:table-cell>
          <table:table-cell table:formula="of:=IMDIV(IMPRODUCT(-1;[.F26];[.F26]);[.E26])" office:value-type="string" office:string-value="1.49322785173225+7.88461685663668i" calcext:value-type="string">
            <text:p>1.49322785173225+7.88461685663668i</text:p>
          </table:table-cell>
          <table:table-cell table:formula="of:=COMPLEX(0;-1000000000/6.284/[.$F$12]/[.B26]+6.284*[.F$14]*[.B26]*0.001)" office:value-type="string" office:string-value="6.25145106739876i" calcext:value-type="string">
            <text:p>6.25145106739876i</text:p>
          </table:table-cell>
          <table:table-cell table:formula="of:=IMSUM([.G26];[.H26])" office:value-type="string" office:string-value="1.49322785173225+14.1360679240354i" calcext:value-type="string">
            <text:p>1.49322785173225+14.1360679240354i</text:p>
          </table:table-cell>
          <table:table-cell table:formula="of:=300000/[.B26]" office:value-type="float" office:value="42.8021115708375" calcext:value-type="float">
            <text:p>42.8021115708</text:p>
          </table:table-cell>
          <table:table-cell table:formula="of:=[.$C$1]/[.J26]*2*PI()" office:value-type="float" office:value="0" calcext:value-type="float">
            <text:p>0</text:p>
          </table:table-cell>
          <table:table-cell table:formula="of:=COMPLEX(0;TAN([.K26]))" office:value-type="string" office:string-value="0" calcext:value-type="string">
            <text:p>0</text:p>
          </table:table-cell>
          <table:table-cell table:formula="of:=IMPRODUCT(IMDIV(IMSUB([.I26];[.$C$2]); IMSUM([.I26]; [.$C$2])); 1-[.$F$1])" office:value-type="string" office:string-value="-0.8059048965687+0.495762168100023i" calcext:value-type="string">
            <text:p>-0.8059048965687+0.495762168100023i</text:p>
          </table:table-cell>
          <table:table-cell table:formula="of:=IMDIV(IMSUM(1;[.M26]);IMSUB(1;[.M26]))" office:value-type="string" office:string-value="0.0298645570346449+0.282721358480708i" calcext:value-type="string">
            <text:p>0.0298645570346449+0.282721358480708i</text:p>
          </table:table-cell>
          <table:table-cell table:formula="of:=IMSUM([.N26];[.L26])" office:value-type="string" office:string-value="0.0298645570346449+0.282721358480708i" calcext:value-type="string">
            <text:p>0.0298645570346449+0.282721358480708i</text:p>
          </table:table-cell>
          <table:table-cell table:formula="of:=IMSUM(1;IMPRODUCT([.L26];[.N26]))" office:value-type="string" office:string-value="1" calcext:value-type="string">
            <text:p>1</text:p>
          </table:table-cell>
          <table:table-cell table:formula="of:=IMPRODUCT([.$C$2];[.O26];IMDIV(1;[.P26]))" office:value-type="string" office:string-value="1.49322785173225+14.1360679240354i" calcext:value-type="string">
            <text:p>1.49322785173225+14.1360679240354i</text:p>
          </table:table-cell>
          <table:table-cell table:formula="of:=IMDIV(IMPRODUCT([.Q26];[.$F$10]);IMSUM([.Q26];[.$F$10]))" office:value-type="string" office:string-value="1.49342544972491+14.1360257045223i" calcext:value-type="string">
            <text:p>1.49342544972491+14.1360257045223i</text:p>
          </table:table-cell>
          <table:table-cell table:formula="of:=[.B26]" office:value-type="float" office:value="7009" calcext:value-type="float">
            <text:p>7009</text:p>
          </table:table-cell>
          <table:table-cell table:formula="of:=IMREAL([.R26])" office:value-type="float" office:value="1.49342544972491" calcext:value-type="float">
            <text:p>1.4934254497</text:p>
          </table:table-cell>
          <table:table-cell table:formula="of:=IMAGINARY([.R26])" office:value-type="float" office:value="14.1360257045223" calcext:value-type="float">
            <text:p>14.1360257045</text:p>
          </table:table-cell>
          <table:table-cell table:formula="of:=IMABS([.R26])" office:value-type="float" office:value="14.2146945902049" calcext:value-type="float">
            <text:p>14.2146945902</text:p>
          </table:table-cell>
        </table:table-row>
        <table:table-row table:style-name="ro1">
          <table:table-cell/>
          <table:table-cell table:formula="of:=[.B26]+[.$C$11]" office:value-type="float" office:value="7010.5" calcext:value-type="float">
            <text:p>7010.5</text:p>
          </table:table-cell>
          <table:table-cell table:formula="of:=COMPLEX([.$C$3]/1000;6.284*[.B27]*[.$C$4]/1000)" office:value-type="string" office:string-value="1.3+187.2294235i" calcext:value-type="string">
            <text:p>1.3+187.2294235i</text:p>
          </table:table-cell>
          <table:table-cell table:formula="of:=COMPLEX(0;-1/6.284/[.B27]/[.$C$5]*1000000000)" office:value-type="string" office:string-value="-194.012167776537i" calcext:value-type="string">
            <text:p>-194.012167776537i</text:p>
          </table:table-cell>
          <table:table-cell table:formula="of:=IMSUM([.C27];[.D27])" office:value-type="string" office:string-value="1.3-6.78274427653702i" calcext:value-type="string">
            <text:p>1.3-6.78274427653702i</text:p>
          </table:table-cell>
          <table:table-cell table:formula="of:=COMPLEX(0; 6.284*[.B27]*[.$C$6]/1000)" office:value-type="string" office:string-value="7.48917694i" calcext:value-type="string">
            <text:p>7.48917694i</text:p>
          </table:table-cell>
          <table:table-cell table:formula="of:=IMDIV(IMPRODUCT(-1;[.F27];[.F27]);[.E27])" office:value-type="string" office:string-value="1.52873791621004+7.97618334730675i" calcext:value-type="string">
            <text:p>1.52873791621004+7.97618334730675i</text:p>
          </table:table-cell>
          <table:table-cell table:formula="of:=COMPLEX(0;-1000000000/6.284/[.$F$12]/[.B27]+6.284*[.F$14]*[.B27]*0.001)" office:value-type="string" office:string-value="6.26707846197817i" calcext:value-type="string">
            <text:p>6.26707846197817i</text:p>
          </table:table-cell>
          <table:table-cell table:formula="of:=IMSUM([.G27];[.H27])" office:value-type="string" office:string-value="1.52873791621004+14.2432618092849i" calcext:value-type="string">
            <text:p>1.52873791621004+14.2432618092849i</text:p>
          </table:table-cell>
          <table:table-cell table:formula="of:=300000/[.B27]" office:value-type="float" office:value="42.7929534270024" calcext:value-type="float">
            <text:p>42.792953427</text:p>
          </table:table-cell>
          <table:table-cell table:formula="of:=[.$C$1]/[.J27]*2*PI()" office:value-type="float" office:value="0" calcext:value-type="float">
            <text:p>0</text:p>
          </table:table-cell>
          <table:table-cell table:formula="of:=COMPLEX(0;TAN([.K27]))" office:value-type="string" office:string-value="0" calcext:value-type="string">
            <text:p>0</text:p>
          </table:table-cell>
          <table:table-cell table:formula="of:=IMPRODUCT(IMDIV(IMSUB([.I27];[.$C$2]); IMSUM([.I27]; [.$C$2])); 1-[.$F$1])" office:value-type="string" office:string-value="-0.802913626963711+0.498350470957164i" calcext:value-type="string">
            <text:p>-0.802913626963711+0.498350470957164i</text:p>
          </table:table-cell>
          <table:table-cell table:formula="of:=IMDIV(IMSUM(1;[.M27]);IMSUB(1;[.M27]))" office:value-type="string" office:string-value="0.0305747583242002+0.284865236185698i" calcext:value-type="string">
            <text:p>0.0305747583242002+0.284865236185698i</text:p>
          </table:table-cell>
          <table:table-cell table:formula="of:=IMSUM([.N27];[.L27])" office:value-type="string" office:string-value="0.0305747583242002+0.284865236185698i" calcext:value-type="string">
            <text:p>0.0305747583242002+0.284865236185698i</text:p>
          </table:table-cell>
          <table:table-cell table:formula="of:=IMSUM(1;IMPRODUCT([.L27];[.N27]))" office:value-type="string" office:string-value="1" calcext:value-type="string">
            <text:p>1</text:p>
          </table:table-cell>
          <table:table-cell table:formula="of:=IMPRODUCT([.$C$2];[.O27];IMDIV(1;[.P27]))" office:value-type="string" office:string-value="1.52873791621001+14.2432618092849i" calcext:value-type="string">
            <text:p>1.52873791621001+14.2432618092849i</text:p>
          </table:table-cell>
          <table:table-cell table:formula="of:=IMDIV(IMPRODUCT([.Q27];[.$F$10]);IMSUM([.Q27];[.$F$10]))" office:value-type="string" office:string-value="1.52893844895101+14.2432182580229i" calcext:value-type="string">
            <text:p>1.52893844895101+14.2432182580229i</text:p>
          </table:table-cell>
          <table:table-cell table:formula="of:=[.B27]" office:value-type="float" office:value="7010.5" calcext:value-type="float">
            <text:p>7010.5</text:p>
          </table:table-cell>
          <table:table-cell table:formula="of:=IMREAL([.R27])" office:value-type="float" office:value="1.52893844895101" calcext:value-type="float">
            <text:p>1.528938449</text:p>
          </table:table-cell>
          <table:table-cell table:formula="of:=IMAGINARY([.R27])" office:value-type="float" office:value="14.2432182580229" calcext:value-type="float">
            <text:p>14.243218258</text:p>
          </table:table-cell>
          <table:table-cell table:formula="of:=IMABS([.R27])" office:value-type="float" office:value="14.3250451701332" calcext:value-type="float">
            <text:p>14.3250451701</text:p>
          </table:table-cell>
        </table:table-row>
        <table:table-row table:style-name="ro1">
          <table:table-cell/>
          <table:table-cell table:formula="of:=[.B27]+[.$C$11]" office:value-type="float" office:value="7012" calcext:value-type="float">
            <text:p>7012</text:p>
          </table:table-cell>
          <table:table-cell table:formula="of:=COMPLEX([.$C$3]/1000;6.284*[.B28]*[.$C$4]/1000)" office:value-type="string" office:string-value="1.3+187.269484i" calcext:value-type="string">
            <text:p>1.3+187.269484i</text:p>
          </table:table-cell>
          <table:table-cell table:formula="of:=COMPLEX(0;-1/6.284/[.B28]/[.$C$5]*1000000000)" office:value-type="string" office:string-value="-193.970664888393i" calcext:value-type="string">
            <text:p>-193.970664888393i</text:p>
          </table:table-cell>
          <table:table-cell table:formula="of:=IMSUM([.C28];[.D28])" office:value-type="string" office:string-value="1.3-6.701180888393i" calcext:value-type="string">
            <text:p>1.3-6.701180888393i</text:p>
          </table:table-cell>
          <table:table-cell table:formula="of:=COMPLEX(0; 6.284*[.B28]*[.$C$6]/1000)" office:value-type="string" office:string-value="7.49077936i" calcext:value-type="string">
            <text:p>7.49077936i</text:p>
          </table:table-cell>
          <table:table-cell table:formula="of:=IMDIV(IMPRODUCT(-1;[.F28];[.F28]);[.E28])" office:value-type="string" office:string-value="1.56549020385921+8.06971771928292i" calcext:value-type="string">
            <text:p>1.56549020385921+8.06971771928292i</text:p>
          </table:table-cell>
          <table:table-cell table:formula="of:=COMPLEX(0;-1000000000/6.284/[.$F$12]/[.B28]+6.284*[.F$14]*[.B28]*0.001)" office:value-type="string" office:string-value="6.28270280008527i" calcext:value-type="string">
            <text:p>6.28270280008527i</text:p>
          </table:table-cell>
          <table:table-cell table:formula="of:=IMSUM([.G28];[.H28])" office:value-type="string" office:string-value="1.56549020385921+14.3524205193682i" calcext:value-type="string">
            <text:p>1.56549020385921+14.3524205193682i</text:p>
          </table:table-cell>
          <table:table-cell table:formula="of:=300000/[.B28]" office:value-type="float" office:value="42.7837992013691" calcext:value-type="float">
            <text:p>42.7837992014</text:p>
          </table:table-cell>
          <table:table-cell table:formula="of:=[.$C$1]/[.J28]*2*PI()" office:value-type="float" office:value="0" calcext:value-type="float">
            <text:p>0</text:p>
          </table:table-cell>
          <table:table-cell table:formula="of:=COMPLEX(0;TAN([.K28]))" office:value-type="string" office:string-value="0" calcext:value-type="string">
            <text:p>0</text:p>
          </table:table-cell>
          <table:table-cell table:formula="of:=IMPRODUCT(IMDIV(IMSUB([.I28];[.$C$2]); IMSUM([.I28]; [.$C$2])); 1-[.$F$1])" office:value-type="string" office:string-value="-0.799847769849353+0.500958527914695i" calcext:value-type="string">
            <text:p>-0.799847769849353+0.500958527914695i</text:p>
          </table:table-cell>
          <table:table-cell table:formula="of:=IMDIV(IMSUM(1;[.M28]);IMSUB(1;[.M28]))" office:value-type="string" office:string-value="0.031309804077184+0.287048410387364i" calcext:value-type="string">
            <text:p>0.031309804077184+0.287048410387364i</text:p>
          </table:table-cell>
          <table:table-cell table:formula="of:=IMSUM([.N28];[.L28])" office:value-type="string" office:string-value="0.031309804077184+0.287048410387364i" calcext:value-type="string">
            <text:p>0.031309804077184+0.287048410387364i</text:p>
          </table:table-cell>
          <table:table-cell table:formula="of:=IMSUM(1;IMPRODUCT([.L28];[.N28]))" office:value-type="string" office:string-value="1" calcext:value-type="string">
            <text:p>1</text:p>
          </table:table-cell>
          <table:table-cell table:formula="of:=IMPRODUCT([.$C$2];[.O28];IMDIV(1;[.P28]))" office:value-type="string" office:string-value="1.5654902038592+14.3524205193682i" calcext:value-type="string">
            <text:p>1.5654902038592+14.3524205193682i</text:p>
          </table:table-cell>
          <table:table-cell table:formula="of:=IMDIV(IMPRODUCT([.Q28];[.$F$10]);IMSUM([.Q28];[.$F$10]))" office:value-type="string" office:string-value="1.5656937443143+14.3523755793249i" calcext:value-type="string">
            <text:p>1.5656937443143+14.3523755793249i</text:p>
          </table:table-cell>
          <table:table-cell table:formula="of:=[.B28]" office:value-type="float" office:value="7012" calcext:value-type="float">
            <text:p>7012</text:p>
          </table:table-cell>
          <table:table-cell table:formula="of:=IMREAL([.R28])" office:value-type="float" office:value="1.5656937443143" calcext:value-type="float">
            <text:p>1.5656937443</text:p>
          </table:table-cell>
          <table:table-cell table:formula="of:=IMAGINARY([.R28])" office:value-type="float" office:value="14.3523755793249" calcext:value-type="float">
            <text:p>14.3523755793</text:p>
          </table:table-cell>
          <table:table-cell table:formula="of:=IMABS([.R28])" office:value-type="float" office:value="14.4375233911841" calcext:value-type="float">
            <text:p>14.4375233912</text:p>
          </table:table-cell>
        </table:table-row>
        <table:table-row table:style-name="ro1">
          <table:table-cell/>
          <table:table-cell table:formula="of:=[.B28]+[.$C$11]" office:value-type="float" office:value="7013.5" calcext:value-type="float">
            <text:p>7013.5</text:p>
          </table:table-cell>
          <table:table-cell table:formula="of:=COMPLEX([.$C$3]/1000;6.284*[.B29]*[.$C$4]/1000)" office:value-type="string" office:string-value="1.3+187.3095445i" calcext:value-type="string">
            <text:p>1.3+187.3095445i</text:p>
          </table:table-cell>
          <table:table-cell table:formula="of:=COMPLEX(0;-1/6.284/[.B29]/[.$C$5]*1000000000)" office:value-type="string" office:string-value="-193.929179752964i" calcext:value-type="string">
            <text:p>-193.929179752964i</text:p>
          </table:table-cell>
          <table:table-cell table:formula="of:=IMSUM([.C29];[.D29])" office:value-type="string" office:string-value="1.3-6.619635252964i" calcext:value-type="string">
            <text:p>1.3-6.619635252964i</text:p>
          </table:table-cell>
          <table:table-cell table:formula="of:=COMPLEX(0; 6.284*[.B29]*[.$C$6]/1000)" office:value-type="string" office:string-value="7.49238178i" calcext:value-type="string">
            <text:p>7.49238178i</text:p>
          </table:table-cell>
          <table:table-cell table:formula="of:=IMDIV(IMPRODUCT(-1;[.F29];[.F29]);[.E29])" office:value-type="string" office:string-value="1.60354226031315+8.16528067383577i" calcext:value-type="string">
            <text:p>1.60354226031315+8.16528067383577i</text:p>
          </table:table-cell>
          <table:table-cell table:formula="of:=COMPLEX(0;-1000000000/6.284/[.$F$12]/[.B29]+6.284*[.F$14]*[.B29]*0.001)" office:value-type="string" office:string-value="6.29832408368117i" calcext:value-type="string">
            <text:p>6.29832408368117i</text:p>
          </table:table-cell>
          <table:table-cell table:formula="of:=IMSUM([.G29];[.H29])" office:value-type="string" office:string-value="1.60354226031315+14.4636047575169i" calcext:value-type="string">
            <text:p>1.60354226031315+14.4636047575169i</text:p>
          </table:table-cell>
          <table:table-cell table:formula="of:=300000/[.B29]" office:value-type="float" office:value="42.7746488914237" calcext:value-type="float">
            <text:p>42.7746488914</text:p>
          </table:table-cell>
          <table:table-cell table:formula="of:=[.$C$1]/[.J29]*2*PI()" office:value-type="float" office:value="0" calcext:value-type="float">
            <text:p>0</text:p>
          </table:table-cell>
          <table:table-cell table:formula="of:=COMPLEX(0;TAN([.K29]))" office:value-type="string" office:string-value="0" calcext:value-type="string">
            <text:p>0</text:p>
          </table:table-cell>
          <table:table-cell table:formula="of:=IMPRODUCT(IMDIV(IMSUB([.I29];[.$C$2]); IMSUM([.I29]; [.$C$2])); 1-[.$F$1])" office:value-type="string" office:string-value="-0.796704749542544+0.503586114926892i" calcext:value-type="string">
            <text:p>-0.796704749542544+0.503586114926892i</text:p>
          </table:table-cell>
          <table:table-cell table:formula="of:=IMDIV(IMSUM(1;[.M29]);IMSUB(1;[.M29]))" office:value-type="string" office:string-value="0.0320708452062621+0.289272095150339i" calcext:value-type="string">
            <text:p>0.0320708452062621+0.289272095150339i</text:p>
          </table:table-cell>
          <table:table-cell table:formula="of:=IMSUM([.N29];[.L29])" office:value-type="string" office:string-value="0.0320708452062621+0.289272095150339i" calcext:value-type="string">
            <text:p>0.0320708452062621+0.289272095150339i</text:p>
          </table:table-cell>
          <table:table-cell table:formula="of:=IMSUM(1;IMPRODUCT([.L29];[.N29]))" office:value-type="string" office:string-value="1" calcext:value-type="string">
            <text:p>1</text:p>
          </table:table-cell>
          <table:table-cell table:formula="of:=IMPRODUCT([.$C$2];[.O29];IMDIV(1;[.P29]))" office:value-type="string" office:string-value="1.60354226031311+14.463604757517i" calcext:value-type="string">
            <text:p>1.60354226031311+14.463604757517i</text:p>
          </table:table-cell>
          <table:table-cell table:formula="of:=IMDIV(IMPRODUCT([.Q29];[.$F$10]);IMSUM([.Q29];[.$F$10]))" office:value-type="string" office:string-value="1.60374888403225+14.4635583685535i" calcext:value-type="string">
            <text:p>1.60374888403225+14.4635583685535i</text:p>
          </table:table-cell>
          <table:table-cell table:formula="of:=[.B29]" office:value-type="float" office:value="7013.5" calcext:value-type="float">
            <text:p>7013.5</text:p>
          </table:table-cell>
          <table:table-cell table:formula="of:=IMREAL([.R29])" office:value-type="float" office:value="1.60374888403225" calcext:value-type="float">
            <text:p>1.603748884</text:p>
          </table:table-cell>
          <table:table-cell table:formula="of:=IMAGINARY([.R29])" office:value-type="float" office:value="14.4635583685535" calcext:value-type="float">
            <text:p>14.4635583686</text:p>
          </table:table-cell>
          <table:table-cell table:formula="of:=IMABS([.R29])" office:value-type="float" office:value="14.5522002172726" calcext:value-type="float">
            <text:p>14.5522002173</text:p>
          </table:table-cell>
        </table:table-row>
        <table:table-row table:style-name="ro1">
          <table:table-cell/>
          <table:table-cell table:formula="of:=[.B29]+[.$C$11]" office:value-type="float" office:value="7015" calcext:value-type="float">
            <text:p>7015</text:p>
          </table:table-cell>
          <table:table-cell table:formula="of:=COMPLEX([.$C$3]/1000;6.284*[.B30]*[.$C$4]/1000)" office:value-type="string" office:string-value="1.3+187.349605i" calcext:value-type="string">
            <text:p>1.3+187.349605i</text:p>
          </table:table-cell>
          <table:table-cell table:formula="of:=COMPLEX(0;-1/6.284/[.B30]/[.$C$5]*1000000000)" office:value-type="string" office:string-value="-193.887712358862i" calcext:value-type="string">
            <text:p>-193.887712358862i</text:p>
          </table:table-cell>
          <table:table-cell table:formula="of:=IMSUM([.C30];[.D30])" office:value-type="string" office:string-value="1.3-6.53810735886199i" calcext:value-type="string">
            <text:p>1.3-6.53810735886199i</text:p>
          </table:table-cell>
          <table:table-cell table:formula="of:=COMPLEX(0; 6.284*[.B30]*[.$C$6]/1000)" office:value-type="string" office:string-value="7.4939842i" calcext:value-type="string">
            <text:p>7.4939842i</text:p>
          </table:table-cell>
          <table:table-cell table:formula="of:=IMDIV(IMPRODUCT(-1;[.F30];[.F30]);[.E30])" office:value-type="string" office:string-value="1.64295494622482+8.26293524937783i" calcext:value-type="string">
            <text:p>1.64295494622482+8.26293524937783i</text:p>
          </table:table-cell>
          <table:table-cell table:formula="of:=COMPLEX(0;-1000000000/6.284/[.$F$12]/[.B30]+6.284*[.F$14]*[.B30]*0.001)" office:value-type="string" office:string-value="6.3139423147253i" calcext:value-type="string">
            <text:p>6.3139423147253i</text:p>
          </table:table-cell>
          <table:table-cell table:formula="of:=IMSUM([.G30];[.H30])" office:value-type="string" office:string-value="1.64295494622482+14.5768775641031i" calcext:value-type="string">
            <text:p>1.64295494622482+14.5768775641031i</text:p>
          </table:table-cell>
          <table:table-cell table:formula="of:=300000/[.B30]" office:value-type="float" office:value="42.7655024946543" calcext:value-type="float">
            <text:p>42.7655024947</text:p>
          </table:table-cell>
          <table:table-cell table:formula="of:=[.$C$1]/[.J30]*2*PI()" office:value-type="float" office:value="0" calcext:value-type="float">
            <text:p>0</text:p>
          </table:table-cell>
          <table:table-cell table:formula="of:=COMPLEX(0;TAN([.K30]))" office:value-type="string" office:string-value="0" calcext:value-type="string">
            <text:p>0</text:p>
          </table:table-cell>
          <table:table-cell table:formula="of:=IMPRODUCT(IMDIV(IMSUB([.I30];[.$C$2]); IMSUM([.I30]; [.$C$2])); 1-[.$F$1])" office:value-type="string" office:string-value="-0.793481884388652+0.506232957997719i" calcext:value-type="string">
            <text:p>-0.793481884388652+0.506232957997719i</text:p>
          </table:table-cell>
          <table:table-cell table:formula="of:=IMDIV(IMSUM(1;[.M30]);IMSUB(1;[.M30]))" office:value-type="string" office:string-value="0.0328590989244959+0.291537551282062i" calcext:value-type="string">
            <text:p>0.0328590989244959+0.291537551282062i</text:p>
          </table:table-cell>
          <table:table-cell table:formula="of:=IMSUM([.N30];[.L30])" office:value-type="string" office:string-value="0.0328590989244959+0.291537551282062i" calcext:value-type="string">
            <text:p>0.0328590989244959+0.291537551282062i</text:p>
          </table:table-cell>
          <table:table-cell table:formula="of:=IMSUM(1;IMPRODUCT([.L30];[.N30]))" office:value-type="string" office:string-value="1" calcext:value-type="string">
            <text:p>1</text:p>
          </table:table-cell>
          <table:table-cell table:formula="of:=IMPRODUCT([.$C$2];[.O30];IMDIV(1;[.P30]))" office:value-type="string" office:string-value="1.6429549462248+14.5768775641031i" calcext:value-type="string">
            <text:p>1.6429549462248+14.5768775641031i</text:p>
          </table:table-cell>
          <table:table-cell table:formula="of:=IMDIV(IMPRODUCT([.Q30];[.$F$10]);IMSUM([.Q30];[.$F$10]))" office:value-type="string" office:string-value="1.64316473145022+14.5768296627696i" calcext:value-type="string">
            <text:p>1.64316473145022+14.5768296627696i</text:p>
          </table:table-cell>
          <table:table-cell table:formula="of:=[.B30]" office:value-type="float" office:value="7015" calcext:value-type="float">
            <text:p>7015</text:p>
          </table:table-cell>
          <table:table-cell table:formula="of:=IMREAL([.R30])" office:value-type="float" office:value="1.64316473145022" calcext:value-type="float">
            <text:p>1.6431647315</text:p>
          </table:table-cell>
          <table:table-cell table:formula="of:=IMAGINARY([.R30])" office:value-type="float" office:value="14.5768296627696" calcext:value-type="float">
            <text:p>14.5768296628</text:p>
          </table:table-cell>
          <table:table-cell table:formula="of:=IMABS([.R30])" office:value-type="float" office:value="14.6691497146931" calcext:value-type="float">
            <text:p>14.6691497147</text:p>
          </table:table-cell>
        </table:table-row>
        <table:table-row table:style-name="ro1">
          <table:table-cell/>
          <table:table-cell table:formula="of:=[.B30]+[.$C$11]" office:value-type="float" office:value="7016.5" calcext:value-type="float">
            <text:p>7016.5</text:p>
          </table:table-cell>
          <table:table-cell table:formula="of:=COMPLEX([.$C$3]/1000;6.284*[.B31]*[.$C$4]/1000)" office:value-type="string" office:string-value="1.3+187.3896655i" calcext:value-type="string">
            <text:p>1.3+187.3896655i</text:p>
          </table:table-cell>
          <table:table-cell table:formula="of:=COMPLEX(0;-1/6.284/[.B31]/[.$C$5]*1000000000)" office:value-type="string" office:string-value="-193.846262694707i" calcext:value-type="string">
            <text:p>-193.846262694707i</text:p>
          </table:table-cell>
          <table:table-cell table:formula="of:=IMSUM([.C31];[.D31])" office:value-type="string" office:string-value="1.3-6.456597194707i" calcext:value-type="string">
            <text:p>1.3-6.456597194707i</text:p>
          </table:table-cell>
          <table:table-cell table:formula="of:=COMPLEX(0; 6.284*[.B31]*[.$C$6]/1000)" office:value-type="string" office:string-value="7.49558662i" calcext:value-type="string">
            <text:p>7.49558662i</text:p>
          </table:table-cell>
          <table:table-cell table:formula="of:=IMDIV(IMPRODUCT(-1;[.F31];[.F31]);[.E31])" office:value-type="string" office:string-value="1.68379266509632+8.36274692148394i" calcext:value-type="string">
            <text:p>1.68379266509632+8.36274692148394i</text:p>
          </table:table-cell>
          <table:table-cell table:formula="of:=COMPLEX(0;-1000000000/6.284/[.$F$12]/[.B31]+6.284*[.F$14]*[.B31]*0.001)" office:value-type="string" office:string-value="6.32955749517536i" calcext:value-type="string">
            <text:p>6.32955749517536i</text:p>
          </table:table-cell>
          <table:table-cell table:formula="of:=IMSUM([.G31];[.H31])" office:value-type="string" office:string-value="1.68379266509632+14.6923044166593i" calcext:value-type="string">
            <text:p>1.68379266509632+14.6923044166593i</text:p>
          </table:table-cell>
          <table:table-cell table:formula="of:=300000/[.B31]" office:value-type="float" office:value="42.7563600085513" calcext:value-type="float">
            <text:p>42.7563600086</text:p>
          </table:table-cell>
          <table:table-cell table:formula="of:=[.$C$1]/[.J31]*2*PI()" office:value-type="float" office:value="0" calcext:value-type="float">
            <text:p>0</text:p>
          </table:table-cell>
          <table:table-cell table:formula="of:=COMPLEX(0;TAN([.K31]))" office:value-type="string" office:string-value="0" calcext:value-type="string">
            <text:p>0</text:p>
          </table:table-cell>
          <table:table-cell table:formula="of:=IMPRODUCT(IMDIV(IMSUB([.I31];[.$C$2]); IMSUM([.I31]; [.$C$2])); 1-[.$F$1])" office:value-type="string" office:string-value="-0.790176382080731+0.508898728378468i" calcext:value-type="string">
            <text:p>-0.790176382080731+0.508898728378468i</text:p>
          </table:table-cell>
          <table:table-cell table:formula="of:=IMDIV(IMSUM(1;[.M31]);IMSUB(1;[.M31]))" office:value-type="string" office:string-value="0.0336758533019261+0.293846088333186i" calcext:value-type="string">
            <text:p>0.0336758533019261+0.293846088333186i</text:p>
          </table:table-cell>
          <table:table-cell table:formula="of:=IMSUM([.N31];[.L31])" office:value-type="string" office:string-value="0.0336758533019261+0.293846088333186i" calcext:value-type="string">
            <text:p>0.0336758533019261+0.293846088333186i</text:p>
          </table:table-cell>
          <table:table-cell table:formula="of:=IMSUM(1;IMPRODUCT([.L31];[.N31]))" office:value-type="string" office:string-value="1" calcext:value-type="string">
            <text:p>1</text:p>
          </table:table-cell>
          <table:table-cell table:formula="of:=IMPRODUCT([.$C$2];[.O31];IMDIV(1;[.P31]))" office:value-type="string" office:string-value="1.68379266509631+14.6923044166593i" calcext:value-type="string">
            <text:p>1.68379266509631+14.6923044166593i</text:p>
          </table:table-cell>
          <table:table-cell table:formula="of:=IMDIV(IMPRODUCT([.Q31];[.$F$10]);IMSUM([.Q31];[.$F$10]))" office:value-type="string" office:string-value="1.68400569287498+14.6922549359744i" calcext:value-type="string">
            <text:p>1.68400569287498+14.6922549359744i</text:p>
          </table:table-cell>
          <table:table-cell table:formula="of:=[.B31]" office:value-type="float" office:value="7016.5" calcext:value-type="float">
            <text:p>7016.5</text:p>
          </table:table-cell>
          <table:table-cell table:formula="of:=IMREAL([.R31])" office:value-type="float" office:value="1.68400569287498" calcext:value-type="float">
            <text:p>1.6840056929</text:p>
          </table:table-cell>
          <table:table-cell table:formula="of:=IMAGINARY([.R31])" office:value-type="float" office:value="14.6922549359744" calcext:value-type="float">
            <text:p>14.692254936</text:p>
          </table:table-cell>
          <table:table-cell table:formula="of:=IMABS([.R31])" office:value-type="float" office:value="14.788449218133" calcext:value-type="float">
            <text:p>14.7884492181</text:p>
          </table:table-cell>
        </table:table-row>
        <table:table-row table:style-name="ro1">
          <table:table-cell/>
          <table:table-cell table:formula="of:=[.B31]+[.$C$11]" office:value-type="float" office:value="7018" calcext:value-type="float">
            <text:p>7018</text:p>
          </table:table-cell>
          <table:table-cell table:formula="of:=COMPLEX([.$C$3]/1000;6.284*[.B32]*[.$C$4]/1000)" office:value-type="string" office:string-value="1.3+187.429726i" calcext:value-type="string">
            <text:p>1.3+187.429726i</text:p>
          </table:table-cell>
          <table:table-cell table:formula="of:=COMPLEX(0;-1/6.284/[.B32]/[.$C$5]*1000000000)" office:value-type="string" office:string-value="-193.804830749133i" calcext:value-type="string">
            <text:p>-193.804830749133i</text:p>
          </table:table-cell>
          <table:table-cell table:formula="of:=IMSUM([.C32];[.D32])" office:value-type="string" office:string-value="1.3-6.37510474913302i" calcext:value-type="string">
            <text:p>1.3-6.37510474913302i</text:p>
          </table:table-cell>
          <table:table-cell table:formula="of:=COMPLEX(0; 6.284*[.B32]*[.$C$6]/1000)" office:value-type="string" office:string-value="7.49718904i" calcext:value-type="string">
            <text:p>7.49718904i</text:p>
          </table:table-cell>
          <table:table-cell table:formula="of:=IMDIV(IMPRODUCT(-1;[.F32];[.F32]);[.E32])" office:value-type="string" office:string-value="1.72612360923381+8.46478370678238i" calcext:value-type="string">
            <text:p>1.72612360923381+8.46478370678238i</text:p>
          </table:table-cell>
          <table:table-cell table:formula="of:=COMPLEX(0;-1000000000/6.284/[.$F$12]/[.B32]+6.284*[.F$14]*[.B32]*0.001)" office:value-type="string" office:string-value="6.34516962698746i" calcext:value-type="string">
            <text:p>6.34516962698746i</text:p>
          </table:table-cell>
          <table:table-cell table:formula="of:=IMSUM([.G32];[.H32])" office:value-type="string" office:string-value="1.72612360923381+14.8099533337698i" calcext:value-type="string">
            <text:p>1.72612360923381+14.8099533337698i</text:p>
          </table:table-cell>
          <table:table-cell table:formula="of:=300000/[.B32]" office:value-type="float" office:value="42.747221430607" calcext:value-type="float">
            <text:p>42.7472214306</text:p>
          </table:table-cell>
          <table:table-cell table:formula="of:=[.$C$1]/[.J32]*2*PI()" office:value-type="float" office:value="0" calcext:value-type="float">
            <text:p>0</text:p>
          </table:table-cell>
          <table:table-cell table:formula="of:=COMPLEX(0;TAN([.K32]))" office:value-type="string" office:string-value="0" calcext:value-type="string">
            <text:p>0</text:p>
          </table:table-cell>
          <table:table-cell table:formula="of:=IMPRODUCT(IMDIV(IMSUB([.I32];[.$C$2]); IMSUM([.I32]; [.$C$2])); 1-[.$F$1])" office:value-type="string" office:string-value="-0.786785334793045+0.511583037338321i" calcext:value-type="string">
            <text:p>-0.786785334793045+0.511583037338321i</text:p>
          </table:table-cell>
          <table:table-cell table:formula="of:=IMDIV(IMSUM(1;[.M32]);IMSUB(1;[.M32]))" office:value-type="string" office:string-value="0.0345224721846759+0.296199066675397i" calcext:value-type="string">
            <text:p>0.0345224721846759+0.296199066675397i</text:p>
          </table:table-cell>
          <table:table-cell table:formula="of:=IMSUM([.N32];[.L32])" office:value-type="string" office:string-value="0.0345224721846759+0.296199066675397i" calcext:value-type="string">
            <text:p>0.0345224721846759+0.296199066675397i</text:p>
          </table:table-cell>
          <table:table-cell table:formula="of:=IMSUM(1;IMPRODUCT([.L32];[.N32]))" office:value-type="string" office:string-value="1" calcext:value-type="string">
            <text:p>1</text:p>
          </table:table-cell>
          <table:table-cell table:formula="of:=IMPRODUCT([.$C$2];[.O32];IMDIV(1;[.P32]))" office:value-type="string" office:string-value="1.7261236092338+14.8099533337698i" calcext:value-type="string">
            <text:p>1.7261236092338+14.8099533337698i</text:p>
          </table:table-cell>
          <table:table-cell table:formula="of:=IMDIV(IMPRODUCT([.Q32];[.$F$10]);IMSUM([.Q32];[.$F$10]))" office:value-type="string" office:string-value="1.72633996353449+14.8099022029825i" calcext:value-type="string">
            <text:p>1.72633996353449+14.8099022029825i</text:p>
          </table:table-cell>
          <table:table-cell table:formula="of:=[.B32]" office:value-type="float" office:value="7018" calcext:value-type="float">
            <text:p>7018</text:p>
          </table:table-cell>
          <table:table-cell table:formula="of:=IMREAL([.R32])" office:value-type="float" office:value="1.72633996353449" calcext:value-type="float">
            <text:p>1.7263399635</text:p>
          </table:table-cell>
          <table:table-cell table:formula="of:=IMAGINARY([.R32])" office:value-type="float" office:value="14.8099022029825" calcext:value-type="float">
            <text:p>14.809902203</text:p>
          </table:table-cell>
          <table:table-cell table:formula="of:=IMABS([.R32])" office:value-type="float" office:value="14.9101795070214" calcext:value-type="float">
            <text:p>14.910179507</text:p>
          </table:table-cell>
        </table:table-row>
        <table:table-row table:style-name="ro1">
          <table:table-cell/>
          <table:table-cell table:formula="of:=[.B32]+[.$C$11]" office:value-type="float" office:value="7019.5" calcext:value-type="float">
            <text:p>7019.5</text:p>
          </table:table-cell>
          <table:table-cell table:formula="of:=COMPLEX([.$C$3]/1000;6.284*[.B33]*[.$C$4]/1000)" office:value-type="string" office:string-value="1.3+187.4697865i" calcext:value-type="string">
            <text:p>1.3+187.4697865i</text:p>
          </table:table-cell>
          <table:table-cell table:formula="of:=COMPLEX(0;-1/6.284/[.B33]/[.$C$5]*1000000000)" office:value-type="string" office:string-value="-193.763416510779i" calcext:value-type="string">
            <text:p>-193.763416510779i</text:p>
          </table:table-cell>
          <table:table-cell table:formula="of:=IMSUM([.C33];[.D33])" office:value-type="string" office:string-value="1.3-6.293630010779i" calcext:value-type="string">
            <text:p>1.3-6.293630010779i</text:p>
          </table:table-cell>
          <table:table-cell table:formula="of:=COMPLEX(0; 6.284*[.B33]*[.$C$6]/1000)" office:value-type="string" office:string-value="7.49879146i" calcext:value-type="string">
            <text:p>7.49879146i</text:p>
          </table:table-cell>
          <table:table-cell table:formula="of:=IMDIV(IMPRODUCT(-1;[.F33];[.F33]);[.E33])" office:value-type="string" office:string-value="1.77002002546992+8.56911627075178i" calcext:value-type="string">
            <text:p>1.77002002546992+8.56911627075178i</text:p>
          </table:table-cell>
          <table:table-cell table:formula="of:=COMPLEX(0;-1000000000/6.284/[.$F$12]/[.B33]+6.284*[.F$14]*[.B33]*0.001)" office:value-type="string" office:string-value="6.36077871211596i" calcext:value-type="string">
            <text:p>6.36077871211596i</text:p>
          </table:table-cell>
          <table:table-cell table:formula="of:=IMSUM([.G33];[.H33])" office:value-type="string" office:string-value="1.77002002546992+14.9298949828677i" calcext:value-type="string">
            <text:p>1.77002002546992+14.9298949828677i</text:p>
          </table:table-cell>
          <table:table-cell table:formula="of:=300000/[.B33]" office:value-type="float" office:value="42.7380867583161" calcext:value-type="float">
            <text:p>42.7380867583</text:p>
          </table:table-cell>
          <table:table-cell table:formula="of:=[.$C$1]/[.J33]*2*PI()" office:value-type="float" office:value="0" calcext:value-type="float">
            <text:p>0</text:p>
          </table:table-cell>
          <table:table-cell table:formula="of:=COMPLEX(0;TAN([.K33]))" office:value-type="string" office:string-value="0" calcext:value-type="string">
            <text:p>0</text:p>
          </table:table-cell>
          <table:table-cell table:formula="of:=IMPRODUCT(IMDIV(IMSUB([.I33];[.$C$2]); IMSUM([.I33]; [.$C$2])); 1-[.$F$1])" office:value-type="string" office:string-value="-0.783305714126415+0.514285430470308i" calcext:value-type="string">
            <text:p>-0.783305714126415+0.514285430470308i</text:p>
          </table:table-cell>
          <table:table-cell table:formula="of:=IMDIV(IMSUM(1;[.M33]);IMSUB(1;[.M33]))" office:value-type="string" office:string-value="0.035400400509398+0.298597899657353i" calcext:value-type="string">
            <text:p>0.035400400509398+0.298597899657353i</text:p>
          </table:table-cell>
          <table:table-cell table:formula="of:=IMSUM([.N33];[.L33])" office:value-type="string" office:string-value="0.035400400509398+0.298597899657353i" calcext:value-type="string">
            <text:p>0.035400400509398+0.298597899657353i</text:p>
          </table:table-cell>
          <table:table-cell table:formula="of:=IMSUM(1;IMPRODUCT([.L33];[.N33]))" office:value-type="string" office:string-value="1" calcext:value-type="string">
            <text:p>1</text:p>
          </table:table-cell>
          <table:table-cell table:formula="of:=IMPRODUCT([.$C$2];[.O33];IMDIV(1;[.P33]))" office:value-type="string" office:string-value="1.7700200254699+14.9298949828677i" calcext:value-type="string">
            <text:p>1.7700200254699+14.9298949828677i</text:p>
          </table:table-cell>
          <table:table-cell table:formula="of:=IMDIV(IMPRODUCT([.Q33];[.$F$10]);IMSUM([.Q33];[.$F$10]))" office:value-type="string" office:string-value="1.77023979330484+14.929842127201i" calcext:value-type="string">
            <text:p>1.77023979330484+14.929842127201i</text:p>
          </table:table-cell>
          <table:table-cell table:formula="of:=[.B33]" office:value-type="float" office:value="7019.5" calcext:value-type="float">
            <text:p>7019.5</text:p>
          </table:table-cell>
          <table:table-cell table:formula="of:=IMREAL([.R33])" office:value-type="float" office:value="1.77023979330484" calcext:value-type="float">
            <text:p>1.7702397933</text:p>
          </table:table-cell>
          <table:table-cell table:formula="of:=IMAGINARY([.R33])" office:value-type="float" office:value="14.929842127201" calcext:value-type="float">
            <text:p>14.9298421272</text:p>
          </table:table-cell>
          <table:table-cell table:formula="of:=IMABS([.R33])" office:value-type="float" office:value="15.0344249929602" calcext:value-type="float">
            <text:p>15.034424993</text:p>
          </table:table-cell>
        </table:table-row>
        <table:table-row table:style-name="ro1">
          <table:table-cell/>
          <table:table-cell table:formula="of:=[.B33]+[.$C$11]" office:value-type="float" office:value="7021" calcext:value-type="float">
            <text:p>7021</text:p>
          </table:table-cell>
          <table:table-cell table:formula="of:=COMPLEX([.$C$3]/1000;6.284*[.B34]*[.$C$4]/1000)" office:value-type="string" office:string-value="1.3+187.509847i" calcext:value-type="string">
            <text:p>1.3+187.509847i</text:p>
          </table:table-cell>
          <table:table-cell table:formula="of:=COMPLEX(0;-1/6.284/[.B34]/[.$C$5]*1000000000)" office:value-type="string" office:string-value="-193.722019968297i" calcext:value-type="string">
            <text:p>-193.722019968297i</text:p>
          </table:table-cell>
          <table:table-cell table:formula="of:=IMSUM([.C34];[.D34])" office:value-type="string" office:string-value="1.3-6.21217296829698i" calcext:value-type="string">
            <text:p>1.3-6.21217296829698i</text:p>
          </table:table-cell>
          <table:table-cell table:formula="of:=COMPLEX(0; 6.284*[.B34]*[.$C$6]/1000)" office:value-type="string" office:string-value="7.50039388i" calcext:value-type="string">
            <text:p>7.50039388i</text:p>
          </table:table-cell>
          <table:table-cell table:formula="of:=IMDIV(IMPRODUCT(-1;[.F34];[.F34]);[.E34])" office:value-type="string" office:string-value="1.81555850243186+8.67581803936074i" calcext:value-type="string">
            <text:p>1.81555850243186+8.67581803936074i</text:p>
          </table:table-cell>
          <table:table-cell table:formula="of:=COMPLEX(0;-1000000000/6.284/[.$F$12]/[.B34]+6.284*[.F$14]*[.B34]*0.001)" office:value-type="string" office:string-value="6.37638475251359i" calcext:value-type="string">
            <text:p>6.37638475251359i</text:p>
          </table:table-cell>
          <table:table-cell table:formula="of:=IMSUM([.G34];[.H34])" office:value-type="string" office:string-value="1.81555850243186+15.0522027918743i" calcext:value-type="string">
            <text:p>1.81555850243186+15.0522027918743i</text:p>
          </table:table-cell>
          <table:table-cell table:formula="of:=300000/[.B34]" office:value-type="float" office:value="42.7289559891753" calcext:value-type="float">
            <text:p>42.7289559892</text:p>
          </table:table-cell>
          <table:table-cell table:formula="of:=[.$C$1]/[.J34]*2*PI()" office:value-type="float" office:value="0" calcext:value-type="float">
            <text:p>0</text:p>
          </table:table-cell>
          <table:table-cell table:formula="of:=COMPLEX(0;TAN([.K34]))" office:value-type="string" office:string-value="0" calcext:value-type="string">
            <text:p>0</text:p>
          </table:table-cell>
          <table:table-cell table:formula="of:=IMPRODUCT(IMDIV(IMSUB([.I34];[.$C$2]); IMSUM([.I34]; [.$C$2])); 1-[.$F$1])" office:value-type="string" office:string-value="-0.779734365865989+0.517005381490299i" calcext:value-type="string">
            <text:p>-0.779734365865989+0.517005381490299i</text:p>
          </table:table-cell>
          <table:table-cell table:formula="of:=IMDIV(IMSUM(1;[.M34]);IMSUB(1;[.M34]))" office:value-type="string" office:string-value="0.0363111700486379+0.301044055837486i" calcext:value-type="string">
            <text:p>0.0363111700486379+0.301044055837486i</text:p>
          </table:table-cell>
          <table:table-cell table:formula="of:=IMSUM([.N34];[.L34])" office:value-type="string" office:string-value="0.0363111700486379+0.301044055837486i" calcext:value-type="string">
            <text:p>0.0363111700486379+0.301044055837486i</text:p>
          </table:table-cell>
          <table:table-cell table:formula="of:=IMSUM(1;IMPRODUCT([.L34];[.N34]))" office:value-type="string" office:string-value="1" calcext:value-type="string">
            <text:p>1</text:p>
          </table:table-cell>
          <table:table-cell table:formula="of:=IMPRODUCT([.$C$2];[.O34];IMDIV(1;[.P34]))" office:value-type="string" office:string-value="1.8155585024319+15.0522027918743i" calcext:value-type="string">
            <text:p>1.8155585024319+15.0522027918743i</text:p>
          </table:table-cell>
          <table:table-cell table:formula="of:=IMDIV(IMPRODUCT([.Q34];[.$F$10]);IMSUM([.Q34];[.$F$10]))" office:value-type="string" office:string-value="1.81578177398328+15.0521481322487i" calcext:value-type="string">
            <text:p>1.81578177398328+15.0521481322487i</text:p>
          </table:table-cell>
          <table:table-cell table:formula="of:=[.B34]" office:value-type="float" office:value="7021" calcext:value-type="float">
            <text:p>7021</text:p>
          </table:table-cell>
          <table:table-cell table:formula="of:=IMREAL([.R34])" office:value-type="float" office:value="1.81578177398328" calcext:value-type="float">
            <text:p>1.815781774</text:p>
          </table:table-cell>
          <table:table-cell table:formula="of:=IMAGINARY([.R34])" office:value-type="float" office:value="15.0521481322487" calcext:value-type="float">
            <text:p>15.0521481322</text:p>
          </table:table-cell>
          <table:table-cell table:formula="of:=IMABS([.R34])" office:value-type="float" office:value="15.161273918965" calcext:value-type="float">
            <text:p>15.161273919</text:p>
          </table:table-cell>
        </table:table-row>
        <table:table-row table:style-name="ro1">
          <table:table-cell/>
          <table:table-cell table:formula="of:=[.B34]+[.$C$11]" office:value-type="float" office:value="7022.5" calcext:value-type="float">
            <text:p>7022.5</text:p>
          </table:table-cell>
          <table:table-cell table:formula="of:=COMPLEX([.$C$3]/1000;6.284*[.B35]*[.$C$4]/1000)" office:value-type="string" office:string-value="1.3+187.5499075i" calcext:value-type="string">
            <text:p>1.3+187.5499075i</text:p>
          </table:table-cell>
          <table:table-cell table:formula="of:=COMPLEX(0;-1/6.284/[.B35]/[.$C$5]*1000000000)" office:value-type="string" office:string-value="-193.680641110347i" calcext:value-type="string">
            <text:p>-193.680641110347i</text:p>
          </table:table-cell>
          <table:table-cell table:formula="of:=IMSUM([.C35];[.D35])" office:value-type="string" office:string-value="1.3-6.13073361034702i" calcext:value-type="string">
            <text:p>1.3-6.13073361034702i</text:p>
          </table:table-cell>
          <table:table-cell table:formula="of:=COMPLEX(0; 6.284*[.B35]*[.$C$6]/1000)" office:value-type="string" office:string-value="7.5019963i" calcext:value-type="string">
            <text:p>7.5019963i</text:p>
          </table:table-cell>
          <table:table-cell table:formula="of:=IMDIV(IMPRODUCT(-1;[.F35];[.F35]);[.E35])" office:value-type="string" office:string-value="1.86282028134486+8.78496531452079i" calcext:value-type="string">
            <text:p>1.86282028134486+8.78496531452079i</text:p>
          </table:table-cell>
          <table:table-cell table:formula="of:=COMPLEX(0;-1000000000/6.284/[.$F$12]/[.B35]+6.284*[.F$14]*[.B35]*0.001)" office:value-type="string" office:string-value="6.39198775013143i" calcext:value-type="string">
            <text:p>6.39198775013143i</text:p>
          </table:table-cell>
          <table:table-cell table:formula="of:=IMSUM([.G35];[.H35])" office:value-type="string" office:string-value="1.86282028134486+15.1769530646522i" calcext:value-type="string">
            <text:p>1.86282028134486+15.1769530646522i</text:p>
          </table:table-cell>
          <table:table-cell table:formula="of:=300000/[.B35]" office:value-type="float" office:value="42.7198291206835" calcext:value-type="float">
            <text:p>42.7198291207</text:p>
          </table:table-cell>
          <table:table-cell table:formula="of:=[.$C$1]/[.J35]*2*PI()" office:value-type="float" office:value="0" calcext:value-type="float">
            <text:p>0</text:p>
          </table:table-cell>
          <table:table-cell table:formula="of:=COMPLEX(0;TAN([.K35]))" office:value-type="string" office:string-value="0" calcext:value-type="string">
            <text:p>0</text:p>
          </table:table-cell>
          <table:table-cell table:formula="of:=IMPRODUCT(IMDIV(IMSUB([.I35];[.$C$2]); IMSUM([.I35]; [.$C$2])); 1-[.$F$1])" office:value-type="string" office:string-value="-0.776068004551186+0.519742285484611i" calcext:value-type="string">
            <text:p>-0.776068004551186+0.519742285484611i</text:p>
          </table:table-cell>
          <table:table-cell table:formula="of:=IMDIV(IMSUM(1;[.M35]);IMSUB(1;[.M35]))" office:value-type="string" office:string-value="0.0372564056268979+0.303539061293043i" calcext:value-type="string">
            <text:p>0.0372564056268979+0.303539061293043i</text:p>
          </table:table-cell>
          <table:table-cell table:formula="of:=IMSUM([.N35];[.L35])" office:value-type="string" office:string-value="0.0372564056268979+0.303539061293043i" calcext:value-type="string">
            <text:p>0.0372564056268979+0.303539061293043i</text:p>
          </table:table-cell>
          <table:table-cell table:formula="of:=IMSUM(1;IMPRODUCT([.L35];[.N35]))" office:value-type="string" office:string-value="1" calcext:value-type="string">
            <text:p>1</text:p>
          </table:table-cell>
          <table:table-cell table:formula="of:=IMPRODUCT([.$C$2];[.O35];IMDIV(1;[.P35]))" office:value-type="string" office:string-value="1.8628202813449+15.1769530646522i" calcext:value-type="string">
            <text:p>1.8628202813449+15.1769530646522i</text:p>
          </table:table-cell>
          <table:table-cell table:formula="of:=IMDIV(IMPRODUCT([.Q35];[.$F$10]);IMSUM([.Q35];[.$F$10]))" office:value-type="string" office:string-value="1.86304715009587+15.1768965173858i" calcext:value-type="string">
            <text:p>1.86304715009587+15.1768965173858i</text:p>
          </table:table-cell>
          <table:table-cell table:formula="of:=[.B35]" office:value-type="float" office:value="7022.5" calcext:value-type="float">
            <text:p>7022.5</text:p>
          </table:table-cell>
          <table:table-cell table:formula="of:=IMREAL([.R35])" office:value-type="float" office:value="1.86304715009587" calcext:value-type="float">
            <text:p>1.8630471501</text:p>
          </table:table-cell>
          <table:table-cell table:formula="of:=IMAGINARY([.R35])" office:value-type="float" office:value="15.1768965173858" calcext:value-type="float">
            <text:p>15.1768965174</text:p>
          </table:table-cell>
          <table:table-cell table:formula="of:=IMABS([.R35])" office:value-type="float" office:value="15.2908185713819" calcext:value-type="float">
            <text:p>15.2908185714</text:p>
          </table:table-cell>
        </table:table-row>
        <table:table-row table:style-name="ro1">
          <table:table-cell/>
          <table:table-cell table:formula="of:=[.B35]+[.$C$11]" office:value-type="float" office:value="7024" calcext:value-type="float">
            <text:p>7024</text:p>
          </table:table-cell>
          <table:table-cell table:formula="of:=COMPLEX([.$C$3]/1000;6.284*[.B36]*[.$C$4]/1000)" office:value-type="string" office:string-value="1.3+187.589968i" calcext:value-type="string">
            <text:p>1.3+187.589968i</text:p>
          </table:table-cell>
          <table:table-cell table:formula="of:=COMPLEX(0;-1/6.284/[.B36]/[.$C$5]*1000000000)" office:value-type="string" office:string-value="-193.6392799256i" calcext:value-type="string">
            <text:p>-193.6392799256i</text:p>
          </table:table-cell>
          <table:table-cell table:formula="of:=IMSUM([.C36];[.D36])" office:value-type="string" office:string-value="1.3-6.04931192559999i" calcext:value-type="string">
            <text:p>1.3-6.04931192559999i</text:p>
          </table:table-cell>
          <table:table-cell table:formula="of:=COMPLEX(0; 6.284*[.B36]*[.$C$6]/1000)" office:value-type="string" office:string-value="7.50359872i" calcext:value-type="string">
            <text:p>7.50359872i</text:p>
          </table:table-cell>
          <table:table-cell table:formula="of:=IMDIV(IMPRODUCT(-1;[.F36];[.F36]);[.E36])" office:value-type="string" office:string-value="1.91189159253468+8.89663739321107i" calcext:value-type="string">
            <text:p>1.91189159253468+8.89663739321107i</text:p>
          </table:table-cell>
          <table:table-cell table:formula="of:=COMPLEX(0;-1000000000/6.284/[.$F$12]/[.B36]+6.284*[.F$14]*[.B36]*0.001)" office:value-type="string" office:string-value="6.40758770691885i" calcext:value-type="string">
            <text:p>6.40758770691885i</text:p>
          </table:table-cell>
          <table:table-cell table:formula="of:=IMSUM([.G36];[.H36])" office:value-type="string" office:string-value="1.91189159253468+15.3042251001299i" calcext:value-type="string">
            <text:p>1.91189159253468+15.3042251001299i</text:p>
          </table:table-cell>
          <table:table-cell table:formula="of:=300000/[.B36]" office:value-type="float" office:value="42.7107061503417" calcext:value-type="float">
            <text:p>42.7107061503</text:p>
          </table:table-cell>
          <table:table-cell table:formula="of:=[.$C$1]/[.J36]*2*PI()" office:value-type="float" office:value="0" calcext:value-type="float">
            <text:p>0</text:p>
          </table:table-cell>
          <table:table-cell table:formula="of:=COMPLEX(0;TAN([.K36]))" office:value-type="string" office:string-value="0" calcext:value-type="string">
            <text:p>0</text:p>
          </table:table-cell>
          <table:table-cell table:formula="of:=IMPRODUCT(IMDIV(IMSUB([.I36];[.$C$2]); IMSUM([.I36]; [.$C$2])); 1-[.$F$1])" office:value-type="string" office:string-value="-0.772303207861097+0.522495451556405i" calcext:value-type="string">
            <text:p>-0.772303207861097+0.522495451556405i</text:p>
          </table:table-cell>
          <table:table-cell table:formula="of:=IMDIV(IMSUM(1;[.M36]);IMSUB(1;[.M36]))" office:value-type="string" office:string-value="0.038237831850694+0.306084502002598i" calcext:value-type="string">
            <text:p>0.038237831850694+0.306084502002598i</text:p>
          </table:table-cell>
          <table:table-cell table:formula="of:=IMSUM([.N36];[.L36])" office:value-type="string" office:string-value="0.038237831850694+0.306084502002598i" calcext:value-type="string">
            <text:p>0.038237831850694+0.306084502002598i</text:p>
          </table:table-cell>
          <table:table-cell table:formula="of:=IMSUM(1;IMPRODUCT([.L36];[.N36]))" office:value-type="string" office:string-value="1" calcext:value-type="string">
            <text:p>1</text:p>
          </table:table-cell>
          <table:table-cell table:formula="of:=IMPRODUCT([.$C$2];[.O36];IMDIV(1;[.P36]))" office:value-type="string" office:string-value="1.9118915925347+15.3042251001299i" calcext:value-type="string">
            <text:p>1.9118915925347+15.3042251001299i</text:p>
          </table:table-cell>
          <table:table-cell table:formula="of:=IMDIV(IMPRODUCT([.Q36];[.$F$10]);IMSUM([.Q36];[.$F$10]))" office:value-type="string" office:string-value="1.91212215540526+15.3041665766161i" calcext:value-type="string">
            <text:p>1.91212215540526+15.3041665766161i</text:p>
          </table:table-cell>
          <table:table-cell table:formula="of:=[.B36]" office:value-type="float" office:value="7024" calcext:value-type="float">
            <text:p>7024</text:p>
          </table:table-cell>
          <table:table-cell table:formula="of:=IMREAL([.R36])" office:value-type="float" office:value="1.91212215540526" calcext:value-type="float">
            <text:p>1.9121221554</text:p>
          </table:table-cell>
          <table:table-cell table:formula="of:=IMAGINARY([.R36])" office:value-type="float" office:value="15.3041665766161" calcext:value-type="float">
            <text:p>15.3041665766</text:p>
          </table:table-cell>
          <table:table-cell table:formula="of:=IMABS([.R36])" office:value-type="float" office:value="15.4231555053434" calcext:value-type="float">
            <text:p>15.4231555053</text:p>
          </table:table-cell>
        </table:table-row>
        <table:table-row table:style-name="ro1">
          <table:table-cell/>
          <table:table-cell table:formula="of:=[.B36]+[.$C$11]" office:value-type="float" office:value="7025.5" calcext:value-type="float">
            <text:p>7025.5</text:p>
          </table:table-cell>
          <table:table-cell table:formula="of:=COMPLEX([.$C$3]/1000;6.284*[.B37]*[.$C$4]/1000)" office:value-type="string" office:string-value="1.3+187.6300285i" calcext:value-type="string">
            <text:p>1.3+187.6300285i</text:p>
          </table:table-cell>
          <table:table-cell table:formula="of:=COMPLEX(0;-1/6.284/[.B37]/[.$C$5]*1000000000)" office:value-type="string" office:string-value="-193.597936402735i" calcext:value-type="string">
            <text:p>-193.597936402735i</text:p>
          </table:table-cell>
          <table:table-cell table:formula="of:=IMSUM([.C37];[.D37])" office:value-type="string" office:string-value="1.3-5.96790790273499i" calcext:value-type="string">
            <text:p>1.3-5.96790790273499i</text:p>
          </table:table-cell>
          <table:table-cell table:formula="of:=COMPLEX(0; 6.284*[.B37]*[.$C$6]/1000)" office:value-type="string" office:string-value="7.50520114i" calcext:value-type="string">
            <text:p>7.50520114i</text:p>
          </table:table-cell>
          <table:table-cell table:formula="of:=IMDIV(IMPRODUCT(-1;[.F37];[.F37]);[.E37])" office:value-type="string" office:string-value="1.96286402003273+9.01091669011346i" calcext:value-type="string">
            <text:p>1.96286402003273+9.01091669011346i</text:p>
          </table:table-cell>
          <table:table-cell table:formula="of:=COMPLEX(0;-1000000000/6.284/[.$F$12]/[.B37]+6.284*[.F$14]*[.B37]*0.001)" office:value-type="string" office:string-value="6.42318462482356i" calcext:value-type="string">
            <text:p>6.42318462482356i</text:p>
          </table:table-cell>
          <table:table-cell table:formula="of:=IMSUM([.G37];[.H37])" office:value-type="string" office:string-value="1.96286402003273+15.434101314937i" calcext:value-type="string">
            <text:p>1.96286402003273+15.434101314937i</text:p>
          </table:table-cell>
          <table:table-cell table:formula="of:=300000/[.B37]" office:value-type="float" office:value="42.701587075653" calcext:value-type="float">
            <text:p>42.7015870757</text:p>
          </table:table-cell>
          <table:table-cell table:formula="of:=[.$C$1]/[.J37]*2*PI()" office:value-type="float" office:value="0" calcext:value-type="float">
            <text:p>0</text:p>
          </table:table-cell>
          <table:table-cell table:formula="of:=COMPLEX(0;TAN([.K37]))" office:value-type="string" office:string-value="0" calcext:value-type="string">
            <text:p>0</text:p>
          </table:table-cell>
          <table:table-cell table:formula="of:=IMPRODUCT(IMDIV(IMSUB([.I37];[.$C$2]); IMSUM([.I37]; [.$C$2])); 1-[.$F$1])" office:value-type="string" office:string-value="-0.768436410819471+0.525264094817576i" calcext:value-type="string">
            <text:p>-0.768436410819471+0.525264094817576i</text:p>
          </table:table-cell>
          <table:table-cell table:formula="of:=IMDIV(IMSUM(1;[.M37]);IMSUB(1;[.M37]))" office:value-type="string" office:string-value="0.039257280400654+0.30868202629874i" calcext:value-type="string">
            <text:p>0.039257280400654+0.30868202629874i</text:p>
          </table:table-cell>
          <table:table-cell table:formula="of:=IMSUM([.N37];[.L37])" office:value-type="string" office:string-value="0.039257280400654+0.30868202629874i" calcext:value-type="string">
            <text:p>0.039257280400654+0.30868202629874i</text:p>
          </table:table-cell>
          <table:table-cell table:formula="of:=IMSUM(1;IMPRODUCT([.L37];[.N37]))" office:value-type="string" office:string-value="1" calcext:value-type="string">
            <text:p>1</text:p>
          </table:table-cell>
          <table:table-cell table:formula="of:=IMPRODUCT([.$C$2];[.O37];IMDIV(1;[.P37]))" office:value-type="string" office:string-value="1.9628640200327+15.434101314937i" calcext:value-type="string">
            <text:p>1.9628640200327+15.434101314937i</text:p>
          </table:table-cell>
          <table:table-cell table:formula="of:=IMDIV(IMPRODUCT([.Q37];[.$F$10]);IMSUM([.Q37];[.$F$10]))" office:value-type="string" office:string-value="1.96309837752008+15.434040721294i" calcext:value-type="string">
            <text:p>1.96309837752008+15.434040721294i</text:p>
          </table:table-cell>
          <table:table-cell table:formula="of:=[.B37]" office:value-type="float" office:value="7025.5" calcext:value-type="float">
            <text:p>7025.5</text:p>
          </table:table-cell>
          <table:table-cell table:formula="of:=IMREAL([.R37])" office:value-type="float" office:value="1.96309837752008" calcext:value-type="float">
            <text:p>1.9630983775</text:p>
          </table:table-cell>
          <table:table-cell table:formula="of:=IMAGINARY([.R37])" office:value-type="float" office:value="15.434040721294" calcext:value-type="float">
            <text:p>15.4340407213</text:p>
          </table:table-cell>
          <table:table-cell table:formula="of:=IMABS([.R37])" office:value-type="float" office:value="15.5583857847266" calcext:value-type="float">
            <text:p>15.5583857847</text:p>
          </table:table-cell>
        </table:table-row>
        <table:table-row table:style-name="ro1">
          <table:table-cell/>
          <table:table-cell table:formula="of:=[.B37]+[.$C$11]" office:value-type="float" office:value="7027" calcext:value-type="float">
            <text:p>7027</text:p>
          </table:table-cell>
          <table:table-cell table:formula="of:=COMPLEX([.$C$3]/1000;6.284*[.B38]*[.$C$4]/1000)" office:value-type="string" office:string-value="1.3+187.670089i" calcext:value-type="string">
            <text:p>1.3+187.670089i</text:p>
          </table:table-cell>
          <table:table-cell table:formula="of:=COMPLEX(0;-1/6.284/[.B38]/[.$C$5]*1000000000)" office:value-type="string" office:string-value="-193.556610530442i" calcext:value-type="string">
            <text:p>-193.556610530442i</text:p>
          </table:table-cell>
          <table:table-cell table:formula="of:=IMSUM([.C38];[.D38])" office:value-type="string" office:string-value="1.3-5.886521530442i" calcext:value-type="string">
            <text:p>1.3-5.886521530442i</text:p>
          </table:table-cell>
          <table:table-cell table:formula="of:=COMPLEX(0; 6.284*[.B38]*[.$C$6]/1000)" office:value-type="string" office:string-value="7.50680356i" calcext:value-type="string">
            <text:p>7.50680356i</text:p>
          </table:table-cell>
          <table:table-cell table:formula="of:=IMDIV(IMPRODUCT(-1;[.F38];[.F38]);[.E38])" office:value-type="string" office:string-value="2.01583489692079+9.12788886349272i" calcext:value-type="string">
            <text:p>2.01583489692079+9.12788886349272i</text:p>
          </table:table-cell>
          <table:table-cell table:formula="of:=COMPLEX(0;-1000000000/6.284/[.$F$12]/[.B38]+6.284*[.F$14]*[.B38]*0.001)" office:value-type="string" office:string-value="6.43877850579165i" calcext:value-type="string">
            <text:p>6.43877850579165i</text:p>
          </table:table-cell>
          <table:table-cell table:formula="of:=IMSUM([.G38];[.H38])" office:value-type="string" office:string-value="2.01583489692079+15.5666673692844i" calcext:value-type="string">
            <text:p>2.01583489692079+15.5666673692844i</text:p>
          </table:table-cell>
          <table:table-cell table:formula="of:=300000/[.B38]" office:value-type="float" office:value="42.6924718941227" calcext:value-type="float">
            <text:p>42.6924718941</text:p>
          </table:table-cell>
          <table:table-cell table:formula="of:=[.$C$1]/[.J38]*2*PI()" office:value-type="float" office:value="0" calcext:value-type="float">
            <text:p>0</text:p>
          </table:table-cell>
          <table:table-cell table:formula="of:=COMPLEX(0;TAN([.K38]))" office:value-type="string" office:string-value="0" calcext:value-type="string">
            <text:p>0</text:p>
          </table:table-cell>
          <table:table-cell table:formula="of:=IMPRODUCT(IMDIV(IMSUB([.I38];[.$C$2]); IMSUM([.I38]; [.$C$2])); 1-[.$F$1])" office:value-type="string" office:string-value="-0.764463899826664+0.528047327667483i" calcext:value-type="string">
            <text:p>-0.764463899826664+0.528047327667483i</text:p>
          </table:table-cell>
          <table:table-cell table:formula="of:=IMDIV(IMSUM(1;[.M38]);IMSUB(1;[.M38]))" office:value-type="string" office:string-value="0.040316697938416+0.311333347385689i" calcext:value-type="string">
            <text:p>0.040316697938416+0.311333347385689i</text:p>
          </table:table-cell>
          <table:table-cell table:formula="of:=IMSUM([.N38];[.L38])" office:value-type="string" office:string-value="0.040316697938416+0.311333347385689i" calcext:value-type="string">
            <text:p>0.040316697938416+0.311333347385689i</text:p>
          </table:table-cell>
          <table:table-cell table:formula="of:=IMSUM(1;IMPRODUCT([.L38];[.N38]))" office:value-type="string" office:string-value="1" calcext:value-type="string">
            <text:p>1</text:p>
          </table:table-cell>
          <table:table-cell table:formula="of:=IMPRODUCT([.$C$2];[.O38];IMDIV(1;[.P38]))" office:value-type="string" office:string-value="2.0158348969208+15.5666673692845i" calcext:value-type="string">
            <text:p>2.0158348969208+15.5666673692845i</text:p>
          </table:table-cell>
          <table:table-cell table:formula="of:=IMDIV(IMPRODUCT([.Q38];[.$F$10]);IMSUM([.Q38];[.$F$10]))" office:value-type="string" office:string-value="2.0160731532444+15.5666046059767i" calcext:value-type="string">
            <text:p>2.0160731532444+15.5666046059767i</text:p>
          </table:table-cell>
          <table:table-cell table:formula="of:=[.B38]" office:value-type="float" office:value="7027" calcext:value-type="float">
            <text:p>7027</text:p>
          </table:table-cell>
          <table:table-cell table:formula="of:=IMREAL([.R38])" office:value-type="float" office:value="2.0160731532444" calcext:value-type="float">
            <text:p>2.0160731532</text:p>
          </table:table-cell>
          <table:table-cell table:formula="of:=IMAGINARY([.R38])" office:value-type="float" office:value="15.5666046059767" calcext:value-type="float">
            <text:p>15.566604606</text:p>
          </table:table-cell>
          <table:table-cell table:formula="of:=IMABS([.R38])" office:value-type="float" office:value="15.6966152376252" calcext:value-type="float">
            <text:p>15.6966152376</text:p>
          </table:table-cell>
        </table:table-row>
        <table:table-row table:style-name="ro1">
          <table:table-cell/>
          <table:table-cell table:formula="of:=[.B38]+[.$C$11]" office:value-type="float" office:value="7028.5" calcext:value-type="float">
            <text:p>7028.5</text:p>
          </table:table-cell>
          <table:table-cell table:formula="of:=COMPLEX([.$C$3]/1000;6.284*[.B39]*[.$C$4]/1000)" office:value-type="string" office:string-value="1.3+187.7101495i" calcext:value-type="string">
            <text:p>1.3+187.7101495i</text:p>
          </table:table-cell>
          <table:table-cell table:formula="of:=COMPLEX(0;-1/6.284/[.B39]/[.$C$5]*1000000000)" office:value-type="string" office:string-value="-193.51530229742i" calcext:value-type="string">
            <text:p>-193.51530229742i</text:p>
          </table:table-cell>
          <table:table-cell table:formula="of:=IMSUM([.C39];[.D39])" office:value-type="string" office:string-value="1.3-5.80515279741999i" calcext:value-type="string">
            <text:p>1.3-5.80515279741999i</text:p>
          </table:table-cell>
          <table:table-cell table:formula="of:=COMPLEX(0; 6.284*[.B39]*[.$C$6]/1000)" office:value-type="string" office:string-value="7.50840598i" calcext:value-type="string">
            <text:p>7.50840598i</text:p>
          </table:table-cell>
          <table:table-cell table:formula="of:=IMDIV(IMPRODUCT(-1;[.F39];[.F39]);[.E39])" office:value-type="string" office:string-value="2.07090773433793+9.24764294399271i" calcext:value-type="string">
            <text:p>2.07090773433793+9.24764294399271i</text:p>
          </table:table-cell>
          <table:table-cell table:formula="of:=COMPLEX(0;-1000000000/6.284/[.$F$12]/[.B39]+6.284*[.F$14]*[.B39]*0.001)" office:value-type="string" office:string-value="6.45436935176751i" calcext:value-type="string">
            <text:p>6.45436935176751i</text:p>
          </table:table-cell>
          <table:table-cell table:formula="of:=IMSUM([.G39];[.H39])" office:value-type="string" office:string-value="2.07090773433793+15.7020122957602i" calcext:value-type="string">
            <text:p>2.07090773433793+15.7020122957602i</text:p>
          </table:table-cell>
          <table:table-cell table:formula="of:=300000/[.B39]" office:value-type="float" office:value="42.6833606032582" calcext:value-type="float">
            <text:p>42.6833606033</text:p>
          </table:table-cell>
          <table:table-cell table:formula="of:=[.$C$1]/[.J39]*2*PI()" office:value-type="float" office:value="0" calcext:value-type="float">
            <text:p>0</text:p>
          </table:table-cell>
          <table:table-cell table:formula="of:=COMPLEX(0;TAN([.K39]))" office:value-type="string" office:string-value="0" calcext:value-type="string">
            <text:p>0</text:p>
          </table:table-cell>
          <table:table-cell table:formula="of:=IMPRODUCT(IMDIV(IMSUB([.I39];[.$C$2]); IMSUM([.I39]; [.$C$2])); 1-[.$F$1])" office:value-type="string" office:string-value="-0.760381806528098+0.530844150295246i" calcext:value-type="string">
            <text:p>-0.760381806528098+0.530844150295246i</text:p>
          </table:table-cell>
          <table:table-cell table:formula="of:=IMDIV(IMSUM(1;[.M39]);IMSUB(1;[.M39]))" office:value-type="string" office:string-value="0.0414181546867582+0.314040245915204i" calcext:value-type="string">
            <text:p>0.0414181546867582+0.314040245915204i</text:p>
          </table:table-cell>
          <table:table-cell table:formula="of:=IMSUM([.N39];[.L39])" office:value-type="string" office:string-value="0.0414181546867582+0.314040245915204i" calcext:value-type="string">
            <text:p>0.0414181546867582+0.314040245915204i</text:p>
          </table:table-cell>
          <table:table-cell table:formula="of:=IMSUM(1;IMPRODUCT([.L39];[.N39]))" office:value-type="string" office:string-value="1" calcext:value-type="string">
            <text:p>1</text:p>
          </table:table-cell>
          <table:table-cell table:formula="of:=IMPRODUCT([.$C$2];[.O39];IMDIV(1;[.P39]))" office:value-type="string" office:string-value="2.07090773433791+15.7020122957602i" calcext:value-type="string">
            <text:p>2.07090773433791+15.7020122957602i</text:p>
          </table:table-cell>
          <table:table-cell table:formula="of:=IMDIV(IMPRODUCT([.Q39];[.$F$10]);IMSUM([.Q39];[.$F$10]))" office:value-type="string" office:string-value="2.07114999758854+15.7019472571885i" calcext:value-type="string">
            <text:p>2.07114999758854+15.7019472571885i</text:p>
          </table:table-cell>
          <table:table-cell table:formula="of:=[.B39]" office:value-type="float" office:value="7028.5" calcext:value-type="float">
            <text:p>7028.5</text:p>
          </table:table-cell>
          <table:table-cell table:formula="of:=IMREAL([.R39])" office:value-type="float" office:value="2.07114999758854" calcext:value-type="float">
            <text:p>2.0711499976</text:p>
          </table:table-cell>
          <table:table-cell table:formula="of:=IMAGINARY([.R39])" office:value-type="float" office:value="15.7019472571885" calcext:value-type="float">
            <text:p>15.7019472572</text:p>
          </table:table-cell>
          <table:table-cell table:formula="of:=IMABS([.R39])" office:value-type="float" office:value="15.8379547284376" calcext:value-type="float">
            <text:p>15.8379547284</text:p>
          </table:table-cell>
        </table:table-row>
        <table:table-row table:style-name="ro1">
          <table:table-cell/>
          <table:table-cell table:formula="of:=[.B39]+[.$C$11]" office:value-type="float" office:value="7030" calcext:value-type="float">
            <text:p>7030</text:p>
          </table:table-cell>
          <table:table-cell table:formula="of:=COMPLEX([.$C$3]/1000;6.284*[.B40]*[.$C$4]/1000)" office:value-type="string" office:string-value="1.3+187.75021i" calcext:value-type="string">
            <text:p>1.3+187.75021i</text:p>
          </table:table-cell>
          <table:table-cell table:formula="of:=COMPLEX(0;-1/6.284/[.B40]/[.$C$5]*1000000000)" office:value-type="string" office:string-value="-193.474011692377i" calcext:value-type="string">
            <text:p>-193.474011692377i</text:p>
          </table:table-cell>
          <table:table-cell table:formula="of:=IMSUM([.C40];[.D40])" office:value-type="string" office:string-value="1.3-5.72380169237698i" calcext:value-type="string">
            <text:p>1.3-5.72380169237698i</text:p>
          </table:table-cell>
          <table:table-cell table:formula="of:=COMPLEX(0; 6.284*[.B40]*[.$C$6]/1000)" office:value-type="string" office:string-value="7.5100084i" calcext:value-type="string">
            <text:p>7.5100084i</text:p>
          </table:table-cell>
          <table:table-cell table:formula="of:=IMDIV(IMPRODUCT(-1;[.F40];[.F40]);[.E40])" office:value-type="string" office:string-value="2.12819268736726+9.37027146589004i" calcext:value-type="string">
            <text:p>2.12819268736726+9.37027146589004i</text:p>
          </table:table-cell>
          <table:table-cell table:formula="of:=COMPLEX(0;-1000000000/6.284/[.$F$12]/[.B40]+6.284*[.F$14]*[.B40]*0.001)" office:value-type="string" office:string-value="6.46995716469387i" calcext:value-type="string">
            <text:p>6.46995716469387i</text:p>
          </table:table-cell>
          <table:table-cell table:formula="of:=IMSUM([.G40];[.H40])" office:value-type="string" office:string-value="2.12819268736726+15.8402286305839i" calcext:value-type="string">
            <text:p>2.12819268736726+15.8402286305839i</text:p>
          </table:table-cell>
          <table:table-cell table:formula="of:=300000/[.B40]" office:value-type="float" office:value="42.674253200569" calcext:value-type="float">
            <text:p>42.6742532006</text:p>
          </table:table-cell>
          <table:table-cell table:formula="of:=[.$C$1]/[.J40]*2*PI()" office:value-type="float" office:value="0" calcext:value-type="float">
            <text:p>0</text:p>
          </table:table-cell>
          <table:table-cell table:formula="of:=COMPLEX(0;TAN([.K40]))" office:value-type="string" office:string-value="0" calcext:value-type="string">
            <text:p>0</text:p>
          </table:table-cell>
          <table:table-cell table:formula="of:=IMPRODUCT(IMDIV(IMSUB([.I40];[.$C$2]); IMSUM([.I40]; [.$C$2])); 1-[.$F$1])" office:value-type="string" office:string-value="-0.756186101532716+0.533653440336395i" calcext:value-type="string">
            <text:p>-0.756186101532716+0.533653440336395i</text:p>
          </table:table-cell>
          <table:table-cell table:formula="of:=IMDIV(IMSUM(1;[.M40]);IMSUB(1;[.M40]))" office:value-type="string" office:string-value="0.0425638537473464+0.316804572611678i" calcext:value-type="string">
            <text:p>0.0425638537473464+0.316804572611678i</text:p>
          </table:table-cell>
          <table:table-cell table:formula="of:=IMSUM([.N40];[.L40])" office:value-type="string" office:string-value="0.0425638537473464+0.316804572611678i" calcext:value-type="string">
            <text:p>0.0425638537473464+0.316804572611678i</text:p>
          </table:table-cell>
          <table:table-cell table:formula="of:=IMSUM(1;IMPRODUCT([.L40];[.N40]))" office:value-type="string" office:string-value="1" calcext:value-type="string">
            <text:p>1</text:p>
          </table:table-cell>
          <table:table-cell table:formula="of:=IMPRODUCT([.$C$2];[.O40];IMDIV(1;[.P40]))" office:value-type="string" office:string-value="2.12819268736732+15.8402286305839i" calcext:value-type="string">
            <text:p>2.12819268736732+15.8402286305839i</text:p>
          </table:table-cell>
          <table:table-cell table:formula="of:=IMDIV(IMPRODUCT([.Q40];[.$F$10]);IMSUM([.Q40];[.$F$10]))" office:value-type="string" office:string-value="2.12843906966026+15.8401612046397i" calcext:value-type="string">
            <text:p>2.12843906966026+15.8401612046397i</text:p>
          </table:table-cell>
          <table:table-cell table:formula="of:=[.B40]" office:value-type="float" office:value="7030" calcext:value-type="float">
            <text:p>7030</text:p>
          </table:table-cell>
          <table:table-cell table:formula="of:=IMREAL([.R40])" office:value-type="float" office:value="2.12843906966026" calcext:value-type="float">
            <text:p>2.1284390697</text:p>
          </table:table-cell>
          <table:table-cell table:formula="of:=IMAGINARY([.R40])" office:value-type="float" office:value="15.8401612046397" calcext:value-type="float">
            <text:p>15.8401612046</text:p>
          </table:table-cell>
          <table:table-cell table:formula="of:=IMABS([.R40])" office:value-type="float" office:value="15.9825204477338" calcext:value-type="float">
            <text:p>15.9825204477</text:p>
          </table:table-cell>
        </table:table-row>
        <table:table-row table:style-name="ro1">
          <table:table-cell/>
          <table:table-cell table:formula="of:=[.B40]+[.$C$11]" office:value-type="float" office:value="7031.5" calcext:value-type="float">
            <text:p>7031.5</text:p>
          </table:table-cell>
          <table:table-cell table:formula="of:=COMPLEX([.$C$3]/1000;6.284*[.B41]*[.$C$4]/1000)" office:value-type="string" office:string-value="1.3+187.7902705i" calcext:value-type="string">
            <text:p>1.3+187.7902705i</text:p>
          </table:table-cell>
          <table:table-cell table:formula="of:=COMPLEX(0;-1/6.284/[.B41]/[.$C$5]*1000000000)" office:value-type="string" office:string-value="-193.432738704034i" calcext:value-type="string">
            <text:p>-193.432738704034i</text:p>
          </table:table-cell>
          <table:table-cell table:formula="of:=IMSUM([.C41];[.D41])" office:value-type="string" office:string-value="1.3-5.642468204034i" calcext:value-type="string">
            <text:p>1.3-5.642468204034i</text:p>
          </table:table-cell>
          <table:table-cell table:formula="of:=COMPLEX(0; 6.284*[.B41]*[.$C$6]/1000)" office:value-type="string" office:string-value="7.51161082i" calcext:value-type="string">
            <text:p>7.51161082i</text:p>
          </table:table-cell>
          <table:table-cell table:formula="of:=IMDIV(IMPRODUCT(-1;[.F41];[.F41]);[.E41])" office:value-type="string" office:string-value="2.1878070613606+9.49587060022172i" calcext:value-type="string">
            <text:p>2.1878070613606+9.49587060022172i</text:p>
          </table:table-cell>
          <table:table-cell table:formula="of:=COMPLEX(0;-1000000000/6.284/[.$F$12]/[.B41]+6.284*[.F$14]*[.B41]*0.001)" office:value-type="string" office:string-value="6.48554194651184i" calcext:value-type="string">
            <text:p>6.48554194651184i</text:p>
          </table:table-cell>
          <table:table-cell table:formula="of:=IMSUM([.G41];[.H41])" office:value-type="string" office:string-value="2.1878070613606+15.9814125467336i" calcext:value-type="string">
            <text:p>2.1878070613606+15.9814125467336i</text:p>
          </table:table-cell>
          <table:table-cell table:formula="of:=300000/[.B41]" office:value-type="float" office:value="42.6651496835668" calcext:value-type="float">
            <text:p>42.6651496836</text:p>
          </table:table-cell>
          <table:table-cell table:formula="of:=[.$C$1]/[.J41]*2*PI()" office:value-type="float" office:value="0" calcext:value-type="float">
            <text:p>0</text:p>
          </table:table-cell>
          <table:table-cell table:formula="of:=COMPLEX(0;TAN([.K41]))" office:value-type="string" office:string-value="0" calcext:value-type="string">
            <text:p>0</text:p>
          </table:table-cell>
          <table:table-cell table:formula="of:=IMPRODUCT(IMDIV(IMSUB([.I41];[.$C$2]); IMSUM([.I41]; [.$C$2])); 1-[.$F$1])" office:value-type="string" office:string-value="-0.751872587998996+0.536473941608764i" calcext:value-type="string">
            <text:p>-0.751872587998996+0.536473941608764i</text:p>
          </table:table-cell>
          <table:table-cell table:formula="of:=IMDIV(IMSUM(1;[.M41]);IMSUB(1;[.M41]))" office:value-type="string" office:string-value="0.0437561412272122+0.319628250934671i" calcext:value-type="string">
            <text:p>0.0437561412272122+0.319628250934671i</text:p>
          </table:table-cell>
          <table:table-cell table:formula="of:=IMSUM([.N41];[.L41])" office:value-type="string" office:string-value="0.0437561412272122+0.319628250934671i" calcext:value-type="string">
            <text:p>0.0437561412272122+0.319628250934671i</text:p>
          </table:table-cell>
          <table:table-cell table:formula="of:=IMSUM(1;IMPRODUCT([.L41];[.N41]))" office:value-type="string" office:string-value="1" calcext:value-type="string">
            <text:p>1</text:p>
          </table:table-cell>
          <table:table-cell table:formula="of:=IMPRODUCT([.$C$2];[.O41];IMDIV(1;[.P41]))" office:value-type="string" office:string-value="2.18780706136061+15.9814125467336i" calcext:value-type="string">
            <text:p>2.18780706136061+15.9814125467336i</text:p>
          </table:table-cell>
          <table:table-cell table:formula="of:=IMDIV(IMPRODUCT([.Q41];[.$F$10]);IMSUM([.Q41];[.$F$10]))" office:value-type="string" office:string-value="2.18805767899256+15.9813426143171i" calcext:value-type="string">
            <text:p>2.18805767899256+15.9813426143171i</text:p>
          </table:table-cell>
          <table:table-cell table:formula="of:=[.B41]" office:value-type="float" office:value="7031.5" calcext:value-type="float">
            <text:p>7031.5</text:p>
          </table:table-cell>
          <table:table-cell table:formula="of:=IMREAL([.R41])" office:value-type="float" office:value="2.18805767899256" calcext:value-type="float">
            <text:p>2.188057679</text:p>
          </table:table-cell>
          <table:table-cell table:formula="of:=IMAGINARY([.R41])" office:value-type="float" office:value="15.9813426143171" calcext:value-type="float">
            <text:p>15.9813426143</text:p>
          </table:table-cell>
          <table:table-cell table:formula="of:=IMABS([.R41])" office:value-type="float" office:value="16.1304342211481" calcext:value-type="float">
            <text:p>16.1304342211</text:p>
          </table:table-cell>
        </table:table-row>
        <table:table-row table:style-name="ro1">
          <table:table-cell/>
          <table:table-cell table:formula="of:=[.B41]+[.$C$11]" office:value-type="float" office:value="7033" calcext:value-type="float">
            <text:p>7033</text:p>
          </table:table-cell>
          <table:table-cell table:formula="of:=COMPLEX([.$C$3]/1000;6.284*[.B42]*[.$C$4]/1000)" office:value-type="string" office:string-value="1.3+187.830331i" calcext:value-type="string">
            <text:p>1.3+187.830331i</text:p>
          </table:table-cell>
          <table:table-cell table:formula="of:=COMPLEX(0;-1/6.284/[.B42]/[.$C$5]*1000000000)" office:value-type="string" office:string-value="-193.391483321117i" calcext:value-type="string">
            <text:p>-193.391483321117i</text:p>
          </table:table-cell>
          <table:table-cell table:formula="of:=IMSUM([.C42];[.D42])" office:value-type="string" office:string-value="1.3-5.56115232111699i" calcext:value-type="string">
            <text:p>1.3-5.56115232111699i</text:p>
          </table:table-cell>
          <table:table-cell table:formula="of:=COMPLEX(0; 6.284*[.B42]*[.$C$6]/1000)" office:value-type="string" office:string-value="7.51321324i" calcext:value-type="string">
            <text:p>7.51321324i</text:p>
          </table:table-cell>
          <table:table-cell table:formula="of:=IMDIV(IMPRODUCT(-1;[.F42];[.F42]);[.E42])" office:value-type="string" office:string-value="2.2498758626491+9.62454028907393i" calcext:value-type="string">
            <text:p>2.2498758626491+9.62454028907393i</text:p>
          </table:table-cell>
          <table:table-cell table:formula="of:=COMPLEX(0;-1000000000/6.284/[.$F$12]/[.B42]+6.284*[.F$14]*[.B42]*0.001)" office:value-type="string" office:string-value="6.50112369916081i" calcext:value-type="string">
            <text:p>6.50112369916081i</text:p>
          </table:table-cell>
          <table:table-cell table:formula="of:=IMSUM([.G42];[.H42])" office:value-type="string" office:string-value="2.2498758626491+16.1256639882347i" calcext:value-type="string">
            <text:p>2.2498758626491+16.1256639882347i</text:p>
          </table:table-cell>
          <table:table-cell table:formula="of:=300000/[.B42]" office:value-type="float" office:value="42.6560500497654" calcext:value-type="float">
            <text:p>42.6560500498</text:p>
          </table:table-cell>
          <table:table-cell table:formula="of:=[.$C$1]/[.J42]*2*PI()" office:value-type="float" office:value="0" calcext:value-type="float">
            <text:p>0</text:p>
          </table:table-cell>
          <table:table-cell table:formula="of:=COMPLEX(0;TAN([.K42]))" office:value-type="string" office:string-value="0" calcext:value-type="string">
            <text:p>0</text:p>
          </table:table-cell>
          <table:table-cell table:formula="of:=IMPRODUCT(IMDIV(IMSUB([.I42];[.$C$2]); IMSUM([.I42]; [.$C$2])); 1-[.$F$1])" office:value-type="string" office:string-value="-0.747436895109714+0.539304251846594i" calcext:value-type="string">
            <text:p>-0.747436895109714+0.539304251846594i</text:p>
          </table:table-cell>
          <table:table-cell table:formula="of:=IMDIV(IMSUM(1;[.M42]);IMSUB(1;[.M42]))" office:value-type="string" office:string-value="0.0449975172529817+0.322513279764695i" calcext:value-type="string">
            <text:p>0.0449975172529817+0.322513279764695i</text:p>
          </table:table-cell>
          <table:table-cell table:formula="of:=IMSUM([.N42];[.L42])" office:value-type="string" office:string-value="0.0449975172529817+0.322513279764695i" calcext:value-type="string">
            <text:p>0.0449975172529817+0.322513279764695i</text:p>
          </table:table-cell>
          <table:table-cell table:formula="of:=IMSUM(1;IMPRODUCT([.L42];[.N42]))" office:value-type="string" office:string-value="1" calcext:value-type="string">
            <text:p>1</text:p>
          </table:table-cell>
          <table:table-cell table:formula="of:=IMPRODUCT([.$C$2];[.O42];IMDIV(1;[.P42]))" office:value-type="string" office:string-value="2.24987586264909+16.1256639882348i" calcext:value-type="string">
            <text:p>2.24987586264909+16.1256639882348i</text:p>
          </table:table-cell>
          <table:table-cell table:formula="of:=IMDIV(IMPRODUCT([.Q42];[.$F$10]);IMSUM([.Q42];[.$F$10]))" office:value-type="string" office:string-value="2.25013083625791+16.1255914227296i" calcext:value-type="string">
            <text:p>2.25013083625791+16.1255914227296i</text:p>
          </table:table-cell>
          <table:table-cell table:formula="of:=[.B42]" office:value-type="float" office:value="7033" calcext:value-type="float">
            <text:p>7033</text:p>
          </table:table-cell>
          <table:table-cell table:formula="of:=IMREAL([.R42])" office:value-type="float" office:value="2.25013083625791" calcext:value-type="float">
            <text:p>2.2501308363</text:p>
          </table:table-cell>
          <table:table-cell table:formula="of:=IMAGINARY([.R42])" office:value-type="float" office:value="16.1255914227296" calcext:value-type="float">
            <text:p>16.1255914227</text:p>
          </table:table-cell>
          <table:table-cell table:formula="of:=IMABS([.R42])" office:value-type="float" office:value="16.2818238386579" calcext:value-type="float">
            <text:p>16.2818238387</text:p>
          </table:table-cell>
        </table:table-row>
        <table:table-row table:style-name="ro1">
          <table:table-cell/>
          <table:table-cell table:formula="of:=[.B42]+[.$C$11]" office:value-type="float" office:value="7034.5" calcext:value-type="float">
            <text:p>7034.5</text:p>
          </table:table-cell>
          <table:table-cell table:formula="of:=COMPLEX([.$C$3]/1000;6.284*[.B43]*[.$C$4]/1000)" office:value-type="string" office:string-value="1.3+187.8703915i" calcext:value-type="string">
            <text:p>1.3+187.8703915i</text:p>
          </table:table-cell>
          <table:table-cell table:formula="of:=COMPLEX(0;-1/6.284/[.B43]/[.$C$5]*1000000000)" office:value-type="string" office:string-value="-193.350245532364i" calcext:value-type="string">
            <text:p>-193.350245532364i</text:p>
          </table:table-cell>
          <table:table-cell table:formula="of:=IMSUM([.C43];[.D43])" office:value-type="string" office:string-value="1.3-5.47985403236399i" calcext:value-type="string">
            <text:p>1.3-5.47985403236399i</text:p>
          </table:table-cell>
          <table:table-cell table:formula="of:=COMPLEX(0; 6.284*[.B43]*[.$C$6]/1000)" office:value-type="string" office:string-value="7.51481566i" calcext:value-type="string">
            <text:p>7.51481566i</text:p>
          </table:table-cell>
          <table:table-cell table:formula="of:=IMDIV(IMPRODUCT(-1;[.F43];[.F43]);[.E43])" office:value-type="string" office:string-value="2.31453239797659+9.75638438006854i" calcext:value-type="string">
            <text:p>2.31453239797659+9.75638438006854i</text:p>
          </table:table-cell>
          <table:table-cell table:formula="of:=COMPLEX(0;-1000000000/6.284/[.$F$12]/[.B43]+6.284*[.F$14]*[.B43]*0.001)" office:value-type="string" office:string-value="6.51670242457858i" calcext:value-type="string">
            <text:p>6.51670242457858i</text:p>
          </table:table-cell>
          <table:table-cell table:formula="of:=IMSUM([.G43];[.H43])" office:value-type="string" office:string-value="2.31453239797659+16.2730868046471i" calcext:value-type="string">
            <text:p>2.31453239797659+16.2730868046471i</text:p>
          </table:table-cell>
          <table:table-cell table:formula="of:=300000/[.B43]" office:value-type="float" office:value="42.6469542966806" calcext:value-type="float">
            <text:p>42.6469542967</text:p>
          </table:table-cell>
          <table:table-cell table:formula="of:=[.$C$1]/[.J43]*2*PI()" office:value-type="float" office:value="0" calcext:value-type="float">
            <text:p>0</text:p>
          </table:table-cell>
          <table:table-cell table:formula="of:=COMPLEX(0;TAN([.K43]))" office:value-type="string" office:string-value="0" calcext:value-type="string">
            <text:p>0</text:p>
          </table:table-cell>
          <table:table-cell table:formula="of:=IMPRODUCT(IMDIV(IMSUB([.I43];[.$C$2]); IMSUM([.I43]; [.$C$2])); 1-[.$F$1])" office:value-type="string" office:string-value="-0.742874471464456+0.542142809343767i" calcext:value-type="string">
            <text:p>-0.742874471464456+0.542142809343767i</text:p>
          </table:table-cell>
          <table:table-cell table:formula="of:=IMDIV(IMSUM(1;[.M43]);IMSUB(1;[.M43]))" office:value-type="string" office:string-value="0.0462906479595321+0.325461736092941i" calcext:value-type="string">
            <text:p>0.0462906479595321+0.325461736092941i</text:p>
          </table:table-cell>
          <table:table-cell table:formula="of:=IMSUM([.N43];[.L43])" office:value-type="string" office:string-value="0.0462906479595321+0.325461736092941i" calcext:value-type="string">
            <text:p>0.0462906479595321+0.325461736092941i</text:p>
          </table:table-cell>
          <table:table-cell table:formula="of:=IMSUM(1;IMPRODUCT([.L43];[.N43]))" office:value-type="string" office:string-value="1" calcext:value-type="string">
            <text:p>1</text:p>
          </table:table-cell>
          <table:table-cell table:formula="of:=IMPRODUCT([.$C$2];[.O43];IMDIV(1;[.P43]))" office:value-type="string" office:string-value="2.31453239797661+16.2730868046471i" calcext:value-type="string">
            <text:p>2.31453239797661+16.2730868046471i</text:p>
          </table:table-cell>
          <table:table-cell table:formula="of:=IMDIV(IMPRODUCT([.Q43];[.$F$10]);IMSUM([.Q43];[.$F$10]))" office:value-type="string" office:string-value="2.31479185270357+16.2730114713507i" calcext:value-type="string">
            <text:p>2.31479185270357+16.2730114713507i</text:p>
          </table:table-cell>
          <table:table-cell table:formula="of:=[.B43]" office:value-type="float" office:value="7034.5" calcext:value-type="float">
            <text:p>7034.5</text:p>
          </table:table-cell>
          <table:table-cell table:formula="of:=IMREAL([.R43])" office:value-type="float" office:value="2.31479185270357" calcext:value-type="float">
            <text:p>2.3147918527</text:p>
          </table:table-cell>
          <table:table-cell table:formula="of:=IMAGINARY([.R43])" office:value-type="float" office:value="16.2730114713507" calcext:value-type="float">
            <text:p>16.2730114714</text:p>
          </table:table-cell>
          <table:table-cell table:formula="of:=IMABS([.R43])" office:value-type="float" office:value="16.4368234056357" calcext:value-type="float">
            <text:p>16.4368234056</text:p>
          </table:table-cell>
        </table:table-row>
        <table:table-row table:style-name="ro1">
          <table:table-cell/>
          <table:table-cell table:formula="of:=[.B43]+[.$C$11]" office:value-type="float" office:value="7036" calcext:value-type="float">
            <text:p>7036</text:p>
          </table:table-cell>
          <table:table-cell table:formula="of:=COMPLEX([.$C$3]/1000;6.284*[.B44]*[.$C$4]/1000)" office:value-type="string" office:string-value="1.3+187.910452i" calcext:value-type="string">
            <text:p>1.3+187.910452i</text:p>
          </table:table-cell>
          <table:table-cell table:formula="of:=COMPLEX(0;-1/6.284/[.B44]/[.$C$5]*1000000000)" office:value-type="string" office:string-value="-193.309025326523i" calcext:value-type="string">
            <text:p>-193.309025326523i</text:p>
          </table:table-cell>
          <table:table-cell table:formula="of:=IMSUM([.C44];[.D44])" office:value-type="string" office:string-value="1.3-5.39857332652301i" calcext:value-type="string">
            <text:p>1.3-5.39857332652301i</text:p>
          </table:table-cell>
          <table:table-cell table:formula="of:=COMPLEX(0; 6.284*[.B44]*[.$C$6]/1000)" office:value-type="string" office:string-value="7.51641808i" calcext:value-type="string">
            <text:p>7.51641808i</text:p>
          </table:table-cell>
          <table:table-cell table:formula="of:=IMDIV(IMPRODUCT(-1;[.F44];[.F44]);[.E44])" office:value-type="string" office:string-value="2.38191892749542+9.89151075993619i" calcext:value-type="string">
            <text:p>2.38191892749542+9.89151075993619i</text:p>
          </table:table-cell>
          <table:table-cell table:formula="of:=COMPLEX(0;-1000000000/6.284/[.$F$12]/[.B44]+6.284*[.F$14]*[.B44]*0.001)" office:value-type="string" office:string-value="6.53227812470124i" calcext:value-type="string">
            <text:p>6.53227812470124i</text:p>
          </table:table-cell>
          <table:table-cell table:formula="of:=IMSUM([.G44];[.H44])" office:value-type="string" office:string-value="2.38191892749542+16.4237888846374i" calcext:value-type="string">
            <text:p>2.38191892749542+16.4237888846374i</text:p>
          </table:table-cell>
          <table:table-cell table:formula="of:=300000/[.B44]" office:value-type="float" office:value="42.6378624218306" calcext:value-type="float">
            <text:p>42.6378624218</text:p>
          </table:table-cell>
          <table:table-cell table:formula="of:=[.$C$1]/[.J44]*2*PI()" office:value-type="float" office:value="0" calcext:value-type="float">
            <text:p>0</text:p>
          </table:table-cell>
          <table:table-cell table:formula="of:=COMPLEX(0;TAN([.K44]))" office:value-type="string" office:string-value="0" calcext:value-type="string">
            <text:p>0</text:p>
          </table:table-cell>
          <table:table-cell table:formula="of:=IMPRODUCT(IMDIV(IMSUB([.I44];[.$C$2]); IMSUM([.I44]; [.$C$2])); 1-[.$F$1])" office:value-type="string" office:string-value="-0.738180578422818+0.544987878411011i" calcext:value-type="string">
            <text:p>-0.738180578422818+0.544987878411011i</text:p>
          </table:table-cell>
          <table:table-cell table:formula="of:=IMDIV(IMSUM(1;[.M44]);IMSUB(1;[.M44]))" office:value-type="string" office:string-value="0.0476383785499081+0.328475777692748i" calcext:value-type="string">
            <text:p>0.0476383785499081+0.328475777692748i</text:p>
          </table:table-cell>
          <table:table-cell table:formula="of:=IMSUM([.N44];[.L44])" office:value-type="string" office:string-value="0.0476383785499081+0.328475777692748i" calcext:value-type="string">
            <text:p>0.0476383785499081+0.328475777692748i</text:p>
          </table:table-cell>
          <table:table-cell table:formula="of:=IMSUM(1;IMPRODUCT([.L44];[.N44]))" office:value-type="string" office:string-value="1" calcext:value-type="string">
            <text:p>1</text:p>
          </table:table-cell>
          <table:table-cell table:formula="of:=IMPRODUCT([.$C$2];[.O44];IMDIV(1;[.P44]))" office:value-type="string" office:string-value="2.38191892749541+16.4237888846374i" calcext:value-type="string">
            <text:p>2.38191892749541+16.4237888846374i</text:p>
          </table:table-cell>
          <table:table-cell table:formula="of:=IMDIV(IMPRODUCT([.Q44];[.$F$10]);IMSUM([.Q44];[.$F$10]))" office:value-type="string" office:string-value="2.38218299314896+16.4237106401413i" calcext:value-type="string">
            <text:p>2.38218299314896+16.4237106401413i</text:p>
          </table:table-cell>
          <table:table-cell table:formula="of:=[.B44]" office:value-type="float" office:value="7036" calcext:value-type="float">
            <text:p>7036</text:p>
          </table:table-cell>
          <table:table-cell table:formula="of:=IMREAL([.R44])" office:value-type="float" office:value="2.38218299314896" calcext:value-type="float">
            <text:p>2.3821829931</text:p>
          </table:table-cell>
          <table:table-cell table:formula="of:=IMAGINARY([.R44])" office:value-type="float" office:value="16.4237106401413" calcext:value-type="float">
            <text:p>16.4237106401</text:p>
          </table:table-cell>
          <table:table-cell table:formula="of:=IMABS([.R44])" office:value-type="float" office:value="16.5955737172277" calcext:value-type="float">
            <text:p>16.5955737172</text:p>
          </table:table-cell>
        </table:table-row>
        <table:table-row table:style-name="ro1">
          <table:table-cell/>
          <table:table-cell table:formula="of:=[.B44]+[.$C$11]" office:value-type="float" office:value="7037.5" calcext:value-type="float">
            <text:p>7037.5</text:p>
          </table:table-cell>
          <table:table-cell table:formula="of:=COMPLEX([.$C$3]/1000;6.284*[.B45]*[.$C$4]/1000)" office:value-type="string" office:string-value="1.3+187.9505125i" calcext:value-type="string">
            <text:p>1.3+187.9505125i</text:p>
          </table:table-cell>
          <table:table-cell table:formula="of:=COMPLEX(0;-1/6.284/[.B45]/[.$C$5]*1000000000)" office:value-type="string" office:string-value="-193.26782269235i" calcext:value-type="string">
            <text:p>-193.26782269235i</text:p>
          </table:table-cell>
          <table:table-cell table:formula="of:=IMSUM([.C45];[.D45])" office:value-type="string" office:string-value="1.3-5.31731019234999i" calcext:value-type="string">
            <text:p>1.3-5.31731019234999i</text:p>
          </table:table-cell>
          <table:table-cell table:formula="of:=COMPLEX(0; 6.284*[.B45]*[.$C$6]/1000)" office:value-type="string" office:string-value="7.5180205i" calcext:value-type="string">
            <text:p>7.5180205i</text:p>
          </table:table-cell>
          <table:table-cell table:formula="of:=IMDIV(IMPRODUCT(-1;[.F45];[.F45]);[.E45])" office:value-type="string" office:string-value="2.45218737666124+10.0300314857483i" calcext:value-type="string">
            <text:p>2.45218737666124+10.0300314857483i</text:p>
          </table:table-cell>
          <table:table-cell table:formula="of:=COMPLEX(0;-1000000000/6.284/[.$F$12]/[.B45]+6.284*[.F$14]*[.B45]*0.001)" office:value-type="string" office:string-value="6.5478508014633i" calcext:value-type="string">
            <text:p>6.5478508014633i</text:p>
          </table:table-cell>
          <table:table-cell table:formula="of:=IMSUM([.G45];[.H45])" office:value-type="string" office:string-value="2.45218737666124+16.5778822872116i" calcext:value-type="string">
            <text:p>2.45218737666124+16.5778822872116i</text:p>
          </table:table-cell>
          <table:table-cell table:formula="of:=300000/[.B45]" office:value-type="float" office:value="42.6287744227354" calcext:value-type="float">
            <text:p>42.6287744227</text:p>
          </table:table-cell>
          <table:table-cell table:formula="of:=[.$C$1]/[.J45]*2*PI()" office:value-type="float" office:value="0" calcext:value-type="float">
            <text:p>0</text:p>
          </table:table-cell>
          <table:table-cell table:formula="of:=COMPLEX(0;TAN([.K45]))" office:value-type="string" office:string-value="0" calcext:value-type="string">
            <text:p>0</text:p>
          </table:table-cell>
          <table:table-cell table:formula="of:=IMPRODUCT(IMDIV(IMSUB([.I45];[.$C$2]); IMSUM([.I45]; [.$C$2])); 1-[.$F$1])" office:value-type="string" office:string-value="-0.733350283440375+0.547837533543268i" calcext:value-type="string">
            <text:p>-0.733350283440375+0.547837533543268i</text:p>
          </table:table-cell>
          <table:table-cell table:formula="of:=IMDIV(IMSUM(1;[.M45]);IMSUB(1;[.M45]))" office:value-type="string" office:string-value="0.0490437475332243+0.331557645744231i" calcext:value-type="string">
            <text:p>0.0490437475332243+0.331557645744231i</text:p>
          </table:table-cell>
          <table:table-cell table:formula="of:=IMSUM([.N45];[.L45])" office:value-type="string" office:string-value="0.0490437475332243+0.331557645744231i" calcext:value-type="string">
            <text:p>0.0490437475332243+0.331557645744231i</text:p>
          </table:table-cell>
          <table:table-cell table:formula="of:=IMSUM(1;IMPRODUCT([.L45];[.N45]))" office:value-type="string" office:string-value="1" calcext:value-type="string">
            <text:p>1</text:p>
          </table:table-cell>
          <table:table-cell table:formula="of:=IMPRODUCT([.$C$2];[.O45];IMDIV(1;[.P45]))" office:value-type="string" office:string-value="2.45218737666122+16.5778822872116i" calcext:value-type="string">
            <text:p>2.45218737666122+16.5778822872116i</text:p>
          </table:table-cell>
          <table:table-cell table:formula="of:=IMDIV(IMPRODUCT([.Q45];[.$F$10]);IMSUM([.Q45];[.$F$10]))" office:value-type="string" office:string-value="2.45245618788112+16.5778009787259i" calcext:value-type="string">
            <text:p>2.45245618788112+16.5778009787259i</text:p>
          </table:table-cell>
          <table:table-cell table:formula="of:=[.B45]" office:value-type="float" office:value="7037.5" calcext:value-type="float">
            <text:p>7037.5</text:p>
          </table:table-cell>
          <table:table-cell table:formula="of:=IMREAL([.R45])" office:value-type="float" office:value="2.45245618788112" calcext:value-type="float">
            <text:p>2.4524561879</text:p>
          </table:table-cell>
          <table:table-cell table:formula="of:=IMAGINARY([.R45])" office:value-type="float" office:value="16.5778009787259" calcext:value-type="float">
            <text:p>16.5778009787</text:p>
          </table:table-cell>
          <table:table-cell table:formula="of:=IMABS([.R45])" office:value-type="float" office:value="16.7582226576604" calcext:value-type="float">
            <text:p>16.7582226577</text:p>
          </table:table-cell>
        </table:table-row>
        <table:table-row table:style-name="ro1">
          <table:table-cell/>
          <table:table-cell table:formula="of:=[.B45]+[.$C$11]" office:value-type="float" office:value="7039" calcext:value-type="float">
            <text:p>7039</text:p>
          </table:table-cell>
          <table:table-cell table:formula="of:=COMPLEX([.$C$3]/1000;6.284*[.B46]*[.$C$4]/1000)" office:value-type="string" office:string-value="1.3+187.990573i" calcext:value-type="string">
            <text:p>1.3+187.990573i</text:p>
          </table:table-cell>
          <table:table-cell table:formula="of:=COMPLEX(0;-1/6.284/[.B46]/[.$C$5]*1000000000)" office:value-type="string" office:string-value="-193.226637618613i" calcext:value-type="string">
            <text:p>-193.226637618613i</text:p>
          </table:table-cell>
          <table:table-cell table:formula="of:=IMSUM([.C46];[.D46])" office:value-type="string" office:string-value="1.3-5.236064618613i" calcext:value-type="string">
            <text:p>1.3-5.236064618613i</text:p>
          </table:table-cell>
          <table:table-cell table:formula="of:=COMPLEX(0; 6.284*[.B46]*[.$C$6]/1000)" office:value-type="string" office:string-value="7.51962292i" calcext:value-type="string">
            <text:p>7.51962292i</text:p>
          </table:table-cell>
          <table:table-cell table:formula="of:=IMDIV(IMPRODUCT(-1;[.F46];[.F46]);[.E46])" office:value-type="string" office:string-value="2.52550011294284+10.172062912064i" calcext:value-type="string">
            <text:p>2.52550011294284+10.172062912064i</text:p>
          </table:table-cell>
          <table:table-cell table:formula="of:=COMPLEX(0;-1000000000/6.284/[.$F$12]/[.B46]+6.284*[.F$14]*[.B46]*0.001)" office:value-type="string" office:string-value="6.56342045679755i" calcext:value-type="string">
            <text:p>6.56342045679755i</text:p>
          </table:table-cell>
          <table:table-cell table:formula="of:=IMSUM([.G46];[.H46])" office:value-type="string" office:string-value="2.52550011294284+16.7354833688616i" calcext:value-type="string">
            <text:p>2.52550011294284+16.7354833688616i</text:p>
          </table:table-cell>
          <table:table-cell table:formula="of:=300000/[.B46]" office:value-type="float" office:value="42.6196902969172" calcext:value-type="float">
            <text:p>42.6196902969</text:p>
          </table:table-cell>
          <table:table-cell table:formula="of:=[.$C$1]/[.J46]*2*PI()" office:value-type="float" office:value="0" calcext:value-type="float">
            <text:p>0</text:p>
          </table:table-cell>
          <table:table-cell table:formula="of:=COMPLEX(0;TAN([.K46]))" office:value-type="string" office:string-value="0" calcext:value-type="string">
            <text:p>0</text:p>
          </table:table-cell>
          <table:table-cell table:formula="of:=IMPRODUCT(IMDIV(IMSUB([.I46];[.$C$2]); IMSUM([.I46]; [.$C$2])); 1-[.$F$1])" office:value-type="string" office:string-value="-0.728378453448345+0.550689642184978i" calcext:value-type="string">
            <text:p>-0.728378453448345+0.550689642184978i</text:p>
          </table:table-cell>
          <table:table-cell table:formula="of:=IMDIV(IMSUM(1;[.M46]);IMSUB(1;[.M46]))" office:value-type="string" office:string-value="0.0505100022588562+0.334709667377231i" calcext:value-type="string">
            <text:p>0.0505100022588562+0.334709667377231i</text:p>
          </table:table-cell>
          <table:table-cell table:formula="of:=IMSUM([.N46];[.L46])" office:value-type="string" office:string-value="0.0505100022588562+0.334709667377231i" calcext:value-type="string">
            <text:p>0.0505100022588562+0.334709667377231i</text:p>
          </table:table-cell>
          <table:table-cell table:formula="of:=IMSUM(1;IMPRODUCT([.L46];[.N46]))" office:value-type="string" office:string-value="1" calcext:value-type="string">
            <text:p>1</text:p>
          </table:table-cell>
          <table:table-cell table:formula="of:=IMPRODUCT([.$C$2];[.O46];IMDIV(1;[.P46]))" office:value-type="string" office:string-value="2.52550011294281+16.7354833688616i" calcext:value-type="string">
            <text:p>2.52550011294281+16.7354833688616i</text:p>
          </table:table-cell>
          <table:table-cell table:formula="of:=IMDIV(IMPRODUCT([.Q46];[.$F$10]);IMSUM([.Q46];[.$F$10]))" office:value-type="string" office:string-value="2.52577380936332+16.7353988334799i" calcext:value-type="string">
            <text:p>2.52577380936332+16.7353988334799i</text:p>
          </table:table-cell>
          <table:table-cell table:formula="of:=[.B46]" office:value-type="float" office:value="7039" calcext:value-type="float">
            <text:p>7039</text:p>
          </table:table-cell>
          <table:table-cell table:formula="of:=IMREAL([.R46])" office:value-type="float" office:value="2.52577380936332" calcext:value-type="float">
            <text:p>2.5257738094</text:p>
          </table:table-cell>
          <table:table-cell table:formula="of:=IMAGINARY([.R46])" office:value-type="float" office:value="16.7353988334799" calcext:value-type="float">
            <text:p>16.7353988335</text:p>
          </table:table-cell>
          <table:table-cell table:formula="of:=IMABS([.R46])" office:value-type="float" office:value="16.9249256261795" calcext:value-type="float">
            <text:p>16.9249256262</text:p>
          </table:table-cell>
        </table:table-row>
        <table:table-row table:style-name="ro1">
          <table:table-cell/>
          <table:table-cell table:formula="of:=[.B46]+[.$C$11]" office:value-type="float" office:value="7040.5" calcext:value-type="float">
            <text:p>7040.5</text:p>
          </table:table-cell>
          <table:table-cell table:formula="of:=COMPLEX([.$C$3]/1000;6.284*[.B47]*[.$C$4]/1000)" office:value-type="string" office:string-value="1.3+188.0306335i" calcext:value-type="string">
            <text:p>1.3+188.0306335i</text:p>
          </table:table-cell>
          <table:table-cell table:formula="of:=COMPLEX(0;-1/6.284/[.B47]/[.$C$5]*1000000000)" office:value-type="string" office:string-value="-193.185470094086i" calcext:value-type="string">
            <text:p>-193.185470094086i</text:p>
          </table:table-cell>
          <table:table-cell table:formula="of:=IMSUM([.C47];[.D47])" office:value-type="string" office:string-value="1.3-5.15483659408602i" calcext:value-type="string">
            <text:p>1.3-5.15483659408602i</text:p>
          </table:table-cell>
          <table:table-cell table:formula="of:=COMPLEX(0; 6.284*[.B47]*[.$C$6]/1000)" office:value-type="string" office:string-value="7.52122534i" calcext:value-type="string">
            <text:p>7.52122534i</text:p>
          </table:table-cell>
          <table:table-cell table:formula="of:=IMDIV(IMPRODUCT(-1;[.F47];[.F47]);[.E47])" office:value-type="string" office:string-value="2.60203079392749+10.3177258119047i" calcext:value-type="string">
            <text:p>2.60203079392749+10.3177258119047i</text:p>
          </table:table-cell>
          <table:table-cell table:formula="of:=COMPLEX(0;-1000000000/6.284/[.$F$12]/[.B47]+6.284*[.F$14]*[.B47]*0.001)" office:value-type="string" office:string-value="6.57898709263517i" calcext:value-type="string">
            <text:p>6.57898709263517i</text:p>
          </table:table-cell>
          <table:table-cell table:formula="of:=IMSUM([.G47];[.H47])" office:value-type="string" office:string-value="2.60203079392749+16.8967129045399i" calcext:value-type="string">
            <text:p>2.60203079392749+16.8967129045399i</text:p>
          </table:table-cell>
          <table:table-cell table:formula="of:=300000/[.B47]" office:value-type="float" office:value="42.6106100419004" calcext:value-type="float">
            <text:p>42.6106100419</text:p>
          </table:table-cell>
          <table:table-cell table:formula="of:=[.$C$1]/[.J47]*2*PI()" office:value-type="float" office:value="0" calcext:value-type="float">
            <text:p>0</text:p>
          </table:table-cell>
          <table:table-cell table:formula="of:=COMPLEX(0;TAN([.K47]))" office:value-type="string" office:string-value="0" calcext:value-type="string">
            <text:p>0</text:p>
          </table:table-cell>
          <table:table-cell table:formula="of:=IMPRODUCT(IMDIV(IMSUB([.I47];[.$C$2]); IMSUM([.I47]; [.$C$2])); 1-[.$F$1])" office:value-type="string" office:string-value="-0.723259748336764+0.553541845972938i" calcext:value-type="string">
            <text:p>-0.723259748336764+0.553541845972938i</text:p>
          </table:table-cell>
          <table:table-cell table:formula="of:=IMDIV(IMSUM(1;[.M47]);IMSUB(1;[.M47]))" office:value-type="string" office:string-value="0.0520406158785501+0.337934258090798i" calcext:value-type="string">
            <text:p>0.0520406158785501+0.337934258090798i</text:p>
          </table:table-cell>
          <table:table-cell table:formula="of:=IMSUM([.N47];[.L47])" office:value-type="string" office:string-value="0.0520406158785501+0.337934258090798i" calcext:value-type="string">
            <text:p>0.0520406158785501+0.337934258090798i</text:p>
          </table:table-cell>
          <table:table-cell table:formula="of:=IMSUM(1;IMPRODUCT([.L47];[.N47]))" office:value-type="string" office:string-value="1" calcext:value-type="string">
            <text:p>1</text:p>
          </table:table-cell>
          <table:table-cell table:formula="of:=IMPRODUCT([.$C$2];[.O47];IMDIV(1;[.P47]))" office:value-type="string" office:string-value="2.60203079392751+16.8967129045399i" calcext:value-type="string">
            <text:p>2.60203079392751+16.8967129045399i</text:p>
          </table:table-cell>
          <table:table-cell table:formula="of:=IMDIV(IMPRODUCT([.Q47];[.$F$10]);IMSUM([.Q47];[.$F$10]))" office:value-type="string" office:string-value="2.60230952033789+16.8966249684367i" calcext:value-type="string">
            <text:p>2.60230952033789+16.8966249684367i</text:p>
          </table:table-cell>
          <table:table-cell table:formula="of:=[.B47]" office:value-type="float" office:value="7040.5" calcext:value-type="float">
            <text:p>7040.5</text:p>
          </table:table-cell>
          <table:table-cell table:formula="of:=IMREAL([.R47])" office:value-type="float" office:value="2.60230952033789" calcext:value-type="float">
            <text:p>2.6023095203</text:p>
          </table:table-cell>
          <table:table-cell table:formula="of:=IMAGINARY([.R47])" office:value-type="float" office:value="16.8966249684367" calcext:value-type="float">
            <text:p>16.8966249684</text:p>
          </table:table-cell>
          <table:table-cell table:formula="of:=IMABS([.R47])" office:value-type="float" office:value="17.0958459914577" calcext:value-type="float">
            <text:p>17.0958459915</text:p>
          </table:table-cell>
        </table:table-row>
        <table:table-row table:style-name="ro1">
          <table:table-cell/>
          <table:table-cell table:formula="of:=[.B47]+[.$C$11]" office:value-type="float" office:value="7042" calcext:value-type="float">
            <text:p>7042</text:p>
          </table:table-cell>
          <table:table-cell table:formula="of:=COMPLEX([.$C$3]/1000;6.284*[.B48]*[.$C$4]/1000)" office:value-type="string" office:string-value="1.3+188.070694i" calcext:value-type="string">
            <text:p>1.3+188.070694i</text:p>
          </table:table-cell>
          <table:table-cell table:formula="of:=COMPLEX(0;-1/6.284/[.B48]/[.$C$5]*1000000000)" office:value-type="string" office:string-value="-193.144320107557i" calcext:value-type="string">
            <text:p>-193.144320107557i</text:p>
          </table:table-cell>
          <table:table-cell table:formula="of:=IMSUM([.C48];[.D48])" office:value-type="string" office:string-value="1.3-5.073626107557i" calcext:value-type="string">
            <text:p>1.3-5.073626107557i</text:p>
          </table:table-cell>
          <table:table-cell table:formula="of:=COMPLEX(0; 6.284*[.B48]*[.$C$6]/1000)" office:value-type="string" office:string-value="7.52282776i" calcext:value-type="string">
            <text:p>7.52282776i</text:p>
          </table:table-cell>
          <table:table-cell table:formula="of:=IMDIV(IMPRODUCT(-1;[.F48];[.F48]);[.E48])" office:value-type="string" office:string-value="2.6819652940848+10.4671454889465i" calcext:value-type="string">
            <text:p>2.6819652940848+10.4671454889465i</text:p>
          </table:table-cell>
          <table:table-cell table:formula="of:=COMPLEX(0;-1000000000/6.284/[.$F$12]/[.B48]+6.284*[.F$14]*[.B48]*0.001)" office:value-type="string" office:string-value="6.5945507109057i" calcext:value-type="string">
            <text:p>6.5945507109057i</text:p>
          </table:table-cell>
          <table:table-cell table:formula="of:=IMSUM([.G48];[.H48])" office:value-type="string" office:string-value="2.6819652940848+17.0616961998522i" calcext:value-type="string">
            <text:p>2.6819652940848+17.0616961998522i</text:p>
          </table:table-cell>
          <table:table-cell table:formula="of:=300000/[.B48]" office:value-type="float" office:value="42.6015336552116" calcext:value-type="float">
            <text:p>42.6015336552</text:p>
          </table:table-cell>
          <table:table-cell table:formula="of:=[.$C$1]/[.J48]*2*PI()" office:value-type="float" office:value="0" calcext:value-type="float">
            <text:p>0</text:p>
          </table:table-cell>
          <table:table-cell table:formula="of:=COMPLEX(0;TAN([.K48]))" office:value-type="string" office:string-value="0" calcext:value-type="string">
            <text:p>0</text:p>
          </table:table-cell>
          <table:table-cell table:formula="of:=IMPRODUCT(IMDIV(IMSUB([.I48];[.$C$2]); IMSUM([.I48]; [.$C$2])); 1-[.$F$1])" office:value-type="string" office:string-value="-0.717988614615226+0.556391540325871i" calcext:value-type="string">
            <text:p>-0.717988614615226+0.556391540325871i</text:p>
          </table:table-cell>
          <table:table-cell table:formula="of:=IMDIV(IMSUM(1;[.M48]);IMSUB(1;[.M48]))" office:value-type="string" office:string-value="0.0536393058816963+0.341233923997043i" calcext:value-type="string">
            <text:p>0.0536393058816963+0.341233923997043i</text:p>
          </table:table-cell>
          <table:table-cell table:formula="of:=IMSUM([.N48];[.L48])" office:value-type="string" office:string-value="0.0536393058816963+0.341233923997043i" calcext:value-type="string">
            <text:p>0.0536393058816963+0.341233923997043i</text:p>
          </table:table-cell>
          <table:table-cell table:formula="of:=IMSUM(1;IMPRODUCT([.L48];[.N48]))" office:value-type="string" office:string-value="1" calcext:value-type="string">
            <text:p>1</text:p>
          </table:table-cell>
          <table:table-cell table:formula="of:=IMPRODUCT([.$C$2];[.O48];IMDIV(1;[.P48]))" office:value-type="string" office:string-value="2.68196529408482+17.0616961998522i" calcext:value-type="string">
            <text:p>2.68196529408482+17.0616961998522i</text:p>
          </table:table-cell>
          <table:table-cell table:formula="of:=IMDIV(IMPRODUCT([.Q48];[.$F$10]);IMSUM([.Q48];[.$F$10]))" office:value-type="string" office:string-value="2.68224920058516+17.0616046774082i" calcext:value-type="string">
            <text:p>2.68224920058516+17.0616046774082i</text:p>
          </table:table-cell>
          <table:table-cell table:formula="of:=[.B48]" office:value-type="float" office:value="7042" calcext:value-type="float">
            <text:p>7042</text:p>
          </table:table-cell>
          <table:table-cell table:formula="of:=IMREAL([.R48])" office:value-type="float" office:value="2.68224920058516" calcext:value-type="float">
            <text:p>2.6822492006</text:p>
          </table:table-cell>
          <table:table-cell table:formula="of:=IMAGINARY([.R48])" office:value-type="float" office:value="17.0616046774082" calcext:value-type="float">
            <text:p>17.0616046774</text:p>
          </table:table-cell>
          <table:table-cell table:formula="of:=IMABS([.R48])" office:value-type="float" office:value="17.2711555763416" calcext:value-type="float">
            <text:p>17.2711555763</text:p>
          </table:table-cell>
        </table:table-row>
        <table:table-row table:style-name="ro1">
          <table:table-cell/>
          <table:table-cell table:formula="of:=[.B48]+[.$C$11]" office:value-type="float" office:value="7043.5" calcext:value-type="float">
            <text:p>7043.5</text:p>
          </table:table-cell>
          <table:table-cell table:formula="of:=COMPLEX([.$C$3]/1000;6.284*[.B49]*[.$C$4]/1000)" office:value-type="string" office:string-value="1.3+188.1107545i" calcext:value-type="string">
            <text:p>1.3+188.1107545i</text:p>
          </table:table-cell>
          <table:table-cell table:formula="of:=COMPLEX(0;-1/6.284/[.B49]/[.$C$5]*1000000000)" office:value-type="string" office:string-value="-193.103187647819i" calcext:value-type="string">
            <text:p>-193.103187647819i</text:p>
          </table:table-cell>
          <table:table-cell table:formula="of:=IMSUM([.C49];[.D49])" office:value-type="string" office:string-value="1.3-4.99243314781899i" calcext:value-type="string">
            <text:p>1.3-4.99243314781899i</text:p>
          </table:table-cell>
          <table:table-cell table:formula="of:=COMPLEX(0; 6.284*[.B49]*[.$C$6]/1000)" office:value-type="string" office:string-value="7.52443018i" calcext:value-type="string">
            <text:p>7.52443018i</text:p>
          </table:table-cell>
          <table:table-cell table:formula="of:=IMDIV(IMPRODUCT(-1;[.F49];[.F49]);[.E49])" office:value-type="string" office:string-value="2.76550271830173+10.6204518778716i" calcext:value-type="string">
            <text:p>2.76550271830173+10.6204518778716i</text:p>
          </table:table-cell>
          <table:table-cell table:formula="of:=COMPLEX(0;-1000000000/6.284/[.$F$12]/[.B49]+6.284*[.F$14]*[.B49]*0.001)" office:value-type="string" office:string-value="6.61011131353701i" calcext:value-type="string">
            <text:p>6.61011131353701i</text:p>
          </table:table-cell>
          <table:table-cell table:formula="of:=IMSUM([.G49];[.H49])" office:value-type="string" office:string-value="2.76550271830173+17.2305631914086i" calcext:value-type="string">
            <text:p>2.76550271830173+17.2305631914086i</text:p>
          </table:table-cell>
          <table:table-cell table:formula="of:=300000/[.B49]" office:value-type="float" office:value="42.5924611343792" calcext:value-type="float">
            <text:p>42.5924611344</text:p>
          </table:table-cell>
          <table:table-cell table:formula="of:=[.$C$1]/[.J49]*2*PI()" office:value-type="float" office:value="0" calcext:value-type="float">
            <text:p>0</text:p>
          </table:table-cell>
          <table:table-cell table:formula="of:=COMPLEX(0;TAN([.K49]))" office:value-type="string" office:string-value="0" calcext:value-type="string">
            <text:p>0</text:p>
          </table:table-cell>
          <table:table-cell table:formula="of:=IMPRODUCT(IMDIV(IMSUB([.I49];[.$C$2]); IMSUM([.I49]; [.$C$2])); 1-[.$F$1])" office:value-type="string" office:string-value="-0.712559279335852+0.559235852241669i" calcext:value-type="string">
            <text:p>-0.712559279335852+0.559235852241669i</text:p>
          </table:table-cell>
          <table:table-cell table:formula="of:=IMDIV(IMSUM(1;[.M49]);IMSUB(1;[.M49]))" office:value-type="string" office:string-value="0.0553100543660338+0.344611263828172i" calcext:value-type="string">
            <text:p>0.0553100543660338+0.344611263828172i</text:p>
          </table:table-cell>
          <table:table-cell table:formula="of:=IMSUM([.N49];[.L49])" office:value-type="string" office:string-value="0.0553100543660338+0.344611263828172i" calcext:value-type="string">
            <text:p>0.0553100543660338+0.344611263828172i</text:p>
          </table:table-cell>
          <table:table-cell table:formula="of:=IMSUM(1;IMPRODUCT([.L49];[.N49]))" office:value-type="string" office:string-value="1" calcext:value-type="string">
            <text:p>1</text:p>
          </table:table-cell>
          <table:table-cell table:formula="of:=IMPRODUCT([.$C$2];[.O49];IMDIV(1;[.P49]))" office:value-type="string" office:string-value="2.76550271830169+17.2305631914086i" calcext:value-type="string">
            <text:p>2.76550271830169+17.2305631914086i</text:p>
          </table:table-cell>
          <table:table-cell table:formula="of:=IMDIV(IMPRODUCT([.Q49];[.$F$10]);IMSUM([.Q49];[.$F$10]))" office:value-type="string" office:string-value="2.76579196045144+17.2304678842543i" calcext:value-type="string">
            <text:p>2.76579196045144+17.2304678842543i</text:p>
          </table:table-cell>
          <table:table-cell table:formula="of:=[.B49]" office:value-type="float" office:value="7043.5" calcext:value-type="float">
            <text:p>7043.5</text:p>
          </table:table-cell>
          <table:table-cell table:formula="of:=IMREAL([.R49])" office:value-type="float" office:value="2.76579196045144" calcext:value-type="float">
            <text:p>2.7657919605</text:p>
          </table:table-cell>
          <table:table-cell table:formula="of:=IMAGINARY([.R49])" office:value-type="float" office:value="17.2304678842543" calcext:value-type="float">
            <text:p>17.2304678843</text:p>
          </table:table-cell>
          <table:table-cell table:formula="of:=IMABS([.R49])" office:value-type="float" office:value="17.4510351749922" calcext:value-type="float">
            <text:p>17.451035175</text:p>
          </table:table-cell>
        </table:table-row>
        <table:table-row table:style-name="ro1">
          <table:table-cell/>
          <table:table-cell table:formula="of:=[.B49]+[.$C$11]" office:value-type="float" office:value="7045" calcext:value-type="float">
            <text:p>7045</text:p>
          </table:table-cell>
          <table:table-cell table:formula="of:=COMPLEX([.$C$3]/1000;6.284*[.B50]*[.$C$4]/1000)" office:value-type="string" office:string-value="1.3+188.150815i" calcext:value-type="string">
            <text:p>1.3+188.150815i</text:p>
          </table:table-cell>
          <table:table-cell table:formula="of:=COMPLEX(0;-1/6.284/[.B50]/[.$C$5]*1000000000)" office:value-type="string" office:string-value="-193.062072703678i" calcext:value-type="string">
            <text:p>-193.062072703678i</text:p>
          </table:table-cell>
          <table:table-cell table:formula="of:=IMSUM([.C50];[.D50])" office:value-type="string" office:string-value="1.3-4.91125770367802i" calcext:value-type="string">
            <text:p>1.3-4.91125770367802i</text:p>
          </table:table-cell>
          <table:table-cell table:formula="of:=COMPLEX(0; 6.284*[.B50]*[.$C$6]/1000)" office:value-type="string" office:string-value="7.5260326i" calcext:value-type="string">
            <text:p>7.5260326i</text:p>
          </table:table-cell>
          <table:table-cell table:formula="of:=IMDIV(IMPRODUCT(-1;[.F50];[.F50]);[.E50])" office:value-type="string" office:string-value="2.85285651113198+10.7777796290653i" calcext:value-type="string">
            <text:p>2.85285651113198+10.7777796290653i</text:p>
          </table:table-cell>
          <table:table-cell table:formula="of:=COMPLEX(0;-1000000000/6.284/[.$F$12]/[.B50]+6.284*[.F$14]*[.B50]*0.001)" office:value-type="string" office:string-value="6.62566890245535i" calcext:value-type="string">
            <text:p>6.62566890245535i</text:p>
          </table:table-cell>
          <table:table-cell table:formula="of:=IMSUM([.G50];[.H50])" office:value-type="string" office:string-value="2.85285651113198+17.4034485315207i" calcext:value-type="string">
            <text:p>2.85285651113198+17.4034485315207i</text:p>
          </table:table-cell>
          <table:table-cell table:formula="of:=300000/[.B50]" office:value-type="float" office:value="42.583392476934" calcext:value-type="float">
            <text:p>42.5833924769</text:p>
          </table:table-cell>
          <table:table-cell table:formula="of:=[.$C$1]/[.J50]*2*PI()" office:value-type="float" office:value="0" calcext:value-type="float">
            <text:p>0</text:p>
          </table:table-cell>
          <table:table-cell table:formula="of:=COMPLEX(0;TAN([.K50]))" office:value-type="string" office:string-value="0" calcext:value-type="string">
            <text:p>0</text:p>
          </table:table-cell>
          <table:table-cell table:formula="of:=IMPRODUCT(IMDIV(IMSUB([.I50];[.$C$2]); IMSUM([.I50]; [.$C$2])); 1-[.$F$1])" office:value-type="string" office:string-value="-0.70696574438275+0.562071616151477i" calcext:value-type="string">
            <text:p>-0.70696574438275+0.562071616151477i</text:p>
          </table:table-cell>
          <table:table-cell table:formula="of:=IMDIV(IMSUM(1;[.M50]);IMSUB(1;[.M50]))" office:value-type="string" office:string-value="0.05705713022264+0.348068970630414i" calcext:value-type="string">
            <text:p>0.05705713022264+0.348068970630414i</text:p>
          </table:table-cell>
          <table:table-cell table:formula="of:=IMSUM([.N50];[.L50])" office:value-type="string" office:string-value="0.05705713022264+0.348068970630414i" calcext:value-type="string">
            <text:p>0.05705713022264+0.348068970630414i</text:p>
          </table:table-cell>
          <table:table-cell table:formula="of:=IMSUM(1;IMPRODUCT([.L50];[.N50]))" office:value-type="string" office:string-value="1" calcext:value-type="string">
            <text:p>1</text:p>
          </table:table-cell>
          <table:table-cell table:formula="of:=IMPRODUCT([.$C$2];[.O50];IMDIV(1;[.P50]))" office:value-type="string" office:string-value="2.852856511132+17.4034485315207i" calcext:value-type="string">
            <text:p>2.852856511132+17.4034485315207i</text:p>
          </table:table-cell>
          <table:table-cell table:formula="of:=IMDIV(IMPRODUCT([.Q50];[.$F$10]);IMSUM([.Q50];[.$F$10]))" office:value-type="string" office:string-value="2.85315125008818+17.4033492274924i" calcext:value-type="string">
            <text:p>2.85315125008818+17.4033492274924i</text:p>
          </table:table-cell>
          <table:table-cell table:formula="of:=[.B50]" office:value-type="float" office:value="7045" calcext:value-type="float">
            <text:p>7045</text:p>
          </table:table-cell>
          <table:table-cell table:formula="of:=IMREAL([.R50])" office:value-type="float" office:value="2.85315125008818" calcext:value-type="float">
            <text:p>2.8531512501</text:p>
          </table:table-cell>
          <table:table-cell table:formula="of:=IMAGINARY([.R50])" office:value-type="float" office:value="17.4033492274924" calcext:value-type="float">
            <text:p>17.4033492275</text:p>
          </table:table-cell>
          <table:table-cell table:formula="of:=IMABS([.R50])" office:value-type="float" office:value="17.6356751044563" calcext:value-type="float">
            <text:p>17.6356751045</text:p>
          </table:table-cell>
        </table:table-row>
        <table:table-row table:style-name="ro1">
          <table:table-cell/>
          <table:table-cell table:formula="of:=[.B50]+[.$C$11]" office:value-type="float" office:value="7046.5" calcext:value-type="float">
            <text:p>7046.5</text:p>
          </table:table-cell>
          <table:table-cell table:formula="of:=COMPLEX([.$C$3]/1000;6.284*[.B51]*[.$C$4]/1000)" office:value-type="string" office:string-value="1.3+188.1908755i" calcext:value-type="string">
            <text:p>1.3+188.1908755i</text:p>
          </table:table-cell>
          <table:table-cell table:formula="of:=COMPLEX(0;-1/6.284/[.B51]/[.$C$5]*1000000000)" office:value-type="string" office:string-value="-193.020975263949i" calcext:value-type="string">
            <text:p>-193.020975263949i</text:p>
          </table:table-cell>
          <table:table-cell table:formula="of:=IMSUM([.C51];[.D51])" office:value-type="string" office:string-value="1.3-4.83009976394899i" calcext:value-type="string">
            <text:p>1.3-4.83009976394899i</text:p>
          </table:table-cell>
          <table:table-cell table:formula="of:=COMPLEX(0; 6.284*[.B51]*[.$C$6]/1000)" office:value-type="string" office:string-value="7.52763502i" calcext:value-type="string">
            <text:p>7.52763502i</text:p>
          </table:table-cell>
          <table:table-cell table:formula="of:=IMDIV(IMPRODUCT(-1;[.F51];[.F51]);[.E51])" office:value-type="string" office:string-value="2.94425567175192+10.9392681731803i" calcext:value-type="string">
            <text:p>2.94425567175192+10.9392681731803i</text:p>
          </table:table-cell>
          <table:table-cell table:formula="of:=COMPLEX(0;-1000000000/6.284/[.$F$12]/[.B51]+6.284*[.F$14]*[.B51]*0.001)" office:value-type="string" office:string-value="6.64122347958531i" calcext:value-type="string">
            <text:p>6.64122347958531i</text:p>
          </table:table-cell>
          <table:table-cell table:formula="of:=IMSUM([.G51];[.H51])" office:value-type="string" office:string-value="2.94425567175192+17.5804916527656i" calcext:value-type="string">
            <text:p>2.94425567175192+17.5804916527656i</text:p>
          </table:table-cell>
          <table:table-cell table:formula="of:=300000/[.B51]" office:value-type="float" office:value="42.5743276804087" calcext:value-type="float">
            <text:p>42.5743276804</text:p>
          </table:table-cell>
          <table:table-cell table:formula="of:=[.$C$1]/[.J51]*2*PI()" office:value-type="float" office:value="0" calcext:value-type="float">
            <text:p>0</text:p>
          </table:table-cell>
          <table:table-cell table:formula="of:=COMPLEX(0;TAN([.K51]))" office:value-type="string" office:string-value="0" calcext:value-type="string">
            <text:p>0</text:p>
          </table:table-cell>
          <table:table-cell table:formula="of:=IMPRODUCT(IMDIV(IMSUB([.I51];[.$C$2]); IMSUM([.I51]; [.$C$2])); 1-[.$F$1])" office:value-type="string" office:string-value="-0.701201781247015+0.564895347671123i" calcext:value-type="string">
            <text:p>-0.701201781247015+0.564895347671123i</text:p>
          </table:table-cell>
          <table:table-cell table:formula="of:=IMDIV(IMSUM(1;[.M51]);IMSUB(1;[.M51]))" office:value-type="string" office:string-value="0.0588851134350377+0.351609833055313i" calcext:value-type="string">
            <text:p>0.0588851134350377+0.351609833055313i</text:p>
          </table:table-cell>
          <table:table-cell table:formula="of:=IMSUM([.N51];[.L51])" office:value-type="string" office:string-value="0.0588851134350377+0.351609833055313i" calcext:value-type="string">
            <text:p>0.0588851134350377+0.351609833055313i</text:p>
          </table:table-cell>
          <table:table-cell table:formula="of:=IMSUM(1;IMPRODUCT([.L51];[.N51]))" office:value-type="string" office:string-value="1" calcext:value-type="string">
            <text:p>1</text:p>
          </table:table-cell>
          <table:table-cell table:formula="of:=IMPRODUCT([.$C$2];[.O51];IMDIV(1;[.P51]))" office:value-type="string" office:string-value="2.94425567175189+17.5804916527657i" calcext:value-type="string">
            <text:p>2.94425567175189+17.5804916527657i</text:p>
          </table:table-cell>
          <table:table-cell table:formula="of:=IMDIV(IMPRODUCT([.Q51];[.$F$10]);IMSUM([.Q51];[.$F$10]))" office:value-type="string" office:string-value="2.94455607439306+17.5803881247612i" calcext:value-type="string">
            <text:p>2.94455607439306+17.5803881247612i</text:p>
          </table:table-cell>
          <table:table-cell table:formula="of:=[.B51]" office:value-type="float" office:value="7046.5" calcext:value-type="float">
            <text:p>7046.5</text:p>
          </table:table-cell>
          <table:table-cell table:formula="of:=IMREAL([.R51])" office:value-type="float" office:value="2.94455607439306" calcext:value-type="float">
            <text:p>2.9445560744</text:p>
          </table:table-cell>
          <table:table-cell table:formula="of:=IMAGINARY([.R51])" office:value-type="float" office:value="17.5803881247612" calcext:value-type="float">
            <text:p>17.5803881248</text:p>
          </table:table-cell>
          <table:table-cell table:formula="of:=IMABS([.R51])" office:value-type="float" office:value="17.8252757928872" calcext:value-type="float">
            <text:p>17.8252757929</text:p>
          </table:table-cell>
        </table:table-row>
        <table:table-row table:style-name="ro1">
          <table:table-cell/>
          <table:table-cell table:formula="of:=[.B51]+[.$C$11]" office:value-type="float" office:value="7048" calcext:value-type="float">
            <text:p>7048</text:p>
          </table:table-cell>
          <table:table-cell table:formula="of:=COMPLEX([.$C$3]/1000;6.284*[.B52]*[.$C$4]/1000)" office:value-type="string" office:string-value="1.3+188.230936i" calcext:value-type="string">
            <text:p>1.3+188.230936i</text:p>
          </table:table-cell>
          <table:table-cell table:formula="of:=COMPLEX(0;-1/6.284/[.B52]/[.$C$5]*1000000000)" office:value-type="string" office:string-value="-192.979895317454i" calcext:value-type="string">
            <text:p>-192.979895317454i</text:p>
          </table:table-cell>
          <table:table-cell table:formula="of:=IMSUM([.C52];[.D52])" office:value-type="string" office:string-value="1.3-4.74895931745399i" calcext:value-type="string">
            <text:p>1.3-4.74895931745399i</text:p>
          </table:table-cell>
          <table:table-cell table:formula="of:=COMPLEX(0; 6.284*[.B52]*[.$C$6]/1000)" office:value-type="string" office:string-value="7.52923744i" calcext:value-type="string">
            <text:p>7.52923744i</text:p>
          </table:table-cell>
          <table:table-cell table:formula="of:=IMDIV(IMPRODUCT(-1;[.F52];[.F52]);[.E52])" office:value-type="string" office:string-value="3.0399460856757+11.105061760098i" calcext:value-type="string">
            <text:p>3.0399460856757+11.105061760098i</text:p>
          </table:table-cell>
          <table:table-cell table:formula="of:=COMPLEX(0;-1000000000/6.284/[.$F$12]/[.B52]+6.284*[.F$14]*[.B52]*0.001)" office:value-type="string" office:string-value="6.65677504684988i" calcext:value-type="string">
            <text:p>6.65677504684988i</text:p>
          </table:table-cell>
          <table:table-cell table:formula="of:=IMSUM([.G52];[.H52])" office:value-type="string" office:string-value="3.0399460856757+17.7618368069479i" calcext:value-type="string">
            <text:p>3.0399460856757+17.7618368069479i</text:p>
          </table:table-cell>
          <table:table-cell table:formula="of:=300000/[.B52]" office:value-type="float" office:value="42.5652667423383" calcext:value-type="float">
            <text:p>42.5652667423</text:p>
          </table:table-cell>
          <table:table-cell table:formula="of:=[.$C$1]/[.J52]*2*PI()" office:value-type="float" office:value="0" calcext:value-type="float">
            <text:p>0</text:p>
          </table:table-cell>
          <table:table-cell table:formula="of:=COMPLEX(0;TAN([.K52]))" office:value-type="string" office:string-value="0" calcext:value-type="string">
            <text:p>0</text:p>
          </table:table-cell>
          <table:table-cell table:formula="of:=IMPRODUCT(IMDIV(IMSUB([.I52];[.$C$2]); IMSUM([.I52]; [.$C$2])); 1-[.$F$1])" office:value-type="string" office:string-value="-0.695260926429841+0.567703215078759i" calcext:value-type="string">
            <text:p>-0.695260926429841+0.567703215078759i</text:p>
          </table:table-cell>
          <table:table-cell table:formula="of:=IMDIV(IMSUM(1;[.M52]);IMSUB(1;[.M52]))" office:value-type="string" office:string-value="0.0607989217135144+0.355236736138958i" calcext:value-type="string">
            <text:p>0.0607989217135144+0.355236736138958i</text:p>
          </table:table-cell>
          <table:table-cell table:formula="of:=IMSUM([.N52];[.L52])" office:value-type="string" office:string-value="0.0607989217135144+0.355236736138958i" calcext:value-type="string">
            <text:p>0.0607989217135144+0.355236736138958i</text:p>
          </table:table-cell>
          <table:table-cell table:formula="of:=IMSUM(1;IMPRODUCT([.L52];[.N52]))" office:value-type="string" office:string-value="1" calcext:value-type="string">
            <text:p>1</text:p>
          </table:table-cell>
          <table:table-cell table:formula="of:=IMPRODUCT([.$C$2];[.O52];IMDIV(1;[.P52]))" office:value-type="string" office:string-value="3.03994608567572+17.7618368069479i" calcext:value-type="string">
            <text:p>3.03994608567572+17.7618368069479i</text:p>
          </table:table-cell>
          <table:table-cell table:formula="of:=IMDIV(IMPRODUCT([.Q52];[.$F$10]);IMSUM([.Q52];[.$F$10]))" office:value-type="string" office:string-value="3.04025232470735+17.7617288116762i" calcext:value-type="string">
            <text:p>3.04025232470735+17.7617288116762i</text:p>
          </table:table-cell>
          <table:table-cell table:formula="of:=[.B52]" office:value-type="float" office:value="7048" calcext:value-type="float">
            <text:p>7048</text:p>
          </table:table-cell>
          <table:table-cell table:formula="of:=IMREAL([.R52])" office:value-type="float" office:value="3.04025232470735" calcext:value-type="float">
            <text:p>3.0402523247</text:p>
          </table:table-cell>
          <table:table-cell table:formula="of:=IMAGINARY([.R52])" office:value-type="float" office:value="17.7617288116762" calcext:value-type="float">
            <text:p>17.7617288117</text:p>
          </table:table-cell>
          <table:table-cell table:formula="of:=IMABS([.R52])" office:value-type="float" office:value="18.0200484066336" calcext:value-type="float">
            <text:p>18.0200484066</text:p>
          </table:table-cell>
        </table:table-row>
        <table:table-row table:style-name="ro1">
          <table:table-cell/>
          <table:table-cell table:formula="of:=[.B52]+[.$C$11]" office:value-type="float" office:value="7049.5" calcext:value-type="float">
            <text:p>7049.5</text:p>
          </table:table-cell>
          <table:table-cell table:formula="of:=COMPLEX([.$C$3]/1000;6.284*[.B53]*[.$C$4]/1000)" office:value-type="string" office:string-value="1.3+188.2709965i" calcext:value-type="string">
            <text:p>1.3+188.2709965i</text:p>
          </table:table-cell>
          <table:table-cell table:formula="of:=COMPLEX(0;-1/6.284/[.B53]/[.$C$5]*1000000000)" office:value-type="string" office:string-value="-192.938832853027i" calcext:value-type="string">
            <text:p>-192.938832853027i</text:p>
          </table:table-cell>
          <table:table-cell table:formula="of:=IMSUM([.C53];[.D53])" office:value-type="string" office:string-value="1.3-4.66783635302701i" calcext:value-type="string">
            <text:p>1.3-4.66783635302701i</text:p>
          </table:table-cell>
          <table:table-cell table:formula="of:=COMPLEX(0; 6.284*[.B53]*[.$C$6]/1000)" office:value-type="string" office:string-value="7.53083986i" calcext:value-type="string">
            <text:p>7.53083986i</text:p>
          </table:table-cell>
          <table:table-cell table:formula="of:=IMDIV(IMPRODUCT(-1;[.F53];[.F53]);[.E53])" office:value-type="string" office:string-value="3.14019198551236+11.2753094657374i" calcext:value-type="string">
            <text:p>3.14019198551236+11.2753094657374i</text:p>
          </table:table-cell>
          <table:table-cell table:formula="of:=COMPLEX(0;-1000000000/6.284/[.$F$12]/[.B53]+6.284*[.F$14]*[.B53]*0.001)" office:value-type="string" office:string-value="6.67232360617036i" calcext:value-type="string">
            <text:p>6.67232360617036i</text:p>
          </table:table-cell>
          <table:table-cell table:formula="of:=IMSUM([.G53];[.H53])" office:value-type="string" office:string-value="3.14019198551236+17.9476330719078i" calcext:value-type="string">
            <text:p>3.14019198551236+17.9476330719078i</text:p>
          </table:table-cell>
          <table:table-cell table:formula="of:=300000/[.B53]" office:value-type="float" office:value="42.5562096602596" calcext:value-type="float">
            <text:p>42.5562096603</text:p>
          </table:table-cell>
          <table:table-cell table:formula="of:=[.$C$1]/[.J53]*2*PI()" office:value-type="float" office:value="0" calcext:value-type="float">
            <text:p>0</text:p>
          </table:table-cell>
          <table:table-cell table:formula="of:=COMPLEX(0;TAN([.K53]))" office:value-type="string" office:string-value="0" calcext:value-type="string">
            <text:p>0</text:p>
          </table:table-cell>
          <table:table-cell table:formula="of:=IMPRODUCT(IMDIV(IMSUB([.I53];[.$C$2]); IMSUM([.I53]; [.$C$2])); 1-[.$F$1])" office:value-type="string" office:string-value="-0.689136477640271+0.570491008337482i" calcext:value-type="string">
            <text:p>-0.689136477640271+0.570491008337482i</text:p>
          </table:table-cell>
          <table:table-cell table:formula="of:=IMDIV(IMSUM(1;[.M53]);IMSUB(1;[.M53]))" office:value-type="string" office:string-value="0.0628038397102481+0.358952661438156i" calcext:value-type="string">
            <text:p>0.0628038397102481+0.358952661438156i</text:p>
          </table:table-cell>
          <table:table-cell table:formula="of:=IMSUM([.N53];[.L53])" office:value-type="string" office:string-value="0.0628038397102481+0.358952661438156i" calcext:value-type="string">
            <text:p>0.0628038397102481+0.358952661438156i</text:p>
          </table:table-cell>
          <table:table-cell table:formula="of:=IMSUM(1;IMPRODUCT([.L53];[.N53]))" office:value-type="string" office:string-value="1" calcext:value-type="string">
            <text:p>1</text:p>
          </table:table-cell>
          <table:table-cell table:formula="of:=IMPRODUCT([.$C$2];[.O53];IMDIV(1;[.P53]))" office:value-type="string" office:string-value="3.1401919855124+17.9476330719078i" calcext:value-type="string">
            <text:p>3.1401919855124+17.9476330719078i</text:p>
          </table:table-cell>
          <table:table-cell table:formula="of:=IMDIV(IMPRODUCT([.Q53];[.$F$10]);IMSUM([.Q53];[.$F$10]))" office:value-type="string" office:string-value="3.14050423954816+17.9475203485177i" calcext:value-type="string">
            <text:p>3.14050423954816+17.9475203485177i</text:p>
          </table:table-cell>
          <table:table-cell table:formula="of:=[.B53]" office:value-type="float" office:value="7049.5" calcext:value-type="float">
            <text:p>7049.5</text:p>
          </table:table-cell>
          <table:table-cell table:formula="of:=IMREAL([.R53])" office:value-type="float" office:value="3.14050423954816" calcext:value-type="float">
            <text:p>3.1405042395</text:p>
          </table:table-cell>
          <table:table-cell table:formula="of:=IMAGINARY([.R53])" office:value-type="float" office:value="17.9475203485177" calcext:value-type="float">
            <text:p>17.9475203485</text:p>
          </table:table-cell>
          <table:table-cell table:formula="of:=IMABS([.R53])" office:value-type="float" office:value="18.2202155184585" calcext:value-type="float">
            <text:p>18.2202155185</text:p>
          </table:table-cell>
        </table:table-row>
        <table:table-row table:style-name="ro1">
          <table:table-cell/>
          <table:table-cell table:formula="of:=[.B53]+[.$C$11]" office:value-type="float" office:value="7051" calcext:value-type="float">
            <text:p>7051</text:p>
          </table:table-cell>
          <table:table-cell table:formula="of:=COMPLEX([.$C$3]/1000;6.284*[.B54]*[.$C$4]/1000)" office:value-type="string" office:string-value="1.3+188.311057i" calcext:value-type="string">
            <text:p>1.3+188.311057i</text:p>
          </table:table-cell>
          <table:table-cell table:formula="of:=COMPLEX(0;-1/6.284/[.B54]/[.$C$5]*1000000000)" office:value-type="string" office:string-value="-192.897787859511i" calcext:value-type="string">
            <text:p>-192.897787859511i</text:p>
          </table:table-cell>
          <table:table-cell table:formula="of:=IMSUM([.C54];[.D54])" office:value-type="string" office:string-value="1.3-4.58673085951099i" calcext:value-type="string">
            <text:p>1.3-4.58673085951099i</text:p>
          </table:table-cell>
          <table:table-cell table:formula="of:=COMPLEX(0; 6.284*[.B54]*[.$C$6]/1000)" office:value-type="string" office:string-value="7.53244228i" calcext:value-type="string">
            <text:p>7.53244228i</text:p>
          </table:table-cell>
          <table:table-cell table:formula="of:=IMDIV(IMPRODUCT(-1;[.F54];[.F54]);[.E54])" office:value-type="string" office:string-value="3.24527755442454+11.4501651588903i" calcext:value-type="string">
            <text:p>3.24527755442454+11.4501651588903i</text:p>
          </table:table-cell>
          <table:table-cell table:formula="of:=COMPLEX(0;-1000000000/6.284/[.$F$12]/[.B54]+6.284*[.F$14]*[.B54]*0.001)" office:value-type="string" office:string-value="6.68786915946646i" calcext:value-type="string">
            <text:p>6.68786915946646i</text:p>
          </table:table-cell>
          <table:table-cell table:formula="of:=IMSUM([.G54];[.H54])" office:value-type="string" office:string-value="3.24527755442454+18.1380343183568i" calcext:value-type="string">
            <text:p>3.24527755442454+18.1380343183568i</text:p>
          </table:table-cell>
          <table:table-cell table:formula="of:=300000/[.B54]" office:value-type="float" office:value="42.5471564317118" calcext:value-type="float">
            <text:p>42.5471564317</text:p>
          </table:table-cell>
          <table:table-cell table:formula="of:=[.$C$1]/[.J54]*2*PI()" office:value-type="float" office:value="0" calcext:value-type="float">
            <text:p>0</text:p>
          </table:table-cell>
          <table:table-cell table:formula="of:=COMPLEX(0;TAN([.K54]))" office:value-type="string" office:string-value="0" calcext:value-type="string">
            <text:p>0</text:p>
          </table:table-cell>
          <table:table-cell table:formula="of:=IMPRODUCT(IMDIV(IMSUB([.I54];[.$C$2]); IMSUM([.I54]; [.$C$2])); 1-[.$F$1])" office:value-type="string" office:string-value="-0.682821490980531+0.573254105472061i" calcext:value-type="string">
            <text:p>-0.682821490980531+0.573254105472061i</text:p>
          </table:table-cell>
          <table:table-cell table:formula="of:=IMDIV(IMSUM(1;[.M54]);IMSUB(1;[.M54]))" office:value-type="string" office:string-value="0.06490555108849+0.362760686367136i" calcext:value-type="string">
            <text:p>0.06490555108849+0.362760686367136i</text:p>
          </table:table-cell>
          <table:table-cell table:formula="of:=IMSUM([.N54];[.L54])" office:value-type="string" office:string-value="0.06490555108849+0.362760686367136i" calcext:value-type="string">
            <text:p>0.06490555108849+0.362760686367136i</text:p>
          </table:table-cell>
          <table:table-cell table:formula="of:=IMSUM(1;IMPRODUCT([.L54];[.N54]))" office:value-type="string" office:string-value="1" calcext:value-type="string">
            <text:p>1</text:p>
          </table:table-cell>
          <table:table-cell table:formula="of:=IMPRODUCT([.$C$2];[.O54];IMDIV(1;[.P54]))" office:value-type="string" office:string-value="3.2452775544245+18.1380343183568i" calcext:value-type="string">
            <text:p>3.2452775544245+18.1380343183568i</text:p>
          </table:table-cell>
          <table:table-cell table:formula="of:=IMDIV(IMPRODUCT([.Q54];[.$F$10]);IMSUM([.Q54];[.$F$10]))" office:value-type="string" office:string-value="3.24559600803661+18.1379165869338i" calcext:value-type="string">
            <text:p>3.24559600803661+18.1379165869338i</text:p>
          </table:table-cell>
          <table:table-cell table:formula="of:=[.B54]" office:value-type="float" office:value="7051" calcext:value-type="float">
            <text:p>7051</text:p>
          </table:table-cell>
          <table:table-cell table:formula="of:=IMREAL([.R54])" office:value-type="float" office:value="3.24559600803661" calcext:value-type="float">
            <text:p>3.245596008</text:p>
          </table:table-cell>
          <table:table-cell table:formula="of:=IMAGINARY([.R54])" office:value-type="float" office:value="18.1379165869338" calcext:value-type="float">
            <text:p>18.1379165869</text:p>
          </table:table-cell>
          <table:table-cell table:formula="of:=IMABS([.R54])" office:value-type="float" office:value="18.4260118192177" calcext:value-type="float">
            <text:p>18.4260118192</text:p>
          </table:table-cell>
        </table:table-row>
        <table:table-row table:style-name="ro1">
          <table:table-cell/>
          <table:table-cell table:formula="of:=[.B54]+[.$C$11]" office:value-type="float" office:value="7052.5" calcext:value-type="float">
            <text:p>7052.5</text:p>
          </table:table-cell>
          <table:table-cell table:formula="of:=COMPLEX([.$C$3]/1000;6.284*[.B55]*[.$C$4]/1000)" office:value-type="string" office:string-value="1.3+188.3511175i" calcext:value-type="string">
            <text:p>1.3+188.3511175i</text:p>
          </table:table-cell>
          <table:table-cell table:formula="of:=COMPLEX(0;-1/6.284/[.B55]/[.$C$5]*1000000000)" office:value-type="string" office:string-value="-192.856760325759i" calcext:value-type="string">
            <text:p>-192.856760325759i</text:p>
          </table:table-cell>
          <table:table-cell table:formula="of:=IMSUM([.C55];[.D55])" office:value-type="string" office:string-value="1.3-4.50564282575903i" calcext:value-type="string">
            <text:p>1.3-4.50564282575903i</text:p>
          </table:table-cell>
          <table:table-cell table:formula="of:=COMPLEX(0; 6.284*[.B55]*[.$C$6]/1000)" office:value-type="string" office:string-value="7.5340447i" calcext:value-type="string">
            <text:p>7.5340447i</text:p>
          </table:table-cell>
          <table:table-cell table:formula="of:=IMDIV(IMPRODUCT(-1;[.F55];[.F55]);[.E55])" office:value-type="string" office:string-value="3.35550868742033+11.6297874186519i" calcext:value-type="string">
            <text:p>3.35550868742033+11.6297874186519i</text:p>
          </table:table-cell>
          <table:table-cell table:formula="of:=COMPLEX(0;-1000000000/6.284/[.$F$12]/[.B55]+6.284*[.F$14]*[.B55]*0.001)" office:value-type="string" office:string-value="6.70341170865622i" calcext:value-type="string">
            <text:p>6.70341170865622i</text:p>
          </table:table-cell>
          <table:table-cell table:formula="of:=IMSUM([.G55];[.H55])" office:value-type="string" office:string-value="3.35550868742033+18.3331991273081i" calcext:value-type="string">
            <text:p>3.35550868742033+18.3331991273081i</text:p>
          </table:table-cell>
          <table:table-cell table:formula="of:=300000/[.B55]" office:value-type="float" office:value="42.5381070542361" calcext:value-type="float">
            <text:p>42.5381070542</text:p>
          </table:table-cell>
          <table:table-cell table:formula="of:=[.$C$1]/[.J55]*2*PI()" office:value-type="float" office:value="0" calcext:value-type="float">
            <text:p>0</text:p>
          </table:table-cell>
          <table:table-cell table:formula="of:=COMPLEX(0;TAN([.K55]))" office:value-type="string" office:string-value="0" calcext:value-type="string">
            <text:p>0</text:p>
          </table:table-cell>
          <table:table-cell table:formula="of:=IMPRODUCT(IMDIV(IMSUB([.I55];[.$C$2]); IMSUM([.I55]; [.$C$2])); 1-[.$F$1])" office:value-type="string" office:string-value="-0.676308779345696+0.575987436098518i" calcext:value-type="string">
            <text:p>-0.676308779345696+0.575987436098518i</text:p>
          </table:table-cell>
          <table:table-cell table:formula="of:=IMDIV(IMSUM(1;[.M55]);IMSUB(1;[.M55]))" office:value-type="string" office:string-value="0.0671101737484062+0.366663982546161i" calcext:value-type="string">
            <text:p>0.0671101737484062+0.366663982546161i</text:p>
          </table:table-cell>
          <table:table-cell table:formula="of:=IMSUM([.N55];[.L55])" office:value-type="string" office:string-value="0.0671101737484062+0.366663982546161i" calcext:value-type="string">
            <text:p>0.0671101737484062+0.366663982546161i</text:p>
          </table:table-cell>
          <table:table-cell table:formula="of:=IMSUM(1;IMPRODUCT([.L55];[.N55]))" office:value-type="string" office:string-value="1" calcext:value-type="string">
            <text:p>1</text:p>
          </table:table-cell>
          <table:table-cell table:formula="of:=IMPRODUCT([.$C$2];[.O55];IMDIV(1;[.P55]))" office:value-type="string" office:string-value="3.35550868742031+18.333199127308i" calcext:value-type="string">
            <text:p>3.35550868742031+18.333199127308i</text:p>
          </table:table-cell>
          <table:table-cell table:formula="of:=IMDIV(IMPRODUCT([.Q55];[.$F$10]);IMSUM([.Q55];[.$F$10]))" office:value-type="string" office:string-value="3.3558335311511+18.3330760872245i" calcext:value-type="string">
            <text:p>3.3558335311511+18.3330760872245i</text:p>
          </table:table-cell>
          <table:table-cell table:formula="of:=[.B55]" office:value-type="float" office:value="7052.5" calcext:value-type="float">
            <text:p>7052.5</text:p>
          </table:table-cell>
          <table:table-cell table:formula="of:=IMREAL([.R55])" office:value-type="float" office:value="3.3558335311511" calcext:value-type="float">
            <text:p>3.3558335312</text:p>
          </table:table-cell>
          <table:table-cell table:formula="of:=IMAGINARY([.R55])" office:value-type="float" office:value="18.3330760872245" calcext:value-type="float">
            <text:p>18.3330760872</text:p>
          </table:table-cell>
          <table:table-cell table:formula="of:=IMABS([.R55])" office:value-type="float" office:value="18.6376848752403" calcext:value-type="float">
            <text:p>18.6376848752</text:p>
          </table:table-cell>
        </table:table-row>
        <table:table-row table:style-name="ro1">
          <table:table-cell/>
          <table:table-cell table:formula="of:=[.B55]+[.$C$11]" office:value-type="float" office:value="7054" calcext:value-type="float">
            <text:p>7054</text:p>
          </table:table-cell>
          <table:table-cell table:formula="of:=COMPLEX([.$C$3]/1000;6.284*[.B56]*[.$C$4]/1000)" office:value-type="string" office:string-value="1.3+188.391178i" calcext:value-type="string">
            <text:p>1.3+188.391178i</text:p>
          </table:table-cell>
          <table:table-cell table:formula="of:=COMPLEX(0;-1/6.284/[.B56]/[.$C$5]*1000000000)" office:value-type="string" office:string-value="-192.815750240631i" calcext:value-type="string">
            <text:p>-192.815750240631i</text:p>
          </table:table-cell>
          <table:table-cell table:formula="of:=IMSUM([.C56];[.D56])" office:value-type="string" office:string-value="1.3-4.42457224063099i" calcext:value-type="string">
            <text:p>1.3-4.42457224063099i</text:p>
          </table:table-cell>
          <table:table-cell table:formula="of:=COMPLEX(0; 6.284*[.B56]*[.$C$6]/1000)" office:value-type="string" office:string-value="7.53564712i" calcext:value-type="string">
            <text:p>7.53564712i</text:p>
          </table:table-cell>
          <table:table-cell table:formula="of:=IMDIV(IMPRODUCT(-1;[.F56];[.F56]);[.E56])" office:value-type="string" office:string-value="3.47121492729124+11.8143393911975i" calcext:value-type="string">
            <text:p>3.47121492729124+11.8143393911975i</text:p>
          </table:table-cell>
          <table:table-cell table:formula="of:=COMPLEX(0;-1000000000/6.284/[.$F$12]/[.B56]+6.284*[.F$14]*[.B56]*0.001)" office:value-type="string" office:string-value="6.71895125565607i" calcext:value-type="string">
            <text:p>6.71895125565607i</text:p>
          </table:table-cell>
          <table:table-cell table:formula="of:=IMSUM([.G56];[.H56])" office:value-type="string" office:string-value="3.47121492729124+18.5332906468536i" calcext:value-type="string">
            <text:p>3.47121492729124+18.5332906468536i</text:p>
          </table:table-cell>
          <table:table-cell table:formula="of:=300000/[.B56]" office:value-type="float" office:value="42.5290615253757" calcext:value-type="float">
            <text:p>42.5290615254</text:p>
          </table:table-cell>
          <table:table-cell table:formula="of:=[.$C$1]/[.J56]*2*PI()" office:value-type="float" office:value="0" calcext:value-type="float">
            <text:p>0</text:p>
          </table:table-cell>
          <table:table-cell table:formula="of:=COMPLEX(0;TAN([.K56]))" office:value-type="string" office:string-value="0" calcext:value-type="string">
            <text:p>0</text:p>
          </table:table-cell>
          <table:table-cell table:formula="of:=IMPRODUCT(IMDIV(IMSUB([.I56];[.$C$2]); IMSUM([.I56]; [.$C$2])); 1-[.$F$1])" office:value-type="string" office:string-value="-0.669590912299387+0.578685441897393i" calcext:value-type="string">
            <text:p>-0.669590912299387+0.578685441897393i</text:p>
          </table:table-cell>
          <table:table-cell table:formula="of:=IMDIV(IMSUM(1;[.M56]);IMSUB(1;[.M56]))" office:value-type="string" office:string-value="0.0694242985458241+0.370665812937071i" calcext:value-type="string">
            <text:p>0.0694242985458241+0.370665812937071i</text:p>
          </table:table-cell>
          <table:table-cell table:formula="of:=IMSUM([.N56];[.L56])" office:value-type="string" office:string-value="0.0694242985458241+0.370665812937071i" calcext:value-type="string">
            <text:p>0.0694242985458241+0.370665812937071i</text:p>
          </table:table-cell>
          <table:table-cell table:formula="of:=IMSUM(1;IMPRODUCT([.L56];[.N56]))" office:value-type="string" office:string-value="1" calcext:value-type="string">
            <text:p>1</text:p>
          </table:table-cell>
          <table:table-cell table:formula="of:=IMPRODUCT([.$C$2];[.O56];IMDIV(1;[.P56]))" office:value-type="string" office:string-value="3.47121492729121+18.5332906468536i" calcext:value-type="string">
            <text:p>3.47121492729121+18.5332906468536i</text:p>
          </table:table-cell>
          <table:table-cell table:formula="of:=IMDIV(IMPRODUCT([.Q56];[.$F$10]);IMSUM([.Q56];[.$F$10]))" office:value-type="string" office:string-value="3.47154635761658+18.5331619749588i" calcext:value-type="string">
            <text:p>3.47154635761658+18.5331619749588i</text:p>
          </table:table-cell>
          <table:table-cell table:formula="of:=[.B56]" office:value-type="float" office:value="7054" calcext:value-type="float">
            <text:p>7054</text:p>
          </table:table-cell>
          <table:table-cell table:formula="of:=IMREAL([.R56])" office:value-type="float" office:value="3.47154635761658" calcext:value-type="float">
            <text:p>3.4715463576</text:p>
          </table:table-cell>
          <table:table-cell table:formula="of:=IMAGINARY([.R56])" office:value-type="float" office:value="18.5331619749588" calcext:value-type="float">
            <text:p>18.533161975</text:p>
          </table:table-cell>
          <table:table-cell table:formula="of:=IMABS([.R56])" office:value-type="float" office:value="18.8554959336301" calcext:value-type="float">
            <text:p>18.8554959336</text:p>
          </table:table-cell>
        </table:table-row>
        <table:table-row table:style-name="ro1">
          <table:table-cell/>
          <table:table-cell table:formula="of:=[.B56]+[.$C$11]" office:value-type="float" office:value="7055.5" calcext:value-type="float">
            <text:p>7055.5</text:p>
          </table:table-cell>
          <table:table-cell table:formula="of:=COMPLEX([.$C$3]/1000;6.284*[.B57]*[.$C$4]/1000)" office:value-type="string" office:string-value="1.3+188.4312385i" calcext:value-type="string">
            <text:p>1.3+188.4312385i</text:p>
          </table:table-cell>
          <table:table-cell table:formula="of:=COMPLEX(0;-1/6.284/[.B57]/[.$C$5]*1000000000)" office:value-type="string" office:string-value="-192.774757593i" calcext:value-type="string">
            <text:p>-192.774757593i</text:p>
          </table:table-cell>
          <table:table-cell table:formula="of:=IMSUM([.C57];[.D57])" office:value-type="string" office:string-value="1.3-4.343519093i" calcext:value-type="string">
            <text:p>1.3-4.343519093i</text:p>
          </table:table-cell>
          <table:table-cell table:formula="of:=COMPLEX(0; 6.284*[.B57]*[.$C$6]/1000)" office:value-type="string" office:string-value="7.53724954i" calcext:value-type="string">
            <text:p>7.53724954i</text:p>
          </table:table-cell>
          <table:table-cell table:formula="of:=IMDIV(IMPRODUCT(-1;[.F57];[.F57]);[.E57])" office:value-type="string" office:string-value="3.59275159380395+12.0039885723797i" calcext:value-type="string">
            <text:p>3.59275159380395+12.0039885723797i</text:p>
          </table:table-cell>
          <table:table-cell table:formula="of:=COMPLEX(0;-1000000000/6.284/[.$F$12]/[.B57]+6.284*[.F$14]*[.B57]*0.001)" office:value-type="string" office:string-value="6.73448780238083i" calcext:value-type="string">
            <text:p>6.73448780238083i</text:p>
          </table:table-cell>
          <table:table-cell table:formula="of:=IMSUM([.G57];[.H57])" office:value-type="string" office:string-value="3.59275159380395+18.7384763747605i" calcext:value-type="string">
            <text:p>3.59275159380395+18.7384763747605i</text:p>
          </table:table-cell>
          <table:table-cell table:formula="of:=300000/[.B57]" office:value-type="float" office:value="42.5200198426759" calcext:value-type="float">
            <text:p>42.5200198427</text:p>
          </table:table-cell>
          <table:table-cell table:formula="of:=[.$C$1]/[.J57]*2*PI()" office:value-type="float" office:value="0" calcext:value-type="float">
            <text:p>0</text:p>
          </table:table-cell>
          <table:table-cell table:formula="of:=COMPLEX(0;TAN([.K57]))" office:value-type="string" office:string-value="0" calcext:value-type="string">
            <text:p>0</text:p>
          </table:table-cell>
          <table:table-cell table:formula="of:=IMPRODUCT(IMDIV(IMSUB([.I57];[.$C$2]); IMSUM([.I57]; [.$C$2])); 1-[.$F$1])" office:value-type="string" office:string-value="-0.662660217730534+0.581342033813389i" calcext:value-type="string">
            <text:p>-0.662660217730534+0.581342033813389i</text:p>
          </table:table-cell>
          <table:table-cell table:formula="of:=IMDIV(IMSUM(1;[.M57]);IMSUB(1;[.M57]))" office:value-type="string" office:string-value="0.07185503187608+0.374769527495211i" calcext:value-type="string">
            <text:p>0.07185503187608+0.374769527495211i</text:p>
          </table:table-cell>
          <table:table-cell table:formula="of:=IMSUM([.N57];[.L57])" office:value-type="string" office:string-value="0.07185503187608+0.374769527495211i" calcext:value-type="string">
            <text:p>0.07185503187608+0.374769527495211i</text:p>
          </table:table-cell>
          <table:table-cell table:formula="of:=IMSUM(1;IMPRODUCT([.L57];[.N57]))" office:value-type="string" office:string-value="1" calcext:value-type="string">
            <text:p>1</text:p>
          </table:table-cell>
          <table:table-cell table:formula="of:=IMPRODUCT([.$C$2];[.O57];IMDIV(1;[.P57]))" office:value-type="string" office:string-value="3.592751593804+18.7384763747606i" calcext:value-type="string">
            <text:p>3.592751593804+18.7384763747606i</text:p>
          </table:table-cell>
          <table:table-cell table:formula="of:=IMDIV(IMPRODUCT([.Q57];[.$F$10]);IMSUM([.Q57];[.$F$10]))" office:value-type="string" office:string-value="3.59308981303677+18.7383417233903i" calcext:value-type="string">
            <text:p>3.59308981303677+18.7383417233903i</text:p>
          </table:table-cell>
          <table:table-cell table:formula="of:=[.B57]" office:value-type="float" office:value="7055.5" calcext:value-type="float">
            <text:p>7055.5</text:p>
          </table:table-cell>
          <table:table-cell table:formula="of:=IMREAL([.R57])" office:value-type="float" office:value="3.59308981303677" calcext:value-type="float">
            <text:p>3.593089813</text:p>
          </table:table-cell>
          <table:table-cell table:formula="of:=IMAGINARY([.R57])" office:value-type="float" office:value="18.7383417233903" calcext:value-type="float">
            <text:p>18.7383417234</text:p>
          </table:table-cell>
          <table:table-cell table:formula="of:=IMABS([.R57])" office:value-type="float" office:value="19.079720777493" calcext:value-type="float">
            <text:p>19.0797207775</text:p>
          </table:table-cell>
        </table:table-row>
        <table:table-row table:style-name="ro1">
          <table:table-cell/>
          <table:table-cell table:formula="of:=[.B57]+[.$C$11]" office:value-type="float" office:value="7057" calcext:value-type="float">
            <text:p>7057</text:p>
          </table:table-cell>
          <table:table-cell table:formula="of:=COMPLEX([.$C$3]/1000;6.284*[.B58]*[.$C$4]/1000)" office:value-type="string" office:string-value="1.3+188.471299i" calcext:value-type="string">
            <text:p>1.3+188.471299i</text:p>
          </table:table-cell>
          <table:table-cell table:formula="of:=COMPLEX(0;-1/6.284/[.B58]/[.$C$5]*1000000000)" office:value-type="string" office:string-value="-192.733782371746i" calcext:value-type="string">
            <text:p>-192.733782371746i</text:p>
          </table:table-cell>
          <table:table-cell table:formula="of:=IMSUM([.C58];[.D58])" office:value-type="string" office:string-value="1.3-4.26248337174601i" calcext:value-type="string">
            <text:p>1.3-4.26248337174601i</text:p>
          </table:table-cell>
          <table:table-cell table:formula="of:=COMPLEX(0; 6.284*[.B58]*[.$C$6]/1000)" office:value-type="string" office:string-value="7.53885196i" calcext:value-type="string">
            <text:p>7.53885196i</text:p>
          </table:table-cell>
          <table:table-cell table:formula="of:=IMDIV(IMPRODUCT(-1;[.F58];[.F58]);[.E58])" office:value-type="string" office:string-value="3.72050212680792+12.1989065000495i" calcext:value-type="string">
            <text:p>3.72050212680792+12.1989065000495i</text:p>
          </table:table-cell>
          <table:table-cell table:formula="of:=COMPLEX(0;-1000000000/6.284/[.$F$12]/[.B58]+6.284*[.F$14]*[.B58]*0.001)" office:value-type="string" office:string-value="6.75002135074366i" calcext:value-type="string">
            <text:p>6.75002135074366i</text:p>
          </table:table-cell>
          <table:table-cell table:formula="of:=IMSUM([.G58];[.H58])" office:value-type="string" office:string-value="3.72050212680792+18.9489278507932i" calcext:value-type="string">
            <text:p>3.72050212680792+18.9489278507932i</text:p>
          </table:table-cell>
          <table:table-cell table:formula="of:=300000/[.B58]" office:value-type="float" office:value="42.5109820036843" calcext:value-type="float">
            <text:p>42.5109820037</text:p>
          </table:table-cell>
          <table:table-cell table:formula="of:=[.$C$1]/[.J58]*2*PI()" office:value-type="float" office:value="0" calcext:value-type="float">
            <text:p>0</text:p>
          </table:table-cell>
          <table:table-cell table:formula="of:=COMPLEX(0;TAN([.K58]))" office:value-type="string" office:string-value="0" calcext:value-type="string">
            <text:p>0</text:p>
          </table:table-cell>
          <table:table-cell table:formula="of:=IMPRODUCT(IMDIV(IMSUB([.I58];[.$C$2]); IMSUM([.I58]; [.$C$2])); 1-[.$F$1])" office:value-type="string" office:string-value="-0.655508785640681+0.583950545760164i" calcext:value-type="string">
            <text:p>-0.655508785640681+0.583950545760164i</text:p>
          </table:table-cell>
          <table:table-cell table:formula="of:=IMDIV(IMSUM(1;[.M58]);IMSUB(1;[.M58]))" office:value-type="string" office:string-value="0.0744100425361578+0.378978557015864i" calcext:value-type="string">
            <text:p>0.0744100425361578+0.378978557015864i</text:p>
          </table:table-cell>
          <table:table-cell table:formula="of:=IMSUM([.N58];[.L58])" office:value-type="string" office:string-value="0.0744100425361578+0.378978557015864i" calcext:value-type="string">
            <text:p>0.0744100425361578+0.378978557015864i</text:p>
          </table:table-cell>
          <table:table-cell table:formula="of:=IMSUM(1;IMPRODUCT([.L58];[.N58]))" office:value-type="string" office:string-value="1" calcext:value-type="string">
            <text:p>1</text:p>
          </table:table-cell>
          <table:table-cell table:formula="of:=IMPRODUCT([.$C$2];[.O58];IMDIV(1;[.P58]))" office:value-type="string" office:string-value="3.72050212680789+18.9489278507932i" calcext:value-type="string">
            <text:p>3.72050212680789+18.9489278507932i</text:p>
          </table:table-cell>
          <table:table-cell table:formula="of:=IMDIV(IMPRODUCT([.Q58];[.$F$10]);IMSUM([.Q58];[.$F$10]))" office:value-type="string" office:string-value="3.72084734292744+18.9487868455825i" calcext:value-type="string">
            <text:p>3.72084734292744+18.9487868455825i</text:p>
          </table:table-cell>
          <table:table-cell table:formula="of:=[.B58]" office:value-type="float" office:value="7057" calcext:value-type="float">
            <text:p>7057</text:p>
          </table:table-cell>
          <table:table-cell table:formula="of:=IMREAL([.R58])" office:value-type="float" office:value="3.72084734292744" calcext:value-type="float">
            <text:p>3.7208473429</text:p>
          </table:table-cell>
          <table:table-cell table:formula="of:=IMAGINARY([.R58])" office:value-type="float" office:value="18.9487868455825" calcext:value-type="float">
            <text:p>18.9487868456</text:p>
          </table:table-cell>
          <table:table-cell table:formula="of:=IMABS([.R58])" office:value-type="float" office:value="19.3106506329717" calcext:value-type="float">
            <text:p>19.310650633</text:p>
          </table:table-cell>
        </table:table-row>
        <table:table-row table:style-name="ro1">
          <table:table-cell/>
          <table:table-cell table:formula="of:=[.B58]+[.$C$11]" office:value-type="float" office:value="7058.5" calcext:value-type="float">
            <text:p>7058.5</text:p>
          </table:table-cell>
          <table:table-cell table:formula="of:=COMPLEX([.$C$3]/1000;6.284*[.B59]*[.$C$4]/1000)" office:value-type="string" office:string-value="1.3+188.5113595i" calcext:value-type="string">
            <text:p>1.3+188.5113595i</text:p>
          </table:table-cell>
          <table:table-cell table:formula="of:=COMPLEX(0;-1/6.284/[.B59]/[.$C$5]*1000000000)" office:value-type="string" office:string-value="-192.69282456576i" calcext:value-type="string">
            <text:p>-192.69282456576i</text:p>
          </table:table-cell>
          <table:table-cell table:formula="of:=IMSUM([.C59];[.D59])" office:value-type="string" office:string-value="1.3-4.18146506575999i" calcext:value-type="string">
            <text:p>1.3-4.18146506575999i</text:p>
          </table:table-cell>
          <table:table-cell table:formula="of:=COMPLEX(0; 6.284*[.B59]*[.$C$6]/1000)" office:value-type="string" office:string-value="7.54045438i" calcext:value-type="string">
            <text:p>7.54045438i</text:p>
          </table:table-cell>
          <table:table-cell table:formula="of:=IMDIV(IMPRODUCT(-1;[.F59];[.F59]);[.E59])" office:value-type="string" office:string-value="3.85488066604559+12.3992683367256i" calcext:value-type="string">
            <text:p>3.85488066604559+12.3992683367256i</text:p>
          </table:table-cell>
          <table:table-cell table:formula="of:=COMPLEX(0;-1000000000/6.284/[.$F$12]/[.B59]+6.284*[.F$14]*[.B59]*0.001)" office:value-type="string" office:string-value="6.76555190265608i" calcext:value-type="string">
            <text:p>6.76555190265608i</text:p>
          </table:table-cell>
          <table:table-cell table:formula="of:=IMSUM([.G59];[.H59])" office:value-type="string" office:string-value="3.85488066604559+19.1648202393817i" calcext:value-type="string">
            <text:p>3.85488066604559+19.1648202393817i</text:p>
          </table:table-cell>
          <table:table-cell table:formula="of:=300000/[.B59]" office:value-type="float" office:value="42.5019480059503" calcext:value-type="float">
            <text:p>42.501948006</text:p>
          </table:table-cell>
          <table:table-cell table:formula="of:=[.$C$1]/[.J59]*2*PI()" office:value-type="float" office:value="0" calcext:value-type="float">
            <text:p>0</text:p>
          </table:table-cell>
          <table:table-cell table:formula="of:=COMPLEX(0;TAN([.K59]))" office:value-type="string" office:string-value="0" calcext:value-type="string">
            <text:p>0</text:p>
          </table:table-cell>
          <table:table-cell table:formula="of:=IMPRODUCT(IMDIV(IMSUB([.I59];[.$C$2]); IMSUM([.I59]; [.$C$2])); 1-[.$F$1])" office:value-type="string" office:string-value="-0.648128474468474+0.586503684604933i" calcext:value-type="string">
            <text:p>-0.648128474468474+0.586503684604933i</text:p>
          </table:table-cell>
          <table:table-cell table:formula="of:=IMDIV(IMSUM(1;[.M59]);IMSUB(1;[.M59]))" office:value-type="string" office:string-value="0.0770976133209117+0.383296404787635i" calcext:value-type="string">
            <text:p>0.0770976133209117+0.383296404787635i</text:p>
          </table:table-cell>
          <table:table-cell table:formula="of:=IMSUM([.N59];[.L59])" office:value-type="string" office:string-value="0.0770976133209117+0.383296404787635i" calcext:value-type="string">
            <text:p>0.0770976133209117+0.383296404787635i</text:p>
          </table:table-cell>
          <table:table-cell table:formula="of:=IMSUM(1;IMPRODUCT([.L59];[.N59]))" office:value-type="string" office:string-value="1" calcext:value-type="string">
            <text:p>1</text:p>
          </table:table-cell>
          <table:table-cell table:formula="of:=IMPRODUCT([.$C$2];[.O59];IMDIV(1;[.P59]))" office:value-type="string" office:string-value="3.85488066604559+19.1648202393818i" calcext:value-type="string">
            <text:p>3.85488066604559+19.1648202393818i</text:p>
          </table:table-cell>
          <table:table-cell table:formula="of:=IMDIV(IMPRODUCT([.Q59];[.$F$10]);IMSUM([.Q59];[.$F$10]))" office:value-type="string" office:string-value="3.85523309243745+19.1646724768594i" calcext:value-type="string">
            <text:p>3.85523309243745+19.1646724768594i</text:p>
          </table:table-cell>
          <table:table-cell table:formula="of:=[.B59]" office:value-type="float" office:value="7058.5" calcext:value-type="float">
            <text:p>7058.5</text:p>
          </table:table-cell>
          <table:table-cell table:formula="of:=IMREAL([.R59])" office:value-type="float" office:value="3.85523309243745" calcext:value-type="float">
            <text:p>3.8552330924</text:p>
          </table:table-cell>
          <table:table-cell table:formula="of:=IMAGINARY([.R59])" office:value-type="float" office:value="19.1646724768594" calcext:value-type="float">
            <text:p>19.1646724769</text:p>
          </table:table-cell>
          <table:table-cell table:formula="of:=IMABS([.R59])" office:value-type="float" office:value="19.5485931294893" calcext:value-type="float">
            <text:p>19.5485931295</text:p>
          </table:table-cell>
        </table:table-row>
        <table:table-row table:style-name="ro1">
          <table:table-cell/>
          <table:table-cell table:formula="of:=[.B59]+[.$C$11]" office:value-type="float" office:value="7060" calcext:value-type="float">
            <text:p>7060</text:p>
          </table:table-cell>
          <table:table-cell table:formula="of:=COMPLEX([.$C$3]/1000;6.284*[.B60]*[.$C$4]/1000)" office:value-type="string" office:string-value="1.3+188.55142i" calcext:value-type="string">
            <text:p>1.3+188.55142i</text:p>
          </table:table-cell>
          <table:table-cell table:formula="of:=COMPLEX(0;-1/6.284/[.B60]/[.$C$5]*1000000000)" office:value-type="string" office:string-value="-192.65188416394i" calcext:value-type="string">
            <text:p>-192.65188416394i</text:p>
          </table:table-cell>
          <table:table-cell table:formula="of:=IMSUM([.C60];[.D60])" office:value-type="string" office:string-value="1.3-4.10046416393999i" calcext:value-type="string">
            <text:p>1.3-4.10046416393999i</text:p>
          </table:table-cell>
          <table:table-cell table:formula="of:=COMPLEX(0; 6.284*[.B60]*[.$C$6]/1000)" office:value-type="string" office:string-value="7.5420568i" calcext:value-type="string">
            <text:p>7.5420568i</text:p>
          </table:table-cell>
          <table:table-cell table:formula="of:=IMDIV(IMPRODUCT(-1;[.F60];[.F60]);[.E60])" office:value-type="string" office:string-value="3.99633489288897+12.605252319534i" calcext:value-type="string">
            <text:p>3.99633489288897+12.605252319534i</text:p>
          </table:table-cell>
          <table:table-cell table:formula="of:=COMPLEX(0;-1000000000/6.284/[.$F$12]/[.B60]+6.284*[.F$14]*[.B60]*0.001)" office:value-type="string" office:string-value="6.78107946002804i" calcext:value-type="string">
            <text:p>6.78107946002804i</text:p>
          </table:table-cell>
          <table:table-cell table:formula="of:=IMSUM([.G60];[.H60])" office:value-type="string" office:string-value="3.99633489288897+19.386331779562i" calcext:value-type="string">
            <text:p>3.99633489288897+19.386331779562i</text:p>
          </table:table-cell>
          <table:table-cell table:formula="of:=300000/[.B60]" office:value-type="float" office:value="42.4929178470255" calcext:value-type="float">
            <text:p>42.492917847</text:p>
          </table:table-cell>
          <table:table-cell table:formula="of:=[.$C$1]/[.J60]*2*PI()" office:value-type="float" office:value="0" calcext:value-type="float">
            <text:p>0</text:p>
          </table:table-cell>
          <table:table-cell table:formula="of:=COMPLEX(0;TAN([.K60]))" office:value-type="string" office:string-value="0" calcext:value-type="string">
            <text:p>0</text:p>
          </table:table-cell>
          <table:table-cell table:formula="of:=IMPRODUCT(IMDIV(IMSUB([.I60];[.$C$2]); IMSUM([.I60]; [.$C$2])); 1-[.$F$1])" office:value-type="string" office:string-value="-0.640510920415431+0.588993476210114i" calcext:value-type="string">
            <text:p>-0.640510920415431+0.588993476210114i</text:p>
          </table:table-cell>
          <table:table-cell table:formula="of:=IMDIV(IMSUM(1;[.M60]);IMSUB(1;[.M60]))" office:value-type="string" office:string-value="0.0799266978577798+0.38772663559124i" calcext:value-type="string">
            <text:p>0.0799266978577798+0.38772663559124i</text:p>
          </table:table-cell>
          <table:table-cell table:formula="of:=IMSUM([.N60];[.L60])" office:value-type="string" office:string-value="0.0799266978577798+0.38772663559124i" calcext:value-type="string">
            <text:p>0.0799266978577798+0.38772663559124i</text:p>
          </table:table-cell>
          <table:table-cell table:formula="of:=IMSUM(1;IMPRODUCT([.L60];[.N60]))" office:value-type="string" office:string-value="1" calcext:value-type="string">
            <text:p>1</text:p>
          </table:table-cell>
          <table:table-cell table:formula="of:=IMPRODUCT([.$C$2];[.O60];IMDIV(1;[.P60]))" office:value-type="string" office:string-value="3.99633489288899+19.386331779562i" calcext:value-type="string">
            <text:p>3.99633489288899+19.386331779562i</text:p>
          </table:table-cell>
          <table:table-cell table:formula="of:=IMDIV(IMPRODUCT([.Q60];[.$F$10]);IMSUM([.Q60];[.$F$10]))" office:value-type="string" office:string-value="3.99669474797404+19.3861768245018i" calcext:value-type="string">
            <text:p>3.99669474797404+19.3861768245018i</text:p>
          </table:table-cell>
          <table:table-cell table:formula="of:=[.B60]" office:value-type="float" office:value="7060" calcext:value-type="float">
            <text:p>7060</text:p>
          </table:table-cell>
          <table:table-cell table:formula="of:=IMREAL([.R60])" office:value-type="float" office:value="3.99669474797404" calcext:value-type="float">
            <text:p>3.996694748</text:p>
          </table:table-cell>
          <table:table-cell table:formula="of:=IMAGINARY([.R60])" office:value-type="float" office:value="19.3861768245018" calcext:value-type="float">
            <text:p>19.3861768245</text:p>
          </table:table-cell>
          <table:table-cell table:formula="of:=IMABS([.R60])" office:value-type="float" office:value="19.7938733142186" calcext:value-type="float">
            <text:p>19.7938733142</text:p>
          </table:table-cell>
        </table:table-row>
        <table:table-row table:style-name="ro1">
          <table:table-cell/>
          <table:table-cell table:formula="of:=[.B60]+[.$C$11]" office:value-type="float" office:value="7061.5" calcext:value-type="float">
            <text:p>7061.5</text:p>
          </table:table-cell>
          <table:table-cell table:formula="of:=COMPLEX([.$C$3]/1000;6.284*[.B61]*[.$C$4]/1000)" office:value-type="string" office:string-value="1.3+188.5914805i" calcext:value-type="string">
            <text:p>1.3+188.5914805i</text:p>
          </table:table-cell>
          <table:table-cell table:formula="of:=COMPLEX(0;-1/6.284/[.B61]/[.$C$5]*1000000000)" office:value-type="string" office:string-value="-192.610961155196i" calcext:value-type="string">
            <text:p>-192.610961155196i</text:p>
          </table:table-cell>
          <table:table-cell table:formula="of:=IMSUM([.C61];[.D61])" office:value-type="string" office:string-value="1.3-4.01948065519602i" calcext:value-type="string">
            <text:p>1.3-4.01948065519602i</text:p>
          </table:table-cell>
          <table:table-cell table:formula="of:=COMPLEX(0; 6.284*[.B61]*[.$C$6]/1000)" office:value-type="string" office:string-value="7.54365922i" calcext:value-type="string">
            <text:p>7.54365922i</text:p>
          </table:table-cell>
          <table:table-cell table:formula="of:=IMDIV(IMPRODUCT(-1;[.F61];[.F61]);[.E61])" office:value-type="string" office:string-value="4.14534916173662+12.817039049718i" calcext:value-type="string">
            <text:p>4.14534916173662+12.817039049718i</text:p>
          </table:table-cell>
          <table:table-cell table:formula="of:=COMPLEX(0;-1000000000/6.284/[.$F$12]/[.B61]+6.284*[.F$14]*[.B61]*0.001)" office:value-type="string" office:string-value="6.79660402476782i" calcext:value-type="string">
            <text:p>6.79660402476782i</text:p>
          </table:table-cell>
          <table:table-cell table:formula="of:=IMSUM([.G61];[.H61])" office:value-type="string" office:string-value="4.14534916173662+19.6136430744858i" calcext:value-type="string">
            <text:p>4.14534916173662+19.6136430744858i</text:p>
          </table:table-cell>
          <table:table-cell table:formula="of:=300000/[.B61]" office:value-type="float" office:value="42.4838915244636" calcext:value-type="float">
            <text:p>42.4838915245</text:p>
          </table:table-cell>
          <table:table-cell table:formula="of:=[.$C$1]/[.J61]*2*PI()" office:value-type="float" office:value="0" calcext:value-type="float">
            <text:p>0</text:p>
          </table:table-cell>
          <table:table-cell table:formula="of:=COMPLEX(0;TAN([.K61]))" office:value-type="string" office:string-value="0" calcext:value-type="string">
            <text:p>0</text:p>
          </table:table-cell>
          <table:table-cell table:formula="of:=IMPRODUCT(IMDIV(IMSUB([.I61];[.$C$2]); IMSUM([.I61]; [.$C$2])); 1-[.$F$1])" office:value-type="string" office:string-value="-0.63264755030823+0.591411207313972i" calcext:value-type="string">
            <text:p>-0.63264755030823+0.591411207313972i</text:p>
          </table:table-cell>
          <table:table-cell table:formula="of:=IMDIV(IMSUM(1;[.M61]);IMSUB(1;[.M61]))" office:value-type="string" office:string-value="0.082906983234732+0.392272861489716i" calcext:value-type="string">
            <text:p>0.082906983234732+0.392272861489716i</text:p>
          </table:table-cell>
          <table:table-cell table:formula="of:=IMSUM([.N61];[.L61])" office:value-type="string" office:string-value="0.082906983234732+0.392272861489716i" calcext:value-type="string">
            <text:p>0.082906983234732+0.392272861489716i</text:p>
          </table:table-cell>
          <table:table-cell table:formula="of:=IMSUM(1;IMPRODUCT([.L61];[.N61]))" office:value-type="string" office:string-value="1" calcext:value-type="string">
            <text:p>1</text:p>
          </table:table-cell>
          <table:table-cell table:formula="of:=IMPRODUCT([.$C$2];[.O61];IMDIV(1;[.P61]))" office:value-type="string" office:string-value="4.1453491617366+19.6136430744858i" calcext:value-type="string">
            <text:p>4.1453491617366+19.6136430744858i</text:p>
          </table:table-cell>
          <table:table-cell table:formula="of:=IMDIV(IMPRODUCT([.Q61];[.$F$10]);IMSUM([.Q61];[.$F$10]))" office:value-type="string" office:string-value="4.14571666846613+19.6134804569914i" calcext:value-type="string">
            <text:p>4.14571666846613+19.6134804569914i</text:p>
          </table:table-cell>
          <table:table-cell table:formula="of:=[.B61]" office:value-type="float" office:value="7061.5" calcext:value-type="float">
            <text:p>7061.5</text:p>
          </table:table-cell>
          <table:table-cell table:formula="of:=IMREAL([.R61])" office:value-type="float" office:value="4.14571666846613" calcext:value-type="float">
            <text:p>4.1457166685</text:p>
          </table:table-cell>
          <table:table-cell table:formula="of:=IMAGINARY([.R61])" office:value-type="float" office:value="19.6134804569914" calcext:value-type="float">
            <text:p>19.613480457</text:p>
          </table:table-cell>
          <table:table-cell table:formula="of:=IMABS([.R61])" office:value-type="float" office:value="20.0468347210222" calcext:value-type="float">
            <text:p>20.046834721</text:p>
          </table:table-cell>
        </table:table-row>
        <table:table-row table:style-name="ro1">
          <table:table-cell/>
          <table:table-cell table:formula="of:=[.B61]+[.$C$11]" office:value-type="float" office:value="7063" calcext:value-type="float">
            <text:p>7063</text:p>
          </table:table-cell>
          <table:table-cell table:formula="of:=COMPLEX([.$C$3]/1000;6.284*[.B62]*[.$C$4]/1000)" office:value-type="string" office:string-value="1.3+188.631541i" calcext:value-type="string">
            <text:p>1.3+188.631541i</text:p>
          </table:table-cell>
          <table:table-cell table:formula="of:=COMPLEX(0;-1/6.284/[.B62]/[.$C$5]*1000000000)" office:value-type="string" office:string-value="-192.570055528446i" calcext:value-type="string">
            <text:p>-192.570055528446i</text:p>
          </table:table-cell>
          <table:table-cell table:formula="of:=IMSUM([.C62];[.D62])" office:value-type="string" office:string-value="1.3-3.93851452844601i" calcext:value-type="string">
            <text:p>1.3-3.93851452844601i</text:p>
          </table:table-cell>
          <table:table-cell table:formula="of:=COMPLEX(0; 6.284*[.B62]*[.$C$6]/1000)" office:value-type="string" office:string-value="7.54526164i" calcext:value-type="string">
            <text:p>7.54526164i</text:p>
          </table:table-cell>
          <table:table-cell table:formula="of:=IMDIV(IMPRODUCT(-1;[.F62];[.F62]);[.E62])" office:value-type="string" office:string-value="4.3024479515994+13.0348105886592i" calcext:value-type="string">
            <text:p>4.3024479515994+13.0348105886592i</text:p>
          </table:table-cell>
          <table:table-cell table:formula="of:=COMPLEX(0;-1000000000/6.284/[.$F$12]/[.B62]+6.284*[.F$14]*[.B62]*0.001)" office:value-type="string" office:string-value="6.81212559878209i" calcext:value-type="string">
            <text:p>6.81212559878209i</text:p>
          </table:table-cell>
          <table:table-cell table:formula="of:=IMSUM([.G62];[.H62])" office:value-type="string" office:string-value="4.3024479515994+19.8469361874413i" calcext:value-type="string">
            <text:p>4.3024479515994+19.8469361874413i</text:p>
          </table:table-cell>
          <table:table-cell table:formula="of:=300000/[.B62]" office:value-type="float" office:value="42.4748690358205" calcext:value-type="float">
            <text:p>42.4748690358</text:p>
          </table:table-cell>
          <table:table-cell table:formula="of:=[.$C$1]/[.J62]*2*PI()" office:value-type="float" office:value="0" calcext:value-type="float">
            <text:p>0</text:p>
          </table:table-cell>
          <table:table-cell table:formula="of:=COMPLEX(0;TAN([.K62]))" office:value-type="string" office:string-value="0" calcext:value-type="string">
            <text:p>0</text:p>
          </table:table-cell>
          <table:table-cell table:formula="of:=IMPRODUCT(IMDIV(IMSUB([.I62];[.$C$2]); IMSUM([.I62]; [.$C$2])); 1-[.$F$1])" office:value-type="string" office:string-value="-0.624529598606847+0.59374736304517i" calcext:value-type="string">
            <text:p>-0.624529598606847+0.59374736304517i</text:p>
          </table:table-cell>
          <table:table-cell table:formula="of:=IMDIV(IMSUM(1;[.M62]);IMSUB(1;[.M62]))" office:value-type="string" office:string-value="0.086048959031988+0.396938723748826i" calcext:value-type="string">
            <text:p>0.086048959031988+0.396938723748826i</text:p>
          </table:table-cell>
          <table:table-cell table:formula="of:=IMSUM([.N62];[.L62])" office:value-type="string" office:string-value="0.086048959031988+0.396938723748826i" calcext:value-type="string">
            <text:p>0.086048959031988+0.396938723748826i</text:p>
          </table:table-cell>
          <table:table-cell table:formula="of:=IMSUM(1;IMPRODUCT([.L62];[.N62]))" office:value-type="string" office:string-value="1" calcext:value-type="string">
            <text:p>1</text:p>
          </table:table-cell>
          <table:table-cell table:formula="of:=IMPRODUCT([.$C$2];[.O62];IMDIV(1;[.P62]))" office:value-type="string" office:string-value="4.3024479515994+19.8469361874413i" calcext:value-type="string">
            <text:p>4.3024479515994+19.8469361874413i</text:p>
          </table:table-cell>
          <table:table-cell table:formula="of:=IMDIV(IMPRODUCT([.Q62];[.$F$10]);IMSUM([.Q62];[.$F$10]))" office:value-type="string" office:string-value="4.30282333678776+19.8467653997352i" calcext:value-type="string">
            <text:p>4.30282333678776+19.8467653997352i</text:p>
          </table:table-cell>
          <table:table-cell table:formula="of:=[.B62]" office:value-type="float" office:value="7063" calcext:value-type="float">
            <text:p>7063</text:p>
          </table:table-cell>
          <table:table-cell table:formula="of:=IMREAL([.R62])" office:value-type="float" office:value="4.30282333678776" calcext:value-type="float">
            <text:p>4.3028233368</text:p>
          </table:table-cell>
          <table:table-cell table:formula="of:=IMAGINARY([.R62])" office:value-type="float" office:value="19.8467653997352" calcext:value-type="float">
            <text:p>19.8467653997</text:p>
          </table:table-cell>
          <table:table-cell table:formula="of:=IMABS([.R62])" office:value-type="float" office:value="20.307840493261" calcext:value-type="float">
            <text:p>20.3078404933</text:p>
          </table:table-cell>
        </table:table-row>
        <table:table-row table:style-name="ro1">
          <table:table-cell/>
          <table:table-cell table:formula="of:=[.B62]+[.$C$11]" office:value-type="float" office:value="7064.5" calcext:value-type="float">
            <text:p>7064.5</text:p>
          </table:table-cell>
          <table:table-cell table:formula="of:=COMPLEX([.$C$3]/1000;6.284*[.B63]*[.$C$4]/1000)" office:value-type="string" office:string-value="1.3+188.6716015i" calcext:value-type="string">
            <text:p>1.3+188.6716015i</text:p>
          </table:table-cell>
          <table:table-cell table:formula="of:=COMPLEX(0;-1/6.284/[.B63]/[.$C$5]*1000000000)" office:value-type="string" office:string-value="-192.529167272619i" calcext:value-type="string">
            <text:p>-192.529167272619i</text:p>
          </table:table-cell>
          <table:table-cell table:formula="of:=IMSUM([.C63];[.D63])" office:value-type="string" office:string-value="1.3-3.85756577261898i" calcext:value-type="string">
            <text:p>1.3-3.85756577261898i</text:p>
          </table:table-cell>
          <table:table-cell table:formula="of:=COMPLEX(0; 6.284*[.B63]*[.$C$6]/1000)" office:value-type="string" office:string-value="7.54686406i" calcext:value-type="string">
            <text:p>7.54686406i</text:p>
          </table:table-cell>
          <table:table-cell table:formula="of:=IMDIV(IMPRODUCT(-1;[.F63];[.F63]);[.E63])" office:value-type="string" office:string-value="4.46819967123724+13.2587493207632i" calcext:value-type="string">
            <text:p>4.46819967123724+13.2587493207632i</text:p>
          </table:table-cell>
          <table:table-cell table:formula="of:=COMPLEX(0;-1000000000/6.284/[.$F$12]/[.B63]+6.284*[.F$14]*[.B63]*0.001)" office:value-type="string" office:string-value="6.82764418397593i" calcext:value-type="string">
            <text:p>6.82764418397593i</text:p>
          </table:table-cell>
          <table:table-cell table:formula="of:=IMSUM([.G63];[.H63])" office:value-type="string" office:string-value="4.46819967123724+20.0863935047391i" calcext:value-type="string">
            <text:p>4.46819967123724+20.0863935047391i</text:p>
          </table:table-cell>
          <table:table-cell table:formula="of:=300000/[.B63]" office:value-type="float" office:value="42.4658503786538" calcext:value-type="float">
            <text:p>42.4658503787</text:p>
          </table:table-cell>
          <table:table-cell table:formula="of:=[.$C$1]/[.J63]*2*PI()" office:value-type="float" office:value="0" calcext:value-type="float">
            <text:p>0</text:p>
          </table:table-cell>
          <table:table-cell table:formula="of:=COMPLEX(0;TAN([.K63]))" office:value-type="string" office:string-value="0" calcext:value-type="string">
            <text:p>0</text:p>
          </table:table-cell>
          <table:table-cell table:formula="of:=IMPRODUCT(IMDIV(IMSUB([.I63];[.$C$2]); IMSUM([.I63]; [.$C$2])); 1-[.$F$1])" office:value-type="string" office:string-value="-0.616148129256581+0.595991559885135i" calcext:value-type="string">
            <text:p>-0.616148129256581+0.595991559885135i</text:p>
          </table:table-cell>
          <table:table-cell table:formula="of:=IMDIV(IMSUM(1;[.M63]);IMSUB(1;[.M63]))" office:value-type="string" office:string-value="0.0893639934247437+0.401727870094782i" calcext:value-type="string">
            <text:p>0.0893639934247437+0.401727870094782i</text:p>
          </table:table-cell>
          <table:table-cell table:formula="of:=IMSUM([.N63];[.L63])" office:value-type="string" office:string-value="0.0893639934247437+0.401727870094782i" calcext:value-type="string">
            <text:p>0.0893639934247437+0.401727870094782i</text:p>
          </table:table-cell>
          <table:table-cell table:formula="of:=IMSUM(1;IMPRODUCT([.L63];[.N63]))" office:value-type="string" office:string-value="1" calcext:value-type="string">
            <text:p>1</text:p>
          </table:table-cell>
          <table:table-cell table:formula="of:=IMPRODUCT([.$C$2];[.O63];IMDIV(1;[.P63]))" office:value-type="string" office:string-value="4.46819967123719+20.0863935047391i" calcext:value-type="string">
            <text:p>4.46819967123719+20.0863935047391i</text:p>
          </table:table-cell>
          <table:table-cell table:formula="of:=IMDIV(IMPRODUCT([.Q63];[.$F$10]);IMSUM([.Q63];[.$F$10]))" office:value-type="string" office:string-value="4.46858316469724+20.086213997625i" calcext:value-type="string">
            <text:p>4.46858316469724+20.086213997625i</text:p>
          </table:table-cell>
          <table:table-cell table:formula="of:=[.B63]" office:value-type="float" office:value="7064.5" calcext:value-type="float">
            <text:p>7064.5</text:p>
          </table:table-cell>
          <table:table-cell table:formula="of:=IMREAL([.R63])" office:value-type="float" office:value="4.46858316469724" calcext:value-type="float">
            <text:p>4.4685831647</text:p>
          </table:table-cell>
          <table:table-cell table:formula="of:=IMAGINARY([.R63])" office:value-type="float" office:value="20.086213997625" calcext:value-type="float">
            <text:p>20.0862139976</text:p>
          </table:table-cell>
          <table:table-cell table:formula="of:=IMABS([.R63])" office:value-type="float" office:value="20.5772745585561" calcext:value-type="float">
            <text:p>20.5772745586</text:p>
          </table:table-cell>
        </table:table-row>
        <table:table-row table:style-name="ro1">
          <table:table-cell/>
          <table:table-cell table:formula="of:=[.B63]+[.$C$11]" office:value-type="float" office:value="7066" calcext:value-type="float">
            <text:p>7066</text:p>
          </table:table-cell>
          <table:table-cell table:formula="of:=COMPLEX([.$C$3]/1000;6.284*[.B64]*[.$C$4]/1000)" office:value-type="string" office:string-value="1.3+188.711662i" calcext:value-type="string">
            <text:p>1.3+188.711662i</text:p>
          </table:table-cell>
          <table:table-cell table:formula="of:=COMPLEX(0;-1/6.284/[.B64]/[.$C$5]*1000000000)" office:value-type="string" office:string-value="-192.488296376651i" calcext:value-type="string">
            <text:p>-192.488296376651i</text:p>
          </table:table-cell>
          <table:table-cell table:formula="of:=IMSUM([.C64];[.D64])" office:value-type="string" office:string-value="1.3-3.776634376651i" calcext:value-type="string">
            <text:p>1.3-3.776634376651i</text:p>
          </table:table-cell>
          <table:table-cell table:formula="of:=COMPLEX(0; 6.284*[.B64]*[.$C$6]/1000)" office:value-type="string" office:string-value="7.54846648i" calcext:value-type="string">
            <text:p>7.54846648i</text:p>
          </table:table-cell>
          <table:table-cell table:formula="of:=IMDIV(IMPRODUCT(-1;[.F64];[.F64]);[.E64])" office:value-type="string" office:string-value="4.64322085426183+13.489036535837i" calcext:value-type="string">
            <text:p>4.64322085426183+13.489036535837i</text:p>
          </table:table-cell>
          <table:table-cell table:formula="of:=COMPLEX(0;-1000000000/6.284/[.$F$12]/[.B64]+6.284*[.F$14]*[.B64]*0.001)" office:value-type="string" office:string-value="6.84315978225276i" calcext:value-type="string">
            <text:p>6.84315978225276i</text:p>
          </table:table-cell>
          <table:table-cell table:formula="of:=IMSUM([.G64];[.H64])" office:value-type="string" office:string-value="4.64322085426183+20.3321963180898i" calcext:value-type="string">
            <text:p>4.64322085426183+20.3321963180898i</text:p>
          </table:table-cell>
          <table:table-cell table:formula="of:=300000/[.B64]" office:value-type="float" office:value="42.4568355505236" calcext:value-type="float">
            <text:p>42.4568355505</text:p>
          </table:table-cell>
          <table:table-cell table:formula="of:=[.$C$1]/[.J64]*2*PI()" office:value-type="float" office:value="0" calcext:value-type="float">
            <text:p>0</text:p>
          </table:table-cell>
          <table:table-cell table:formula="of:=COMPLEX(0;TAN([.K64]))" office:value-type="string" office:string-value="0" calcext:value-type="string">
            <text:p>0</text:p>
          </table:table-cell>
          <table:table-cell table:formula="of:=IMPRODUCT(IMDIV(IMSUB([.I64];[.$C$2]); IMSUM([.I64]; [.$C$2])); 1-[.$F$1])" office:value-type="string" office:string-value="-0.60749406317504+0.598132473922237i" calcext:value-type="string">
            <text:p>-0.60749406317504+0.598132473922237i</text:p>
          </table:table-cell>
          <table:table-cell table:formula="of:=IMDIV(IMSUM(1;[.M64]);IMSUB(1;[.M64]))" office:value-type="string" office:string-value="0.0928644170852357+0.406643926361796i" calcext:value-type="string">
            <text:p>0.0928644170852357+0.406643926361796i</text:p>
          </table:table-cell>
          <table:table-cell table:formula="of:=IMSUM([.N64];[.L64])" office:value-type="string" office:string-value="0.0928644170852357+0.406643926361796i" calcext:value-type="string">
            <text:p>0.0928644170852357+0.406643926361796i</text:p>
          </table:table-cell>
          <table:table-cell table:formula="of:=IMSUM(1;IMPRODUCT([.L64];[.N64]))" office:value-type="string" office:string-value="1" calcext:value-type="string">
            <text:p>1</text:p>
          </table:table-cell>
          <table:table-cell table:formula="of:=IMPRODUCT([.$C$2];[.O64];IMDIV(1;[.P64]))" office:value-type="string" office:string-value="4.64322085426179+20.3321963180898i" calcext:value-type="string">
            <text:p>4.64322085426179+20.3321963180898i</text:p>
          </table:table-cell>
          <table:table-cell table:formula="of:=IMDIV(IMPRODUCT([.Q64];[.$F$10]);IMSUM([.Q64];[.$F$10]))" office:value-type="string" office:string-value="4.64361268770235+20.3320074970551i" calcext:value-type="string">
            <text:p>4.64361268770235+20.3320074970551i</text:p>
          </table:table-cell>
          <table:table-cell table:formula="of:=[.B64]" office:value-type="float" office:value="7066" calcext:value-type="float">
            <text:p>7066</text:p>
          </table:table-cell>
          <table:table-cell table:formula="of:=IMREAL([.R64])" office:value-type="float" office:value="4.64361268770235" calcext:value-type="float">
            <text:p>4.6436126877</text:p>
          </table:table-cell>
          <table:table-cell table:formula="of:=IMAGINARY([.R64])" office:value-type="float" office:value="20.3320074970551" calcext:value-type="float">
            <text:p>20.3320074971</text:p>
          </table:table-cell>
          <table:table-cell table:formula="of:=IMABS([.R64])" office:value-type="float" office:value="20.85554285205" calcext:value-type="float">
            <text:p>20.8555428521</text:p>
          </table:table-cell>
        </table:table-row>
        <table:table-row table:style-name="ro1">
          <table:table-cell/>
          <table:table-cell table:formula="of:=[.B64]+[.$C$11]" office:value-type="float" office:value="7067.5" calcext:value-type="float">
            <text:p>7067.5</text:p>
          </table:table-cell>
          <table:table-cell table:formula="of:=COMPLEX([.$C$3]/1000;6.284*[.B65]*[.$C$4]/1000)" office:value-type="string" office:string-value="1.3+188.7517225i" calcext:value-type="string">
            <text:p>1.3+188.7517225i</text:p>
          </table:table-cell>
          <table:table-cell table:formula="of:=COMPLEX(0;-1/6.284/[.B65]/[.$C$5]*1000000000)" office:value-type="string" office:string-value="-192.447442829489i" calcext:value-type="string">
            <text:p>-192.447442829489i</text:p>
          </table:table-cell>
          <table:table-cell table:formula="of:=IMSUM([.C65];[.D65])" office:value-type="string" office:string-value="1.3-3.69572032948901i" calcext:value-type="string">
            <text:p>1.3-3.69572032948901i</text:p>
          </table:table-cell>
          <table:table-cell table:formula="of:=COMPLEX(0; 6.284*[.B65]*[.$C$6]/1000)" office:value-type="string" office:string-value="7.5500689i" calcext:value-type="string">
            <text:p>7.5500689i</text:p>
          </table:table-cell>
          <table:table-cell table:formula="of:=IMDIV(IMPRODUCT(-1;[.F65];[.F65]);[.E65])" office:value-type="string" office:string-value="4.82818078360594+13.7258506741697i" calcext:value-type="string">
            <text:p>4.82818078360594+13.7258506741697i</text:p>
          </table:table-cell>
          <table:table-cell table:formula="of:=COMPLEX(0;-1000000000/6.284/[.$F$12]/[.B65]+6.284*[.F$14]*[.B65]*0.001)" office:value-type="string" office:string-value="6.85867239551439i" calcext:value-type="string">
            <text:p>6.85867239551439i</text:p>
          </table:table-cell>
          <table:table-cell table:formula="of:=IMSUM([.G65];[.H65])" office:value-type="string" office:string-value="4.82818078360594+20.5845230696841i" calcext:value-type="string">
            <text:p>4.82818078360594+20.5845230696841i</text:p>
          </table:table-cell>
          <table:table-cell table:formula="of:=300000/[.B65]" office:value-type="float" office:value="42.4478245489919" calcext:value-type="float">
            <text:p>42.447824549</text:p>
          </table:table-cell>
          <table:table-cell table:formula="of:=[.$C$1]/[.J65]*2*PI()" office:value-type="float" office:value="0" calcext:value-type="float">
            <text:p>0</text:p>
          </table:table-cell>
          <table:table-cell table:formula="of:=COMPLEX(0;TAN([.K65]))" office:value-type="string" office:string-value="0" calcext:value-type="string">
            <text:p>0</text:p>
          </table:table-cell>
          <table:table-cell table:formula="of:=IMPRODUCT(IMDIV(IMSUB([.I65];[.$C$2]); IMSUM([.I65]; [.$C$2])); 1-[.$F$1])" office:value-type="string" office:string-value="-0.598558212273873+0.600157764282844i" calcext:value-type="string">
            <text:p>-0.598558212273873+0.600157764282844i</text:p>
          </table:table-cell>
          <table:table-cell table:formula="of:=IMDIV(IMSUM(1;[.M65]);IMSUB(1;[.M65]))" office:value-type="string" office:string-value="0.0965636156721179+0.411690461393683i" calcext:value-type="string">
            <text:p>0.0965636156721179+0.411690461393683i</text:p>
          </table:table-cell>
          <table:table-cell table:formula="of:=IMSUM([.N65];[.L65])" office:value-type="string" office:string-value="0.0965636156721179+0.411690461393683i" calcext:value-type="string">
            <text:p>0.0965636156721179+0.411690461393683i</text:p>
          </table:table-cell>
          <table:table-cell table:formula="of:=IMSUM(1;IMPRODUCT([.L65];[.N65]))" office:value-type="string" office:string-value="1" calcext:value-type="string">
            <text:p>1</text:p>
          </table:table-cell>
          <table:table-cell table:formula="of:=IMPRODUCT([.$C$2];[.O65];IMDIV(1;[.P65]))" office:value-type="string" office:string-value="4.8281807836059+20.5845230696842i" calcext:value-type="string">
            <text:p>4.8281807836059+20.5845230696842i</text:p>
          </table:table-cell>
          <table:table-cell table:formula="of:=IMDIV(IMPRODUCT([.Q65];[.$F$10]);IMSUM([.Q65];[.$F$10]))" office:value-type="string" office:string-value="4.82858118924165+20.5843242906056i" calcext:value-type="string">
            <text:p>4.82858118924165+20.5843242906056i</text:p>
          </table:table-cell>
          <table:table-cell table:formula="of:=[.B65]" office:value-type="float" office:value="7067.5" calcext:value-type="float">
            <text:p>7067.5</text:p>
          </table:table-cell>
          <table:table-cell table:formula="of:=IMREAL([.R65])" office:value-type="float" office:value="4.82858118924165" calcext:value-type="float">
            <text:p>4.8285811892</text:p>
          </table:table-cell>
          <table:table-cell table:formula="of:=IMAGINARY([.R65])" office:value-type="float" office:value="20.5843242906056" calcext:value-type="float">
            <text:p>20.5843242906</text:p>
          </table:table-cell>
          <table:table-cell table:formula="of:=IMABS([.R65])" office:value-type="float" office:value="21.1430745825179" calcext:value-type="float">
            <text:p>21.1430745825</text:p>
          </table:table-cell>
        </table:table-row>
        <table:table-row table:style-name="ro1">
          <table:table-cell/>
          <table:table-cell table:formula="of:=[.B65]+[.$C$11]" office:value-type="float" office:value="7069" calcext:value-type="float">
            <text:p>7069</text:p>
          </table:table-cell>
          <table:table-cell table:formula="of:=COMPLEX([.$C$3]/1000;6.284*[.B66]*[.$C$4]/1000)" office:value-type="string" office:string-value="1.3+188.791783i" calcext:value-type="string">
            <text:p>1.3+188.791783i</text:p>
          </table:table-cell>
          <table:table-cell table:formula="of:=COMPLEX(0;-1/6.284/[.B66]/[.$C$5]*1000000000)" office:value-type="string" office:string-value="-192.40660662009i" calcext:value-type="string">
            <text:p>-192.40660662009i</text:p>
          </table:table-cell>
          <table:table-cell table:formula="of:=IMSUM([.C66];[.D66])" office:value-type="string" office:string-value="1.3-3.61482362008999i" calcext:value-type="string">
            <text:p>1.3-3.61482362008999i</text:p>
          </table:table-cell>
          <table:table-cell table:formula="of:=COMPLEX(0; 6.284*[.B66]*[.$C$6]/1000)" office:value-type="string" office:string-value="7.55167132i" calcext:value-type="string">
            <text:p>7.55167132i</text:p>
          </table:table-cell>
          <table:table-cell table:formula="of:=IMDIV(IMPRODUCT(-1;[.F66];[.F66]);[.E66])" office:value-type="string" office:string-value="5.02380658779482+13.9693651664034i" calcext:value-type="string">
            <text:p>5.02380658779482+13.9693651664034i</text:p>
          </table:table-cell>
          <table:table-cell table:formula="of:=COMPLEX(0;-1000000000/6.284/[.$F$12]/[.B66]+6.284*[.F$14]*[.B66]*0.001)" office:value-type="string" office:string-value="6.87418202566105i" calcext:value-type="string">
            <text:p>6.87418202566105i</text:p>
          </table:table-cell>
          <table:table-cell table:formula="of:=IMSUM([.G66];[.H66])" office:value-type="string" office:string-value="5.02380658779482+20.8435471920644i" calcext:value-type="string">
            <text:p>5.02380658779482+20.8435471920644i</text:p>
          </table:table-cell>
          <table:table-cell table:formula="of:=300000/[.B66]" office:value-type="float" office:value="42.4388173716226" calcext:value-type="float">
            <text:p>42.4388173716</text:p>
          </table:table-cell>
          <table:table-cell table:formula="of:=[.$C$1]/[.J66]*2*PI()" office:value-type="float" office:value="0" calcext:value-type="float">
            <text:p>0</text:p>
          </table:table-cell>
          <table:table-cell table:formula="of:=COMPLEX(0;TAN([.K66]))" office:value-type="string" office:string-value="0" calcext:value-type="string">
            <text:p>0</text:p>
          </table:table-cell>
          <table:table-cell table:formula="of:=IMPRODUCT(IMDIV(IMSUB([.I66];[.$C$2]); IMSUM([.I66]; [.$C$2])); 1-[.$F$1])" office:value-type="string" office:string-value="-0.589331321028862+0.602053991681472i" calcext:value-type="string">
            <text:p>-0.589331321028862+0.602053991681472i</text:p>
          </table:table-cell>
          <table:table-cell table:formula="of:=IMDIV(IMSUM(1;[.M66]);IMSUB(1;[.M66]))" office:value-type="string" office:string-value="0.100476131755896+0.416870943841288i" calcext:value-type="string">
            <text:p>0.100476131755896+0.416870943841288i</text:p>
          </table:table-cell>
          <table:table-cell table:formula="of:=IMSUM([.N66];[.L66])" office:value-type="string" office:string-value="0.100476131755896+0.416870943841288i" calcext:value-type="string">
            <text:p>0.100476131755896+0.416870943841288i</text:p>
          </table:table-cell>
          <table:table-cell table:formula="of:=IMSUM(1;IMPRODUCT([.L66];[.N66]))" office:value-type="string" office:string-value="1" calcext:value-type="string">
            <text:p>1</text:p>
          </table:table-cell>
          <table:table-cell table:formula="of:=IMPRODUCT([.$C$2];[.O66];IMDIV(1;[.P66]))" office:value-type="string" office:string-value="5.0238065877948+20.8435471920644i" calcext:value-type="string">
            <text:p>5.0238065877948+20.8435471920644i</text:p>
          </table:table-cell>
          <table:table-cell table:formula="of:=IMDIV(IMPRODUCT([.Q66];[.$F$10]);IMSUM([.Q66];[.$F$10]))" office:value-type="string" office:string-value="5.02421579660975+20.8433377564783i" calcext:value-type="string">
            <text:p>5.02421579660975+20.8433377564783i</text:p>
          </table:table-cell>
          <table:table-cell table:formula="of:=[.B66]" office:value-type="float" office:value="7069" calcext:value-type="float">
            <text:p>7069</text:p>
          </table:table-cell>
          <table:table-cell table:formula="of:=IMREAL([.R66])" office:value-type="float" office:value="5.02421579660975" calcext:value-type="float">
            <text:p>5.0242157966</text:p>
          </table:table-cell>
          <table:table-cell table:formula="of:=IMAGINARY([.R66])" office:value-type="float" office:value="20.8433377564783" calcext:value-type="float">
            <text:p>20.8433377565</text:p>
          </table:table-cell>
          <table:table-cell table:formula="of:=IMABS([.R66])" office:value-type="float" office:value="21.4403235330425" calcext:value-type="float">
            <text:p>21.440323533</text:p>
          </table:table-cell>
        </table:table-row>
        <table:table-row table:style-name="ro1">
          <table:table-cell/>
          <table:table-cell table:formula="of:=[.B66]+[.$C$11]" office:value-type="float" office:value="7070.5" calcext:value-type="float">
            <text:p>7070.5</text:p>
          </table:table-cell>
          <table:table-cell table:formula="of:=COMPLEX([.$C$3]/1000;6.284*[.B67]*[.$C$4]/1000)" office:value-type="string" office:string-value="1.3+188.8318435i" calcext:value-type="string">
            <text:p>1.3+188.8318435i</text:p>
          </table:table-cell>
          <table:table-cell table:formula="of:=COMPLEX(0;-1/6.284/[.B67]/[.$C$5]*1000000000)" office:value-type="string" office:string-value="-192.365787737418i" calcext:value-type="string">
            <text:p>-192.365787737418i</text:p>
          </table:table-cell>
          <table:table-cell table:formula="of:=IMSUM([.C67];[.D67])" office:value-type="string" office:string-value="1.3-3.53394423741801i" calcext:value-type="string">
            <text:p>1.3-3.53394423741801i</text:p>
          </table:table-cell>
          <table:table-cell table:formula="of:=COMPLEX(0; 6.284*[.B67]*[.$C$6]/1000)" office:value-type="string" office:string-value="7.55327374i" calcext:value-type="string">
            <text:p>7.55327374i</text:p>
          </table:table-cell>
          <table:table-cell table:formula="of:=IMDIV(IMPRODUCT(-1;[.F67];[.F67]);[.E67])" office:value-type="string" office:string-value="5.2308888542009+14.2197457868287i" calcext:value-type="string">
            <text:p>5.2308888542009+14.2197457868287i</text:p>
          </table:table-cell>
          <table:table-cell table:formula="of:=COMPLEX(0;-1000000000/6.284/[.$F$12]/[.B67]+6.284*[.F$14]*[.B67]*0.001)" office:value-type="string" office:string-value="6.88968867459133i" calcext:value-type="string">
            <text:p>6.88968867459133i</text:p>
          </table:table-cell>
          <table:table-cell table:formula="of:=IMSUM([.G67];[.H67])" office:value-type="string" office:string-value="5.2308888542009+21.10943446142i" calcext:value-type="string">
            <text:p>5.2308888542009+21.10943446142i</text:p>
          </table:table-cell>
          <table:table-cell table:formula="of:=300000/[.B67]" office:value-type="float" office:value="42.4298140159819" calcext:value-type="float">
            <text:p>42.429814016</text:p>
          </table:table-cell>
          <table:table-cell table:formula="of:=[.$C$1]/[.J67]*2*PI()" office:value-type="float" office:value="0" calcext:value-type="float">
            <text:p>0</text:p>
          </table:table-cell>
          <table:table-cell table:formula="of:=COMPLEX(0;TAN([.K67]))" office:value-type="string" office:string-value="0" calcext:value-type="string">
            <text:p>0</text:p>
          </table:table-cell>
          <table:table-cell table:formula="of:=IMPRODUCT(IMDIV(IMSUB([.I67];[.$C$2]); IMSUM([.I67]; [.$C$2])); 1-[.$F$1])" office:value-type="string" office:string-value="-0.579804116740765+0.603806532106611i" calcext:value-type="string">
            <text:p>-0.579804116740765+0.603806532106611i</text:p>
          </table:table-cell>
          <table:table-cell table:formula="of:=IMDIV(IMSUM(1;[.M67]);IMSUB(1;[.M67]))" office:value-type="string" office:string-value="0.104617777084018+0.422188689228399i" calcext:value-type="string">
            <text:p>0.104617777084018+0.422188689228399i</text:p>
          </table:table-cell>
          <table:table-cell table:formula="of:=IMSUM([.N67];[.L67])" office:value-type="string" office:string-value="0.104617777084018+0.422188689228399i" calcext:value-type="string">
            <text:p>0.104617777084018+0.422188689228399i</text:p>
          </table:table-cell>
          <table:table-cell table:formula="of:=IMSUM(1;IMPRODUCT([.L67];[.N67]))" office:value-type="string" office:string-value="1" calcext:value-type="string">
            <text:p>1</text:p>
          </table:table-cell>
          <table:table-cell table:formula="of:=IMPRODUCT([.$C$2];[.O67];IMDIV(1;[.P67]))" office:value-type="string" office:string-value="5.2308888542009+21.10943446142i" calcext:value-type="string">
            <text:p>5.2308888542009+21.10943446142i</text:p>
          </table:table-cell>
          <table:table-cell table:formula="of:=IMDIV(IMPRODUCT([.Q67];[.$F$10]);IMSUM([.Q67];[.$F$10]))" office:value-type="string" office:string-value="5.23130709379445+21.1092136113148i" calcext:value-type="string">
            <text:p>5.23130709379445+21.1092136113148i</text:p>
          </table:table-cell>
          <table:table-cell table:formula="of:=[.B67]" office:value-type="float" office:value="7070.5" calcext:value-type="float">
            <text:p>7070.5</text:p>
          </table:table-cell>
          <table:table-cell table:formula="of:=IMREAL([.R67])" office:value-type="float" office:value="5.23130709379445" calcext:value-type="float">
            <text:p>5.2313070938</text:p>
          </table:table-cell>
          <table:table-cell table:formula="of:=IMAGINARY([.R67])" office:value-type="float" office:value="21.1092136113148" calcext:value-type="float">
            <text:p>21.1092136113</text:p>
          </table:table-cell>
          <table:table-cell table:formula="of:=IMABS([.R67])" office:value-type="float" office:value="21.7477693844151" calcext:value-type="float">
            <text:p>21.7477693844</text:p>
          </table:table-cell>
        </table:table-row>
        <table:table-row table:style-name="ro1">
          <table:table-cell/>
          <table:table-cell table:formula="of:=[.B67]+[.$C$11]" office:value-type="float" office:value="7072" calcext:value-type="float">
            <text:p>7072</text:p>
          </table:table-cell>
          <table:table-cell table:formula="of:=COMPLEX([.$C$3]/1000;6.284*[.B68]*[.$C$4]/1000)" office:value-type="string" office:string-value="1.3+188.871904i" calcext:value-type="string">
            <text:p>1.3+188.871904i</text:p>
          </table:table-cell>
          <table:table-cell table:formula="of:=COMPLEX(0;-1/6.284/[.B68]/[.$C$5]*1000000000)" office:value-type="string" office:string-value="-192.324986170449i" calcext:value-type="string">
            <text:p>-192.324986170449i</text:p>
          </table:table-cell>
          <table:table-cell table:formula="of:=IMSUM([.C68];[.D68])" office:value-type="string" office:string-value="1.3-3.45308217044899i" calcext:value-type="string">
            <text:p>1.3-3.45308217044899i</text:p>
          </table:table-cell>
          <table:table-cell table:formula="of:=COMPLEX(0; 6.284*[.B68]*[.$C$6]/1000)" office:value-type="string" office:string-value="7.55487616i" calcext:value-type="string">
            <text:p>7.55487616i</text:p>
          </table:table-cell>
          <table:table-cell table:formula="of:=IMDIV(IMPRODUCT(-1;[.F68];[.F68]);[.E68])" office:value-type="string" office:string-value="5.45028780679027+14.4771474226485i" calcext:value-type="string">
            <text:p>5.45028780679027+14.4771474226485i</text:p>
          </table:table-cell>
          <table:table-cell table:formula="of:=COMPLEX(0;-1000000000/6.284/[.$F$12]/[.B68]+6.284*[.F$14]*[.B68]*0.001)" office:value-type="string" office:string-value="6.90519234420221i" calcext:value-type="string">
            <text:p>6.90519234420221i</text:p>
          </table:table-cell>
          <table:table-cell table:formula="of:=IMSUM([.G68];[.H68])" office:value-type="string" office:string-value="5.45028780679027+21.3823397668507i" calcext:value-type="string">
            <text:p>5.45028780679027+21.3823397668507i</text:p>
          </table:table-cell>
          <table:table-cell table:formula="of:=300000/[.B68]" office:value-type="float" office:value="42.420814479638" calcext:value-type="float">
            <text:p>42.4208144796</text:p>
          </table:table-cell>
          <table:table-cell table:formula="of:=[.$C$1]/[.J68]*2*PI()" office:value-type="float" office:value="0" calcext:value-type="float">
            <text:p>0</text:p>
          </table:table-cell>
          <table:table-cell table:formula="of:=COMPLEX(0;TAN([.K68]))" office:value-type="string" office:string-value="0" calcext:value-type="string">
            <text:p>0</text:p>
          </table:table-cell>
          <table:table-cell table:formula="of:=IMPRODUCT(IMDIV(IMSUB([.I68];[.$C$2]); IMSUM([.I68]; [.$C$2])); 1-[.$F$1])" office:value-type="string" office:string-value="-0.569967369767767+0.605399485755825i" calcext:value-type="string">
            <text:p>-0.569967369767767+0.605399485755825i</text:p>
          </table:table-cell>
          <table:table-cell table:formula="of:=IMDIV(IMSUM(1;[.M68]);IMSUB(1;[.M68]))" office:value-type="string" office:string-value="0.109005756135806+0.427646795337014i" calcext:value-type="string">
            <text:p>0.109005756135806+0.427646795337014i</text:p>
          </table:table-cell>
          <table:table-cell table:formula="of:=IMSUM([.N68];[.L68])" office:value-type="string" office:string-value="0.109005756135806+0.427646795337014i" calcext:value-type="string">
            <text:p>0.109005756135806+0.427646795337014i</text:p>
          </table:table-cell>
          <table:table-cell table:formula="of:=IMSUM(1;IMPRODUCT([.L68];[.N68]))" office:value-type="string" office:string-value="1" calcext:value-type="string">
            <text:p>1</text:p>
          </table:table-cell>
          <table:table-cell table:formula="of:=IMPRODUCT([.$C$2];[.O68];IMDIV(1;[.P68]))" office:value-type="string" office:string-value="5.4502878067903+21.3823397668507i" calcext:value-type="string">
            <text:p>5.4502878067903+21.3823397668507i</text:p>
          </table:table-cell>
          <table:table-cell table:formula="of:=IMDIV(IMPRODUCT([.Q68];[.$F$10]);IMSUM([.Q68];[.$F$10]))" office:value-type="string" office:string-value="5.45071529872058+21.3821066789357i" calcext:value-type="string">
            <text:p>5.45071529872058+21.3821066789357i</text:p>
          </table:table-cell>
          <table:table-cell table:formula="of:=[.B68]" office:value-type="float" office:value="7072" calcext:value-type="float">
            <text:p>7072</text:p>
          </table:table-cell>
          <table:table-cell table:formula="of:=IMREAL([.R68])" office:value-type="float" office:value="5.45071529872058" calcext:value-type="float">
            <text:p>5.4507152987</text:p>
          </table:table-cell>
          <table:table-cell table:formula="of:=IMAGINARY([.R68])" office:value-type="float" office:value="21.3821066789357" calcext:value-type="float">
            <text:p>21.3821066789</text:p>
          </table:table-cell>
          <table:table-cell table:formula="of:=IMABS([.R68])" office:value-type="float" office:value="22.0659190449229" calcext:value-type="float">
            <text:p>22.0659190449</text:p>
          </table:table-cell>
        </table:table-row>
        <table:table-row table:style-name="ro1">
          <table:table-cell/>
          <table:table-cell table:formula="of:=[.B68]+[.$C$11]" office:value-type="float" office:value="7073.5" calcext:value-type="float">
            <text:p>7073.5</text:p>
          </table:table-cell>
          <table:table-cell table:formula="of:=COMPLEX([.$C$3]/1000;6.284*[.B69]*[.$C$4]/1000)" office:value-type="string" office:string-value="1.3+188.9119645i" calcext:value-type="string">
            <text:p>1.3+188.9119645i</text:p>
          </table:table-cell>
          <table:table-cell table:formula="of:=COMPLEX(0;-1/6.284/[.B69]/[.$C$5]*1000000000)" office:value-type="string" office:string-value="-192.284201908166i" calcext:value-type="string">
            <text:p>-192.284201908166i</text:p>
          </table:table-cell>
          <table:table-cell table:formula="of:=IMSUM([.C69];[.D69])" office:value-type="string" office:string-value="1.3-3.372237408166i" calcext:value-type="string">
            <text:p>1.3-3.372237408166i</text:p>
          </table:table-cell>
          <table:table-cell table:formula="of:=COMPLEX(0; 6.284*[.B69]*[.$C$6]/1000)" office:value-type="string" office:string-value="7.55647858i" calcext:value-type="string">
            <text:p>7.55647858i</text:p>
          </table:table-cell>
          <table:table-cell table:formula="of:=IMDIV(IMPRODUCT(-1;[.F69];[.F69]);[.E69])" office:value-type="string" office:string-value="5.6829400975611+14.7417101425862i" calcext:value-type="string">
            <text:p>5.6829400975611+14.7417101425862i</text:p>
          </table:table-cell>
          <table:table-cell table:formula="of:=COMPLEX(0;-1000000000/6.284/[.$F$12]/[.B69]+6.284*[.F$14]*[.B69]*0.001)" office:value-type="string" office:string-value="6.92069303638905i" calcext:value-type="string">
            <text:p>6.92069303638905i</text:p>
          </table:table-cell>
          <table:table-cell table:formula="of:=IMSUM([.G69];[.H69])" office:value-type="string" office:string-value="5.6829400975611+21.6624031789753i" calcext:value-type="string">
            <text:p>5.6829400975611+21.6624031789753i</text:p>
          </table:table-cell>
          <table:table-cell table:formula="of:=300000/[.B69]" office:value-type="float" office:value="42.4118187601612" calcext:value-type="float">
            <text:p>42.4118187602</text:p>
          </table:table-cell>
          <table:table-cell table:formula="of:=[.$C$1]/[.J69]*2*PI()" office:value-type="float" office:value="0" calcext:value-type="float">
            <text:p>0</text:p>
          </table:table-cell>
          <table:table-cell table:formula="of:=COMPLEX(0;TAN([.K69]))" office:value-type="string" office:string-value="0" calcext:value-type="string">
            <text:p>0</text:p>
          </table:table-cell>
          <table:table-cell table:formula="of:=IMPRODUCT(IMDIV(IMSUB([.I69];[.$C$2]); IMSUM([.I69]; [.$C$2])); 1-[.$F$1])" office:value-type="string" office:string-value="-0.559811965154898+0.606815581457688i" calcext:value-type="string">
            <text:p>-0.559811965154898+0.606815581457688i</text:p>
          </table:table-cell>
          <table:table-cell table:formula="of:=IMDIV(IMSUM(1;[.M69]);IMSUB(1;[.M69]))" office:value-type="string" office:string-value="0.113658801951222+0.433248063579505i" calcext:value-type="string">
            <text:p>0.113658801951222+0.433248063579505i</text:p>
          </table:table-cell>
          <table:table-cell table:formula="of:=IMSUM([.N69];[.L69])" office:value-type="string" office:string-value="0.113658801951222+0.433248063579505i" calcext:value-type="string">
            <text:p>0.113658801951222+0.433248063579505i</text:p>
          </table:table-cell>
          <table:table-cell table:formula="of:=IMSUM(1;IMPRODUCT([.L69];[.N69]))" office:value-type="string" office:string-value="1" calcext:value-type="string">
            <text:p>1</text:p>
          </table:table-cell>
          <table:table-cell table:formula="of:=IMPRODUCT([.$C$2];[.O69];IMDIV(1;[.P69]))" office:value-type="string" office:string-value="5.6829400975611+21.6624031789753i" calcext:value-type="string">
            <text:p>5.6829400975611+21.6624031789753i</text:p>
          </table:table-cell>
          <table:table-cell table:formula="of:=IMDIV(IMPRODUCT([.Q69];[.$F$10]);IMSUM([.Q69];[.$F$10]))" office:value-type="string" office:string-value="5.68337705408445+21.6621569583835i" calcext:value-type="string">
            <text:p>5.68337705408445+21.6621569583835i</text:p>
          </table:table-cell>
          <table:table-cell table:formula="of:=[.B69]" office:value-type="float" office:value="7073.5" calcext:value-type="float">
            <text:p>7073.5</text:p>
          </table:table-cell>
          <table:table-cell table:formula="of:=IMREAL([.R69])" office:value-type="float" office:value="5.68337705408445" calcext:value-type="float">
            <text:p>5.6833770541</text:p>
          </table:table-cell>
          <table:table-cell table:formula="of:=IMAGINARY([.R69])" office:value-type="float" office:value="21.6621569583835" calcext:value-type="float">
            <text:p>21.6621569584</text:p>
          </table:table-cell>
          <table:table-cell table:formula="of:=IMABS([.R69])" office:value-type="float" office:value="22.3953079645835" calcext:value-type="float">
            <text:p>22.3953079646</text:p>
          </table:table-cell>
        </table:table-row>
        <table:table-row table:style-name="ro1">
          <table:table-cell/>
          <table:table-cell table:formula="of:=[.B69]+[.$C$11]" office:value-type="float" office:value="7075" calcext:value-type="float">
            <text:p>7075</text:p>
          </table:table-cell>
          <table:table-cell table:formula="of:=COMPLEX([.$C$3]/1000;6.284*[.B70]*[.$C$4]/1000)" office:value-type="string" office:string-value="1.3+188.952025i" calcext:value-type="string">
            <text:p>1.3+188.952025i</text:p>
          </table:table-cell>
          <table:table-cell table:formula="of:=COMPLEX(0;-1/6.284/[.B70]/[.$C$5]*1000000000)" office:value-type="string" office:string-value="-192.243434939564i" calcext:value-type="string">
            <text:p>-192.243434939564i</text:p>
          </table:table-cell>
          <table:table-cell table:formula="of:=IMSUM([.C70];[.D70])" office:value-type="string" office:string-value="1.3-3.29140993956401i" calcext:value-type="string">
            <text:p>1.3-3.29140993956401i</text:p>
          </table:table-cell>
          <table:table-cell table:formula="of:=COMPLEX(0; 6.284*[.B70]*[.$C$6]/1000)" office:value-type="string" office:string-value="7.558081i" calcext:value-type="string">
            <text:p>7.558081i</text:p>
          </table:table-cell>
          <table:table-cell table:formula="of:=IMDIV(IMPRODUCT(-1;[.F70];[.F70]);[.E70])" office:value-type="string" office:string-value="5.92986626126505+15.013554425087i" calcext:value-type="string">
            <text:p>5.92986626126505+15.013554425087i</text:p>
          </table:table-cell>
          <table:table-cell table:formula="of:=COMPLEX(0;-1000000000/6.284/[.$F$12]/[.B70]+6.284*[.F$14]*[.B70]*0.001)" office:value-type="string" office:string-value="6.93619075304564i" calcext:value-type="string">
            <text:p>6.93619075304564i</text:p>
          </table:table-cell>
          <table:table-cell table:formula="of:=IMSUM([.G70];[.H70])" office:value-type="string" office:string-value="5.92986626126505+21.9497451781326i" calcext:value-type="string">
            <text:p>5.92986626126505+21.9497451781326i</text:p>
          </table:table-cell>
          <table:table-cell table:formula="of:=300000/[.B70]" office:value-type="float" office:value="42.4028268551237" calcext:value-type="float">
            <text:p>42.4028268551</text:p>
          </table:table-cell>
          <table:table-cell table:formula="of:=[.$C$1]/[.J70]*2*PI()" office:value-type="float" office:value="0" calcext:value-type="float">
            <text:p>0</text:p>
          </table:table-cell>
          <table:table-cell table:formula="of:=COMPLEX(0;TAN([.K70]))" office:value-type="string" office:string-value="0" calcext:value-type="string">
            <text:p>0</text:p>
          </table:table-cell>
          <table:table-cell table:formula="of:=IMPRODUCT(IMDIV(IMSUB([.I70];[.$C$2]); IMSUM([.I70]; [.$C$2])); 1-[.$F$1])" office:value-type="string" office:string-value="-0.54932898724528+0.608036076973072i" calcext:value-type="string">
            <text:p>-0.54932898724528+0.608036076973072i</text:p>
          </table:table-cell>
          <table:table-cell table:formula="of:=IMDIV(IMSUM(1;[.M70]);IMSUB(1;[.M70]))" office:value-type="string" office:string-value="0.1185973252253+0.438994903562652i" calcext:value-type="string">
            <text:p>0.1185973252253+0.438994903562652i</text:p>
          </table:table-cell>
          <table:table-cell table:formula="of:=IMSUM([.N70];[.L70])" office:value-type="string" office:string-value="0.1185973252253+0.438994903562652i" calcext:value-type="string">
            <text:p>0.1185973252253+0.438994903562652i</text:p>
          </table:table-cell>
          <table:table-cell table:formula="of:=IMSUM(1;IMPRODUCT([.L70];[.N70]))" office:value-type="string" office:string-value="1" calcext:value-type="string">
            <text:p>1</text:p>
          </table:table-cell>
          <table:table-cell table:formula="of:=IMPRODUCT([.$C$2];[.O70];IMDIV(1;[.P70]))" office:value-type="string" office:string-value="5.929866261265+21.9497451781326i" calcext:value-type="string">
            <text:p>5.929866261265+21.9497451781326i</text:p>
          </table:table-cell>
          <table:table-cell table:formula="of:=IMDIV(IMPRODUCT([.Q70];[.$F$10]);IMSUM([.Q70];[.$F$10]))" office:value-type="string" office:string-value="5.93031288134864+21.949484851506i" calcext:value-type="string">
            <text:p>5.93031288134864+21.949484851506i</text:p>
          </table:table-cell>
          <table:table-cell table:formula="of:=[.B70]" office:value-type="float" office:value="7075" calcext:value-type="float">
            <text:p>7075</text:p>
          </table:table-cell>
          <table:table-cell table:formula="of:=IMREAL([.R70])" office:value-type="float" office:value="5.93031288134864" calcext:value-type="float">
            <text:p>5.9303128813</text:p>
          </table:table-cell>
          <table:table-cell table:formula="of:=IMAGINARY([.R70])" office:value-type="float" office:value="21.949484851506" calcext:value-type="float">
            <text:p>21.9494848515</text:p>
          </table:table-cell>
          <table:table-cell table:formula="of:=IMABS([.R70])" office:value-type="float" office:value="22.7365014045077" calcext:value-type="float">
            <text:p>22.7365014045</text:p>
          </table:table-cell>
        </table:table-row>
        <table:table-row table:style-name="ro1">
          <table:table-cell/>
          <table:table-cell table:formula="of:=[.B70]+[.$C$11]" office:value-type="float" office:value="7076.5" calcext:value-type="float">
            <text:p>7076.5</text:p>
          </table:table-cell>
          <table:table-cell table:formula="of:=COMPLEX([.$C$3]/1000;6.284*[.B71]*[.$C$4]/1000)" office:value-type="string" office:string-value="1.3+188.9920855i" calcext:value-type="string">
            <text:p>1.3+188.9920855i</text:p>
          </table:table-cell>
          <table:table-cell table:formula="of:=COMPLEX(0;-1/6.284/[.B71]/[.$C$5]*1000000000)" office:value-type="string" office:string-value="-192.202685253644i" calcext:value-type="string">
            <text:p>-192.202685253644i</text:p>
          </table:table-cell>
          <table:table-cell table:formula="of:=IMSUM([.C71];[.D71])" office:value-type="string" office:string-value="1.3-3.210599753644i" calcext:value-type="string">
            <text:p>1.3-3.210599753644i</text:p>
          </table:table-cell>
          <table:table-cell table:formula="of:=COMPLEX(0; 6.284*[.B71]*[.$C$6]/1000)" office:value-type="string" office:string-value="7.55968342i" calcext:value-type="string">
            <text:p>7.55968342i</text:p>
          </table:table-cell>
          <table:table-cell table:formula="of:=IMDIV(IMPRODUCT(-1;[.F71];[.F71]);[.E71])" office:value-type="string" office:string-value="6.19217888186583+15.2927753789523i" calcext:value-type="string">
            <text:p>6.19217888186583+15.2927753789523i</text:p>
          </table:table-cell>
          <table:table-cell table:formula="of:=COMPLEX(0;-1000000000/6.284/[.$F$12]/[.B71]+6.284*[.F$14]*[.B71]*0.001)" office:value-type="string" office:string-value="6.95168549606415i" calcext:value-type="string">
            <text:p>6.95168549606415i</text:p>
          </table:table-cell>
          <table:table-cell table:formula="of:=IMSUM([.G71];[.H71])" office:value-type="string" office:string-value="6.19217888186583+22.2444608750165i" calcext:value-type="string">
            <text:p>6.19217888186583+22.2444608750165i</text:p>
          </table:table-cell>
          <table:table-cell table:formula="of:=300000/[.B71]" office:value-type="float" office:value="42.3938387620999" calcext:value-type="float">
            <text:p>42.3938387621</text:p>
          </table:table-cell>
          <table:table-cell table:formula="of:=[.$C$1]/[.J71]*2*PI()" office:value-type="float" office:value="0" calcext:value-type="float">
            <text:p>0</text:p>
          </table:table-cell>
          <table:table-cell table:formula="of:=COMPLEX(0;TAN([.K71]))" office:value-type="string" office:string-value="0" calcext:value-type="string">
            <text:p>0</text:p>
          </table:table-cell>
          <table:table-cell table:formula="of:=IMPRODUCT(IMDIV(IMSUB([.I71];[.$C$2]); IMSUM([.I71]; [.$C$2])); 1-[.$F$1])" office:value-type="string" office:string-value="-0.538509819015148+0.609040655762072i" calcext:value-type="string">
            <text:p>-0.538509819015148+0.609040655762072i</text:p>
          </table:table-cell>
          <table:table-cell table:formula="of:=IMDIV(IMSUM(1;[.M71]);IMSUB(1;[.M71]))" office:value-type="string" office:string-value="0.123843577637316+0.44488921750033i" calcext:value-type="string">
            <text:p>0.123843577637316+0.44488921750033i</text:p>
          </table:table-cell>
          <table:table-cell table:formula="of:=IMSUM([.N71];[.L71])" office:value-type="string" office:string-value="0.123843577637316+0.44488921750033i" calcext:value-type="string">
            <text:p>0.123843577637316+0.44488921750033i</text:p>
          </table:table-cell>
          <table:table-cell table:formula="of:=IMSUM(1;IMPRODUCT([.L71];[.N71]))" office:value-type="string" office:string-value="1" calcext:value-type="string">
            <text:p>1</text:p>
          </table:table-cell>
          <table:table-cell table:formula="of:=IMPRODUCT([.$C$2];[.O71];IMDIV(1;[.P71]))" office:value-type="string" office:string-value="6.1921788818658+22.2444608750165i" calcext:value-type="string">
            <text:p>6.1921788818658+22.2444608750165i</text:p>
          </table:table-cell>
          <table:table-cell table:formula="of:=IMDIV(IMPRODUCT([.Q71];[.$F$10]);IMSUM([.Q71];[.$F$10]))" office:value-type="string" office:string-value="6.19263534632791+22.2441853829314i" calcext:value-type="string">
            <text:p>6.19263534632791+22.2441853829314i</text:p>
          </table:table-cell>
          <table:table-cell table:formula="of:=[.B71]" office:value-type="float" office:value="7076.5" calcext:value-type="float">
            <text:p>7076.5</text:p>
          </table:table-cell>
          <table:table-cell table:formula="of:=IMREAL([.R71])" office:value-type="float" office:value="6.19263534632791" calcext:value-type="float">
            <text:p>6.1926353463</text:p>
          </table:table-cell>
          <table:table-cell table:formula="of:=IMAGINARY([.R71])" office:value-type="float" office:value="22.2441853829314" calcext:value-type="float">
            <text:p>22.2441853829</text:p>
          </table:table-cell>
          <table:table-cell table:formula="of:=IMABS([.R71])" office:value-type="float" office:value="23.0900956230763" calcext:value-type="float">
            <text:p>23.0900956231</text:p>
          </table:table-cell>
        </table:table-row>
        <table:table-row table:style-name="ro1">
          <table:table-cell/>
          <table:table-cell table:formula="of:=[.B71]+[.$C$11]" office:value-type="float" office:value="7078" calcext:value-type="float">
            <text:p>7078</text:p>
          </table:table-cell>
          <table:table-cell table:formula="of:=COMPLEX([.$C$3]/1000;6.284*[.B72]*[.$C$4]/1000)" office:value-type="string" office:string-value="1.3+189.032146i" calcext:value-type="string">
            <text:p>1.3+189.032146i</text:p>
          </table:table-cell>
          <table:table-cell table:formula="of:=COMPLEX(0;-1/6.284/[.B72]/[.$C$5]*1000000000)" office:value-type="string" office:string-value="-192.16195283942i" calcext:value-type="string">
            <text:p>-192.16195283942i</text:p>
          </table:table-cell>
          <table:table-cell table:formula="of:=IMSUM([.C72];[.D72])" office:value-type="string" office:string-value="1.3-3.12980683941998i" calcext:value-type="string">
            <text:p>1.3-3.12980683941998i</text:p>
          </table:table-cell>
          <table:table-cell table:formula="of:=COMPLEX(0; 6.284*[.B72]*[.$C$6]/1000)" office:value-type="string" office:string-value="7.56128584i" calcext:value-type="string">
            <text:p>7.56128584i</text:p>
          </table:table-cell>
          <table:table-cell table:formula="of:=IMDIV(IMPRODUCT(-1;[.F72];[.F72]);[.E72])" office:value-type="string" office:string-value="6.47109151531616+15.5794357562686i" calcext:value-type="string">
            <text:p>6.47109151531616+15.5794357562686i</text:p>
          </table:table-cell>
          <table:table-cell table:formula="of:=COMPLEX(0;-1000000000/6.284/[.$F$12]/[.B72]+6.284*[.F$14]*[.B72]*0.001)" office:value-type="string" office:string-value="6.96717726733512i" calcext:value-type="string">
            <text:p>6.96717726733512i</text:p>
          </table:table-cell>
          <table:table-cell table:formula="of:=IMSUM([.G72];[.H72])" office:value-type="string" office:string-value="6.47109151531616+22.5466130236037i" calcext:value-type="string">
            <text:p>6.47109151531616+22.5466130236037i</text:p>
          </table:table-cell>
          <table:table-cell table:formula="of:=300000/[.B72]" office:value-type="float" office:value="42.3848544786663" calcext:value-type="float">
            <text:p>42.3848544787</text:p>
          </table:table-cell>
          <table:table-cell table:formula="of:=[.$C$1]/[.J72]*2*PI()" office:value-type="float" office:value="0" calcext:value-type="float">
            <text:p>0</text:p>
          </table:table-cell>
          <table:table-cell table:formula="of:=COMPLEX(0;TAN([.K72]))" office:value-type="string" office:string-value="0" calcext:value-type="string">
            <text:p>0</text:p>
          </table:table-cell>
          <table:table-cell table:formula="of:=IMPRODUCT(IMDIV(IMSUB([.I72];[.$C$2]); IMSUM([.I72]; [.$C$2])); 1-[.$F$1])" office:value-type="string" office:string-value="-0.527346258043529+0.609807321039946i" calcext:value-type="string">
            <text:p>-0.527346258043529+0.609807321039946i</text:p>
          </table:table-cell>
          <table:table-cell table:formula="of:=IMDIV(IMSUM(1;[.M72]);IMSUB(1;[.M72]))" office:value-type="string" office:string-value="0.129421830306324+0.450932260472074i" calcext:value-type="string">
            <text:p>0.129421830306324+0.450932260472074i</text:p>
          </table:table-cell>
          <table:table-cell table:formula="of:=IMSUM([.N72];[.L72])" office:value-type="string" office:string-value="0.129421830306324+0.450932260472074i" calcext:value-type="string">
            <text:p>0.129421830306324+0.450932260472074i</text:p>
          </table:table-cell>
          <table:table-cell table:formula="of:=IMSUM(1;IMPRODUCT([.L72];[.N72]))" office:value-type="string" office:string-value="1" calcext:value-type="string">
            <text:p>1</text:p>
          </table:table-cell>
          <table:table-cell table:formula="of:=IMPRODUCT([.$C$2];[.O72];IMDIV(1;[.P72]))" office:value-type="string" office:string-value="6.4710915153162+22.5466130236037i" calcext:value-type="string">
            <text:p>6.4710915153162+22.5466130236037i</text:p>
          </table:table-cell>
          <table:table-cell table:formula="of:=IMDIV(IMPRODUCT([.Q72];[.$F$10]);IMSUM([.Q72];[.$F$10]))" office:value-type="string" office:string-value="6.47155798091817+22.5463212122905i" calcext:value-type="string">
            <text:p>6.47155798091817+22.5463212122905i</text:p>
          </table:table-cell>
          <table:table-cell table:formula="of:=[.B72]" office:value-type="float" office:value="7078" calcext:value-type="float">
            <text:p>7078</text:p>
          </table:table-cell>
          <table:table-cell table:formula="of:=IMREAL([.R72])" office:value-type="float" office:value="6.47155798091817" calcext:value-type="float">
            <text:p>6.4715579809</text:p>
          </table:table-cell>
          <table:table-cell table:formula="of:=IMAGINARY([.R72])" office:value-type="float" office:value="22.5463212122905" calcext:value-type="float">
            <text:p>22.5463212123</text:p>
          </table:table-cell>
          <table:table-cell table:formula="of:=IMABS([.R72])" office:value-type="float" office:value="23.4567189288734" calcext:value-type="float">
            <text:p>23.4567189289</text:p>
          </table:table-cell>
        </table:table-row>
        <table:table-row table:style-name="ro1">
          <table:table-cell/>
          <table:table-cell table:formula="of:=[.B72]+[.$C$11]" office:value-type="float" office:value="7079.5" calcext:value-type="float">
            <text:p>7079.5</text:p>
          </table:table-cell>
          <table:table-cell table:formula="of:=COMPLEX([.$C$3]/1000;6.284*[.B73]*[.$C$4]/1000)" office:value-type="string" office:string-value="1.3+189.0722065i" calcext:value-type="string">
            <text:p>1.3+189.0722065i</text:p>
          </table:table-cell>
          <table:table-cell table:formula="of:=COMPLEX(0;-1/6.284/[.B73]/[.$C$5]*1000000000)" office:value-type="string" office:string-value="-192.121237685912i" calcext:value-type="string">
            <text:p>-192.121237685912i</text:p>
          </table:table-cell>
          <table:table-cell table:formula="of:=IMSUM([.C73];[.D73])" office:value-type="string" office:string-value="1.3-3.04903118591201i" calcext:value-type="string">
            <text:p>1.3-3.04903118591201i</text:p>
          </table:table-cell>
          <table:table-cell table:formula="of:=COMPLEX(0; 6.284*[.B73]*[.$C$6]/1000)" office:value-type="string" office:string-value="7.56288826i" calcext:value-type="string">
            <text:p>7.56288826i</text:p>
          </table:table-cell>
          <table:table-cell table:formula="of:=IMDIV(IMPRODUCT(-1;[.F73];[.F73]);[.E73])" office:value-type="string" office:string-value="6.76792840605807+15.8735575185314i" calcext:value-type="string">
            <text:p>6.76792840605807+15.8735575185314i</text:p>
          </table:table-cell>
          <table:table-cell table:formula="of:=COMPLEX(0;-1000000000/6.284/[.$F$12]/[.B73]+6.284*[.F$14]*[.B73]*0.001)" office:value-type="string" office:string-value="6.9826660687475i" calcext:value-type="string">
            <text:p>6.9826660687475i</text:p>
          </table:table-cell>
          <table:table-cell table:formula="of:=IMSUM([.G73];[.H73])" office:value-type="string" office:string-value="6.76792840605807+22.8562235872789i" calcext:value-type="string">
            <text:p>6.76792840605807+22.8562235872789i</text:p>
          </table:table-cell>
          <table:table-cell table:formula="of:=300000/[.B73]" office:value-type="float" office:value="42.3758740024013" calcext:value-type="float">
            <text:p>42.3758740024</text:p>
          </table:table-cell>
          <table:table-cell table:formula="of:=[.$C$1]/[.J73]*2*PI()" office:value-type="float" office:value="0" calcext:value-type="float">
            <text:p>0</text:p>
          </table:table-cell>
          <table:table-cell table:formula="of:=COMPLEX(0;TAN([.K73]))" office:value-type="string" office:string-value="0" calcext:value-type="string">
            <text:p>0</text:p>
          </table:table-cell>
          <table:table-cell table:formula="of:=IMPRODUCT(IMDIV(IMSUB([.I73];[.$C$2]); IMSUM([.I73]; [.$C$2])); 1-[.$F$1])" office:value-type="string" office:string-value="-0.51583065118241+0.610312288235243i" calcext:value-type="string">
            <text:p>-0.51583065118241+0.610312288235243i</text:p>
          </table:table-cell>
          <table:table-cell table:formula="of:=IMDIV(IMSUM(1;[.M73]);IMSUB(1;[.M73]))" office:value-type="string" office:string-value="0.135358568121162+0.457124471745578i" calcext:value-type="string">
            <text:p>0.135358568121162+0.457124471745578i</text:p>
          </table:table-cell>
          <table:table-cell table:formula="of:=IMSUM([.N73];[.L73])" office:value-type="string" office:string-value="0.135358568121162+0.457124471745578i" calcext:value-type="string">
            <text:p>0.135358568121162+0.457124471745578i</text:p>
          </table:table-cell>
          <table:table-cell table:formula="of:=IMSUM(1;IMPRODUCT([.L73];[.N73]))" office:value-type="string" office:string-value="1" calcext:value-type="string">
            <text:p>1</text:p>
          </table:table-cell>
          <table:table-cell table:formula="of:=IMPRODUCT([.$C$2];[.O73];IMDIV(1;[.P73]))" office:value-type="string" office:string-value="6.7679284060581+22.8562235872789i" calcext:value-type="string">
            <text:p>6.7679284060581+22.8562235872789i</text:p>
          </table:table-cell>
          <table:table-cell table:formula="of:=IMDIV(IMPRODUCT([.Q73];[.$F$10]);IMSUM([.Q73];[.$F$10]))" office:value-type="string" office:string-value="6.76840499833945+22.8559141996005i" calcext:value-type="string">
            <text:p>6.76840499833945+22.8559141996005i</text:p>
          </table:table-cell>
          <table:table-cell table:formula="of:=[.B73]" office:value-type="float" office:value="7079.5" calcext:value-type="float">
            <text:p>7079.5</text:p>
          </table:table-cell>
          <table:table-cell table:formula="of:=IMREAL([.R73])" office:value-type="float" office:value="6.76840499833945" calcext:value-type="float">
            <text:p>6.7684049983</text:p>
          </table:table-cell>
          <table:table-cell table:formula="of:=IMAGINARY([.R73])" office:value-type="float" office:value="22.8559141996005" calcext:value-type="float">
            <text:p>22.8559141996</text:p>
          </table:table-cell>
          <table:table-cell table:formula="of:=IMABS([.R73])" office:value-type="float" office:value="23.8370325359732" calcext:value-type="float">
            <text:p>23.837032536</text:p>
          </table:table-cell>
        </table:table-row>
        <table:table-row table:style-name="ro1">
          <table:table-cell/>
          <table:table-cell table:formula="of:=[.B73]+[.$C$11]" office:value-type="float" office:value="7081" calcext:value-type="float">
            <text:p>7081</text:p>
          </table:table-cell>
          <table:table-cell table:formula="of:=COMPLEX([.$C$3]/1000;6.284*[.B74]*[.$C$4]/1000)" office:value-type="string" office:string-value="1.3+189.112267i" calcext:value-type="string">
            <text:p>1.3+189.112267i</text:p>
          </table:table-cell>
          <table:table-cell table:formula="of:=COMPLEX(0;-1/6.284/[.B74]/[.$C$5]*1000000000)" office:value-type="string" office:string-value="-192.080539782151i" calcext:value-type="string">
            <text:p>-192.080539782151i</text:p>
          </table:table-cell>
          <table:table-cell table:formula="of:=IMSUM([.C74];[.D74])" office:value-type="string" office:string-value="1.3-2.96827278215099i" calcext:value-type="string">
            <text:p>1.3-2.96827278215099i</text:p>
          </table:table-cell>
          <table:table-cell table:formula="of:=COMPLEX(0; 6.284*[.B74]*[.$C$6]/1000)" office:value-type="string" office:string-value="7.56449068i" calcext:value-type="string">
            <text:p>7.56449068i</text:p>
          </table:table-cell>
          <table:table-cell table:formula="of:=IMDIV(IMPRODUCT(-1;[.F74];[.F74]);[.E74])" office:value-type="string" office:string-value="7.08413502214301+16.1751116702382i" calcext:value-type="string">
            <text:p>7.08413502214301+16.1751116702382i</text:p>
          </table:table-cell>
          <table:table-cell table:formula="of:=COMPLEX(0;-1000000000/6.284/[.$F$12]/[.B74]+6.284*[.F$14]*[.B74]*0.001)" office:value-type="string" office:string-value="6.99815190218867i" calcext:value-type="string">
            <text:p>6.99815190218867i</text:p>
          </table:table-cell>
          <table:table-cell table:formula="of:=IMSUM([.G74];[.H74])" office:value-type="string" office:string-value="7.08413502214301+23.1732635724269i" calcext:value-type="string">
            <text:p>7.08413502214301+23.1732635724269i</text:p>
          </table:table-cell>
          <table:table-cell table:formula="of:=300000/[.B74]" office:value-type="float" office:value="42.3668973308855" calcext:value-type="float">
            <text:p>42.3668973309</text:p>
          </table:table-cell>
          <table:table-cell table:formula="of:=[.$C$1]/[.J74]*2*PI()" office:value-type="float" office:value="0" calcext:value-type="float">
            <text:p>0</text:p>
          </table:table-cell>
          <table:table-cell table:formula="of:=COMPLEX(0;TAN([.K74]))" office:value-type="string" office:string-value="0" calcext:value-type="string">
            <text:p>0</text:p>
          </table:table-cell>
          <table:table-cell table:formula="of:=IMPRODUCT(IMDIV(IMSUB([.I74];[.$C$2]); IMSUM([.I74]; [.$C$2])); 1-[.$F$1])" office:value-type="string" office:string-value="-0.503956050151502+0.610529877311584i" calcext:value-type="string">
            <text:p>-0.503956050151502+0.610529877311584i</text:p>
          </table:table-cell>
          <table:table-cell table:formula="of:=IMDIV(IMSUM(1;[.M74]);IMSUB(1;[.M74]))" office:value-type="string" office:string-value="0.14168270044286+0.463465271448539i" calcext:value-type="string">
            <text:p>0.14168270044286+0.463465271448539i</text:p>
          </table:table-cell>
          <table:table-cell table:formula="of:=IMSUM([.N74];[.L74])" office:value-type="string" office:string-value="0.14168270044286+0.463465271448539i" calcext:value-type="string">
            <text:p>0.14168270044286+0.463465271448539i</text:p>
          </table:table-cell>
          <table:table-cell table:formula="of:=IMSUM(1;IMPRODUCT([.L74];[.N74]))" office:value-type="string" office:string-value="1" calcext:value-type="string">
            <text:p>1</text:p>
          </table:table-cell>
          <table:table-cell table:formula="of:=IMPRODUCT([.$C$2];[.O74];IMDIV(1;[.P74]))" office:value-type="string" office:string-value="7.084135022143+23.173263572427i" calcext:value-type="string">
            <text:p>7.084135022143+23.173263572427i</text:p>
          </table:table-cell>
          <table:table-cell table:formula="of:=IMDIV(IMPRODUCT([.Q74];[.$F$10]);IMSUM([.Q74];[.$F$10]))" office:value-type="string" office:string-value="7.08462182674824+23.1729352380877i" calcext:value-type="string">
            <text:p>7.08462182674824+23.1729352380877i</text:p>
          </table:table-cell>
          <table:table-cell table:formula="of:=[.B74]" office:value-type="float" office:value="7081" calcext:value-type="float">
            <text:p>7081</text:p>
          </table:table-cell>
          <table:table-cell table:formula="of:=IMREAL([.R74])" office:value-type="float" office:value="7.08462182674824" calcext:value-type="float">
            <text:p>7.0846218267</text:p>
          </table:table-cell>
          <table:table-cell table:formula="of:=IMAGINARY([.R74])" office:value-type="float" office:value="23.1729352380877" calcext:value-type="float">
            <text:p>23.1729352381</text:p>
          </table:table-cell>
          <table:table-cell table:formula="of:=IMABS([.R74])" office:value-type="float" office:value="24.231731138667" calcext:value-type="float">
            <text:p>24.2317311387</text:p>
          </table:table-cell>
        </table:table-row>
        <table:table-row table:style-name="ro1">
          <table:table-cell/>
          <table:table-cell table:formula="of:=[.B74]+[.$C$11]" office:value-type="float" office:value="7082.5" calcext:value-type="float">
            <text:p>7082.5</text:p>
          </table:table-cell>
          <table:table-cell table:formula="of:=COMPLEX([.$C$3]/1000;6.284*[.B75]*[.$C$4]/1000)" office:value-type="string" office:string-value="1.3+189.1523275i" calcext:value-type="string">
            <text:p>1.3+189.1523275i</text:p>
          </table:table-cell>
          <table:table-cell table:formula="of:=COMPLEX(0;-1/6.284/[.B75]/[.$C$5]*1000000000)" office:value-type="string" office:string-value="-192.039859117178i" calcext:value-type="string">
            <text:p>-192.039859117178i</text:p>
          </table:table-cell>
          <table:table-cell table:formula="of:=IMSUM([.C75];[.D75])" office:value-type="string" office:string-value="1.3-2.88753161717798i" calcext:value-type="string">
            <text:p>1.3-2.88753161717798i</text:p>
          </table:table-cell>
          <table:table-cell table:formula="of:=COMPLEX(0; 6.284*[.B75]*[.$C$6]/1000)" office:value-type="string" office:string-value="7.5660931i" calcext:value-type="string">
            <text:p>7.5660931i</text:p>
          </table:table-cell>
          <table:table-cell table:formula="of:=IMDIV(IMPRODUCT(-1;[.F75];[.F75]);[.E75])" office:value-type="string" office:string-value="7.42128941471154+16.4840060193906i" calcext:value-type="string">
            <text:p>7.42128941471154+16.4840060193906i</text:p>
          </table:table-cell>
          <table:table-cell table:formula="of:=COMPLEX(0;-1000000000/6.284/[.$F$12]/[.B75]+6.284*[.F$14]*[.B75]*0.001)" office:value-type="string" office:string-value="7.01363476954436i" calcext:value-type="string">
            <text:p>7.01363476954436i</text:p>
          </table:table-cell>
          <table:table-cell table:formula="of:=IMSUM([.G75];[.H75])" office:value-type="string" office:string-value="7.42128941471154+23.497640788935i" calcext:value-type="string">
            <text:p>7.42128941471154+23.497640788935i</text:p>
          </table:table-cell>
          <table:table-cell table:formula="of:=300000/[.B75]" office:value-type="float" office:value="42.3579244617014" calcext:value-type="float">
            <text:p>42.3579244617</text:p>
          </table:table-cell>
          <table:table-cell table:formula="of:=[.$C$1]/[.J75]*2*PI()" office:value-type="float" office:value="0" calcext:value-type="float">
            <text:p>0</text:p>
          </table:table-cell>
          <table:table-cell table:formula="of:=COMPLEX(0;TAN([.K75]))" office:value-type="string" office:string-value="0" calcext:value-type="string">
            <text:p>0</text:p>
          </table:table-cell>
          <table:table-cell table:formula="of:=IMPRODUCT(IMDIV(IMSUB([.I75];[.$C$2]); IMSUM([.I75]; [.$C$2])); 1-[.$F$1])" office:value-type="string" office:string-value="-0.491716390409024+0.61043240683163i" calcext:value-type="string">
            <text:p>-0.491716390409024+0.61043240683163i</text:p>
          </table:table-cell>
          <table:table-cell table:formula="of:=IMDIV(IMSUM(1;[.M75]);IMSUB(1;[.M75]))" office:value-type="string" office:string-value="0.14842578829423+0.469952815778701i" calcext:value-type="string">
            <text:p>0.14842578829423+0.469952815778701i</text:p>
          </table:table-cell>
          <table:table-cell table:formula="of:=IMSUM([.N75];[.L75])" office:value-type="string" office:string-value="0.14842578829423+0.469952815778701i" calcext:value-type="string">
            <text:p>0.14842578829423+0.469952815778701i</text:p>
          </table:table-cell>
          <table:table-cell table:formula="of:=IMSUM(1;IMPRODUCT([.L75];[.N75]))" office:value-type="string" office:string-value="1" calcext:value-type="string">
            <text:p>1</text:p>
          </table:table-cell>
          <table:table-cell table:formula="of:=IMPRODUCT([.$C$2];[.O75];IMDIV(1;[.P75]))" office:value-type="string" office:string-value="7.4212894147115+23.4976407889351i" calcext:value-type="string">
            <text:p>7.4212894147115+23.4976407889351i</text:p>
          </table:table-cell>
          <table:table-cell table:formula="of:=IMDIV(IMPRODUCT([.Q75];[.$F$10]);IMSUM([.Q75];[.$F$10]))" office:value-type="string" office:string-value="7.42178646691049+23.4972920139095i" calcext:value-type="string">
            <text:p>7.42178646691049+23.4972920139095i</text:p>
          </table:table-cell>
          <table:table-cell table:formula="of:=[.B75]" office:value-type="float" office:value="7082.5" calcext:value-type="float">
            <text:p>7082.5</text:p>
          </table:table-cell>
          <table:table-cell table:formula="of:=IMREAL([.R75])" office:value-type="float" office:value="7.42178646691049" calcext:value-type="float">
            <text:p>7.4217864669</text:p>
          </table:table-cell>
          <table:table-cell table:formula="of:=IMAGINARY([.R75])" office:value-type="float" office:value="23.4972920139095" calcext:value-type="float">
            <text:p>23.4972920139</text:p>
          </table:table-cell>
          <table:table-cell table:formula="of:=IMABS([.R75])" office:value-type="float" office:value="24.6415430999633" calcext:value-type="float">
            <text:p>24.6415431</text:p>
          </table:table-cell>
        </table:table-row>
        <table:table-row table:style-name="ro1">
          <table:table-cell/>
          <table:table-cell table:formula="of:=[.B75]+[.$C$11]" office:value-type="float" office:value="7084" calcext:value-type="float">
            <text:p>7084</text:p>
          </table:table-cell>
          <table:table-cell table:formula="of:=COMPLEX([.$C$3]/1000;6.284*[.B76]*[.$C$4]/1000)" office:value-type="string" office:string-value="1.3+189.192388i" calcext:value-type="string">
            <text:p>1.3+189.192388i</text:p>
          </table:table-cell>
          <table:table-cell table:formula="of:=COMPLEX(0;-1/6.284/[.B76]/[.$C$5]*1000000000)" office:value-type="string" office:string-value="-191.999195680041i" calcext:value-type="string">
            <text:p>-191.999195680041i</text:p>
          </table:table-cell>
          <table:table-cell table:formula="of:=IMSUM([.C76];[.D76])" office:value-type="string" office:string-value="1.3-2.806807680041i" calcext:value-type="string">
            <text:p>1.3-2.806807680041i</text:p>
          </table:table-cell>
          <table:table-cell table:formula="of:=COMPLEX(0; 6.284*[.B76]*[.$C$6]/1000)" office:value-type="string" office:string-value="7.56769552i" calcext:value-type="string">
            <text:p>7.56769552i</text:p>
          </table:table-cell>
          <table:table-cell table:formula="of:=IMDIV(IMPRODUCT(-1;[.F76];[.F76]);[.E76])" office:value-type="string" office:string-value="7.78111437870386+16.8000704595565i" calcext:value-type="string">
            <text:p>7.78111437870386+16.8000704595565i</text:p>
          </table:table-cell>
          <table:table-cell table:formula="of:=COMPLEX(0;-1000000000/6.284/[.$F$12]/[.B76]+6.284*[.F$14]*[.B76]*0.001)" office:value-type="string" office:string-value="7.02911467269875i" calcext:value-type="string">
            <text:p>7.02911467269875i</text:p>
          </table:table-cell>
          <table:table-cell table:formula="of:=IMSUM([.G76];[.H76])" office:value-type="string" office:string-value="7.78111437870386+23.8291851322553i" calcext:value-type="string">
            <text:p>7.78111437870386+23.8291851322553i</text:p>
          </table:table-cell>
          <table:table-cell table:formula="of:=300000/[.B76]" office:value-type="float" office:value="42.3489553924337" calcext:value-type="float">
            <text:p>42.3489553924</text:p>
          </table:table-cell>
          <table:table-cell table:formula="of:=[.$C$1]/[.J76]*2*PI()" office:value-type="float" office:value="0" calcext:value-type="float">
            <text:p>0</text:p>
          </table:table-cell>
          <table:table-cell table:formula="of:=COMPLEX(0;TAN([.K76]))" office:value-type="string" office:string-value="0" calcext:value-type="string">
            <text:p>0</text:p>
          </table:table-cell>
          <table:table-cell table:formula="of:=IMPRODUCT(IMDIV(IMSUB([.I76];[.$C$2]); IMSUM([.I76]; [.$C$2])); 1-[.$F$1])" office:value-type="string" office:string-value="-0.479106695754367+0.609990092134319i" calcext:value-type="string">
            <text:p>-0.479106695754367+0.609990092134319i</text:p>
          </table:table-cell>
          <table:table-cell table:formula="of:=IMDIV(IMSUM(1;[.M76]);IMSUB(1;[.M76]))" office:value-type="string" office:string-value="0.155622287574078+0.476583702645105i" calcext:value-type="string">
            <text:p>0.155622287574078+0.476583702645105i</text:p>
          </table:table-cell>
          <table:table-cell table:formula="of:=IMSUM([.N76];[.L76])" office:value-type="string" office:string-value="0.155622287574078+0.476583702645105i" calcext:value-type="string">
            <text:p>0.155622287574078+0.476583702645105i</text:p>
          </table:table-cell>
          <table:table-cell table:formula="of:=IMSUM(1;IMPRODUCT([.L76];[.N76]))" office:value-type="string" office:string-value="1" calcext:value-type="string">
            <text:p>1</text:p>
          </table:table-cell>
          <table:table-cell table:formula="of:=IMPRODUCT([.$C$2];[.O76];IMDIV(1;[.P76]))" office:value-type="string" office:string-value="7.7811143787039+23.8291851322553i" calcext:value-type="string">
            <text:p>7.7811143787039+23.8291851322553i</text:p>
          </table:table-cell>
          <table:table-cell table:formula="of:=IMDIV(IMPRODUCT([.Q76];[.$F$10]);IMSUM([.Q76];[.$F$10]))" office:value-type="string" office:string-value="7.78162165075018+23.828814287452i" calcext:value-type="string">
            <text:p>7.78162165075018+23.828814287452i</text:p>
          </table:table-cell>
          <table:table-cell table:formula="of:=[.B76]" office:value-type="float" office:value="7084" calcext:value-type="float">
            <text:p>7084</text:p>
          </table:table-cell>
          <table:table-cell table:formula="of:=IMREAL([.R76])" office:value-type="float" office:value="7.78162165075018" calcext:value-type="float">
            <text:p>7.7816216508</text:p>
          </table:table-cell>
          <table:table-cell table:formula="of:=IMAGINARY([.R76])" office:value-type="float" office:value="23.828814287452" calcext:value-type="float">
            <text:p>23.8288142875</text:p>
          </table:table-cell>
          <table:table-cell table:formula="of:=IMABS([.R76])" office:value-type="float" office:value="25.0672301194468" calcext:value-type="float">
            <text:p>25.0672301194</text:p>
          </table:table-cell>
        </table:table-row>
        <table:table-row table:style-name="ro1">
          <table:table-cell/>
          <table:table-cell table:formula="of:=[.B76]+[.$C$11]" office:value-type="float" office:value="7085.5" calcext:value-type="float">
            <text:p>7085.5</text:p>
          </table:table-cell>
          <table:table-cell table:formula="of:=COMPLEX([.$C$3]/1000;6.284*[.B77]*[.$C$4]/1000)" office:value-type="string" office:string-value="1.3+189.2324485i" calcext:value-type="string">
            <text:p>1.3+189.2324485i</text:p>
          </table:table-cell>
          <table:table-cell table:formula="of:=COMPLEX(0;-1/6.284/[.B77]/[.$C$5]*1000000000)" office:value-type="string" office:string-value="-191.9585494598i" calcext:value-type="string">
            <text:p>-191.9585494598i</text:p>
          </table:table-cell>
          <table:table-cell table:formula="of:=IMSUM([.C77];[.D77])" office:value-type="string" office:string-value="1.3-2.72610095979999i" calcext:value-type="string">
            <text:p>1.3-2.72610095979999i</text:p>
          </table:table-cell>
          <table:table-cell table:formula="of:=COMPLEX(0; 6.284*[.B77]*[.$C$6]/1000)" office:value-type="string" office:string-value="7.56929794i" calcext:value-type="string">
            <text:p>7.56929794i</text:p>
          </table:table-cell>
          <table:table-cell table:formula="of:=IMDIV(IMPRODUCT(-1;[.F77];[.F77]);[.E77])" office:value-type="string" office:string-value="8.16549034989368+17.1230392923713i" calcext:value-type="string">
            <text:p>8.16549034989368+17.1230392923713i</text:p>
          </table:table-cell>
          <table:table-cell table:formula="of:=COMPLEX(0;-1000000000/6.284/[.$F$12]/[.B77]+6.284*[.F$14]*[.B77]*0.001)" office:value-type="string" office:string-value="7.04459161353439i" calcext:value-type="string">
            <text:p>7.04459161353439i</text:p>
          </table:table-cell>
          <table:table-cell table:formula="of:=IMSUM([.G77];[.H77])" office:value-type="string" office:string-value="8.16549034989368+24.1676309059057i" calcext:value-type="string">
            <text:p>8.16549034989368+24.1676309059057i</text:p>
          </table:table-cell>
          <table:table-cell table:formula="of:=300000/[.B77]" office:value-type="float" office:value="42.339990120669" calcext:value-type="float">
            <text:p>42.3399901207</text:p>
          </table:table-cell>
          <table:table-cell table:formula="of:=[.$C$1]/[.J77]*2*PI()" office:value-type="float" office:value="0" calcext:value-type="float">
            <text:p>0</text:p>
          </table:table-cell>
          <table:table-cell table:formula="of:=COMPLEX(0;TAN([.K77]))" office:value-type="string" office:string-value="0" calcext:value-type="string">
            <text:p>0</text:p>
          </table:table-cell>
          <table:table-cell table:formula="of:=IMPRODUCT(IMDIV(IMSUB([.I77];[.$C$2]); IMSUM([.I77]; [.$C$2])); 1-[.$F$1])" office:value-type="string" office:string-value="-0.466123311175512+0.609170950573768i" calcext:value-type="string">
            <text:p>-0.466123311175512+0.609170950573768i</text:p>
          </table:table-cell>
          <table:table-cell table:formula="of:=IMDIV(IMSUM(1;[.M77]);IMSUB(1;[.M77]))" office:value-type="string" office:string-value="0.163309806997874+0.483352618118114i" calcext:value-type="string">
            <text:p>0.163309806997874+0.483352618118114i</text:p>
          </table:table-cell>
          <table:table-cell table:formula="of:=IMSUM([.N77];[.L77])" office:value-type="string" office:string-value="0.163309806997874+0.483352618118114i" calcext:value-type="string">
            <text:p>0.163309806997874+0.483352618118114i</text:p>
          </table:table-cell>
          <table:table-cell table:formula="of:=IMSUM(1;IMPRODUCT([.L77];[.N77]))" office:value-type="string" office:string-value="1" calcext:value-type="string">
            <text:p>1</text:p>
          </table:table-cell>
          <table:table-cell table:formula="of:=IMPRODUCT([.$C$2];[.O77];IMDIV(1;[.P77]))" office:value-type="string" office:string-value="8.1654903498937+24.1676309059057i" calcext:value-type="string">
            <text:p>8.1654903498937+24.1676309059057i</text:p>
          </table:table-cell>
          <table:table-cell table:formula="of:=IMDIV(IMPRODUCT([.Q77];[.$F$10]);IMSUM([.Q77];[.$F$10]))" office:value-type="string" office:string-value="8.16600773579858+24.167236215116i" calcext:value-type="string">
            <text:p>8.16600773579858+24.167236215116i</text:p>
          </table:table-cell>
          <table:table-cell table:formula="of:=[.B77]" office:value-type="float" office:value="7085.5" calcext:value-type="float">
            <text:p>7085.5</text:p>
          </table:table-cell>
          <table:table-cell table:formula="of:=IMREAL([.R77])" office:value-type="float" office:value="8.16600773579858" calcext:value-type="float">
            <text:p>8.1660077358</text:p>
          </table:table-cell>
          <table:table-cell table:formula="of:=IMAGINARY([.R77])" office:value-type="float" office:value="24.167236215116" calcext:value-type="float">
            <text:p>24.1672362151</text:p>
          </table:table-cell>
          <table:table-cell table:formula="of:=IMABS([.R77])" office:value-type="float" office:value="25.5095862102531" calcext:value-type="float">
            <text:p>25.5095862103</text:p>
          </table:table-cell>
        </table:table-row>
        <table:table-row table:style-name="ro1">
          <table:table-cell/>
          <table:table-cell table:formula="of:=[.B77]+[.$C$11]" office:value-type="float" office:value="7087" calcext:value-type="float">
            <text:p>7087</text:p>
          </table:table-cell>
          <table:table-cell table:formula="of:=COMPLEX([.$C$3]/1000;6.284*[.B78]*[.$C$4]/1000)" office:value-type="string" office:string-value="1.3+189.272509i" calcext:value-type="string">
            <text:p>1.3+189.272509i</text:p>
          </table:table-cell>
          <table:table-cell table:formula="of:=COMPLEX(0;-1/6.284/[.B78]/[.$C$5]*1000000000)" office:value-type="string" office:string-value="-191.917920445522i" calcext:value-type="string">
            <text:p>-191.917920445522i</text:p>
          </table:table-cell>
          <table:table-cell table:formula="of:=IMSUM([.C78];[.D78])" office:value-type="string" office:string-value="1.3-2.64541144552197i" calcext:value-type="string">
            <text:p>1.3-2.64541144552197i</text:p>
          </table:table-cell>
          <table:table-cell table:formula="of:=COMPLEX(0; 6.284*[.B78]*[.$C$6]/1000)" office:value-type="string" office:string-value="7.57090036i" calcext:value-type="string">
            <text:p>7.57090036i</text:p>
          </table:table-cell>
          <table:table-cell table:formula="of:=IMDIV(IMPRODUCT(-1;[.F78];[.F78]);[.E78])" office:value-type="string" office:string-value="8.57646891430859+17.4525300215964i" calcext:value-type="string">
            <text:p>8.57646891430859+17.4525300215964i</text:p>
          </table:table-cell>
          <table:table-cell table:formula="of:=COMPLEX(0;-1000000000/6.284/[.$F$12]/[.B78]+6.284*[.F$14]*[.B78]*0.001)" office:value-type="string" office:string-value="7.06006559393226i" calcext:value-type="string">
            <text:p>7.06006559393226i</text:p>
          </table:table-cell>
          <table:table-cell table:formula="of:=IMSUM([.G78];[.H78])" office:value-type="string" office:string-value="8.57646891430859+24.5125956155287i" calcext:value-type="string">
            <text:p>8.57646891430859+24.5125956155287i</text:p>
          </table:table-cell>
          <table:table-cell table:formula="of:=300000/[.B78]" office:value-type="float" office:value="42.3310286439961" calcext:value-type="float">
            <text:p>42.331028644</text:p>
          </table:table-cell>
          <table:table-cell table:formula="of:=[.$C$1]/[.J78]*2*PI()" office:value-type="float" office:value="0" calcext:value-type="float">
            <text:p>0</text:p>
          </table:table-cell>
          <table:table-cell table:formula="of:=COMPLEX(0;TAN([.K78]))" office:value-type="string" office:string-value="0" calcext:value-type="string">
            <text:p>0</text:p>
          </table:table-cell>
          <table:table-cell table:formula="of:=IMPRODUCT(IMDIV(IMSUB([.I78];[.$C$2]); IMSUM([.I78]; [.$C$2])); 1-[.$F$1])" office:value-type="string" office:string-value="-0.452764166439495+0.607940717436506i" calcext:value-type="string">
            <text:p>-0.452764166439495+0.607940717436506i</text:p>
          </table:table-cell>
          <table:table-cell table:formula="of:=IMDIV(IMSUM(1;[.M78]);IMSUB(1;[.M78]))" office:value-type="string" office:string-value="0.171529378286172+0.490251912310572i" calcext:value-type="string">
            <text:p>0.171529378286172+0.490251912310572i</text:p>
          </table:table-cell>
          <table:table-cell table:formula="of:=IMSUM([.N78];[.L78])" office:value-type="string" office:string-value="0.171529378286172+0.490251912310572i" calcext:value-type="string">
            <text:p>0.171529378286172+0.490251912310572i</text:p>
          </table:table-cell>
          <table:table-cell table:formula="of:=IMSUM(1;IMPRODUCT([.L78];[.N78]))" office:value-type="string" office:string-value="1" calcext:value-type="string">
            <text:p>1</text:p>
          </table:table-cell>
          <table:table-cell table:formula="of:=IMPRODUCT([.$C$2];[.O78];IMDIV(1;[.P78]))" office:value-type="string" office:string-value="8.5764689143086+24.5125956155286i" calcext:value-type="string">
            <text:p>8.5764689143086+24.5125956155286i</text:p>
          </table:table-cell>
          <table:table-cell table:formula="of:=IMDIV(IMPRODUCT([.Q78];[.$F$10]);IMSUM([.Q78];[.$F$10]))" office:value-type="string" office:string-value="8.57699621153149+24.5121751427604i" calcext:value-type="string">
            <text:p>8.57699621153149+24.5121751427604i</text:p>
          </table:table-cell>
          <table:table-cell table:formula="of:=[.B78]" office:value-type="float" office:value="7087" calcext:value-type="float">
            <text:p>7087</text:p>
          </table:table-cell>
          <table:table-cell table:formula="of:=IMREAL([.R78])" office:value-type="float" office:value="8.57699621153149" calcext:value-type="float">
            <text:p>8.5769962115</text:p>
          </table:table-cell>
          <table:table-cell table:formula="of:=IMAGINARY([.R78])" office:value-type="float" office:value="24.5121751427604" calcext:value-type="float">
            <text:p>24.5121751428</text:p>
          </table:table-cell>
          <table:table-cell table:formula="of:=IMABS([.R78])" office:value-type="float" office:value="25.9694357705743" calcext:value-type="float">
            <text:p>25.9694357706</text:p>
          </table:table-cell>
        </table:table-row>
        <table:table-row table:style-name="ro1">
          <table:table-cell/>
          <table:table-cell table:formula="of:=[.B78]+[.$C$11]" office:value-type="float" office:value="7088.5" calcext:value-type="float">
            <text:p>7088.5</text:p>
          </table:table-cell>
          <table:table-cell table:formula="of:=COMPLEX([.$C$3]/1000;6.284*[.B79]*[.$C$4]/1000)" office:value-type="string" office:string-value="1.3+189.3125695i" calcext:value-type="string">
            <text:p>1.3+189.3125695i</text:p>
          </table:table-cell>
          <table:table-cell table:formula="of:=COMPLEX(0;-1/6.284/[.B79]/[.$C$5]*1000000000)" office:value-type="string" office:string-value="-191.877308626284i" calcext:value-type="string">
            <text:p>-191.877308626284i</text:p>
          </table:table-cell>
          <table:table-cell table:formula="of:=IMSUM([.C79];[.D79])" office:value-type="string" office:string-value="1.3-2.564739126284i" calcext:value-type="string">
            <text:p>1.3-2.564739126284i</text:p>
          </table:table-cell>
          <table:table-cell table:formula="of:=COMPLEX(0; 6.284*[.B79]*[.$C$6]/1000)" office:value-type="string" office:string-value="7.57250278i" calcext:value-type="string">
            <text:p>7.57250278i</text:p>
          </table:table-cell>
          <table:table-cell table:formula="of:=IMDIV(IMPRODUCT(-1;[.F79];[.F79]);[.E79])" office:value-type="string" office:string-value="9.01628672350009+17.788017948889i" calcext:value-type="string">
            <text:p>9.01628672350009+17.788017948889i</text:p>
          </table:table-cell>
          <table:table-cell table:formula="of:=COMPLEX(0;-1000000000/6.284/[.$F$12]/[.B79]+6.284*[.F$14]*[.B79]*0.001)" office:value-type="string" office:string-value="7.07553661577174i" calcext:value-type="string">
            <text:p>7.07553661577174i</text:p>
          </table:table-cell>
          <table:table-cell table:formula="of:=IMSUM([.G79];[.H79])" office:value-type="string" office:string-value="9.01628672350009+24.8635545646607i" calcext:value-type="string">
            <text:p>9.01628672350009+24.8635545646607i</text:p>
          </table:table-cell>
          <table:table-cell table:formula="of:=300000/[.B79]" office:value-type="float" office:value="42.3220709600056" calcext:value-type="float">
            <text:p>42.32207096</text:p>
          </table:table-cell>
          <table:table-cell table:formula="of:=[.$C$1]/[.J79]*2*PI()" office:value-type="float" office:value="0" calcext:value-type="float">
            <text:p>0</text:p>
          </table:table-cell>
          <table:table-cell table:formula="of:=COMPLEX(0;TAN([.K79]))" office:value-type="string" office:string-value="0" calcext:value-type="string">
            <text:p>0</text:p>
          </table:table-cell>
          <table:table-cell table:formula="of:=IMPRODUCT(IMDIV(IMSUB([.I79];[.$C$2]); IMSUM([.I79]; [.$C$2])); 1-[.$F$1])" office:value-type="string" office:string-value="-0.439029072829452+0.606262776918849i" calcext:value-type="string">
            <text:p>-0.439029072829452+0.606262776918849i</text:p>
          </table:table-cell>
          <table:table-cell table:formula="of:=IMDIV(IMSUM(1;[.M79]);IMSUB(1;[.M79]))" office:value-type="string" office:string-value="0.180325734470002+0.497271091293215i" calcext:value-type="string">
            <text:p>0.180325734470002+0.497271091293215i</text:p>
          </table:table-cell>
          <table:table-cell table:formula="of:=IMSUM([.N79];[.L79])" office:value-type="string" office:string-value="0.180325734470002+0.497271091293215i" calcext:value-type="string">
            <text:p>0.180325734470002+0.497271091293215i</text:p>
          </table:table-cell>
          <table:table-cell table:formula="of:=IMSUM(1;IMPRODUCT([.L79];[.N79]))" office:value-type="string" office:string-value="1" calcext:value-type="string">
            <text:p>1</text:p>
          </table:table-cell>
          <table:table-cell table:formula="of:=IMPRODUCT([.$C$2];[.O79];IMDIV(1;[.P79]))" office:value-type="string" office:string-value="9.0162867235001+24.8635545646608i" calcext:value-type="string">
            <text:p>9.0162867235001+24.8635545646608i</text:p>
          </table:table-cell>
          <table:table-cell table:formula="of:=IMDIV(IMPRODUCT([.Q79];[.$F$10]);IMSUM([.Q79];[.$F$10]))" office:value-type="string" office:string-value="9.01682361096769+24.8631062010323i" calcext:value-type="string">
            <text:p>9.01682361096769+24.8631062010323i</text:p>
          </table:table-cell>
          <table:table-cell table:formula="of:=[.B79]" office:value-type="float" office:value="7088.5" calcext:value-type="float">
            <text:p>7088.5</text:p>
          </table:table-cell>
          <table:table-cell table:formula="of:=IMREAL([.R79])" office:value-type="float" office:value="9.01682361096769" calcext:value-type="float">
            <text:p>9.016823611</text:p>
          </table:table-cell>
          <table:table-cell table:formula="of:=IMAGINARY([.R79])" office:value-type="float" office:value="24.8631062010323" calcext:value-type="float">
            <text:p>24.863106201</text:p>
          </table:table-cell>
          <table:table-cell table:formula="of:=IMABS([.R79])" office:value-type="float" office:value="26.4476304797824" calcext:value-type="float">
            <text:p>26.4476304798</text:p>
          </table:table-cell>
        </table:table-row>
        <table:table-row table:style-name="ro1">
          <table:table-cell/>
          <table:table-cell table:formula="of:=[.B79]+[.$C$11]" office:value-type="float" office:value="7090" calcext:value-type="float">
            <text:p>7090</text:p>
          </table:table-cell>
          <table:table-cell table:formula="of:=COMPLEX([.$C$3]/1000;6.284*[.B80]*[.$C$4]/1000)" office:value-type="string" office:string-value="1.3+189.35263i" calcext:value-type="string">
            <text:p>1.3+189.35263i</text:p>
          </table:table-cell>
          <table:table-cell table:formula="of:=COMPLEX(0;-1/6.284/[.B80]/[.$C$5]*1000000000)" office:value-type="string" office:string-value="-191.836713991173i" calcext:value-type="string">
            <text:p>-191.836713991173i</text:p>
          </table:table-cell>
          <table:table-cell table:formula="of:=IMSUM([.C80];[.D80])" office:value-type="string" office:string-value="1.3-2.48408399117301i" calcext:value-type="string">
            <text:p>1.3-2.48408399117301i</text:p>
          </table:table-cell>
          <table:table-cell table:formula="of:=COMPLEX(0; 6.284*[.B80]*[.$C$6]/1000)" office:value-type="string" office:string-value="7.5741052i" calcext:value-type="string">
            <text:p>7.5741052i</text:p>
          </table:table-cell>
          <table:table-cell table:formula="of:=IMDIV(IMPRODUCT(-1;[.F80];[.F80]);[.E80])" office:value-type="string" office:string-value="9.48737949586772+18.1288057875908i" calcext:value-type="string">
            <text:p>9.48737949586772+18.1288057875908i</text:p>
          </table:table-cell>
          <table:table-cell table:formula="of:=COMPLEX(0;-1000000000/6.284/[.$F$12]/[.B80]+6.284*[.F$14]*[.B80]*0.001)" office:value-type="string" office:string-value="7.0910046809306i" calcext:value-type="string">
            <text:p>7.0910046809306i</text:p>
          </table:table-cell>
          <table:table-cell table:formula="of:=IMSUM([.G80];[.H80])" office:value-type="string" office:string-value="9.48737949586772+25.2198104685214i" calcext:value-type="string">
            <text:p>9.48737949586772+25.2198104685214i</text:p>
          </table:table-cell>
          <table:table-cell table:formula="of:=300000/[.B80]" office:value-type="float" office:value="42.3131170662906" calcext:value-type="float">
            <text:p>42.3131170663</text:p>
          </table:table-cell>
          <table:table-cell table:formula="of:=[.$C$1]/[.J80]*2*PI()" office:value-type="float" office:value="0" calcext:value-type="float">
            <text:p>0</text:p>
          </table:table-cell>
          <table:table-cell table:formula="of:=COMPLEX(0;TAN([.K80]))" office:value-type="string" office:string-value="0" calcext:value-type="string">
            <text:p>0</text:p>
          </table:table-cell>
          <table:table-cell table:formula="of:=IMPRODUCT(IMDIV(IMSUB([.I80];[.$C$2]); IMSUM([.I80]; [.$C$2])); 1-[.$F$1])" office:value-type="string" office:string-value="-0.424920055207784+0.604098113409613i" calcext:value-type="string">
            <text:p>-0.424920055207784+0.604098113409613i</text:p>
          </table:table-cell>
          <table:table-cell table:formula="of:=IMDIV(IMSUM(1;[.M80]);IMSUB(1;[.M80]))" office:value-type="string" office:string-value="0.189747589917354+0.50439620937043i" calcext:value-type="string">
            <text:p>0.189747589917354+0.50439620937043i</text:p>
          </table:table-cell>
          <table:table-cell table:formula="of:=IMSUM([.N80];[.L80])" office:value-type="string" office:string-value="0.189747589917354+0.50439620937043i" calcext:value-type="string">
            <text:p>0.189747589917354+0.50439620937043i</text:p>
          </table:table-cell>
          <table:table-cell table:formula="of:=IMSUM(1;IMPRODUCT([.L80];[.N80]))" office:value-type="string" office:string-value="1" calcext:value-type="string">
            <text:p>1</text:p>
          </table:table-cell>
          <table:table-cell table:formula="of:=IMPRODUCT([.$C$2];[.O80];IMDIV(1;[.P80]))" office:value-type="string" office:string-value="9.4873794958677+25.2198104685215i" calcext:value-type="string">
            <text:p>9.4873794958677+25.2198104685215i</text:p>
          </table:table-cell>
          <table:table-cell table:formula="of:=IMDIV(IMPRODUCT([.Q80];[.$F$10]);IMSUM([.Q80];[.$F$10]))" office:value-type="string" office:string-value="9.48792550763489+25.2193319189872i" calcext:value-type="string">
            <text:p>9.48792550763489+25.2193319189872i</text:p>
          </table:table-cell>
          <table:table-cell table:formula="of:=[.B80]" office:value-type="float" office:value="7090" calcext:value-type="float">
            <text:p>7090</text:p>
          </table:table-cell>
          <table:table-cell table:formula="of:=IMREAL([.R80])" office:value-type="float" office:value="9.48792550763489" calcext:value-type="float">
            <text:p>9.4879255076</text:p>
          </table:table-cell>
          <table:table-cell table:formula="of:=IMAGINARY([.R80])" office:value-type="float" office:value="25.2193319189872" calcext:value-type="float">
            <text:p>25.219331919</text:p>
          </table:table-cell>
          <table:table-cell table:formula="of:=IMABS([.R80])" office:value-type="float" office:value="26.9450446813227" calcext:value-type="float">
            <text:p>26.9450446813</text:p>
          </table:table-cell>
        </table:table-row>
        <table:table-row table:style-name="ro1">
          <table:table-cell/>
          <table:table-cell table:formula="of:=[.B80]+[.$C$11]" office:value-type="float" office:value="7091.5" calcext:value-type="float">
            <text:p>7091.5</text:p>
          </table:table-cell>
          <table:table-cell table:formula="of:=COMPLEX([.$C$3]/1000;6.284*[.B81]*[.$C$4]/1000)" office:value-type="string" office:string-value="1.3+189.3926905i" calcext:value-type="string">
            <text:p>1.3+189.3926905i</text:p>
          </table:table-cell>
          <table:table-cell table:formula="of:=COMPLEX(0;-1/6.284/[.B81]/[.$C$5]*1000000000)" office:value-type="string" office:string-value="-191.796136529284i" calcext:value-type="string">
            <text:p>-191.796136529284i</text:p>
          </table:table-cell>
          <table:table-cell table:formula="of:=IMSUM([.C81];[.D81])" office:value-type="string" office:string-value="1.3-2.40344602928403i" calcext:value-type="string">
            <text:p>1.3-2.40344602928403i</text:p>
          </table:table-cell>
          <table:table-cell table:formula="of:=COMPLEX(0; 6.284*[.B81]*[.$C$6]/1000)" office:value-type="string" office:string-value="7.57570762i" calcext:value-type="string">
            <text:p>7.57570762i</text:p>
          </table:table-cell>
          <table:table-cell table:formula="of:=IMDIV(IMPRODUCT(-1;[.F81];[.F81]);[.E81])" office:value-type="string" office:string-value="9.99239563003579+18.4739873846497i" calcext:value-type="string">
            <text:p>9.99239563003579+18.4739873846497i</text:p>
          </table:table-cell>
          <table:table-cell table:formula="of:=COMPLEX(0;-1000000000/6.284/[.$F$12]/[.B81]+6.284*[.F$14]*[.B81]*0.001)" office:value-type="string" office:string-value="7.10646979128505i" calcext:value-type="string">
            <text:p>7.10646979128505i</text:p>
          </table:table-cell>
          <table:table-cell table:formula="of:=IMSUM([.G81];[.H81])" office:value-type="string" office:string-value="9.99239563003579+25.5804571759348i" calcext:value-type="string">
            <text:p>9.99239563003579+25.5804571759348i</text:p>
          </table:table-cell>
          <table:table-cell table:formula="of:=300000/[.B81]" office:value-type="float" office:value="42.3041669604456" calcext:value-type="float">
            <text:p>42.3041669604</text:p>
          </table:table-cell>
          <table:table-cell table:formula="of:=[.$C$1]/[.J81]*2*PI()" office:value-type="float" office:value="0" calcext:value-type="float">
            <text:p>0</text:p>
          </table:table-cell>
          <table:table-cell table:formula="of:=COMPLEX(0;TAN([.K81]))" office:value-type="string" office:string-value="0" calcext:value-type="string">
            <text:p>0</text:p>
          </table:table-cell>
          <table:table-cell table:formula="of:=IMPRODUCT(IMDIV(IMSUB([.I81];[.$C$2]); IMSUM([.I81]; [.$C$2])); 1-[.$F$1])" office:value-type="string" office:string-value="-0.410441721213078+0.601405289282684i" calcext:value-type="string">
            <text:p>-0.410441721213078+0.601405289282684i</text:p>
          </table:table-cell>
          <table:table-cell table:formula="of:=IMDIV(IMSUM(1;[.M81]);IMSUB(1;[.M81]))" office:value-type="string" office:string-value="0.199847912600716+0.511609143518695i" calcext:value-type="string">
            <text:p>0.199847912600716+0.511609143518695i</text:p>
          </table:table-cell>
          <table:table-cell table:formula="of:=IMSUM([.N81];[.L81])" office:value-type="string" office:string-value="0.199847912600716+0.511609143518695i" calcext:value-type="string">
            <text:p>0.199847912600716+0.511609143518695i</text:p>
          </table:table-cell>
          <table:table-cell table:formula="of:=IMSUM(1;IMPRODUCT([.L81];[.N81]))" office:value-type="string" office:string-value="1" calcext:value-type="string">
            <text:p>1</text:p>
          </table:table-cell>
          <table:table-cell table:formula="of:=IMPRODUCT([.$C$2];[.O81];IMDIV(1;[.P81]))" office:value-type="string" office:string-value="9.9923956300358+25.5804571759348i" calcext:value-type="string">
            <text:p>9.9923956300358+25.5804571759348i</text:p>
          </table:table-cell>
          <table:table-cell table:formula="of:=IMDIV(IMPRODUCT([.Q81];[.$F$10]);IMSUM([.Q81];[.$F$10]))" office:value-type="string" office:string-value="9.99295012379099+25.5799459462508i" calcext:value-type="string">
            <text:p>9.99295012379099+25.5799459462508i</text:p>
          </table:table-cell>
          <table:table-cell table:formula="of:=[.B81]" office:value-type="float" office:value="7091.5" calcext:value-type="float">
            <text:p>7091.5</text:p>
          </table:table-cell>
          <table:table-cell table:formula="of:=IMREAL([.R81])" office:value-type="float" office:value="9.99295012379099" calcext:value-type="float">
            <text:p>9.9929501238</text:p>
          </table:table-cell>
          <table:table-cell table:formula="of:=IMAGINARY([.R81])" office:value-type="float" office:value="25.5799459462508" calcext:value-type="float">
            <text:p>25.5799459463</text:p>
          </table:table-cell>
          <table:table-cell table:formula="of:=IMABS([.R81])" office:value-type="float" office:value="27.4625688308593" calcext:value-type="float">
            <text:p>27.4625688309</text:p>
          </table:table-cell>
        </table:table-row>
        <table:table-row table:style-name="ro1">
          <table:table-cell/>
          <table:table-cell table:formula="of:=[.B81]+[.$C$11]" office:value-type="float" office:value="7093" calcext:value-type="float">
            <text:p>7093</text:p>
          </table:table-cell>
          <table:table-cell table:formula="of:=COMPLEX([.$C$3]/1000;6.284*[.B82]*[.$C$4]/1000)" office:value-type="string" office:string-value="1.3+189.432751i" calcext:value-type="string">
            <text:p>1.3+189.432751i</text:p>
          </table:table-cell>
          <table:table-cell table:formula="of:=COMPLEX(0;-1/6.284/[.B82]/[.$C$5]*1000000000)" office:value-type="string" office:string-value="-191.755576229721i" calcext:value-type="string">
            <text:p>-191.755576229721i</text:p>
          </table:table-cell>
          <table:table-cell table:formula="of:=IMSUM([.C82];[.D82])" office:value-type="string" office:string-value="1.3-2.32282522972099i" calcext:value-type="string">
            <text:p>1.3-2.32282522972099i</text:p>
          </table:table-cell>
          <table:table-cell table:formula="of:=COMPLEX(0; 6.284*[.B82]*[.$C$6]/1000)" office:value-type="string" office:string-value="7.57731004i" calcext:value-type="string">
            <text:p>7.57731004i</text:p>
          </table:table-cell>
          <table:table-cell table:formula="of:=IMDIV(IMPRODUCT(-1;[.F82];[.F82]);[.E82])" office:value-type="string" office:string-value="10.5342087487951+18.8224045052683i" calcext:value-type="string">
            <text:p>10.5342087487951+18.8224045052683i</text:p>
          </table:table-cell>
          <table:table-cell table:formula="of:=COMPLEX(0;-1000000000/6.284/[.$F$12]/[.B82]+6.284*[.F$14]*[.B82]*0.001)" office:value-type="string" office:string-value="7.12193194870971i" calcext:value-type="string">
            <text:p>7.12193194870971i</text:p>
          </table:table-cell>
          <table:table-cell table:formula="of:=IMSUM([.G82];[.H82])" office:value-type="string" office:string-value="10.5342087487951+25.944336453978i" calcext:value-type="string">
            <text:p>10.5342087487951+25.944336453978i</text:p>
          </table:table-cell>
          <table:table-cell table:formula="of:=300000/[.B82]" office:value-type="float" office:value="42.2952206400677" calcext:value-type="float">
            <text:p>42.2952206401</text:p>
          </table:table-cell>
          <table:table-cell table:formula="of:=[.$C$1]/[.J82]*2*PI()" office:value-type="float" office:value="0" calcext:value-type="float">
            <text:p>0</text:p>
          </table:table-cell>
          <table:table-cell table:formula="of:=COMPLEX(0;TAN([.K82]))" office:value-type="string" office:string-value="0" calcext:value-type="string">
            <text:p>0</text:p>
          </table:table-cell>
          <table:table-cell table:formula="of:=IMPRODUCT(IMDIV(IMSUB([.I82];[.$C$2]); IMSUM([.I82]; [.$C$2])); 1-[.$F$1])" office:value-type="string" office:string-value="-0.395601668829956+0.598140456450226i" calcext:value-type="string">
            <text:p>-0.395601668829956+0.598140456450226i</text:p>
          </table:table-cell>
          <table:table-cell table:formula="of:=IMDIV(IMSUM(1;[.M82]);IMSUB(1;[.M82]))" office:value-type="string" office:string-value="0.210684174975902+0.518886729079559i" calcext:value-type="string">
            <text:p>0.210684174975902+0.518886729079559i</text:p>
          </table:table-cell>
          <table:table-cell table:formula="of:=IMSUM([.N82];[.L82])" office:value-type="string" office:string-value="0.210684174975902+0.518886729079559i" calcext:value-type="string">
            <text:p>0.210684174975902+0.518886729079559i</text:p>
          </table:table-cell>
          <table:table-cell table:formula="of:=IMSUM(1;IMPRODUCT([.L82];[.N82]))" office:value-type="string" office:string-value="1" calcext:value-type="string">
            <text:p>1</text:p>
          </table:table-cell>
          <table:table-cell table:formula="of:=IMPRODUCT([.$C$2];[.O82];IMDIV(1;[.P82]))" office:value-type="string" office:string-value="10.5342087487951+25.9443364539779i" calcext:value-type="string">
            <text:p>10.5342087487951+25.9443364539779i</text:p>
          </table:table-cell>
          <table:table-cell table:formula="of:=IMDIV(IMPRODUCT([.Q82];[.$F$10]);IMSUM([.Q82];[.$F$10]))" office:value-type="string" office:string-value="10.5347708682943+25.9437898384934i" calcext:value-type="string">
            <text:p>10.5347708682943+25.9437898384934i</text:p>
          </table:table-cell>
          <table:table-cell table:formula="of:=[.B82]" office:value-type="float" office:value="7093" calcext:value-type="float">
            <text:p>7093</text:p>
          </table:table-cell>
          <table:table-cell table:formula="of:=IMREAL([.R82])" office:value-type="float" office:value="10.5347708682943" calcext:value-type="float">
            <text:p>10.5347708683</text:p>
          </table:table-cell>
          <table:table-cell table:formula="of:=IMAGINARY([.R82])" office:value-type="float" office:value="25.9437898384934" calcext:value-type="float">
            <text:p>25.9437898385</text:p>
          </table:table-cell>
          <table:table-cell table:formula="of:=IMABS([.R82])" office:value-type="float" office:value="28.0011004860769" calcext:value-type="float">
            <text:p>28.0011004861</text:p>
          </table:table-cell>
        </table:table-row>
        <table:table-row table:style-name="ro1">
          <table:table-cell/>
          <table:table-cell table:formula="of:=[.B82]+[.$C$11]" office:value-type="float" office:value="7094.5" calcext:value-type="float">
            <text:p>7094.5</text:p>
          </table:table-cell>
          <table:table-cell table:formula="of:=COMPLEX([.$C$3]/1000;6.284*[.B83]*[.$C$4]/1000)" office:value-type="string" office:string-value="1.3+189.4728115i" calcext:value-type="string">
            <text:p>1.3+189.4728115i</text:p>
          </table:table-cell>
          <table:table-cell table:formula="of:=COMPLEX(0;-1/6.284/[.B83]/[.$C$5]*1000000000)" office:value-type="string" office:string-value="-191.7150330816i" calcext:value-type="string">
            <text:p>-191.7150330816i</text:p>
          </table:table-cell>
          <table:table-cell table:formula="of:=IMSUM([.C83];[.D83])" office:value-type="string" office:string-value="1.3-2.24222158160001i" calcext:value-type="string">
            <text:p>1.3-2.24222158160001i</text:p>
          </table:table-cell>
          <table:table-cell table:formula="of:=COMPLEX(0; 6.284*[.B83]*[.$C$6]/1000)" office:value-type="string" office:string-value="7.57891246i" calcext:value-type="string">
            <text:p>7.57891246i</text:p>
          </table:table-cell>
          <table:table-cell table:formula="of:=IMDIV(IMPRODUCT(-1;[.F83];[.F83]);[.E83])" office:value-type="string" office:string-value="11.1159282156198+19.1725954958302i" calcext:value-type="string">
            <text:p>11.1159282156198+19.1725954958302i</text:p>
          </table:table-cell>
          <table:table-cell table:formula="of:=COMPLEX(0;-1000000000/6.284/[.$F$12]/[.B83]+6.284*[.F$14]*[.B83]*0.001)" office:value-type="string" office:string-value="7.13739115507759i" calcext:value-type="string">
            <text:p>7.13739115507759i</text:p>
          </table:table-cell>
          <table:table-cell table:formula="of:=IMSUM([.G83];[.H83])" office:value-type="string" office:string-value="11.1159282156198+26.3099866509078i" calcext:value-type="string">
            <text:p>11.1159282156198+26.3099866509078i</text:p>
          </table:table-cell>
          <table:table-cell table:formula="of:=300000/[.B83]" office:value-type="float" office:value="42.2862781027557" calcext:value-type="float">
            <text:p>42.2862781028</text:p>
          </table:table-cell>
          <table:table-cell table:formula="of:=[.$C$1]/[.J83]*2*PI()" office:value-type="float" office:value="0" calcext:value-type="float">
            <text:p>0</text:p>
          </table:table-cell>
          <table:table-cell table:formula="of:=COMPLEX(0;TAN([.K83]))" office:value-type="string" office:string-value="0" calcext:value-type="string">
            <text:p>0</text:p>
          </table:table-cell>
          <table:table-cell table:formula="of:=IMPRODUCT(IMDIV(IMSUB([.I83];[.$C$2]); IMSUM([.I83]; [.$C$2])); 1-[.$F$1])" office:value-type="string" office:string-value="-0.380410932759918+0.594257410041241i" calcext:value-type="string">
            <text:p>-0.380410932759918+0.594257410041241i</text:p>
          </table:table-cell>
          <table:table-cell table:formula="of:=IMDIV(IMSUM(1;[.M83]);IMSUB(1;[.M83]))" office:value-type="string" office:string-value="0.222318564312396+0.526199733018155i" calcext:value-type="string">
            <text:p>0.222318564312396+0.526199733018155i</text:p>
          </table:table-cell>
          <table:table-cell table:formula="of:=IMSUM([.N83];[.L83])" office:value-type="string" office:string-value="0.222318564312396+0.526199733018155i" calcext:value-type="string">
            <text:p>0.222318564312396+0.526199733018155i</text:p>
          </table:table-cell>
          <table:table-cell table:formula="of:=IMSUM(1;IMPRODUCT([.L83];[.N83]))" office:value-type="string" office:string-value="1" calcext:value-type="string">
            <text:p>1</text:p>
          </table:table-cell>
          <table:table-cell table:formula="of:=IMPRODUCT([.$C$2];[.O83];IMDIV(1;[.P83]))" office:value-type="string" office:string-value="11.1159282156198+26.3099866509078i" calcext:value-type="string">
            <text:p>11.1159282156198+26.3099866509078i</text:p>
          </table:table-cell>
          <table:table-cell table:formula="of:=IMDIV(IMPRODUCT([.Q83];[.$F$10]);IMSUM([.Q83];[.$F$10]))" office:value-type="string" office:string-value="11.1164968460155+26.3094017220181i" calcext:value-type="string">
            <text:p>11.1164968460155+26.3094017220181i</text:p>
          </table:table-cell>
          <table:table-cell table:formula="of:=[.B83]" office:value-type="float" office:value="7094.5" calcext:value-type="float">
            <text:p>7094.5</text:p>
          </table:table-cell>
          <table:table-cell table:formula="of:=IMREAL([.R83])" office:value-type="float" office:value="11.1164968460155" calcext:value-type="float">
            <text:p>11.116496846</text:p>
          </table:table-cell>
          <table:table-cell table:formula="of:=IMAGINARY([.R83])" office:value-type="float" office:value="26.3094017220181" calcext:value-type="float">
            <text:p>26.309401722</text:p>
          </table:table-cell>
          <table:table-cell table:formula="of:=IMABS([.R83])" office:value-type="float" office:value="28.5615321910083" calcext:value-type="float">
            <text:p>28.561532191</text:p>
          </table:table-cell>
        </table:table-row>
        <table:table-row table:style-name="ro1">
          <table:table-cell/>
          <table:table-cell table:formula="of:=[.B83]+[.$C$11]" office:value-type="float" office:value="7096" calcext:value-type="float">
            <text:p>7096</text:p>
          </table:table-cell>
          <table:table-cell table:formula="of:=COMPLEX([.$C$3]/1000;6.284*[.B84]*[.$C$4]/1000)" office:value-type="string" office:string-value="1.3+189.512872i" calcext:value-type="string">
            <text:p>1.3+189.512872i</text:p>
          </table:table-cell>
          <table:table-cell table:formula="of:=COMPLEX(0;-1/6.284/[.B84]/[.$C$5]*1000000000)" office:value-type="string" office:string-value="-191.674507074044i" calcext:value-type="string">
            <text:p>-191.674507074044i</text:p>
          </table:table-cell>
          <table:table-cell table:formula="of:=IMSUM([.C84];[.D84])" office:value-type="string" office:string-value="1.3-2.161635074044i" calcext:value-type="string">
            <text:p>1.3-2.161635074044i</text:p>
          </table:table-cell>
          <table:table-cell table:formula="of:=COMPLEX(0; 6.284*[.B84]*[.$C$6]/1000)" office:value-type="string" office:string-value="7.58051488i" calcext:value-type="string">
            <text:p>7.58051488i</text:p>
          </table:table-cell>
          <table:table-cell table:formula="of:=IMDIV(IMPRODUCT(-1;[.F84];[.F84]);[.E84])" office:value-type="string" office:string-value="11.7409063008679+19.5227345084771i" calcext:value-type="string">
            <text:p>11.7409063008679+19.5227345084771i</text:p>
          </table:table-cell>
          <table:table-cell table:formula="of:=COMPLEX(0;-1000000000/6.284/[.$F$12]/[.B84]+6.284*[.F$14]*[.B84]*0.001)" office:value-type="string" office:string-value="7.15284741226014i" calcext:value-type="string">
            <text:p>7.15284741226014i</text:p>
          </table:table-cell>
          <table:table-cell table:formula="of:=IMSUM([.G84];[.H84])" office:value-type="string" office:string-value="11.7409063008679+26.6755819207372i" calcext:value-type="string">
            <text:p>11.7409063008679+26.6755819207372i</text:p>
          </table:table-cell>
          <table:table-cell table:formula="of:=300000/[.B84]" office:value-type="float" office:value="42.2773393461105" calcext:value-type="float">
            <text:p>42.2773393461</text:p>
          </table:table-cell>
          <table:table-cell table:formula="of:=[.$C$1]/[.J84]*2*PI()" office:value-type="float" office:value="0" calcext:value-type="float">
            <text:p>0</text:p>
          </table:table-cell>
          <table:table-cell table:formula="of:=COMPLEX(0;TAN([.K84]))" office:value-type="string" office:string-value="0" calcext:value-type="string">
            <text:p>0</text:p>
          </table:table-cell>
          <table:table-cell table:formula="of:=IMPRODUCT(IMDIV(IMSUB([.I84];[.$C$2]); IMSUM([.I84]; [.$C$2])); 1-[.$F$1])" office:value-type="string" office:string-value="-0.364884468916162+0.58970769372077i" calcext:value-type="string">
            <text:p>-0.364884468916162+0.58970769372077i</text:p>
          </table:table-cell>
          <table:table-cell table:formula="of:=IMDIV(IMSUM(1;[.M84]);IMSUB(1;[.M84]))" office:value-type="string" office:string-value="0.234818126017358+0.533511638414745i" calcext:value-type="string">
            <text:p>0.234818126017358+0.533511638414745i</text:p>
          </table:table-cell>
          <table:table-cell table:formula="of:=IMSUM([.N84];[.L84])" office:value-type="string" office:string-value="0.234818126017358+0.533511638414745i" calcext:value-type="string">
            <text:p>0.234818126017358+0.533511638414745i</text:p>
          </table:table-cell>
          <table:table-cell table:formula="of:=IMSUM(1;IMPRODUCT([.L84];[.N84]))" office:value-type="string" office:string-value="1" calcext:value-type="string">
            <text:p>1</text:p>
          </table:table-cell>
          <table:table-cell table:formula="of:=IMPRODUCT([.$C$2];[.O84];IMDIV(1;[.P84]))" office:value-type="string" office:string-value="11.7409063008679+26.6755819207373i" calcext:value-type="string">
            <text:p>11.7409063008679+26.6755819207373i</text:p>
          </table:table-cell>
          <table:table-cell table:formula="of:=IMDIV(IMPRODUCT([.Q84];[.$F$10]);IMSUM([.Q84];[.$F$10]))" office:value-type="string" office:string-value="11.7414800157862+26.6749555211456i" calcext:value-type="string">
            <text:p>11.7414800157862+26.6749555211456i</text:p>
          </table:table-cell>
          <table:table-cell table:formula="of:=[.B84]" office:value-type="float" office:value="7096" calcext:value-type="float">
            <text:p>7096</text:p>
          </table:table-cell>
          <table:table-cell table:formula="of:=IMREAL([.R84])" office:value-type="float" office:value="11.7414800157862" calcext:value-type="float">
            <text:p>11.7414800158</text:p>
          </table:table-cell>
          <table:table-cell table:formula="of:=IMAGINARY([.R84])" office:value-type="float" office:value="26.6749555211456" calcext:value-type="float">
            <text:p>26.6749555211</text:p>
          </table:table-cell>
          <table:table-cell table:formula="of:=IMABS([.R84])" office:value-type="float" office:value="29.1447354597053" calcext:value-type="float">
            <text:p>29.1447354597</text:p>
          </table:table-cell>
        </table:table-row>
        <table:table-row table:style-name="ro1">
          <table:table-cell/>
          <table:table-cell table:formula="of:=[.B84]+[.$C$11]" office:value-type="float" office:value="7097.5" calcext:value-type="float">
            <text:p>7097.5</text:p>
          </table:table-cell>
          <table:table-cell table:formula="of:=COMPLEX([.$C$3]/1000;6.284*[.B85]*[.$C$4]/1000)" office:value-type="string" office:string-value="1.3+189.5529325i" calcext:value-type="string">
            <text:p>1.3+189.5529325i</text:p>
          </table:table-cell>
          <table:table-cell table:formula="of:=COMPLEX(0;-1/6.284/[.B85]/[.$C$5]*1000000000)" office:value-type="string" office:string-value="-191.633998196184i" calcext:value-type="string">
            <text:p>-191.633998196184i</text:p>
          </table:table-cell>
          <table:table-cell table:formula="of:=IMSUM([.C85];[.D85])" office:value-type="string" office:string-value="1.3-2.081065696184i" calcext:value-type="string">
            <text:p>1.3-2.081065696184i</text:p>
          </table:table-cell>
          <table:table-cell table:formula="of:=COMPLEX(0; 6.284*[.B85]*[.$C$6]/1000)" office:value-type="string" office:string-value="7.5821173i" calcext:value-type="string">
            <text:p>7.5821173i</text:p>
          </table:table-cell>
          <table:table-cell table:formula="of:=IMDIV(IMPRODUCT(-1;[.F85];[.F85]);[.E85])" office:value-type="string" office:string-value="12.4127401977876+19.8705598625077i" calcext:value-type="string">
            <text:p>12.4127401977876+19.8705598625077i</text:p>
          </table:table-cell>
          <table:table-cell table:formula="of:=COMPLEX(0;-1000000000/6.284/[.$F$12]/[.B85]+6.284*[.F$14]*[.B85]*0.001)" office:value-type="string" office:string-value="7.16830072212723i" calcext:value-type="string">
            <text:p>7.16830072212723i</text:p>
          </table:table-cell>
          <table:table-cell table:formula="of:=IMSUM([.G85];[.H85])" office:value-type="string" office:string-value="12.4127401977876+27.0388605846349i" calcext:value-type="string">
            <text:p>12.4127401977876+27.0388605846349i</text:p>
          </table:table-cell>
          <table:table-cell table:formula="of:=300000/[.B85]" office:value-type="float" office:value="42.2684043677351" calcext:value-type="float">
            <text:p>42.2684043677</text:p>
          </table:table-cell>
          <table:table-cell table:formula="of:=[.$C$1]/[.J85]*2*PI()" office:value-type="float" office:value="0" calcext:value-type="float">
            <text:p>0</text:p>
          </table:table-cell>
          <table:table-cell table:formula="of:=COMPLEX(0;TAN([.K85]))" office:value-type="string" office:string-value="0" calcext:value-type="string">
            <text:p>0</text:p>
          </table:table-cell>
          <table:table-cell table:formula="of:=IMPRODUCT(IMDIV(IMSUB([.I85];[.$C$2]); IMSUM([.I85]; [.$C$2])); 1-[.$F$1])" office:value-type="string" office:string-value="-0.349041674919957+0.584440767308533i" calcext:value-type="string">
            <text:p>-0.349041674919957+0.584440767308533i</text:p>
          </table:table-cell>
          <table:table-cell table:formula="of:=IMDIV(IMSUM(1;[.M85]);IMSUB(1;[.M85]))" office:value-type="string" office:string-value="0.248254803955752+0.540777211692697i" calcext:value-type="string">
            <text:p>0.248254803955752+0.540777211692697i</text:p>
          </table:table-cell>
          <table:table-cell table:formula="of:=IMSUM([.N85];[.L85])" office:value-type="string" office:string-value="0.248254803955752+0.540777211692697i" calcext:value-type="string">
            <text:p>0.248254803955752+0.540777211692697i</text:p>
          </table:table-cell>
          <table:table-cell table:formula="of:=IMSUM(1;IMPRODUCT([.L85];[.N85]))" office:value-type="string" office:string-value="1" calcext:value-type="string">
            <text:p>1</text:p>
          </table:table-cell>
          <table:table-cell table:formula="of:=IMPRODUCT([.$C$2];[.O85];IMDIV(1;[.P85]))" office:value-type="string" office:string-value="12.4127401977876+27.0388605846349i" calcext:value-type="string">
            <text:p>12.4127401977876+27.0388605846349i</text:p>
          </table:table-cell>
          <table:table-cell table:formula="of:=IMDIV(IMPRODUCT([.Q85];[.$F$10]);IMSUM([.Q85];[.$F$10]))" office:value-type="string" office:string-value="12.4133171969148+27.038189323991i" calcext:value-type="string">
            <text:p>12.4133171969148+27.038189323991i</text:p>
          </table:table-cell>
          <table:table-cell table:formula="of:=[.B85]" office:value-type="float" office:value="7097.5" calcext:value-type="float">
            <text:p>7097.5</text:p>
          </table:table-cell>
          <table:table-cell table:formula="of:=IMREAL([.R85])" office:value-type="float" office:value="12.4133171969148" calcext:value-type="float">
            <text:p>12.4133171969</text:p>
          </table:table-cell>
          <table:table-cell table:formula="of:=IMAGINARY([.R85])" office:value-type="float" office:value="27.038189323991" calcext:value-type="float">
            <text:p>27.038189324</text:p>
          </table:table-cell>
          <table:table-cell table:formula="of:=IMABS([.R85])" office:value-type="float" office:value="29.7515398887386" calcext:value-type="float">
            <text:p>29.7515398887</text:p>
          </table:table-cell>
        </table:table-row>
        <table:table-row table:style-name="ro1">
          <table:table-cell/>
          <table:table-cell table:formula="of:=[.B85]+[.$C$11]" office:value-type="float" office:value="7099" calcext:value-type="float">
            <text:p>7099</text:p>
          </table:table-cell>
          <table:table-cell table:formula="of:=COMPLEX([.$C$3]/1000;6.284*[.B86]*[.$C$4]/1000)" office:value-type="string" office:string-value="1.3+189.592993i" calcext:value-type="string">
            <text:p>1.3+189.592993i</text:p>
          </table:table-cell>
          <table:table-cell table:formula="of:=COMPLEX(0;-1/6.284/[.B86]/[.$C$5]*1000000000)" office:value-type="string" office:string-value="-191.593506437162i" calcext:value-type="string">
            <text:p>-191.593506437162i</text:p>
          </table:table-cell>
          <table:table-cell table:formula="of:=IMSUM([.C86];[.D86])" office:value-type="string" office:string-value="1.3-2.000513437162i" calcext:value-type="string">
            <text:p>1.3-2.000513437162i</text:p>
          </table:table-cell>
          <table:table-cell table:formula="of:=COMPLEX(0; 6.284*[.B86]*[.$C$6]/1000)" office:value-type="string" office:string-value="7.58371972i" calcext:value-type="string">
            <text:p>7.58371972i</text:p>
          </table:table-cell>
          <table:table-cell table:formula="of:=IMDIV(IMPRODUCT(-1;[.F86];[.F86]);[.E86])" office:value-type="string" office:string-value="13.1352664728512+20.2132900612633i" calcext:value-type="string">
            <text:p>13.1352664728512+20.2132900612633i</text:p>
          </table:table-cell>
          <table:table-cell table:formula="of:=COMPLEX(0;-1000000000/6.284/[.$F$12]/[.B86]+6.284*[.F$14]*[.B86]*0.001)" office:value-type="string" office:string-value="7.18375108654711i" calcext:value-type="string">
            <text:p>7.18375108654711i</text:p>
          </table:table-cell>
          <table:table-cell table:formula="of:=IMSUM([.G86];[.H86])" office:value-type="string" office:string-value="13.1352664728512+27.3970411478104i" calcext:value-type="string">
            <text:p>13.1352664728512+27.3970411478104i</text:p>
          </table:table-cell>
          <table:table-cell table:formula="of:=300000/[.B86]" office:value-type="float" office:value="42.2594731652345" calcext:value-type="float">
            <text:p>42.2594731652</text:p>
          </table:table-cell>
          <table:table-cell table:formula="of:=[.$C$1]/[.J86]*2*PI()" office:value-type="float" office:value="0" calcext:value-type="float">
            <text:p>0</text:p>
          </table:table-cell>
          <table:table-cell table:formula="of:=COMPLEX(0;TAN([.K86]))" office:value-type="string" office:string-value="0" calcext:value-type="string">
            <text:p>0</text:p>
          </table:table-cell>
          <table:table-cell table:formula="of:=IMPRODUCT(IMDIV(IMSUB([.I86];[.$C$2]); IMSUM([.I86]; [.$C$2])); 1-[.$F$1])" office:value-type="string" office:string-value="-0.332906942621102+0.578404248422638i" calcext:value-type="string">
            <text:p>-0.332906942621102+0.578404248422638i</text:p>
          </table:table-cell>
          <table:table-cell table:formula="of:=IMDIV(IMSUM(1;[.M86]);IMSUB(1;[.M86]))" office:value-type="string" office:string-value="0.262705329457024+0.547940822956209i" calcext:value-type="string">
            <text:p>0.262705329457024+0.547940822956209i</text:p>
          </table:table-cell>
          <table:table-cell table:formula="of:=IMSUM([.N86];[.L86])" office:value-type="string" office:string-value="0.262705329457024+0.547940822956209i" calcext:value-type="string">
            <text:p>0.262705329457024+0.547940822956209i</text:p>
          </table:table-cell>
          <table:table-cell table:formula="of:=IMSUM(1;IMPRODUCT([.L86];[.N86]))" office:value-type="string" office:string-value="1" calcext:value-type="string">
            <text:p>1</text:p>
          </table:table-cell>
          <table:table-cell table:formula="of:=IMPRODUCT([.$C$2];[.O86];IMDIV(1;[.P86]))" office:value-type="string" office:string-value="13.1352664728512+27.3970411478105i" calcext:value-type="string">
            <text:p>13.1352664728512+27.3970411478105i</text:p>
          </table:table-cell>
          <table:table-cell table:formula="of:=IMDIV(IMPRODUCT([.Q86];[.$F$10]);IMSUM([.Q86];[.$F$10]))" office:value-type="string" office:string-value="13.1358445087561+27.3963214058363i" calcext:value-type="string">
            <text:p>13.1358445087561+27.3963214058363i</text:p>
          </table:table-cell>
          <table:table-cell table:formula="of:=[.B86]" office:value-type="float" office:value="7099" calcext:value-type="float">
            <text:p>7099</text:p>
          </table:table-cell>
          <table:table-cell table:formula="of:=IMREAL([.R86])" office:value-type="float" office:value="13.1358445087561" calcext:value-type="float">
            <text:p>13.1358445088</text:p>
          </table:table-cell>
          <table:table-cell table:formula="of:=IMAGINARY([.R86])" office:value-type="float" office:value="27.3963214058363" calcext:value-type="float">
            <text:p>27.3963214058</text:p>
          </table:table-cell>
          <table:table-cell table:formula="of:=IMABS([.R86])" office:value-type="float" office:value="30.382706224596" calcext:value-type="float">
            <text:p>30.3827062246</text:p>
          </table:table-cell>
        </table:table-row>
        <table:table-row table:style-name="ro1">
          <table:table-cell/>
          <table:table-cell table:formula="of:=[.B86]+[.$C$11]" office:value-type="float" office:value="7100.5" calcext:value-type="float">
            <text:p>7100.5</text:p>
          </table:table-cell>
          <table:table-cell table:formula="of:=COMPLEX([.$C$3]/1000;6.284*[.B87]*[.$C$4]/1000)" office:value-type="string" office:string-value="1.3+189.6330535i" calcext:value-type="string">
            <text:p>1.3+189.6330535i</text:p>
          </table:table-cell>
          <table:table-cell table:formula="of:=COMPLEX(0;-1/6.284/[.B87]/[.$C$5]*1000000000)" office:value-type="string" office:string-value="-191.55303178613i" calcext:value-type="string">
            <text:p>-191.55303178613i</text:p>
          </table:table-cell>
          <table:table-cell table:formula="of:=IMSUM([.C87];[.D87])" office:value-type="string" office:string-value="1.3-1.91997828613i" calcext:value-type="string">
            <text:p>1.3-1.91997828613i</text:p>
          </table:table-cell>
          <table:table-cell table:formula="of:=COMPLEX(0; 6.284*[.B87]*[.$C$6]/1000)" office:value-type="string" office:string-value="7.58532214i" calcext:value-type="string">
            <text:p>7.58532214i</text:p>
          </table:table-cell>
          <table:table-cell table:formula="of:=IMDIV(IMPRODUCT(-1;[.F87];[.F87]);[.E87])" office:value-type="string" office:string-value="13.9125447505411+20.5475260198852i" calcext:value-type="string">
            <text:p>13.9125447505411+20.5475260198852i</text:p>
          </table:table-cell>
          <table:table-cell table:formula="of:=COMPLEX(0;-1000000000/6.284/[.$F$12]/[.B87]+6.284*[.F$14]*[.B87]*0.001)" office:value-type="string" office:string-value="7.19919850738652i" calcext:value-type="string">
            <text:p>7.19919850738652i</text:p>
          </table:table-cell>
          <table:table-cell table:formula="of:=IMSUM([.G87];[.H87])" office:value-type="string" office:string-value="13.9125447505411+27.7467245272717i" calcext:value-type="string">
            <text:p>13.9125447505411+27.7467245272717i</text:p>
          </table:table-cell>
          <table:table-cell table:formula="of:=300000/[.B87]" office:value-type="float" office:value="42.2505457362158" calcext:value-type="float">
            <text:p>42.2505457362</text:p>
          </table:table-cell>
          <table:table-cell table:formula="of:=[.$C$1]/[.J87]*2*PI()" office:value-type="float" office:value="0" calcext:value-type="float">
            <text:p>0</text:p>
          </table:table-cell>
          <table:table-cell table:formula="of:=COMPLEX(0;TAN([.K87]))" office:value-type="string" office:string-value="0" calcext:value-type="string">
            <text:p>0</text:p>
          </table:table-cell>
          <table:table-cell table:formula="of:=IMPRODUCT(IMDIV(IMSUB([.I87];[.$C$2]); IMSUM([.I87]; [.$C$2])); 1-[.$F$1])" office:value-type="string" office:string-value="-0.316510236361192+0.571544240778147i" calcext:value-type="string">
            <text:p>-0.316510236361192+0.571544240778147i</text:p>
          </table:table-cell>
          <table:table-cell table:formula="of:=IMDIV(IMSUM(1;[.M87]);IMSUB(1;[.M87]))" office:value-type="string" office:string-value="0.278250895010822+0.554934490545435i" calcext:value-type="string">
            <text:p>0.278250895010822+0.554934490545435i</text:p>
          </table:table-cell>
          <table:table-cell table:formula="of:=IMSUM([.N87];[.L87])" office:value-type="string" office:string-value="0.278250895010822+0.554934490545435i" calcext:value-type="string">
            <text:p>0.278250895010822+0.554934490545435i</text:p>
          </table:table-cell>
          <table:table-cell table:formula="of:=IMSUM(1;IMPRODUCT([.L87];[.N87]))" office:value-type="string" office:string-value="1" calcext:value-type="string">
            <text:p>1</text:p>
          </table:table-cell>
          <table:table-cell table:formula="of:=IMPRODUCT([.$C$2];[.O87];IMDIV(1;[.P87]))" office:value-type="string" office:string-value="13.9125447505411+27.7467245272718i" calcext:value-type="string">
            <text:p>13.9125447505411+27.7467245272718i</text:p>
          </table:table-cell>
          <table:table-cell table:formula="of:=IMDIV(IMPRODUCT([.Q87];[.$F$10]);IMSUM([.Q87];[.$F$10]))" office:value-type="string" office:string-value="13.913121043498+27.7459524661575i" calcext:value-type="string">
            <text:p>13.913121043498+27.7459524661575i</text:p>
          </table:table-cell>
          <table:table-cell table:formula="of:=[.B87]" office:value-type="float" office:value="7100.5" calcext:value-type="float">
            <text:p>7100.5</text:p>
          </table:table-cell>
          <table:table-cell table:formula="of:=IMREAL([.R87])" office:value-type="float" office:value="13.913121043498" calcext:value-type="float">
            <text:p>13.9131210435</text:p>
          </table:table-cell>
          <table:table-cell table:formula="of:=IMAGINARY([.R87])" office:value-type="float" office:value="27.7459524661575" calcext:value-type="float">
            <text:p>27.7459524662</text:p>
          </table:table-cell>
          <table:table-cell table:formula="of:=IMABS([.R87])" office:value-type="float" office:value="31.0388919812757" calcext:value-type="float">
            <text:p>31.0388919813</text:p>
          </table:table-cell>
        </table:table-row>
        <table:table-row table:style-name="ro1">
          <table:table-cell/>
          <table:table-cell table:formula="of:=[.B87]+[.$C$11]" office:value-type="float" office:value="7102" calcext:value-type="float">
            <text:p>7102</text:p>
          </table:table-cell>
          <table:table-cell table:formula="of:=COMPLEX([.$C$3]/1000;6.284*[.B88]*[.$C$4]/1000)" office:value-type="string" office:string-value="1.3+189.673114i" calcext:value-type="string">
            <text:p>1.3+189.673114i</text:p>
          </table:table-cell>
          <table:table-cell table:formula="of:=COMPLEX(0;-1/6.284/[.B88]/[.$C$5]*1000000000)" office:value-type="string" office:string-value="-191.512574232246i" calcext:value-type="string">
            <text:p>-191.512574232246i</text:p>
          </table:table-cell>
          <table:table-cell table:formula="of:=IMSUM([.C88];[.D88])" office:value-type="string" office:string-value="1.3-1.83946023224601i" calcext:value-type="string">
            <text:p>1.3-1.83946023224601i</text:p>
          </table:table-cell>
          <table:table-cell table:formula="of:=COMPLEX(0; 6.284*[.B88]*[.$C$6]/1000)" office:value-type="string" office:string-value="7.58692456i" calcext:value-type="string">
            <text:p>7.58692456i</text:p>
          </table:table-cell>
          <table:table-cell table:formula="of:=IMDIV(IMPRODUCT(-1;[.F88];[.F88]);[.E88])" office:value-type="string" office:string-value="14.7488264497639+20.8691382512607i" calcext:value-type="string">
            <text:p>14.7488264497639+20.8691382512607i</text:p>
          </table:table-cell>
          <table:table-cell table:formula="of:=COMPLEX(0;-1000000000/6.284/[.$F$12]/[.B88]+6.284*[.F$14]*[.B88]*0.001)" office:value-type="string" office:string-value="7.21464298651055i" calcext:value-type="string">
            <text:p>7.21464298651055i</text:p>
          </table:table-cell>
          <table:table-cell table:formula="of:=IMSUM([.G88];[.H88])" office:value-type="string" office:string-value="14.7488264497639+28.0837812377713i" calcext:value-type="string">
            <text:p>14.7488264497639+28.0837812377713i</text:p>
          </table:table-cell>
          <table:table-cell table:formula="of:=300000/[.B88]" office:value-type="float" office:value="42.2416220782878" calcext:value-type="float">
            <text:p>42.2416220783</text:p>
          </table:table-cell>
          <table:table-cell table:formula="of:=[.$C$1]/[.J88]*2*PI()" office:value-type="float" office:value="0" calcext:value-type="float">
            <text:p>0</text:p>
          </table:table-cell>
          <table:table-cell table:formula="of:=COMPLEX(0;TAN([.K88]))" office:value-type="string" office:string-value="0" calcext:value-type="string">
            <text:p>0</text:p>
          </table:table-cell>
          <table:table-cell table:formula="of:=IMPRODUCT(IMDIV(IMSUB([.I88];[.$C$2]); IMSUM([.I88]; [.$C$2])); 1-[.$F$1])" office:value-type="string" office:string-value="-0.299887687903862+0.563805762396138i" calcext:value-type="string">
            <text:p>-0.299887687903862+0.563805762396138i</text:p>
          </table:table-cell>
          <table:table-cell table:formula="of:=IMDIV(IMSUM(1;[.M88]);IMSUB(1;[.M88]))" office:value-type="string" office:string-value="0.294976528995278+0.561675624755426i" calcext:value-type="string">
            <text:p>0.294976528995278+0.561675624755426i</text:p>
          </table:table-cell>
          <table:table-cell table:formula="of:=IMSUM([.N88];[.L88])" office:value-type="string" office:string-value="0.294976528995278+0.561675624755426i" calcext:value-type="string">
            <text:p>0.294976528995278+0.561675624755426i</text:p>
          </table:table-cell>
          <table:table-cell table:formula="of:=IMSUM(1;IMPRODUCT([.L88];[.N88]))" office:value-type="string" office:string-value="1" calcext:value-type="string">
            <text:p>1</text:p>
          </table:table-cell>
          <table:table-cell table:formula="of:=IMPRODUCT([.$C$2];[.O88];IMDIV(1;[.P88]))" office:value-type="string" office:string-value="14.7488264497639+28.0837812377713i" calcext:value-type="string">
            <text:p>14.7488264497639+28.0837812377713i</text:p>
          </table:table-cell>
          <table:table-cell table:formula="of:=IMDIV(IMPRODUCT([.Q88];[.$F$10]);IMSUM([.Q88];[.$F$10]))" office:value-type="string" office:string-value="14.7493975895335+28.0829528274902i" calcext:value-type="string">
            <text:p>14.7493975895335+28.0829528274902i</text:p>
          </table:table-cell>
          <table:table-cell table:formula="of:=[.B88]" office:value-type="float" office:value="7102" calcext:value-type="float">
            <text:p>7102</text:p>
          </table:table-cell>
          <table:table-cell table:formula="of:=IMREAL([.R88])" office:value-type="float" office:value="14.7493975895335" calcext:value-type="float">
            <text:p>14.7493975895</text:p>
          </table:table-cell>
          <table:table-cell table:formula="of:=IMAGINARY([.R88])" office:value-type="float" office:value="28.0829528274902" calcext:value-type="float">
            <text:p>28.0829528275</text:p>
          </table:table-cell>
          <table:table-cell table:formula="of:=IMABS([.R88])" office:value-type="float" office:value="31.7206079507499" calcext:value-type="float">
            <text:p>31.7206079507</text:p>
          </table:table-cell>
        </table:table-row>
        <table:table-row table:style-name="ro1">
          <table:table-cell/>
          <table:table-cell table:formula="of:=[.B88]+[.$C$11]" office:value-type="float" office:value="7103.5" calcext:value-type="float">
            <text:p>7103.5</text:p>
          </table:table-cell>
          <table:table-cell table:formula="of:=COMPLEX([.$C$3]/1000;6.284*[.B89]*[.$C$4]/1000)" office:value-type="string" office:string-value="1.3+189.7131745i" calcext:value-type="string">
            <text:p>1.3+189.7131745i</text:p>
          </table:table-cell>
          <table:table-cell table:formula="of:=COMPLEX(0;-1/6.284/[.B89]/[.$C$5]*1000000000)" office:value-type="string" office:string-value="-191.472133764681i" calcext:value-type="string">
            <text:p>-191.472133764681i</text:p>
          </table:table-cell>
          <table:table-cell table:formula="of:=IMSUM([.C89];[.D89])" office:value-type="string" office:string-value="1.3-1.75895926468098i" calcext:value-type="string">
            <text:p>1.3-1.75895926468098i</text:p>
          </table:table-cell>
          <table:table-cell table:formula="of:=COMPLEX(0; 6.284*[.B89]*[.$C$6]/1000)" office:value-type="string" office:string-value="7.58852698i" calcext:value-type="string">
            <text:p>7.58852698i</text:p>
          </table:table-cell>
          <table:table-cell table:formula="of:=IMDIV(IMPRODUCT(-1;[.F89];[.F89]);[.E89])" office:value-type="string" office:string-value="15.6485031829127+21.1731381938262i" calcext:value-type="string">
            <text:p>15.6485031829127+21.1731381938262i</text:p>
          </table:table-cell>
          <table:table-cell table:formula="of:=COMPLEX(0;-1000000000/6.284/[.$F$12]/[.B89]+6.284*[.F$14]*[.B89]*0.001)" office:value-type="string" office:string-value="7.23008452578277i" calcext:value-type="string">
            <text:p>7.23008452578277i</text:p>
          </table:table-cell>
          <table:table-cell table:formula="of:=IMSUM([.G89];[.H89])" office:value-type="string" office:string-value="15.6485031829127+28.403222719609i" calcext:value-type="string">
            <text:p>15.6485031829127+28.403222719609i</text:p>
          </table:table-cell>
          <table:table-cell table:formula="of:=300000/[.B89]" office:value-type="float" office:value="42.2327021890617" calcext:value-type="float">
            <text:p>42.2327021891</text:p>
          </table:table-cell>
          <table:table-cell table:formula="of:=[.$C$1]/[.J89]*2*PI()" office:value-type="float" office:value="0" calcext:value-type="float">
            <text:p>0</text:p>
          </table:table-cell>
          <table:table-cell table:formula="of:=COMPLEX(0;TAN([.K89]))" office:value-type="string" office:string-value="0" calcext:value-type="string">
            <text:p>0</text:p>
          </table:table-cell>
          <table:table-cell table:formula="of:=IMPRODUCT(IMDIV(IMSUB([.I89];[.$C$2]); IMSUM([.I89]; [.$C$2])); 1-[.$F$1])" office:value-type="string" office:string-value="-0.283082195649853+0.555133287183514i" calcext:value-type="string">
            <text:p>-0.283082195649853+0.555133287183514i</text:p>
          </table:table-cell>
          <table:table-cell table:formula="of:=IMDIV(IMSUM(1;[.M89]);IMSUB(1;[.M89]))" office:value-type="string" office:string-value="0.312970063658254+0.568064454392181i" calcext:value-type="string">
            <text:p>0.312970063658254+0.568064454392181i</text:p>
          </table:table-cell>
          <table:table-cell table:formula="of:=IMSUM([.N89];[.L89])" office:value-type="string" office:string-value="0.312970063658254+0.568064454392181i" calcext:value-type="string">
            <text:p>0.312970063658254+0.568064454392181i</text:p>
          </table:table-cell>
          <table:table-cell table:formula="of:=IMSUM(1;IMPRODUCT([.L89];[.N89]))" office:value-type="string" office:string-value="1" calcext:value-type="string">
            <text:p>1</text:p>
          </table:table-cell>
          <table:table-cell table:formula="of:=IMPRODUCT([.$C$2];[.O89];IMDIV(1;[.P89]))" office:value-type="string" office:string-value="15.6485031829127+28.4032227196091i" calcext:value-type="string">
            <text:p>15.6485031829127+28.4032227196091i</text:p>
          </table:table-cell>
          <table:table-cell table:formula="of:=IMDIV(IMPRODUCT([.Q89];[.$F$10]);IMSUM([.Q89];[.$F$10]))" office:value-type="string" office:string-value="15.649065016843+28.4023337808307i" calcext:value-type="string">
            <text:p>15.649065016843+28.4023337808307i</text:p>
          </table:table-cell>
          <table:table-cell table:formula="of:=[.B89]" office:value-type="float" office:value="7103.5" calcext:value-type="float">
            <text:p>7103.5</text:p>
          </table:table-cell>
          <table:table-cell table:formula="of:=IMREAL([.R89])" office:value-type="float" office:value="15.649065016843" calcext:value-type="float">
            <text:p>15.6490650168</text:p>
          </table:table-cell>
          <table:table-cell table:formula="of:=IMAGINARY([.R89])" office:value-type="float" office:value="28.4023337808307" calcext:value-type="float">
            <text:p>28.4023337808</text:p>
          </table:table-cell>
          <table:table-cell table:formula="of:=IMABS([.R89])" office:value-type="float" office:value="32.4281636868185" calcext:value-type="float">
            <text:p>32.4281636868</text:p>
          </table:table-cell>
        </table:table-row>
        <table:table-row table:style-name="ro1">
          <table:table-cell/>
          <table:table-cell table:formula="of:=[.B89]+[.$C$11]" office:value-type="float" office:value="7105" calcext:value-type="float">
            <text:p>7105</text:p>
          </table:table-cell>
          <table:table-cell table:formula="of:=COMPLEX([.$C$3]/1000;6.284*[.B90]*[.$C$4]/1000)" office:value-type="string" office:string-value="1.3+189.753235i" calcext:value-type="string">
            <text:p>1.3+189.753235i</text:p>
          </table:table-cell>
          <table:table-cell table:formula="of:=COMPLEX(0;-1/6.284/[.B90]/[.$C$5]*1000000000)" office:value-type="string" office:string-value="-191.431710372613i" calcext:value-type="string">
            <text:p>-191.431710372613i</text:p>
          </table:table-cell>
          <table:table-cell table:formula="of:=IMSUM([.C90];[.D90])" office:value-type="string" office:string-value="1.3-1.67847537261301i" calcext:value-type="string">
            <text:p>1.3-1.67847537261301i</text:p>
          </table:table-cell>
          <table:table-cell table:formula="of:=COMPLEX(0; 6.284*[.B90]*[.$C$6]/1000)" office:value-type="string" office:string-value="7.5901294i" calcext:value-type="string">
            <text:p>7.5901294i</text:p>
          </table:table-cell>
          <table:table-cell table:formula="of:=IMDIV(IMPRODUCT(-1;[.F90];[.F90]);[.E90])" office:value-type="string" office:string-value="16.616027990003+21.4535336706681i" calcext:value-type="string">
            <text:p>16.616027990003+21.4535336706681i</text:p>
          </table:table-cell>
          <table:table-cell table:formula="of:=COMPLEX(0;-1000000000/6.284/[.$F$12]/[.B90]+6.284*[.F$14]*[.B90]*0.001)" office:value-type="string" office:string-value="7.24552312706516i" calcext:value-type="string">
            <text:p>7.24552312706516i</text:p>
          </table:table-cell>
          <table:table-cell table:formula="of:=IMSUM([.G90];[.H90])" office:value-type="string" office:string-value="16.616027990003+28.6990567977333i" calcext:value-type="string">
            <text:p>16.616027990003+28.6990567977333i</text:p>
          </table:table-cell>
          <table:table-cell table:formula="of:=300000/[.B90]" office:value-type="float" office:value="42.2237860661506" calcext:value-type="float">
            <text:p>42.2237860662</text:p>
          </table:table-cell>
          <table:table-cell table:formula="of:=[.$C$1]/[.J90]*2*PI()" office:value-type="float" office:value="0" calcext:value-type="float">
            <text:p>0</text:p>
          </table:table-cell>
          <table:table-cell table:formula="of:=COMPLEX(0;TAN([.K90]))" office:value-type="string" office:string-value="0" calcext:value-type="string">
            <text:p>0</text:p>
          </table:table-cell>
          <table:table-cell table:formula="of:=IMPRODUCT(IMDIV(IMSUB([.I90];[.$C$2]); IMSUM([.I90]; [.$C$2])); 1-[.$F$1])" office:value-type="string" office:string-value="-0.266144011933149+0.545471412946332i" calcext:value-type="string">
            <text:p>-0.266144011933149+0.545471412946332i</text:p>
          </table:table-cell>
          <table:table-cell table:formula="of:=IMDIV(IMSUM(1;[.M90]);IMSUB(1;[.M90]))" office:value-type="string" office:string-value="0.33232055980006+0.573981135954665i" calcext:value-type="string">
            <text:p>0.33232055980006+0.573981135954665i</text:p>
          </table:table-cell>
          <table:table-cell table:formula="of:=IMSUM([.N90];[.L90])" office:value-type="string" office:string-value="0.33232055980006+0.573981135954665i" calcext:value-type="string">
            <text:p>0.33232055980006+0.573981135954665i</text:p>
          </table:table-cell>
          <table:table-cell table:formula="of:=IMSUM(1;IMPRODUCT([.L90];[.N90]))" office:value-type="string" office:string-value="1" calcext:value-type="string">
            <text:p>1</text:p>
          </table:table-cell>
          <table:table-cell table:formula="of:=IMPRODUCT([.$C$2];[.O90];IMDIV(1;[.P90]))" office:value-type="string" office:string-value="16.616027990003+28.6990567977332i" calcext:value-type="string">
            <text:p>16.616027990003+28.6990567977332i</text:p>
          </table:table-cell>
          <table:table-cell table:formula="of:=IMDIV(IMPRODUCT([.Q90];[.$F$10]);IMSUM([.Q90];[.$F$10]))" office:value-type="string" office:string-value="16.6165754975569+28.6981030682516i" calcext:value-type="string">
            <text:p>16.6165754975569+28.6981030682516i</text:p>
          </table:table-cell>
          <table:table-cell table:formula="of:=[.B90]" office:value-type="float" office:value="7105" calcext:value-type="float">
            <text:p>7105</text:p>
          </table:table-cell>
          <table:table-cell table:formula="of:=IMREAL([.R90])" office:value-type="float" office:value="16.6165754975569" calcext:value-type="float">
            <text:p>16.6165754976</text:p>
          </table:table-cell>
          <table:table-cell table:formula="of:=IMAGINARY([.R90])" office:value-type="float" office:value="28.6981030682516" calcext:value-type="float">
            <text:p>28.6981030683</text:p>
          </table:table-cell>
          <table:table-cell table:formula="of:=IMABS([.R90])" office:value-type="float" office:value="33.1615997952753" calcext:value-type="float">
            <text:p>33.1615997953</text:p>
          </table:table-cell>
        </table:table-row>
        <table:table-row table:style-name="ro1">
          <table:table-cell/>
          <table:table-cell table:formula="of:=[.B90]+[.$C$11]" office:value-type="float" office:value="7106.5" calcext:value-type="float">
            <text:p>7106.5</text:p>
          </table:table-cell>
          <table:table-cell table:formula="of:=COMPLEX([.$C$3]/1000;6.284*[.B91]*[.$C$4]/1000)" office:value-type="string" office:string-value="1.3+189.7932955i" calcext:value-type="string">
            <text:p>1.3+189.7932955i</text:p>
          </table:table-cell>
          <table:table-cell table:formula="of:=COMPLEX(0;-1/6.284/[.B91]/[.$C$5]*1000000000)" office:value-type="string" office:string-value="-191.391304045228i" calcext:value-type="string">
            <text:p>-191.391304045228i</text:p>
          </table:table-cell>
          <table:table-cell table:formula="of:=IMSUM([.C91];[.D91])" office:value-type="string" office:string-value="1.3-1.598008545228i" calcext:value-type="string">
            <text:p>1.3-1.598008545228i</text:p>
          </table:table-cell>
          <table:table-cell table:formula="of:=COMPLEX(0; 6.284*[.B91]*[.$C$6]/1000)" office:value-type="string" office:string-value="7.59173182i" calcext:value-type="string">
            <text:p>7.59173182i</text:p>
          </table:table-cell>
          <table:table-cell table:formula="of:=IMDIV(IMPRODUCT(-1;[.F91];[.F91]);[.E91])" office:value-type="string" office:string-value="17.6558009286306+21.7031698129201i" calcext:value-type="string">
            <text:p>17.6558009286306+21.7031698129201i</text:p>
          </table:table-cell>
          <table:table-cell table:formula="of:=COMPLEX(0;-1000000000/6.284/[.$F$12]/[.B91]+6.284*[.F$14]*[.B91]*0.001)" office:value-type="string" office:string-value="7.2609587922181i" calcext:value-type="string">
            <text:p>7.2609587922181i</text:p>
          </table:table-cell>
          <table:table-cell table:formula="of:=IMSUM([.G91];[.H91])" office:value-type="string" office:string-value="17.6558009286306+28.9641286051382i" calcext:value-type="string">
            <text:p>17.6558009286306+28.9641286051382i</text:p>
          </table:table-cell>
          <table:table-cell table:formula="of:=300000/[.B91]" office:value-type="float" office:value="42.2148737071695" calcext:value-type="float">
            <text:p>42.2148737072</text:p>
          </table:table-cell>
          <table:table-cell table:formula="of:=[.$C$1]/[.J91]*2*PI()" office:value-type="float" office:value="0" calcext:value-type="float">
            <text:p>0</text:p>
          </table:table-cell>
          <table:table-cell table:formula="of:=COMPLEX(0;TAN([.K91]))" office:value-type="string" office:string-value="0" calcext:value-type="string">
            <text:p>0</text:p>
          </table:table-cell>
          <table:table-cell table:formula="of:=IMPRODUCT(IMDIV(IMSUB([.I91];[.$C$2]); IMSUM([.I91]; [.$C$2])); 1-[.$F$1])" office:value-type="string" office:string-value="-0.249131297935077+0.534765667710603i" calcext:value-type="string">
            <text:p>-0.249131297935077+0.534765667710603i</text:p>
          </table:table-cell>
          <table:table-cell table:formula="of:=IMDIV(IMSUM(1;[.M91]);IMSUB(1;[.M91]))" office:value-type="string" office:string-value="0.353116018572611+0.579282572102762i" calcext:value-type="string">
            <text:p>0.353116018572611+0.579282572102762i</text:p>
          </table:table-cell>
          <table:table-cell table:formula="of:=IMSUM([.N91];[.L91])" office:value-type="string" office:string-value="0.353116018572611+0.579282572102762i" calcext:value-type="string">
            <text:p>0.353116018572611+0.579282572102762i</text:p>
          </table:table-cell>
          <table:table-cell table:formula="of:=IMSUM(1;IMPRODUCT([.L91];[.N91]))" office:value-type="string" office:string-value="1" calcext:value-type="string">
            <text:p>1</text:p>
          </table:table-cell>
          <table:table-cell table:formula="of:=IMPRODUCT([.$C$2];[.O91];IMDIV(1;[.P91]))" office:value-type="string" office:string-value="17.6558009286306+28.9641286051381i" calcext:value-type="string">
            <text:p>17.6558009286306+28.9641286051381i</text:p>
          </table:table-cell>
          <table:table-cell table:formula="of:=IMDIV(IMPRODUCT([.Q91];[.$F$10]);IMSUM([.Q91];[.$F$10]))" office:value-type="string" office:string-value="17.6563280836663+28.963105837127i" calcext:value-type="string">
            <text:p>17.6563280836663+28.963105837127i</text:p>
          </table:table-cell>
          <table:table-cell table:formula="of:=[.B91]" office:value-type="float" office:value="7106.5" calcext:value-type="float">
            <text:p>7106.5</text:p>
          </table:table-cell>
          <table:table-cell table:formula="of:=IMREAL([.R91])" office:value-type="float" office:value="17.6563280836663" calcext:value-type="float">
            <text:p>17.6563280837</text:p>
          </table:table-cell>
          <table:table-cell table:formula="of:=IMAGINARY([.R91])" office:value-type="float" office:value="28.963105837127" calcext:value-type="float">
            <text:p>28.9631058371</text:p>
          </table:table-cell>
          <table:table-cell table:formula="of:=IMABS([.R91])" office:value-type="float" office:value="33.9206046692963" calcext:value-type="float">
            <text:p>33.9206046693</text:p>
          </table:table-cell>
        </table:table-row>
        <table:table-row table:style-name="ro1">
          <table:table-cell/>
          <table:table-cell table:formula="of:=[.B91]+[.$C$11]" office:value-type="float" office:value="7108" calcext:value-type="float">
            <text:p>7108</text:p>
          </table:table-cell>
          <table:table-cell table:formula="of:=COMPLEX([.$C$3]/1000;6.284*[.B92]*[.$C$4]/1000)" office:value-type="string" office:string-value="1.3+189.833356i" calcext:value-type="string">
            <text:p>1.3+189.833356i</text:p>
          </table:table-cell>
          <table:table-cell table:formula="of:=COMPLEX(0;-1/6.284/[.B92]/[.$C$5]*1000000000)" office:value-type="string" office:string-value="-191.350914771724i" calcext:value-type="string">
            <text:p>-191.350914771724i</text:p>
          </table:table-cell>
          <table:table-cell table:formula="of:=IMSUM([.C92];[.D92])" office:value-type="string" office:string-value="1.3-1.517558771724i" calcext:value-type="string">
            <text:p>1.3-1.517558771724i</text:p>
          </table:table-cell>
          <table:table-cell table:formula="of:=COMPLEX(0; 6.284*[.B92]*[.$C$6]/1000)" office:value-type="string" office:string-value="7.59333424i" calcext:value-type="string">
            <text:p>7.59333424i</text:p>
          </table:table-cell>
          <table:table-cell table:formula="of:=IMDIV(IMPRODUCT(-1;[.F92];[.F92]);[.E92])" office:value-type="string" office:string-value="18.772008753356+21.91355888195i" calcext:value-type="string">
            <text:p>18.772008753356+21.91355888195i</text:p>
          </table:table-cell>
          <table:table-cell table:formula="of:=COMPLEX(0;-1000000000/6.284/[.$F$12]/[.B92]+6.284*[.F$14]*[.B92]*0.001)" office:value-type="string" office:string-value="7.27639152310044i" calcext:value-type="string">
            <text:p>7.27639152310044i</text:p>
          </table:table-cell>
          <table:table-cell table:formula="of:=IMSUM([.G92];[.H92])" office:value-type="string" office:string-value="18.772008753356+29.1899504050504i" calcext:value-type="string">
            <text:p>18.772008753356+29.1899504050504i</text:p>
          </table:table-cell>
          <table:table-cell table:formula="of:=300000/[.B92]" office:value-type="float" office:value="42.2059651097355" calcext:value-type="float">
            <text:p>42.2059651097</text:p>
          </table:table-cell>
          <table:table-cell table:formula="of:=[.$C$1]/[.J92]*2*PI()" office:value-type="float" office:value="0" calcext:value-type="float">
            <text:p>0</text:p>
          </table:table-cell>
          <table:table-cell table:formula="of:=COMPLEX(0;TAN([.K92]))" office:value-type="string" office:string-value="0" calcext:value-type="string">
            <text:p>0</text:p>
          </table:table-cell>
          <table:table-cell table:formula="of:=IMPRODUCT(IMDIV(IMSUB([.I92];[.$C$2]); IMSUM([.I92]; [.$C$2])); 1-[.$F$1])" office:value-type="string" office:string-value="-0.232110621136778+0.522963464009088i" calcext:value-type="string">
            <text:p>-0.232110621136778+0.522963464009088i</text:p>
          </table:table-cell>
          <table:table-cell table:formula="of:=IMDIV(IMSUM(1;[.M92]);IMSUB(1;[.M92]))" office:value-type="string" office:string-value="0.37544017506712+0.583799008101006i" calcext:value-type="string">
            <text:p>0.37544017506712+0.583799008101006i</text:p>
          </table:table-cell>
          <table:table-cell table:formula="of:=IMSUM([.N92];[.L92])" office:value-type="string" office:string-value="0.37544017506712+0.583799008101006i" calcext:value-type="string">
            <text:p>0.37544017506712+0.583799008101006i</text:p>
          </table:table-cell>
          <table:table-cell table:formula="of:=IMSUM(1;IMPRODUCT([.L92];[.N92]))" office:value-type="string" office:string-value="1" calcext:value-type="string">
            <text:p>1</text:p>
          </table:table-cell>
          <table:table-cell table:formula="of:=IMPRODUCT([.$C$2];[.O92];IMDIV(1;[.P92]))" office:value-type="string" office:string-value="18.772008753356+29.1899504050503i" calcext:value-type="string">
            <text:p>18.772008753356+29.1899504050503i</text:p>
          </table:table-cell>
          <table:table-cell table:formula="of:=IMDIV(IMPRODUCT([.Q92];[.$F$10]);IMSUM([.Q92];[.$F$10]))" office:value-type="string" office:string-value="18.7725083773793+29.1888545019338i" calcext:value-type="string">
            <text:p>18.7725083773793+29.1888545019338i</text:p>
          </table:table-cell>
          <table:table-cell table:formula="of:=[.B92]" office:value-type="float" office:value="7108" calcext:value-type="float">
            <text:p>7108</text:p>
          </table:table-cell>
          <table:table-cell table:formula="of:=IMREAL([.R92])" office:value-type="float" office:value="18.7725083773793" calcext:value-type="float">
            <text:p>18.7725083774</text:p>
          </table:table-cell>
          <table:table-cell table:formula="of:=IMAGINARY([.R92])" office:value-type="float" office:value="29.1888545019338" calcext:value-type="float">
            <text:p>29.1888545019</text:p>
          </table:table-cell>
          <table:table-cell table:formula="of:=IMABS([.R92])" office:value-type="float" office:value="34.7044132339655" calcext:value-type="float">
            <text:p>34.704413234</text:p>
          </table:table-cell>
        </table:table-row>
        <table:table-row table:style-name="ro1">
          <table:table-cell/>
          <table:table-cell table:formula="of:=[.B92]+[.$C$11]" office:value-type="float" office:value="7109.5" calcext:value-type="float">
            <text:p>7109.5</text:p>
          </table:table-cell>
          <table:table-cell table:formula="of:=COMPLEX([.$C$3]/1000;6.284*[.B93]*[.$C$4]/1000)" office:value-type="string" office:string-value="1.3+189.8734165i" calcext:value-type="string">
            <text:p>1.3+189.8734165i</text:p>
          </table:table-cell>
          <table:table-cell table:formula="of:=COMPLEX(0;-1/6.284/[.B93]/[.$C$5]*1000000000)" office:value-type="string" office:string-value="-191.310542541306i" calcext:value-type="string">
            <text:p>-191.310542541306i</text:p>
          </table:table-cell>
          <table:table-cell table:formula="of:=IMSUM([.C93];[.D93])" office:value-type="string" office:string-value="1.3-1.43712604130602i" calcext:value-type="string">
            <text:p>1.3-1.43712604130602i</text:p>
          </table:table-cell>
          <table:table-cell table:formula="of:=COMPLEX(0; 6.284*[.B93]*[.$C$6]/1000)" office:value-type="string" office:string-value="7.59493666i" calcext:value-type="string">
            <text:p>7.59493666i</text:p>
          </table:table-cell>
          <table:table-cell table:formula="of:=IMDIV(IMPRODUCT(-1;[.F93];[.F93]);[.E93])" office:value-type="string" office:string-value="19.9684066641282+22.0747055541595i" calcext:value-type="string">
            <text:p>19.9684066641282+22.0747055541595i</text:p>
          </table:table-cell>
          <table:table-cell table:formula="of:=COMPLEX(0;-1000000000/6.284/[.$F$12]/[.B93]+6.284*[.F$14]*[.B93]*0.001)" office:value-type="string" office:string-value="7.29182132156944i" calcext:value-type="string">
            <text:p>7.29182132156944i</text:p>
          </table:table-cell>
          <table:table-cell table:formula="of:=IMSUM([.G93];[.H93])" office:value-type="string" office:string-value="19.9684066641282+29.3665268757289i" calcext:value-type="string">
            <text:p>19.9684066641282+29.3665268757289i</text:p>
          </table:table-cell>
          <table:table-cell table:formula="of:=300000/[.B93]" office:value-type="float" office:value="42.1970602714678" calcext:value-type="float">
            <text:p>42.1970602715</text:p>
          </table:table-cell>
          <table:table-cell table:formula="of:=[.$C$1]/[.J93]*2*PI()" office:value-type="float" office:value="0" calcext:value-type="float">
            <text:p>0</text:p>
          </table:table-cell>
          <table:table-cell table:formula="of:=COMPLEX(0;TAN([.K93]))" office:value-type="string" office:string-value="0" calcext:value-type="string">
            <text:p>0</text:p>
          </table:table-cell>
          <table:table-cell table:formula="of:=IMPRODUCT(IMDIV(IMSUB([.I93];[.$C$2]); IMSUM([.I93]; [.$C$2])); 1-[.$F$1])" office:value-type="string" office:string-value="-0.215157365455594+0.510015207323376i" calcext:value-type="string">
            <text:p>-0.215157365455594+0.510015207323376i</text:p>
          </table:table-cell>
          <table:table-cell table:formula="of:=IMDIV(IMSUM(1;[.M93]);IMSUB(1;[.M93]))" office:value-type="string" office:string-value="0.399368133282564+0.58733053751458i" calcext:value-type="string">
            <text:p>0.399368133282564+0.58733053751458i</text:p>
          </table:table-cell>
          <table:table-cell table:formula="of:=IMSUM([.N93];[.L93])" office:value-type="string" office:string-value="0.399368133282564+0.58733053751458i" calcext:value-type="string">
            <text:p>0.399368133282564+0.58733053751458i</text:p>
          </table:table-cell>
          <table:table-cell table:formula="of:=IMSUM(1;IMPRODUCT([.L93];[.N93]))" office:value-type="string" office:string-value="1" calcext:value-type="string">
            <text:p>1</text:p>
          </table:table-cell>
          <table:table-cell table:formula="of:=IMPRODUCT([.$C$2];[.O93];IMDIV(1;[.P93]))" office:value-type="string" office:string-value="19.9684066641282+29.366526875729i" calcext:value-type="string">
            <text:p>19.9684066641282+29.366526875729i</text:p>
          </table:table-cell>
          <table:table-cell table:formula="of:=IMDIV(IMPRODUCT([.Q93];[.$F$10]);IMSUM([.Q93];[.$F$10]))" office:value-type="string" office:string-value="19.9688702765293+29.3653540788586i" calcext:value-type="string">
            <text:p>19.9688702765293+29.3653540788586i</text:p>
          </table:table-cell>
          <table:table-cell table:formula="of:=[.B93]" office:value-type="float" office:value="7109.5" calcext:value-type="float">
            <text:p>7109.5</text:p>
          </table:table-cell>
          <table:table-cell table:formula="of:=IMREAL([.R93])" office:value-type="float" office:value="19.9688702765293" calcext:value-type="float">
            <text:p>19.9688702765</text:p>
          </table:table-cell>
          <table:table-cell table:formula="of:=IMAGINARY([.R93])" office:value-type="float" office:value="29.3653540788586" calcext:value-type="float">
            <text:p>29.3653540789</text:p>
          </table:table-cell>
          <table:table-cell table:formula="of:=IMABS([.R93])" office:value-type="float" office:value="35.5116854049142" calcext:value-type="float">
            <text:p>35.5116854049</text:p>
          </table:table-cell>
        </table:table-row>
        <table:table-row table:style-name="ro1">
          <table:table-cell/>
          <table:table-cell table:formula="of:=[.B93]+[.$C$11]" office:value-type="float" office:value="7111" calcext:value-type="float">
            <text:p>7111</text:p>
          </table:table-cell>
          <table:table-cell table:formula="of:=COMPLEX([.$C$3]/1000;6.284*[.B94]*[.$C$4]/1000)" office:value-type="string" office:string-value="1.3+189.913477i" calcext:value-type="string">
            <text:p>1.3+189.913477i</text:p>
          </table:table-cell>
          <table:table-cell table:formula="of:=COMPLEX(0;-1/6.284/[.B94]/[.$C$5]*1000000000)" office:value-type="string" office:string-value="-191.270187343189i" calcext:value-type="string">
            <text:p>-191.270187343189i</text:p>
          </table:table-cell>
          <table:table-cell table:formula="of:=IMSUM([.C94];[.D94])" office:value-type="string" office:string-value="1.3-1.35671034318901i" calcext:value-type="string">
            <text:p>1.3-1.35671034318901i</text:p>
          </table:table-cell>
          <table:table-cell table:formula="of:=COMPLEX(0; 6.284*[.B94]*[.$C$6]/1000)" office:value-type="string" office:string-value="7.59653908i" calcext:value-type="string">
            <text:p>7.59653908i</text:p>
          </table:table-cell>
          <table:table-cell table:formula="of:=IMDIV(IMPRODUCT(-1;[.F94];[.F94]);[.E94])" office:value-type="string" office:string-value="21.2480286964809+22.1749386960712i" calcext:value-type="string">
            <text:p>21.2480286964809+22.1749386960712i</text:p>
          </table:table-cell>
          <table:table-cell table:formula="of:=COMPLEX(0;-1000000000/6.284/[.$F$12]/[.B94]+6.284*[.F$14]*[.B94]*0.001)" office:value-type="string" office:string-value="7.3072481894808i" calcext:value-type="string">
            <text:p>7.3072481894808i</text:p>
          </table:table-cell>
          <table:table-cell table:formula="of:=IMSUM([.G94];[.H94])" office:value-type="string" office:string-value="21.2480286964809+29.482186885552i" calcext:value-type="string">
            <text:p>21.2480286964809+29.482186885552i</text:p>
          </table:table-cell>
          <table:table-cell table:formula="of:=300000/[.B94]" office:value-type="float" office:value="42.1881591899873" calcext:value-type="float">
            <text:p>42.18815919</text:p>
          </table:table-cell>
          <table:table-cell table:formula="of:=[.$C$1]/[.J94]*2*PI()" office:value-type="float" office:value="0" calcext:value-type="float">
            <text:p>0</text:p>
          </table:table-cell>
          <table:table-cell table:formula="of:=COMPLEX(0;TAN([.K94]))" office:value-type="string" office:string-value="0" calcext:value-type="string">
            <text:p>0</text:p>
          </table:table-cell>
          <table:table-cell table:formula="of:=IMPRODUCT(IMDIV(IMSUB([.I94];[.$C$2]); IMSUM([.I94]; [.$C$2])); 1-[.$F$1])" office:value-type="string" office:string-value="-0.198356019557878+0.495875559933585i" calcext:value-type="string">
            <text:p>-0.198356019557878+0.495875559933585i</text:p>
          </table:table-cell>
          <table:table-cell table:formula="of:=IMDIV(IMSUM(1;[.M94]);IMSUB(1;[.M94]))" office:value-type="string" office:string-value="0.424960573929617+0.589643737711039i" calcext:value-type="string">
            <text:p>0.424960573929617+0.589643737711039i</text:p>
          </table:table-cell>
          <table:table-cell table:formula="of:=IMSUM([.N94];[.L94])" office:value-type="string" office:string-value="0.424960573929617+0.589643737711039i" calcext:value-type="string">
            <text:p>0.424960573929617+0.589643737711039i</text:p>
          </table:table-cell>
          <table:table-cell table:formula="of:=IMSUM(1;IMPRODUCT([.L94];[.N94]))" office:value-type="string" office:string-value="1" calcext:value-type="string">
            <text:p>1</text:p>
          </table:table-cell>
          <table:table-cell table:formula="of:=IMPRODUCT([.$C$2];[.O94];IMDIV(1;[.P94]))" office:value-type="string" office:string-value="21.2480286964809+29.482186885552i" calcext:value-type="string">
            <text:p>21.2480286964809+29.482186885552i</text:p>
          </table:table-cell>
          <table:table-cell table:formula="of:=IMDIV(IMPRODUCT([.Q94];[.$F$10]);IMSUM([.Q94];[.$F$10]))" office:value-type="string" office:string-value="21.2484463717066+29.4809340219i" calcext:value-type="string">
            <text:p>21.2484463717066+29.4809340219i</text:p>
          </table:table-cell>
          <table:table-cell table:formula="of:=[.B94]" office:value-type="float" office:value="7111" calcext:value-type="float">
            <text:p>7111</text:p>
          </table:table-cell>
          <table:table-cell table:formula="of:=IMREAL([.R94])" office:value-type="float" office:value="21.2484463717066" calcext:value-type="float">
            <text:p>21.2484463717</text:p>
          </table:table-cell>
          <table:table-cell table:formula="of:=IMAGINARY([.R94])" office:value-type="float" office:value="29.4809340219" calcext:value-type="float">
            <text:p>29.4809340219</text:p>
          </table:table-cell>
          <table:table-cell table:formula="of:=IMABS([.R94])" office:value-type="float" office:value="36.3403624640002" calcext:value-type="float">
            <text:p>36.340362464</text:p>
          </table:table-cell>
        </table:table-row>
        <table:table-row table:style-name="ro1">
          <table:table-cell/>
          <table:table-cell table:formula="of:=[.B94]+[.$C$11]" office:value-type="float" office:value="7112.5" calcext:value-type="float">
            <text:p>7112.5</text:p>
          </table:table-cell>
          <table:table-cell table:formula="of:=COMPLEX([.$C$3]/1000;6.284*[.B95]*[.$C$4]/1000)" office:value-type="string" office:string-value="1.3+189.9535375i" calcext:value-type="string">
            <text:p>1.3+189.9535375i</text:p>
          </table:table-cell>
          <table:table-cell table:formula="of:=COMPLEX(0;-1/6.284/[.B95]/[.$C$5]*1000000000)" office:value-type="string" office:string-value="-191.229849166596i" calcext:value-type="string">
            <text:p>-191.229849166596i</text:p>
          </table:table-cell>
          <table:table-cell table:formula="of:=IMSUM([.C95];[.D95])" office:value-type="string" office:string-value="1.3-1.276311666596i" calcext:value-type="string">
            <text:p>1.3-1.276311666596i</text:p>
          </table:table-cell>
          <table:table-cell table:formula="of:=COMPLEX(0; 6.284*[.B95]*[.$C$6]/1000)" office:value-type="string" office:string-value="7.5981415i" calcext:value-type="string">
            <text:p>7.5981415i</text:p>
          </table:table-cell>
          <table:table-cell table:formula="of:=IMDIV(IMPRODUCT(-1;[.F95];[.F95]);[.E95])" office:value-type="string" office:string-value="22.6128127951918+22.2007667577343i" calcext:value-type="string">
            <text:p>22.6128127951918+22.2007667577343i</text:p>
          </table:table-cell>
          <table:table-cell table:formula="of:=COMPLEX(0;-1000000000/6.284/[.$F$12]/[.B95]+6.284*[.F$14]*[.B95]*0.001)" office:value-type="string" office:string-value="7.32267212868864i" calcext:value-type="string">
            <text:p>7.32267212868864i</text:p>
          </table:table-cell>
          <table:table-cell table:formula="of:=IMSUM([.G95];[.H95])" office:value-type="string" office:string-value="22.6128127951918+29.5234388864229i" calcext:value-type="string">
            <text:p>22.6128127951918+29.5234388864229i</text:p>
          </table:table-cell>
          <table:table-cell table:formula="of:=300000/[.B95]" office:value-type="float" office:value="42.1792618629174" calcext:value-type="float">
            <text:p>42.1792618629</text:p>
          </table:table-cell>
          <table:table-cell table:formula="of:=[.$C$1]/[.J95]*2*PI()" office:value-type="float" office:value="0" calcext:value-type="float">
            <text:p>0</text:p>
          </table:table-cell>
          <table:table-cell table:formula="of:=COMPLEX(0;TAN([.K95]))" office:value-type="string" office:string-value="0" calcext:value-type="string">
            <text:p>0</text:p>
          </table:table-cell>
          <table:table-cell table:formula="of:=IMPRODUCT(IMDIV(IMSUB([.I95];[.$C$2]); IMSUM([.I95]; [.$C$2])); 1-[.$F$1])" office:value-type="string" office:string-value="-0.181800304664357+0.480504854826729i" calcext:value-type="string">
            <text:p>-0.181800304664357+0.480504854826729i</text:p>
          </table:table-cell>
          <table:table-cell table:formula="of:=IMDIV(IMSUM(1;[.M95]);IMSUB(1;[.M95]))" office:value-type="string" office:string-value="0.452256255903835+0.590468777728456i" calcext:value-type="string">
            <text:p>0.452256255903835+0.590468777728456i</text:p>
          </table:table-cell>
          <table:table-cell table:formula="of:=IMSUM([.N95];[.L95])" office:value-type="string" office:string-value="0.452256255903835+0.590468777728456i" calcext:value-type="string">
            <text:p>0.452256255903835+0.590468777728456i</text:p>
          </table:table-cell>
          <table:table-cell table:formula="of:=IMSUM(1;IMPRODUCT([.L95];[.N95]))" office:value-type="string" office:string-value="1" calcext:value-type="string">
            <text:p>1</text:p>
          </table:table-cell>
          <table:table-cell table:formula="of:=IMPRODUCT([.$C$2];[.O95];IMDIV(1;[.P95]))" office:value-type="string" office:string-value="22.6128127951918+29.5234388864228i" calcext:value-type="string">
            <text:p>22.6128127951918+29.5234388864228i</text:p>
          </table:table-cell>
          <table:table-cell table:formula="of:=IMDIV(IMPRODUCT([.Q95];[.$F$10]);IMSUM([.Q95];[.$F$10]))" office:value-type="string" office:string-value="22.6131730421273+29.5221036886511i" calcext:value-type="string">
            <text:p>22.6131730421273+29.5221036886511i</text:p>
          </table:table-cell>
          <table:table-cell table:formula="of:=[.B95]" office:value-type="float" office:value="7112.5" calcext:value-type="float">
            <text:p>7112.5</text:p>
          </table:table-cell>
          <table:table-cell table:formula="of:=IMREAL([.R95])" office:value-type="float" office:value="22.6131730421273" calcext:value-type="float">
            <text:p>22.6131730421</text:p>
          </table:table-cell>
          <table:table-cell table:formula="of:=IMAGINARY([.R95])" office:value-type="float" office:value="29.5221036886511" calcext:value-type="float">
            <text:p>29.5221036887</text:p>
          </table:table-cell>
          <table:table-cell table:formula="of:=IMABS([.R95])" office:value-type="float" office:value="37.1875006048626" calcext:value-type="float">
            <text:p>37.1875006049</text:p>
          </table:table-cell>
        </table:table-row>
        <table:table-row table:style-name="ro1">
          <table:table-cell/>
          <table:table-cell table:formula="of:=[.B95]+[.$C$11]" office:value-type="float" office:value="7114" calcext:value-type="float">
            <text:p>7114</text:p>
          </table:table-cell>
          <table:table-cell table:formula="of:=COMPLEX([.$C$3]/1000;6.284*[.B96]*[.$C$4]/1000)" office:value-type="string" office:string-value="1.3+189.993598i" calcext:value-type="string">
            <text:p>1.3+189.993598i</text:p>
          </table:table-cell>
          <table:table-cell table:formula="of:=COMPLEX(0;-1/6.284/[.B96]/[.$C$5]*1000000000)" office:value-type="string" office:string-value="-191.189528000761i" calcext:value-type="string">
            <text:p>-191.189528000761i</text:p>
          </table:table-cell>
          <table:table-cell table:formula="of:=IMSUM([.C96];[.D96])" office:value-type="string" office:string-value="1.3-1.195930000761i" calcext:value-type="string">
            <text:p>1.3-1.195930000761i</text:p>
          </table:table-cell>
          <table:table-cell table:formula="of:=COMPLEX(0; 6.284*[.B96]*[.$C$6]/1000)" office:value-type="string" office:string-value="7.59974392i" calcext:value-type="string">
            <text:p>7.59974392i</text:p>
          </table:table-cell>
          <table:table-cell table:formula="of:=IMDIV(IMPRODUCT(-1;[.F96];[.F96]);[.E96])" office:value-type="string" office:string-value="24.0631277729813+22.1367818583489i" calcext:value-type="string">
            <text:p>24.0631277729813+22.1367818583489i</text:p>
          </table:table-cell>
          <table:table-cell table:formula="of:=COMPLEX(0;-1000000000/6.284/[.$F$12]/[.B96]+6.284*[.F$14]*[.B96]*0.001)" office:value-type="string" office:string-value="7.33809314104554i" calcext:value-type="string">
            <text:p>7.33809314104554i</text:p>
          </table:table-cell>
          <table:table-cell table:formula="of:=IMSUM([.G96];[.H96])" office:value-type="string" office:string-value="24.0631277729813+29.4748749993944i" calcext:value-type="string">
            <text:p>24.0631277729813+29.4748749993944i</text:p>
          </table:table-cell>
          <table:table-cell table:formula="of:=300000/[.B96]" office:value-type="float" office:value="42.1703682878831" calcext:value-type="float">
            <text:p>42.1703682879</text:p>
          </table:table-cell>
          <table:table-cell table:formula="of:=[.$C$1]/[.J96]*2*PI()" office:value-type="float" office:value="0" calcext:value-type="float">
            <text:p>0</text:p>
          </table:table-cell>
          <table:table-cell table:formula="of:=COMPLEX(0;TAN([.K96]))" office:value-type="string" office:string-value="0" calcext:value-type="string">
            <text:p>0</text:p>
          </table:table-cell>
          <table:table-cell table:formula="of:=IMPRODUCT(IMDIV(IMSUB([.I96];[.$C$2]); IMSUM([.I96]; [.$C$2])); 1-[.$F$1])" office:value-type="string" office:string-value="-0.165593099971123+0.463870645959117i" calcext:value-type="string">
            <text:p>-0.165593099971123+0.463870645959117i</text:p>
          </table:table-cell>
          <table:table-cell table:formula="of:=IMDIV(IMSUM(1;[.M96]);IMSUB(1;[.M96]))" office:value-type="string" office:string-value="0.481262555459627+0.58949749998789i" calcext:value-type="string">
            <text:p>0.481262555459627+0.58949749998789i</text:p>
          </table:table-cell>
          <table:table-cell table:formula="of:=IMSUM([.N96];[.L96])" office:value-type="string" office:string-value="0.481262555459627+0.58949749998789i" calcext:value-type="string">
            <text:p>0.481262555459627+0.58949749998789i</text:p>
          </table:table-cell>
          <table:table-cell table:formula="of:=IMSUM(1;IMPRODUCT([.L96];[.N96]))" office:value-type="string" office:string-value="1" calcext:value-type="string">
            <text:p>1</text:p>
          </table:table-cell>
          <table:table-cell table:formula="of:=IMPRODUCT([.$C$2];[.O96];IMDIV(1;[.P96]))" office:value-type="string" office:string-value="24.0631277729814+29.4748749993945i" calcext:value-type="string">
            <text:p>24.0631277729814+29.4748749993945i</text:p>
          </table:table-cell>
          <table:table-cell table:formula="of:=IMDIV(IMPRODUCT([.Q96];[.$F$10]);IMSUM([.Q96];[.$F$10]))" office:value-type="string" office:string-value="24.0634174586286+29.4734565082046i" calcext:value-type="string">
            <text:p>24.0634174586286+29.4734565082046i</text:p>
          </table:table-cell>
          <table:table-cell table:formula="of:=[.B96]" office:value-type="float" office:value="7114" calcext:value-type="float">
            <text:p>7114</text:p>
          </table:table-cell>
          <table:table-cell table:formula="of:=IMREAL([.R96])" office:value-type="float" office:value="24.0634174586286" calcext:value-type="float">
            <text:p>24.0634174586</text:p>
          </table:table-cell>
          <table:table-cell table:formula="of:=IMAGINARY([.R96])" office:value-type="float" office:value="29.4734565082046" calcext:value-type="float">
            <text:p>29.4734565082</text:p>
          </table:table-cell>
          <table:table-cell table:formula="of:=IMABS([.R96])" office:value-type="float" office:value="38.0490827527979" calcext:value-type="float">
            <text:p>38.0490827528</text:p>
          </table:table-cell>
        </table:table-row>
        <table:table-row table:style-name="ro1">
          <table:table-cell/>
          <table:table-cell table:formula="of:=[.B96]+[.$C$11]" office:value-type="float" office:value="7115.5" calcext:value-type="float">
            <text:p>7115.5</text:p>
          </table:table-cell>
          <table:table-cell table:formula="of:=COMPLEX([.$C$3]/1000;6.284*[.B97]*[.$C$4]/1000)" office:value-type="string" office:string-value="1.3+190.0336585i" calcext:value-type="string">
            <text:p>1.3+190.0336585i</text:p>
          </table:table-cell>
          <table:table-cell table:formula="of:=COMPLEX(0;-1/6.284/[.B97]/[.$C$5]*1000000000)" office:value-type="string" office:string-value="-191.149223834926i" calcext:value-type="string">
            <text:p>-191.149223834926i</text:p>
          </table:table-cell>
          <table:table-cell table:formula="of:=IMSUM([.C97];[.D97])" office:value-type="string" office:string-value="1.3-1.115565334926i" calcext:value-type="string">
            <text:p>1.3-1.115565334926i</text:p>
          </table:table-cell>
          <table:table-cell table:formula="of:=COMPLEX(0; 6.284*[.B97]*[.$C$6]/1000)" office:value-type="string" office:string-value="7.60134634i" calcext:value-type="string">
            <text:p>7.60134634i</text:p>
          </table:table-cell>
          <table:table-cell table:formula="of:=IMDIV(IMPRODUCT(-1;[.F97];[.F97]);[.E97])" office:value-type="string" office:string-value="25.5971933799514+21.9656473892854i" calcext:value-type="string">
            <text:p>25.5971933799514+21.9656473892854i</text:p>
          </table:table-cell>
          <table:table-cell table:formula="of:=COMPLEX(0;-1000000000/6.284/[.$F$12]/[.B97]+6.284*[.F$14]*[.B97]*0.001)" office:value-type="string" office:string-value="7.35351122840249i" calcext:value-type="string">
            <text:p>7.35351122840249i</text:p>
          </table:table-cell>
          <table:table-cell table:formula="of:=IMSUM([.G97];[.H97])" office:value-type="string" office:string-value="25.5971933799514+29.3191586176879i" calcext:value-type="string">
            <text:p>25.5971933799514+29.3191586176879i</text:p>
          </table:table-cell>
          <table:table-cell table:formula="of:=300000/[.B97]" office:value-type="float" office:value="42.1614784625114" calcext:value-type="float">
            <text:p>42.1614784625</text:p>
          </table:table-cell>
          <table:table-cell table:formula="of:=[.$C$1]/[.J97]*2*PI()" office:value-type="float" office:value="0" calcext:value-type="float">
            <text:p>0</text:p>
          </table:table-cell>
          <table:table-cell table:formula="of:=COMPLEX(0;TAN([.K97]))" office:value-type="string" office:string-value="0" calcext:value-type="string">
            <text:p>0</text:p>
          </table:table-cell>
          <table:table-cell table:formula="of:=IMPRODUCT(IMDIV(IMSUB([.I97];[.$C$2]); IMSUM([.I97]; [.$C$2])); 1-[.$F$1])" office:value-type="string" office:string-value="-0.149846122164305+0.44594937105971i" calcext:value-type="string">
            <text:p>-0.149846122164305+0.44594937105971i</text:p>
          </table:table-cell>
          <table:table-cell table:formula="of:=IMDIV(IMSUM(1;[.M97]);IMSUB(1;[.M97]))" office:value-type="string" office:string-value="0.511943867599027+0.586383172353755i" calcext:value-type="string">
            <text:p>0.511943867599027+0.586383172353755i</text:p>
          </table:table-cell>
          <table:table-cell table:formula="of:=IMSUM([.N97];[.L97])" office:value-type="string" office:string-value="0.511943867599027+0.586383172353755i" calcext:value-type="string">
            <text:p>0.511943867599027+0.586383172353755i</text:p>
          </table:table-cell>
          <table:table-cell table:formula="of:=IMSUM(1;IMPRODUCT([.L97];[.N97]))" office:value-type="string" office:string-value="1" calcext:value-type="string">
            <text:p>1</text:p>
          </table:table-cell>
          <table:table-cell table:formula="of:=IMPRODUCT([.$C$2];[.O97];IMDIV(1;[.P97]))" office:value-type="string" office:string-value="25.5971933799514+29.3191586176878i" calcext:value-type="string">
            <text:p>25.5971933799514+29.3191586176878i</text:p>
          </table:table-cell>
          <table:table-cell table:formula="of:=IMDIV(IMPRODUCT([.Q97];[.$F$10]);IMSUM([.Q97];[.$F$10]))" office:value-type="string" office:string-value="25.5973977276717+29.3176576722698i" calcext:value-type="string">
            <text:p>25.5973977276717+29.3176576722698i</text:p>
          </table:table-cell>
          <table:table-cell table:formula="of:=[.B97]" office:value-type="float" office:value="7115.5" calcext:value-type="float">
            <text:p>7115.5</text:p>
          </table:table-cell>
          <table:table-cell table:formula="of:=IMREAL([.R97])" office:value-type="float" office:value="25.5973977276717" calcext:value-type="float">
            <text:p>25.5973977277</text:p>
          </table:table-cell>
          <table:table-cell table:formula="of:=IMAGINARY([.R97])" office:value-type="float" office:value="29.3176576722698" calcext:value-type="float">
            <text:p>29.3176576723</text:p>
          </table:table-cell>
          <table:table-cell table:formula="of:=IMABS([.R97])" office:value-type="float" office:value="38.9198127155953" calcext:value-type="float">
            <text:p>38.9198127156</text:p>
          </table:table-cell>
        </table:table-row>
        <table:table-row table:style-name="ro1">
          <table:table-cell/>
          <table:table-cell table:formula="of:=[.B97]+[.$C$11]" office:value-type="float" office:value="7117" calcext:value-type="float">
            <text:p>7117</text:p>
          </table:table-cell>
          <table:table-cell table:formula="of:=COMPLEX([.$C$3]/1000;6.284*[.B98]*[.$C$4]/1000)" office:value-type="string" office:string-value="1.3+190.073719i" calcext:value-type="string">
            <text:p>1.3+190.073719i</text:p>
          </table:table-cell>
          <table:table-cell table:formula="of:=COMPLEX(0;-1/6.284/[.B98]/[.$C$5]*1000000000)" office:value-type="string" office:string-value="-191.108936658341i" calcext:value-type="string">
            <text:p>-191.108936658341i</text:p>
          </table:table-cell>
          <table:table-cell table:formula="of:=IMSUM([.C98];[.D98])" office:value-type="string" office:string-value="1.3-1.035217658341i" calcext:value-type="string">
            <text:p>1.3-1.035217658341i</text:p>
          </table:table-cell>
          <table:table-cell table:formula="of:=COMPLEX(0; 6.284*[.B98]*[.$C$6]/1000)" office:value-type="string" office:string-value="7.60294876i" calcext:value-type="string">
            <text:p>7.60294876i</text:p>
          </table:table-cell>
          <table:table-cell table:formula="of:=IMDIV(IMPRODUCT(-1;[.F98];[.F98]);[.E98])" office:value-type="string" office:string-value="27.2103931386814+21.6682149750491i" calcext:value-type="string">
            <text:p>27.2103931386814+21.6682149750491i</text:p>
          </table:table-cell>
          <table:table-cell table:formula="of:=COMPLEX(0;-1000000000/6.284/[.$F$12]/[.B98]+6.284*[.F$14]*[.B98]*0.001)" office:value-type="string" office:string-value="7.36892639260896i" calcext:value-type="string">
            <text:p>7.36892639260896i</text:p>
          </table:table-cell>
          <table:table-cell table:formula="of:=IMSUM([.G98];[.H98])" office:value-type="string" office:string-value="27.2103931386814+29.0371413676581i" calcext:value-type="string">
            <text:p>27.2103931386814+29.0371413676581i</text:p>
          </table:table-cell>
          <table:table-cell table:formula="of:=300000/[.B98]" office:value-type="float" office:value="42.1525923844316" calcext:value-type="float">
            <text:p>42.1525923844</text:p>
          </table:table-cell>
          <table:table-cell table:formula="of:=[.$C$1]/[.J98]*2*PI()" office:value-type="float" office:value="0" calcext:value-type="float">
            <text:p>0</text:p>
          </table:table-cell>
          <table:table-cell table:formula="of:=COMPLEX(0;TAN([.K98]))" office:value-type="string" office:string-value="0" calcext:value-type="string">
            <text:p>0</text:p>
          </table:table-cell>
          <table:table-cell table:formula="of:=IMPRODUCT(IMDIV(IMSUB([.I98];[.$C$2]); IMSUM([.I98]; [.$C$2])); 1-[.$F$1])" office:value-type="string" office:string-value="-0.134679316088167+0.426728091502273i" calcext:value-type="string">
            <text:p>-0.134679316088167+0.426728091502273i</text:p>
          </table:table-cell>
          <table:table-cell table:formula="of:=IMDIV(IMSUM(1;[.M98]);IMSUB(1;[.M98]))" office:value-type="string" office:string-value="0.544207862773628+0.58074282735316i" calcext:value-type="string">
            <text:p>0.544207862773628+0.58074282735316i</text:p>
          </table:table-cell>
          <table:table-cell table:formula="of:=IMSUM([.N98];[.L98])" office:value-type="string" office:string-value="0.544207862773628+0.58074282735316i" calcext:value-type="string">
            <text:p>0.544207862773628+0.58074282735316i</text:p>
          </table:table-cell>
          <table:table-cell table:formula="of:=IMSUM(1;IMPRODUCT([.L98];[.N98]))" office:value-type="string" office:string-value="1" calcext:value-type="string">
            <text:p>1</text:p>
          </table:table-cell>
          <table:table-cell table:formula="of:=IMPRODUCT([.$C$2];[.O98];IMDIV(1;[.P98]))" office:value-type="string" office:string-value="27.2103931386814+29.037141367658i" calcext:value-type="string">
            <text:p>27.2103931386814+29.037141367658i</text:p>
          </table:table-cell>
          <table:table-cell table:formula="of:=IMDIV(IMPRODUCT([.Q98];[.$F$10]);IMSUM([.Q98];[.$F$10]))" office:value-type="string" office:string-value="27.2104958401895+29.0355611820286i" calcext:value-type="string">
            <text:p>27.2104958401895+29.0355611820286i</text:p>
          </table:table-cell>
          <table:table-cell table:formula="of:=[.B98]" office:value-type="float" office:value="7117" calcext:value-type="float">
            <text:p>7117</text:p>
          </table:table-cell>
          <table:table-cell table:formula="of:=IMREAL([.R98])" office:value-type="float" office:value="27.2104958401895" calcext:value-type="float">
            <text:p>27.2104958402</text:p>
          </table:table-cell>
          <table:table-cell table:formula="of:=IMAGINARY([.R98])" office:value-type="float" office:value="29.0355611820286" calcext:value-type="float">
            <text:p>29.035561182</text:p>
          </table:table-cell>
          <table:table-cell table:formula="of:=IMABS([.R98])" office:value-type="float" office:value="39.792900083109" calcext:value-type="float">
            <text:p>39.7929000831</text:p>
          </table:table-cell>
        </table:table-row>
        <table:table-row table:style-name="ro1">
          <table:table-cell/>
          <table:table-cell table:formula="of:=[.B98]+[.$C$11]" office:value-type="float" office:value="7118.5" calcext:value-type="float">
            <text:p>7118.5</text:p>
          </table:table-cell>
          <table:table-cell table:formula="of:=COMPLEX([.$C$3]/1000;6.284*[.B99]*[.$C$4]/1000)" office:value-type="string" office:string-value="1.3+190.1137795i" calcext:value-type="string">
            <text:p>1.3+190.1137795i</text:p>
          </table:table-cell>
          <table:table-cell table:formula="of:=COMPLEX(0;-1/6.284/[.B99]/[.$C$5]*1000000000)" office:value-type="string" office:string-value="-191.068666460267i" calcext:value-type="string">
            <text:p>-191.068666460267i</text:p>
          </table:table-cell>
          <table:table-cell table:formula="of:=IMSUM([.C99];[.D99])" office:value-type="string" office:string-value="1.3-0.954886960267004i" calcext:value-type="string">
            <text:p>1.3-0.954886960267004i</text:p>
          </table:table-cell>
          <table:table-cell table:formula="of:=COMPLEX(0; 6.284*[.B99]*[.$C$6]/1000)" office:value-type="string" office:string-value="7.60455118i" calcext:value-type="string">
            <text:p>7.60455118i</text:p>
          </table:table-cell>
          <table:table-cell table:formula="of:=IMDIV(IMPRODUCT(-1;[.F99];[.F99]);[.E99])" office:value-type="string" office:string-value="28.8944942367167+21.2238275155007i" calcext:value-type="string">
            <text:p>28.8944942367167+21.2238275155007i</text:p>
          </table:table-cell>
          <table:table-cell table:formula="of:=COMPLEX(0;-1000000000/6.284/[.$F$12]/[.B99]+6.284*[.F$14]*[.B99]*0.001)" office:value-type="string" office:string-value="7.38433863551281i" calcext:value-type="string">
            <text:p>7.38433863551281i</text:p>
          </table:table-cell>
          <table:table-cell table:formula="of:=IMSUM([.G99];[.H99])" office:value-type="string" office:string-value="28.8944942367167+28.6081661510135i" calcext:value-type="string">
            <text:p>28.8944942367167+28.6081661510135i</text:p>
          </table:table-cell>
          <table:table-cell table:formula="of:=300000/[.B99]" office:value-type="float" office:value="42.1437100512748" calcext:value-type="float">
            <text:p>42.1437100513</text:p>
          </table:table-cell>
          <table:table-cell table:formula="of:=[.$C$1]/[.J99]*2*PI()" office:value-type="float" office:value="0" calcext:value-type="float">
            <text:p>0</text:p>
          </table:table-cell>
          <table:table-cell table:formula="of:=COMPLEX(0;TAN([.K99]))" office:value-type="string" office:string-value="0" calcext:value-type="string">
            <text:p>0</text:p>
          </table:table-cell>
          <table:table-cell table:formula="of:=IMPRODUCT(IMDIV(IMSUB([.I99];[.$C$2]); IMSUM([.I99]; [.$C$2])); 1-[.$F$1])" office:value-type="string" office:string-value="-0.120219917116015+0.406206260963835i" calcext:value-type="string">
            <text:p>-0.120219917116015+0.406206260963835i</text:p>
          </table:table-cell>
          <table:table-cell table:formula="of:=IMDIV(IMSUM(1;[.M99]);IMSUB(1;[.M99]))" office:value-type="string" office:string-value="0.577889884734332+0.572163323020267i" calcext:value-type="string">
            <text:p>0.577889884734332+0.572163323020267i</text:p>
          </table:table-cell>
          <table:table-cell table:formula="of:=IMSUM([.N99];[.L99])" office:value-type="string" office:string-value="0.577889884734332+0.572163323020267i" calcext:value-type="string">
            <text:p>0.577889884734332+0.572163323020267i</text:p>
          </table:table-cell>
          <table:table-cell table:formula="of:=IMSUM(1;IMPRODUCT([.L99];[.N99]))" office:value-type="string" office:string-value="1" calcext:value-type="string">
            <text:p>1</text:p>
          </table:table-cell>
          <table:table-cell table:formula="of:=IMPRODUCT([.$C$2];[.O99];IMDIV(1;[.P99]))" office:value-type="string" office:string-value="28.8944942367166+28.6081661510133i" calcext:value-type="string">
            <text:p>28.8944942367166+28.6081661510133i</text:p>
          </table:table-cell>
          <table:table-cell table:formula="of:=IMDIV(IMPRODUCT([.Q99];[.$F$10]);IMSUM([.Q99];[.$F$10]))" office:value-type="string" office:string-value="28.8944777252557+28.6065129606165i" calcext:value-type="string">
            <text:p>28.8944777252557+28.6065129606165i</text:p>
          </table:table-cell>
          <table:table-cell table:formula="of:=[.B99]" office:value-type="float" office:value="7118.5" calcext:value-type="float">
            <text:p>7118.5</text:p>
          </table:table-cell>
          <table:table-cell table:formula="of:=IMREAL([.R99])" office:value-type="float" office:value="28.8944777252557" calcext:value-type="float">
            <text:p>28.8944777253</text:p>
          </table:table-cell>
          <table:table-cell table:formula="of:=IMAGINARY([.R99])" office:value-type="float" office:value="28.6065129606165" calcext:value-type="float">
            <text:p>28.6065129606</text:p>
          </table:table-cell>
          <table:table-cell table:formula="of:=IMABS([.R99])" office:value-type="float" office:value="40.6598503044615" calcext:value-type="float">
            <text:p>40.6598503045</text:p>
          </table:table-cell>
        </table:table-row>
        <table:table-row table:style-name="ro1">
          <table:table-cell/>
          <table:table-cell table:formula="of:=[.B99]+[.$C$11]" office:value-type="float" office:value="7120" calcext:value-type="float">
            <text:p>7120</text:p>
          </table:table-cell>
          <table:table-cell table:formula="of:=COMPLEX([.$C$3]/1000;6.284*[.B100]*[.$C$4]/1000)" office:value-type="string" office:string-value="1.3+190.15384i" calcext:value-type="string">
            <text:p>1.3+190.15384i</text:p>
          </table:table-cell>
          <table:table-cell table:formula="of:=COMPLEX(0;-1/6.284/[.B100]/[.$C$5]*1000000000)" office:value-type="string" office:string-value="-191.028413229974i" calcext:value-type="string">
            <text:p>-191.028413229974i</text:p>
          </table:table-cell>
          <table:table-cell table:formula="of:=IMSUM([.C100];[.D100])" office:value-type="string" office:string-value="1.3-0.874573229974004i" calcext:value-type="string">
            <text:p>1.3-0.874573229974004i</text:p>
          </table:table-cell>
          <table:table-cell table:formula="of:=COMPLEX(0; 6.284*[.B100]*[.$C$6]/1000)" office:value-type="string" office:string-value="7.6061536i" calcext:value-type="string">
            <text:p>7.6061536i</text:p>
          </table:table-cell>
          <table:table-cell table:formula="of:=IMDIV(IMPRODUCT(-1;[.F100];[.F100]);[.E100])" office:value-type="string" office:string-value="30.6368113251034+20.6108731051537i" calcext:value-type="string">
            <text:p>30.6368113251034+20.6108731051537i</text:p>
          </table:table-cell>
          <table:table-cell table:formula="of:=COMPLEX(0;-1000000000/6.284/[.$F$12]/[.B100]+6.284*[.F$14]*[.B100]*0.001)" office:value-type="string" office:string-value="7.39974795896038i" calcext:value-type="string">
            <text:p>7.39974795896038i</text:p>
          </table:table-cell>
          <table:table-cell table:formula="of:=IMSUM([.G100];[.H100])" office:value-type="string" office:string-value="30.6368113251034+28.0106210641141i" calcext:value-type="string">
            <text:p>30.6368113251034+28.0106210641141i</text:p>
          </table:table-cell>
          <table:table-cell table:formula="of:=300000/[.B100]" office:value-type="float" office:value="42.1348314606742" calcext:value-type="float">
            <text:p>42.1348314607</text:p>
          </table:table-cell>
          <table:table-cell table:formula="of:=[.$C$1]/[.J100]*2*PI()" office:value-type="float" office:value="0" calcext:value-type="float">
            <text:p>0</text:p>
          </table:table-cell>
          <table:table-cell table:formula="of:=COMPLEX(0;TAN([.K100]))" office:value-type="string" office:string-value="0" calcext:value-type="string">
            <text:p>0</text:p>
          </table:table-cell>
          <table:table-cell table:formula="of:=IMPRODUCT(IMDIV(IMSUB([.I100];[.$C$2]); IMSUM([.I100]; [.$C$2])); 1-[.$F$1])" office:value-type="string" office:string-value="-0.106601152835609+0.384397461306117i" calcext:value-type="string">
            <text:p>-0.106601152835609+0.384397461306117i</text:p>
          </table:table-cell>
          <table:table-cell table:formula="of:=IMDIV(IMSUM(1;[.M100]);IMSUB(1;[.M100]))" office:value-type="string" office:string-value="0.612736226502067+0.560212421282282i" calcext:value-type="string">
            <text:p>0.612736226502067+0.560212421282282i</text:p>
          </table:table-cell>
          <table:table-cell table:formula="of:=IMSUM([.N100];[.L100])" office:value-type="string" office:string-value="0.612736226502067+0.560212421282282i" calcext:value-type="string">
            <text:p>0.612736226502067+0.560212421282282i</text:p>
          </table:table-cell>
          <table:table-cell table:formula="of:=IMSUM(1;IMPRODUCT([.L100];[.N100]))" office:value-type="string" office:string-value="1" calcext:value-type="string">
            <text:p>1</text:p>
          </table:table-cell>
          <table:table-cell table:formula="of:=IMPRODUCT([.$C$2];[.O100];IMDIV(1;[.P100]))" office:value-type="string" office:string-value="30.6368113251034+28.0106210641141i" calcext:value-type="string">
            <text:p>30.6368113251034+28.0106210641141i</text:p>
          </table:table-cell>
          <table:table-cell table:formula="of:=IMDIV(IMPRODUCT([.Q100];[.$F$10]);IMSUM([.Q100];[.$F$10]))" office:value-type="string" office:string-value="30.63665726228+28.0089048070684i" calcext:value-type="string">
            <text:p>30.63665726228+28.0089048070684i</text:p>
          </table:table-cell>
          <table:table-cell table:formula="of:=[.B100]" office:value-type="float" office:value="7120" calcext:value-type="float">
            <text:p>7120</text:p>
          </table:table-cell>
          <table:table-cell table:formula="of:=IMREAL([.R100])" office:value-type="float" office:value="30.63665726228" calcext:value-type="float">
            <text:p>30.6366572623</text:p>
          </table:table-cell>
          <table:table-cell table:formula="of:=IMAGINARY([.R100])" office:value-type="float" office:value="28.0089048070684" calcext:value-type="float">
            <text:p>28.0089048071</text:p>
          </table:table-cell>
          <table:table-cell table:formula="of:=IMABS([.R100])" office:value-type="float" office:value="41.5102820599648" calcext:value-type="float">
            <text:p>41.51028206</text:p>
          </table:table-cell>
        </table:table-row>
        <table:table-row table:style-name="ro1">
          <table:table-cell/>
          <table:table-cell table:formula="of:=[.B100]+[.$C$11]" office:value-type="float" office:value="7121.5" calcext:value-type="float">
            <text:p>7121.5</text:p>
          </table:table-cell>
          <table:table-cell table:formula="of:=COMPLEX([.$C$3]/1000;6.284*[.B101]*[.$C$4]/1000)" office:value-type="string" office:string-value="1.3+190.1939005i" calcext:value-type="string">
            <text:p>1.3+190.1939005i</text:p>
          </table:table-cell>
          <table:table-cell table:formula="of:=COMPLEX(0;-1/6.284/[.B101]/[.$C$5]*1000000000)" office:value-type="string" office:string-value="-190.988176956739i" calcext:value-type="string">
            <text:p>-190.988176956739i</text:p>
          </table:table-cell>
          <table:table-cell table:formula="of:=IMSUM([.C101];[.D101])" office:value-type="string" office:string-value="1.3-0.794276456738999i" calcext:value-type="string">
            <text:p>1.3-0.794276456738999i</text:p>
          </table:table-cell>
          <table:table-cell table:formula="of:=COMPLEX(0; 6.284*[.B101]*[.$C$6]/1000)" office:value-type="string" office:string-value="7.60775602i" calcext:value-type="string">
            <text:p>7.60775602i</text:p>
          </table:table-cell>
          <table:table-cell table:formula="of:=IMDIV(IMPRODUCT(-1;[.F101];[.F101]);[.E101])" office:value-type="string" office:string-value="32.4193824522275+19.8076555567859i" calcext:value-type="string">
            <text:p>32.4193824522275+19.8076555567859i</text:p>
          </table:table-cell>
          <table:table-cell table:formula="of:=COMPLEX(0;-1000000000/6.284/[.$F$12]/[.B101]+6.284*[.F$14]*[.B101]*0.001)" office:value-type="string" office:string-value="7.41515436479646i" calcext:value-type="string">
            <text:p>7.41515436479646i</text:p>
          </table:table-cell>
          <table:table-cell table:formula="of:=IMSUM([.G101];[.H101])" office:value-type="string" office:string-value="32.4193824522275+27.2228099215824i" calcext:value-type="string">
            <text:p>32.4193824522275+27.2228099215824i</text:p>
          </table:table-cell>
          <table:table-cell table:formula="of:=300000/[.B101]" office:value-type="float" office:value="42.1259566102647" calcext:value-type="float">
            <text:p>42.1259566103</text:p>
          </table:table-cell>
          <table:table-cell table:formula="of:=[.$C$1]/[.J101]*2*PI()" office:value-type="float" office:value="0" calcext:value-type="float">
            <text:p>0</text:p>
          </table:table-cell>
          <table:table-cell table:formula="of:=COMPLEX(0;TAN([.K101]))" office:value-type="string" office:string-value="0" calcext:value-type="string">
            <text:p>0</text:p>
          </table:table-cell>
          <table:table-cell table:formula="of:=IMPRODUCT(IMDIV(IMSUB([.I101];[.$C$2]); IMSUM([.I101]; [.$C$2])); 1-[.$F$1])" office:value-type="string" office:string-value="-0.0939605628256415+0.361331031335638i" calcext:value-type="string">
            <text:p>-0.0939605628256415+0.361331031335638i</text:p>
          </table:table-cell>
          <table:table-cell table:formula="of:=IMDIV(IMSUM(1;[.M101]);IMSUB(1;[.M101]))" office:value-type="string" office:string-value="0.648387649044551+0.544456198431649i" calcext:value-type="string">
            <text:p>0.648387649044551+0.544456198431649i</text:p>
          </table:table-cell>
          <table:table-cell table:formula="of:=IMSUM([.N101];[.L101])" office:value-type="string" office:string-value="0.648387649044551+0.544456198431649i" calcext:value-type="string">
            <text:p>0.648387649044551+0.544456198431649i</text:p>
          </table:table-cell>
          <table:table-cell table:formula="of:=IMSUM(1;IMPRODUCT([.L101];[.N101]))" office:value-type="string" office:string-value="1" calcext:value-type="string">
            <text:p>1</text:p>
          </table:table-cell>
          <table:table-cell table:formula="of:=IMPRODUCT([.$C$2];[.O101];IMDIV(1;[.P101]))" office:value-type="string" office:string-value="32.4193824522276+27.2228099215824i" calcext:value-type="string">
            <text:p>32.4193824522276+27.2228099215824i</text:p>
          </table:table-cell>
          <table:table-cell table:formula="of:=IMDIV(IMPRODUCT([.Q101];[.$F$10]);IMSUM([.Q101];[.$F$10]))" office:value-type="string" office:string-value="32.4190724789393+27.2210448921044i" calcext:value-type="string">
            <text:p>32.4190724789393+27.2210448921044i</text:p>
          </table:table-cell>
          <table:table-cell table:formula="of:=[.B101]" office:value-type="float" office:value="7121.5" calcext:value-type="float">
            <text:p>7121.5</text:p>
          </table:table-cell>
          <table:table-cell table:formula="of:=IMREAL([.R101])" office:value-type="float" office:value="32.4190724789393" calcext:value-type="float">
            <text:p>32.4190724789</text:p>
          </table:table-cell>
          <table:table-cell table:formula="of:=IMAGINARY([.R101])" office:value-type="float" office:value="27.2210448921044" calcext:value-type="float">
            <text:p>27.2210448921</text:p>
          </table:table-cell>
          <table:table-cell table:formula="of:=IMABS([.R101])" office:value-type="float" office:value="42.3318030021482" calcext:value-type="float">
            <text:p>42.3318030021</text:p>
          </table:table-cell>
        </table:table-row>
        <table:table-row table:style-name="ro1">
          <table:table-cell/>
          <table:table-cell table:formula="of:=[.B101]+[.$C$11]" office:value-type="float" office:value="7123" calcext:value-type="float">
            <text:p>7123</text:p>
          </table:table-cell>
          <table:table-cell table:formula="of:=COMPLEX([.$C$3]/1000;6.284*[.B102]*[.$C$4]/1000)" office:value-type="string" office:string-value="1.3+190.233961i" calcext:value-type="string">
            <text:p>1.3+190.233961i</text:p>
          </table:table-cell>
          <table:table-cell table:formula="of:=COMPLEX(0;-1/6.284/[.B102]/[.$C$5]*1000000000)" office:value-type="string" office:string-value="-190.947957629849i" calcext:value-type="string">
            <text:p>-190.947957629849i</text:p>
          </table:table-cell>
          <table:table-cell table:formula="of:=IMSUM([.C102];[.D102])" office:value-type="string" office:string-value="1.3-0.713996629848992i" calcext:value-type="string">
            <text:p>1.3-0.713996629848992i</text:p>
          </table:table-cell>
          <table:table-cell table:formula="of:=COMPLEX(0; 6.284*[.B102]*[.$C$6]/1000)" office:value-type="string" office:string-value="7.60935844i" calcext:value-type="string">
            <text:p>7.60935844i</text:p>
          </table:table-cell>
          <table:table-cell table:formula="of:=IMDIV(IMPRODUCT(-1;[.F102];[.F102]);[.E102])" office:value-type="string" office:string-value="34.2182644693037+18.7936350079726i" calcext:value-type="string">
            <text:p>34.2182644693037+18.7936350079726i</text:p>
          </table:table-cell>
          <table:table-cell table:formula="of:=COMPLEX(0;-1000000000/6.284/[.$F$12]/[.B102]+6.284*[.F$14]*[.B102]*0.001)" office:value-type="string" office:string-value="7.43055785486423i" calcext:value-type="string">
            <text:p>7.43055785486423i</text:p>
          </table:table-cell>
          <table:table-cell table:formula="of:=IMSUM([.G102];[.H102])" office:value-type="string" office:string-value="34.2182644693037+26.2241928628368i" calcext:value-type="string">
            <text:p>34.2182644693037+26.2241928628368i</text:p>
          </table:table-cell>
          <table:table-cell table:formula="of:=300000/[.B102]" office:value-type="float" office:value="42.1170854976836" calcext:value-type="float">
            <text:p>42.1170854977</text:p>
          </table:table-cell>
          <table:table-cell table:formula="of:=[.$C$1]/[.J102]*2*PI()" office:value-type="float" office:value="0" calcext:value-type="float">
            <text:p>0</text:p>
          </table:table-cell>
          <table:table-cell table:formula="of:=COMPLEX(0;TAN([.K102]))" office:value-type="string" office:string-value="0" calcext:value-type="string">
            <text:p>0</text:p>
          </table:table-cell>
          <table:table-cell table:formula="of:=IMPRODUCT(IMDIV(IMSUB([.I102];[.$C$2]); IMSUM([.I102]; [.$C$2])); 1-[.$F$1])" office:value-type="string" office:string-value="-0.0824379308374245+0.337053503051905i" calcext:value-type="string">
            <text:p>-0.0824379308374245+0.337053503051905i</text:p>
          </table:table-cell>
          <table:table-cell table:formula="of:=IMDIV(IMSUM(1;[.M102]);IMSUB(1;[.M102]))" office:value-type="string" office:string-value="0.684365289386077+0.524483857256739i" calcext:value-type="string">
            <text:p>0.684365289386077+0.524483857256739i</text:p>
          </table:table-cell>
          <table:table-cell table:formula="of:=IMSUM([.N102];[.L102])" office:value-type="string" office:string-value="0.684365289386077+0.524483857256739i" calcext:value-type="string">
            <text:p>0.684365289386077+0.524483857256739i</text:p>
          </table:table-cell>
          <table:table-cell table:formula="of:=IMSUM(1;IMPRODUCT([.L102];[.N102]))" office:value-type="string" office:string-value="1" calcext:value-type="string">
            <text:p>1</text:p>
          </table:table-cell>
          <table:table-cell table:formula="of:=IMPRODUCT([.$C$2];[.O102];IMDIV(1;[.P102]))" office:value-type="string" office:string-value="34.2182644693039+26.2241928628369i" calcext:value-type="string">
            <text:p>34.2182644693039+26.2241928628369i</text:p>
          </table:table-cell>
          <table:table-cell table:formula="of:=IMDIV(IMPRODUCT([.Q102];[.$F$10]);IMSUM([.Q102];[.$F$10]))" office:value-type="string" office:string-value="34.2177812569609+26.2223982423891i" calcext:value-type="string">
            <text:p>34.2177812569609+26.2223982423891i</text:p>
          </table:table-cell>
          <table:table-cell table:formula="of:=[.B102]" office:value-type="float" office:value="7123" calcext:value-type="float">
            <text:p>7123</text:p>
          </table:table-cell>
          <table:table-cell table:formula="of:=IMREAL([.R102])" office:value-type="float" office:value="34.2177812569609" calcext:value-type="float">
            <text:p>34.217781257</text:p>
          </table:table-cell>
          <table:table-cell table:formula="of:=IMAGINARY([.R102])" office:value-type="float" office:value="26.2223982423891" calcext:value-type="float">
            <text:p>26.2223982424</text:p>
          </table:table-cell>
          <table:table-cell table:formula="of:=IMABS([.R102])" office:value-type="float" office:value="43.1099840377108" calcext:value-type="float">
            <text:p>43.1099840377</text:p>
          </table:table-cell>
        </table:table-row>
        <table:table-row table:style-name="ro1">
          <table:table-cell/>
          <table:table-cell table:formula="of:=[.B102]+[.$C$11]" office:value-type="float" office:value="7124.5" calcext:value-type="float">
            <text:p>7124.5</text:p>
          </table:table-cell>
          <table:table-cell table:formula="of:=COMPLEX([.$C$3]/1000;6.284*[.B103]*[.$C$4]/1000)" office:value-type="string" office:string-value="1.3+190.2740215i" calcext:value-type="string">
            <text:p>1.3+190.2740215i</text:p>
          </table:table-cell>
          <table:table-cell table:formula="of:=COMPLEX(0;-1/6.284/[.B103]/[.$C$5]*1000000000)" office:value-type="string" office:string-value="-190.907755238601i" calcext:value-type="string">
            <text:p>-190.907755238601i</text:p>
          </table:table-cell>
          <table:table-cell table:formula="of:=IMSUM([.C103];[.D103])" office:value-type="string" office:string-value="1.3-0.633733738600995i" calcext:value-type="string">
            <text:p>1.3-0.633733738600995i</text:p>
          </table:table-cell>
          <table:table-cell table:formula="of:=COMPLEX(0; 6.284*[.B103]*[.$C$6]/1000)" office:value-type="string" office:string-value="7.61096086i" calcext:value-type="string">
            <text:p>7.61096086i</text:p>
          </table:table-cell>
          <table:table-cell table:formula="of:=IMDIV(IMPRODUCT(-1;[.F103];[.F103]);[.E103])" office:value-type="string" office:string-value="36.0030973738542+17.5510596153448i" calcext:value-type="string">
            <text:p>36.0030973738542+17.5510596153448i</text:p>
          </table:table-cell>
          <table:table-cell table:formula="of:=COMPLEX(0;-1000000000/6.284/[.$F$12]/[.B103]+6.284*[.F$14]*[.B103]*0.001)" office:value-type="string" office:string-value="7.44595843100539i" calcext:value-type="string">
            <text:p>7.44595843100539i</text:p>
          </table:table-cell>
          <table:table-cell table:formula="of:=IMSUM([.G103];[.H103])" office:value-type="string" office:string-value="36.0030973738542+24.9970180463502i" calcext:value-type="string">
            <text:p>36.0030973738542+24.9970180463502i</text:p>
          </table:table-cell>
          <table:table-cell table:formula="of:=300000/[.B103]" office:value-type="float" office:value="42.1082181205699" calcext:value-type="float">
            <text:p>42.1082181206</text:p>
          </table:table-cell>
          <table:table-cell table:formula="of:=[.$C$1]/[.J103]*2*PI()" office:value-type="float" office:value="0" calcext:value-type="float">
            <text:p>0</text:p>
          </table:table-cell>
          <table:table-cell table:formula="of:=COMPLEX(0;TAN([.K103]))" office:value-type="string" office:string-value="0" calcext:value-type="string">
            <text:p>0</text:p>
          </table:table-cell>
          <table:table-cell table:formula="of:=IMPRODUCT(IMDIV(IMSUB([.I103];[.$C$2]); IMSUM([.I103]; [.$C$2])); 1-[.$F$1])" office:value-type="string" office:string-value="-0.0721728435093946+0.311629752141447i" calcext:value-type="string">
            <text:p>-0.0721728435093946+0.311629752141447i</text:p>
          </table:table-cell>
          <table:table-cell table:formula="of:=IMDIV(IMSUM(1;[.M103]);IMSUB(1;[.M103]))" office:value-type="string" office:string-value="0.720061947477086+0.499940360927006i" calcext:value-type="string">
            <text:p>0.720061947477086+0.499940360927006i</text:p>
          </table:table-cell>
          <table:table-cell table:formula="of:=IMSUM([.N103];[.L103])" office:value-type="string" office:string-value="0.720061947477086+0.499940360927006i" calcext:value-type="string">
            <text:p>0.720061947477086+0.499940360927006i</text:p>
          </table:table-cell>
          <table:table-cell table:formula="of:=IMSUM(1;IMPRODUCT([.L103];[.N103]))" office:value-type="string" office:string-value="1" calcext:value-type="string">
            <text:p>1</text:p>
          </table:table-cell>
          <table:table-cell table:formula="of:=IMPRODUCT([.$C$2];[.O103];IMDIV(1;[.P103]))" office:value-type="string" office:string-value="36.0030973738543+24.9970180463503i" calcext:value-type="string">
            <text:p>36.0030973738543+24.9970180463503i</text:p>
          </table:table-cell>
          <table:table-cell table:formula="of:=IMDIV(IMPRODUCT([.Q103];[.$F$10]);IMSUM([.Q103];[.$F$10]))" office:value-type="string" office:string-value="36.0024259802548+24.9952181859844i" calcext:value-type="string">
            <text:p>36.0024259802548+24.9952181859844i</text:p>
          </table:table-cell>
          <table:table-cell table:formula="of:=[.B103]" office:value-type="float" office:value="7124.5" calcext:value-type="float">
            <text:p>7124.5</text:p>
          </table:table-cell>
          <table:table-cell table:formula="of:=IMREAL([.R103])" office:value-type="float" office:value="36.0024259802548" calcext:value-type="float">
            <text:p>36.0024259803</text:p>
          </table:table-cell>
          <table:table-cell table:formula="of:=IMAGINARY([.R103])" office:value-type="float" office:value="24.9952181859844" calcext:value-type="float">
            <text:p>24.995218186</text:p>
          </table:table-cell>
          <table:table-cell table:formula="of:=IMABS([.R103])" office:value-type="float" office:value="43.8284794240992" calcext:value-type="float">
            <text:p>43.8284794241</text:p>
          </table:table-cell>
        </table:table-row>
        <table:table-row table:style-name="ro1">
          <table:table-cell/>
          <table:table-cell table:formula="of:=[.B103]+[.$C$11]" office:value-type="float" office:value="7126" calcext:value-type="float">
            <text:p>7126</text:p>
          </table:table-cell>
          <table:table-cell table:formula="of:=COMPLEX([.$C$3]/1000;6.284*[.B104]*[.$C$4]/1000)" office:value-type="string" office:string-value="1.3+190.314082i" calcext:value-type="string">
            <text:p>1.3+190.314082i</text:p>
          </table:table-cell>
          <table:table-cell table:formula="of:=COMPLEX(0;-1/6.284/[.B104]/[.$C$5]*1000000000)" office:value-type="string" office:string-value="-190.867569772301i" calcext:value-type="string">
            <text:p>-190.867569772301i</text:p>
          </table:table-cell>
          <table:table-cell table:formula="of:=IMSUM([.C104];[.D104])" office:value-type="string" office:string-value="1.3-0.553487772300997i" calcext:value-type="string">
            <text:p>1.3-0.553487772300997i</text:p>
          </table:table-cell>
          <table:table-cell table:formula="of:=COMPLEX(0; 6.284*[.B104]*[.$C$6]/1000)" office:value-type="string" office:string-value="7.61256328i" calcext:value-type="string">
            <text:p>7.61256328i</text:p>
          </table:table-cell>
          <table:table-cell table:formula="of:=IMDIV(IMPRODUCT(-1;[.F104];[.F104]);[.E104])" office:value-type="string" office:string-value="37.7371223113544+16.0669505855091i" calcext:value-type="string">
            <text:p>37.7371223113544+16.0669505855091i</text:p>
          </table:table-cell>
          <table:table-cell table:formula="of:=COMPLEX(0;-1000000000/6.284/[.$F$12]/[.B104]+6.284*[.F$14]*[.B104]*0.001)" office:value-type="string" office:string-value="7.46135609506005i" calcext:value-type="string">
            <text:p>7.46135609506005i</text:p>
          </table:table-cell>
          <table:table-cell table:formula="of:=IMSUM([.G104];[.H104])" office:value-type="string" office:string-value="37.7371223113544+23.5283066805692i" calcext:value-type="string">
            <text:p>37.7371223113544+23.5283066805692i</text:p>
          </table:table-cell>
          <table:table-cell table:formula="of:=300000/[.B104]" office:value-type="float" office:value="42.0993544765647" calcext:value-type="float">
            <text:p>42.0993544766</text:p>
          </table:table-cell>
          <table:table-cell table:formula="of:=[.$C$1]/[.J104]*2*PI()" office:value-type="float" office:value="0" calcext:value-type="float">
            <text:p>0</text:p>
          </table:table-cell>
          <table:table-cell table:formula="of:=COMPLEX(0;TAN([.K104]))" office:value-type="string" office:string-value="0" calcext:value-type="string">
            <text:p>0</text:p>
          </table:table-cell>
          <table:table-cell table:formula="of:=IMPRODUCT(IMDIV(IMSUB([.I104];[.$C$2]); IMSUM([.I104]; [.$C$2])); 1-[.$F$1])" office:value-type="string" office:string-value="-0.063301913243292+0.285143766398485i" calcext:value-type="string">
            <text:p>-0.063301913243292+0.285143766398485i</text:p>
          </table:table-cell>
          <table:table-cell table:formula="of:=IMDIV(IMSUM(1;[.M104]);IMSUB(1;[.M104]))" office:value-type="string" office:string-value="0.754742446227089+0.470566133611385i" calcext:value-type="string">
            <text:p>0.754742446227089+0.470566133611385i</text:p>
          </table:table-cell>
          <table:table-cell table:formula="of:=IMSUM([.N104];[.L104])" office:value-type="string" office:string-value="0.754742446227089+0.470566133611385i" calcext:value-type="string">
            <text:p>0.754742446227089+0.470566133611385i</text:p>
          </table:table-cell>
          <table:table-cell table:formula="of:=IMSUM(1;IMPRODUCT([.L104];[.N104]))" office:value-type="string" office:string-value="1" calcext:value-type="string">
            <text:p>1</text:p>
          </table:table-cell>
          <table:table-cell table:formula="of:=IMPRODUCT([.$C$2];[.O104];IMDIV(1;[.P104]))" office:value-type="string" office:string-value="37.7371223113545+23.5283066805693i" calcext:value-type="string">
            <text:p>37.7371223113545+23.5283066805693i</text:p>
          </table:table-cell>
          <table:table-cell table:formula="of:=IMDIV(IMPRODUCT([.Q104];[.$F$10]);IMSUM([.Q104];[.$F$10]))" office:value-type="string" office:string-value="37.7362517923707+23.5265309851111i" calcext:value-type="string">
            <text:p>37.7362517923707+23.5265309851111i</text:p>
          </table:table-cell>
          <table:table-cell table:formula="of:=[.B104]" office:value-type="float" office:value="7126" calcext:value-type="float">
            <text:p>7126</text:p>
          </table:table-cell>
          <table:table-cell table:formula="of:=IMREAL([.R104])" office:value-type="float" office:value="37.7362517923707" calcext:value-type="float">
            <text:p>37.7362517924</text:p>
          </table:table-cell>
          <table:table-cell table:formula="of:=IMAGINARY([.R104])" office:value-type="float" office:value="23.5265309851111" calcext:value-type="float">
            <text:p>23.5265309851</text:p>
          </table:table-cell>
          <table:table-cell table:formula="of:=IMABS([.R104])" office:value-type="float" office:value="44.4693417933141" calcext:value-type="float">
            <text:p>44.4693417933</text:p>
          </table:table-cell>
        </table:table-row>
        <table:table-row table:style-name="ro1">
          <table:table-cell/>
          <table:table-cell table:formula="of:=[.B104]+[.$C$11]" office:value-type="float" office:value="7127.5" calcext:value-type="float">
            <text:p>7127.5</text:p>
          </table:table-cell>
          <table:table-cell table:formula="of:=COMPLEX([.$C$3]/1000;6.284*[.B105]*[.$C$4]/1000)" office:value-type="string" office:string-value="1.3+190.3541425i" calcext:value-type="string">
            <text:p>1.3+190.3541425i</text:p>
          </table:table-cell>
          <table:table-cell table:formula="of:=COMPLEX(0;-1/6.284/[.B105]/[.$C$5]*1000000000)" office:value-type="string" office:string-value="-190.827401220261i" calcext:value-type="string">
            <text:p>-190.827401220261i</text:p>
          </table:table-cell>
          <table:table-cell table:formula="of:=IMSUM([.C105];[.D105])" office:value-type="string" office:string-value="1.3-0.473258720261015i" calcext:value-type="string">
            <text:p>1.3-0.473258720261015i</text:p>
          </table:table-cell>
          <table:table-cell table:formula="of:=COMPLEX(0; 6.284*[.B105]*[.$C$6]/1000)" office:value-type="string" office:string-value="7.6141657i" calcext:value-type="string">
            <text:p>7.6141657i</text:p>
          </table:table-cell>
          <table:table-cell table:formula="of:=IMDIV(IMPRODUCT(-1;[.F105];[.F105]);[.E105])" office:value-type="string" office:string-value="39.377850656677+14.3353163141603i" calcext:value-type="string">
            <text:p>39.377850656677+14.3353163141603i</text:p>
          </table:table-cell>
          <table:table-cell table:formula="of:=COMPLEX(0;-1000000000/6.284/[.$F$12]/[.B105]+6.284*[.F$14]*[.B105]*0.001)" office:value-type="string" office:string-value="7.47675084886677i" calcext:value-type="string">
            <text:p>7.47675084886677i</text:p>
          </table:table-cell>
          <table:table-cell table:formula="of:=IMSUM([.G105];[.H105])" office:value-type="string" office:string-value="39.377850656677+21.8120671630271i" calcext:value-type="string">
            <text:p>39.377850656677+21.8120671630271i</text:p>
          </table:table-cell>
          <table:table-cell table:formula="of:=300000/[.B105]" office:value-type="float" office:value="42.0904945633111" calcext:value-type="float">
            <text:p>42.0904945633</text:p>
          </table:table-cell>
          <table:table-cell table:formula="of:=[.$C$1]/[.J105]*2*PI()" office:value-type="float" office:value="0" calcext:value-type="float">
            <text:p>0</text:p>
          </table:table-cell>
          <table:table-cell table:formula="of:=COMPLEX(0;TAN([.K105]))" office:value-type="string" office:string-value="0" calcext:value-type="string">
            <text:p>0</text:p>
          </table:table-cell>
          <table:table-cell table:formula="of:=IMPRODUCT(IMDIV(IMSUB([.I105];[.$C$2]); IMSUM([.I105]; [.$C$2])); 1-[.$F$1])" office:value-type="string" office:string-value="-0.0559557288796457+0.257698938946071i" calcext:value-type="string">
            <text:p>-0.0559557288796457+0.257698938946071i</text:p>
          </table:table-cell>
          <table:table-cell table:formula="of:=IMDIV(IMSUM(1;[.M105]);IMSUB(1;[.M105]))" office:value-type="string" office:string-value="0.787557013133537+0.436241343260539i" calcext:value-type="string">
            <text:p>0.787557013133537+0.436241343260539i</text:p>
          </table:table-cell>
          <table:table-cell table:formula="of:=IMSUM([.N105];[.L105])" office:value-type="string" office:string-value="0.787557013133537+0.436241343260539i" calcext:value-type="string">
            <text:p>0.787557013133537+0.436241343260539i</text:p>
          </table:table-cell>
          <table:table-cell table:formula="of:=IMSUM(1;IMPRODUCT([.L105];[.N105]))" office:value-type="string" office:string-value="1" calcext:value-type="string">
            <text:p>1</text:p>
          </table:table-cell>
          <table:table-cell table:formula="of:=IMPRODUCT([.$C$2];[.O105];IMDIV(1;[.P105]))" office:value-type="string" office:string-value="39.3778506566769+21.8120671630269i" calcext:value-type="string">
            <text:p>39.3778506566769+21.8120671630269i</text:p>
          </table:table-cell>
          <table:table-cell table:formula="of:=IMDIV(IMPRODUCT([.Q105];[.$F$10]);IMSUM([.Q105];[.$F$10]))" office:value-type="string" office:string-value="39.3767758116112+21.8103494277479i" calcext:value-type="string">
            <text:p>39.3767758116112+21.8103494277479i</text:p>
          </table:table-cell>
          <table:table-cell table:formula="of:=[.B105]" office:value-type="float" office:value="7127.5" calcext:value-type="float">
            <text:p>7127.5</text:p>
          </table:table-cell>
          <table:table-cell table:formula="of:=IMREAL([.R105])" office:value-type="float" office:value="39.3767758116112" calcext:value-type="float">
            <text:p>39.3767758116</text:p>
          </table:table-cell>
          <table:table-cell table:formula="of:=IMAGINARY([.R105])" office:value-type="float" office:value="21.8103494277479" calcext:value-type="float">
            <text:p>21.8103494277</text:p>
          </table:table-cell>
          <table:table-cell table:formula="of:=IMABS([.R105])" office:value-type="float" office:value="45.0135736803728" calcext:value-type="float">
            <text:p>45.0135736804</text:p>
          </table:table-cell>
        </table:table-row>
        <table:table-row table:style-name="ro1">
          <table:table-cell/>
          <table:table-cell table:formula="of:=[.B105]+[.$C$11]" office:value-type="float" office:value="7129" calcext:value-type="float">
            <text:p>7129</text:p>
          </table:table-cell>
          <table:table-cell table:formula="of:=COMPLEX([.$C$3]/1000;6.284*[.B106]*[.$C$4]/1000)" office:value-type="string" office:string-value="1.3+190.394203i" calcext:value-type="string">
            <text:p>1.3+190.394203i</text:p>
          </table:table-cell>
          <table:table-cell table:formula="of:=COMPLEX(0;-1/6.284/[.B106]/[.$C$5]*1000000000)" office:value-type="string" office:string-value="-190.787249571807i" calcext:value-type="string">
            <text:p>-190.787249571807i</text:p>
          </table:table-cell>
          <table:table-cell table:formula="of:=IMSUM([.C106];[.D106])" office:value-type="string" office:string-value="1.3-0.393046571806991i" calcext:value-type="string">
            <text:p>1.3-0.393046571806991i</text:p>
          </table:table-cell>
          <table:table-cell table:formula="of:=COMPLEX(0; 6.284*[.B106]*[.$C$6]/1000)" office:value-type="string" office:string-value="7.61576812i" calcext:value-type="string">
            <text:p>7.61576812i</text:p>
          </table:table-cell>
          <table:table-cell table:formula="of:=IMDIV(IMPRODUCT(-1;[.F106];[.F106]);[.E106])" office:value-type="string" office:string-value="40.8785522445047+12.3593652462581i" calcext:value-type="string">
            <text:p>40.8785522445047+12.3593652462581i</text:p>
          </table:table-cell>
          <table:table-cell table:formula="of:=COMPLEX(0;-1000000000/6.284/[.$F$12]/[.B106]+6.284*[.F$14]*[.B106]*0.001)" office:value-type="string" office:string-value="7.49214269426258i" calcext:value-type="string">
            <text:p>7.49214269426258i</text:p>
          </table:table-cell>
          <table:table-cell table:formula="of:=IMSUM([.G106];[.H106])" office:value-type="string" office:string-value="40.8785522445047+19.8515079405207i" calcext:value-type="string">
            <text:p>40.8785522445047+19.8515079405207i</text:p>
          </table:table-cell>
          <table:table-cell table:formula="of:=300000/[.B106]" office:value-type="float" office:value="42.0816383784542" calcext:value-type="float">
            <text:p>42.0816383785</text:p>
          </table:table-cell>
          <table:table-cell table:formula="of:=[.$C$1]/[.J106]*2*PI()" office:value-type="float" office:value="0" calcext:value-type="float">
            <text:p>0</text:p>
          </table:table-cell>
          <table:table-cell table:formula="of:=COMPLEX(0;TAN([.K106]))" office:value-type="string" office:string-value="0" calcext:value-type="string">
            <text:p>0</text:p>
          </table:table-cell>
          <table:table-cell table:formula="of:=IMPRODUCT(IMDIV(IMSUB([.I106];[.$C$2]); IMSUM([.I106]; [.$C$2])); 1-[.$F$1])" office:value-type="string" office:string-value="-0.0502556245500656+0.229417803820625i" calcext:value-type="string">
            <text:p>-0.0502556245500656+0.229417803820625i</text:p>
          </table:table-cell>
          <table:table-cell table:formula="of:=IMDIV(IMSUM(1;[.M106]);IMSUB(1;[.M106]))" office:value-type="string" office:string-value="0.81757104489009+0.397030158810412i" calcext:value-type="string">
            <text:p>0.81757104489009+0.397030158810412i</text:p>
          </table:table-cell>
          <table:table-cell table:formula="of:=IMSUM([.N106];[.L106])" office:value-type="string" office:string-value="0.81757104489009+0.397030158810412i" calcext:value-type="string">
            <text:p>0.81757104489009+0.397030158810412i</text:p>
          </table:table-cell>
          <table:table-cell table:formula="of:=IMSUM(1;IMPRODUCT([.L106];[.N106]))" office:value-type="string" office:string-value="1" calcext:value-type="string">
            <text:p>1</text:p>
          </table:table-cell>
          <table:table-cell table:formula="of:=IMPRODUCT([.$C$2];[.O106];IMDIV(1;[.P106]))" office:value-type="string" office:string-value="40.8785522445045+19.8515079405206i" calcext:value-type="string">
            <text:p>40.8785522445045+19.8515079405206i</text:p>
          </table:table-cell>
          <table:table-cell table:formula="of:=IMDIV(IMPRODUCT([.Q106];[.$F$10]);IMSUM([.Q106];[.$F$10]))" office:value-type="string" office:string-value="40.8772752895445+19.8498850287806i" calcext:value-type="string">
            <text:p>40.8772752895445+19.8498850287806i</text:p>
          </table:table-cell>
          <table:table-cell table:formula="of:=[.B106]" office:value-type="float" office:value="7129" calcext:value-type="float">
            <text:p>7129</text:p>
          </table:table-cell>
          <table:table-cell table:formula="of:=IMREAL([.R106])" office:value-type="float" office:value="40.8772752895445" calcext:value-type="float">
            <text:p>40.8772752895</text:p>
          </table:table-cell>
          <table:table-cell table:formula="of:=IMAGINARY([.R106])" office:value-type="float" office:value="19.8498850287806" calcext:value-type="float">
            <text:p>19.8498850288</text:p>
          </table:table-cell>
          <table:table-cell table:formula="of:=IMABS([.R106])" office:value-type="float" office:value="45.4419362566453" calcext:value-type="float">
            <text:p>45.4419362566</text:p>
          </table:table-cell>
        </table:table-row>
        <table:table-row table:style-name="ro1">
          <table:table-cell/>
          <table:table-cell table:formula="of:=[.B106]+[.$C$11]" office:value-type="float" office:value="7130.5" calcext:value-type="float">
            <text:p>7130.5</text:p>
          </table:table-cell>
          <table:table-cell table:formula="of:=COMPLEX([.$C$3]/1000;6.284*[.B107]*[.$C$4]/1000)" office:value-type="string" office:string-value="1.3+190.4342635i" calcext:value-type="string">
            <text:p>1.3+190.4342635i</text:p>
          </table:table-cell>
          <table:table-cell table:formula="of:=COMPLEX(0;-1/6.284/[.B107]/[.$C$5]*1000000000)" office:value-type="string" office:string-value="-190.74711481627i" calcext:value-type="string">
            <text:p>-190.74711481627i</text:p>
          </table:table-cell>
          <table:table-cell table:formula="of:=IMSUM([.C107];[.D107])" office:value-type="string" office:string-value="1.3-0.312851316270013i" calcext:value-type="string">
            <text:p>1.3-0.312851316270013i</text:p>
          </table:table-cell>
          <table:table-cell table:formula="of:=COMPLEX(0; 6.284*[.B107]*[.$C$6]/1000)" office:value-type="string" office:string-value="7.61737054i" calcext:value-type="string">
            <text:p>7.61737054i</text:p>
          </table:table-cell>
          <table:table-cell table:formula="of:=IMDIV(IMPRODUCT(-1;[.F107];[.F107]);[.E107])" office:value-type="string" office:string-value="42.1906420809811+10.153383007163i" calcext:value-type="string">
            <text:p>42.1906420809811+10.153383007163i</text:p>
          </table:table-cell>
          <table:table-cell table:formula="of:=COMPLEX(0;-1000000000/6.284/[.$F$12]/[.B107]+6.284*[.F$14]*[.B107]*0.001)" office:value-type="string" office:string-value="7.50753163308295i" calcext:value-type="string">
            <text:p>7.50753163308295i</text:p>
          </table:table-cell>
          <table:table-cell table:formula="of:=IMSUM([.G107];[.H107])" office:value-type="string" office:string-value="42.1906420809811+17.6609146402459i" calcext:value-type="string">
            <text:p>42.1906420809811+17.6609146402459i</text:p>
          </table:table-cell>
          <table:table-cell table:formula="of:=300000/[.B107]" office:value-type="float" office:value="42.072785919641" calcext:value-type="float">
            <text:p>42.0727859196</text:p>
          </table:table-cell>
          <table:table-cell table:formula="of:=[.$C$1]/[.J107]*2*PI()" office:value-type="float" office:value="0" calcext:value-type="float">
            <text:p>0</text:p>
          </table:table-cell>
          <table:table-cell table:formula="of:=COMPLEX(0;TAN([.K107]))" office:value-type="string" office:string-value="0" calcext:value-type="string">
            <text:p>0</text:p>
          </table:table-cell>
          <table:table-cell table:formula="of:=IMPRODUCT(IMDIV(IMSUB([.I107];[.$C$2]); IMSUM([.I107]; [.$C$2])); 1-[.$F$1])" office:value-type="string" office:string-value="-0.0463103822296319+0.200441150323355i" calcext:value-type="string">
            <text:p>-0.0463103822296319+0.200441150323355i</text:p>
          </table:table-cell>
          <table:table-cell table:formula="of:=IMDIV(IMSUM(1;[.M107]);IMSUB(1;[.M107]))" office:value-type="string" office:string-value="0.843812841619624+0.353218292804918i" calcext:value-type="string">
            <text:p>0.843812841619624+0.353218292804918i</text:p>
          </table:table-cell>
          <table:table-cell table:formula="of:=IMSUM([.N107];[.L107])" office:value-type="string" office:string-value="0.843812841619624+0.353218292804918i" calcext:value-type="string">
            <text:p>0.843812841619624+0.353218292804918i</text:p>
          </table:table-cell>
          <table:table-cell table:formula="of:=IMSUM(1;IMPRODUCT([.L107];[.N107]))" office:value-type="string" office:string-value="1" calcext:value-type="string">
            <text:p>1</text:p>
          </table:table-cell>
          <table:table-cell table:formula="of:=IMPRODUCT([.$C$2];[.O107];IMDIV(1;[.P107]))" office:value-type="string" office:string-value="42.1906420809812+17.6609146402459i" calcext:value-type="string">
            <text:p>42.1906420809812+17.6609146402459i</text:p>
          </table:table-cell>
          <table:table-cell table:formula="of:=IMDIV(IMPRODUCT([.Q107];[.$F$10]);IMSUM([.Q107];[.$F$10]))" office:value-type="string" office:string-value="42.1891739727626+17.6594244768981i" calcext:value-type="string">
            <text:p>42.1891739727626+17.6594244768981i</text:p>
          </table:table-cell>
          <table:table-cell table:formula="of:=[.B107]" office:value-type="float" office:value="7130.5" calcext:value-type="float">
            <text:p>7130.5</text:p>
          </table:table-cell>
          <table:table-cell table:formula="of:=IMREAL([.R107])" office:value-type="float" office:value="42.1891739727626" calcext:value-type="float">
            <text:p>42.1891739728</text:p>
          </table:table-cell>
          <table:table-cell table:formula="of:=IMAGINARY([.R107])" office:value-type="float" office:value="17.6594244768981" calcext:value-type="float">
            <text:p>17.6594244769</text:p>
          </table:table-cell>
          <table:table-cell table:formula="of:=IMABS([.R107])" office:value-type="float" office:value="45.7359997524849" calcext:value-type="float">
            <text:p>45.7359997525</text:p>
          </table:table-cell>
        </table:table-row>
        <table:table-row table:style-name="ro1">
          <table:table-cell/>
          <table:table-cell table:formula="of:=[.B107]+[.$C$11]" office:value-type="float" office:value="7132" calcext:value-type="float">
            <text:p>7132</text:p>
          </table:table-cell>
          <table:table-cell table:formula="of:=COMPLEX([.$C$3]/1000;6.284*[.B108]*[.$C$4]/1000)" office:value-type="string" office:string-value="1.3+190.474324i" calcext:value-type="string">
            <text:p>1.3+190.474324i</text:p>
          </table:table-cell>
          <table:table-cell table:formula="of:=COMPLEX(0;-1/6.284/[.B108]/[.$C$5]*1000000000)" office:value-type="string" office:string-value="-190.706996942991i" calcext:value-type="string">
            <text:p>-190.706996942991i</text:p>
          </table:table-cell>
          <table:table-cell table:formula="of:=IMSUM([.C108];[.D108])" office:value-type="string" office:string-value="1.3-0.232672942991002i" calcext:value-type="string">
            <text:p>1.3-0.232672942991002i</text:p>
          </table:table-cell>
          <table:table-cell table:formula="of:=COMPLEX(0; 6.284*[.B108]*[.$C$6]/1000)" office:value-type="string" office:string-value="7.61897296i" calcext:value-type="string">
            <text:p>7.61897296i</text:p>
          </table:table-cell>
          <table:table-cell table:formula="of:=IMDIV(IMPRODUCT(-1;[.F108];[.F108]);[.E108])" office:value-type="string" office:string-value="43.2668917086588+7.7438730984051i" calcext:value-type="string">
            <text:p>43.2668917086588+7.7438730984051i</text:p>
          </table:table-cell>
          <table:table-cell table:formula="of:=COMPLEX(0;-1000000000/6.284/[.$F$12]/[.B108]+6.284*[.F$14]*[.B108]*0.001)" office:value-type="string" office:string-value="7.5229176671618i" calcext:value-type="string">
            <text:p>7.5229176671618i</text:p>
          </table:table-cell>
          <table:table-cell table:formula="of:=IMSUM([.G108];[.H108])" office:value-type="string" office:string-value="43.2668917086588+15.2667907655669i" calcext:value-type="string">
            <text:p>43.2668917086588+15.2667907655669i</text:p>
          </table:table-cell>
          <table:table-cell table:formula="of:=300000/[.B108]" office:value-type="float" office:value="42.0639371845205" calcext:value-type="float">
            <text:p>42.0639371845</text:p>
          </table:table-cell>
          <table:table-cell table:formula="of:=[.$C$1]/[.J108]*2*PI()" office:value-type="float" office:value="0" calcext:value-type="float">
            <text:p>0</text:p>
          </table:table-cell>
          <table:table-cell table:formula="of:=COMPLEX(0;TAN([.K108]))" office:value-type="string" office:string-value="0" calcext:value-type="string">
            <text:p>0</text:p>
          </table:table-cell>
          <table:table-cell table:formula="of:=IMPRODUCT(IMDIV(IMSUB([.I108];[.$C$2]); IMSUM([.I108]; [.$C$2])); 1-[.$F$1])" office:value-type="string" office:string-value="-0.0442130043912607+0.170926479489885i" calcext:value-type="string">
            <text:p>-0.0442130043912607+0.170926479489885i</text:p>
          </table:table-cell>
          <table:table-cell table:formula="of:=IMDIV(IMSUM(1;[.M108]);IMSUB(1;[.M108]))" office:value-type="string" office:string-value="0.865337834173176+0.305335815311339i" calcext:value-type="string">
            <text:p>0.865337834173176+0.305335815311339i</text:p>
          </table:table-cell>
          <table:table-cell table:formula="of:=IMSUM([.N108];[.L108])" office:value-type="string" office:string-value="0.865337834173176+0.305335815311339i" calcext:value-type="string">
            <text:p>0.865337834173176+0.305335815311339i</text:p>
          </table:table-cell>
          <table:table-cell table:formula="of:=IMSUM(1;IMPRODUCT([.L108];[.N108]))" office:value-type="string" office:string-value="1" calcext:value-type="string">
            <text:p>1</text:p>
          </table:table-cell>
          <table:table-cell table:formula="of:=IMPRODUCT([.$C$2];[.O108];IMDIV(1;[.P108]))" office:value-type="string" office:string-value="43.2668917086588+15.266790765567i" calcext:value-type="string">
            <text:p>43.2668917086588+15.266790765567i</text:p>
          </table:table-cell>
          <table:table-cell table:formula="of:=IMDIV(IMPRODUCT([.Q108];[.$F$10]);IMSUM([.Q108];[.$F$10]))" office:value-type="string" office:string-value="43.2652528087445+15.2654697532572i" calcext:value-type="string">
            <text:p>43.2652528087445+15.2654697532572i</text:p>
          </table:table-cell>
          <table:table-cell table:formula="of:=[.B108]" office:value-type="float" office:value="7132" calcext:value-type="float">
            <text:p>7132</text:p>
          </table:table-cell>
          <table:table-cell table:formula="of:=IMREAL([.R108])" office:value-type="float" office:value="43.2652528087445" calcext:value-type="float">
            <text:p>43.2652528087</text:p>
          </table:table-cell>
          <table:table-cell table:formula="of:=IMAGINARY([.R108])" office:value-type="float" office:value="15.2654697532572" calcext:value-type="float">
            <text:p>15.2654697533</text:p>
          </table:table-cell>
          <table:table-cell table:formula="of:=IMABS([.R108])" office:value-type="float" office:value="45.8793708260279" calcext:value-type="float">
            <text:p>45.879370826</text:p>
          </table:table-cell>
        </table:table-row>
        <table:table-row table:style-name="ro1">
          <table:table-cell/>
          <table:table-cell table:formula="of:=[.B108]+[.$C$11]" office:value-type="float" office:value="7133.5" calcext:value-type="float">
            <text:p>7133.5</text:p>
          </table:table-cell>
          <table:table-cell table:formula="of:=COMPLEX([.$C$3]/1000;6.284*[.B109]*[.$C$4]/1000)" office:value-type="string" office:string-value="1.3+190.5143845i" calcext:value-type="string">
            <text:p>1.3+190.5143845i</text:p>
          </table:table-cell>
          <table:table-cell table:formula="of:=COMPLEX(0;-1/6.284/[.B109]/[.$C$5]*1000000000)" office:value-type="string" office:string-value="-190.666895941321i" calcext:value-type="string">
            <text:p>-190.666895941321i</text:p>
          </table:table-cell>
          <table:table-cell table:formula="of:=IMSUM([.C109];[.D109])" office:value-type="string" office:string-value="1.3-0.152511441320996i" calcext:value-type="string">
            <text:p>1.3-0.152511441320996i</text:p>
          </table:table-cell>
          <table:table-cell table:formula="of:=COMPLEX(0; 6.284*[.B109]*[.$C$6]/1000)" office:value-type="string" office:string-value="7.62057538i" calcext:value-type="string">
            <text:p>7.62057538i</text:p>
          </table:table-cell>
          <table:table-cell table:formula="of:=IMDIV(IMPRODUCT(-1;[.F109];[.F109]);[.E109])" office:value-type="string" office:string-value="44.0651922811602+5.16957383606659i" calcext:value-type="string">
            <text:p>44.0651922811602+5.16957383606659i</text:p>
          </table:table-cell>
          <table:table-cell table:formula="of:=COMPLEX(0;-1000000000/6.284/[.$F$12]/[.B109]+6.284*[.F$14]*[.B109]*0.001)" office:value-type="string" office:string-value="7.53830079833153i" calcext:value-type="string">
            <text:p>7.53830079833153i</text:p>
          </table:table-cell>
          <table:table-cell table:formula="of:=IMSUM([.G109];[.H109])" office:value-type="string" office:string-value="44.0651922811602+12.7078746343981i" calcext:value-type="string">
            <text:p>44.0651922811602+12.7078746343981i</text:p>
          </table:table-cell>
          <table:table-cell table:formula="of:=300000/[.B109]" office:value-type="float" office:value="42.0550921707437" calcext:value-type="float">
            <text:p>42.0550921707</text:p>
          </table:table-cell>
          <table:table-cell table:formula="of:=[.$C$1]/[.J109]*2*PI()" office:value-type="float" office:value="0" calcext:value-type="float">
            <text:p>0</text:p>
          </table:table-cell>
          <table:table-cell table:formula="of:=COMPLEX(0;TAN([.K109]))" office:value-type="string" office:string-value="0" calcext:value-type="string">
            <text:p>0</text:p>
          </table:table-cell>
          <table:table-cell table:formula="of:=IMPRODUCT(IMDIV(IMSUB([.I109];[.$C$2]); IMSUM([.I109]; [.$C$2])); 1-[.$F$1])" office:value-type="string" office:string-value="-0.0440377069854058+0.141045799962844i" calcext:value-type="string">
            <text:p>-0.0440377069854058+0.141045799962844i</text:p>
          </table:table-cell>
          <table:table-cell table:formula="of:=IMDIV(IMSUM(1;[.M109]);IMSUB(1;[.M109]))" office:value-type="string" office:string-value="0.8813038456232+0.25415749268796i" calcext:value-type="string">
            <text:p>0.8813038456232+0.25415749268796i</text:p>
          </table:table-cell>
          <table:table-cell table:formula="of:=IMSUM([.N109];[.L109])" office:value-type="string" office:string-value="0.8813038456232+0.25415749268796i" calcext:value-type="string">
            <text:p>0.8813038456232+0.25415749268796i</text:p>
          </table:table-cell>
          <table:table-cell table:formula="of:=IMSUM(1;IMPRODUCT([.L109];[.N109]))" office:value-type="string" office:string-value="1" calcext:value-type="string">
            <text:p>1</text:p>
          </table:table-cell>
          <table:table-cell table:formula="of:=IMPRODUCT([.$C$2];[.O109];IMDIV(1;[.P109]))" office:value-type="string" office:string-value="44.06519228116+12.707874634398i" calcext:value-type="string">
            <text:p>44.06519228116+12.707874634398i</text:p>
          </table:table-cell>
          <table:table-cell table:formula="of:=IMDIV(IMPRODUCT([.Q109];[.$F$10]);IMSUM([.Q109];[.$F$10]))" office:value-type="string" office:string-value="44.0634120924999+12.7067547553698i" calcext:value-type="string">
            <text:p>44.0634120924999+12.7067547553698i</text:p>
          </table:table-cell>
          <table:table-cell table:formula="of:=[.B109]" office:value-type="float" office:value="7133.5" calcext:value-type="float">
            <text:p>7133.5</text:p>
          </table:table-cell>
          <table:table-cell table:formula="of:=IMREAL([.R109])" office:value-type="float" office:value="44.0634120924999" calcext:value-type="float">
            <text:p>44.0634120925</text:p>
          </table:table-cell>
          <table:table-cell table:formula="of:=IMAGINARY([.R109])" office:value-type="float" office:value="12.7067547553698" calcext:value-type="float">
            <text:p>12.7067547554</text:p>
          </table:table-cell>
          <table:table-cell table:formula="of:=IMABS([.R109])" office:value-type="float" office:value="45.8589784191338" calcext:value-type="float">
            <text:p>45.8589784191</text:p>
          </table:table-cell>
        </table:table-row>
        <table:table-row table:style-name="ro1">
          <table:table-cell/>
          <table:table-cell table:formula="of:=[.B109]+[.$C$11]" office:value-type="float" office:value="7135" calcext:value-type="float">
            <text:p>7135</text:p>
          </table:table-cell>
          <table:table-cell table:formula="of:=COMPLEX([.$C$3]/1000;6.284*[.B110]*[.$C$4]/1000)" office:value-type="string" office:string-value="1.3+190.554445i" calcext:value-type="string">
            <text:p>1.3+190.554445i</text:p>
          </table:table-cell>
          <table:table-cell table:formula="of:=COMPLEX(0;-1/6.284/[.B110]/[.$C$5]*1000000000)" office:value-type="string" office:string-value="-190.626811800619i" calcext:value-type="string">
            <text:p>-190.626811800619i</text:p>
          </table:table-cell>
          <table:table-cell table:formula="of:=IMSUM([.C110];[.D110])" office:value-type="string" office:string-value="1.3-0.0723668006190223i" calcext:value-type="string">
            <text:p>1.3-0.0723668006190223i</text:p>
          </table:table-cell>
          <table:table-cell table:formula="of:=COMPLEX(0; 6.284*[.B110]*[.$C$6]/1000)" office:value-type="string" office:string-value="7.6221778i" calcext:value-type="string">
            <text:p>7.6221778i</text:p>
          </table:table-cell>
          <table:table-cell table:formula="of:=IMDIV(IMPRODUCT(-1;[.F110];[.F110]);[.E110])" office:value-type="string" office:string-value="44.5523987478796+2.48008812098999i" calcext:value-type="string">
            <text:p>44.5523987478796+2.48008812098999i</text:p>
          </table:table-cell>
          <table:table-cell table:formula="of:=COMPLEX(0;-1000000000/6.284/[.$F$12]/[.B110]+6.284*[.F$14]*[.B110]*0.001)" office:value-type="string" office:string-value="7.55368102842298i" calcext:value-type="string">
            <text:p>7.55368102842298i</text:p>
          </table:table-cell>
          <table:table-cell table:formula="of:=IMSUM([.G110];[.H110])" office:value-type="string" office:string-value="44.5523987478796+10.033769149413i" calcext:value-type="string">
            <text:p>44.5523987478796+10.033769149413i</text:p>
          </table:table-cell>
          <table:table-cell table:formula="of:=300000/[.B110]" office:value-type="float" office:value="42.0462508759636" calcext:value-type="float">
            <text:p>42.046250876</text:p>
          </table:table-cell>
          <table:table-cell table:formula="of:=[.$C$1]/[.J110]*2*PI()" office:value-type="float" office:value="0" calcext:value-type="float">
            <text:p>0</text:p>
          </table:table-cell>
          <table:table-cell table:formula="of:=COMPLEX(0;TAN([.K110]))" office:value-type="string" office:string-value="0" calcext:value-type="string">
            <text:p>0</text:p>
          </table:table-cell>
          <table:table-cell table:formula="of:=IMPRODUCT(IMDIV(IMSUB([.I110];[.$C$2]); IMSUM([.I110]; [.$C$2])); 1-[.$F$1])" office:value-type="string" office:string-value="-0.0458372872631978+0.110982799455234i" calcext:value-type="string">
            <text:p>-0.0458372872631978+0.110982799455234i</text:p>
          </table:table-cell>
          <table:table-cell table:formula="of:=IMDIV(IMSUM(1;[.M110]);IMSUB(1;[.M110]))" office:value-type="string" office:string-value="0.89104797495759+0.200675382988259i" calcext:value-type="string">
            <text:p>0.89104797495759+0.200675382988259i</text:p>
          </table:table-cell>
          <table:table-cell table:formula="of:=IMSUM([.N110];[.L110])" office:value-type="string" office:string-value="0.89104797495759+0.200675382988259i" calcext:value-type="string">
            <text:p>0.89104797495759+0.200675382988259i</text:p>
          </table:table-cell>
          <table:table-cell table:formula="of:=IMSUM(1;IMPRODUCT([.L110];[.N110]))" office:value-type="string" office:string-value="1" calcext:value-type="string">
            <text:p>1</text:p>
          </table:table-cell>
          <table:table-cell table:formula="of:=IMPRODUCT([.$C$2];[.O110];IMDIV(1;[.P110]))" office:value-type="string" office:string-value="44.5523987478795+10.0337691494129i" calcext:value-type="string">
            <text:p>44.5523987478795+10.0337691494129i</text:p>
          </table:table-cell>
          <table:table-cell table:formula="of:=IMDIV(IMPRODUCT([.Q110];[.$F$10]);IMSUM([.Q110];[.$F$10]))" office:value-type="string" office:string-value="44.5505145812584+10.0328751502857i" calcext:value-type="string">
            <text:p>44.5505145812584+10.0328751502857i</text:p>
          </table:table-cell>
          <table:table-cell table:formula="of:=[.B110]" office:value-type="float" office:value="7135" calcext:value-type="float">
            <text:p>7135</text:p>
          </table:table-cell>
          <table:table-cell table:formula="of:=IMREAL([.R110])" office:value-type="float" office:value="44.5505145812584" calcext:value-type="float">
            <text:p>44.5505145813</text:p>
          </table:table-cell>
          <table:table-cell table:formula="of:=IMAGINARY([.R110])" office:value-type="float" office:value="10.0328751502857" calcext:value-type="float">
            <text:p>10.0328751503</text:p>
          </table:table-cell>
          <table:table-cell table:formula="of:=IMABS([.R110])" office:value-type="float" office:value="45.6662559581595" calcext:value-type="float">
            <text:p>45.6662559582</text:p>
          </table:table-cell>
        </table:table-row>
        <table:table-row table:style-name="ro1">
          <table:table-cell/>
          <table:table-cell table:formula="of:=[.B110]+[.$C$11]" office:value-type="float" office:value="7136.5" calcext:value-type="float">
            <text:p>7136.5</text:p>
          </table:table-cell>
          <table:table-cell table:formula="of:=COMPLEX([.$C$3]/1000;6.284*[.B111]*[.$C$4]/1000)" office:value-type="string" office:string-value="1.3+190.5945055i" calcext:value-type="string">
            <text:p>1.3+190.5945055i</text:p>
          </table:table-cell>
          <table:table-cell table:formula="of:=COMPLEX(0;-1/6.284/[.B111]/[.$C$5]*1000000000)" office:value-type="string" office:string-value="-190.586744510252i" calcext:value-type="string">
            <text:p>-190.586744510252i</text:p>
          </table:table-cell>
          <table:table-cell table:formula="of:=IMSUM([.C111];[.D111])" office:value-type="string" office:string-value="1.3+0.00776098974799311i" calcext:value-type="string">
            <text:p>1.3+0.00776098974799311i</text:p>
          </table:table-cell>
          <table:table-cell table:formula="of:=COMPLEX(0; 6.284*[.B111]*[.$C$6]/1000)" office:value-type="string" office:string-value="7.62378022i" calcext:value-type="string">
            <text:p>7.62378022i</text:p>
          </table:table-cell>
          <table:table-cell table:formula="of:=IMDIV(IMPRODUCT(-1;[.F111];[.F111]);[.E111])" office:value-type="string" office:string-value="44.7076564622221-0.266904356507772i" calcext:value-type="string">
            <text:p>44.7076564622221-0.266904356507772i</text:p>
          </table:table-cell>
          <table:table-cell table:formula="of:=COMPLEX(0;-1000000000/6.284/[.$F$12]/[.B111]+6.284*[.F$14]*[.B111]*0.001)" office:value-type="string" office:string-value="7.56905835926545i" calcext:value-type="string">
            <text:p>7.56905835926545i</text:p>
          </table:table-cell>
          <table:table-cell table:formula="of:=IMSUM([.G111];[.H111])" office:value-type="string" office:string-value="44.7076564622221+7.30215400275768i" calcext:value-type="string">
            <text:p>44.7076564622221+7.30215400275768i</text:p>
          </table:table-cell>
          <table:table-cell table:formula="of:=300000/[.B111]" office:value-type="float" office:value="42.0374132978351" calcext:value-type="float">
            <text:p>42.0374132978</text:p>
          </table:table-cell>
          <table:table-cell table:formula="of:=[.$C$1]/[.J111]*2*PI()" office:value-type="float" office:value="0" calcext:value-type="float">
            <text:p>0</text:p>
          </table:table-cell>
          <table:table-cell table:formula="of:=COMPLEX(0;TAN([.K111]))" office:value-type="string" office:string-value="0" calcext:value-type="string">
            <text:p>0</text:p>
          </table:table-cell>
          <table:table-cell table:formula="of:=IMPRODUCT(IMDIV(IMSUB([.I111];[.$C$2]); IMSUM([.I111]; [.$C$2])); 1-[.$F$1])" office:value-type="string" office:string-value="-0.0496410139229015+0.0809294688263466i" calcext:value-type="string">
            <text:p>-0.0496410139229015+0.0809294688263466i</text:p>
          </table:table-cell>
          <table:table-cell table:formula="of:=IMDIV(IMSUM(1;[.M111]);IMSUB(1;[.M111]))" office:value-type="string" office:string-value="0.894153129244443+0.146043080055154i" calcext:value-type="string">
            <text:p>0.894153129244443+0.146043080055154i</text:p>
          </table:table-cell>
          <table:table-cell table:formula="of:=IMSUM([.N111];[.L111])" office:value-type="string" office:string-value="0.894153129244443+0.146043080055154i" calcext:value-type="string">
            <text:p>0.894153129244443+0.146043080055154i</text:p>
          </table:table-cell>
          <table:table-cell table:formula="of:=IMSUM(1;IMPRODUCT([.L111];[.N111]))" office:value-type="string" office:string-value="1" calcext:value-type="string">
            <text:p>1</text:p>
          </table:table-cell>
          <table:table-cell table:formula="of:=IMPRODUCT([.$C$2];[.O111];IMDIV(1;[.P111]))" office:value-type="string" office:string-value="44.7076564622222+7.3021540027577i" calcext:value-type="string">
            <text:p>44.7076564622222+7.3021540027577i</text:p>
          </table:table-cell>
          <table:table-cell table:formula="of:=IMDIV(IMPRODUCT([.Q111];[.$F$10]);IMSUM([.Q111];[.$F$10]))" office:value-type="string" office:string-value="44.7057110893892+7.30150112111388i" calcext:value-type="string">
            <text:p>44.7057110893892+7.30150112111388i</text:p>
          </table:table-cell>
          <table:table-cell table:formula="of:=[.B111]" office:value-type="float" office:value="7136.5" calcext:value-type="float">
            <text:p>7136.5</text:p>
          </table:table-cell>
          <table:table-cell table:formula="of:=IMREAL([.R111])" office:value-type="float" office:value="44.7057110893892" calcext:value-type="float">
            <text:p>44.7057110894</text:p>
          </table:table-cell>
          <table:table-cell table:formula="of:=IMAGINARY([.R111])" office:value-type="float" office:value="7.30150112111388" calcext:value-type="float">
            <text:p>7.3015011211</text:p>
          </table:table-cell>
          <table:table-cell table:formula="of:=IMABS([.R111])" office:value-type="float" office:value="45.29804104627" calcext:value-type="float">
            <text:p>45.2980410463</text:p>
          </table:table-cell>
        </table:table-row>
        <table:table-row table:style-name="ro1">
          <table:table-cell/>
          <table:table-cell table:formula="of:=[.B111]+[.$C$11]" office:value-type="float" office:value="7138" calcext:value-type="float">
            <text:p>7138</text:p>
          </table:table-cell>
          <table:table-cell table:formula="of:=COMPLEX([.$C$3]/1000;6.284*[.B112]*[.$C$4]/1000)" office:value-type="string" office:string-value="1.3+190.634566i" calcext:value-type="string">
            <text:p>1.3+190.634566i</text:p>
          </table:table-cell>
          <table:table-cell table:formula="of:=COMPLEX(0;-1/6.284/[.B112]/[.$C$5]*1000000000)" office:value-type="string" office:string-value="-190.546694059598i" calcext:value-type="string">
            <text:p>-190.546694059598i</text:p>
          </table:table-cell>
          <table:table-cell table:formula="of:=IMSUM([.C112];[.D112])" office:value-type="string" office:string-value="1.3+0.0878719404020103i" calcext:value-type="string">
            <text:p>1.3+0.0878719404020103i</text:p>
          </table:table-cell>
          <table:table-cell table:formula="of:=COMPLEX(0; 6.284*[.B112]*[.$C$6]/1000)" office:value-type="string" office:string-value="7.62538264i" calcext:value-type="string">
            <text:p>7.62538264i</text:p>
          </table:table-cell>
          <table:table-cell table:formula="of:=IMDIV(IMPRODUCT(-1;[.F112];[.F112]);[.E112])" office:value-type="string" office:string-value="44.5246169715619-3.0095880684211i" calcext:value-type="string">
            <text:p>44.5246169715619-3.0095880684211i</text:p>
          </table:table-cell>
          <table:table-cell table:formula="of:=COMPLEX(0;-1000000000/6.284/[.$F$12]/[.B112]+6.284*[.F$14]*[.B112]*0.001)" office:value-type="string" office:string-value="7.58443279268675i" calcext:value-type="string">
            <text:p>7.58443279268675i</text:p>
          </table:table-cell>
          <table:table-cell table:formula="of:=IMSUM([.G112];[.H112])" office:value-type="string" office:string-value="44.5246169715619+4.57484472426565i" calcext:value-type="string">
            <text:p>44.5246169715619+4.57484472426565i</text:p>
          </table:table-cell>
          <table:table-cell table:formula="of:=300000/[.B112]" office:value-type="float" office:value="42.0285794340151" calcext:value-type="float">
            <text:p>42.028579434</text:p>
          </table:table-cell>
          <table:table-cell table:formula="of:=[.$C$1]/[.J112]*2*PI()" office:value-type="float" office:value="0" calcext:value-type="float">
            <text:p>0</text:p>
          </table:table-cell>
          <table:table-cell table:formula="of:=COMPLEX(0;TAN([.K112]))" office:value-type="string" office:string-value="0" calcext:value-type="string">
            <text:p>0</text:p>
          </table:table-cell>
          <table:table-cell table:formula="of:=IMPRODUCT(IMDIV(IMSUB([.I112];[.$C$2]); IMSUM([.I112]; [.$C$2])); 1-[.$F$1])" office:value-type="string" office:string-value="-0.0554531679594096+0.0510822948756434i" calcext:value-type="string">
            <text:p>-0.0554531679594096+0.0510822948756434i</text:p>
          </table:table-cell>
          <table:table-cell table:formula="of:=IMDIV(IMSUM(1;[.M112]);IMSUB(1;[.M112]))" office:value-type="string" office:string-value="0.890492339431238+0.091496894485313i" calcext:value-type="string">
            <text:p>0.890492339431238+0.091496894485313i</text:p>
          </table:table-cell>
          <table:table-cell table:formula="of:=IMSUM([.N112];[.L112])" office:value-type="string" office:string-value="0.890492339431238+0.091496894485313i" calcext:value-type="string">
            <text:p>0.890492339431238+0.091496894485313i</text:p>
          </table:table-cell>
          <table:table-cell table:formula="of:=IMSUM(1;IMPRODUCT([.L112];[.N112]))" office:value-type="string" office:string-value="1" calcext:value-type="string">
            <text:p>1</text:p>
          </table:table-cell>
          <table:table-cell table:formula="of:=IMPRODUCT([.$C$2];[.O112];IMDIV(1;[.P112]))" office:value-type="string" office:string-value="44.5246169715619+4.57484472426565i" calcext:value-type="string">
            <text:p>44.5246169715619+4.57484472426565i</text:p>
          </table:table-cell>
          <table:table-cell table:formula="of:=IMDIV(IMPRODUCT([.Q112];[.$F$10]);IMSUM([.Q112];[.$F$10]))" office:value-type="string" office:string-value="44.5226555427566+4.57443736455097i" calcext:value-type="string">
            <text:p>44.5226555427566+4.57443736455097i</text:p>
          </table:table-cell>
          <table:table-cell table:formula="of:=[.B112]" office:value-type="float" office:value="7138" calcext:value-type="float">
            <text:p>7138</text:p>
          </table:table-cell>
          <table:table-cell table:formula="of:=IMREAL([.R112])" office:value-type="float" office:value="44.5226555427566" calcext:value-type="float">
            <text:p>44.5226555428</text:p>
          </table:table-cell>
          <table:table-cell table:formula="of:=IMAGINARY([.R112])" office:value-type="float" office:value="4.57443736455097" calcext:value-type="float">
            <text:p>4.5744373646</text:p>
          </table:table-cell>
          <table:table-cell table:formula="of:=IMABS([.R112])" office:value-type="float" office:value="44.7570366957103" calcext:value-type="float">
            <text:p>44.7570366957</text:p>
          </table:table-cell>
        </table:table-row>
        <table:table-row table:style-name="ro1">
          <table:table-cell/>
          <table:table-cell table:formula="of:=[.B112]+[.$C$11]" office:value-type="float" office:value="7139.5" calcext:value-type="float">
            <text:p>7139.5</text:p>
          </table:table-cell>
          <table:table-cell table:formula="of:=COMPLEX([.$C$3]/1000;6.284*[.B113]*[.$C$4]/1000)" office:value-type="string" office:string-value="1.3+190.6746265i" calcext:value-type="string">
            <text:p>1.3+190.6746265i</text:p>
          </table:table-cell>
          <table:table-cell table:formula="of:=COMPLEX(0;-1/6.284/[.B113]/[.$C$5]*1000000000)" office:value-type="string" office:string-value="-190.506660438044i" calcext:value-type="string">
            <text:p>-190.506660438044i</text:p>
          </table:table-cell>
          <table:table-cell table:formula="of:=IMSUM([.C113];[.D113])" office:value-type="string" office:string-value="1.3+0.16796606195598i" calcext:value-type="string">
            <text:p>1.3+0.16796606195598i</text:p>
          </table:table-cell>
          <table:table-cell table:formula="of:=COMPLEX(0; 6.284*[.B113]*[.$C$6]/1000)" office:value-type="string" office:string-value="7.62698506i" calcext:value-type="string">
            <text:p>7.62698506i</text:p>
          </table:table-cell>
          <table:table-cell table:formula="of:=IMDIV(IMPRODUCT(-1;[.F113];[.F113]);[.E113])" office:value-type="string" office:string-value="44.0121155708501-5.68657056214396i" calcext:value-type="string">
            <text:p>44.0121155708501-5.68657056214396i</text:p>
          </table:table-cell>
          <table:table-cell table:formula="of:=COMPLEX(0;-1000000000/6.284/[.$F$12]/[.B113]+6.284*[.F$14]*[.B113]*0.001)" office:value-type="string" office:string-value="7.59980433051305i" calcext:value-type="string">
            <text:p>7.59980433051305i</text:p>
          </table:table-cell>
          <table:table-cell table:formula="of:=IMSUM([.G113];[.H113])" office:value-type="string" office:string-value="44.0121155708501+1.91323376836909i" calcext:value-type="string">
            <text:p>44.0121155708501+1.91323376836909i</text:p>
          </table:table-cell>
          <table:table-cell table:formula="of:=300000/[.B113]" office:value-type="float" office:value="42.0197492821626" calcext:value-type="float">
            <text:p>42.0197492822</text:p>
          </table:table-cell>
          <table:table-cell table:formula="of:=[.$C$1]/[.J113]*2*PI()" office:value-type="float" office:value="0" calcext:value-type="float">
            <text:p>0</text:p>
          </table:table-cell>
          <table:table-cell table:formula="of:=COMPLEX(0;TAN([.K113]))" office:value-type="string" office:string-value="0" calcext:value-type="string">
            <text:p>0</text:p>
          </table:table-cell>
          <table:table-cell table:formula="of:=IMPRODUCT(IMDIV(IMSUB([.I113];[.$C$2]); IMSUM([.I113]; [.$C$2])); 1-[.$F$1])" office:value-type="string" office:string-value="-0.0632523320310879+0.0216381713525635i" calcext:value-type="string">
            <text:p>-0.0632523320310879+0.0216381713525635i</text:p>
          </table:table-cell>
          <table:table-cell table:formula="of:=IMDIV(IMSUM(1;[.M113]);IMSUB(1;[.M113]))" office:value-type="string" office:string-value="0.880242311417+0.0382646753673816i" calcext:value-type="string">
            <text:p>0.880242311417+0.0382646753673816i</text:p>
          </table:table-cell>
          <table:table-cell table:formula="of:=IMSUM([.N113];[.L113])" office:value-type="string" office:string-value="0.880242311417+0.0382646753673816i" calcext:value-type="string">
            <text:p>0.880242311417+0.0382646753673816i</text:p>
          </table:table-cell>
          <table:table-cell table:formula="of:=IMSUM(1;IMPRODUCT([.L113];[.N113]))" office:value-type="string" office:string-value="1" calcext:value-type="string">
            <text:p>1</text:p>
          </table:table-cell>
          <table:table-cell table:formula="of:=IMPRODUCT([.$C$2];[.O113];IMDIV(1;[.P113]))" office:value-type="string" office:string-value="44.01211557085+1.91323376836908i" calcext:value-type="string">
            <text:p>44.01211557085+1.91323376836908i</text:p>
          </table:table-cell>
          <table:table-cell table:formula="of:=IMDIV(IMPRODUCT([.Q113];[.$F$10]);IMSUM([.Q113];[.$F$10]))" office:value-type="string" office:string-value="44.0101822478306+1.91306536837976i" calcext:value-type="string">
            <text:p>44.0101822478306+1.91306536837976i</text:p>
          </table:table-cell>
          <table:table-cell table:formula="of:=[.B113]" office:value-type="float" office:value="7139.5" calcext:value-type="float">
            <text:p>7139.5</text:p>
          </table:table-cell>
          <table:table-cell table:formula="of:=IMREAL([.R113])" office:value-type="float" office:value="44.0101822478306" calcext:value-type="float">
            <text:p>44.0101822478</text:p>
          </table:table-cell>
          <table:table-cell table:formula="of:=IMAGINARY([.R113])" office:value-type="float" office:value="1.91306536837976" calcext:value-type="float">
            <text:p>1.9130653684</text:p>
          </table:table-cell>
          <table:table-cell table:formula="of:=IMABS([.R113])" office:value-type="float" office:value="44.0517418564914" calcext:value-type="float">
            <text:p>44.0517418565</text:p>
          </table:table-cell>
        </table:table-row>
        <table:table-row table:style-name="ro1">
          <table:table-cell/>
          <table:table-cell table:formula="of:=[.B113]+[.$C$11]" office:value-type="float" office:value="7141" calcext:value-type="float">
            <text:p>7141</text:p>
          </table:table-cell>
          <table:table-cell table:formula="of:=COMPLEX([.$C$3]/1000;6.284*[.B114]*[.$C$4]/1000)" office:value-type="string" office:string-value="1.3+190.714687i" calcext:value-type="string">
            <text:p>1.3+190.714687i</text:p>
          </table:table-cell>
          <table:table-cell table:formula="of:=COMPLEX(0;-1/6.284/[.B114]/[.$C$5]*1000000000)" office:value-type="string" office:string-value="-190.466643634983i" calcext:value-type="string">
            <text:p>-190.466643634983i</text:p>
          </table:table-cell>
          <table:table-cell table:formula="of:=IMSUM([.C114];[.D114])" office:value-type="string" office:string-value="1.3+0.248043365016997i" calcext:value-type="string">
            <text:p>1.3+0.248043365016997i</text:p>
          </table:table-cell>
          <table:table-cell table:formula="of:=COMPLEX(0; 6.284*[.B114]*[.$C$6]/1000)" office:value-type="string" office:string-value="7.62858748i" calcext:value-type="string">
            <text:p>7.62858748i</text:p>
          </table:table-cell>
          <table:table-cell table:formula="of:=IMDIV(IMPRODUCT(-1;[.F114];[.F114]);[.E114])" office:value-type="string" office:string-value="43.1931767764502-8.24136993338824i" calcext:value-type="string">
            <text:p>43.1931767764502-8.24136993338824i</text:p>
          </table:table-cell>
          <table:table-cell table:formula="of:=COMPLEX(0;-1000000000/6.284/[.$F$12]/[.B114]+6.284*[.F$14]*[.B114]*0.001)" office:value-type="string" office:string-value="7.6151729745691i" calcext:value-type="string">
            <text:p>7.6151729745691i</text:p>
          </table:table-cell>
          <table:table-cell table:formula="of:=IMSUM([.G114];[.H114])" office:value-type="string" office:string-value="43.1931767764502-0.62619695881914i" calcext:value-type="string">
            <text:p>43.1931767764502-0.62619695881914i</text:p>
          </table:table-cell>
          <table:table-cell table:formula="of:=300000/[.B114]" office:value-type="float" office:value="42.0109228399384" calcext:value-type="float">
            <text:p>42.0109228399</text:p>
          </table:table-cell>
          <table:table-cell table:formula="of:=[.$C$1]/[.J114]*2*PI()" office:value-type="float" office:value="0" calcext:value-type="float">
            <text:p>0</text:p>
          </table:table-cell>
          <table:table-cell table:formula="of:=COMPLEX(0;TAN([.K114]))" office:value-type="string" office:string-value="0" calcext:value-type="string">
            <text:p>0</text:p>
          </table:table-cell>
          <table:table-cell table:formula="of:=IMPRODUCT(IMDIV(IMSUB([.I114];[.$C$2]); IMSUM([.I114]; [.$C$2])); 1-[.$F$1])" office:value-type="string" office:string-value="-0.0729914861268395-0.00720979827807786i" calcext:value-type="string">
            <text:p>-0.0729914861268395-0.00720979827807786i</text:p>
          </table:table-cell>
          <table:table-cell table:formula="of:=IMDIV(IMSUM(1;[.M114]);IMSUB(1;[.M114]))" office:value-type="string" office:string-value="0.863863535529004-0.0125239391763828i" calcext:value-type="string">
            <text:p>0.863863535529004-0.0125239391763828i</text:p>
          </table:table-cell>
          <table:table-cell table:formula="of:=IMSUM([.N114];[.L114])" office:value-type="string" office:string-value="0.863863535529004-0.0125239391763828i" calcext:value-type="string">
            <text:p>0.863863535529004-0.0125239391763828i</text:p>
          </table:table-cell>
          <table:table-cell table:formula="of:=IMSUM(1;IMPRODUCT([.L114];[.N114]))" office:value-type="string" office:string-value="1" calcext:value-type="string">
            <text:p>1</text:p>
          </table:table-cell>
          <table:table-cell table:formula="of:=IMPRODUCT([.$C$2];[.O114];IMDIV(1;[.P114]))" office:value-type="string" office:string-value="43.1931767764502-0.62619695881914i" calcext:value-type="string">
            <text:p>43.1931767764502-0.62619695881914i</text:p>
          </table:table-cell>
          <table:table-cell table:formula="of:=IMDIV(IMPRODUCT([.Q114];[.$F$10]);IMSUM([.Q114];[.$F$10]))" office:value-type="string" office:string-value="43.1913115967166-0.626142867397518i" calcext:value-type="string">
            <text:p>43.1913115967166-0.626142867397518i</text:p>
          </table:table-cell>
          <table:table-cell table:formula="of:=[.B114]" office:value-type="float" office:value="7141" calcext:value-type="float">
            <text:p>7141</text:p>
          </table:table-cell>
          <table:table-cell table:formula="of:=IMREAL([.R114])" office:value-type="float" office:value="43.1913115967166" calcext:value-type="float">
            <text:p>43.1913115967</text:p>
          </table:table-cell>
          <table:table-cell table:formula="of:=IMAGINARY([.R114])" office:value-type="float" office:value="-0.626142867397518" calcext:value-type="float">
            <text:p>-0.6261428674</text:p>
          </table:table-cell>
          <table:table-cell table:formula="of:=IMABS([.R114])" office:value-type="float" office:value="43.195849943427" calcext:value-type="float">
            <text:p>43.1958499434</text:p>
          </table:table-cell>
        </table:table-row>
        <table:table-row table:style-name="ro1">
          <table:table-cell/>
          <table:table-cell table:formula="of:=[.B114]+[.$C$11]" office:value-type="float" office:value="7142.5" calcext:value-type="float">
            <text:p>7142.5</text:p>
          </table:table-cell>
          <table:table-cell table:formula="of:=COMPLEX([.$C$3]/1000;6.284*[.B115]*[.$C$4]/1000)" office:value-type="string" office:string-value="1.3+190.7547475i" calcext:value-type="string">
            <text:p>1.3+190.7547475i</text:p>
          </table:table-cell>
          <table:table-cell table:formula="of:=COMPLEX(0;-1/6.284/[.B115]/[.$C$5]*1000000000)" office:value-type="string" office:string-value="-190.42664363982i" calcext:value-type="string">
            <text:p>-190.42664363982i</text:p>
          </table:table-cell>
          <table:table-cell table:formula="of:=IMSUM([.C115];[.D115])" office:value-type="string" office:string-value="1.3+0.328103860179993i" calcext:value-type="string">
            <text:p>1.3+0.328103860179993i</text:p>
          </table:table-cell>
          <table:table-cell table:formula="of:=COMPLEX(0; 6.284*[.B115]*[.$C$6]/1000)" office:value-type="string" office:string-value="7.6301899i" calcext:value-type="string">
            <text:p>7.6301899i</text:p>
          </table:table-cell>
          <table:table-cell table:formula="of:=IMDIV(IMPRODUCT(-1;[.F115];[.F115]);[.E115])" office:value-type="string" office:string-value="42.1025489136267-10.6261606322907i" calcext:value-type="string">
            <text:p>42.1025489136267-10.6261606322907i</text:p>
          </table:table-cell>
          <table:table-cell table:formula="of:=COMPLEX(0;-1000000000/6.284/[.$F$12]/[.B115]+6.284*[.F$14]*[.B115]*0.001)" office:value-type="string" office:string-value="7.63053872667805i" calcext:value-type="string">
            <text:p>7.63053872667805i</text:p>
          </table:table-cell>
          <table:table-cell table:formula="of:=IMSUM([.G115];[.H115])" office:value-type="string" office:string-value="42.1025489136267-2.99562190561265i" calcext:value-type="string">
            <text:p>42.1025489136267-2.99562190561265i</text:p>
          </table:table-cell>
          <table:table-cell table:formula="of:=300000/[.B115]" office:value-type="float" office:value="42.0021001050053" calcext:value-type="float">
            <text:p>42.002100105</text:p>
          </table:table-cell>
          <table:table-cell table:formula="of:=[.$C$1]/[.J115]*2*PI()" office:value-type="float" office:value="0" calcext:value-type="float">
            <text:p>0</text:p>
          </table:table-cell>
          <table:table-cell table:formula="of:=COMPLEX(0;TAN([.K115]))" office:value-type="string" office:string-value="0" calcext:value-type="string">
            <text:p>0</text:p>
          </table:table-cell>
          <table:table-cell table:formula="of:=IMPRODUCT(IMDIV(IMSUB([.I115];[.$C$2]); IMSUM([.I115]; [.$C$2])); 1-[.$F$1])" office:value-type="string" office:string-value="-0.0845989210820483-0.0352764209581666i" calcext:value-type="string">
            <text:p>-0.0845989210820483-0.0352764209581666i</text:p>
          </table:table-cell>
          <table:table-cell table:formula="of:=IMDIV(IMSUM(1;[.M115]);IMSUB(1;[.M115]))" office:value-type="string" office:string-value="0.842050978272533-0.0599124381122528i" calcext:value-type="string">
            <text:p>0.842050978272533-0.0599124381122528i</text:p>
          </table:table-cell>
          <table:table-cell table:formula="of:=IMSUM([.N115];[.L115])" office:value-type="string" office:string-value="0.842050978272533-0.0599124381122528i" calcext:value-type="string">
            <text:p>0.842050978272533-0.0599124381122528i</text:p>
          </table:table-cell>
          <table:table-cell table:formula="of:=IMSUM(1;IMPRODUCT([.L115];[.N115]))" office:value-type="string" office:string-value="1" calcext:value-type="string">
            <text:p>1</text:p>
          </table:table-cell>
          <table:table-cell table:formula="of:=IMPRODUCT([.$C$2];[.O115];IMDIV(1;[.P115]))" office:value-type="string" office:string-value="42.1025489136267-2.99562190561264i" calcext:value-type="string">
            <text:p>42.1025489136267-2.99562190561264i</text:p>
          </table:table-cell>
          <table:table-cell table:formula="of:=IMDIV(IMPRODUCT([.Q115];[.$F$10]);IMSUM([.Q115];[.$F$10]))" office:value-type="string" office:string-value="42.1007853344845-2.99536967462738i" calcext:value-type="string">
            <text:p>42.1007853344845-2.99536967462738i</text:p>
          </table:table-cell>
          <table:table-cell table:formula="of:=[.B115]" office:value-type="float" office:value="7142.5" calcext:value-type="float">
            <text:p>7142.5</text:p>
          </table:table-cell>
          <table:table-cell table:formula="of:=IMREAL([.R115])" office:value-type="float" office:value="42.1007853344845" calcext:value-type="float">
            <text:p>42.1007853345</text:p>
          </table:table-cell>
          <table:table-cell table:formula="of:=IMAGINARY([.R115])" office:value-type="float" office:value="-2.99536967462738" calcext:value-type="float">
            <text:p>-2.9953696746</text:p>
          </table:table-cell>
          <table:table-cell table:formula="of:=IMABS([.R115])" office:value-type="float" office:value="42.2072075037904" calcext:value-type="float">
            <text:p>42.2072075038</text:p>
          </table:table-cell>
        </table:table-row>
        <table:table-row table:style-name="ro1">
          <table:table-cell/>
          <table:table-cell table:formula="of:=[.B115]+[.$C$11]" office:value-type="float" office:value="7144" calcext:value-type="float">
            <text:p>7144</text:p>
          </table:table-cell>
          <table:table-cell table:formula="of:=COMPLEX([.$C$3]/1000;6.284*[.B116]*[.$C$4]/1000)" office:value-type="string" office:string-value="1.3+190.794808i" calcext:value-type="string">
            <text:p>1.3+190.794808i</text:p>
          </table:table-cell>
          <table:table-cell table:formula="of:=COMPLEX(0;-1/6.284/[.B116]/[.$C$5]*1000000000)" office:value-type="string" office:string-value="-190.386660441967i" calcext:value-type="string">
            <text:p>-190.386660441967i</text:p>
          </table:table-cell>
          <table:table-cell table:formula="of:=IMSUM([.C116];[.D116])" office:value-type="string" office:string-value="1.3+0.408147558032994i" calcext:value-type="string">
            <text:p>1.3+0.408147558032994i</text:p>
          </table:table-cell>
          <table:table-cell table:formula="of:=COMPLEX(0; 6.284*[.B116]*[.$C$6]/1000)" office:value-type="string" office:string-value="7.63179232i" calcext:value-type="string">
            <text:p>7.63179232i</text:p>
          </table:table-cell>
          <table:table-cell table:formula="of:=IMDIV(IMPRODUCT(-1;[.F116];[.F116]);[.E116])" office:value-type="string" office:string-value="40.7832410055519-12.8042924808362i" calcext:value-type="string">
            <text:p>40.7832410055519-12.8042924808362i</text:p>
          </table:table-cell>
          <table:table-cell table:formula="of:=COMPLEX(0;-1000000000/6.284/[.$F$12]/[.B116]+6.284*[.F$14]*[.B116]*0.001)" office:value-type="string" office:string-value="7.64590158866153i" calcext:value-type="string">
            <text:p>7.64590158866153i</text:p>
          </table:table-cell>
          <table:table-cell table:formula="of:=IMSUM([.G116];[.H116])" office:value-type="string" office:string-value="40.7832410055519-5.15839089217467i" calcext:value-type="string">
            <text:p>40.7832410055519-5.15839089217467i</text:p>
          </table:table-cell>
          <table:table-cell table:formula="of:=300000/[.B116]" office:value-type="float" office:value="41.993281075028" calcext:value-type="float">
            <text:p>41.993281075</text:p>
          </table:table-cell>
          <table:table-cell table:formula="of:=[.$C$1]/[.J116]*2*PI()" office:value-type="float" office:value="0" calcext:value-type="float">
            <text:p>0</text:p>
          </table:table-cell>
          <table:table-cell table:formula="of:=COMPLEX(0;TAN([.K116]))" office:value-type="string" office:string-value="0" calcext:value-type="string">
            <text:p>0</text:p>
          </table:table-cell>
          <table:table-cell table:formula="of:=IMPRODUCT(IMDIV(IMSUB([.I116];[.$C$2]); IMSUM([.I116]; [.$C$2])); 1-[.$F$1])" office:value-type="string" office:string-value="-0.097979933224299-0.0623882737011824i" calcext:value-type="string">
            <text:p>-0.097979933224299-0.0623882737011824i</text:p>
          </table:table-cell>
          <table:table-cell table:formula="of:=IMDIV(IMSUM(1;[.M116]);IMSUB(1;[.M116]))" office:value-type="string" office:string-value="0.815664820111037-0.103167817843493i" calcext:value-type="string">
            <text:p>0.815664820111037-0.103167817843493i</text:p>
          </table:table-cell>
          <table:table-cell table:formula="of:=IMSUM([.N116];[.L116])" office:value-type="string" office:string-value="0.815664820111037-0.103167817843493i" calcext:value-type="string">
            <text:p>0.815664820111037-0.103167817843493i</text:p>
          </table:table-cell>
          <table:table-cell table:formula="of:=IMSUM(1;IMPRODUCT([.L116];[.N116]))" office:value-type="string" office:string-value="1" calcext:value-type="string">
            <text:p>1</text:p>
          </table:table-cell>
          <table:table-cell table:formula="of:=IMPRODUCT([.$C$2];[.O116];IMDIV(1;[.P116]))" office:value-type="string" office:string-value="40.7832410055519-5.15839089217465i" calcext:value-type="string">
            <text:p>40.7832410055519-5.15839089217465i</text:p>
          </table:table-cell>
          <table:table-cell table:formula="of:=IMDIV(IMPRODUCT([.Q116];[.$F$10]);IMSUM([.Q116];[.$F$10]))" office:value-type="string" office:string-value="40.7816044047404-5.15797016555681i" calcext:value-type="string">
            <text:p>40.7816044047404-5.15797016555681i</text:p>
          </table:table-cell>
          <table:table-cell table:formula="of:=[.B116]" office:value-type="float" office:value="7144" calcext:value-type="float">
            <text:p>7144</text:p>
          </table:table-cell>
          <table:table-cell table:formula="of:=IMREAL([.R116])" office:value-type="float" office:value="40.7816044047404" calcext:value-type="float">
            <text:p>40.7816044047</text:p>
          </table:table-cell>
          <table:table-cell table:formula="of:=IMAGINARY([.R116])" office:value-type="float" office:value="-5.15797016555681" calcext:value-type="float">
            <text:p>-5.1579701656</text:p>
          </table:table-cell>
          <table:table-cell table:formula="of:=IMABS([.R116])" office:value-type="float" office:value="41.1064947916204" calcext:value-type="float">
            <text:p>41.1064947916</text:p>
          </table:table-cell>
        </table:table-row>
        <table:table-row table:style-name="ro1">
          <table:table-cell/>
          <table:table-cell table:formula="of:=[.B116]+[.$C$11]" office:value-type="float" office:value="7145.5" calcext:value-type="float">
            <text:p>7145.5</text:p>
          </table:table-cell>
          <table:table-cell table:formula="of:=COMPLEX([.$C$3]/1000;6.284*[.B117]*[.$C$4]/1000)" office:value-type="string" office:string-value="1.3+190.8348685i" calcext:value-type="string">
            <text:p>1.3+190.8348685i</text:p>
          </table:table-cell>
          <table:table-cell table:formula="of:=COMPLEX(0;-1/6.284/[.B117]/[.$C$5]*1000000000)" office:value-type="string" office:string-value="-190.346694030847i" calcext:value-type="string">
            <text:p>-190.346694030847i</text:p>
          </table:table-cell>
          <table:table-cell table:formula="of:=IMSUM([.C117];[.D117])" office:value-type="string" office:string-value="1.3+0.488174469152995i" calcext:value-type="string">
            <text:p>1.3+0.488174469152995i</text:p>
          </table:table-cell>
          <table:table-cell table:formula="of:=COMPLEX(0; 6.284*[.B117]*[.$C$6]/1000)" office:value-type="string" office:string-value="7.63339474i" calcext:value-type="string">
            <text:p>7.63339474i</text:p>
          </table:table-cell>
          <table:table-cell table:formula="of:=IMDIV(IMPRODUCT(-1;[.F117];[.F117]);[.E117])" office:value-type="string" office:string-value="39.2826674309224-14.7513810153879i" calcext:value-type="string">
            <text:p>39.2826674309224-14.7513810153879i</text:p>
          </table:table-cell>
          <table:table-cell table:formula="of:=COMPLEX(0;-1000000000/6.284/[.$F$12]/[.B117]+6.284*[.F$14]*[.B117]*0.001)" office:value-type="string" office:string-value="7.66126156233965i" calcext:value-type="string">
            <text:p>7.66126156233965i</text:p>
          </table:table-cell>
          <table:table-cell table:formula="of:=IMSUM([.G117];[.H117])" office:value-type="string" office:string-value="39.2826674309224-7.09011945304825i" calcext:value-type="string">
            <text:p>39.2826674309224-7.09011945304825i</text:p>
          </table:table-cell>
          <table:table-cell table:formula="of:=300000/[.B117]" office:value-type="float" office:value="41.9844657476734" calcext:value-type="float">
            <text:p>41.9844657477</text:p>
          </table:table-cell>
          <table:table-cell table:formula="of:=[.$C$1]/[.J117]*2*PI()" office:value-type="float" office:value="0" calcext:value-type="float">
            <text:p>0</text:p>
          </table:table-cell>
          <table:table-cell table:formula="of:=COMPLEX(0;TAN([.K117]))" office:value-type="string" office:string-value="0" calcext:value-type="string">
            <text:p>0</text:p>
          </table:table-cell>
          <table:table-cell table:formula="of:=IMPRODUCT(IMDIV(IMSUB([.I117];[.$C$2]); IMSUM([.I117]; [.$C$2])); 1-[.$F$1])" office:value-type="string" office:string-value="-0.113019217637745-0.0883871353047947i" calcext:value-type="string">
            <text:p>-0.113019217637745-0.0883871353047947i</text:p>
          </table:table-cell>
          <table:table-cell table:formula="of:=IMDIV(IMSUM(1;[.M117]);IMSUB(1;[.M117]))" office:value-type="string" office:string-value="0.785653348618452-0.141802389060966i" calcext:value-type="string">
            <text:p>0.785653348618452-0.141802389060966i</text:p>
          </table:table-cell>
          <table:table-cell table:formula="of:=IMSUM([.N117];[.L117])" office:value-type="string" office:string-value="0.785653348618452-0.141802389060966i" calcext:value-type="string">
            <text:p>0.785653348618452-0.141802389060966i</text:p>
          </table:table-cell>
          <table:table-cell table:formula="of:=IMSUM(1;IMPRODUCT([.L117];[.N117]))" office:value-type="string" office:string-value="1" calcext:value-type="string">
            <text:p>1</text:p>
          </table:table-cell>
          <table:table-cell table:formula="of:=IMPRODUCT([.$C$2];[.O117];IMDIV(1;[.P117]))" office:value-type="string" office:string-value="39.2826674309226-7.0901194530483i" calcext:value-type="string">
            <text:p>39.2826674309226-7.0901194530483i</text:p>
          </table:table-cell>
          <table:table-cell table:formula="of:=IMDIV(IMPRODUCT([.Q117];[.$F$10]);IMSUM([.Q117];[.$F$10]))" office:value-type="string" office:string-value="39.2811746259554-7.0895624473471i" calcext:value-type="string">
            <text:p>39.2811746259554-7.0895624473471i</text:p>
          </table:table-cell>
          <table:table-cell table:formula="of:=[.B117]" office:value-type="float" office:value="7145.5" calcext:value-type="float">
            <text:p>7145.5</text:p>
          </table:table-cell>
          <table:table-cell table:formula="of:=IMREAL([.R117])" office:value-type="float" office:value="39.2811746259554" calcext:value-type="float">
            <text:p>39.281174626</text:p>
          </table:table-cell>
          <table:table-cell table:formula="of:=IMAGINARY([.R117])" office:value-type="float" office:value="-7.0895624473471" calcext:value-type="float">
            <text:p>-7.0895624473</text:p>
          </table:table-cell>
          <table:table-cell table:formula="of:=IMABS([.R117])" office:value-type="float" office:value="39.9158186148003" calcext:value-type="float">
            <text:p>39.9158186148</text:p>
          </table:table-cell>
        </table:table-row>
        <table:table-row table:style-name="ro1">
          <table:table-cell/>
          <table:table-cell table:formula="of:=[.B117]+[.$C$11]" office:value-type="float" office:value="7147" calcext:value-type="float">
            <text:p>7147</text:p>
          </table:table-cell>
          <table:table-cell table:formula="of:=COMPLEX([.$C$3]/1000;6.284*[.B118]*[.$C$4]/1000)" office:value-type="string" office:string-value="1.3+190.874929i" calcext:value-type="string">
            <text:p>1.3+190.874929i</text:p>
          </table:table-cell>
          <table:table-cell table:formula="of:=COMPLEX(0;-1/6.284/[.B118]/[.$C$5]*1000000000)" office:value-type="string" office:string-value="-190.306744395888i" calcext:value-type="string">
            <text:p>-190.306744395888i</text:p>
          </table:table-cell>
          <table:table-cell table:formula="of:=IMSUM([.C118];[.D118])" office:value-type="string" office:string-value="1.3+0.56818460411202i" calcext:value-type="string">
            <text:p>1.3+0.56818460411202i</text:p>
          </table:table-cell>
          <table:table-cell table:formula="of:=COMPLEX(0; 6.284*[.B118]*[.$C$6]/1000)" office:value-type="string" office:string-value="7.63499716i" calcext:value-type="string">
            <text:p>7.63499716i</text:p>
          </table:table-cell>
          <table:table-cell table:formula="of:=IMDIV(IMPRODUCT(-1;[.F118];[.F118]);[.E118])" office:value-type="string" office:string-value="37.648979373428-16.4550541850099i" calcext:value-type="string">
            <text:p>37.648979373428-16.4550541850099i</text:p>
          </table:table-cell>
          <table:table-cell table:formula="of:=COMPLEX(0;-1000000000/6.284/[.$F$12]/[.B118]+6.284*[.F$14]*[.B118]*0.001)" office:value-type="string" office:string-value="7.67661864953099i" calcext:value-type="string">
            <text:p>7.67661864953099i</text:p>
          </table:table-cell>
          <table:table-cell table:formula="of:=IMSUM([.G118];[.H118])" office:value-type="string" office:string-value="37.648979373428-8.77843553547891i" calcext:value-type="string">
            <text:p>37.648979373428-8.77843553547891i</text:p>
          </table:table-cell>
          <table:table-cell table:formula="of:=300000/[.B118]" office:value-type="float" office:value="41.9756541206101" calcext:value-type="float">
            <text:p>41.9756541206</text:p>
          </table:table-cell>
          <table:table-cell table:formula="of:=[.$C$1]/[.J118]*2*PI()" office:value-type="float" office:value="0" calcext:value-type="float">
            <text:p>0</text:p>
          </table:table-cell>
          <table:table-cell table:formula="of:=COMPLEX(0;TAN([.K118]))" office:value-type="string" office:string-value="0" calcext:value-type="string">
            <text:p>0</text:p>
          </table:table-cell>
          <table:table-cell table:formula="of:=IMPRODUCT(IMDIV(IMSUB([.I118];[.$C$2]); IMSUM([.I118]; [.$C$2])); 1-[.$F$1])" office:value-type="string" office:string-value="-0.129583838509786-0.113132850823396i" calcext:value-type="string">
            <text:p>-0.129583838509786-0.113132850823396i</text:p>
          </table:table-cell>
          <table:table-cell table:formula="of:=IMDIV(IMSUM(1;[.M118]);IMSUB(1;[.M118]))" office:value-type="string" office:string-value="0.752979587468557-0.175568710709577i" calcext:value-type="string">
            <text:p>0.752979587468557-0.175568710709577i</text:p>
          </table:table-cell>
          <table:table-cell table:formula="of:=IMSUM([.N118];[.L118])" office:value-type="string" office:string-value="0.752979587468557-0.175568710709577i" calcext:value-type="string">
            <text:p>0.752979587468557-0.175568710709577i</text:p>
          </table:table-cell>
          <table:table-cell table:formula="of:=IMSUM(1;IMPRODUCT([.L118];[.N118]))" office:value-type="string" office:string-value="1" calcext:value-type="string">
            <text:p>1</text:p>
          </table:table-cell>
          <table:table-cell table:formula="of:=IMPRODUCT([.$C$2];[.O118];IMDIV(1;[.P118]))" office:value-type="string" office:string-value="37.6489793734279-8.77843553547885i" calcext:value-type="string">
            <text:p>37.6489793734279-8.77843553547885i</text:p>
          </table:table-cell>
          <table:table-cell table:formula="of:=IMDIV(IMPRODUCT([.Q118];[.$F$10]);IMSUM([.Q118];[.$F$10]))" office:value-type="string" office:string-value="37.6476390320305-8.77777457319177i" calcext:value-type="string">
            <text:p>37.6476390320305-8.77777457319177i</text:p>
          </table:table-cell>
          <table:table-cell table:formula="of:=[.B118]" office:value-type="float" office:value="7147" calcext:value-type="float">
            <text:p>7147</text:p>
          </table:table-cell>
          <table:table-cell table:formula="of:=IMREAL([.R118])" office:value-type="float" office:value="37.6476390320305" calcext:value-type="float">
            <text:p>37.647639032</text:p>
          </table:table-cell>
          <table:table-cell table:formula="of:=IMAGINARY([.R118])" office:value-type="float" office:value="-8.77777457319177" calcext:value-type="float">
            <text:p>-8.7777745732</text:p>
          </table:table-cell>
          <table:table-cell table:formula="of:=IMABS([.R118])" office:value-type="float" office:value="38.6573932274777" calcext:value-type="float">
            <text:p>38.6573932275</text:p>
          </table:table-cell>
        </table:table-row>
        <table:table-row table:style-name="ro1">
          <table:table-cell/>
          <table:table-cell table:formula="of:=[.B118]+[.$C$11]" office:value-type="float" office:value="7148.5" calcext:value-type="float">
            <text:p>7148.5</text:p>
          </table:table-cell>
          <table:table-cell table:formula="of:=COMPLEX([.$C$3]/1000;6.284*[.B119]*[.$C$4]/1000)" office:value-type="string" office:string-value="1.3+190.9149895i" calcext:value-type="string">
            <text:p>1.3+190.9149895i</text:p>
          </table:table-cell>
          <table:table-cell table:formula="of:=COMPLEX(0;-1/6.284/[.B119]/[.$C$5]*1000000000)" office:value-type="string" office:string-value="-190.266811526532i" calcext:value-type="string">
            <text:p>-190.266811526532i</text:p>
          </table:table-cell>
          <table:table-cell table:formula="of:=IMSUM([.C119];[.D119])" office:value-type="string" office:string-value="1.3+0.648177973467995i" calcext:value-type="string">
            <text:p>1.3+0.648177973467995i</text:p>
          </table:table-cell>
          <table:table-cell table:formula="of:=COMPLEX(0; 6.284*[.B119]*[.$C$6]/1000)" office:value-type="string" office:string-value="7.63659958i" calcext:value-type="string">
            <text:p>7.63659958i</text:p>
          </table:table-cell>
          <table:table-cell table:formula="of:=IMDIV(IMPRODUCT(-1;[.F119];[.F119]);[.E119])" office:value-type="string" office:string-value="35.9280142719644-17.9136519088701i" calcext:value-type="string">
            <text:p>35.9280142719644-17.9136519088701i</text:p>
          </table:table-cell>
          <table:table-cell table:formula="of:=COMPLEX(0;-1000000000/6.284/[.$F$12]/[.B119]+6.284*[.F$14]*[.B119]*0.001)" office:value-type="string" office:string-value="7.69197285205259i" calcext:value-type="string">
            <text:p>7.69197285205259i</text:p>
          </table:table-cell>
          <table:table-cell table:formula="of:=IMSUM([.G119];[.H119])" office:value-type="string" office:string-value="35.9280142719644-10.2216790568175i" calcext:value-type="string">
            <text:p>35.9280142719644-10.2216790568175i</text:p>
          </table:table-cell>
          <table:table-cell table:formula="of:=300000/[.B119]" office:value-type="float" office:value="41.9668461915087" calcext:value-type="float">
            <text:p>41.9668461915</text:p>
          </table:table-cell>
          <table:table-cell table:formula="of:=[.$C$1]/[.J119]*2*PI()" office:value-type="float" office:value="0" calcext:value-type="float">
            <text:p>0</text:p>
          </table:table-cell>
          <table:table-cell table:formula="of:=COMPLEX(0;TAN([.K119]))" office:value-type="string" office:string-value="0" calcext:value-type="string">
            <text:p>0</text:p>
          </table:table-cell>
          <table:table-cell table:formula="of:=IMPRODUCT(IMDIV(IMSUB([.I119];[.$C$2]); IMSUM([.I119]; [.$C$2])); 1-[.$F$1])" office:value-type="string" office:string-value="-0.147526626185915-0.136505527113665i" calcext:value-type="string">
            <text:p>-0.147526626185915-0.136505527113665i</text:p>
          </table:table-cell>
          <table:table-cell table:formula="of:=IMDIV(IMSUM(1;[.M119]);IMSUB(1;[.M119]))" office:value-type="string" office:string-value="0.71856028543929-0.204433581136351i" calcext:value-type="string">
            <text:p>0.71856028543929-0.204433581136351i</text:p>
          </table:table-cell>
          <table:table-cell table:formula="of:=IMSUM([.N119];[.L119])" office:value-type="string" office:string-value="0.71856028543929-0.204433581136351i" calcext:value-type="string">
            <text:p>0.71856028543929-0.204433581136351i</text:p>
          </table:table-cell>
          <table:table-cell table:formula="of:=IMSUM(1;IMPRODUCT([.L119];[.N119]))" office:value-type="string" office:string-value="1" calcext:value-type="string">
            <text:p>1</text:p>
          </table:table-cell>
          <table:table-cell table:formula="of:=IMPRODUCT([.$C$2];[.O119];IMDIV(1;[.P119]))" office:value-type="string" office:string-value="35.9280142719645-10.2216790568176i" calcext:value-type="string">
            <text:p>35.9280142719645-10.2216790568176i</text:p>
          </table:table-cell>
          <table:table-cell table:formula="of:=IMDIV(IMPRODUCT([.Q119];[.$F$10]);IMSUM([.Q119];[.$F$10]))" office:value-type="string" office:string-value="35.9268279664057-10.2209446053345i" calcext:value-type="string">
            <text:p>35.9268279664057-10.2209446053345i</text:p>
          </table:table-cell>
          <table:table-cell table:formula="of:=[.B119]" office:value-type="float" office:value="7148.5" calcext:value-type="float">
            <text:p>7148.5</text:p>
          </table:table-cell>
          <table:table-cell table:formula="of:=IMREAL([.R119])" office:value-type="float" office:value="35.9268279664057" calcext:value-type="float">
            <text:p>35.9268279664</text:p>
          </table:table-cell>
          <table:table-cell table:formula="of:=IMAGINARY([.R119])" office:value-type="float" office:value="-10.2209446053345" calcext:value-type="float">
            <text:p>-10.2209446053</text:p>
          </table:table-cell>
          <table:table-cell table:formula="of:=IMABS([.R119])" office:value-type="float" office:value="37.3524386935181" calcext:value-type="float">
            <text:p>37.3524386935</text:p>
          </table:table-cell>
        </table:table-row>
        <table:table-row table:style-name="ro1">
          <table:table-cell/>
          <table:table-cell table:formula="of:=[.B119]+[.$C$11]" office:value-type="float" office:value="7150" calcext:value-type="float">
            <text:p>7150</text:p>
          </table:table-cell>
          <table:table-cell table:formula="of:=COMPLEX([.$C$3]/1000;6.284*[.B120]*[.$C$4]/1000)" office:value-type="string" office:string-value="1.3+190.95505i" calcext:value-type="string">
            <text:p>1.3+190.95505i</text:p>
          </table:table-cell>
          <table:table-cell table:formula="of:=COMPLEX(0;-1/6.284/[.B120]/[.$C$5]*1000000000)" office:value-type="string" office:string-value="-190.226895412226i" calcext:value-type="string">
            <text:p>-190.226895412226i</text:p>
          </table:table-cell>
          <table:table-cell table:formula="of:=IMSUM([.C120];[.D120])" office:value-type="string" office:string-value="1.3+0.728154587773986i" calcext:value-type="string">
            <text:p>1.3+0.728154587773986i</text:p>
          </table:table-cell>
          <table:table-cell table:formula="of:=COMPLEX(0; 6.284*[.B120]*[.$C$6]/1000)" office:value-type="string" office:string-value="7.638202i" calcext:value-type="string">
            <text:p>7.638202i</text:p>
          </table:table-cell>
          <table:table-cell table:formula="of:=IMDIV(IMPRODUCT(-1;[.F120];[.F120]);[.E120])" office:value-type="string" office:string-value="34.1610925765395-19.1342740638301i" calcext:value-type="string">
            <text:p>34.1610925765395-19.1342740638301i</text:p>
          </table:table-cell>
          <table:table-cell table:formula="of:=COMPLEX(0;-1000000000/6.284/[.$F$12]/[.B120]+6.284*[.F$14]*[.B120]*0.001)" office:value-type="string" office:string-value="7.70732417171999i" calcext:value-type="string">
            <text:p>7.70732417171999i</text:p>
          </table:table-cell>
          <table:table-cell table:formula="of:=IMSUM([.G120];[.H120])" office:value-type="string" office:string-value="34.1610925765395-11.4269498921101i" calcext:value-type="string">
            <text:p>34.1610925765395-11.4269498921101i</text:p>
          </table:table-cell>
          <table:table-cell table:formula="of:=300000/[.B120]" office:value-type="float" office:value="41.958041958042" calcext:value-type="float">
            <text:p>41.958041958</text:p>
          </table:table-cell>
          <table:table-cell table:formula="of:=[.$C$1]/[.J120]*2*PI()" office:value-type="float" office:value="0" calcext:value-type="float">
            <text:p>0</text:p>
          </table:table-cell>
          <table:table-cell table:formula="of:=COMPLEX(0;TAN([.K120]))" office:value-type="string" office:string-value="0" calcext:value-type="string">
            <text:p>0</text:p>
          </table:table-cell>
          <table:table-cell table:formula="of:=IMPRODUCT(IMDIV(IMSUB([.I120];[.$C$2]); IMSUM([.I120]; [.$C$2])); 1-[.$F$1])" office:value-type="string" office:string-value="-0.166689834117415-0.158407000978149i" calcext:value-type="string">
            <text:p>-0.166689834117415-0.158407000978149i</text:p>
          </table:table-cell>
          <table:table-cell table:formula="of:=IMDIV(IMSUM(1;[.M120]);IMSUB(1;[.M120]))" office:value-type="string" office:string-value="0.683221851530787-0.228538997842201i" calcext:value-type="string">
            <text:p>0.683221851530787-0.228538997842201i</text:p>
          </table:table-cell>
          <table:table-cell table:formula="of:=IMSUM([.N120];[.L120])" office:value-type="string" office:string-value="0.683221851530787-0.228538997842201i" calcext:value-type="string">
            <text:p>0.683221851530787-0.228538997842201i</text:p>
          </table:table-cell>
          <table:table-cell table:formula="of:=IMSUM(1;IMPRODUCT([.L120];[.N120]))" office:value-type="string" office:string-value="1" calcext:value-type="string">
            <text:p>1</text:p>
          </table:table-cell>
          <table:table-cell table:formula="of:=IMPRODUCT([.$C$2];[.O120];IMDIV(1;[.P120]))" office:value-type="string" office:string-value="34.1610925765394-11.4269498921101i" calcext:value-type="string">
            <text:p>34.1610925765394-11.4269498921101i</text:p>
          </table:table-cell>
          <table:table-cell table:formula="of:=IMDIV(IMPRODUCT([.Q120];[.$F$10]);IMSUM([.Q120];[.$F$10]))" office:value-type="string" office:string-value="34.1600561969238-11.4261692156545i" calcext:value-type="string">
            <text:p>34.1600561969238-11.4261692156545i</text:p>
          </table:table-cell>
          <table:table-cell table:formula="of:=[.B120]" office:value-type="float" office:value="7150" calcext:value-type="float">
            <text:p>7150</text:p>
          </table:table-cell>
          <table:table-cell table:formula="of:=IMREAL([.R120])" office:value-type="float" office:value="34.1600561969238" calcext:value-type="float">
            <text:p>34.1600561969</text:p>
          </table:table-cell>
          <table:table-cell table:formula="of:=IMAGINARY([.R120])" office:value-type="float" office:value="-11.4261692156545" calcext:value-type="float">
            <text:p>-11.4261692157</text:p>
          </table:table-cell>
          <table:table-cell table:formula="of:=IMABS([.R120])" office:value-type="float" office:value="36.0203662158197" calcext:value-type="float">
            <text:p>36.0203662158</text:p>
          </table:table-cell>
        </table:table-row>
        <table:table-row table:style-name="ro1">
          <table:table-cell/>
          <table:table-cell table:formula="of:=[.B120]+[.$C$11]" office:value-type="float" office:value="7151.5" calcext:value-type="float">
            <text:p>7151.5</text:p>
          </table:table-cell>
          <table:table-cell table:formula="of:=COMPLEX([.$C$3]/1000;6.284*[.B121]*[.$C$4]/1000)" office:value-type="string" office:string-value="1.3+190.9951105i" calcext:value-type="string">
            <text:p>1.3+190.9951105i</text:p>
          </table:table-cell>
          <table:table-cell table:formula="of:=COMPLEX(0;-1/6.284/[.B121]/[.$C$5]*1000000000)" office:value-type="string" office:string-value="-190.186996042427i" calcext:value-type="string">
            <text:p>-190.186996042427i</text:p>
          </table:table-cell>
          <table:table-cell table:formula="of:=IMSUM([.C121];[.D121])" office:value-type="string" office:string-value="1.3+0.808114457572998i" calcext:value-type="string">
            <text:p>1.3+0.808114457572998i</text:p>
          </table:table-cell>
          <table:table-cell table:formula="of:=COMPLEX(0; 6.284*[.B121]*[.$C$6]/1000)" office:value-type="string" office:string-value="7.63980442i" calcext:value-type="string">
            <text:p>7.63980442i</text:p>
          </table:table-cell>
          <table:table-cell table:formula="of:=IMDIV(IMPRODUCT(-1;[.F121];[.F121]);[.E121])" office:value-type="string" office:string-value="32.383699960341-20.1305662520444i" calcext:value-type="string">
            <text:p>32.383699960341-20.1305662520444i</text:p>
          </table:table-cell>
          <table:table-cell table:formula="of:=COMPLEX(0;-1000000000/6.284/[.$F$12]/[.B121]+6.284*[.F$14]*[.B121]*0.001)" office:value-type="string" office:string-value="7.7226726103472i" calcext:value-type="string">
            <text:p>7.7226726103472i</text:p>
          </table:table-cell>
          <table:table-cell table:formula="of:=IMSUM([.G121];[.H121])" office:value-type="string" office:string-value="32.383699960341-12.4078936416972i" calcext:value-type="string">
            <text:p>32.383699960341-12.4078936416972i</text:p>
          </table:table-cell>
          <table:table-cell table:formula="of:=300000/[.B121]" office:value-type="float" office:value="41.9492414178844" calcext:value-type="float">
            <text:p>41.9492414179</text:p>
          </table:table-cell>
          <table:table-cell table:formula="of:=[.$C$1]/[.J121]*2*PI()" office:value-type="float" office:value="0" calcext:value-type="float">
            <text:p>0</text:p>
          </table:table-cell>
          <table:table-cell table:formula="of:=COMPLEX(0;TAN([.K121]))" office:value-type="string" office:string-value="0" calcext:value-type="string">
            <text:p>0</text:p>
          </table:table-cell>
          <table:table-cell table:formula="of:=IMPRODUCT(IMDIV(IMSUB([.I121];[.$C$2]); IMSUM([.I121]; [.$C$2])); 1-[.$F$1])" office:value-type="string" office:string-value="-0.186908885490194-0.17876156594857i" calcext:value-type="string">
            <text:p>-0.186908885490194-0.17876156594857i</text:p>
          </table:table-cell>
          <table:table-cell table:formula="of:=IMDIV(IMSUM(1;[.M121]);IMSUB(1;[.M121]))" office:value-type="string" office:string-value="0.647673999206823-0.248157872833945i" calcext:value-type="string">
            <text:p>0.647673999206823-0.248157872833945i</text:p>
          </table:table-cell>
          <table:table-cell table:formula="of:=IMSUM([.N121];[.L121])" office:value-type="string" office:string-value="0.647673999206823-0.248157872833945i" calcext:value-type="string">
            <text:p>0.647673999206823-0.248157872833945i</text:p>
          </table:table-cell>
          <table:table-cell table:formula="of:=IMSUM(1;IMPRODUCT([.L121];[.N121]))" office:value-type="string" office:string-value="1" calcext:value-type="string">
            <text:p>1</text:p>
          </table:table-cell>
          <table:table-cell table:formula="of:=IMPRODUCT([.$C$2];[.O121];IMDIV(1;[.P121]))" office:value-type="string" office:string-value="32.3836999603412-12.4078936416973i" calcext:value-type="string">
            <text:p>32.3836999603412-12.4078936416973i</text:p>
          </table:table-cell>
          <table:table-cell table:formula="of:=IMDIV(IMPRODUCT([.Q121];[.$F$10]);IMSUM([.Q121];[.$F$10]))" office:value-type="string" office:string-value="32.3828052302517-12.407090051009i" calcext:value-type="string">
            <text:p>32.3828052302517-12.407090051009i</text:p>
          </table:table-cell>
          <table:table-cell table:formula="of:=[.B121]" office:value-type="float" office:value="7151.5" calcext:value-type="float">
            <text:p>7151.5</text:p>
          </table:table-cell>
          <table:table-cell table:formula="of:=IMREAL([.R121])" office:value-type="float" office:value="32.3828052302517" calcext:value-type="float">
            <text:p>32.3828052303</text:p>
          </table:table-cell>
          <table:table-cell table:formula="of:=IMAGINARY([.R121])" office:value-type="float" office:value="-12.407090051009" calcext:value-type="float">
            <text:p>-12.407090051</text:p>
          </table:table-cell>
          <table:table-cell table:formula="of:=IMABS([.R121])" office:value-type="float" office:value="34.6782634818161" calcext:value-type="float">
            <text:p>34.6782634818</text:p>
          </table:table-cell>
        </table:table-row>
        <table:table-row table:style-name="ro1">
          <table:table-cell/>
          <table:table-cell table:formula="of:=[.B121]+[.$C$11]" office:value-type="float" office:value="7153" calcext:value-type="float">
            <text:p>7153</text:p>
          </table:table-cell>
          <table:table-cell table:formula="of:=COMPLEX([.$C$3]/1000;6.284*[.B122]*[.$C$4]/1000)" office:value-type="string" office:string-value="1.3+191.035171i" calcext:value-type="string">
            <text:p>1.3+191.035171i</text:p>
          </table:table-cell>
          <table:table-cell table:formula="of:=COMPLEX(0;-1/6.284/[.B122]/[.$C$5]*1000000000)" office:value-type="string" office:string-value="-190.147113406601i" calcext:value-type="string">
            <text:p>-190.147113406601i</text:p>
          </table:table-cell>
          <table:table-cell table:formula="of:=IMSUM([.C122];[.D122])" office:value-type="string" office:string-value="1.3+0.888057593398997i" calcext:value-type="string">
            <text:p>1.3+0.888057593398997i</text:p>
          </table:table-cell>
          <table:table-cell table:formula="of:=COMPLEX(0; 6.284*[.B122]*[.$C$6]/1000)" office:value-type="string" office:string-value="7.64140684i" calcext:value-type="string">
            <text:p>7.64140684i</text:p>
          </table:table-cell>
          <table:table-cell table:formula="of:=IMDIV(IMPRODUCT(-1;[.F122];[.F122]);[.E122])" office:value-type="string" office:string-value="30.6249537796754-20.9205559627185i" calcext:value-type="string">
            <text:p>30.6249537796754-20.9205559627185i</text:p>
          </table:table-cell>
          <table:table-cell table:formula="of:=COMPLEX(0;-1000000000/6.284/[.$F$12]/[.B122]+6.284*[.F$14]*[.B122]*0.001)" office:value-type="string" office:string-value="7.73801816974667i" calcext:value-type="string">
            <text:p>7.73801816974667i</text:p>
          </table:table-cell>
          <table:table-cell table:formula="of:=IMSUM([.G122];[.H122])" office:value-type="string" office:string-value="30.6249537796754-13.1825377929718i" calcext:value-type="string">
            <text:p>30.6249537796754-13.1825377929718i</text:p>
          </table:table-cell>
          <table:table-cell table:formula="of:=300000/[.B122]" office:value-type="float" office:value="41.9404445687124" calcext:value-type="float">
            <text:p>41.9404445687</text:p>
          </table:table-cell>
          <table:table-cell table:formula="of:=[.$C$1]/[.J122]*2*PI()" office:value-type="float" office:value="0" calcext:value-type="float">
            <text:p>0</text:p>
          </table:table-cell>
          <table:table-cell table:formula="of:=COMPLEX(0;TAN([.K122]))" office:value-type="string" office:string-value="0" calcext:value-type="string">
            <text:p>0</text:p>
          </table:table-cell>
          <table:table-cell table:formula="of:=IMPRODUCT(IMDIV(IMSUB([.I122];[.$C$2]); IMSUM([.I122]; [.$C$2])); 1-[.$F$1])" office:value-type="string" office:string-value="-0.208016048246553-0.197515985609669i" calcext:value-type="string">
            <text:p>-0.208016048246553-0.197515985609669i</text:p>
          </table:table-cell>
          <table:table-cell table:formula="of:=IMDIV(IMSUM(1;[.M122]);IMSUB(1;[.M122]))" office:value-type="string" office:string-value="0.612499075593509-0.263650755859436i" calcext:value-type="string">
            <text:p>0.612499075593509-0.263650755859436i</text:p>
          </table:table-cell>
          <table:table-cell table:formula="of:=IMSUM([.N122];[.L122])" office:value-type="string" office:string-value="0.612499075593509-0.263650755859436i" calcext:value-type="string">
            <text:p>0.612499075593509-0.263650755859436i</text:p>
          </table:table-cell>
          <table:table-cell table:formula="of:=IMSUM(1;IMPRODUCT([.L122];[.N122]))" office:value-type="string" office:string-value="1" calcext:value-type="string">
            <text:p>1</text:p>
          </table:table-cell>
          <table:table-cell table:formula="of:=IMPRODUCT([.$C$2];[.O122];IMDIV(1;[.P122]))" office:value-type="string" office:string-value="30.6249537796755-13.1825377929718i" calcext:value-type="string">
            <text:p>30.6249537796755-13.1825377929718i</text:p>
          </table:table-cell>
          <table:table-cell table:formula="of:=IMDIV(IMPRODUCT([.Q122];[.$F$10]);IMSUM([.Q122];[.$F$10]))" office:value-type="string" office:string-value="30.6241896831769-13.1817303977423i" calcext:value-type="string">
            <text:p>30.6241896831769-13.1817303977423i</text:p>
          </table:table-cell>
          <table:table-cell table:formula="of:=[.B122]" office:value-type="float" office:value="7153" calcext:value-type="float">
            <text:p>7153</text:p>
          </table:table-cell>
          <table:table-cell table:formula="of:=IMREAL([.R122])" office:value-type="float" office:value="30.6241896831769" calcext:value-type="float">
            <text:p>30.6241896832</text:p>
          </table:table-cell>
          <table:table-cell table:formula="of:=IMAGINARY([.R122])" office:value-type="float" office:value="-13.1817303977423" calcext:value-type="float">
            <text:p>-13.1817303977</text:p>
          </table:table-cell>
          <table:table-cell table:formula="of:=IMABS([.R122])" office:value-type="float" office:value="33.3406510138894" calcext:value-type="float">
            <text:p>33.3406510139</text:p>
          </table:table-cell>
        </table:table-row>
        <table:table-row table:style-name="ro1">
          <table:table-cell/>
          <table:table-cell table:formula="of:=[.B122]+[.$C$11]" office:value-type="float" office:value="7154.5" calcext:value-type="float">
            <text:p>7154.5</text:p>
          </table:table-cell>
          <table:table-cell table:formula="of:=COMPLEX([.$C$3]/1000;6.284*[.B123]*[.$C$4]/1000)" office:value-type="string" office:string-value="1.3+191.0752315i" calcext:value-type="string">
            <text:p>1.3+191.0752315i</text:p>
          </table:table-cell>
          <table:table-cell table:formula="of:=COMPLEX(0;-1/6.284/[.B123]/[.$C$5]*1000000000)" office:value-type="string" office:string-value="-190.107247494222i" calcext:value-type="string">
            <text:p>-190.107247494222i</text:p>
          </table:table-cell>
          <table:table-cell table:formula="of:=IMSUM([.C123];[.D123])" office:value-type="string" office:string-value="1.3+0.967984005777993i" calcext:value-type="string">
            <text:p>1.3+0.967984005777993i</text:p>
          </table:table-cell>
          <table:table-cell table:formula="of:=COMPLEX(0; 6.284*[.B123]*[.$C$6]/1000)" office:value-type="string" office:string-value="7.64300926i" calcext:value-type="string">
            <text:p>7.64300926i</text:p>
          </table:table-cell>
          <table:table-cell table:formula="of:=IMDIV(IMPRODUCT(-1;[.F123];[.F123]);[.E123])" office:value-type="string" office:string-value="28.9076775950425-21.5247458124523i" calcext:value-type="string">
            <text:p>28.9076775950425-21.5247458124523i</text:p>
          </table:table-cell>
          <table:table-cell table:formula="of:=COMPLEX(0;-1000000000/6.284/[.$F$12]/[.B123]+6.284*[.F$14]*[.B123]*0.001)" office:value-type="string" office:string-value="7.7533608517294i" calcext:value-type="string">
            <text:p>7.7533608517294i</text:p>
          </table:table-cell>
          <table:table-cell table:formula="of:=IMSUM([.G123];[.H123])" office:value-type="string" office:string-value="28.9076775950425-13.7713849607229i" calcext:value-type="string">
            <text:p>28.9076775950425-13.7713849607229i</text:p>
          </table:table-cell>
          <table:table-cell table:formula="of:=300000/[.B123]" office:value-type="float" office:value="41.9316514082046" calcext:value-type="float">
            <text:p>41.9316514082</text:p>
          </table:table-cell>
          <table:table-cell table:formula="of:=[.$C$1]/[.J123]*2*PI()" office:value-type="float" office:value="0" calcext:value-type="float">
            <text:p>0</text:p>
          </table:table-cell>
          <table:table-cell table:formula="of:=COMPLEX(0;TAN([.K123]))" office:value-type="string" office:string-value="0" calcext:value-type="string">
            <text:p>0</text:p>
          </table:table-cell>
          <table:table-cell table:formula="of:=IMPRODUCT(IMDIV(IMSUB([.I123];[.$C$2]); IMSUM([.I123]; [.$C$2])); 1-[.$F$1])" office:value-type="string" office:string-value="-0.229843896416881-0.21463885714736i" calcext:value-type="string">
            <text:p>-0.229843896416881-0.21463885714736i</text:p>
          </table:table-cell>
          <table:table-cell table:formula="of:=IMDIV(IMSUM(1;[.M123]);IMSUB(1;[.M123]))" office:value-type="string" office:string-value="0.57815355190085-0.275427699214458i" calcext:value-type="string">
            <text:p>0.57815355190085-0.275427699214458i</text:p>
          </table:table-cell>
          <table:table-cell table:formula="of:=IMSUM([.N123];[.L123])" office:value-type="string" office:string-value="0.57815355190085-0.275427699214458i" calcext:value-type="string">
            <text:p>0.57815355190085-0.275427699214458i</text:p>
          </table:table-cell>
          <table:table-cell table:formula="of:=IMSUM(1;IMPRODUCT([.L123];[.N123]))" office:value-type="string" office:string-value="1" calcext:value-type="string">
            <text:p>1</text:p>
          </table:table-cell>
          <table:table-cell table:formula="of:=IMPRODUCT([.$C$2];[.O123];IMDIV(1;[.P123]))" office:value-type="string" office:string-value="28.9076775950425-13.7713849607229i" calcext:value-type="string">
            <text:p>28.9076775950425-13.7713849607229i</text:p>
          </table:table-cell>
          <table:table-cell table:formula="of:=IMDIV(IMPRODUCT([.Q123];[.$F$10]);IMSUM([.Q123];[.$F$10]))" office:value-type="string" office:string-value="28.9070315993261-13.7705887943252i" calcext:value-type="string">
            <text:p>28.9070315993261-13.7705887943252i</text:p>
          </table:table-cell>
          <table:table-cell table:formula="of:=[.B123]" office:value-type="float" office:value="7154.5" calcext:value-type="float">
            <text:p>7154.5</text:p>
          </table:table-cell>
          <table:table-cell table:formula="of:=IMREAL([.R123])" office:value-type="float" office:value="28.9070315993261" calcext:value-type="float">
            <text:p>28.9070315993</text:p>
          </table:table-cell>
          <table:table-cell table:formula="of:=IMAGINARY([.R123])" office:value-type="float" office:value="-13.7705887943252" calcext:value-type="float">
            <text:p>-13.7705887943</text:p>
          </table:table-cell>
          <table:table-cell table:formula="of:=IMABS([.R123])" office:value-type="float" office:value="32.0194564542691" calcext:value-type="float">
            <text:p>32.0194564543</text:p>
          </table:table-cell>
        </table:table-row>
        <table:table-row table:style-name="ro1">
          <table:table-cell/>
          <table:table-cell table:formula="of:=[.B123]+[.$C$11]" office:value-type="float" office:value="7156" calcext:value-type="float">
            <text:p>7156</text:p>
          </table:table-cell>
          <table:table-cell table:formula="of:=COMPLEX([.$C$3]/1000;6.284*[.B124]*[.$C$4]/1000)" office:value-type="string" office:string-value="1.3+191.115292i" calcext:value-type="string">
            <text:p>1.3+191.115292i</text:p>
          </table:table-cell>
          <table:table-cell table:formula="of:=COMPLEX(0;-1/6.284/[.B124]/[.$C$5]*1000000000)" office:value-type="string" office:string-value="-190.067398294776i" calcext:value-type="string">
            <text:p>-190.067398294776i</text:p>
          </table:table-cell>
          <table:table-cell table:formula="of:=IMSUM([.C124];[.D124])" office:value-type="string" office:string-value="1.3+1.047893705224i" calcext:value-type="string">
            <text:p>1.3+1.047893705224i</text:p>
          </table:table-cell>
          <table:table-cell table:formula="of:=COMPLEX(0; 6.284*[.B124]*[.$C$6]/1000)" office:value-type="string" office:string-value="7.64461168i" calcext:value-type="string">
            <text:p>7.64461168i</text:p>
          </table:table-cell>
          <table:table-cell table:formula="of:=IMDIV(IMPRODUCT(-1;[.F124];[.F124]);[.E124])" office:value-type="string" office:string-value="27.248888441251-21.964568209183i" calcext:value-type="string">
            <text:p>27.248888441251-21.964568209183i</text:p>
          </table:table-cell>
          <table:table-cell table:formula="of:=COMPLEX(0;-1000000000/6.284/[.$F$12]/[.B124]+6.284*[.F$14]*[.B124]*0.001)" office:value-type="string" office:string-value="7.7687006581048i" calcext:value-type="string">
            <text:p>7.7687006581048i</text:p>
          </table:table-cell>
          <table:table-cell table:formula="of:=IMSUM([.G124];[.H124])" office:value-type="string" office:string-value="27.248888441251-14.1958675510782i" calcext:value-type="string">
            <text:p>27.248888441251-14.1958675510782i</text:p>
          </table:table-cell>
          <table:table-cell table:formula="of:=300000/[.B124]" office:value-type="float" office:value="41.9228619340414" calcext:value-type="float">
            <text:p>41.922861934</text:p>
          </table:table-cell>
          <table:table-cell table:formula="of:=[.$C$1]/[.J124]*2*PI()" office:value-type="float" office:value="0" calcext:value-type="float">
            <text:p>0</text:p>
          </table:table-cell>
          <table:table-cell table:formula="of:=COMPLEX(0;TAN([.K124]))" office:value-type="string" office:string-value="0" calcext:value-type="string">
            <text:p>0</text:p>
          </table:table-cell>
          <table:table-cell table:formula="of:=IMPRODUCT(IMDIV(IMSUB([.I124];[.$C$2]); IMSUM([.I124]; [.$C$2])); 1-[.$F$1])" office:value-type="string" office:string-value="-0.252228442355456-0.230119416215164i" calcext:value-type="string">
            <text:p>-0.252228442355456-0.230119416215164i</text:p>
          </table:table-cell>
          <table:table-cell table:formula="of:=IMDIV(IMSUM(1;[.M124]);IMSUB(1;[.M124]))" office:value-type="string" office:string-value="0.544977768825018-0.283917351021563i" calcext:value-type="string">
            <text:p>0.544977768825018-0.283917351021563i</text:p>
          </table:table-cell>
          <table:table-cell table:formula="of:=IMSUM([.N124];[.L124])" office:value-type="string" office:string-value="0.544977768825018-0.283917351021563i" calcext:value-type="string">
            <text:p>0.544977768825018-0.283917351021563i</text:p>
          </table:table-cell>
          <table:table-cell table:formula="of:=IMSUM(1;IMPRODUCT([.L124];[.N124]))" office:value-type="string" office:string-value="1" calcext:value-type="string">
            <text:p>1</text:p>
          </table:table-cell>
          <table:table-cell table:formula="of:=IMPRODUCT([.$C$2];[.O124];IMDIV(1;[.P124]))" office:value-type="string" office:string-value="27.2488884412509-14.1958675510782i" calcext:value-type="string">
            <text:p>27.2488884412509-14.1958675510782i</text:p>
          </table:table-cell>
          <table:table-cell table:formula="of:=IMDIV(IMPRODUCT([.Q124];[.$F$10]);IMSUM([.Q124];[.$F$10]))" office:value-type="string" office:string-value="27.2483474652031-14.1950939358419i" calcext:value-type="string">
            <text:p>27.2483474652031-14.1950939358419i</text:p>
          </table:table-cell>
          <table:table-cell table:formula="of:=[.B124]" office:value-type="float" office:value="7156" calcext:value-type="float">
            <text:p>7156</text:p>
          </table:table-cell>
          <table:table-cell table:formula="of:=IMREAL([.R124])" office:value-type="float" office:value="27.2483474652031" calcext:value-type="float">
            <text:p>27.2483474652</text:p>
          </table:table-cell>
          <table:table-cell table:formula="of:=IMAGINARY([.R124])" office:value-type="float" office:value="-14.1950939358419" calcext:value-type="float">
            <text:p>-14.1950939358</text:p>
          </table:table-cell>
          <table:table-cell table:formula="of:=IMABS([.R124])" office:value-type="float" office:value="30.7241457396592" calcext:value-type="float">
            <text:p>30.7241457397</text:p>
          </table:table-cell>
        </table:table-row>
        <table:table-row table:style-name="ro1">
          <table:table-cell/>
          <table:table-cell table:formula="of:=[.B124]+[.$C$11]" office:value-type="float" office:value="7157.5" calcext:value-type="float">
            <text:p>7157.5</text:p>
          </table:table-cell>
          <table:table-cell table:formula="of:=COMPLEX([.$C$3]/1000;6.284*[.B125]*[.$C$4]/1000)" office:value-type="string" office:string-value="1.3+191.1553525i" calcext:value-type="string">
            <text:p>1.3+191.1553525i</text:p>
          </table:table-cell>
          <table:table-cell table:formula="of:=COMPLEX(0;-1/6.284/[.B125]/[.$C$5]*1000000000)" office:value-type="string" office:string-value="-190.027565797753i" calcext:value-type="string">
            <text:p>-190.027565797753i</text:p>
          </table:table-cell>
          <table:table-cell table:formula="of:=IMSUM([.C125];[.D125])" office:value-type="string" office:string-value="1.3+1.12778670224699i" calcext:value-type="string">
            <text:p>1.3+1.12778670224699i</text:p>
          </table:table-cell>
          <table:table-cell table:formula="of:=COMPLEX(0; 6.284*[.B125]*[.$C$6]/1000)" office:value-type="string" office:string-value="7.6462141i" calcext:value-type="string">
            <text:p>7.6462141i</text:p>
          </table:table-cell>
          <table:table-cell table:formula="of:=IMDIV(IMPRODUCT(-1;[.F125];[.F125]);[.E125])" office:value-type="string" office:string-value="25.6605199561556-22.2612255225352i" calcext:value-type="string">
            <text:p>25.6605199561556-22.2612255225352i</text:p>
          </table:table-cell>
          <table:table-cell table:formula="of:=COMPLEX(0;-1000000000/6.284/[.$F$12]/[.B125]+6.284*[.F$14]*[.B125]*0.001)" office:value-type="string" office:string-value="7.78403759068082i" calcext:value-type="string">
            <text:p>7.78403759068082i</text:p>
          </table:table-cell>
          <table:table-cell table:formula="of:=IMSUM([.G125];[.H125])" office:value-type="string" office:string-value="25.6605199561556-14.4771879318544i" calcext:value-type="string">
            <text:p>25.6605199561556-14.4771879318544i</text:p>
          </table:table-cell>
          <table:table-cell table:formula="of:=300000/[.B125]" office:value-type="float" office:value="41.914076143905" calcext:value-type="float">
            <text:p>41.9140761439</text:p>
          </table:table-cell>
          <table:table-cell table:formula="of:=[.$C$1]/[.J125]*2*PI()" office:value-type="float" office:value="0" calcext:value-type="float">
            <text:p>0</text:p>
          </table:table-cell>
          <table:table-cell table:formula="of:=COMPLEX(0;TAN([.K125]))" office:value-type="string" office:string-value="0" calcext:value-type="string">
            <text:p>0</text:p>
          </table:table-cell>
          <table:table-cell table:formula="of:=IMPRODUCT(IMDIV(IMSUB([.I125];[.$C$2]); IMSUM([.I125]; [.$C$2])); 1-[.$F$1])" office:value-type="string" office:string-value="-0.275011855420908-0.243965892079084i" calcext:value-type="string">
            <text:p>-0.275011855420908-0.243965892079084i</text:p>
          </table:table-cell>
          <table:table-cell table:formula="of:=IMDIV(IMSUM(1;[.M125]);IMSUB(1;[.M125]))" office:value-type="string" office:string-value="0.513210399123112-0.289543758637087i" calcext:value-type="string">
            <text:p>0.513210399123112-0.289543758637087i</text:p>
          </table:table-cell>
          <table:table-cell table:formula="of:=IMSUM([.N125];[.L125])" office:value-type="string" office:string-value="0.513210399123112-0.289543758637087i" calcext:value-type="string">
            <text:p>0.513210399123112-0.289543758637087i</text:p>
          </table:table-cell>
          <table:table-cell table:formula="of:=IMSUM(1;IMPRODUCT([.L125];[.N125]))" office:value-type="string" office:string-value="1" calcext:value-type="string">
            <text:p>1</text:p>
          </table:table-cell>
          <table:table-cell table:formula="of:=IMPRODUCT([.$C$2];[.O125];IMDIV(1;[.P125]))" office:value-type="string" office:string-value="25.6605199561556-14.4771879318543i" calcext:value-type="string">
            <text:p>25.6605199561556-14.4771879318543i</text:p>
          </table:table-cell>
          <table:table-cell table:formula="of:=IMDIV(IMPRODUCT([.Q125];[.$F$10]);IMSUM([.Q125];[.$F$10]))" office:value-type="string" office:string-value="25.6600710831549-14.4764449723348i" calcext:value-type="string">
            <text:p>25.6600710831549-14.4764449723348i</text:p>
          </table:table-cell>
          <table:table-cell table:formula="of:=[.B125]" office:value-type="float" office:value="7157.5" calcext:value-type="float">
            <text:p>7157.5</text:p>
          </table:table-cell>
          <table:table-cell table:formula="of:=IMREAL([.R125])" office:value-type="float" office:value="25.6600710831549" calcext:value-type="float">
            <text:p>25.6600710832</text:p>
          </table:table-cell>
          <table:table-cell table:formula="of:=IMAGINARY([.R125])" office:value-type="float" office:value="-14.4764449723348" calcext:value-type="float">
            <text:p>-14.4764449723</text:p>
          </table:table-cell>
          <table:table-cell table:formula="of:=IMABS([.R125])" office:value-type="float" office:value="29.4619535508017" calcext:value-type="float">
            <text:p>29.4619535508</text:p>
          </table:table-cell>
        </table:table-row>
        <table:table-row table:style-name="ro1">
          <table:table-cell/>
          <table:table-cell table:formula="of:=[.B125]+[.$C$11]" office:value-type="float" office:value="7159" calcext:value-type="float">
            <text:p>7159</text:p>
          </table:table-cell>
          <table:table-cell table:formula="of:=COMPLEX([.$C$3]/1000;6.284*[.B126]*[.$C$4]/1000)" office:value-type="string" office:string-value="1.3+191.195413i" calcext:value-type="string">
            <text:p>1.3+191.195413i</text:p>
          </table:table-cell>
          <table:table-cell table:formula="of:=COMPLEX(0;-1/6.284/[.B126]/[.$C$5]*1000000000)" office:value-type="string" office:string-value="-189.987749992655i" calcext:value-type="string">
            <text:p>-189.987749992655i</text:p>
          </table:table-cell>
          <table:table-cell table:formula="of:=IMSUM([.C126];[.D126])" office:value-type="string" office:string-value="1.3+1.20766300734499i" calcext:value-type="string">
            <text:p>1.3+1.20766300734499i</text:p>
          </table:table-cell>
          <table:table-cell table:formula="of:=COMPLEX(0; 6.284*[.B126]*[.$C$6]/1000)" office:value-type="string" office:string-value="7.64781652i" calcext:value-type="string">
            <text:p>7.64781652i</text:p>
          </table:table-cell>
          <table:table-cell table:formula="of:=IMDIV(IMPRODUCT(-1;[.F126];[.F126]);[.E126])" office:value-type="string" office:string-value="24.1502416256728-22.4348872536678i" calcext:value-type="string">
            <text:p>24.1502416256728-22.4348872536678i</text:p>
          </table:table-cell>
          <table:table-cell table:formula="of:=COMPLEX(0;-1000000000/6.284/[.$F$12]/[.B126]+6.284*[.F$14]*[.B126]*0.001)" office:value-type="string" office:string-value="7.79937165126386i" calcext:value-type="string">
            <text:p>7.79937165126386i</text:p>
          </table:table-cell>
          <table:table-cell table:formula="of:=IMSUM([.G126];[.H126])" office:value-type="string" office:string-value="24.1502416256728-14.6355156024039i" calcext:value-type="string">
            <text:p>24.1502416256728-14.6355156024039i</text:p>
          </table:table-cell>
          <table:table-cell table:formula="of:=300000/[.B126]" office:value-type="float" office:value="41.9052940354798" calcext:value-type="float">
            <text:p>41.9052940355</text:p>
          </table:table-cell>
          <table:table-cell table:formula="of:=[.$C$1]/[.J126]*2*PI()" office:value-type="float" office:value="0" calcext:value-type="float">
            <text:p>0</text:p>
          </table:table-cell>
          <table:table-cell table:formula="of:=COMPLEX(0;TAN([.K126]))" office:value-type="string" office:string-value="0" calcext:value-type="string">
            <text:p>0</text:p>
          </table:table-cell>
          <table:table-cell table:formula="of:=IMPRODUCT(IMDIV(IMSUB([.I126];[.$C$2]); IMSUM([.I126]; [.$C$2])); 1-[.$F$1])" office:value-type="string" office:string-value="-0.29804471469301-0.256203530265099i" calcext:value-type="string">
            <text:p>-0.29804471469301-0.256203530265099i</text:p>
          </table:table-cell>
          <table:table-cell table:formula="of:=IMDIV(IMSUM(1;[.M126]);IMSUB(1;[.M126]))" office:value-type="string" office:string-value="0.483004832513456-0.292710312048078i" calcext:value-type="string">
            <text:p>0.483004832513456-0.292710312048078i</text:p>
          </table:table-cell>
          <table:table-cell table:formula="of:=IMSUM([.N126];[.L126])" office:value-type="string" office:string-value="0.483004832513456-0.292710312048078i" calcext:value-type="string">
            <text:p>0.483004832513456-0.292710312048078i</text:p>
          </table:table-cell>
          <table:table-cell table:formula="of:=IMSUM(1;IMPRODUCT([.L126];[.N126]))" office:value-type="string" office:string-value="1" calcext:value-type="string">
            <text:p>1</text:p>
          </table:table-cell>
          <table:table-cell table:formula="of:=IMPRODUCT([.$C$2];[.O126];IMDIV(1;[.P126]))" office:value-type="string" office:string-value="24.1502416256728-14.6355156024039i" calcext:value-type="string">
            <text:p>24.1502416256728-14.6355156024039i</text:p>
          </table:table-cell>
          <table:table-cell table:formula="of:=IMDIV(IMPRODUCT([.Q126];[.$F$10]);IMSUM([.Q126];[.$F$10]))" office:value-type="string" office:string-value="24.1498725880168-14.6348087216931i" calcext:value-type="string">
            <text:p>24.1498725880168-14.6348087216931i</text:p>
          </table:table-cell>
          <table:table-cell table:formula="of:=[.B126]" office:value-type="float" office:value="7159" calcext:value-type="float">
            <text:p>7159</text:p>
          </table:table-cell>
          <table:table-cell table:formula="of:=IMREAL([.R126])" office:value-type="float" office:value="24.1498725880168" calcext:value-type="float">
            <text:p>24.149872588</text:p>
          </table:table-cell>
          <table:table-cell table:formula="of:=IMAGINARY([.R126])" office:value-type="float" office:value="-14.6348087216931" calcext:value-type="float">
            <text:p>-14.6348087217</text:p>
          </table:table-cell>
          <table:table-cell table:formula="of:=IMABS([.R126])" office:value-type="float" office:value="28.2381651730064" calcext:value-type="float">
            <text:p>28.238165173</text:p>
          </table:table-cell>
        </table:table-row>
        <table:table-row table:style-name="ro1">
          <table:table-cell/>
          <table:table-cell table:formula="of:=[.B126]+[.$C$11]" office:value-type="float" office:value="7160.5" calcext:value-type="float">
            <text:p>7160.5</text:p>
          </table:table-cell>
          <table:table-cell table:formula="of:=COMPLEX([.$C$3]/1000;6.284*[.B127]*[.$C$4]/1000)" office:value-type="string" office:string-value="1.3+191.2354735i" calcext:value-type="string">
            <text:p>1.3+191.2354735i</text:p>
          </table:table-cell>
          <table:table-cell table:formula="of:=COMPLEX(0;-1/6.284/[.B127]/[.$C$5]*1000000000)" office:value-type="string" office:string-value="-189.947950868992i" calcext:value-type="string">
            <text:p>-189.947950868992i</text:p>
          </table:table-cell>
          <table:table-cell table:formula="of:=IMSUM([.C127];[.D127])" office:value-type="string" office:string-value="1.3+1.28752263100802i" calcext:value-type="string">
            <text:p>1.3+1.28752263100802i</text:p>
          </table:table-cell>
          <table:table-cell table:formula="of:=COMPLEX(0; 6.284*[.B127]*[.$C$6]/1000)" office:value-type="string" office:string-value="7.64941894i" calcext:value-type="string">
            <text:p>7.64941894i</text:p>
          </table:table-cell>
          <table:table-cell table:formula="of:=IMDIV(IMPRODUCT(-1;[.F127];[.F127]);[.E127])" office:value-type="string" office:string-value="22.7222759226728-22.5041880603461i" calcext:value-type="string">
            <text:p>22.7222759226728-22.5041880603461i</text:p>
          </table:table-cell>
          <table:table-cell table:formula="of:=COMPLEX(0;-1000000000/6.284/[.$F$12]/[.B127]+6.284*[.F$14]*[.B127]*0.001)" office:value-type="string" office:string-value="7.81470284165881i" calcext:value-type="string">
            <text:p>7.81470284165881i</text:p>
          </table:table-cell>
          <table:table-cell table:formula="of:=IMSUM([.G127];[.H127])" office:value-type="string" office:string-value="22.7222759226728-14.6894852186873i" calcext:value-type="string">
            <text:p>22.7222759226728-14.6894852186873i</text:p>
          </table:table-cell>
          <table:table-cell table:formula="of:=300000/[.B127]" office:value-type="float" office:value="41.8965156064521" calcext:value-type="float">
            <text:p>41.8965156065</text:p>
          </table:table-cell>
          <table:table-cell table:formula="of:=[.$C$1]/[.J127]*2*PI()" office:value-type="float" office:value="0" calcext:value-type="float">
            <text:p>0</text:p>
          </table:table-cell>
          <table:table-cell table:formula="of:=COMPLEX(0;TAN([.K127]))" office:value-type="string" office:string-value="0" calcext:value-type="string">
            <text:p>0</text:p>
          </table:table-cell>
          <table:table-cell table:formula="of:=IMPRODUCT(IMDIV(IMSUB([.I127];[.$C$2]); IMSUM([.I127]; [.$C$2])); 1-[.$F$1])" office:value-type="string" office:string-value="-0.321187773799578-0.266872399524126i" calcext:value-type="string">
            <text:p>-0.321187773799578-0.266872399524126i</text:p>
          </table:table-cell>
          <table:table-cell table:formula="of:=IMDIV(IMSUM(1;[.M127]);IMSUB(1;[.M127]))" office:value-type="string" office:string-value="0.454445518453456-0.293789704373745i" calcext:value-type="string">
            <text:p>0.454445518453456-0.293789704373745i</text:p>
          </table:table-cell>
          <table:table-cell table:formula="of:=IMSUM([.N127];[.L127])" office:value-type="string" office:string-value="0.454445518453456-0.293789704373745i" calcext:value-type="string">
            <text:p>0.454445518453456-0.293789704373745i</text:p>
          </table:table-cell>
          <table:table-cell table:formula="of:=IMSUM(1;IMPRODUCT([.L127];[.N127]))" office:value-type="string" office:string-value="1" calcext:value-type="string">
            <text:p>1</text:p>
          </table:table-cell>
          <table:table-cell table:formula="of:=IMPRODUCT([.$C$2];[.O127];IMDIV(1;[.P127]))" office:value-type="string" office:string-value="22.7222759226728-14.6894852186873i" calcext:value-type="string">
            <text:p>22.7222759226728-14.6894852186873i</text:p>
          </table:table-cell>
          <table:table-cell table:formula="of:=IMDIV(IMPRODUCT([.Q127];[.$F$10]);IMSUM([.Q127];[.$F$10]))" office:value-type="string" office:string-value="22.721975398548-14.6888176805297i" calcext:value-type="string">
            <text:p>22.721975398548-14.6888176805297i</text:p>
          </table:table-cell>
          <table:table-cell table:formula="of:=[.B127]" office:value-type="float" office:value="7160.5" calcext:value-type="float">
            <text:p>7160.5</text:p>
          </table:table-cell>
          <table:table-cell table:formula="of:=IMREAL([.R127])" office:value-type="float" office:value="22.721975398548" calcext:value-type="float">
            <text:p>22.7219753985</text:p>
          </table:table-cell>
          <table:table-cell table:formula="of:=IMAGINARY([.R127])" office:value-type="float" office:value="-14.6888176805297" calcext:value-type="float">
            <text:p>-14.6888176805</text:p>
          </table:table-cell>
          <table:table-cell table:formula="of:=IMABS([.R127])" office:value-type="float" office:value="27.0564138581606" calcext:value-type="float">
            <text:p>27.0564138582</text:p>
          </table:table-cell>
        </table:table-row>
        <table:table-row table:style-name="ro1">
          <table:table-cell/>
          <table:table-cell table:formula="of:=[.B127]+[.$C$11]" office:value-type="float" office:value="7162" calcext:value-type="float">
            <text:p>7162</text:p>
          </table:table-cell>
          <table:table-cell table:formula="of:=COMPLEX([.$C$3]/1000;6.284*[.B128]*[.$C$4]/1000)" office:value-type="string" office:string-value="1.3+191.275534i" calcext:value-type="string">
            <text:p>1.3+191.275534i</text:p>
          </table:table-cell>
          <table:table-cell table:formula="of:=COMPLEX(0;-1/6.284/[.B128]/[.$C$5]*1000000000)" office:value-type="string" office:string-value="-189.908168416282i" calcext:value-type="string">
            <text:p>-189.908168416282i</text:p>
          </table:table-cell>
          <table:table-cell table:formula="of:=IMSUM([.C128];[.D128])" office:value-type="string" office:string-value="1.3+1.367365583718i" calcext:value-type="string">
            <text:p>1.3+1.367365583718i</text:p>
          </table:table-cell>
          <table:table-cell table:formula="of:=COMPLEX(0; 6.284*[.B128]*[.$C$6]/1000)" office:value-type="string" office:string-value="7.65102136i" calcext:value-type="string">
            <text:p>7.65102136i</text:p>
          </table:table-cell>
          <table:table-cell table:formula="of:=IMDIV(IMPRODUCT(-1;[.F128];[.F128]);[.E128])" office:value-type="string" office:string-value="21.3781523926875-22.4859614040304i" calcext:value-type="string">
            <text:p>21.3781523926875-22.4859614040304i</text:p>
          </table:table-cell>
          <table:table-cell table:formula="of:=COMPLEX(0;-1000000000/6.284/[.$F$12]/[.B128]+6.284*[.F$14]*[.B128]*0.001)" office:value-type="string" office:string-value="7.83003116366908i" calcext:value-type="string">
            <text:p>7.83003116366908i</text:p>
          </table:table-cell>
          <table:table-cell table:formula="of:=IMSUM([.G128];[.H128])" office:value-type="string" office:string-value="21.3781523926875-14.6559302403613i" calcext:value-type="string">
            <text:p>21.3781523926875-14.6559302403613i</text:p>
          </table:table-cell>
          <table:table-cell table:formula="of:=300000/[.B128]" office:value-type="float" office:value="41.8877408545099" calcext:value-type="float">
            <text:p>41.8877408545</text:p>
          </table:table-cell>
          <table:table-cell table:formula="of:=[.$C$1]/[.J128]*2*PI()" office:value-type="float" office:value="0" calcext:value-type="float">
            <text:p>0</text:p>
          </table:table-cell>
          <table:table-cell table:formula="of:=COMPLEX(0;TAN([.K128]))" office:value-type="string" office:string-value="0" calcext:value-type="string">
            <text:p>0</text:p>
          </table:table-cell>
          <table:table-cell table:formula="of:=IMPRODUCT(IMDIV(IMSUB([.I128];[.$C$2]); IMSUM([.I128]; [.$C$2])); 1-[.$F$1])" office:value-type="string" office:string-value="-0.344313242712517-0.276025092355949i" calcext:value-type="string">
            <text:p>-0.344313242712517-0.276025092355949i</text:p>
          </table:table-cell>
          <table:table-cell table:formula="of:=IMDIV(IMSUM(1;[.M128]);IMSUB(1;[.M128]))" office:value-type="string" office:string-value="0.427563047853749-0.293118604807226i" calcext:value-type="string">
            <text:p>0.427563047853749-0.293118604807226i</text:p>
          </table:table-cell>
          <table:table-cell table:formula="of:=IMSUM([.N128];[.L128])" office:value-type="string" office:string-value="0.427563047853749-0.293118604807226i" calcext:value-type="string">
            <text:p>0.427563047853749-0.293118604807226i</text:p>
          </table:table-cell>
          <table:table-cell table:formula="of:=IMSUM(1;IMPRODUCT([.L128];[.N128]))" office:value-type="string" office:string-value="1" calcext:value-type="string">
            <text:p>1</text:p>
          </table:table-cell>
          <table:table-cell table:formula="of:=IMPRODUCT([.$C$2];[.O128];IMDIV(1;[.P128]))" office:value-type="string" office:string-value="21.3781523926875-14.6559302403613i" calcext:value-type="string">
            <text:p>21.3781523926875-14.6559302403613i</text:p>
          </table:table-cell>
          <table:table-cell table:formula="of:=IMDIV(IMPRODUCT([.Q128];[.$F$10]);IMSUM([.Q128];[.$F$10]))" office:value-type="string" office:string-value="21.3779101593316-14.6553036232606i" calcext:value-type="string">
            <text:p>21.3779101593316-14.6553036232606i</text:p>
          </table:table-cell>
          <table:table-cell table:formula="of:=[.B128]" office:value-type="float" office:value="7162" calcext:value-type="float">
            <text:p>7162</text:p>
          </table:table-cell>
          <table:table-cell table:formula="of:=IMREAL([.R128])" office:value-type="float" office:value="21.3779101593316" calcext:value-type="float">
            <text:p>21.3779101593</text:p>
          </table:table-cell>
          <table:table-cell table:formula="of:=IMAGINARY([.R128])" office:value-type="float" office:value="-14.6553036232606" calcext:value-type="float">
            <text:p>-14.6553036233</text:p>
          </table:table-cell>
          <table:table-cell table:formula="of:=IMABS([.R128])" office:value-type="float" office:value="25.9189692516969" calcext:value-type="float">
            <text:p>25.9189692517</text:p>
          </table:table-cell>
        </table:table-row>
        <table:table-row table:style-name="ro1">
          <table:table-cell/>
          <table:table-cell table:formula="of:=[.B128]+[.$C$11]" office:value-type="float" office:value="7163.5" calcext:value-type="float">
            <text:p>7163.5</text:p>
          </table:table-cell>
          <table:table-cell table:formula="of:=COMPLEX([.$C$3]/1000;6.284*[.B129]*[.$C$4]/1000)" office:value-type="string" office:string-value="1.3+191.3155945i" calcext:value-type="string">
            <text:p>1.3+191.3155945i</text:p>
          </table:table-cell>
          <table:table-cell table:formula="of:=COMPLEX(0;-1/6.284/[.B129]/[.$C$5]*1000000000)" office:value-type="string" office:string-value="-189.868402624054i" calcext:value-type="string">
            <text:p>-189.868402624054i</text:p>
          </table:table-cell>
          <table:table-cell table:formula="of:=IMSUM([.C129];[.D129])" office:value-type="string" office:string-value="1.3+1.447191875946i" calcext:value-type="string">
            <text:p>1.3+1.447191875946i</text:p>
          </table:table-cell>
          <table:table-cell table:formula="of:=COMPLEX(0; 6.284*[.B129]*[.$C$6]/1000)" office:value-type="string" office:string-value="7.65262378i" calcext:value-type="string">
            <text:p>7.65262378i</text:p>
          </table:table-cell>
          <table:table-cell table:formula="of:=IMDIV(IMPRODUCT(-1;[.F129];[.F129]);[.E129])" office:value-type="string" office:string-value="20.1173669814445-22.3951462007468i" calcext:value-type="string">
            <text:p>20.1173669814445-22.3951462007468i</text:p>
          </table:table-cell>
          <table:table-cell table:formula="of:=COMPLEX(0;-1000000000/6.284/[.$F$12]/[.B129]+6.284*[.F$14]*[.B129]*0.001)" office:value-type="string" office:string-value="7.84535661909652i" calcext:value-type="string">
            <text:p>7.84535661909652i</text:p>
          </table:table-cell>
          <table:table-cell table:formula="of:=IMSUM([.G129];[.H129])" office:value-type="string" office:string-value="20.1173669814445-14.5497895816503i" calcext:value-type="string">
            <text:p>20.1173669814445-14.5497895816503i</text:p>
          </table:table-cell>
          <table:table-cell table:formula="of:=300000/[.B129]" office:value-type="float" office:value="41.8789697773435" calcext:value-type="float">
            <text:p>41.8789697773</text:p>
          </table:table-cell>
          <table:table-cell table:formula="of:=[.$C$1]/[.J129]*2*PI()" office:value-type="float" office:value="0" calcext:value-type="float">
            <text:p>0</text:p>
          </table:table-cell>
          <table:table-cell table:formula="of:=COMPLEX(0;TAN([.K129]))" office:value-type="string" office:string-value="0" calcext:value-type="string">
            <text:p>0</text:p>
          </table:table-cell>
          <table:table-cell table:formula="of:=IMPRODUCT(IMDIV(IMSUB([.I129];[.$C$2]); IMSUM([.I129]; [.$C$2])); 1-[.$F$1])" office:value-type="string" office:string-value="-0.367305613175565-0.283724415532866i" calcext:value-type="string">
            <text:p>-0.367305613175565-0.283724415532866i</text:p>
          </table:table-cell>
          <table:table-cell table:formula="of:=IMDIV(IMSUM(1;[.M129]);IMSUB(1;[.M129]))" office:value-type="string" office:string-value="0.402347339628889-0.290995791633005i" calcext:value-type="string">
            <text:p>0.402347339628889-0.290995791633005i</text:p>
          </table:table-cell>
          <table:table-cell table:formula="of:=IMSUM([.N129];[.L129])" office:value-type="string" office:string-value="0.402347339628889-0.290995791633005i" calcext:value-type="string">
            <text:p>0.402347339628889-0.290995791633005i</text:p>
          </table:table-cell>
          <table:table-cell table:formula="of:=IMSUM(1;IMPRODUCT([.L129];[.N129]))" office:value-type="string" office:string-value="1" calcext:value-type="string">
            <text:p>1</text:p>
          </table:table-cell>
          <table:table-cell table:formula="of:=IMPRODUCT([.$C$2];[.O129];IMDIV(1;[.P129]))" office:value-type="string" office:string-value="20.1173669814445-14.5497895816503i" calcext:value-type="string">
            <text:p>20.1173669814445-14.5497895816503i</text:p>
          </table:table-cell>
          <table:table-cell table:formula="of:=IMDIV(IMPRODUCT([.Q129];[.$F$10]);IMSUM([.Q129];[.$F$10]))" office:value-type="string" office:string-value="20.1171739645397-14.5492041887368i" calcext:value-type="string">
            <text:p>20.1171739645397-14.5492041887368i</text:p>
          </table:table-cell>
          <table:table-cell table:formula="of:=[.B129]" office:value-type="float" office:value="7163.5" calcext:value-type="float">
            <text:p>7163.5</text:p>
          </table:table-cell>
          <table:table-cell table:formula="of:=IMREAL([.R129])" office:value-type="float" office:value="20.1171739645397" calcext:value-type="float">
            <text:p>20.1171739645</text:p>
          </table:table-cell>
          <table:table-cell table:formula="of:=IMAGINARY([.R129])" office:value-type="float" office:value="-14.5492041887368" calcext:value-type="float">
            <text:p>-14.5492041887</text:p>
          </table:table-cell>
          <table:table-cell table:formula="of:=IMABS([.R129])" office:value-type="float" office:value="24.8270020510957" calcext:value-type="float">
            <text:p>24.8270020511</text:p>
          </table:table-cell>
        </table:table-row>
        <table:table-row table:style-name="ro1">
          <table:table-cell/>
          <table:table-cell table:formula="of:=[.B129]+[.$C$11]" office:value-type="float" office:value="7165" calcext:value-type="float">
            <text:p>7165</text:p>
          </table:table-cell>
          <table:table-cell table:formula="of:=COMPLEX([.$C$3]/1000;6.284*[.B130]*[.$C$4]/1000)" office:value-type="string" office:string-value="1.3+191.355655i" calcext:value-type="string">
            <text:p>1.3+191.355655i</text:p>
          </table:table-cell>
          <table:table-cell table:formula="of:=COMPLEX(0;-1/6.284/[.B130]/[.$C$5]*1000000000)" office:value-type="string" office:string-value="-189.828653481844i" calcext:value-type="string">
            <text:p>-189.828653481844i</text:p>
          </table:table-cell>
          <table:table-cell table:formula="of:=IMSUM([.C130];[.D130])" office:value-type="string" office:string-value="1.3+1.52700151815603i" calcext:value-type="string">
            <text:p>1.3+1.52700151815603i</text:p>
          </table:table-cell>
          <table:table-cell table:formula="of:=COMPLEX(0; 6.284*[.B130]*[.$C$6]/1000)" office:value-type="string" office:string-value="7.6542262i" calcext:value-type="string">
            <text:p>7.6542262i</text:p>
          </table:table-cell>
          <table:table-cell table:formula="of:=IMDIV(IMPRODUCT(-1;[.F130];[.F130]);[.E130])" office:value-type="string" office:string-value="18.9379355327496-22.2448125455767i" calcext:value-type="string">
            <text:p>18.9379355327496-22.2448125455767i</text:p>
          </table:table-cell>
          <table:table-cell table:formula="of:=COMPLEX(0;-1000000000/6.284/[.$F$12]/[.B130]+6.284*[.F$14]*[.B130]*0.001)" office:value-type="string" office:string-value="7.86067920974151i" calcext:value-type="string">
            <text:p>7.86067920974151i</text:p>
          </table:table-cell>
          <table:table-cell table:formula="of:=IMSUM([.G130];[.H130])" office:value-type="string" office:string-value="18.9379355327496-14.3841333358352i" calcext:value-type="string">
            <text:p>18.9379355327496-14.3841333358352i</text:p>
          </table:table-cell>
          <table:table-cell table:formula="of:=300000/[.B130]" office:value-type="float" office:value="41.8702023726448" calcext:value-type="float">
            <text:p>41.8702023726</text:p>
          </table:table-cell>
          <table:table-cell table:formula="of:=[.$C$1]/[.J130]*2*PI()" office:value-type="float" office:value="0" calcext:value-type="float">
            <text:p>0</text:p>
          </table:table-cell>
          <table:table-cell table:formula="of:=COMPLEX(0;TAN([.K130]))" office:value-type="string" office:string-value="0" calcext:value-type="string">
            <text:p>0</text:p>
          </table:table-cell>
          <table:table-cell table:formula="of:=IMPRODUCT(IMDIV(IMSUB([.I130];[.$C$2]); IMSUM([.I130]; [.$C$2])); 1-[.$F$1])" office:value-type="string" office:string-value="-0.39006207062472-0.290041150992321i" calcext:value-type="string">
            <text:p>-0.39006207062472-0.290041150992321i</text:p>
          </table:table-cell>
          <table:table-cell table:formula="of:=IMDIV(IMSUM(1;[.M130]);IMSUB(1;[.M130]))" office:value-type="string" office:string-value="0.378758710654992-0.287682666716704i" calcext:value-type="string">
            <text:p>0.378758710654992-0.287682666716704i</text:p>
          </table:table-cell>
          <table:table-cell table:formula="of:=IMSUM([.N130];[.L130])" office:value-type="string" office:string-value="0.378758710654992-0.287682666716704i" calcext:value-type="string">
            <text:p>0.378758710654992-0.287682666716704i</text:p>
          </table:table-cell>
          <table:table-cell table:formula="of:=IMSUM(1;IMPRODUCT([.L130];[.N130]))" office:value-type="string" office:string-value="1" calcext:value-type="string">
            <text:p>1</text:p>
          </table:table-cell>
          <table:table-cell table:formula="of:=IMPRODUCT([.$C$2];[.O130];IMDIV(1;[.P130]))" office:value-type="string" office:string-value="18.9379355327496-14.3841333358352i" calcext:value-type="string">
            <text:p>18.9379355327496-14.3841333358352i</text:p>
          </table:table-cell>
          <table:table-cell table:formula="of:=IMDIV(IMPRODUCT([.Q130];[.$F$10]);IMSUM([.Q130];[.$F$10]))" office:value-type="string" office:string-value="18.9377837855248-14.383588536211i" calcext:value-type="string">
            <text:p>18.9377837855248-14.383588536211i</text:p>
          </table:table-cell>
          <table:table-cell table:formula="of:=[.B130]" office:value-type="float" office:value="7165" calcext:value-type="float">
            <text:p>7165</text:p>
          </table:table-cell>
          <table:table-cell table:formula="of:=IMREAL([.R130])" office:value-type="float" office:value="18.9377837855248" calcext:value-type="float">
            <text:p>18.9377837855</text:p>
          </table:table-cell>
          <table:table-cell table:formula="of:=IMAGINARY([.R130])" office:value-type="float" office:value="-14.383588536211" calcext:value-type="float">
            <text:p>-14.3835885362</text:p>
          </table:table-cell>
          <table:table-cell table:formula="of:=IMABS([.R130])" office:value-type="float" office:value="23.7808173510985" calcext:value-type="float">
            <text:p>23.7808173511</text:p>
          </table:table-cell>
        </table:table-row>
        <table:table-row table:style-name="ro1">
          <table:table-cell/>
          <table:table-cell table:formula="of:=[.B130]+[.$C$11]" office:value-type="float" office:value="7166.5" calcext:value-type="float">
            <text:p>7166.5</text:p>
          </table:table-cell>
          <table:table-cell table:formula="of:=COMPLEX([.$C$3]/1000;6.284*[.B131]*[.$C$4]/1000)" office:value-type="string" office:string-value="1.3+191.3957155i" calcext:value-type="string">
            <text:p>1.3+191.3957155i</text:p>
          </table:table-cell>
          <table:table-cell table:formula="of:=COMPLEX(0;-1/6.284/[.B131]/[.$C$5]*1000000000)" office:value-type="string" office:string-value="-189.788920979197i" calcext:value-type="string">
            <text:p>-189.788920979197i</text:p>
          </table:table-cell>
          <table:table-cell table:formula="of:=IMSUM([.C131];[.D131])" office:value-type="string" office:string-value="1.3+1.60679452080299i" calcext:value-type="string">
            <text:p>1.3+1.60679452080299i</text:p>
          </table:table-cell>
          <table:table-cell table:formula="of:=COMPLEX(0; 6.284*[.B131]*[.$C$6]/1000)" office:value-type="string" office:string-value="7.65582862i" calcext:value-type="string">
            <text:p>7.65582862i</text:p>
          </table:table-cell>
          <table:table-cell table:formula="of:=IMDIV(IMPRODUCT(-1;[.F131];[.F131]);[.E131])" office:value-type="string" office:string-value="17.8368435283066-22.0462634228487i" calcext:value-type="string">
            <text:p>17.8368435283066-22.0462634228487i</text:p>
          </table:table-cell>
          <table:table-cell table:formula="of:=COMPLEX(0;-1000000000/6.284/[.$F$12]/[.B131]+6.284*[.F$14]*[.B131]*0.001)" office:value-type="string" office:string-value="7.87599893740291i" calcext:value-type="string">
            <text:p>7.87599893740291i</text:p>
          </table:table-cell>
          <table:table-cell table:formula="of:=IMSUM([.G131];[.H131])" office:value-type="string" office:string-value="17.8368435283066-14.1702644854458i" calcext:value-type="string">
            <text:p>17.8368435283066-14.1702644854458i</text:p>
          </table:table-cell>
          <table:table-cell table:formula="of:=300000/[.B131]" office:value-type="float" office:value="41.8614386381079" calcext:value-type="float">
            <text:p>41.8614386381</text:p>
          </table:table-cell>
          <table:table-cell table:formula="of:=[.$C$1]/[.J131]*2*PI()" office:value-type="float" office:value="0" calcext:value-type="float">
            <text:p>0</text:p>
          </table:table-cell>
          <table:table-cell table:formula="of:=COMPLEX(0;TAN([.K131]))" office:value-type="string" office:string-value="0" calcext:value-type="string">
            <text:p>0</text:p>
          </table:table-cell>
          <table:table-cell table:formula="of:=IMPRODUCT(IMDIV(IMSUB([.I131];[.$C$2]); IMSUM([.I131]; [.$C$2])); 1-[.$F$1])" office:value-type="string" office:string-value="-0.412492546064364-0.2950519499496i" calcext:value-type="string">
            <text:p>-0.412492546064364-0.2950519499496i</text:p>
          </table:table-cell>
          <table:table-cell table:formula="of:=IMDIV(IMSUM(1;[.M131]);IMSUB(1;[.M131]))" office:value-type="string" office:string-value="0.356736870566133-0.283405289708917i" calcext:value-type="string">
            <text:p>0.356736870566133-0.283405289708917i</text:p>
          </table:table-cell>
          <table:table-cell table:formula="of:=IMSUM([.N131];[.L131])" office:value-type="string" office:string-value="0.356736870566133-0.283405289708917i" calcext:value-type="string">
            <text:p>0.356736870566133-0.283405289708917i</text:p>
          </table:table-cell>
          <table:table-cell table:formula="of:=IMSUM(1;IMPRODUCT([.L131];[.N131]))" office:value-type="string" office:string-value="1" calcext:value-type="string">
            <text:p>1</text:p>
          </table:table-cell>
          <table:table-cell table:formula="of:=IMPRODUCT([.$C$2];[.O131];IMDIV(1;[.P131]))" office:value-type="string" office:string-value="17.8368435283066-14.1702644854459i" calcext:value-type="string">
            <text:p>17.8368435283066-14.1702644854459i</text:p>
          </table:table-cell>
          <table:table-cell table:formula="of:=IMDIV(IMPRODUCT([.Q131];[.$F$10]);IMSUM([.Q131];[.$F$10]))" office:value-type="string" office:string-value="17.8367261665281-14.1697589900391i" calcext:value-type="string">
            <text:p>17.8367261665281-14.1697589900391i</text:p>
          </table:table-cell>
          <table:table-cell table:formula="of:=[.B131]" office:value-type="float" office:value="7166.5" calcext:value-type="float">
            <text:p>7166.5</text:p>
          </table:table-cell>
          <table:table-cell table:formula="of:=IMREAL([.R131])" office:value-type="float" office:value="17.8367261665281" calcext:value-type="float">
            <text:p>17.8367261665</text:p>
          </table:table-cell>
          <table:table-cell table:formula="of:=IMAGINARY([.R131])" office:value-type="float" office:value="-14.1697589900391" calcext:value-type="float">
            <text:p>-14.16975899</text:p>
          </table:table-cell>
          <table:table-cell table:formula="of:=IMABS([.R131])" office:value-type="float" office:value="22.7800542180106" calcext:value-type="float">
            <text:p>22.780054218</text:p>
          </table:table-cell>
        </table:table-row>
        <table:table-row table:style-name="ro1">
          <table:table-cell/>
          <table:table-cell table:formula="of:=[.B131]+[.$C$11]" office:value-type="float" office:value="7168" calcext:value-type="float">
            <text:p>7168</text:p>
          </table:table-cell>
          <table:table-cell table:formula="of:=COMPLEX([.$C$3]/1000;6.284*[.B132]*[.$C$4]/1000)" office:value-type="string" office:string-value="1.3+191.435776i" calcext:value-type="string">
            <text:p>1.3+191.435776i</text:p>
          </table:table-cell>
          <table:table-cell table:formula="of:=COMPLEX(0;-1/6.284/[.B132]/[.$C$5]*1000000000)" office:value-type="string" office:string-value="-189.749205105666i" calcext:value-type="string">
            <text:p>-189.749205105666i</text:p>
          </table:table-cell>
          <table:table-cell table:formula="of:=IMSUM([.C132];[.D132])" office:value-type="string" office:string-value="1.3+1.68657089433401i" calcext:value-type="string">
            <text:p>1.3+1.68657089433401i</text:p>
          </table:table-cell>
          <table:table-cell table:formula="of:=COMPLEX(0; 6.284*[.B132]*[.$C$6]/1000)" office:value-type="string" office:string-value="7.65743104i" calcext:value-type="string">
            <text:p>7.65743104i</text:p>
          </table:table-cell>
          <table:table-cell table:formula="of:=IMDIV(IMPRODUCT(-1;[.F132];[.F132]);[.E132])" office:value-type="string" office:string-value="16.8104015301654-21.8091799560345i" calcext:value-type="string">
            <text:p>16.8104015301654-21.8091799560345i</text:p>
          </table:table-cell>
          <table:table-cell table:formula="of:=COMPLEX(0;-1000000000/6.284/[.$F$12]/[.B132]+6.284*[.F$14]*[.B132]*0.001)" office:value-type="string" office:string-value="7.89131580387806i" calcext:value-type="string">
            <text:p>7.89131580387806i</text:p>
          </table:table-cell>
          <table:table-cell table:formula="of:=IMSUM([.G132];[.H132])" office:value-type="string" office:string-value="16.8104015301654-13.9178641521564i" calcext:value-type="string">
            <text:p>16.8104015301654-13.9178641521564i</text:p>
          </table:table-cell>
          <table:table-cell table:formula="of:=300000/[.B132]" office:value-type="float" office:value="41.8526785714286" calcext:value-type="float">
            <text:p>41.8526785714</text:p>
          </table:table-cell>
          <table:table-cell table:formula="of:=[.$C$1]/[.J132]*2*PI()" office:value-type="float" office:value="0" calcext:value-type="float">
            <text:p>0</text:p>
          </table:table-cell>
          <table:table-cell table:formula="of:=COMPLEX(0;TAN([.K132]))" office:value-type="string" office:string-value="0" calcext:value-type="string">
            <text:p>0</text:p>
          </table:table-cell>
          <table:table-cell table:formula="of:=IMPRODUCT(IMDIV(IMSUB([.I132];[.$C$2]); IMSUM([.I132]; [.$C$2])); 1-[.$F$1])" office:value-type="string" office:string-value="-0.434519466872816-0.298837405647759i" calcext:value-type="string">
            <text:p>-0.434519466872816-0.298837405647759i</text:p>
          </table:table-cell>
          <table:table-cell table:formula="of:=IMDIV(IMSUM(1;[.M132]);IMSUB(1;[.M132]))" office:value-type="string" office:string-value="0.336208030603307-0.278357283043127i" calcext:value-type="string">
            <text:p>0.336208030603307-0.278357283043127i</text:p>
          </table:table-cell>
          <table:table-cell table:formula="of:=IMSUM([.N132];[.L132])" office:value-type="string" office:string-value="0.336208030603307-0.278357283043127i" calcext:value-type="string">
            <text:p>0.336208030603307-0.278357283043127i</text:p>
          </table:table-cell>
          <table:table-cell table:formula="of:=IMSUM(1;IMPRODUCT([.L132];[.N132]))" office:value-type="string" office:string-value="1" calcext:value-type="string">
            <text:p>1</text:p>
          </table:table-cell>
          <table:table-cell table:formula="of:=IMPRODUCT([.$C$2];[.O132];IMDIV(1;[.P132]))" office:value-type="string" office:string-value="16.8104015301654-13.9178641521564i" calcext:value-type="string">
            <text:p>16.8104015301654-13.9178641521564i</text:p>
          </table:table-cell>
          <table:table-cell table:formula="of:=IMDIV(IMPRODUCT([.Q132];[.$F$10]);IMSUM([.Q132];[.$F$10]))" office:value-type="string" office:string-value="16.8103126424013-13.9173962310218i" calcext:value-type="string">
            <text:p>16.8103126424013-13.9173962310218i</text:p>
          </table:table-cell>
          <table:table-cell table:formula="of:=[.B132]" office:value-type="float" office:value="7168" calcext:value-type="float">
            <text:p>7168</text:p>
          </table:table-cell>
          <table:table-cell table:formula="of:=IMREAL([.R132])" office:value-type="float" office:value="16.8103126424013" calcext:value-type="float">
            <text:p>16.8103126424</text:p>
          </table:table-cell>
          <table:table-cell table:formula="of:=IMAGINARY([.R132])" office:value-type="float" office:value="-13.9173962310218" calcext:value-type="float">
            <text:p>-13.917396231</text:p>
          </table:table-cell>
          <table:table-cell table:formula="of:=IMABS([.R132])" office:value-type="float" office:value="21.8238522948295" calcext:value-type="float">
            <text:p>21.8238522948</text:p>
          </table:table-cell>
        </table:table-row>
        <table:table-row table:style-name="ro1">
          <table:table-cell/>
          <table:table-cell table:formula="of:=[.B132]+[.$C$11]" office:value-type="float" office:value="7169.5" calcext:value-type="float">
            <text:p>7169.5</text:p>
          </table:table-cell>
          <table:table-cell table:formula="of:=COMPLEX([.$C$3]/1000;6.284*[.B133]*[.$C$4]/1000)" office:value-type="string" office:string-value="1.3+191.4758365i" calcext:value-type="string">
            <text:p>1.3+191.4758365i</text:p>
          </table:table-cell>
          <table:table-cell table:formula="of:=COMPLEX(0;-1/6.284/[.B133]/[.$C$5]*1000000000)" office:value-type="string" office:string-value="-189.709505850814i" calcext:value-type="string">
            <text:p>-189.709505850814i</text:p>
          </table:table-cell>
          <table:table-cell table:formula="of:=IMSUM([.C133];[.D133])" office:value-type="string" office:string-value="1.3+1.76633064918602i" calcext:value-type="string">
            <text:p>1.3+1.76633064918602i</text:p>
          </table:table-cell>
          <table:table-cell table:formula="of:=COMPLEX(0; 6.284*[.B133]*[.$C$6]/1000)" office:value-type="string" office:string-value="7.65903346i" calcext:value-type="string">
            <text:p>7.65903346i</text:p>
          </table:table-cell>
          <table:table-cell table:formula="of:=IMDIV(IMPRODUCT(-1;[.F133];[.F133]);[.E133])" office:value-type="string" office:string-value="15.8545191571147-21.5417870117835i" calcext:value-type="string">
            <text:p>15.8545191571147-21.5417870117835i</text:p>
          </table:table-cell>
          <table:table-cell table:formula="of:=COMPLEX(0;-1000000000/6.284/[.$F$12]/[.B133]+6.284*[.F$14]*[.B133]*0.001)" office:value-type="string" office:string-value="7.90662981096282i" calcext:value-type="string">
            <text:p>7.90662981096282i</text:p>
          </table:table-cell>
          <table:table-cell table:formula="of:=IMSUM([.G133];[.H133])" office:value-type="string" office:string-value="15.8545191571147-13.6351572008207i" calcext:value-type="string">
            <text:p>15.8545191571147-13.6351572008207i</text:p>
          </table:table-cell>
          <table:table-cell table:formula="of:=300000/[.B133]" office:value-type="float" office:value="41.8439221703048" calcext:value-type="float">
            <text:p>41.8439221703</text:p>
          </table:table-cell>
          <table:table-cell table:formula="of:=[.$C$1]/[.J133]*2*PI()" office:value-type="float" office:value="0" calcext:value-type="float">
            <text:p>0</text:p>
          </table:table-cell>
          <table:table-cell table:formula="of:=COMPLEX(0;TAN([.K133]))" office:value-type="string" office:string-value="0" calcext:value-type="string">
            <text:p>0</text:p>
          </table:table-cell>
          <table:table-cell table:formula="of:=IMPRODUCT(IMDIV(IMSUB([.I133];[.$C$2]); IMSUM([.I133]; [.$C$2])); 1-[.$F$1])" office:value-type="string" office:string-value="-0.456077266691559-0.301480333954208i" calcext:value-type="string">
            <text:p>-0.456077266691559-0.301480333954208i</text:p>
          </table:table-cell>
          <table:table-cell table:formula="of:=IMDIV(IMSUM(1;[.M133]);IMSUB(1;[.M133]))" office:value-type="string" office:string-value="0.317090383142293-0.272703144016414i" calcext:value-type="string">
            <text:p>0.317090383142293-0.272703144016414i</text:p>
          </table:table-cell>
          <table:table-cell table:formula="of:=IMSUM([.N133];[.L133])" office:value-type="string" office:string-value="0.317090383142293-0.272703144016414i" calcext:value-type="string">
            <text:p>0.317090383142293-0.272703144016414i</text:p>
          </table:table-cell>
          <table:table-cell table:formula="of:=IMSUM(1;IMPRODUCT([.L133];[.N133]))" office:value-type="string" office:string-value="1" calcext:value-type="string">
            <text:p>1</text:p>
          </table:table-cell>
          <table:table-cell table:formula="of:=IMPRODUCT([.$C$2];[.O133];IMDIV(1;[.P133]))" office:value-type="string" office:string-value="15.8545191571147-13.6351572008207i" calcext:value-type="string">
            <text:p>15.8545191571147-13.6351572008207i</text:p>
          </table:table-cell>
          <table:table-cell table:formula="of:=IMDIV(IMPRODUCT([.Q133];[.$F$10]);IMSUM([.Q133];[.$F$10]))" office:value-type="string" office:string-value="15.8544537039259-13.6347248504134i" calcext:value-type="string">
            <text:p>15.8544537039259-13.6347248504134i</text:p>
          </table:table-cell>
          <table:table-cell table:formula="of:=[.B133]" office:value-type="float" office:value="7169.5" calcext:value-type="float">
            <text:p>7169.5</text:p>
          </table:table-cell>
          <table:table-cell table:formula="of:=IMREAL([.R133])" office:value-type="float" office:value="15.8544537039259" calcext:value-type="float">
            <text:p>15.8544537039</text:p>
          </table:table-cell>
          <table:table-cell table:formula="of:=IMAGINARY([.R133])" office:value-type="float" office:value="-13.6347248504134" calcext:value-type="float">
            <text:p>-13.6347248504</text:p>
          </table:table-cell>
          <table:table-cell table:formula="of:=IMABS([.R133])" office:value-type="float" office:value="20.9109881162132" calcext:value-type="float">
            <text:p>20.9109881162</text:p>
          </table:table-cell>
        </table:table-row>
        <table:table-row table:style-name="ro1">
          <table:table-cell/>
          <table:table-cell table:formula="of:=[.B133]+[.$C$11]" office:value-type="float" office:value="7171" calcext:value-type="float">
            <text:p>7171</text:p>
          </table:table-cell>
          <table:table-cell table:formula="of:=COMPLEX([.$C$3]/1000;6.284*[.B134]*[.$C$4]/1000)" office:value-type="string" office:string-value="1.3+191.515897i" calcext:value-type="string">
            <text:p>1.3+191.515897i</text:p>
          </table:table-cell>
          <table:table-cell table:formula="of:=COMPLEX(0;-1/6.284/[.B134]/[.$C$5]*1000000000)" office:value-type="string" office:string-value="-189.669823204213i" calcext:value-type="string">
            <text:p>-189.669823204213i</text:p>
          </table:table-cell>
          <table:table-cell table:formula="of:=IMSUM([.C134];[.D134])" office:value-type="string" office:string-value="1.3+1.84607379578699i" calcext:value-type="string">
            <text:p>1.3+1.84607379578699i</text:p>
          </table:table-cell>
          <table:table-cell table:formula="of:=COMPLEX(0; 6.284*[.B134]*[.$C$6]/1000)" office:value-type="string" office:string-value="7.66063588i" calcext:value-type="string">
            <text:p>7.66063588i</text:p>
          </table:table-cell>
          <table:table-cell table:formula="of:=IMDIV(IMPRODUCT(-1;[.F134];[.F134]);[.E134])" office:value-type="string" office:string-value="14.9649112229136-21.251023434538i" calcext:value-type="string">
            <text:p>14.9649112229136-21.251023434538i</text:p>
          </table:table-cell>
          <table:table-cell table:formula="of:=COMPLEX(0;-1000000000/6.284/[.$F$12]/[.B134]+6.284*[.F$14]*[.B134]*0.001)" office:value-type="string" office:string-value="7.92194096045154i" calcext:value-type="string">
            <text:p>7.92194096045154i</text:p>
          </table:table-cell>
          <table:table-cell table:formula="of:=IMSUM([.G134];[.H134])" office:value-type="string" office:string-value="14.9649112229136-13.3290824740865i" calcext:value-type="string">
            <text:p>14.9649112229136-13.3290824740865i</text:p>
          </table:table-cell>
          <table:table-cell table:formula="of:=300000/[.B134]" office:value-type="float" office:value="41.8351694324362" calcext:value-type="float">
            <text:p>41.8351694324</text:p>
          </table:table-cell>
          <table:table-cell table:formula="of:=[.$C$1]/[.J134]*2*PI()" office:value-type="float" office:value="0" calcext:value-type="float">
            <text:p>0</text:p>
          </table:table-cell>
          <table:table-cell table:formula="of:=COMPLEX(0;TAN([.K134]))" office:value-type="string" office:string-value="0" calcext:value-type="string">
            <text:p>0</text:p>
          </table:table-cell>
          <table:table-cell table:formula="of:=IMPRODUCT(IMDIV(IMSUB([.I134];[.$C$2]); IMSUM([.I134]; [.$C$2])); 1-[.$F$1])" office:value-type="string" office:string-value="-0.477111712355878-0.303064276804343i" calcext:value-type="string">
            <text:p>-0.477111712355878-0.303064276804343i</text:p>
          </table:table-cell>
          <table:table-cell table:formula="of:=IMDIV(IMSUM(1;[.M134]);IMSUB(1;[.M134]))" office:value-type="string" office:string-value="0.299298224458272-0.26658164948173i" calcext:value-type="string">
            <text:p>0.299298224458272-0.26658164948173i</text:p>
          </table:table-cell>
          <table:table-cell table:formula="of:=IMSUM([.N134];[.L134])" office:value-type="string" office:string-value="0.299298224458272-0.26658164948173i" calcext:value-type="string">
            <text:p>0.299298224458272-0.26658164948173i</text:p>
          </table:table-cell>
          <table:table-cell table:formula="of:=IMSUM(1;IMPRODUCT([.L134];[.N134]))" office:value-type="string" office:string-value="1" calcext:value-type="string">
            <text:p>1</text:p>
          </table:table-cell>
          <table:table-cell table:formula="of:=IMPRODUCT([.$C$2];[.O134];IMDIV(1;[.P134]))" office:value-type="string" office:string-value="14.9649112229136-13.3290824740865i" calcext:value-type="string">
            <text:p>14.9649112229136-13.3290824740865i</text:p>
          </table:table-cell>
          <table:table-cell table:formula="of:=IMDIV(IMPRODUCT([.Q134];[.$F$10]);IMSUM([.Q134];[.$F$10]))" office:value-type="string" office:string-value="14.9648649341144-13.3286835432027i" calcext:value-type="string">
            <text:p>14.9648649341144-13.3286835432027i</text:p>
          </table:table-cell>
          <table:table-cell table:formula="of:=[.B134]" office:value-type="float" office:value="7171" calcext:value-type="float">
            <text:p>7171</text:p>
          </table:table-cell>
          <table:table-cell table:formula="of:=IMREAL([.R134])" office:value-type="float" office:value="14.9648649341144" calcext:value-type="float">
            <text:p>14.9648649341</text:p>
          </table:table-cell>
          <table:table-cell table:formula="of:=IMAGINARY([.R134])" office:value-type="float" office:value="-13.3286835432027" calcext:value-type="float">
            <text:p>-13.3286835432</text:p>
          </table:table-cell>
          <table:table-cell table:formula="of:=IMABS([.R134])" office:value-type="float" office:value="20.0399847178367" calcext:value-type="float">
            <text:p>20.0399847178</text:p>
          </table:table-cell>
        </table:table-row>
        <table:table-row table:style-name="ro1">
          <table:table-cell/>
          <table:table-cell table:formula="of:=[.B134]+[.$C$11]" office:value-type="float" office:value="7172.5" calcext:value-type="float">
            <text:p>7172.5</text:p>
          </table:table-cell>
          <table:table-cell table:formula="of:=COMPLEX([.$C$3]/1000;6.284*[.B135]*[.$C$4]/1000)" office:value-type="string" office:string-value="1.3+191.5559575i" calcext:value-type="string">
            <text:p>1.3+191.5559575i</text:p>
          </table:table-cell>
          <table:table-cell table:formula="of:=COMPLEX(0;-1/6.284/[.B135]/[.$C$5]*1000000000)" office:value-type="string" office:string-value="-189.630157155443i" calcext:value-type="string">
            <text:p>-189.630157155443i</text:p>
          </table:table-cell>
          <table:table-cell table:formula="of:=IMSUM([.C135];[.D135])" office:value-type="string" office:string-value="1.3+1.92580034455702i" calcext:value-type="string">
            <text:p>1.3+1.92580034455702i</text:p>
          </table:table-cell>
          <table:table-cell table:formula="of:=COMPLEX(0; 6.284*[.B135]*[.$C$6]/1000)" office:value-type="string" office:string-value="7.6622383i" calcext:value-type="string">
            <text:p>7.6622383i</text:p>
          </table:table-cell>
          <table:table-cell table:formula="of:=IMDIV(IMPRODUCT(-1;[.F135];[.F135]);[.E135])" office:value-type="string" office:string-value="14.1372489673835-20.942706871135i" calcext:value-type="string">
            <text:p>14.1372489673835-20.942706871135i</text:p>
          </table:table-cell>
          <table:table-cell table:formula="of:=COMPLEX(0;-1000000000/6.284/[.$F$12]/[.B135]+6.284*[.F$14]*[.B135]*0.001)" office:value-type="string" office:string-value="7.93724925413704i" calcext:value-type="string">
            <text:p>7.93724925413704i</text:p>
          </table:table-cell>
          <table:table-cell table:formula="of:=IMSUM([.G135];[.H135])" office:value-type="string" office:string-value="14.1372489673835-13.005457616998i" calcext:value-type="string">
            <text:p>14.1372489673835-13.005457616998i</text:p>
          </table:table-cell>
          <table:table-cell table:formula="of:=300000/[.B135]" office:value-type="float" office:value="41.8264203555246" calcext:value-type="float">
            <text:p>41.8264203555</text:p>
          </table:table-cell>
          <table:table-cell table:formula="of:=[.$C$1]/[.J135]*2*PI()" office:value-type="float" office:value="0" calcext:value-type="float">
            <text:p>0</text:p>
          </table:table-cell>
          <table:table-cell table:formula="of:=COMPLEX(0;TAN([.K135]))" office:value-type="string" office:string-value="0" calcext:value-type="string">
            <text:p>0</text:p>
          </table:table-cell>
          <table:table-cell table:formula="of:=IMPRODUCT(IMDIV(IMSUB([.I135];[.$C$2]); IMSUM([.I135]; [.$C$2])); 1-[.$F$1])" office:value-type="string" office:string-value="-0.497579101188101-0.30367223169345i" calcext:value-type="string">
            <text:p>-0.497579101188101-0.30367223169345i</text:p>
          </table:table-cell>
          <table:table-cell table:formula="of:=IMDIV(IMSUM(1;[.M135]);IMSUB(1;[.M135]))" office:value-type="string" office:string-value="0.28274497934767-0.26010915233996i" calcext:value-type="string">
            <text:p>0.28274497934767-0.26010915233996i</text:p>
          </table:table-cell>
          <table:table-cell table:formula="of:=IMSUM([.N135];[.L135])" office:value-type="string" office:string-value="0.28274497934767-0.26010915233996i" calcext:value-type="string">
            <text:p>0.28274497934767-0.26010915233996i</text:p>
          </table:table-cell>
          <table:table-cell table:formula="of:=IMSUM(1;IMPRODUCT([.L135];[.N135]))" office:value-type="string" office:string-value="1" calcext:value-type="string">
            <text:p>1</text:p>
          </table:table-cell>
          <table:table-cell table:formula="of:=IMPRODUCT([.$C$2];[.O135];IMDIV(1;[.P135]))" office:value-type="string" office:string-value="14.1372489673835-13.005457616998i" calcext:value-type="string">
            <text:p>14.1372489673835-13.005457616998i</text:p>
          </table:table-cell>
          <table:table-cell table:formula="of:=IMDIV(IMPRODUCT([.Q135];[.$F$10]);IMSUM([.Q135];[.$F$10]))" office:value-type="string" office:string-value="14.1372182431242-13.0050898994438i" calcext:value-type="string">
            <text:p>14.1372182431242-13.0050898994438i</text:p>
          </table:table-cell>
          <table:table-cell table:formula="of:=[.B135]" office:value-type="float" office:value="7172.5" calcext:value-type="float">
            <text:p>7172.5</text:p>
          </table:table-cell>
          <table:table-cell table:formula="of:=IMREAL([.R135])" office:value-type="float" office:value="14.1372182431242" calcext:value-type="float">
            <text:p>14.1372182431</text:p>
          </table:table-cell>
          <table:table-cell table:formula="of:=IMAGINARY([.R135])" office:value-type="float" office:value="-13.0050898994438" calcext:value-type="float">
            <text:p>-13.0050898994</text:p>
          </table:table-cell>
          <table:table-cell table:formula="of:=IMABS([.R135])" office:value-type="float" office:value="19.2091983941636" calcext:value-type="float">
            <text:p>19.2091983942</text:p>
          </table:table-cell>
        </table:table-row>
        <table:table-row table:style-name="ro1">
          <table:table-cell/>
          <table:table-cell table:formula="of:=[.B135]+[.$C$11]" office:value-type="float" office:value="7174" calcext:value-type="float">
            <text:p>7174</text:p>
          </table:table-cell>
          <table:table-cell table:formula="of:=COMPLEX([.$C$3]/1000;6.284*[.B136]*[.$C$4]/1000)" office:value-type="string" office:string-value="1.3+191.596018i" calcext:value-type="string">
            <text:p>1.3+191.596018i</text:p>
          </table:table-cell>
          <table:table-cell table:formula="of:=COMPLEX(0;-1/6.284/[.B136]/[.$C$5]*1000000000)" office:value-type="string" office:string-value="-189.590507694092i" calcext:value-type="string">
            <text:p>-189.590507694092i</text:p>
          </table:table-cell>
          <table:table-cell table:formula="of:=IMSUM([.C136];[.D136])" office:value-type="string" office:string-value="1.3+2.00551030590799i" calcext:value-type="string">
            <text:p>1.3+2.00551030590799i</text:p>
          </table:table-cell>
          <table:table-cell table:formula="of:=COMPLEX(0; 6.284*[.B136]*[.$C$6]/1000)" office:value-type="string" office:string-value="7.66384072i" calcext:value-type="string">
            <text:p>7.66384072i</text:p>
          </table:table-cell>
          <table:table-cell table:formula="of:=IMDIV(IMPRODUCT(-1;[.F136];[.F136]);[.E136])" office:value-type="string" office:string-value="13.3672678627461-20.6216872773615i" calcext:value-type="string">
            <text:p>13.3672678627461-20.6216872773615i</text:p>
          </table:table-cell>
          <table:table-cell table:formula="of:=COMPLEX(0;-1000000000/6.284/[.$F$12]/[.B136]+6.284*[.F$14]*[.B136]*0.001)" office:value-type="string" office:string-value="7.9525546938107i" calcext:value-type="string">
            <text:p>7.9525546938107i</text:p>
          </table:table-cell>
          <table:table-cell table:formula="of:=IMSUM([.G136];[.H136])" office:value-type="string" office:string-value="13.3672678627461-12.6691325835508i" calcext:value-type="string">
            <text:p>13.3672678627461-12.6691325835508i</text:p>
          </table:table-cell>
          <table:table-cell table:formula="of:=300000/[.B136]" office:value-type="float" office:value="41.8176749372735" calcext:value-type="float">
            <text:p>41.8176749373</text:p>
          </table:table-cell>
          <table:table-cell table:formula="of:=[.$C$1]/[.J136]*2*PI()" office:value-type="float" office:value="0" calcext:value-type="float">
            <text:p>0</text:p>
          </table:table-cell>
          <table:table-cell table:formula="of:=COMPLEX(0;TAN([.K136]))" office:value-type="string" office:string-value="0" calcext:value-type="string">
            <text:p>0</text:p>
          </table:table-cell>
          <table:table-cell table:formula="of:=IMPRODUCT(IMDIV(IMSUB([.I136];[.$C$2]); IMSUM([.I136]; [.$C$2])); 1-[.$F$1])" office:value-type="string" office:string-value="-0.517445375793621-0.303385601157151i" calcext:value-type="string">
            <text:p>-0.517445375793621-0.303385601157151i</text:p>
          </table:table-cell>
          <table:table-cell table:formula="of:=IMDIV(IMSUM(1;[.M136]);IMSUB(1;[.M136]))" office:value-type="string" office:string-value="0.267345357254922-0.253382651671016i" calcext:value-type="string">
            <text:p>0.267345357254922-0.253382651671016i</text:p>
          </table:table-cell>
          <table:table-cell table:formula="of:=IMSUM([.N136];[.L136])" office:value-type="string" office:string-value="0.267345357254922-0.253382651671016i" calcext:value-type="string">
            <text:p>0.267345357254922-0.253382651671016i</text:p>
          </table:table-cell>
          <table:table-cell table:formula="of:=IMSUM(1;IMPRODUCT([.L136];[.N136]))" office:value-type="string" office:string-value="1" calcext:value-type="string">
            <text:p>1</text:p>
          </table:table-cell>
          <table:table-cell table:formula="of:=IMPRODUCT([.$C$2];[.O136];IMDIV(1;[.P136]))" office:value-type="string" office:string-value="13.3672678627461-12.6691325835508i" calcext:value-type="string">
            <text:p>13.3672678627461-12.6691325835508i</text:p>
          </table:table-cell>
          <table:table-cell table:formula="of:=IMDIV(IMPRODUCT([.Q136];[.$F$10]);IMSUM([.Q136];[.$F$10]))" office:value-type="string" office:string-value="13.3672496817502-12.6687938845923i" calcext:value-type="string">
            <text:p>13.3672496817502-12.6687938845923i</text:p>
          </table:table-cell>
          <table:table-cell table:formula="of:=[.B136]" office:value-type="float" office:value="7174" calcext:value-type="float">
            <text:p>7174</text:p>
          </table:table-cell>
          <table:table-cell table:formula="of:=IMREAL([.R136])" office:value-type="float" office:value="13.3672496817502" calcext:value-type="float">
            <text:p>13.3672496818</text:p>
          </table:table-cell>
          <table:table-cell table:formula="of:=IMAGINARY([.R136])" office:value-type="float" office:value="-12.6687938845923" calcext:value-type="float">
            <text:p>-12.6687938846</text:p>
          </table:table-cell>
          <table:table-cell table:formula="of:=IMABS([.R136])" office:value-type="float" office:value="18.416886342282" calcext:value-type="float">
            <text:p>18.4168863423</text:p>
          </table:table-cell>
        </table:table-row>
        <table:table-row table:style-name="ro1">
          <table:table-cell/>
          <table:table-cell table:formula="of:=[.B136]+[.$C$11]" office:value-type="float" office:value="7175.5" calcext:value-type="float">
            <text:p>7175.5</text:p>
          </table:table-cell>
          <table:table-cell table:formula="of:=COMPLEX([.$C$3]/1000;6.284*[.B137]*[.$C$4]/1000)" office:value-type="string" office:string-value="1.3+191.6360785i" calcext:value-type="string">
            <text:p>1.3+191.6360785i</text:p>
          </table:table-cell>
          <table:table-cell table:formula="of:=COMPLEX(0;-1/6.284/[.B137]/[.$C$5]*1000000000)" office:value-type="string" office:string-value="-189.550874809757i" calcext:value-type="string">
            <text:p>-189.550874809757i</text:p>
          </table:table-cell>
          <table:table-cell table:formula="of:=IMSUM([.C137];[.D137])" office:value-type="string" office:string-value="1.3+2.08520369024299i" calcext:value-type="string">
            <text:p>1.3+2.08520369024299i</text:p>
          </table:table-cell>
          <table:table-cell table:formula="of:=COMPLEX(0; 6.284*[.B137]*[.$C$6]/1000)" office:value-type="string" office:string-value="7.66544314i" calcext:value-type="string">
            <text:p>7.66544314i</text:p>
          </table:table-cell>
          <table:table-cell table:formula="of:=IMDIV(IMPRODUCT(-1;[.F137];[.F137]);[.E137])" office:value-type="string" office:string-value="12.6508417510245-20.2919860799357i" calcext:value-type="string">
            <text:p>12.6508417510245-20.2919860799357i</text:p>
          </table:table-cell>
          <table:table-cell table:formula="of:=COMPLEX(0;-1000000000/6.284/[.$F$12]/[.B137]+6.284*[.F$14]*[.B137]*0.001)" office:value-type="string" office:string-value="7.96785728126234i" calcext:value-type="string">
            <text:p>7.96785728126234i</text:p>
          </table:table-cell>
          <table:table-cell table:formula="of:=IMSUM([.G137];[.H137])" office:value-type="string" office:string-value="12.6508417510245-12.3241287986734i" calcext:value-type="string">
            <text:p>12.6508417510245-12.3241287986734i</text:p>
          </table:table-cell>
          <table:table-cell table:formula="of:=300000/[.B137]" office:value-type="float" office:value="41.8089331753885" calcext:value-type="float">
            <text:p>41.8089331754</text:p>
          </table:table-cell>
          <table:table-cell table:formula="of:=[.$C$1]/[.J137]*2*PI()" office:value-type="float" office:value="0" calcext:value-type="float">
            <text:p>0</text:p>
          </table:table-cell>
          <table:table-cell table:formula="of:=COMPLEX(0;TAN([.K137]))" office:value-type="string" office:string-value="0" calcext:value-type="string">
            <text:p>0</text:p>
          </table:table-cell>
          <table:table-cell table:formula="of:=IMPRODUCT(IMDIV(IMSUB([.I137];[.$C$2]); IMSUM([.I137]; [.$C$2])); 1-[.$F$1])" office:value-type="string" office:string-value="-0.536685196526705-0.302283349364578i" calcext:value-type="string">
            <text:p>-0.536685196526705-0.302283349364578i</text:p>
          </table:table-cell>
          <table:table-cell table:formula="of:=IMDIV(IMSUM(1;[.M137]);IMSUB(1;[.M137]))" office:value-type="string" office:string-value="0.253016835020489-0.246482575973467i" calcext:value-type="string">
            <text:p>0.253016835020489-0.246482575973467i</text:p>
          </table:table-cell>
          <table:table-cell table:formula="of:=IMSUM([.N137];[.L137])" office:value-type="string" office:string-value="0.253016835020489-0.246482575973467i" calcext:value-type="string">
            <text:p>0.253016835020489-0.246482575973467i</text:p>
          </table:table-cell>
          <table:table-cell table:formula="of:=IMSUM(1;IMPRODUCT([.L137];[.N137]))" office:value-type="string" office:string-value="1" calcext:value-type="string">
            <text:p>1</text:p>
          </table:table-cell>
          <table:table-cell table:formula="of:=IMPRODUCT([.$C$2];[.O137];IMDIV(1;[.P137]))" office:value-type="string" office:string-value="12.6508417510245-12.3241287986734i" calcext:value-type="string">
            <text:p>12.6508417510245-12.3241287986734i</text:p>
          </table:table-cell>
          <table:table-cell table:formula="of:=IMDIV(IMPRODUCT([.Q137];[.$F$10]);IMSUM([.Q137];[.$F$10]))" office:value-type="string" office:string-value="12.6508335876303-12.3238169812007i" calcext:value-type="string">
            <text:p>12.6508335876303-12.3238169812007i</text:p>
          </table:table-cell>
          <table:table-cell table:formula="of:=[.B137]" office:value-type="float" office:value="7175.5" calcext:value-type="float">
            <text:p>7175.5</text:p>
          </table:table-cell>
          <table:table-cell table:formula="of:=IMREAL([.R137])" office:value-type="float" office:value="12.6508335876303" calcext:value-type="float">
            <text:p>12.6508335876</text:p>
          </table:table-cell>
          <table:table-cell table:formula="of:=IMAGINARY([.R137])" office:value-type="float" office:value="-12.3238169812007" calcext:value-type="float">
            <text:p>-12.3238169812</text:p>
          </table:table-cell>
          <table:table-cell table:formula="of:=IMABS([.R137])" office:value-type="float" office:value="17.66125860317" calcext:value-type="float">
            <text:p>17.6612586032</text:p>
          </table:table-cell>
        </table:table-row>
        <table:table-row table:style-name="ro1">
          <table:table-cell/>
          <table:table-cell table:formula="of:=[.B137]+[.$C$11]" office:value-type="float" office:value="7177" calcext:value-type="float">
            <text:p>7177</text:p>
          </table:table-cell>
          <table:table-cell table:formula="of:=COMPLEX([.$C$3]/1000;6.284*[.B138]*[.$C$4]/1000)" office:value-type="string" office:string-value="1.3+191.676139i" calcext:value-type="string">
            <text:p>1.3+191.676139i</text:p>
          </table:table-cell>
          <table:table-cell table:formula="of:=COMPLEX(0;-1/6.284/[.B138]/[.$C$5]*1000000000)" office:value-type="string" office:string-value="-189.511258492046i" calcext:value-type="string">
            <text:p>-189.511258492046i</text:p>
          </table:table-cell>
          <table:table-cell table:formula="of:=IMSUM([.C138];[.D138])" office:value-type="string" office:string-value="1.3+2.164880507954i" calcext:value-type="string">
            <text:p>1.3+2.164880507954i</text:p>
          </table:table-cell>
          <table:table-cell table:formula="of:=COMPLEX(0; 6.284*[.B138]*[.$C$6]/1000)" office:value-type="string" office:string-value="7.66704556i" calcext:value-type="string">
            <text:p>7.66704556i</text:p>
          </table:table-cell>
          <table:table-cell table:formula="of:=IMDIV(IMPRODUCT(-1;[.F138];[.F138]);[.E138])" office:value-type="string" office:string-value="11.9840313425128-19.9569198923967i" calcext:value-type="string">
            <text:p>11.9840313425128-19.9569198923967i</text:p>
          </table:table-cell>
          <table:table-cell table:formula="of:=COMPLEX(0;-1000000000/6.284/[.$F$12]/[.B138]+6.284*[.F$14]*[.B138]*0.001)" office:value-type="string" office:string-value="7.98315701828033i" calcext:value-type="string">
            <text:p>7.98315701828033i</text:p>
          </table:table-cell>
          <table:table-cell table:formula="of:=IMSUM([.G138];[.H138])" office:value-type="string" office:string-value="11.9840313425128-11.9737628741164i" calcext:value-type="string">
            <text:p>11.9840313425128-11.9737628741164i</text:p>
          </table:table-cell>
          <table:table-cell table:formula="of:=300000/[.B138]" office:value-type="float" office:value="41.800195067577" calcext:value-type="float">
            <text:p>41.8001950676</text:p>
          </table:table-cell>
          <table:table-cell table:formula="of:=[.$C$1]/[.J138]*2*PI()" office:value-type="float" office:value="0" calcext:value-type="float">
            <text:p>0</text:p>
          </table:table-cell>
          <table:table-cell table:formula="of:=COMPLEX(0;TAN([.K138]))" office:value-type="string" office:string-value="0" calcext:value-type="string">
            <text:p>0</text:p>
          </table:table-cell>
          <table:table-cell table:formula="of:=IMPRODUCT(IMDIV(IMSUB([.I138];[.$C$2]); IMSUM([.I138]; [.$C$2])); 1-[.$F$1])" office:value-type="string" office:string-value="-0.555281004630052-0.300441348339426i" calcext:value-type="string">
            <text:p>-0.555281004630052-0.300441348339426i</text:p>
          </table:table-cell>
          <table:table-cell table:formula="of:=IMDIV(IMSUM(1;[.M138]);IMSUB(1;[.M138]))" office:value-type="string" office:string-value="0.239680626850256-0.239475257482329i" calcext:value-type="string">
            <text:p>0.239680626850256-0.239475257482329i</text:p>
          </table:table-cell>
          <table:table-cell table:formula="of:=IMSUM([.N138];[.L138])" office:value-type="string" office:string-value="0.239680626850256-0.239475257482329i" calcext:value-type="string">
            <text:p>0.239680626850256-0.239475257482329i</text:p>
          </table:table-cell>
          <table:table-cell table:formula="of:=IMSUM(1;IMPRODUCT([.L138];[.N138]))" office:value-type="string" office:string-value="1" calcext:value-type="string">
            <text:p>1</text:p>
          </table:table-cell>
          <table:table-cell table:formula="of:=IMPRODUCT([.$C$2];[.O138];IMDIV(1;[.P138]))" office:value-type="string" office:string-value="11.9840313425128-11.9737628741165i" calcext:value-type="string">
            <text:p>11.9840313425128-11.9737628741165i</text:p>
          </table:table-cell>
          <table:table-cell table:formula="of:=IMDIV(IMPRODUCT([.Q138];[.$F$10]);IMSUM([.Q138];[.$F$10]))" office:value-type="string" office:string-value="11.9840310930695-11.9734758893726i" calcext:value-type="string">
            <text:p>11.9840310930695-11.9734758893726i</text:p>
          </table:table-cell>
          <table:table-cell table:formula="of:=[.B138]" office:value-type="float" office:value="7177" calcext:value-type="float">
            <text:p>7177</text:p>
          </table:table-cell>
          <table:table-cell table:formula="of:=IMREAL([.R138])" office:value-type="float" office:value="11.9840310930695" calcext:value-type="float">
            <text:p>11.9840310931</text:p>
          </table:table-cell>
          <table:table-cell table:formula="of:=IMAGINARY([.R138])" office:value-type="float" office:value="-11.9734758893726" calcext:value-type="float">
            <text:p>-11.9734758894</text:p>
          </table:table-cell>
          <table:table-cell table:formula="of:=IMABS([.R138])" office:value-type="float" office:value="16.9405172917784" calcext:value-type="float">
            <text:p>16.9405172918</text:p>
          </table:table-cell>
        </table:table-row>
        <table:table-row table:style-name="ro1">
          <table:table-cell/>
          <table:table-cell table:formula="of:=[.B138]+[.$C$11]" office:value-type="float" office:value="7178.5" calcext:value-type="float">
            <text:p>7178.5</text:p>
          </table:table-cell>
          <table:table-cell table:formula="of:=COMPLEX([.$C$3]/1000;6.284*[.B139]*[.$C$4]/1000)" office:value-type="string" office:string-value="1.3+191.7161995i" calcext:value-type="string">
            <text:p>1.3+191.7161995i</text:p>
          </table:table-cell>
          <table:table-cell table:formula="of:=COMPLEX(0;-1/6.284/[.B139]/[.$C$5]*1000000000)" office:value-type="string" office:string-value="-189.471658730572i" calcext:value-type="string">
            <text:p>-189.471658730572i</text:p>
          </table:table-cell>
          <table:table-cell table:formula="of:=IMSUM([.C139];[.D139])" office:value-type="string" office:string-value="1.3+2.244540769428i" calcext:value-type="string">
            <text:p>1.3+2.244540769428i</text:p>
          </table:table-cell>
          <table:table-cell table:formula="of:=COMPLEX(0; 6.284*[.B139]*[.$C$6]/1000)" office:value-type="string" office:string-value="7.66864798i" calcext:value-type="string">
            <text:p>7.66864798i</text:p>
          </table:table-cell>
          <table:table-cell table:formula="of:=IMDIV(IMPRODUCT(-1;[.F139];[.F139]);[.E139])" office:value-type="string" office:string-value="11.3631135271084-19.6192089071028i" calcext:value-type="string">
            <text:p>11.3631135271084-19.6192089071028i</text:p>
          </table:table-cell>
          <table:table-cell table:formula="of:=COMPLEX(0;-1000000000/6.284/[.$F$12]/[.B139]+6.284*[.F$14]*[.B139]*0.001)" office:value-type="string" office:string-value="7.99845390665153i" calcext:value-type="string">
            <text:p>7.99845390665153i</text:p>
          </table:table-cell>
          <table:table-cell table:formula="of:=IMSUM([.G139];[.H139])" office:value-type="string" office:string-value="11.3631135271084-11.6207550004513i" calcext:value-type="string">
            <text:p>11.3631135271084-11.6207550004513i</text:p>
          </table:table-cell>
          <table:table-cell table:formula="of:=300000/[.B139]" office:value-type="float" office:value="41.7914606115484" calcext:value-type="float">
            <text:p>41.7914606115</text:p>
          </table:table-cell>
          <table:table-cell table:formula="of:=[.$C$1]/[.J139]*2*PI()" office:value-type="float" office:value="0" calcext:value-type="float">
            <text:p>0</text:p>
          </table:table-cell>
          <table:table-cell table:formula="of:=COMPLEX(0;TAN([.K139]))" office:value-type="string" office:string-value="0" calcext:value-type="string">
            <text:p>0</text:p>
          </table:table-cell>
          <table:table-cell table:formula="of:=IMPRODUCT(IMDIV(IMSUB([.I139];[.$C$2]); IMSUM([.I139]; [.$C$2])); 1-[.$F$1])" office:value-type="string" office:string-value="-0.573222102150889-0.297931893601096i" calcext:value-type="string">
            <text:p>-0.573222102150889-0.297931893601096i</text:p>
          </table:table-cell>
          <table:table-cell table:formula="of:=IMDIV(IMSUM(1;[.M139]);IMSUB(1;[.M139]))" office:value-type="string" office:string-value="0.227262270542168-0.232415100009026i" calcext:value-type="string">
            <text:p>0.227262270542168-0.232415100009026i</text:p>
          </table:table-cell>
          <table:table-cell table:formula="of:=IMSUM([.N139];[.L139])" office:value-type="string" office:string-value="0.227262270542168-0.232415100009026i" calcext:value-type="string">
            <text:p>0.227262270542168-0.232415100009026i</text:p>
          </table:table-cell>
          <table:table-cell table:formula="of:=IMSUM(1;IMPRODUCT([.L139];[.N139]))" office:value-type="string" office:string-value="1" calcext:value-type="string">
            <text:p>1</text:p>
          </table:table-cell>
          <table:table-cell table:formula="of:=IMPRODUCT([.$C$2];[.O139];IMDIV(1;[.P139]))" office:value-type="string" office:string-value="11.3631135271084-11.6207550004513i" calcext:value-type="string">
            <text:p>11.3631135271084-11.6207550004513i</text:p>
          </table:table-cell>
          <table:table-cell table:formula="of:=IMDIV(IMPRODUCT([.Q139];[.$F$10]);IMSUM([.Q139];[.$F$10]))" office:value-type="string" office:string-value="11.3631194455758-11.6204909072026i" calcext:value-type="string">
            <text:p>11.3631194455758-11.6204909072026i</text:p>
          </table:table-cell>
          <table:table-cell table:formula="of:=[.B139]" office:value-type="float" office:value="7178.5" calcext:value-type="float">
            <text:p>7178.5</text:p>
          </table:table-cell>
          <table:table-cell table:formula="of:=IMREAL([.R139])" office:value-type="float" office:value="11.3631194455758" calcext:value-type="float">
            <text:p>11.3631194456</text:p>
          </table:table-cell>
          <table:table-cell table:formula="of:=IMAGINARY([.R139])" office:value-type="float" office:value="-11.6204909072026" calcext:value-type="float">
            <text:p>-11.6204909072</text:p>
          </table:table-cell>
          <table:table-cell table:formula="of:=IMABS([.R139])" office:value-type="float" office:value="16.2528856655919" calcext:value-type="float">
            <text:p>16.2528856656</text:p>
          </table:table-cell>
        </table:table-row>
        <table:table-row table:style-name="ro1">
          <table:table-cell/>
          <table:table-cell table:formula="of:=[.B139]+[.$C$11]" office:value-type="float" office:value="7180" calcext:value-type="float">
            <text:p>7180</text:p>
          </table:table-cell>
          <table:table-cell table:formula="of:=COMPLEX([.$C$3]/1000;6.284*[.B140]*[.$C$4]/1000)" office:value-type="string" office:string-value="1.3+191.75626i" calcext:value-type="string">
            <text:p>1.3+191.75626i</text:p>
          </table:table-cell>
          <table:table-cell table:formula="of:=COMPLEX(0;-1/6.284/[.B140]/[.$C$5]*1000000000)" office:value-type="string" office:string-value="-189.43207551496i" calcext:value-type="string">
            <text:p>-189.43207551496i</text:p>
          </table:table-cell>
          <table:table-cell table:formula="of:=IMSUM([.C140];[.D140])" office:value-type="string" office:string-value="1.3+2.32418448504001i" calcext:value-type="string">
            <text:p>1.3+2.32418448504001i</text:p>
          </table:table-cell>
          <table:table-cell table:formula="of:=COMPLEX(0; 6.284*[.B140]*[.$C$6]/1000)" office:value-type="string" office:string-value="7.6702504i" calcext:value-type="string">
            <text:p>7.6702504i</text:p>
          </table:table-cell>
          <table:table-cell table:formula="of:=IMDIV(IMPRODUCT(-1;[.F140];[.F140]);[.E140])" office:value-type="string" office:string-value="10.7845965838339-19.2810708135093i" calcext:value-type="string">
            <text:p>10.7845965838339-19.2810708135093i</text:p>
          </table:table-cell>
          <table:table-cell table:formula="of:=COMPLEX(0;-1000000000/6.284/[.$F$12]/[.B140]+6.284*[.F$14]*[.B140]*0.001)" office:value-type="string" office:string-value="8.01374794816127i" calcext:value-type="string">
            <text:p>8.01374794816127i</text:p>
          </table:table-cell>
          <table:table-cell table:formula="of:=IMSUM([.G140];[.H140])" office:value-type="string" office:string-value="10.7845965838339-11.267322865348i" calcext:value-type="string">
            <text:p>10.7845965838339-11.267322865348i</text:p>
          </table:table-cell>
          <table:table-cell table:formula="of:=300000/[.B140]" office:value-type="float" office:value="41.7827298050139" calcext:value-type="float">
            <text:p>41.782729805</text:p>
          </table:table-cell>
          <table:table-cell table:formula="of:=[.$C$1]/[.J140]*2*PI()" office:value-type="float" office:value="0" calcext:value-type="float">
            <text:p>0</text:p>
          </table:table-cell>
          <table:table-cell table:formula="of:=COMPLEX(0;TAN([.K140]))" office:value-type="string" office:string-value="0" calcext:value-type="string">
            <text:p>0</text:p>
          </table:table-cell>
          <table:table-cell table:formula="of:=IMPRODUCT(IMDIV(IMSUB([.I140];[.$C$2]); IMSUM([.I140]; [.$C$2])); 1-[.$F$1])" office:value-type="string" office:string-value="-0.590503768386217-0.294823367828788i" calcext:value-type="string">
            <text:p>-0.590503768386217-0.294823367828788i</text:p>
          </table:table-cell>
          <table:table-cell table:formula="of:=IMDIV(IMSUM(1;[.M140]);IMSUB(1;[.M140]))" office:value-type="string" office:string-value="0.215691931676678-0.225346457306959i" calcext:value-type="string">
            <text:p>0.215691931676678-0.225346457306959i</text:p>
          </table:table-cell>
          <table:table-cell table:formula="of:=IMSUM([.N140];[.L140])" office:value-type="string" office:string-value="0.215691931676678-0.225346457306959i" calcext:value-type="string">
            <text:p>0.215691931676678-0.225346457306959i</text:p>
          </table:table-cell>
          <table:table-cell table:formula="of:=IMSUM(1;IMPRODUCT([.L140];[.N140]))" office:value-type="string" office:string-value="1" calcext:value-type="string">
            <text:p>1</text:p>
          </table:table-cell>
          <table:table-cell table:formula="of:=IMPRODUCT([.$C$2];[.O140];IMDIV(1;[.P140]))" office:value-type="string" office:string-value="10.7845965838339-11.267322865348i" calcext:value-type="string">
            <text:p>10.7845965838339-11.267322865348i</text:p>
          </table:table-cell>
          <table:table-cell table:formula="of:=IMDIV(IMPRODUCT([.Q140];[.$F$10]);IMSUM([.Q140];[.$F$10]))" office:value-type="string" office:string-value="10.7846072260326-11.2670798405426i" calcext:value-type="string">
            <text:p>10.7846072260326-11.2670798405426i</text:p>
          </table:table-cell>
          <table:table-cell table:formula="of:=[.B140]" office:value-type="float" office:value="7180" calcext:value-type="float">
            <text:p>7180</text:p>
          </table:table-cell>
          <table:table-cell table:formula="of:=IMREAL([.R140])" office:value-type="float" office:value="10.7846072260326" calcext:value-type="float">
            <text:p>10.784607226</text:p>
          </table:table-cell>
          <table:table-cell table:formula="of:=IMAGINARY([.R140])" office:value-type="float" office:value="-11.2670798405426" calcext:value-type="float">
            <text:p>-11.2670798405</text:p>
          </table:table-cell>
          <table:table-cell table:formula="of:=IMABS([.R140])" office:value-type="float" office:value="15.5966291599485" calcext:value-type="float">
            <text:p>15.5966291599</text:p>
          </table:table-cell>
        </table:table-row>
        <table:table-row table:style-name="ro1">
          <table:table-cell/>
          <table:table-cell table:formula="of:=[.B140]+[.$C$11]" office:value-type="float" office:value="7181.5" calcext:value-type="float">
            <text:p>7181.5</text:p>
          </table:table-cell>
          <table:table-cell table:formula="of:=COMPLEX([.$C$3]/1000;6.284*[.B141]*[.$C$4]/1000)" office:value-type="string" office:string-value="1.3+191.7963205i" calcext:value-type="string">
            <text:p>1.3+191.7963205i</text:p>
          </table:table-cell>
          <table:table-cell table:formula="of:=COMPLEX(0;-1/6.284/[.B141]/[.$C$5]*1000000000)" office:value-type="string" office:string-value="-189.392508834841i" calcext:value-type="string">
            <text:p>-189.392508834841i</text:p>
          </table:table-cell>
          <table:table-cell table:formula="of:=IMSUM([.C141];[.D141])" office:value-type="string" office:string-value="1.3+2.403811665159i" calcext:value-type="string">
            <text:p>1.3+2.403811665159i</text:p>
          </table:table-cell>
          <table:table-cell table:formula="of:=COMPLEX(0; 6.284*[.B141]*[.$C$6]/1000)" office:value-type="string" office:string-value="7.67185282i" calcext:value-type="string">
            <text:p>7.67185282i</text:p>
          </table:table-cell>
          <table:table-cell table:formula="of:=IMDIV(IMPRODUCT(-1;[.F141];[.F141]);[.E141])" office:value-type="string" office:string-value="10.2452252324584-18.9443014815114i" calcext:value-type="string">
            <text:p>10.2452252324584-18.9443014815114i</text:p>
          </table:table-cell>
          <table:table-cell table:formula="of:=COMPLEX(0;-1000000000/6.284/[.$F$12]/[.B141]+6.284*[.F$14]*[.B141]*0.001)" office:value-type="string" office:string-value="8.02903914459346i" calcext:value-type="string">
            <text:p>8.02903914459346i</text:p>
          </table:table-cell>
          <table:table-cell table:formula="of:=IMSUM([.G141];[.H141])" office:value-type="string" office:string-value="10.2452252324584-10.9152623369179i" calcext:value-type="string">
            <text:p>10.2452252324584-10.9152623369179i</text:p>
          </table:table-cell>
          <table:table-cell table:formula="of:=300000/[.B141]" office:value-type="float" office:value="41.7740026456868" calcext:value-type="float">
            <text:p>41.7740026457</text:p>
          </table:table-cell>
          <table:table-cell table:formula="of:=[.$C$1]/[.J141]*2*PI()" office:value-type="float" office:value="0" calcext:value-type="float">
            <text:p>0</text:p>
          </table:table-cell>
          <table:table-cell table:formula="of:=COMPLEX(0;TAN([.K141]))" office:value-type="string" office:string-value="0" calcext:value-type="string">
            <text:p>0</text:p>
          </table:table-cell>
          <table:table-cell table:formula="of:=IMPRODUCT(IMDIV(IMSUB([.I141];[.$C$2]); IMSUM([.I141]; [.$C$2])); 1-[.$F$1])" office:value-type="string" office:string-value="-0.607126427018808-0.291180031144652i" calcext:value-type="string">
            <text:p>-0.607126427018808-0.291180031144652i</text:p>
          </table:table-cell>
          <table:table-cell table:formula="of:=IMDIV(IMSUM(1;[.M141]);IMSUB(1;[.M141]))" office:value-type="string" office:string-value="0.204904504649168-0.218305246738358i" calcext:value-type="string">
            <text:p>0.204904504649168-0.218305246738358i</text:p>
          </table:table-cell>
          <table:table-cell table:formula="of:=IMSUM([.N141];[.L141])" office:value-type="string" office:string-value="0.204904504649168-0.218305246738358i" calcext:value-type="string">
            <text:p>0.204904504649168-0.218305246738358i</text:p>
          </table:table-cell>
          <table:table-cell table:formula="of:=IMSUM(1;IMPRODUCT([.L141];[.N141]))" office:value-type="string" office:string-value="1" calcext:value-type="string">
            <text:p>1</text:p>
          </table:table-cell>
          <table:table-cell table:formula="of:=IMPRODUCT([.$C$2];[.O141];IMDIV(1;[.P141]))" office:value-type="string" office:string-value="10.2452252324584-10.9152623369179i" calcext:value-type="string">
            <text:p>10.2452252324584-10.9152623369179i</text:p>
          </table:table-cell>
          <table:table-cell table:formula="of:=IMDIV(IMPRODUCT([.Q141];[.$F$10]);IMSUM([.Q141];[.$F$10]))" office:value-type="string" office:string-value="10.2452394081979-10.9150386801888i" calcext:value-type="string">
            <text:p>10.2452394081979-10.9150386801888i</text:p>
          </table:table-cell>
          <table:table-cell table:formula="of:=[.B141]" office:value-type="float" office:value="7181.5" calcext:value-type="float">
            <text:p>7181.5</text:p>
          </table:table-cell>
          <table:table-cell table:formula="of:=IMREAL([.R141])" office:value-type="float" office:value="10.2452394081979" calcext:value-type="float">
            <text:p>10.2452394082</text:p>
          </table:table-cell>
          <table:table-cell table:formula="of:=IMAGINARY([.R141])" office:value-type="float" office:value="-10.9150386801888" calcext:value-type="float">
            <text:p>-10.9150386802</text:p>
          </table:table-cell>
          <table:table-cell table:formula="of:=IMABS([.R141])" office:value-type="float" office:value="14.970070137488" calcext:value-type="float">
            <text:p>14.9700701375</text:p>
          </table:table-cell>
        </table:table-row>
        <table:table-row table:style-name="ro1">
          <table:table-cell/>
          <table:table-cell table:formula="of:=[.B141]+[.$C$11]" office:value-type="float" office:value="7183" calcext:value-type="float">
            <text:p>7183</text:p>
          </table:table-cell>
          <table:table-cell table:formula="of:=COMPLEX([.$C$3]/1000;6.284*[.B142]*[.$C$4]/1000)" office:value-type="string" office:string-value="1.3+191.836381i" calcext:value-type="string">
            <text:p>1.3+191.836381i</text:p>
          </table:table-cell>
          <table:table-cell table:formula="of:=COMPLEX(0;-1/6.284/[.B142]/[.$C$5]*1000000000)" office:value-type="string" office:string-value="-189.352958679857i" calcext:value-type="string">
            <text:p>-189.352958679857i</text:p>
          </table:table-cell>
          <table:table-cell table:formula="of:=IMSUM([.C142];[.D142])" office:value-type="string" office:string-value="1.3+2.48342232014298i" calcext:value-type="string">
            <text:p>1.3+2.48342232014298i</text:p>
          </table:table-cell>
          <table:table-cell table:formula="of:=COMPLEX(0; 6.284*[.B142]*[.$C$6]/1000)" office:value-type="string" office:string-value="7.67345524i" calcext:value-type="string">
            <text:p>7.67345524i</text:p>
          </table:table-cell>
          <table:table-cell table:formula="of:=IMDIV(IMPRODUCT(-1;[.F142];[.F142]);[.E142])" office:value-type="string" office:string-value="9.74197854387473-18.6103438140096i" calcext:value-type="string">
            <text:p>9.74197854387473-18.6103438140096i</text:p>
          </table:table-cell>
          <table:table-cell table:formula="of:=COMPLEX(0;-1000000000/6.284/[.$F$12]/[.B142]+6.284*[.F$14]*[.B142]*0.001)" office:value-type="string" office:string-value="8.04432749773046i" calcext:value-type="string">
            <text:p>8.04432749773046i</text:p>
          </table:table-cell>
          <table:table-cell table:formula="of:=IMSUM([.G142];[.H142])" office:value-type="string" office:string-value="9.74197854387473-10.5660163162791i" calcext:value-type="string">
            <text:p>9.74197854387473-10.5660163162791i</text:p>
          </table:table-cell>
          <table:table-cell table:formula="of:=300000/[.B142]" office:value-type="float" office:value="41.7652791312822" calcext:value-type="float">
            <text:p>41.7652791313</text:p>
          </table:table-cell>
          <table:table-cell table:formula="of:=[.$C$1]/[.J142]*2*PI()" office:value-type="float" office:value="0" calcext:value-type="float">
            <text:p>0</text:p>
          </table:table-cell>
          <table:table-cell table:formula="of:=COMPLEX(0;TAN([.K142]))" office:value-type="string" office:string-value="0" calcext:value-type="string">
            <text:p>0</text:p>
          </table:table-cell>
          <table:table-cell table:formula="of:=IMPRODUCT(IMDIV(IMSUB([.I142];[.$C$2]); IMSUM([.I142]; [.$C$2])); 1-[.$F$1])" office:value-type="string" office:string-value="-0.623094873314374-0.287061917470877i" calcext:value-type="string">
            <text:p>-0.623094873314374-0.287061917470877i</text:p>
          </table:table-cell>
          <table:table-cell table:formula="of:=IMDIV(IMSUM(1;[.M142]);IMSUB(1;[.M142]))" office:value-type="string" office:string-value="0.194839570877494-0.211320326325583i" calcext:value-type="string">
            <text:p>0.194839570877494-0.211320326325583i</text:p>
          </table:table-cell>
          <table:table-cell table:formula="of:=IMSUM([.N142];[.L142])" office:value-type="string" office:string-value="0.194839570877494-0.211320326325583i" calcext:value-type="string">
            <text:p>0.194839570877494-0.211320326325583i</text:p>
          </table:table-cell>
          <table:table-cell table:formula="of:=IMSUM(1;IMPRODUCT([.L142];[.N142]))" office:value-type="string" office:string-value="1" calcext:value-type="string">
            <text:p>1</text:p>
          </table:table-cell>
          <table:table-cell table:formula="of:=IMPRODUCT([.$C$2];[.O142];IMDIV(1;[.P142]))" office:value-type="string" office:string-value="9.7419785438747-10.5660163162792i" calcext:value-type="string">
            <text:p>9.7419785438747-10.5660163162792i</text:p>
          </table:table-cell>
          <table:table-cell table:formula="of:=IMDIV(IMPRODUCT([.Q142];[.$F$10]);IMSUM([.Q142];[.$F$10]))" office:value-type="string" office:string-value="9.74199527610812-10.5658104500936i" calcext:value-type="string">
            <text:p>9.74199527610812-10.5658104500936i</text:p>
          </table:table-cell>
          <table:table-cell table:formula="of:=[.B142]" office:value-type="float" office:value="7183" calcext:value-type="float">
            <text:p>7183</text:p>
          </table:table-cell>
          <table:table-cell table:formula="of:=IMREAL([.R142])" office:value-type="float" office:value="9.74199527610812" calcext:value-type="float">
            <text:p>9.7419952761</text:p>
          </table:table-cell>
          <table:table-cell table:formula="of:=IMAGINARY([.R142])" office:value-type="float" office:value="-10.5658104500936" calcext:value-type="float">
            <text:p>-10.5658104501</text:p>
          </table:table-cell>
          <table:table-cell table:formula="of:=IMABS([.R142])" office:value-type="float" office:value="14.3715977687597" calcext:value-type="float">
            <text:p>14.3715977688</text:p>
          </table:table-cell>
        </table:table-row>
        <table:table-row table:style-name="ro1">
          <table:table-cell/>
          <table:table-cell table:formula="of:=[.B142]+[.$C$11]" office:value-type="float" office:value="7184.5" calcext:value-type="float">
            <text:p>7184.5</text:p>
          </table:table-cell>
          <table:table-cell table:formula="of:=COMPLEX([.$C$3]/1000;6.284*[.B143]*[.$C$4]/1000)" office:value-type="string" office:string-value="1.3+191.8764415i" calcext:value-type="string">
            <text:p>1.3+191.8764415i</text:p>
          </table:table-cell>
          <table:table-cell table:formula="of:=COMPLEX(0;-1/6.284/[.B143]/[.$C$5]*1000000000)" office:value-type="string" office:string-value="-189.313425039657i" calcext:value-type="string">
            <text:p>-189.313425039657i</text:p>
          </table:table-cell>
          <table:table-cell table:formula="of:=IMSUM([.C143];[.D143])" office:value-type="string" office:string-value="1.3+2.56301646034299i" calcext:value-type="string">
            <text:p>1.3+2.56301646034299i</text:p>
          </table:table-cell>
          <table:table-cell table:formula="of:=COMPLEX(0; 6.284*[.B143]*[.$C$6]/1000)" office:value-type="string" office:string-value="7.67505766i" calcext:value-type="string">
            <text:p>7.67505766i</text:p>
          </table:table-cell>
          <table:table-cell table:formula="of:=IMDIV(IMPRODUCT(-1;[.F143];[.F143]);[.E143])" office:value-type="string" office:string-value="9.27206298632875-18.2803461963827i" calcext:value-type="string">
            <text:p>9.27206298632875-18.2803461963827i</text:p>
          </table:table-cell>
          <table:table-cell table:formula="of:=COMPLEX(0;-1000000000/6.284/[.$F$12]/[.B143]+6.284*[.F$14]*[.B143]*0.001)" office:value-type="string" office:string-value="8.05961300935319i" calcext:value-type="string">
            <text:p>8.05961300935319i</text:p>
          </table:table-cell>
          <table:table-cell table:formula="of:=IMSUM([.G143];[.H143])" office:value-type="string" office:string-value="9.27206298632875-10.2207331870295i" calcext:value-type="string">
            <text:p>9.27206298632875-10.2207331870295i</text:p>
          </table:table-cell>
          <table:table-cell table:formula="of:=300000/[.B143]" office:value-type="float" office:value="41.756559259517" calcext:value-type="float">
            <text:p>41.7565592595</text:p>
          </table:table-cell>
          <table:table-cell table:formula="of:=[.$C$1]/[.J143]*2*PI()" office:value-type="float" office:value="0" calcext:value-type="float">
            <text:p>0</text:p>
          </table:table-cell>
          <table:table-cell table:formula="of:=COMPLEX(0;TAN([.K143]))" office:value-type="string" office:string-value="0" calcext:value-type="string">
            <text:p>0</text:p>
          </table:table-cell>
          <table:table-cell table:formula="of:=IMPRODUCT(IMDIV(IMSUB([.I143];[.$C$2]); IMSUM([.I143]; [.$C$2])); 1-[.$F$1])" office:value-type="string" office:string-value="-0.638417566811392-0.28252481785869i" calcext:value-type="string">
            <text:p>-0.638417566811392-0.28252481785869i</text:p>
          </table:table-cell>
          <table:table-cell table:formula="of:=IMDIV(IMSUM(1;[.M143]);IMSUB(1;[.M143]))" office:value-type="string" office:string-value="0.185441259726574-0.20441466374059i" calcext:value-type="string">
            <text:p>0.185441259726574-0.20441466374059i</text:p>
          </table:table-cell>
          <table:table-cell table:formula="of:=IMSUM([.N143];[.L143])" office:value-type="string" office:string-value="0.185441259726574-0.20441466374059i" calcext:value-type="string">
            <text:p>0.185441259726574-0.20441466374059i</text:p>
          </table:table-cell>
          <table:table-cell table:formula="of:=IMSUM(1;IMPRODUCT([.L143];[.N143]))" office:value-type="string" office:string-value="1" calcext:value-type="string">
            <text:p>1</text:p>
          </table:table-cell>
          <table:table-cell table:formula="of:=IMPRODUCT([.$C$2];[.O143];IMDIV(1;[.P143]))" office:value-type="string" office:string-value="9.2720629863287-10.2207331870295i" calcext:value-type="string">
            <text:p>9.2720629863287-10.2207331870295i</text:p>
          </table:table-cell>
          <table:table-cell table:formula="of:=IMDIV(IMPRODUCT([.Q143];[.$F$10]);IMSUM([.Q143];[.$F$10]))" office:value-type="string" office:string-value="9.2720814764734-10.2205436538445i" calcext:value-type="string">
            <text:p>9.2720814764734-10.2205436538445i</text:p>
          </table:table-cell>
          <table:table-cell table:formula="of:=[.B143]" office:value-type="float" office:value="7184.5" calcext:value-type="float">
            <text:p>7184.5</text:p>
          </table:table-cell>
          <table:table-cell table:formula="of:=IMREAL([.R143])" office:value-type="float" office:value="9.2720814764734" calcext:value-type="float">
            <text:p>9.2720814765</text:p>
          </table:table-cell>
          <table:table-cell table:formula="of:=IMAGINARY([.R143])" office:value-type="float" office:value="-10.2205436538445" calcext:value-type="float">
            <text:p>-10.2205436538</text:p>
          </table:table-cell>
          <table:table-cell table:formula="of:=IMABS([.R143])" office:value-type="float" office:value="13.7996741804472" calcext:value-type="float">
            <text:p>13.7996741804</text:p>
          </table:table-cell>
        </table:table-row>
        <table:table-row table:style-name="ro1">
          <table:table-cell/>
          <table:table-cell table:formula="of:=[.B143]+[.$C$11]" office:value-type="float" office:value="7186" calcext:value-type="float">
            <text:p>7186</text:p>
          </table:table-cell>
          <table:table-cell table:formula="of:=COMPLEX([.$C$3]/1000;6.284*[.B144]*[.$C$4]/1000)" office:value-type="string" office:string-value="1.3+191.916502i" calcext:value-type="string">
            <text:p>1.3+191.916502i</text:p>
          </table:table-cell>
          <table:table-cell table:formula="of:=COMPLEX(0;-1/6.284/[.B144]/[.$C$5]*1000000000)" office:value-type="string" office:string-value="-189.273907903898i" calcext:value-type="string">
            <text:p>-189.273907903898i</text:p>
          </table:table-cell>
          <table:table-cell table:formula="of:=IMSUM([.C144];[.D144])" office:value-type="string" office:string-value="1.3+2.64259409610202i" calcext:value-type="string">
            <text:p>1.3+2.64259409610202i</text:p>
          </table:table-cell>
          <table:table-cell table:formula="of:=COMPLEX(0; 6.284*[.B144]*[.$C$6]/1000)" office:value-type="string" office:string-value="7.67666008i" calcext:value-type="string">
            <text:p>7.67666008i</text:p>
          </table:table-cell>
          <table:table-cell table:formula="of:=IMDIV(IMPRODUCT(-1;[.F144];[.F144]);[.E144])" office:value-type="string" office:string-value="8.83290230507088-17.9552119098663i" calcext:value-type="string">
            <text:p>8.83290230507088-17.9552119098663i</text:p>
          </table:table-cell>
          <table:table-cell table:formula="of:=COMPLEX(0;-1000000000/6.284/[.$F$12]/[.B144]+6.284*[.F$14]*[.B144]*0.001)" office:value-type="string" office:string-value="8.07489568124102i" calcext:value-type="string">
            <text:p>8.07489568124102i</text:p>
          </table:table-cell>
          <table:table-cell table:formula="of:=IMSUM([.G144];[.H144])" office:value-type="string" office:string-value="8.83290230507088-9.88031622862528i" calcext:value-type="string">
            <text:p>8.83290230507088-9.88031622862528i</text:p>
          </table:table-cell>
          <table:table-cell table:formula="of:=300000/[.B144]" office:value-type="float" office:value="41.7478430281102" calcext:value-type="float">
            <text:p>41.7478430281</text:p>
          </table:table-cell>
          <table:table-cell table:formula="of:=[.$C$1]/[.J144]*2*PI()" office:value-type="float" office:value="0" calcext:value-type="float">
            <text:p>0</text:p>
          </table:table-cell>
          <table:table-cell table:formula="of:=COMPLEX(0;TAN([.K144]))" office:value-type="string" office:string-value="0" calcext:value-type="string">
            <text:p>0</text:p>
          </table:table-cell>
          <table:table-cell table:formula="of:=IMPRODUCT(IMDIV(IMSUB([.I144];[.$C$2]); IMSUM([.I144]; [.$C$2])); 1-[.$F$1])" office:value-type="string" office:string-value="-0.65310599176818-0.27762033348977i" calcext:value-type="string">
            <text:p>-0.65310599176818-0.27762033348977i</text:p>
          </table:table-cell>
          <table:table-cell table:formula="of:=IMDIV(IMSUM(1;[.M144]);IMSUB(1;[.M144]))" office:value-type="string" office:string-value="0.176658046101418-0.197606324572506i" calcext:value-type="string">
            <text:p>0.176658046101418-0.197606324572506i</text:p>
          </table:table-cell>
          <table:table-cell table:formula="of:=IMSUM([.N144];[.L144])" office:value-type="string" office:string-value="0.176658046101418-0.197606324572506i" calcext:value-type="string">
            <text:p>0.176658046101418-0.197606324572506i</text:p>
          </table:table-cell>
          <table:table-cell table:formula="of:=IMSUM(1;IMPRODUCT([.L144];[.N144]))" office:value-type="string" office:string-value="1" calcext:value-type="string">
            <text:p>1</text:p>
          </table:table-cell>
          <table:table-cell table:formula="of:=IMPRODUCT([.$C$2];[.O144];IMDIV(1;[.P144]))" office:value-type="string" office:string-value="8.8329023050709-9.8803162286253i" calcext:value-type="string">
            <text:p>8.8329023050709-9.8803162286253i</text:p>
          </table:table-cell>
          <table:table-cell table:formula="of:=IMDIV(IMPRODUCT([.Q144];[.$F$10]);IMSUM([.Q144];[.$F$10]))" office:value-type="string" office:string-value="8.83292190367845-9.8801416860628i" calcext:value-type="string">
            <text:p>8.83292190367845-9.8801416860628i</text:p>
          </table:table-cell>
          <table:table-cell table:formula="of:=[.B144]" office:value-type="float" office:value="7186" calcext:value-type="float">
            <text:p>7186</text:p>
          </table:table-cell>
          <table:table-cell table:formula="of:=IMREAL([.R144])" office:value-type="float" office:value="8.83292190367845" calcext:value-type="float">
            <text:p>8.8329219037</text:p>
          </table:table-cell>
          <table:table-cell table:formula="of:=IMAGINARY([.R144])" office:value-type="float" office:value="-9.8801416860628" calcext:value-type="float">
            <text:p>-9.8801416861</text:p>
          </table:table-cell>
          <table:table-cell table:formula="of:=IMABS([.R144])" office:value-type="float" office:value="13.2528377751015" calcext:value-type="float">
            <text:p>13.2528377751</text:p>
          </table:table-cell>
        </table:table-row>
        <table:table-row table:style-name="ro1">
          <table:table-cell/>
          <table:table-cell table:formula="of:=[.B144]+[.$C$11]" office:value-type="float" office:value="7187.5" calcext:value-type="float">
            <text:p>7187.5</text:p>
          </table:table-cell>
          <table:table-cell table:formula="of:=COMPLEX([.$C$3]/1000;6.284*[.B145]*[.$C$4]/1000)" office:value-type="string" office:string-value="1.3+191.9565625i" calcext:value-type="string">
            <text:p>1.3+191.9565625i</text:p>
          </table:table-cell>
          <table:table-cell table:formula="of:=COMPLEX(0;-1/6.284/[.B145]/[.$C$5]*1000000000)" office:value-type="string" office:string-value="-189.234407262249i" calcext:value-type="string">
            <text:p>-189.234407262249i</text:p>
          </table:table-cell>
          <table:table-cell table:formula="of:=IMSUM([.C145];[.D145])" office:value-type="string" office:string-value="1.3+2.722155237751i" calcext:value-type="string">
            <text:p>1.3+2.722155237751i</text:p>
          </table:table-cell>
          <table:table-cell table:formula="of:=COMPLEX(0; 6.284*[.B145]*[.$C$6]/1000)" office:value-type="string" office:string-value="7.6782625i" calcext:value-type="string">
            <text:p>7.6782625i</text:p>
          </table:table-cell>
          <table:table-cell table:formula="of:=IMDIV(IMPRODUCT(-1;[.F145];[.F145]);[.E145])" office:value-type="string" office:string-value="8.42212548402642-17.6356407687221i" calcext:value-type="string">
            <text:p>8.42212548402642-17.6356407687221i</text:p>
          </table:table-cell>
          <table:table-cell table:formula="of:=COMPLEX(0;-1000000000/6.284/[.$F$12]/[.B145]+6.284*[.F$14]*[.B145]*0.001)" office:value-type="string" office:string-value="8.09017551517189i" calcext:value-type="string">
            <text:p>8.09017551517189i</text:p>
          </table:table-cell>
          <table:table-cell table:formula="of:=IMSUM([.G145];[.H145])" office:value-type="string" office:string-value="8.42212548402642-9.54546525355021i" calcext:value-type="string">
            <text:p>8.42212548402642-9.54546525355021i</text:p>
          </table:table-cell>
          <table:table-cell table:formula="of:=300000/[.B145]" office:value-type="float" office:value="41.7391304347826" calcext:value-type="float">
            <text:p>41.7391304348</text:p>
          </table:table-cell>
          <table:table-cell table:formula="of:=[.$C$1]/[.J145]*2*PI()" office:value-type="float" office:value="0" calcext:value-type="float">
            <text:p>0</text:p>
          </table:table-cell>
          <table:table-cell table:formula="of:=COMPLEX(0;TAN([.K145]))" office:value-type="string" office:string-value="0" calcext:value-type="string">
            <text:p>0</text:p>
          </table:table-cell>
          <table:table-cell table:formula="of:=IMPRODUCT(IMDIV(IMSUB([.I145];[.$C$2]); IMSUM([.I145]; [.$C$2])); 1-[.$F$1])" office:value-type="string" office:string-value="-0.667174085191892-0.272395983028206i" calcext:value-type="string">
            <text:p>-0.667174085191892-0.272395983028206i</text:p>
          </table:table-cell>
          <table:table-cell table:formula="of:=IMDIV(IMSUM(1;[.M145]);IMSUB(1;[.M145]))" office:value-type="string" office:string-value="0.168442509680528-0.190909305071005i" calcext:value-type="string">
            <text:p>0.168442509680528-0.190909305071005i</text:p>
          </table:table-cell>
          <table:table-cell table:formula="of:=IMSUM([.N145];[.L145])" office:value-type="string" office:string-value="0.168442509680528-0.190909305071005i" calcext:value-type="string">
            <text:p>0.168442509680528-0.190909305071005i</text:p>
          </table:table-cell>
          <table:table-cell table:formula="of:=IMSUM(1;IMPRODUCT([.L145];[.N145]))" office:value-type="string" office:string-value="1" calcext:value-type="string">
            <text:p>1</text:p>
          </table:table-cell>
          <table:table-cell table:formula="of:=IMPRODUCT([.$C$2];[.O145];IMDIV(1;[.P145]))" office:value-type="string" office:string-value="8.4221254840264-9.54546525355025i" calcext:value-type="string">
            <text:p>8.4221254840264-9.54546525355025i</text:p>
          </table:table-cell>
          <table:table-cell table:formula="of:=IMDIV(IMPRODUCT([.Q145];[.$F$10]);IMSUM([.Q145];[.$F$10]))" office:value-type="string" office:string-value="8.42214566605111-9.54530446833867i" calcext:value-type="string">
            <text:p>8.42214566605111-9.54530446833867i</text:p>
          </table:table-cell>
          <table:table-cell table:formula="of:=[.B145]" office:value-type="float" office:value="7187.5" calcext:value-type="float">
            <text:p>7187.5</text:p>
          </table:table-cell>
          <table:table-cell table:formula="of:=IMREAL([.R145])" office:value-type="float" office:value="8.42214566605111" calcext:value-type="float">
            <text:p>8.4221456661</text:p>
          </table:table-cell>
          <table:table-cell table:formula="of:=IMAGINARY([.R145])" office:value-type="float" office:value="-9.54530446833867" calcext:value-type="float">
            <text:p>-9.5453044683</text:p>
          </table:table-cell>
          <table:table-cell table:formula="of:=IMABS([.R145])" office:value-type="float" office:value="12.7297044354325" calcext:value-type="float">
            <text:p>12.7297044354</text:p>
          </table:table-cell>
        </table:table-row>
        <table:table-row table:style-name="ro1">
          <table:table-cell/>
          <table:table-cell table:formula="of:=[.B145]+[.$C$11]" office:value-type="float" office:value="7189" calcext:value-type="float">
            <text:p>7189</text:p>
          </table:table-cell>
          <table:table-cell table:formula="of:=COMPLEX([.$C$3]/1000;6.284*[.B146]*[.$C$4]/1000)" office:value-type="string" office:string-value="1.3+191.996623i" calcext:value-type="string">
            <text:p>1.3+191.996623i</text:p>
          </table:table-cell>
          <table:table-cell table:formula="of:=COMPLEX(0;-1/6.284/[.B146]/[.$C$5]*1000000000)" office:value-type="string" office:string-value="-189.194923104384i" calcext:value-type="string">
            <text:p>-189.194923104384i</text:p>
          </table:table-cell>
          <table:table-cell table:formula="of:=IMSUM([.C146];[.D146])" office:value-type="string" office:string-value="1.3+2.801699895616i" calcext:value-type="string">
            <text:p>1.3+2.801699895616i</text:p>
          </table:table-cell>
          <table:table-cell table:formula="of:=COMPLEX(0; 6.284*[.B146]*[.$C$6]/1000)" office:value-type="string" office:string-value="7.67986492i" calcext:value-type="string">
            <text:p>7.67986492i</text:p>
          </table:table-cell>
          <table:table-cell table:formula="of:=IMDIV(IMPRODUCT(-1;[.F146];[.F146]);[.E146])" office:value-type="string" office:string-value="8.03755369441629-17.3221641128109i" calcext:value-type="string">
            <text:p>8.03755369441629-17.3221641128109i</text:p>
          </table:table-cell>
          <table:table-cell table:formula="of:=COMPLEX(0;-1000000000/6.284/[.$F$12]/[.B146]+6.284*[.F$14]*[.B146]*0.001)" office:value-type="string" office:string-value="8.10545251292223i" calcext:value-type="string">
            <text:p>8.10545251292223i</text:p>
          </table:table-cell>
          <table:table-cell table:formula="of:=IMSUM([.G146];[.H146])" office:value-type="string" office:string-value="8.03755369441629-9.21671159988867i" calcext:value-type="string">
            <text:p>8.03755369441629-9.21671159988867i</text:p>
          </table:table-cell>
          <table:table-cell table:formula="of:=300000/[.B146]" office:value-type="float" office:value="41.7304214772569" calcext:value-type="float">
            <text:p>41.7304214773</text:p>
          </table:table-cell>
          <table:table-cell table:formula="of:=[.$C$1]/[.J146]*2*PI()" office:value-type="float" office:value="0" calcext:value-type="float">
            <text:p>0</text:p>
          </table:table-cell>
          <table:table-cell table:formula="of:=COMPLEX(0;TAN([.K146]))" office:value-type="string" office:string-value="0" calcext:value-type="string">
            <text:p>0</text:p>
          </table:table-cell>
          <table:table-cell table:formula="of:=IMPRODUCT(IMDIV(IMSUB([.I146];[.$C$2]); IMSUM([.I146]; [.$C$2])); 1-[.$F$1])" office:value-type="string" office:string-value="-0.680637730457897-0.266895351018424i" calcext:value-type="string">
            <text:p>-0.680637730457897-0.266895351018424i</text:p>
          </table:table-cell>
          <table:table-cell table:formula="of:=IMDIV(IMSUM(1;[.M146]);IMSUB(1;[.M146]))" office:value-type="string" office:string-value="0.160751073888326-0.184334231997773i" calcext:value-type="string">
            <text:p>0.160751073888326-0.184334231997773i</text:p>
          </table:table-cell>
          <table:table-cell table:formula="of:=IMSUM([.N146];[.L146])" office:value-type="string" office:string-value="0.160751073888326-0.184334231997773i" calcext:value-type="string">
            <text:p>0.160751073888326-0.184334231997773i</text:p>
          </table:table-cell>
          <table:table-cell table:formula="of:=IMSUM(1;IMPRODUCT([.L146];[.N146]))" office:value-type="string" office:string-value="1" calcext:value-type="string">
            <text:p>1</text:p>
          </table:table-cell>
          <table:table-cell table:formula="of:=IMPRODUCT([.$C$2];[.O146];IMDIV(1;[.P146]))" office:value-type="string" office:string-value="8.0375536944163-9.21671159988865i" calcext:value-type="string">
            <text:p>8.0375536944163-9.21671159988865i</text:p>
          </table:table-cell>
          <table:table-cell table:formula="of:=IMDIV(IMPRODUCT([.Q146];[.$F$10]);IMSUM([.Q146];[.$F$10]))" office:value-type="string" office:string-value="8.03757403841096-9.21656344111512i" calcext:value-type="string">
            <text:p>8.03757403841096-9.21656344111512i</text:p>
          </table:table-cell>
          <table:table-cell table:formula="of:=[.B146]" office:value-type="float" office:value="7189" calcext:value-type="float">
            <text:p>7189</text:p>
          </table:table-cell>
          <table:table-cell table:formula="of:=IMREAL([.R146])" office:value-type="float" office:value="8.03757403841096" calcext:value-type="float">
            <text:p>8.0375740384</text:p>
          </table:table-cell>
          <table:table-cell table:formula="of:=IMAGINARY([.R146])" office:value-type="float" office:value="-9.21656344111512" calcext:value-type="float">
            <text:p>-9.2165634411</text:p>
          </table:table-cell>
          <table:table-cell table:formula="of:=IMABS([.R146])" office:value-type="float" office:value="12.2289671717213" calcext:value-type="float">
            <text:p>12.2289671717</text:p>
          </table:table-cell>
        </table:table-row>
        <table:table-row table:style-name="ro1">
          <table:table-cell/>
          <table:table-cell table:formula="of:=[.B146]+[.$C$11]" office:value-type="float" office:value="7190.5" calcext:value-type="float">
            <text:p>7190.5</text:p>
          </table:table-cell>
          <table:table-cell table:formula="of:=COMPLEX([.$C$3]/1000;6.284*[.B147]*[.$C$4]/1000)" office:value-type="string" office:string-value="1.3+192.0366835i" calcext:value-type="string">
            <text:p>1.3+192.0366835i</text:p>
          </table:table-cell>
          <table:table-cell table:formula="of:=COMPLEX(0;-1/6.284/[.B147]/[.$C$5]*1000000000)" office:value-type="string" office:string-value="-189.155455419987i" calcext:value-type="string">
            <text:p>-189.155455419987i</text:p>
          </table:table-cell>
          <table:table-cell table:formula="of:=IMSUM([.C147];[.D147])" office:value-type="string" office:string-value="1.3+2.88122808001302i" calcext:value-type="string">
            <text:p>1.3+2.88122808001302i</text:p>
          </table:table-cell>
          <table:table-cell table:formula="of:=COMPLEX(0; 6.284*[.B147]*[.$C$6]/1000)" office:value-type="string" office:string-value="7.68146734i" calcext:value-type="string">
            <text:p>7.68146734i</text:p>
          </table:table-cell>
          <table:table-cell table:formula="of:=IMDIV(IMPRODUCT(-1;[.F147];[.F147]);[.E147])" office:value-type="string" office:string-value="7.67718687501965-17.0151741537031i" calcext:value-type="string">
            <text:p>7.67718687501965-17.0151741537031i</text:p>
          </table:table-cell>
          <table:table-cell table:formula="of:=COMPLEX(0;-1000000000/6.284/[.$F$12]/[.B147]+6.284*[.F$14]*[.B147]*0.001)" office:value-type="string" office:string-value="8.12072667626701i" calcext:value-type="string">
            <text:p>8.12072667626701i</text:p>
          </table:table-cell>
          <table:table-cell table:formula="of:=IMSUM([.G147];[.H147])" office:value-type="string" office:string-value="7.67718687501965-8.89444747743609i" calcext:value-type="string">
            <text:p>7.67718687501965-8.89444747743609i</text:p>
          </table:table-cell>
          <table:table-cell table:formula="of:=300000/[.B147]" office:value-type="float" office:value="41.7217161532578" calcext:value-type="float">
            <text:p>41.7217161533</text:p>
          </table:table-cell>
          <table:table-cell table:formula="of:=[.$C$1]/[.J147]*2*PI()" office:value-type="float" office:value="0" calcext:value-type="float">
            <text:p>0</text:p>
          </table:table-cell>
          <table:table-cell table:formula="of:=COMPLEX(0;TAN([.K147]))" office:value-type="string" office:string-value="0" calcext:value-type="string">
            <text:p>0</text:p>
          </table:table-cell>
          <table:table-cell table:formula="of:=IMPRODUCT(IMDIV(IMSUB([.I147];[.$C$2]); IMSUM([.I147]; [.$C$2])); 1-[.$F$1])" office:value-type="string" office:string-value="-0.693514313233212-0.26115826598788i" calcext:value-type="string">
            <text:p>-0.693514313233212-0.26115826598788i</text:p>
          </table:table-cell>
          <table:table-cell table:formula="of:=IMDIV(IMSUM(1;[.M147]);IMSUB(1;[.M147]))" office:value-type="string" office:string-value="0.153543737500393-0.177888949548722i" calcext:value-type="string">
            <text:p>0.153543737500393-0.177888949548722i</text:p>
          </table:table-cell>
          <table:table-cell table:formula="of:=IMSUM([.N147];[.L147])" office:value-type="string" office:string-value="0.153543737500393-0.177888949548722i" calcext:value-type="string">
            <text:p>0.153543737500393-0.177888949548722i</text:p>
          </table:table-cell>
          <table:table-cell table:formula="of:=IMSUM(1;IMPRODUCT([.L147];[.N147]))" office:value-type="string" office:string-value="1" calcext:value-type="string">
            <text:p>1</text:p>
          </table:table-cell>
          <table:table-cell table:formula="of:=IMPRODUCT([.$C$2];[.O147];IMDIV(1;[.P147]))" office:value-type="string" office:string-value="7.67718687501965-8.8944474774361i" calcext:value-type="string">
            <text:p>7.67718687501965-8.8944474774361i</text:p>
          </table:table-cell>
          <table:table-cell table:formula="of:=IMDIV(IMPRODUCT([.Q147];[.$F$10]);IMSUM([.Q147];[.$F$10]))" office:value-type="string" office:string-value="7.67720704566785-8.89431090949767i" calcext:value-type="string">
            <text:p>7.67720704566785-8.89431090949767i</text:p>
          </table:table-cell>
          <table:table-cell table:formula="of:=[.B147]" office:value-type="float" office:value="7190.5" calcext:value-type="float">
            <text:p>7190.5</text:p>
          </table:table-cell>
          <table:table-cell table:formula="of:=IMREAL([.R147])" office:value-type="float" office:value="7.67720704566785" calcext:value-type="float">
            <text:p>7.6772070457</text:p>
          </table:table-cell>
          <table:table-cell table:formula="of:=IMAGINARY([.R147])" office:value-type="float" office:value="-8.89431090949767" calcext:value-type="float">
            <text:p>-8.8943109095</text:p>
          </table:table-cell>
          <table:table-cell table:formula="of:=IMABS([.R147])" office:value-type="float" office:value="11.7493946472515" calcext:value-type="float">
            <text:p>11.7493946473</text:p>
          </table:table-cell>
        </table:table-row>
        <table:table-row table:style-name="ro1">
          <table:table-cell/>
          <table:table-cell table:formula="of:=[.B147]+[.$C$11]" office:value-type="float" office:value="7192" calcext:value-type="float">
            <text:p>7192</text:p>
          </table:table-cell>
          <table:table-cell table:formula="of:=COMPLEX([.$C$3]/1000;6.284*[.B148]*[.$C$4]/1000)" office:value-type="string" office:string-value="1.3+192.076744i" calcext:value-type="string">
            <text:p>1.3+192.076744i</text:p>
          </table:table-cell>
          <table:table-cell table:formula="of:=COMPLEX(0;-1/6.284/[.B148]/[.$C$5]*1000000000)" office:value-type="string" office:string-value="-189.116004198751i" calcext:value-type="string">
            <text:p>-189.116004198751i</text:p>
          </table:table-cell>
          <table:table-cell table:formula="of:=IMSUM([.C148];[.D148])" office:value-type="string" office:string-value="1.3+2.96073980124899i" calcext:value-type="string">
            <text:p>1.3+2.96073980124899i</text:p>
          </table:table-cell>
          <table:table-cell table:formula="of:=COMPLEX(0; 6.284*[.B148]*[.$C$6]/1000)" office:value-type="string" office:string-value="7.68306976i" calcext:value-type="string">
            <text:p>7.68306976i</text:p>
          </table:table-cell>
          <table:table-cell table:formula="of:=IMDIV(IMPRODUCT(-1;[.F148];[.F148]);[.E148])" office:value-type="string" office:string-value="7.3391903929938-16.7149485426777i" calcext:value-type="string">
            <text:p>7.3391903929938-16.7149485426777i</text:p>
          </table:table-cell>
          <table:table-cell table:formula="of:=COMPLEX(0;-1000000000/6.284/[.$F$12]/[.B148]+6.284*[.F$14]*[.B148]*0.001)" office:value-type="string" office:string-value="8.1359980069797i" calcext:value-type="string">
            <text:p>8.1359980069797i</text:p>
          </table:table-cell>
          <table:table-cell table:formula="of:=IMSUM([.G148];[.H148])" office:value-type="string" office:string-value="7.3391903929938-8.578950535698i" calcext:value-type="string">
            <text:p>7.3391903929938-8.578950535698i</text:p>
          </table:table-cell>
          <table:table-cell table:formula="of:=300000/[.B148]" office:value-type="float" office:value="41.7130144605117" calcext:value-type="float">
            <text:p>41.7130144605</text:p>
          </table:table-cell>
          <table:table-cell table:formula="of:=[.$C$1]/[.J148]*2*PI()" office:value-type="float" office:value="0" calcext:value-type="float">
            <text:p>0</text:p>
          </table:table-cell>
          <table:table-cell table:formula="of:=COMPLEX(0;TAN([.K148]))" office:value-type="string" office:string-value="0" calcext:value-type="string">
            <text:p>0</text:p>
          </table:table-cell>
          <table:table-cell table:formula="of:=IMPRODUCT(IMDIV(IMSUB([.I148];[.$C$2]); IMSUM([.I148]; [.$C$2])); 1-[.$F$1])" office:value-type="string" office:string-value="-0.705822335573302-0.255220998749231i" calcext:value-type="string">
            <text:p>-0.705822335573302-0.255220998749231i</text:p>
          </table:table-cell>
          <table:table-cell table:formula="of:=IMDIV(IMSUM(1;[.M148]);IMSUB(1;[.M148]))" office:value-type="string" office:string-value="0.146783807859876-0.17157901071396i" calcext:value-type="string">
            <text:p>0.146783807859876-0.17157901071396i</text:p>
          </table:table-cell>
          <table:table-cell table:formula="of:=IMSUM([.N148];[.L148])" office:value-type="string" office:string-value="0.146783807859876-0.17157901071396i" calcext:value-type="string">
            <text:p>0.146783807859876-0.17157901071396i</text:p>
          </table:table-cell>
          <table:table-cell table:formula="of:=IMSUM(1;IMPRODUCT([.L148];[.N148]))" office:value-type="string" office:string-value="1" calcext:value-type="string">
            <text:p>1</text:p>
          </table:table-cell>
          <table:table-cell table:formula="of:=IMPRODUCT([.$C$2];[.O148];IMDIV(1;[.P148]))" office:value-type="string" office:string-value="7.3391903929938-8.578950535698i" calcext:value-type="string">
            <text:p>7.3391903929938-8.578950535698i</text:p>
          </table:table-cell>
          <table:table-cell table:formula="of:=IMDIV(IMPRODUCT([.Q148];[.$F$10]);IMSUM([.Q148];[.$F$10]))" office:value-type="string" office:string-value="7.3392101264651-8.57882461122428i" calcext:value-type="string">
            <text:p>7.3392101264651-8.57882461122428i</text:p>
          </table:table-cell>
          <table:table-cell table:formula="of:=[.B148]" office:value-type="float" office:value="7192" calcext:value-type="float">
            <text:p>7192</text:p>
          </table:table-cell>
          <table:table-cell table:formula="of:=IMREAL([.R148])" office:value-type="float" office:value="7.3392101264651" calcext:value-type="float">
            <text:p>7.3392101265</text:p>
          </table:table-cell>
          <table:table-cell table:formula="of:=IMAGINARY([.R148])" office:value-type="float" office:value="-8.57882461122428" calcext:value-type="float">
            <text:p>-8.5788246112</text:p>
          </table:table-cell>
          <table:table-cell table:formula="of:=IMABS([.R148])" office:value-type="float" office:value="11.2898289176832" calcext:value-type="float">
            <text:p>11.2898289177</text:p>
          </table:table-cell>
        </table:table-row>
        <table:table-row table:style-name="ro1">
          <table:table-cell/>
          <table:table-cell table:formula="of:=[.B148]+[.$C$11]" office:value-type="float" office:value="7193.5" calcext:value-type="float">
            <text:p>7193.5</text:p>
          </table:table-cell>
          <table:table-cell table:formula="of:=COMPLEX([.$C$3]/1000;6.284*[.B149]*[.$C$4]/1000)" office:value-type="string" office:string-value="1.3+192.1168045i" calcext:value-type="string">
            <text:p>1.3+192.1168045i</text:p>
          </table:table-cell>
          <table:table-cell table:formula="of:=COMPLEX(0;-1/6.284/[.B149]/[.$C$5]*1000000000)" office:value-type="string" office:string-value="-189.076569430377i" calcext:value-type="string">
            <text:p>-189.076569430377i</text:p>
          </table:table-cell>
          <table:table-cell table:formula="of:=IMSUM([.C149];[.D149])" office:value-type="string" office:string-value="1.3+3.04023506962301i" calcext:value-type="string">
            <text:p>1.3+3.04023506962301i</text:p>
          </table:table-cell>
          <table:table-cell table:formula="of:=COMPLEX(0; 6.284*[.B149]*[.$C$6]/1000)" office:value-type="string" office:string-value="7.68467218i" calcext:value-type="string">
            <text:p>7.68467218i</text:p>
          </table:table-cell>
          <table:table-cell table:formula="of:=IMDIV(IMPRODUCT(-1;[.F149];[.F149]);[.E149])" office:value-type="string" office:string-value="7.02188208887315-16.4216709087306i" calcext:value-type="string">
            <text:p>7.02188208887315-16.4216709087306i</text:p>
          </table:table-cell>
          <table:table-cell table:formula="of:=COMPLEX(0;-1000000000/6.284/[.$F$12]/[.B149]+6.284*[.F$14]*[.B149]*0.001)" office:value-type="string" office:string-value="8.15126650683227i" calcext:value-type="string">
            <text:p>8.15126650683227i</text:p>
          </table:table-cell>
          <table:table-cell table:formula="of:=IMSUM([.G149];[.H149])" office:value-type="string" office:string-value="7.02188208887315-8.27040440189833i" calcext:value-type="string">
            <text:p>7.02188208887315-8.27040440189833i</text:p>
          </table:table-cell>
          <table:table-cell table:formula="of:=300000/[.B149]" office:value-type="float" office:value="41.7043163967471" calcext:value-type="float">
            <text:p>41.7043163967</text:p>
          </table:table-cell>
          <table:table-cell table:formula="of:=[.$C$1]/[.J149]*2*PI()" office:value-type="float" office:value="0" calcext:value-type="float">
            <text:p>0</text:p>
          </table:table-cell>
          <table:table-cell table:formula="of:=COMPLEX(0;TAN([.K149]))" office:value-type="string" office:string-value="0" calcext:value-type="string">
            <text:p>0</text:p>
          </table:table-cell>
          <table:table-cell table:formula="of:=IMPRODUCT(IMDIV(IMSUB([.I149];[.$C$2]); IMSUM([.I149]; [.$C$2])); 1-[.$F$1])" office:value-type="string" office:string-value="-0.717581083554091-0.249116473074377i" calcext:value-type="string">
            <text:p>-0.717581083554091-0.249116473074377i</text:p>
          </table:table-cell>
          <table:table-cell table:formula="of:=IMDIV(IMSUM(1;[.M149]);IMSUB(1;[.M149]))" office:value-type="string" office:string-value="0.140437641777462-0.165408088037967i" calcext:value-type="string">
            <text:p>0.140437641777462-0.165408088037967i</text:p>
          </table:table-cell>
          <table:table-cell table:formula="of:=IMSUM([.N149];[.L149])" office:value-type="string" office:string-value="0.140437641777462-0.165408088037967i" calcext:value-type="string">
            <text:p>0.140437641777462-0.165408088037967i</text:p>
          </table:table-cell>
          <table:table-cell table:formula="of:=IMSUM(1;IMPRODUCT([.L149];[.N149]))" office:value-type="string" office:string-value="1" calcext:value-type="string">
            <text:p>1</text:p>
          </table:table-cell>
          <table:table-cell table:formula="of:=IMPRODUCT([.$C$2];[.O149];IMDIV(1;[.P149]))" office:value-type="string" office:string-value="7.0218820888731-8.27040440189835i" calcext:value-type="string">
            <text:p>7.0218820888731-8.27040440189835i</text:p>
          </table:table-cell>
          <table:table-cell table:formula="of:=IMDIV(IMPRODUCT([.Q149];[.$F$10]);IMSUM([.Q149];[.$F$10]))" office:value-type="string" office:string-value="7.02190118055844-8.2702882548308i" calcext:value-type="string">
            <text:p>7.02190118055844-8.2702882548308i</text:p>
          </table:table-cell>
          <table:table-cell table:formula="of:=[.B149]" office:value-type="float" office:value="7193.5" calcext:value-type="float">
            <text:p>7193.5</text:p>
          </table:table-cell>
          <table:table-cell table:formula="of:=IMREAL([.R149])" office:value-type="float" office:value="7.02190118055844" calcext:value-type="float">
            <text:p>7.0219011806</text:p>
          </table:table-cell>
          <table:table-cell table:formula="of:=IMAGINARY([.R149])" office:value-type="float" office:value="-8.2702882548308" calcext:value-type="float">
            <text:p>-8.2702882548</text:p>
          </table:table-cell>
          <table:table-cell table:formula="of:=IMABS([.R149])" office:value-type="float" office:value="10.8491826423708" calcext:value-type="float">
            <text:p>10.8491826424</text:p>
          </table:table-cell>
        </table:table-row>
        <table:table-row table:style-name="ro1">
          <table:table-cell/>
          <table:table-cell table:formula="of:=[.B149]+[.$C$11]" office:value-type="float" office:value="7195" calcext:value-type="float">
            <text:p>7195</text:p>
          </table:table-cell>
          <table:table-cell table:formula="of:=COMPLEX([.$C$3]/1000;6.284*[.B150]*[.$C$4]/1000)" office:value-type="string" office:string-value="1.3+192.156865i" calcext:value-type="string">
            <text:p>1.3+192.156865i</text:p>
          </table:table-cell>
          <table:table-cell table:formula="of:=COMPLEX(0;-1/6.284/[.B150]/[.$C$5]*1000000000)" office:value-type="string" office:string-value="-189.037151104575i" calcext:value-type="string">
            <text:p>-189.037151104575i</text:p>
          </table:table-cell>
          <table:table-cell table:formula="of:=IMSUM([.C150];[.D150])" office:value-type="string" office:string-value="1.3+3.11971389542501i" calcext:value-type="string">
            <text:p>1.3+3.11971389542501i</text:p>
          </table:table-cell>
          <table:table-cell table:formula="of:=COMPLEX(0; 6.284*[.B150]*[.$C$6]/1000)" office:value-type="string" office:string-value="7.6862746i" calcext:value-type="string">
            <text:p>7.6862746i</text:p>
          </table:table-cell>
          <table:table-cell table:formula="of:=IMDIV(IMPRODUCT(-1;[.F150];[.F150]);[.E150])" office:value-type="string" office:string-value="6.72371990224843-16.1354480061463i" calcext:value-type="string">
            <text:p>6.72371990224843-16.1354480061463i</text:p>
          </table:table-cell>
          <table:table-cell table:formula="of:=COMPLEX(0;-1000000000/6.284/[.$F$12]/[.B150]+6.284*[.F$14]*[.B150]*0.001)" office:value-type="string" office:string-value="8.16653217759527i" calcext:value-type="string">
            <text:p>8.16653217759527i</text:p>
          </table:table-cell>
          <table:table-cell table:formula="of:=IMSUM([.G150];[.H150])" office:value-type="string" office:string-value="6.72371990224843-7.96891582855103i" calcext:value-type="string">
            <text:p>6.72371990224843-7.96891582855103i</text:p>
          </table:table-cell>
          <table:table-cell table:formula="of:=300000/[.B150]" office:value-type="float" office:value="41.6956219596942" calcext:value-type="float">
            <text:p>41.6956219597</text:p>
          </table:table-cell>
          <table:table-cell table:formula="of:=[.$C$1]/[.J150]*2*PI()" office:value-type="float" office:value="0" calcext:value-type="float">
            <text:p>0</text:p>
          </table:table-cell>
          <table:table-cell table:formula="of:=COMPLEX(0;TAN([.K150]))" office:value-type="string" office:string-value="0" calcext:value-type="string">
            <text:p>0</text:p>
          </table:table-cell>
          <table:table-cell table:formula="of:=IMPRODUCT(IMDIV(IMSUB([.I150];[.$C$2]); IMSUM([.I150]; [.$C$2])); 1-[.$F$1])" office:value-type="string" office:string-value="-0.728810343570417-0.242874482406697i" calcext:value-type="string">
            <text:p>-0.728810343570417-0.242874482406697i</text:p>
          </table:table-cell>
          <table:table-cell table:formula="of:=IMDIV(IMSUM(1;[.M150]);IMSUB(1;[.M150]))" office:value-type="string" office:string-value="0.134474398044968-0.15937831657102i" calcext:value-type="string">
            <text:p>0.134474398044968-0.15937831657102i</text:p>
          </table:table-cell>
          <table:table-cell table:formula="of:=IMSUM([.N150];[.L150])" office:value-type="string" office:string-value="0.134474398044968-0.15937831657102i" calcext:value-type="string">
            <text:p>0.134474398044968-0.15937831657102i</text:p>
          </table:table-cell>
          <table:table-cell table:formula="of:=IMSUM(1;IMPRODUCT([.L150];[.N150]))" office:value-type="string" office:string-value="1" calcext:value-type="string">
            <text:p>1</text:p>
          </table:table-cell>
          <table:table-cell table:formula="of:=IMPRODUCT([.$C$2];[.O150];IMDIV(1;[.P150]))" office:value-type="string" office:string-value="6.7237199022484-7.968915828551i" calcext:value-type="string">
            <text:p>6.7237199022484-7.968915828551i</text:p>
          </table:table-cell>
          <table:table-cell table:formula="of:=IMDIV(IMPRODUCT([.Q150];[.$F$10]);IMSUM([.Q150];[.$F$10]))" office:value-type="string" office:string-value="6.72373819649991-7.96880866750268i" calcext:value-type="string">
            <text:p>6.72373819649991-7.96880866750268i</text:p>
          </table:table-cell>
          <table:table-cell table:formula="of:=[.B150]" office:value-type="float" office:value="7195" calcext:value-type="float">
            <text:p>7195</text:p>
          </table:table-cell>
          <table:table-cell table:formula="of:=IMREAL([.R150])" office:value-type="float" office:value="6.72373819649991" calcext:value-type="float">
            <text:p>6.7237381965</text:p>
          </table:table-cell>
          <table:table-cell table:formula="of:=IMAGINARY([.R150])" office:value-type="float" office:value="-7.96880866750268" calcext:value-type="float">
            <text:p>-7.9688086675</text:p>
          </table:table-cell>
          <table:table-cell table:formula="of:=IMABS([.R150])" office:value-type="float" office:value="10.4264359641412" calcext:value-type="float">
            <text:p>10.4264359641</text:p>
          </table:table-cell>
        </table:table-row>
        <table:table-row table:style-name="ro1">
          <table:table-cell/>
          <table:table-cell table:formula="of:=[.B150]+[.$C$11]" office:value-type="float" office:value="7196.5" calcext:value-type="float">
            <text:p>7196.5</text:p>
          </table:table-cell>
          <table:table-cell table:formula="of:=COMPLEX([.$C$3]/1000;6.284*[.B151]*[.$C$4]/1000)" office:value-type="string" office:string-value="1.3+192.1969255i" calcext:value-type="string">
            <text:p>1.3+192.1969255i</text:p>
          </table:table-cell>
          <table:table-cell table:formula="of:=COMPLEX(0;-1/6.284/[.B151]/[.$C$5]*1000000000)" office:value-type="string" office:string-value="-188.997749211063i" calcext:value-type="string">
            <text:p>-188.997749211063i</text:p>
          </table:table-cell>
          <table:table-cell table:formula="of:=IMSUM([.C151];[.D151])" office:value-type="string" office:string-value="1.3+3.199176288937i" calcext:value-type="string">
            <text:p>1.3+3.199176288937i</text:p>
          </table:table-cell>
          <table:table-cell table:formula="of:=COMPLEX(0; 6.284*[.B151]*[.$C$6]/1000)" office:value-type="string" office:string-value="7.68787702i" calcext:value-type="string">
            <text:p>7.68787702i</text:p>
          </table:table-cell>
          <table:table-cell table:formula="of:=IMDIV(IMPRODUCT(-1;[.F151];[.F151]);[.E151])" office:value-type="string" office:string-value="6.44329019660811-15.8563240151761i" calcext:value-type="string">
            <text:p>6.44329019660811-15.8563240151761i</text:p>
          </table:table-cell>
          <table:table-cell table:formula="of:=COMPLEX(0;-1000000000/6.284/[.$F$12]/[.B151]+6.284*[.F$14]*[.B151]*0.001)" office:value-type="string" office:string-value="8.18179502103771i" calcext:value-type="string">
            <text:p>8.18179502103771i</text:p>
          </table:table-cell>
          <table:table-cell table:formula="of:=IMSUM([.G151];[.H151])" office:value-type="string" office:string-value="6.44329019660811-7.67452899413839i" calcext:value-type="string">
            <text:p>6.44329019660811-7.67452899413839i</text:p>
          </table:table-cell>
          <table:table-cell table:formula="of:=300000/[.B151]" office:value-type="float" office:value="41.6869311470854" calcext:value-type="float">
            <text:p>41.6869311471</text:p>
          </table:table-cell>
          <table:table-cell table:formula="of:=[.$C$1]/[.J151]*2*PI()" office:value-type="float" office:value="0" calcext:value-type="float">
            <text:p>0</text:p>
          </table:table-cell>
          <table:table-cell table:formula="of:=COMPLEX(0;TAN([.K151]))" office:value-type="string" office:string-value="0" calcext:value-type="string">
            <text:p>0</text:p>
          </table:table-cell>
          <table:table-cell table:formula="of:=IMPRODUCT(IMDIV(IMSUB([.I151];[.$C$2]); IMSUM([.I151]; [.$C$2])); 1-[.$F$1])" office:value-type="string" office:string-value="-0.739530162407228-0.236521907583176i" calcext:value-type="string">
            <text:p>-0.739530162407228-0.236521907583176i</text:p>
          </table:table-cell>
          <table:table-cell table:formula="of:=IMDIV(IMSUM(1;[.M151]);IMSUB(1;[.M151]))" office:value-type="string" office:string-value="0.128865803932162-0.153490579882768i" calcext:value-type="string">
            <text:p>0.128865803932162-0.153490579882768i</text:p>
          </table:table-cell>
          <table:table-cell table:formula="of:=IMSUM([.N151];[.L151])" office:value-type="string" office:string-value="0.128865803932162-0.153490579882768i" calcext:value-type="string">
            <text:p>0.128865803932162-0.153490579882768i</text:p>
          </table:table-cell>
          <table:table-cell table:formula="of:=IMSUM(1;IMPRODUCT([.L151];[.N151]))" office:value-type="string" office:string-value="1" calcext:value-type="string">
            <text:p>1</text:p>
          </table:table-cell>
          <table:table-cell table:formula="of:=IMPRODUCT([.$C$2];[.O151];IMDIV(1;[.P151]))" office:value-type="string" office:string-value="6.4432901966081-7.6745289941384i" calcext:value-type="string">
            <text:p>6.4432901966081-7.6745289941384i</text:p>
          </table:table-cell>
          <table:table-cell table:formula="of:=IMDIV(IMPRODUCT([.Q151];[.$F$10]);IMSUM([.Q151];[.$F$10]))" office:value-type="string" office:string-value="6.44330757816119-7.67443009610845i" calcext:value-type="string">
            <text:p>6.44330757816119-7.67443009610845i</text:p>
          </table:table-cell>
          <table:table-cell table:formula="of:=[.B151]" office:value-type="float" office:value="7196.5" calcext:value-type="float">
            <text:p>7196.5</text:p>
          </table:table-cell>
          <table:table-cell table:formula="of:=IMREAL([.R151])" office:value-type="float" office:value="6.44330757816119" calcext:value-type="float">
            <text:p>6.4433075782</text:p>
          </table:table-cell>
          <table:table-cell table:formula="of:=IMAGINARY([.R151])" office:value-type="float" office:value="-7.67443009610845" calcext:value-type="float">
            <text:p>-7.6744300961</text:p>
          </table:table-cell>
          <table:table-cell table:formula="of:=IMABS([.R151])" office:value-type="float" office:value="10.020633205883" calcext:value-type="float">
            <text:p>10.0206332059</text:p>
          </table:table-cell>
        </table:table-row>
        <table:table-row table:style-name="ro1">
          <table:table-cell/>
          <table:table-cell table:formula="of:=[.B151]+[.$C$11]" office:value-type="float" office:value="7198" calcext:value-type="float">
            <text:p>7198</text:p>
          </table:table-cell>
          <table:table-cell table:formula="of:=COMPLEX([.$C$3]/1000;6.284*[.B152]*[.$C$4]/1000)" office:value-type="string" office:string-value="1.3+192.236986i" calcext:value-type="string">
            <text:p>1.3+192.236986i</text:p>
          </table:table-cell>
          <table:table-cell table:formula="of:=COMPLEX(0;-1/6.284/[.B152]/[.$C$5]*1000000000)" office:value-type="string" office:string-value="-188.958363739568i" calcext:value-type="string">
            <text:p>-188.958363739568i</text:p>
          </table:table-cell>
          <table:table-cell table:formula="of:=IMSUM([.C152];[.D152])" office:value-type="string" office:string-value="1.3+3.278622260432i" calcext:value-type="string">
            <text:p>1.3+3.278622260432i</text:p>
          </table:table-cell>
          <table:table-cell table:formula="of:=COMPLEX(0; 6.284*[.B152]*[.$C$6]/1000)" office:value-type="string" office:string-value="7.68947944i" calcext:value-type="string">
            <text:p>7.68947944i</text:p>
          </table:table-cell>
          <table:table-cell table:formula="of:=IMDIV(IMPRODUCT(-1;[.F152];[.F152]);[.E152])" office:value-type="string" office:string-value="6.17929684581916-15.5842924557846i" calcext:value-type="string">
            <text:p>6.17929684581916-15.5842924557846i</text:p>
          </table:table-cell>
          <table:table-cell table:formula="of:=COMPLEX(0;-1000000000/6.284/[.$F$12]/[.B152]+6.284*[.F$14]*[.B152]*0.001)" office:value-type="string" office:string-value="8.1970550389272i" calcext:value-type="string">
            <text:p>8.1970550389272i</text:p>
          </table:table-cell>
          <table:table-cell table:formula="of:=IMSUM([.G152];[.H152])" office:value-type="string" office:string-value="6.17929684581916-7.3872374168574i" calcext:value-type="string">
            <text:p>6.17929684581916-7.3872374168574i</text:p>
          </table:table-cell>
          <table:table-cell table:formula="of:=300000/[.B152]" office:value-type="float" office:value="41.6782439566546" calcext:value-type="float">
            <text:p>41.6782439567</text:p>
          </table:table-cell>
          <table:table-cell table:formula="of:=[.$C$1]/[.J152]*2*PI()" office:value-type="float" office:value="0" calcext:value-type="float">
            <text:p>0</text:p>
          </table:table-cell>
          <table:table-cell table:formula="of:=COMPLEX(0;TAN([.K152]))" office:value-type="string" office:string-value="0" calcext:value-type="string">
            <text:p>0</text:p>
          </table:table-cell>
          <table:table-cell table:formula="of:=IMPRODUCT(IMDIV(IMSUB([.I152];[.$C$2]); IMSUM([.I152]; [.$C$2])); 1-[.$F$1])" office:value-type="string" office:string-value="-0.749760646311194-0.230082931661623i" calcext:value-type="string">
            <text:p>-0.749760646311194-0.230082931661623i</text:p>
          </table:table-cell>
          <table:table-cell table:formula="of:=IMDIV(IMSUM(1;[.M152]);IMSUB(1;[.M152]))" office:value-type="string" office:string-value="0.123585936916384-0.147744748337148i" calcext:value-type="string">
            <text:p>0.123585936916384-0.147744748337148i</text:p>
          </table:table-cell>
          <table:table-cell table:formula="of:=IMSUM([.N152];[.L152])" office:value-type="string" office:string-value="0.123585936916384-0.147744748337148i" calcext:value-type="string">
            <text:p>0.123585936916384-0.147744748337148i</text:p>
          </table:table-cell>
          <table:table-cell table:formula="of:=IMSUM(1;IMPRODUCT([.L152];[.N152]))" office:value-type="string" office:string-value="1" calcext:value-type="string">
            <text:p>1</text:p>
          </table:table-cell>
          <table:table-cell table:formula="of:=IMPRODUCT([.$C$2];[.O152];IMDIV(1;[.P152]))" office:value-type="string" office:string-value="6.1792968458192-7.3872374168574i" calcext:value-type="string">
            <text:p>6.1792968458192-7.3872374168574i</text:p>
          </table:table-cell>
          <table:table-cell table:formula="of:=IMDIV(IMPRODUCT([.Q152];[.$F$10]);IMSUM([.Q152];[.$F$10]))" office:value-type="string" office:string-value="6.17931323262702-7.38714612134342i" calcext:value-type="string">
            <text:p>6.17931323262702-7.38714612134342i</text:p>
          </table:table-cell>
          <table:table-cell table:formula="of:=[.B152]" office:value-type="float" office:value="7198" calcext:value-type="float">
            <text:p>7198</text:p>
          </table:table-cell>
          <table:table-cell table:formula="of:=IMREAL([.R152])" office:value-type="float" office:value="6.17931323262702" calcext:value-type="float">
            <text:p>6.1793132326</text:p>
          </table:table-cell>
          <table:table-cell table:formula="of:=IMAGINARY([.R152])" office:value-type="float" office:value="-7.38714612134342" calcext:value-type="float">
            <text:p>-7.3871461213</text:p>
          </table:table-cell>
          <table:table-cell table:formula="of:=IMABS([.R152])" office:value-type="float" office:value="9.63087949488511" calcext:value-type="float">
            <text:p>9.6308794949</text:p>
          </table:table-cell>
        </table:table-row>
        <table:table-row table:style-name="ro1">
          <table:table-cell/>
          <table:table-cell table:formula="of:=[.B152]+[.$C$11]" office:value-type="float" office:value="7199.5" calcext:value-type="float">
            <text:p>7199.5</text:p>
          </table:table-cell>
          <table:table-cell table:formula="of:=COMPLEX([.$C$3]/1000;6.284*[.B153]*[.$C$4]/1000)" office:value-type="string" office:string-value="1.3+192.2770465i" calcext:value-type="string">
            <text:p>1.3+192.2770465i</text:p>
          </table:table-cell>
          <table:table-cell table:formula="of:=COMPLEX(0;-1/6.284/[.B153]/[.$C$5]*1000000000)" office:value-type="string" office:string-value="-188.918994679827i" calcext:value-type="string">
            <text:p>-188.918994679827i</text:p>
          </table:table-cell>
          <table:table-cell table:formula="of:=IMSUM([.C153];[.D153])" office:value-type="string" office:string-value="1.3+3.35805182017302i" calcext:value-type="string">
            <text:p>1.3+3.35805182017302i</text:p>
          </table:table-cell>
          <table:table-cell table:formula="of:=COMPLEX(0; 6.284*[.B153]*[.$C$6]/1000)" office:value-type="string" office:string-value="7.69108186i" calcext:value-type="string">
            <text:p>7.69108186i</text:p>
          </table:table-cell>
          <table:table-cell table:formula="of:=IMDIV(IMPRODUCT(-1;[.F153];[.F153]);[.E153])" office:value-type="string" office:string-value="5.93055110506637-15.3193061023056i" calcext:value-type="string">
            <text:p>5.93055110506637-15.3193061023056i</text:p>
          </table:table-cell>
          <table:table-cell table:formula="of:=COMPLEX(0;-1000000000/6.284/[.$F$12]/[.B153]+6.284*[.F$14]*[.B153]*0.001)" office:value-type="string" office:string-value="8.21231223302979i" calcext:value-type="string">
            <text:p>8.21231223302979i</text:p>
          </table:table-cell>
          <table:table-cell table:formula="of:=IMSUM([.G153];[.H153])" office:value-type="string" office:string-value="5.93055110506637-7.10699386927581i" calcext:value-type="string">
            <text:p>5.93055110506637-7.10699386927581i</text:p>
          </table:table-cell>
          <table:table-cell table:formula="of:=300000/[.B153]" office:value-type="float" office:value="41.6695603861379" calcext:value-type="float">
            <text:p>41.6695603861</text:p>
          </table:table-cell>
          <table:table-cell table:formula="of:=[.$C$1]/[.J153]*2*PI()" office:value-type="float" office:value="0" calcext:value-type="float">
            <text:p>0</text:p>
          </table:table-cell>
          <table:table-cell table:formula="of:=COMPLEX(0;TAN([.K153]))" office:value-type="string" office:string-value="0" calcext:value-type="string">
            <text:p>0</text:p>
          </table:table-cell>
          <table:table-cell table:formula="of:=IMPRODUCT(IMDIV(IMSUB([.I153];[.$C$2]); IMSUM([.I153]; [.$C$2])); 1-[.$F$1])" office:value-type="string" office:string-value="-0.759521794518364-0.223579248897593i" calcext:value-type="string">
            <text:p>-0.759521794518364-0.223579248897593i</text:p>
          </table:table-cell>
          <table:table-cell table:formula="of:=IMDIV(IMSUM(1;[.M153]);IMSUB(1;[.M153]))" office:value-type="string" office:string-value="0.118611022101328-0.142139877385517i" calcext:value-type="string">
            <text:p>0.118611022101328-0.142139877385517i</text:p>
          </table:table-cell>
          <table:table-cell table:formula="of:=IMSUM([.N153];[.L153])" office:value-type="string" office:string-value="0.118611022101328-0.142139877385517i" calcext:value-type="string">
            <text:p>0.118611022101328-0.142139877385517i</text:p>
          </table:table-cell>
          <table:table-cell table:formula="of:=IMSUM(1;IMPRODUCT([.L153];[.N153]))" office:value-type="string" office:string-value="1" calcext:value-type="string">
            <text:p>1</text:p>
          </table:table-cell>
          <table:table-cell table:formula="of:=IMPRODUCT([.$C$2];[.O153];IMDIV(1;[.P153]))" office:value-type="string" office:string-value="5.9305511050664-7.10699386927585i" calcext:value-type="string">
            <text:p>5.9305511050664-7.10699386927585i</text:p>
          </table:table-cell>
          <table:table-cell table:formula="of:=IMDIV(IMPRODUCT([.Q153];[.$F$10]);IMSUM([.Q153];[.$F$10]))" office:value-type="string" office:string-value="5.9305664423171-7.10690957280175i" calcext:value-type="string">
            <text:p>5.9305664423171-7.10690957280175i</text:p>
          </table:table-cell>
          <table:table-cell table:formula="of:=[.B153]" office:value-type="float" office:value="7199.5" calcext:value-type="float">
            <text:p>7199.5</text:p>
          </table:table-cell>
          <table:table-cell table:formula="of:=IMREAL([.R153])" office:value-type="float" office:value="5.9305664423171" calcext:value-type="float">
            <text:p>5.9305664423</text:p>
          </table:table-cell>
          <table:table-cell table:formula="of:=IMAGINARY([.R153])" office:value-type="float" office:value="-7.10690957280175" calcext:value-type="float">
            <text:p>-7.1069095728</text:p>
          </table:table-cell>
          <table:table-cell table:formula="of:=IMABS([.R153])" office:value-type="float" office:value="9.25633739676331" calcext:value-type="float">
            <text:p>9.2563373968</text:p>
          </table:table-cell>
        </table:table-row>
        <table:table-row table:style-name="ro1">
          <table:table-cell/>
          <table:table-cell table:formula="of:=[.B153]+[.$C$11]" office:value-type="float" office:value="7201" calcext:value-type="float">
            <text:p>7201</text:p>
          </table:table-cell>
          <table:table-cell table:formula="of:=COMPLEX([.$C$3]/1000;6.284*[.B154]*[.$C$4]/1000)" office:value-type="string" office:string-value="1.3+192.317107i" calcext:value-type="string">
            <text:p>1.3+192.317107i</text:p>
          </table:table-cell>
          <table:table-cell table:formula="of:=COMPLEX(0;-1/6.284/[.B154]/[.$C$5]*1000000000)" office:value-type="string" office:string-value="-188.879642021582i" calcext:value-type="string">
            <text:p>-188.879642021582i</text:p>
          </table:table-cell>
          <table:table-cell table:formula="of:=IMSUM([.C154];[.D154])" office:value-type="string" office:string-value="1.3+3.43746497841801i" calcext:value-type="string">
            <text:p>1.3+3.43746497841801i</text:p>
          </table:table-cell>
          <table:table-cell table:formula="of:=COMPLEX(0; 6.284*[.B154]*[.$C$6]/1000)" office:value-type="string" office:string-value="7.69268428i" calcext:value-type="string">
            <text:p>7.69268428i</text:p>
          </table:table-cell>
          <table:table-cell table:formula="of:=IMDIV(IMPRODUCT(-1;[.F154];[.F154]);[.E154])" office:value-type="string" office:string-value="5.69596226163899-15.0612852252113i" calcext:value-type="string">
            <text:p>5.69596226163899-15.0612852252113i</text:p>
          </table:table-cell>
          <table:table-cell table:formula="of:=COMPLEX(0;-1000000000/6.284/[.$F$12]/[.B154]+6.284*[.F$14]*[.B154]*0.001)" office:value-type="string" office:string-value="8.22756660511011i" calcext:value-type="string">
            <text:p>8.22756660511011i</text:p>
          </table:table-cell>
          <table:table-cell table:formula="of:=IMSUM([.G154];[.H154])" office:value-type="string" office:string-value="5.69596226163899-6.83371862010119i" calcext:value-type="string">
            <text:p>5.69596226163899-6.83371862010119i</text:p>
          </table:table-cell>
          <table:table-cell table:formula="of:=300000/[.B154]" office:value-type="float" office:value="41.6608804332732" calcext:value-type="float">
            <text:p>41.6608804333</text:p>
          </table:table-cell>
          <table:table-cell table:formula="of:=[.$C$1]/[.J154]*2*PI()" office:value-type="float" office:value="0" calcext:value-type="float">
            <text:p>0</text:p>
          </table:table-cell>
          <table:table-cell table:formula="of:=COMPLEX(0;TAN([.K154]))" office:value-type="string" office:string-value="0" calcext:value-type="string">
            <text:p>0</text:p>
          </table:table-cell>
          <table:table-cell table:formula="of:=IMPRODUCT(IMDIV(IMSUB([.I154];[.$C$2]); IMSUM([.I154]; [.$C$2])); 1-[.$F$1])" office:value-type="string" office:string-value="-0.768833362987964-0.217030265708014i" calcext:value-type="string">
            <text:p>-0.768833362987964-0.217030265708014i</text:p>
          </table:table-cell>
          <table:table-cell table:formula="of:=IMDIV(IMSUM(1;[.M154]);IMSUB(1;[.M154]))" office:value-type="string" office:string-value="0.11391924523278-0.136674372402024i" calcext:value-type="string">
            <text:p>0.11391924523278-0.136674372402024i</text:p>
          </table:table-cell>
          <table:table-cell table:formula="of:=IMSUM([.N154];[.L154])" office:value-type="string" office:string-value="0.11391924523278-0.136674372402024i" calcext:value-type="string">
            <text:p>0.11391924523278-0.136674372402024i</text:p>
          </table:table-cell>
          <table:table-cell table:formula="of:=IMSUM(1;IMPRODUCT([.L154];[.N154]))" office:value-type="string" office:string-value="1" calcext:value-type="string">
            <text:p>1</text:p>
          </table:table-cell>
          <table:table-cell table:formula="of:=IMPRODUCT([.$C$2];[.O154];IMDIV(1;[.P154]))" office:value-type="string" office:string-value="5.695962261639-6.8337186201012i" calcext:value-type="string">
            <text:p>5.695962261639-6.8337186201012i</text:p>
          </table:table-cell>
          <table:table-cell table:formula="of:=IMDIV(IMPRODUCT([.Q154];[.$F$10]);IMSUM([.Q154];[.$F$10]))" office:value-type="string" office:string-value="5.69597651676417-6.83364077116264i" calcext:value-type="string">
            <text:p>5.69597651676417-6.83364077116264i</text:p>
          </table:table-cell>
          <table:table-cell table:formula="of:=[.B154]" office:value-type="float" office:value="7201" calcext:value-type="float">
            <text:p>7201</text:p>
          </table:table-cell>
          <table:table-cell table:formula="of:=IMREAL([.R154])" office:value-type="float" office:value="5.69597651676417" calcext:value-type="float">
            <text:p>5.6959765168</text:p>
          </table:table-cell>
          <table:table-cell table:formula="of:=IMAGINARY([.R154])" office:value-type="float" office:value="-6.83364077116264" calcext:value-type="float">
            <text:p>-6.8336407712</text:p>
          </table:table-cell>
          <table:table-cell table:formula="of:=IMABS([.R154])" office:value-type="float" office:value="8.8962236184139" calcext:value-type="float">
            <text:p>8.8962236184</text:p>
          </table:table-cell>
        </table:table-row>
        <table:table-row table:style-name="ro1">
          <table:table-cell/>
          <table:table-cell table:formula="of:=[.B154]+[.$C$11]" office:value-type="float" office:value="7202.5" calcext:value-type="float">
            <text:p>7202.5</text:p>
          </table:table-cell>
          <table:table-cell table:formula="of:=COMPLEX([.$C$3]/1000;6.284*[.B155]*[.$C$4]/1000)" office:value-type="string" office:string-value="1.3+192.3571675i" calcext:value-type="string">
            <text:p>1.3+192.3571675i</text:p>
          </table:table-cell>
          <table:table-cell table:formula="of:=COMPLEX(0;-1/6.284/[.B155]/[.$C$5]*1000000000)" office:value-type="string" office:string-value="-188.840305754587i" calcext:value-type="string">
            <text:p>-188.840305754587i</text:p>
          </table:table-cell>
          <table:table-cell table:formula="of:=IMSUM([.C155];[.D155])" office:value-type="string" office:string-value="1.3+3.516861745413i" calcext:value-type="string">
            <text:p>1.3+3.516861745413i</text:p>
          </table:table-cell>
          <table:table-cell table:formula="of:=COMPLEX(0; 6.284*[.B155]*[.$C$6]/1000)" office:value-type="string" office:string-value="7.6942867i" calcext:value-type="string">
            <text:p>7.6942867i</text:p>
          </table:table-cell>
          <table:table-cell table:formula="of:=IMDIV(IMPRODUCT(-1;[.F155];[.F155]);[.E155])" office:value-type="string" office:string-value="5.47452904260196-14.8101244339071i" calcext:value-type="string">
            <text:p>5.47452904260196-14.8101244339071i</text:p>
          </table:table-cell>
          <table:table-cell table:formula="of:=COMPLEX(0;-1000000000/6.284/[.$F$12]/[.B155]+6.284*[.F$14]*[.B155]*0.001)" office:value-type="string" office:string-value="8.24281815693133i" calcext:value-type="string">
            <text:p>8.24281815693133i</text:p>
          </table:table-cell>
          <table:table-cell table:formula="of:=IMSUM([.G155];[.H155])" office:value-type="string" office:string-value="5.47452904260196-6.56730627697577i" calcext:value-type="string">
            <text:p>5.47452904260196-6.56730627697577i</text:p>
          </table:table-cell>
          <table:table-cell table:formula="of:=300000/[.B155]" office:value-type="float" office:value="41.6522040958001" calcext:value-type="float">
            <text:p>41.6522040958</text:p>
          </table:table-cell>
          <table:table-cell table:formula="of:=[.$C$1]/[.J155]*2*PI()" office:value-type="float" office:value="0" calcext:value-type="float">
            <text:p>0</text:p>
          </table:table-cell>
          <table:table-cell table:formula="of:=COMPLEX(0;TAN([.K155]))" office:value-type="string" office:string-value="0" calcext:value-type="string">
            <text:p>0</text:p>
          </table:table-cell>
          <table:table-cell table:formula="of:=IMPRODUCT(IMDIV(IMSUB([.I155];[.$C$2]); IMSUM([.I155]; [.$C$2])); 1-[.$F$1])" office:value-type="string" office:string-value="-0.777714754422999-0.210453292112293i" calcext:value-type="string">
            <text:p>-0.777714754422999-0.210453292112293i</text:p>
          </table:table-cell>
          <table:table-cell table:formula="of:=IMDIV(IMSUM(1;[.M155]);IMSUB(1;[.M155]))" office:value-type="string" office:string-value="0.10949058085204-0.131346125539515i" calcext:value-type="string">
            <text:p>0.10949058085204-0.131346125539515i</text:p>
          </table:table-cell>
          <table:table-cell table:formula="of:=IMSUM([.N155];[.L155])" office:value-type="string" office:string-value="0.10949058085204-0.131346125539515i" calcext:value-type="string">
            <text:p>0.10949058085204-0.131346125539515i</text:p>
          </table:table-cell>
          <table:table-cell table:formula="of:=IMSUM(1;IMPRODUCT([.L155];[.N155]))" office:value-type="string" office:string-value="1" calcext:value-type="string">
            <text:p>1</text:p>
          </table:table-cell>
          <table:table-cell table:formula="of:=IMPRODUCT([.$C$2];[.O155];IMDIV(1;[.P155]))" office:value-type="string" office:string-value="5.474529042602-6.56730627697575i" calcext:value-type="string">
            <text:p>5.474529042602-6.56730627697575i</text:p>
          </table:table-cell>
          <table:table-cell table:formula="of:=IMDIV(IMPRODUCT([.Q155];[.$F$10]);IMSUM([.Q155];[.$F$10]))" office:value-type="string" office:string-value="5.47454220111441-6.5672343713932i" calcext:value-type="string">
            <text:p>5.47454220111441-6.5672343713932i</text:p>
          </table:table-cell>
          <table:table-cell table:formula="of:=[.B155]" office:value-type="float" office:value="7202.5" calcext:value-type="float">
            <text:p>7202.5</text:p>
          </table:table-cell>
          <table:table-cell table:formula="of:=IMREAL([.R155])" office:value-type="float" office:value="5.47454220111441" calcext:value-type="float">
            <text:p>5.4745422011</text:p>
          </table:table-cell>
          <table:table-cell table:formula="of:=IMAGINARY([.R155])" office:value-type="float" office:value="-6.5672343713932" calcext:value-type="float">
            <text:p>-6.5672343714</text:p>
          </table:table-cell>
          <table:table-cell table:formula="of:=IMABS([.R155])" office:value-type="float" office:value="8.54980582239099" calcext:value-type="float">
            <text:p>8.5498058224</text:p>
          </table:table-cell>
        </table:table-row>
        <table:table-row table:style-name="ro1">
          <table:table-cell/>
          <table:table-cell table:formula="of:=[.B155]+[.$C$11]" office:value-type="float" office:value="7204" calcext:value-type="float">
            <text:p>7204</text:p>
          </table:table-cell>
          <table:table-cell table:formula="of:=COMPLEX([.$C$3]/1000;6.284*[.B156]*[.$C$4]/1000)" office:value-type="string" office:string-value="1.3+192.397228i" calcext:value-type="string">
            <text:p>1.3+192.397228i</text:p>
          </table:table-cell>
          <table:table-cell table:formula="of:=COMPLEX(0;-1/6.284/[.B156]/[.$C$5]*1000000000)" office:value-type="string" office:string-value="-188.800985868603i" calcext:value-type="string">
            <text:p>-188.800985868603i</text:p>
          </table:table-cell>
          <table:table-cell table:formula="of:=IMSUM([.C156];[.D156])" office:value-type="string" office:string-value="1.3+3.59624213139702i" calcext:value-type="string">
            <text:p>1.3+3.59624213139702i</text:p>
          </table:table-cell>
          <table:table-cell table:formula="of:=COMPLEX(0; 6.284*[.B156]*[.$C$6]/1000)" office:value-type="string" office:string-value="7.69588912i" calcext:value-type="string">
            <text:p>7.69588912i</text:p>
          </table:table-cell>
          <table:table-cell table:formula="of:=IMDIV(IMPRODUCT(-1;[.F156];[.F156]);[.E156])" office:value-type="string" office:string-value="5.26533174441267-14.56569835003i" calcext:value-type="string">
            <text:p>5.26533174441267-14.56569835003i</text:p>
          </table:table-cell>
          <table:table-cell table:formula="of:=COMPLEX(0;-1000000000/6.284/[.$F$12]/[.B156]+6.284*[.F$14]*[.B156]*0.001)" office:value-type="string" office:string-value="8.25806689025514i" calcext:value-type="string">
            <text:p>8.25806689025514i</text:p>
          </table:table-cell>
          <table:table-cell table:formula="of:=IMSUM([.G156];[.H156])" office:value-type="string" office:string-value="5.26533174441267-6.30763145977486i" calcext:value-type="string">
            <text:p>5.26533174441267-6.30763145977486i</text:p>
          </table:table-cell>
          <table:table-cell table:formula="of:=300000/[.B156]" office:value-type="float" office:value="41.6435313714603" calcext:value-type="float">
            <text:p>41.6435313715</text:p>
          </table:table-cell>
          <table:table-cell table:formula="of:=[.$C$1]/[.J156]*2*PI()" office:value-type="float" office:value="0" calcext:value-type="float">
            <text:p>0</text:p>
          </table:table-cell>
          <table:table-cell table:formula="of:=COMPLEX(0;TAN([.K156]))" office:value-type="string" office:string-value="0" calcext:value-type="string">
            <text:p>0</text:p>
          </table:table-cell>
          <table:table-cell table:formula="of:=IMPRODUCT(IMDIV(IMSUB([.I156];[.$C$2]); IMSUM([.I156]; [.$C$2])); 1-[.$F$1])" office:value-type="string" office:string-value="-0.786184931014706-0.203863722667026i" calcext:value-type="string">
            <text:p>-0.786184931014706-0.203863722667026i</text:p>
          </table:table-cell>
          <table:table-cell table:formula="of:=IMDIV(IMSUM(1;[.M156]);IMSUB(1;[.M156]))" office:value-type="string" office:string-value="0.105306634888254-0.126152629195497i" calcext:value-type="string">
            <text:p>0.105306634888254-0.126152629195497i</text:p>
          </table:table-cell>
          <table:table-cell table:formula="of:=IMSUM([.N156];[.L156])" office:value-type="string" office:string-value="0.105306634888254-0.126152629195497i" calcext:value-type="string">
            <text:p>0.105306634888254-0.126152629195497i</text:p>
          </table:table-cell>
          <table:table-cell table:formula="of:=IMSUM(1;IMPRODUCT([.L156];[.N156]))" office:value-type="string" office:string-value="1" calcext:value-type="string">
            <text:p>1</text:p>
          </table:table-cell>
          <table:table-cell table:formula="of:=IMPRODUCT([.$C$2];[.O156];IMDIV(1;[.P156]))" office:value-type="string" office:string-value="5.2653317444127-6.30763145977485i" calcext:value-type="string">
            <text:p>5.2653317444127-6.30763145977485i</text:p>
          </table:table-cell>
          <table:table-cell table:formula="of:=IMDIV(IMPRODUCT([.Q156];[.$F$10]);IMSUM([.Q156];[.$F$10]))" office:value-type="string" office:string-value="5.26534380643856-6.3075650364378i" calcext:value-type="string">
            <text:p>5.26534380643856-6.3075650364378i</text:p>
          </table:table-cell>
          <table:table-cell table:formula="of:=[.B156]" office:value-type="float" office:value="7204" calcext:value-type="float">
            <text:p>7204</text:p>
          </table:table-cell>
          <table:table-cell table:formula="of:=IMREAL([.R156])" office:value-type="float" office:value="5.26534380643856" calcext:value-type="float">
            <text:p>5.2653438064</text:p>
          </table:table-cell>
          <table:table-cell table:formula="of:=IMAGINARY([.R156])" office:value-type="float" office:value="-6.3075650364378" calcext:value-type="float">
            <text:p>-6.3075650364</text:p>
          </table:table-cell>
          <table:table-cell table:formula="of:=IMABS([.R156])" office:value-type="float" office:value="8.21639958186635" calcext:value-type="float">
            <text:p>8.2163995819</text:p>
          </table:table-cell>
        </table:table-row>
        <table:table-row table:style-name="ro1">
          <table:table-cell/>
          <table:table-cell table:formula="of:=[.B156]+[.$C$11]" office:value-type="float" office:value="7205.5" calcext:value-type="float">
            <text:p>7205.5</text:p>
          </table:table-cell>
          <table:table-cell table:formula="of:=COMPLEX([.$C$3]/1000;6.284*[.B157]*[.$C$4]/1000)" office:value-type="string" office:string-value="1.3+192.4372885i" calcext:value-type="string">
            <text:p>1.3+192.4372885i</text:p>
          </table:table-cell>
          <table:table-cell table:formula="of:=COMPLEX(0;-1/6.284/[.B157]/[.$C$5]*1000000000)" office:value-type="string" office:string-value="-188.761682353399i" calcext:value-type="string">
            <text:p>-188.761682353399i</text:p>
          </table:table-cell>
          <table:table-cell table:formula="of:=IMSUM([.C157];[.D157])" office:value-type="string" office:string-value="1.3+3.67560614660098i" calcext:value-type="string">
            <text:p>1.3+3.67560614660098i</text:p>
          </table:table-cell>
          <table:table-cell table:formula="of:=COMPLEX(0; 6.284*[.B157]*[.$C$6]/1000)" office:value-type="string" office:string-value="7.69749154i" calcext:value-type="string">
            <text:p>7.69749154i</text:p>
          </table:table-cell>
          <table:table-cell table:formula="of:=IMDIV(IMPRODUCT(-1;[.F157];[.F157]);[.E157])" office:value-type="string" office:string-value="5.06752504259399-14.3278663035484i" calcext:value-type="string">
            <text:p>5.06752504259399-14.3278663035484i</text:p>
          </table:table-cell>
          <table:table-cell table:formula="of:=COMPLEX(0;-1000000000/6.284/[.$F$12]/[.B157]+6.284*[.F$14]*[.B157]*0.001)" office:value-type="string" office:string-value="8.27331280684171i" calcext:value-type="string">
            <text:p>8.27331280684171i</text:p>
          </table:table-cell>
          <table:table-cell table:formula="of:=IMSUM([.G157];[.H157])" office:value-type="string" office:string-value="5.06752504259399-6.05455349670669i" calcext:value-type="string">
            <text:p>5.06752504259399-6.05455349670669i</text:p>
          </table:table-cell>
          <table:table-cell table:formula="of:=300000/[.B157]" office:value-type="float" office:value="41.6348622579974" calcext:value-type="float">
            <text:p>41.634862258</text:p>
          </table:table-cell>
          <table:table-cell table:formula="of:=[.$C$1]/[.J157]*2*PI()" office:value-type="float" office:value="0" calcext:value-type="float">
            <text:p>0</text:p>
          </table:table-cell>
          <table:table-cell table:formula="of:=COMPLEX(0;TAN([.K157]))" office:value-type="string" office:string-value="0" calcext:value-type="string">
            <text:p>0</text:p>
          </table:table-cell>
          <table:table-cell table:formula="of:=IMPRODUCT(IMDIV(IMSUB([.I157];[.$C$2]); IMSUM([.I157]; [.$C$2])); 1-[.$F$1])" office:value-type="string" office:string-value="-0.794262346695976-0.197275206336122i" calcext:value-type="string">
            <text:p>-0.794262346695976-0.197275206336122i</text:p>
          </table:table-cell>
          <table:table-cell table:formula="of:=IMDIV(IMSUM(1;[.M157]);IMSUB(1;[.M157]))" office:value-type="string" office:string-value="0.101350500851879-0.121091069934134i" calcext:value-type="string">
            <text:p>0.101350500851879-0.121091069934134i</text:p>
          </table:table-cell>
          <table:table-cell table:formula="of:=IMSUM([.N157];[.L157])" office:value-type="string" office:string-value="0.101350500851879-0.121091069934134i" calcext:value-type="string">
            <text:p>0.101350500851879-0.121091069934134i</text:p>
          </table:table-cell>
          <table:table-cell table:formula="of:=IMSUM(1;IMPRODUCT([.L157];[.N157]))" office:value-type="string" office:string-value="1" calcext:value-type="string">
            <text:p>1</text:p>
          </table:table-cell>
          <table:table-cell table:formula="of:=IMPRODUCT([.$C$2];[.O157];IMDIV(1;[.P157]))" office:value-type="string" office:string-value="5.06752504259395-6.0545534967067i" calcext:value-type="string">
            <text:p>5.06752504259395-6.0545534967067i</text:p>
          </table:table-cell>
          <table:table-cell table:formula="of:=IMDIV(IMPRODUCT([.Q157];[.$F$10]);IMSUM([.Q157];[.$F$10]))" office:value-type="string" office:string-value="5.06753601998578-6.05449213368691i" calcext:value-type="string">
            <text:p>5.06753601998578-6.05449213368691i</text:p>
          </table:table-cell>
          <table:table-cell table:formula="of:=[.B157]" office:value-type="float" office:value="7205.5" calcext:value-type="float">
            <text:p>7205.5</text:p>
          </table:table-cell>
          <table:table-cell table:formula="of:=IMREAL([.R157])" office:value-type="float" office:value="5.06753601998578" calcext:value-type="float">
            <text:p>5.06753602</text:p>
          </table:table-cell>
          <table:table-cell table:formula="of:=IMAGINARY([.R157])" office:value-type="float" office:value="-6.05449213368691" calcext:value-type="float">
            <text:p>-6.0544921337</text:p>
          </table:table-cell>
          <table:table-cell table:formula="of:=IMABS([.R157])" office:value-type="float" office:value="7.89536549570253" calcext:value-type="float">
            <text:p>7.8953654957</text:p>
          </table:table-cell>
        </table:table-row>
        <table:table-row table:style-name="ro1">
          <table:table-cell/>
          <table:table-cell table:formula="of:=[.B157]+[.$C$11]" office:value-type="float" office:value="7207" calcext:value-type="float">
            <text:p>7207</text:p>
          </table:table-cell>
          <table:table-cell table:formula="of:=COMPLEX([.$C$3]/1000;6.284*[.B158]*[.$C$4]/1000)" office:value-type="string" office:string-value="1.3+192.477349i" calcext:value-type="string">
            <text:p>1.3+192.477349i</text:p>
          </table:table-cell>
          <table:table-cell table:formula="of:=COMPLEX(0;-1/6.284/[.B158]/[.$C$5]*1000000000)" office:value-type="string" office:string-value="-188.722395198753i" calcext:value-type="string">
            <text:p>-188.722395198753i</text:p>
          </table:table-cell>
          <table:table-cell table:formula="of:=IMSUM([.C158];[.D158])" office:value-type="string" office:string-value="1.3+3.75495380124701i" calcext:value-type="string">
            <text:p>1.3+3.75495380124701i</text:p>
          </table:table-cell>
          <table:table-cell table:formula="of:=COMPLEX(0; 6.284*[.B158]*[.$C$6]/1000)" office:value-type="string" office:string-value="7.69909396i" calcext:value-type="string">
            <text:p>7.69909396i</text:p>
          </table:table-cell>
          <table:table-cell table:formula="of:=IMDIV(IMPRODUCT(-1;[.F158];[.F158]);[.E158])" office:value-type="string" office:string-value="4.88033143581571-14.0964762125088i" calcext:value-type="string">
            <text:p>4.88033143581571-14.0964762125088i</text:p>
          </table:table-cell>
          <table:table-cell table:formula="of:=COMPLEX(0;-1000000000/6.284/[.$F$12]/[.B158]+6.284*[.F$14]*[.B158]*0.001)" office:value-type="string" office:string-value="8.28855590844983i" calcext:value-type="string">
            <text:p>8.28855590844983i</text:p>
          </table:table-cell>
          <table:table-cell table:formula="of:=IMSUM([.G158];[.H158])" office:value-type="string" office:string-value="4.88033143581571-5.80792030405897i" calcext:value-type="string">
            <text:p>4.88033143581571-5.80792030405897i</text:p>
          </table:table-cell>
          <table:table-cell table:formula="of:=300000/[.B158]" office:value-type="float" office:value="41.6261967531567" calcext:value-type="float">
            <text:p>41.6261967532</text:p>
          </table:table-cell>
          <table:table-cell table:formula="of:=[.$C$1]/[.J158]*2*PI()" office:value-type="float" office:value="0" calcext:value-type="float">
            <text:p>0</text:p>
          </table:table-cell>
          <table:table-cell table:formula="of:=COMPLEX(0;TAN([.K158]))" office:value-type="string" office:string-value="0" calcext:value-type="string">
            <text:p>0</text:p>
          </table:table-cell>
          <table:table-cell table:formula="of:=IMPRODUCT(IMDIV(IMSUB([.I158];[.$C$2]); IMSUM([.I158]; [.$C$2])); 1-[.$F$1])" office:value-type="string" office:string-value="-0.801964896036061-0.19069980506822i" calcext:value-type="string">
            <text:p>-0.801964896036061-0.19069980506822i</text:p>
          </table:table-cell>
          <table:table-cell table:formula="of:=IMDIV(IMSUM(1;[.M158]);IMSUB(1;[.M158]))" office:value-type="string" office:string-value="0.0976066287163139-0.11615840608118i" calcext:value-type="string">
            <text:p>0.0976066287163139-0.11615840608118i</text:p>
          </table:table-cell>
          <table:table-cell table:formula="of:=IMSUM([.N158];[.L158])" office:value-type="string" office:string-value="0.097606628716314-0.11615840608118i" calcext:value-type="string">
            <text:p>0.097606628716314-0.11615840608118i</text:p>
          </table:table-cell>
          <table:table-cell table:formula="of:=IMSUM(1;IMPRODUCT([.L158];[.N158]))" office:value-type="string" office:string-value="1" calcext:value-type="string">
            <text:p>1</text:p>
          </table:table-cell>
          <table:table-cell table:formula="of:=IMPRODUCT([.$C$2];[.O158];IMDIV(1;[.P158]))" office:value-type="string" office:string-value="4.8803314358157-5.807920304059i" calcext:value-type="string">
            <text:p>4.8803314358157-5.807920304059i</text:p>
          </table:table-cell>
          <table:table-cell table:formula="of:=IMDIV(IMPRODUCT([.Q158];[.$F$10]);IMSUM([.Q158];[.$F$10]))" office:value-type="string" office:string-value="4.8803413497513-5.8078636150693i" calcext:value-type="string">
            <text:p>4.8803413497513-5.8078636150693i</text:p>
          </table:table-cell>
          <table:table-cell table:formula="of:=[.B158]" office:value-type="float" office:value="7207" calcext:value-type="float">
            <text:p>7207</text:p>
          </table:table-cell>
          <table:table-cell table:formula="of:=IMREAL([.R158])" office:value-type="float" office:value="4.8803413497513" calcext:value-type="float">
            <text:p>4.8803413498</text:p>
          </table:table-cell>
          <table:table-cell table:formula="of:=IMAGINARY([.R158])" office:value-type="float" office:value="-5.8078636150693" calcext:value-type="float">
            <text:p>-5.8078636151</text:p>
          </table:table-cell>
          <table:table-cell table:formula="of:=IMABS([.R158])" office:value-type="float" office:value="7.58610647574487" calcext:value-type="float">
            <text:p>7.5861064757</text:p>
          </table:table-cell>
        </table:table-row>
        <table:table-row table:style-name="ro1">
          <table:table-cell/>
          <table:table-cell table:formula="of:=[.B158]+[.$C$11]" office:value-type="float" office:value="7208.5" calcext:value-type="float">
            <text:p>7208.5</text:p>
          </table:table-cell>
          <table:table-cell table:formula="of:=COMPLEX([.$C$3]/1000;6.284*[.B159]*[.$C$4]/1000)" office:value-type="string" office:string-value="1.3+192.5174095i" calcext:value-type="string">
            <text:p>1.3+192.5174095i</text:p>
          </table:table-cell>
          <table:table-cell table:formula="of:=COMPLEX(0;-1/6.284/[.B159]/[.$C$5]*1000000000)" office:value-type="string" office:string-value="-188.683124394453i" calcext:value-type="string">
            <text:p>-188.683124394453i</text:p>
          </table:table-cell>
          <table:table-cell table:formula="of:=IMSUM([.C159];[.D159])" office:value-type="string" office:string-value="1.3+3.83428510554702i" calcext:value-type="string">
            <text:p>1.3+3.83428510554702i</text:p>
          </table:table-cell>
          <table:table-cell table:formula="of:=COMPLEX(0; 6.284*[.B159]*[.$C$6]/1000)" office:value-type="string" office:string-value="7.70069638i" calcext:value-type="string">
            <text:p>7.70069638i</text:p>
          </table:table-cell>
          <table:table-cell table:formula="of:=IMDIV(IMPRODUCT(-1;[.F159];[.F159]);[.E159])" office:value-type="string" office:string-value="4.70303527747658-13.8713677809928i" calcext:value-type="string">
            <text:p>4.70303527747658-13.8713677809928i</text:p>
          </table:table-cell>
          <table:table-cell table:formula="of:=COMPLEX(0;-1000000000/6.284/[.$F$12]/[.B159]+6.284*[.F$14]*[.B159]*0.001)" office:value-type="string" office:string-value="8.30379619683679i" calcext:value-type="string">
            <text:p>8.30379619683679i</text:p>
          </table:table-cell>
          <table:table-cell table:formula="of:=IMSUM([.G159];[.H159])" office:value-type="string" office:string-value="4.70303527747658-5.56757158415601i" calcext:value-type="string">
            <text:p>4.70303527747658-5.56757158415601i</text:p>
          </table:table-cell>
          <table:table-cell table:formula="of:=300000/[.B159]" office:value-type="float" office:value="41.6175348546854" calcext:value-type="float">
            <text:p>41.6175348547</text:p>
          </table:table-cell>
          <table:table-cell table:formula="of:=[.$C$1]/[.J159]*2*PI()" office:value-type="float" office:value="0" calcext:value-type="float">
            <text:p>0</text:p>
          </table:table-cell>
          <table:table-cell table:formula="of:=COMPLEX(0;TAN([.K159]))" office:value-type="string" office:string-value="0" calcext:value-type="string">
            <text:p>0</text:p>
          </table:table-cell>
          <table:table-cell table:formula="of:=IMPRODUCT(IMDIV(IMSUB([.I159];[.$C$2]); IMSUM([.I159]; [.$C$2])); 1-[.$F$1])" office:value-type="string" office:string-value="-0.809309877235132-0.184148141110092i" calcext:value-type="string">
            <text:p>-0.809309877235132-0.184148141110092i</text:p>
          </table:table-cell>
          <table:table-cell table:formula="of:=IMDIV(IMSUM(1;[.M159]);IMSUB(1;[.M159]))" office:value-type="string" office:string-value="0.0940607055495323-0.11135143168312i" calcext:value-type="string">
            <text:p>0.0940607055495323-0.11135143168312i</text:p>
          </table:table-cell>
          <table:table-cell table:formula="of:=IMSUM([.N159];[.L159])" office:value-type="string" office:string-value="0.0940607055495323-0.11135143168312i" calcext:value-type="string">
            <text:p>0.0940607055495323-0.11135143168312i</text:p>
          </table:table-cell>
          <table:table-cell table:formula="of:=IMSUM(1;IMPRODUCT([.L159];[.N159]))" office:value-type="string" office:string-value="1" calcext:value-type="string">
            <text:p>1</text:p>
          </table:table-cell>
          <table:table-cell table:formula="of:=IMPRODUCT([.$C$2];[.O159];IMDIV(1;[.P159]))" office:value-type="string" office:string-value="4.70303527747662-5.567571584156i" calcext:value-type="string">
            <text:p>4.70303527747662-5.567571584156i</text:p>
          </table:table-cell>
          <table:table-cell table:formula="of:=IMDIV(IMPRODUCT([.Q159];[.$F$10]);IMSUM([.Q159];[.$F$10]))" office:value-type="string" office:string-value="4.70304415646468-5.56751921532934i" calcext:value-type="string">
            <text:p>4.70304415646468-5.56751921532934i</text:p>
          </table:table-cell>
          <table:table-cell table:formula="of:=[.B159]" office:value-type="float" office:value="7208.5" calcext:value-type="float">
            <text:p>7208.5</text:p>
          </table:table-cell>
          <table:table-cell table:formula="of:=IMREAL([.R159])" office:value-type="float" office:value="4.70304415646468" calcext:value-type="float">
            <text:p>4.7030441565</text:p>
          </table:table-cell>
          <table:table-cell table:formula="of:=IMAGINARY([.R159])" office:value-type="float" office:value="-5.56751921532934" calcext:value-type="float">
            <text:p>-5.5675192153</text:p>
          </table:table-cell>
          <table:table-cell table:formula="of:=IMABS([.R159])" office:value-type="float" office:value="7.28806521312193" calcext:value-type="float">
            <text:p>7.2880652131</text:p>
          </table:table-cell>
        </table:table-row>
        <table:table-row table:style-name="ro1">
          <table:table-cell/>
          <table:table-cell table:formula="of:=[.B159]+[.$C$11]" office:value-type="float" office:value="7210" calcext:value-type="float">
            <text:p>7210</text:p>
          </table:table-cell>
          <table:table-cell table:formula="of:=COMPLEX([.$C$3]/1000;6.284*[.B160]*[.$C$4]/1000)" office:value-type="string" office:string-value="1.3+192.55747i" calcext:value-type="string">
            <text:p>1.3+192.55747i</text:p>
          </table:table-cell>
          <table:table-cell table:formula="of:=COMPLEX(0;-1/6.284/[.B160]/[.$C$5]*1000000000)" office:value-type="string" office:string-value="-188.643869930293i" calcext:value-type="string">
            <text:p>-188.643869930293i</text:p>
          </table:table-cell>
          <table:table-cell table:formula="of:=IMSUM([.C160];[.D160])" office:value-type="string" office:string-value="1.3+3.913600069707i" calcext:value-type="string">
            <text:p>1.3+3.913600069707i</text:p>
          </table:table-cell>
          <table:table-cell table:formula="of:=COMPLEX(0; 6.284*[.B160]*[.$C$6]/1000)" office:value-type="string" office:string-value="7.7022988i" calcext:value-type="string">
            <text:p>7.7022988i</text:p>
          </table:table-cell>
          <table:table-cell table:formula="of:=IMDIV(IMPRODUCT(-1;[.F160];[.F160]);[.E160])" office:value-type="string" office:string-value="4.53497734822391-13.6523751277913i" calcext:value-type="string">
            <text:p>4.53497734822391-13.6523751277913i</text:p>
          </table:table-cell>
          <table:table-cell table:formula="of:=COMPLEX(0;-1000000000/6.284/[.$F$12]/[.B160]+6.284*[.F$14]*[.B160]*0.001)" office:value-type="string" office:string-value="8.31903367375838i" calcext:value-type="string">
            <text:p>8.31903367375838i</text:p>
          </table:table-cell>
          <table:table-cell table:formula="of:=IMSUM([.G160];[.H160])" office:value-type="string" office:string-value="4.53497734822391-5.33334145403292i" calcext:value-type="string">
            <text:p>4.53497734822391-5.33334145403292i</text:p>
          </table:table-cell>
          <table:table-cell table:formula="of:=300000/[.B160]" office:value-type="float" office:value="41.6088765603329" calcext:value-type="float">
            <text:p>41.6088765603</text:p>
          </table:table-cell>
          <table:table-cell table:formula="of:=[.$C$1]/[.J160]*2*PI()" office:value-type="float" office:value="0" calcext:value-type="float">
            <text:p>0</text:p>
          </table:table-cell>
          <table:table-cell table:formula="of:=COMPLEX(0;TAN([.K160]))" office:value-type="string" office:string-value="0" calcext:value-type="string">
            <text:p>0</text:p>
          </table:table-cell>
          <table:table-cell table:formula="of:=IMPRODUCT(IMDIV(IMSUB([.I160];[.$C$2]); IMSUM([.I160]; [.$C$2])); 1-[.$F$1])" office:value-type="string" office:string-value="-0.816313966983571-0.177629533277288i" calcext:value-type="string">
            <text:p>-0.816313966983571-0.177629533277288i</text:p>
          </table:table-cell>
          <table:table-cell table:formula="of:=IMDIV(IMSUM(1;[.M160]);IMSUB(1;[.M160]))" office:value-type="string" office:string-value="0.0906995469644779-0.106666829080659i" calcext:value-type="string">
            <text:p>0.0906995469644779-0.106666829080659i</text:p>
          </table:table-cell>
          <table:table-cell table:formula="of:=IMSUM([.N160];[.L160])" office:value-type="string" office:string-value="0.0906995469644779-0.106666829080659i" calcext:value-type="string">
            <text:p>0.0906995469644779-0.106666829080659i</text:p>
          </table:table-cell>
          <table:table-cell table:formula="of:=IMSUM(1;IMPRODUCT([.L160];[.N160]))" office:value-type="string" office:string-value="1" calcext:value-type="string">
            <text:p>1</text:p>
          </table:table-cell>
          <table:table-cell table:formula="of:=IMPRODUCT([.$C$2];[.O160];IMDIV(1;[.P160]))" office:value-type="string" office:string-value="4.5349773482239-5.33334145403295i" calcext:value-type="string">
            <text:p>4.5349773482239-5.33334145403295i</text:p>
          </table:table-cell>
          <table:table-cell table:formula="of:=IMDIV(IMPRODUCT([.Q160];[.$F$10]);IMSUM([.Q160];[.$F$10]))" office:value-type="string" office:string-value="4.53498522644957-5.33329308099655i" calcext:value-type="string">
            <text:p>4.53498522644957-5.33329308099655i</text:p>
          </table:table-cell>
          <table:table-cell table:formula="of:=[.B160]" office:value-type="float" office:value="7210" calcext:value-type="float">
            <text:p>7210</text:p>
          </table:table-cell>
          <table:table-cell table:formula="of:=IMREAL([.R160])" office:value-type="float" office:value="4.53498522644957" calcext:value-type="float">
            <text:p>4.5349852264</text:p>
          </table:table-cell>
          <table:table-cell table:formula="of:=IMAGINARY([.R160])" office:value-type="float" office:value="-5.33329308099655" calcext:value-type="float">
            <text:p>-5.333293081</text:p>
          </table:table-cell>
          <table:table-cell table:formula="of:=IMABS([.R160])" office:value-type="float" office:value="7.000721826492" calcext:value-type="float">
            <text:p>7.0007218265</text:p>
          </table:table-cell>
        </table:table-row>
        <table:table-row table:style-name="ro1">
          <table:table-cell/>
          <table:table-cell table:formula="of:=[.B160]+[.$C$11]" office:value-type="float" office:value="7211.5" calcext:value-type="float">
            <text:p>7211.5</text:p>
          </table:table-cell>
          <table:table-cell table:formula="of:=COMPLEX([.$C$3]/1000;6.284*[.B161]*[.$C$4]/1000)" office:value-type="string" office:string-value="1.3+192.5975305i" calcext:value-type="string">
            <text:p>1.3+192.5975305i</text:p>
          </table:table-cell>
          <table:table-cell table:formula="of:=COMPLEX(0;-1/6.284/[.B161]/[.$C$5]*1000000000)" office:value-type="string" office:string-value="-188.604631796078i" calcext:value-type="string">
            <text:p>-188.604631796078i</text:p>
          </table:table-cell>
          <table:table-cell table:formula="of:=IMSUM([.C161];[.D161])" office:value-type="string" office:string-value="1.3+3.99289870392201i" calcext:value-type="string">
            <text:p>1.3+3.99289870392201i</text:p>
          </table:table-cell>
          <table:table-cell table:formula="of:=COMPLEX(0; 6.284*[.B161]*[.$C$6]/1000)" office:value-type="string" office:string-value="7.70390122i" calcext:value-type="string">
            <text:p>7.70390122i</text:p>
          </table:table-cell>
          <table:table-cell table:formula="of:=IMDIV(IMPRODUCT(-1;[.F161];[.F161]);[.E161])" office:value-type="string" office:string-value="4.37554992435839-13.4393289399359i" calcext:value-type="string">
            <text:p>4.37554992435839-13.4393289399359i</text:p>
          </table:table-cell>
          <table:table-cell table:formula="of:=COMPLEX(0;-1000000000/6.284/[.$F$12]/[.B161]+6.284*[.F$14]*[.B161]*0.001)" office:value-type="string" office:string-value="8.334268340969i" calcext:value-type="string">
            <text:p>8.334268340969i</text:p>
          </table:table-cell>
          <table:table-cell table:formula="of:=IMSUM([.G161];[.H161])" office:value-type="string" office:string-value="4.37554992435839-5.1050605989669i" calcext:value-type="string">
            <text:p>4.37554992435839-5.1050605989669i</text:p>
          </table:table-cell>
          <table:table-cell table:formula="of:=300000/[.B161]" office:value-type="float" office:value="41.60022186785" calcext:value-type="float">
            <text:p>41.6002218679</text:p>
          </table:table-cell>
          <table:table-cell table:formula="of:=[.$C$1]/[.J161]*2*PI()" office:value-type="float" office:value="0" calcext:value-type="float">
            <text:p>0</text:p>
          </table:table-cell>
          <table:table-cell table:formula="of:=COMPLEX(0;TAN([.K161]))" office:value-type="string" office:string-value="0" calcext:value-type="string">
            <text:p>0</text:p>
          </table:table-cell>
          <table:table-cell table:formula="of:=IMPRODUCT(IMDIV(IMSUB([.I161];[.$C$2]); IMSUM([.I161]; [.$C$2])); 1-[.$F$1])" office:value-type="string" office:string-value="-0.822993205230122-0.171152122546823i" calcext:value-type="string">
            <text:p>-0.822993205230122-0.171152122546823i</text:p>
          </table:table-cell>
          <table:table-cell table:formula="of:=IMDIV(IMSUM(1;[.M161]);IMSUB(1;[.M161]))" office:value-type="string" office:string-value="0.0875109984871683-0.102101211979338i" calcext:value-type="string">
            <text:p>0.0875109984871683-0.102101211979338i</text:p>
          </table:table-cell>
          <table:table-cell table:formula="of:=IMSUM([.N161];[.L161])" office:value-type="string" office:string-value="0.0875109984871683-0.102101211979338i" calcext:value-type="string">
            <text:p>0.0875109984871683-0.102101211979338i</text:p>
          </table:table-cell>
          <table:table-cell table:formula="of:=IMSUM(1;IMPRODUCT([.L161];[.N161]))" office:value-type="string" office:string-value="1" calcext:value-type="string">
            <text:p>1</text:p>
          </table:table-cell>
          <table:table-cell table:formula="of:=IMPRODUCT([.$C$2];[.O161];IMDIV(1;[.P161]))" office:value-type="string" office:string-value="4.37554992435842-5.1050605989669i" calcext:value-type="string">
            <text:p>4.37554992435842-5.1050605989669i</text:p>
          </table:table-cell>
          <table:table-cell table:formula="of:=IMDIV(IMPRODUCT([.Q161];[.$F$10]);IMSUM([.Q161];[.$F$10]))" office:value-type="string" office:string-value="4.37555684031361-5.10501592418738i" calcext:value-type="string">
            <text:p>4.37555684031361-5.10501592418738i</text:p>
          </table:table-cell>
          <table:table-cell table:formula="of:=[.B161]" office:value-type="float" office:value="7211.5" calcext:value-type="float">
            <text:p>7211.5</text:p>
          </table:table-cell>
          <table:table-cell table:formula="of:=IMREAL([.R161])" office:value-type="float" office:value="4.37555684031361" calcext:value-type="float">
            <text:p>4.3755568403</text:p>
          </table:table-cell>
          <table:table-cell table:formula="of:=IMAGINARY([.R161])" office:value-type="float" office:value="-5.10501592418738" calcext:value-type="float">
            <text:p>-5.1050159242</text:p>
          </table:table-cell>
          <table:table-cell table:formula="of:=IMABS([.R161])" office:value-type="float" office:value="6.72359169261653" calcext:value-type="float">
            <text:p>6.7235916926</text:p>
          </table:table-cell>
        </table:table-row>
        <table:table-row table:style-name="ro1">
          <table:table-cell/>
          <table:table-cell table:formula="of:=[.B161]+[.$C$11]" office:value-type="float" office:value="7213" calcext:value-type="float">
            <text:p>7213</text:p>
          </table:table-cell>
          <table:table-cell table:formula="of:=COMPLEX([.$C$3]/1000;6.284*[.B162]*[.$C$4]/1000)" office:value-type="string" office:string-value="1.3+192.637591i" calcext:value-type="string">
            <text:p>1.3+192.637591i</text:p>
          </table:table-cell>
          <table:table-cell table:formula="of:=COMPLEX(0;-1/6.284/[.B162]/[.$C$5]*1000000000)" office:value-type="string" office:string-value="-188.565409981618i" calcext:value-type="string">
            <text:p>-188.565409981618i</text:p>
          </table:table-cell>
          <table:table-cell table:formula="of:=IMSUM([.C162];[.D162])" office:value-type="string" office:string-value="1.3+4.072181018382i" calcext:value-type="string">
            <text:p>1.3+4.072181018382i</text:p>
          </table:table-cell>
          <table:table-cell table:formula="of:=COMPLEX(0; 6.284*[.B162]*[.$C$6]/1000)" office:value-type="string" office:string-value="7.70550364i" calcext:value-type="string">
            <text:p>7.70550364i</text:p>
          </table:table-cell>
          <table:table-cell table:formula="of:=IMDIV(IMPRODUCT(-1;[.F162];[.F162]);[.E162])" office:value-type="string" office:string-value="4.22419229915701-13.2320582297097i" calcext:value-type="string">
            <text:p>4.22419229915701-13.2320582297097i</text:p>
          </table:table-cell>
          <table:table-cell table:formula="of:=COMPLEX(0;-1000000000/6.284/[.$F$12]/[.B162]+6.284*[.F$14]*[.B162]*0.001)" office:value-type="string" office:string-value="8.34950020022154i" calcext:value-type="string">
            <text:p>8.34950020022154i</text:p>
          </table:table-cell>
          <table:table-cell table:formula="of:=IMSUM([.G162];[.H162])" office:value-type="string" office:string-value="4.22419229915701-4.88255802948816i" calcext:value-type="string">
            <text:p>4.22419229915701-4.88255802948816i</text:p>
          </table:table-cell>
          <table:table-cell table:formula="of:=300000/[.B162]" office:value-type="float" office:value="41.5915707749896" calcext:value-type="float">
            <text:p>41.591570775</text:p>
          </table:table-cell>
          <table:table-cell table:formula="of:=[.$C$1]/[.J162]*2*PI()" office:value-type="float" office:value="0" calcext:value-type="float">
            <text:p>0</text:p>
          </table:table-cell>
          <table:table-cell table:formula="of:=COMPLEX(0;TAN([.K162]))" office:value-type="string" office:string-value="0" calcext:value-type="string">
            <text:p>0</text:p>
          </table:table-cell>
          <table:table-cell table:formula="of:=IMPRODUCT(IMDIV(IMSUB([.I162];[.$C$2]); IMSUM([.I162]; [.$C$2])); 1-[.$F$1])" office:value-type="string" office:string-value="-0.829362988162134-0.164722987433754i" calcext:value-type="string">
            <text:p>-0.829362988162134-0.164722987433754i</text:p>
          </table:table-cell>
          <table:table-cell table:formula="of:=IMDIV(IMSUM(1;[.M162]);IMSUB(1;[.M162]))" office:value-type="string" office:string-value="0.0844838459831404-0.0976511605897637i" calcext:value-type="string">
            <text:p>0.0844838459831404-0.0976511605897637i</text:p>
          </table:table-cell>
          <table:table-cell table:formula="of:=IMSUM([.N162];[.L162])" office:value-type="string" office:string-value="0.0844838459831404-0.0976511605897637i" calcext:value-type="string">
            <text:p>0.0844838459831404-0.0976511605897637i</text:p>
          </table:table-cell>
          <table:table-cell table:formula="of:=IMSUM(1;IMPRODUCT([.L162];[.N162]))" office:value-type="string" office:string-value="1" calcext:value-type="string">
            <text:p>1</text:p>
          </table:table-cell>
          <table:table-cell table:formula="of:=IMPRODUCT([.$C$2];[.O162];IMDIV(1;[.P162]))" office:value-type="string" office:string-value="4.22419229915702-4.88255802948819i" calcext:value-type="string">
            <text:p>4.22419229915702-4.88255802948819i</text:p>
          </table:table-cell>
          <table:table-cell table:formula="of:=IMDIV(IMPRODUCT([.Q162];[.$F$10]);IMSUM([.Q162];[.$F$10]))" office:value-type="string" office:string-value="4.22419829450861-4.88251677986385i" calcext:value-type="string">
            <text:p>4.22419829450861-4.88251677986385i</text:p>
          </table:table-cell>
          <table:table-cell table:formula="of:=[.B162]" office:value-type="float" office:value="7213" calcext:value-type="float">
            <text:p>7213</text:p>
          </table:table-cell>
          <table:table-cell table:formula="of:=IMREAL([.R162])" office:value-type="float" office:value="4.22419829450861" calcext:value-type="float">
            <text:p>4.2241982945</text:p>
          </table:table-cell>
          <table:table-cell table:formula="of:=IMAGINARY([.R162])" office:value-type="float" office:value="-4.88251677986385" calcext:value-type="float">
            <text:p>-4.8825167799</text:p>
          </table:table-cell>
          <table:table-cell table:formula="of:=IMABS([.R162])" office:value-type="float" office:value="6.45622345779493" calcext:value-type="float">
            <text:p>6.4562234578</text:p>
          </table:table-cell>
        </table:table-row>
        <table:table-row table:style-name="ro1">
          <table:table-cell/>
          <table:table-cell table:formula="of:=[.B162]+[.$C$11]" office:value-type="float" office:value="7214.5" calcext:value-type="float">
            <text:p>7214.5</text:p>
          </table:table-cell>
          <table:table-cell table:formula="of:=COMPLEX([.$C$3]/1000;6.284*[.B163]*[.$C$4]/1000)" office:value-type="string" office:string-value="1.3+192.6776515i" calcext:value-type="string">
            <text:p>1.3+192.6776515i</text:p>
          </table:table-cell>
          <table:table-cell table:formula="of:=COMPLEX(0;-1/6.284/[.B163]/[.$C$5]*1000000000)" office:value-type="string" office:string-value="-188.526204476736i" calcext:value-type="string">
            <text:p>-188.526204476736i</text:p>
          </table:table-cell>
          <table:table-cell table:formula="of:=IMSUM([.C163];[.D163])" office:value-type="string" office:string-value="1.3+4.15144702326398i" calcext:value-type="string">
            <text:p>1.3+4.15144702326398i</text:p>
          </table:table-cell>
          <table:table-cell table:formula="of:=COMPLEX(0; 6.284*[.B163]*[.$C$6]/1000)" office:value-type="string" office:string-value="7.70710606i" calcext:value-type="string">
            <text:p>7.70710606i</text:p>
          </table:table-cell>
          <table:table-cell table:formula="of:=IMDIV(IMPRODUCT(-1;[.F163];[.F163]);[.E163])" office:value-type="string" office:string-value="4.08038671682201-13.0303917610128i" calcext:value-type="string">
            <text:p>4.08038671682201-13.0303917610128i</text:p>
          </table:table-cell>
          <table:table-cell table:formula="of:=COMPLEX(0;-1000000000/6.284/[.$F$12]/[.B163]+6.284*[.F$14]*[.B163]*0.001)" office:value-type="string" office:string-value="8.36472925326743i" calcext:value-type="string">
            <text:p>8.36472925326743i</text:p>
          </table:table-cell>
          <table:table-cell table:formula="of:=IMSUM([.G163];[.H163])" office:value-type="string" office:string-value="4.08038671682201-4.66566250774537i" calcext:value-type="string">
            <text:p>4.08038671682201-4.66566250774537i</text:p>
          </table:table-cell>
          <table:table-cell table:formula="of:=300000/[.B163]" office:value-type="float" office:value="41.5829232795066" calcext:value-type="float">
            <text:p>41.5829232795</text:p>
          </table:table-cell>
          <table:table-cell table:formula="of:=[.$C$1]/[.J163]*2*PI()" office:value-type="float" office:value="0" calcext:value-type="float">
            <text:p>0</text:p>
          </table:table-cell>
          <table:table-cell table:formula="of:=COMPLEX(0;TAN([.K163]))" office:value-type="string" office:string-value="0" calcext:value-type="string">
            <text:p>0</text:p>
          </table:table-cell>
          <table:table-cell table:formula="of:=IMPRODUCT(IMDIV(IMSUB([.I163];[.$C$2]); IMSUM([.I163]; [.$C$2])); 1-[.$F$1])" office:value-type="string" office:string-value="-0.83543806792729-0.158348249683526i" calcext:value-type="string">
            <text:p>-0.83543806792729-0.158348249683526i</text:p>
          </table:table-cell>
          <table:table-cell table:formula="of:=IMDIV(IMSUM(1;[.M163]);IMSUB(1;[.M163]))" office:value-type="string" office:string-value="0.0816077343364402-0.0933132501549076i" calcext:value-type="string">
            <text:p>0.0816077343364402-0.0933132501549076i</text:p>
          </table:table-cell>
          <table:table-cell table:formula="of:=IMSUM([.N163];[.L163])" office:value-type="string" office:string-value="0.0816077343364402-0.0933132501549076i" calcext:value-type="string">
            <text:p>0.0816077343364402-0.0933132501549076i</text:p>
          </table:table-cell>
          <table:table-cell table:formula="of:=IMSUM(1;IMPRODUCT([.L163];[.N163]))" office:value-type="string" office:string-value="1" calcext:value-type="string">
            <text:p>1</text:p>
          </table:table-cell>
          <table:table-cell table:formula="of:=IMPRODUCT([.$C$2];[.O163];IMDIV(1;[.P163]))" office:value-type="string" office:string-value="4.08038671682201-4.66566250774538i" calcext:value-type="string">
            <text:p>4.08038671682201-4.66566250774538i</text:p>
          </table:table-cell>
          <table:table-cell table:formula="of:=IMDIV(IMPRODUCT([.Q163];[.$F$10]);IMSUM([.Q163];[.$F$10]))" office:value-type="string" office:string-value="4.08039183547946-4.66562443242412i" calcext:value-type="string">
            <text:p>4.08039183547946-4.66562443242412i</text:p>
          </table:table-cell>
          <table:table-cell table:formula="of:=[.B163]" office:value-type="float" office:value="7214.5" calcext:value-type="float">
            <text:p>7214.5</text:p>
          </table:table-cell>
          <table:table-cell table:formula="of:=IMREAL([.R163])" office:value-type="float" office:value="4.08039183547946" calcext:value-type="float">
            <text:p>4.0803918355</text:p>
          </table:table-cell>
          <table:table-cell table:formula="of:=IMAGINARY([.R163])" office:value-type="float" office:value="-4.66562443242412" calcext:value-type="float">
            <text:p>-4.6656244324</text:p>
          </table:table-cell>
          <table:table-cell table:formula="of:=IMABS([.R163])" office:value-type="float" office:value="6.19819722786234" calcext:value-type="float">
            <text:p>6.1981972279</text:p>
          </table:table-cell>
        </table:table-row>
        <table:table-row table:style-name="ro1">
          <table:table-cell/>
          <table:table-cell table:formula="of:=[.B163]+[.$C$11]" office:value-type="float" office:value="7216" calcext:value-type="float">
            <text:p>7216</text:p>
          </table:table-cell>
          <table:table-cell table:formula="of:=COMPLEX([.$C$3]/1000;6.284*[.B164]*[.$C$4]/1000)" office:value-type="string" office:string-value="1.3+192.717712i" calcext:value-type="string">
            <text:p>1.3+192.717712i</text:p>
          </table:table-cell>
          <table:table-cell table:formula="of:=COMPLEX(0;-1/6.284/[.B164]/[.$C$5]*1000000000)" office:value-type="string" office:string-value="-188.48701527126i" calcext:value-type="string">
            <text:p>-188.48701527126i</text:p>
          </table:table-cell>
          <table:table-cell table:formula="of:=IMSUM([.C164];[.D164])" office:value-type="string" office:string-value="1.3+4.23069672874001i" calcext:value-type="string">
            <text:p>1.3+4.23069672874001i</text:p>
          </table:table-cell>
          <table:table-cell table:formula="of:=COMPLEX(0; 6.284*[.B164]*[.$C$6]/1000)" office:value-type="string" office:string-value="7.70870848i" calcext:value-type="string">
            <text:p>7.70870848i</text:p>
          </table:table-cell>
          <table:table-cell table:formula="of:=IMDIV(IMPRODUCT(-1;[.F164];[.F164]);[.E164])" office:value-type="string" office:string-value="3.94365468144171-12.8341592000428i" calcext:value-type="string">
            <text:p>3.94365468144171-12.8341592000428i</text:p>
          </table:table-cell>
          <table:table-cell table:formula="of:=COMPLEX(0;-1000000000/6.284/[.$F$12]/[.B164]+6.284*[.F$14]*[.B164]*0.001)" office:value-type="string" office:string-value="8.3799555018567i" calcext:value-type="string">
            <text:p>8.3799555018567i</text:p>
          </table:table-cell>
          <table:table-cell table:formula="of:=IMSUM([.G164];[.H164])" office:value-type="string" office:string-value="3.94365468144171-4.4542036981861i" calcext:value-type="string">
            <text:p>3.94365468144171-4.4542036981861i</text:p>
          </table:table-cell>
          <table:table-cell table:formula="of:=300000/[.B164]" office:value-type="float" office:value="41.5742793791574" calcext:value-type="float">
            <text:p>41.5742793792</text:p>
          </table:table-cell>
          <table:table-cell table:formula="of:=[.$C$1]/[.J164]*2*PI()" office:value-type="float" office:value="0" calcext:value-type="float">
            <text:p>0</text:p>
          </table:table-cell>
          <table:table-cell table:formula="of:=COMPLEX(0;TAN([.K164]))" office:value-type="string" office:string-value="0" calcext:value-type="string">
            <text:p>0</text:p>
          </table:table-cell>
          <table:table-cell table:formula="of:=IMPRODUCT(IMDIV(IMSUB([.I164];[.$C$2]); IMSUM([.I164]; [.$C$2])); 1-[.$F$1])" office:value-type="string" office:string-value="-0.841232557836558-0.152033170847761i" calcext:value-type="string">
            <text:p>-0.841232557836558-0.152033170847761i</text:p>
          </table:table-cell>
          <table:table-cell table:formula="of:=IMDIV(IMSUM(1;[.M164]);IMSUB(1;[.M164]))" office:value-type="string" office:string-value="0.0788730936288342-0.089084073963722i" calcext:value-type="string">
            <text:p>0.0788730936288342-0.089084073963722i</text:p>
          </table:table-cell>
          <table:table-cell table:formula="of:=IMSUM([.N164];[.L164])" office:value-type="string" office:string-value="0.0788730936288342-0.089084073963722i" calcext:value-type="string">
            <text:p>0.0788730936288342-0.089084073963722i</text:p>
          </table:table-cell>
          <table:table-cell table:formula="of:=IMSUM(1;IMPRODUCT([.L164];[.N164]))" office:value-type="string" office:string-value="1" calcext:value-type="string">
            <text:p>1</text:p>
          </table:table-cell>
          <table:table-cell table:formula="of:=IMPRODUCT([.$C$2];[.O164];IMDIV(1;[.P164]))" office:value-type="string" office:string-value="3.94365468144171-4.4542036981861i" calcext:value-type="string">
            <text:p>3.94365468144171-4.4542036981861i</text:p>
          </table:table-cell>
          <table:table-cell table:formula="of:=IMDIV(IMPRODUCT([.Q164];[.$F$10]);IMSUM([.Q164];[.$F$10]))" office:value-type="string" office:string-value="3.94365896879095-4.45416856658789i" calcext:value-type="string">
            <text:p>3.94365896879095-4.45416856658789i</text:p>
          </table:table-cell>
          <table:table-cell table:formula="of:=[.B164]" office:value-type="float" office:value="7216" calcext:value-type="float">
            <text:p>7216</text:p>
          </table:table-cell>
          <table:table-cell table:formula="of:=IMREAL([.R164])" office:value-type="float" office:value="3.94365896879095" calcext:value-type="float">
            <text:p>3.9436589688</text:p>
          </table:table-cell>
          <table:table-cell table:formula="of:=IMAGINARY([.R164])" office:value-type="float" office:value="-4.45416856658789" calcext:value-type="float">
            <text:p>-4.4541685666</text:p>
          </table:table-cell>
          <table:table-cell table:formula="of:=IMABS([.R164])" office:value-type="float" office:value="5.94912293382015" calcext:value-type="float">
            <text:p>5.9491229338</text:p>
          </table:table-cell>
        </table:table-row>
        <table:table-row table:style-name="ro1">
          <table:table-cell/>
          <table:table-cell table:formula="of:=[.B164]+[.$C$11]" office:value-type="float" office:value="7217.5" calcext:value-type="float">
            <text:p>7217.5</text:p>
          </table:table-cell>
          <table:table-cell table:formula="of:=COMPLEX([.$C$3]/1000;6.284*[.B165]*[.$C$4]/1000)" office:value-type="string" office:string-value="1.3+192.7577725i" calcext:value-type="string">
            <text:p>1.3+192.7577725i</text:p>
          </table:table-cell>
          <table:table-cell table:formula="of:=COMPLEX(0;-1/6.284/[.B165]/[.$C$5]*1000000000)" office:value-type="string" office:string-value="-188.447842355028i" calcext:value-type="string">
            <text:p>-188.447842355028i</text:p>
          </table:table-cell>
          <table:table-cell table:formula="of:=IMSUM([.C165];[.D165])" office:value-type="string" office:string-value="1.3+4.30993014497199i" calcext:value-type="string">
            <text:p>1.3+4.30993014497199i</text:p>
          </table:table-cell>
          <table:table-cell table:formula="of:=COMPLEX(0; 6.284*[.B165]*[.$C$6]/1000)" office:value-type="string" office:string-value="7.7103109i" calcext:value-type="string">
            <text:p>7.7103109i</text:p>
          </table:table-cell>
          <table:table-cell table:formula="of:=IMDIV(IMPRODUCT(-1;[.F165];[.F165]);[.E165])" office:value-type="string" office:string-value="3.81355360632058-12.6431920364213i" calcext:value-type="string">
            <text:p>3.81355360632058-12.6431920364213i</text:p>
          </table:table-cell>
          <table:table-cell table:formula="of:=COMPLEX(0;-1000000000/6.284/[.$F$12]/[.B165]+6.284*[.F$14]*[.B165]*0.001)" office:value-type="string" office:string-value="8.39517894773785i" calcext:value-type="string">
            <text:p>8.39517894773785i</text:p>
          </table:table-cell>
          <table:table-cell table:formula="of:=IMSUM([.G165];[.H165])" office:value-type="string" office:string-value="3.81355360632058-4.24801308868345i" calcext:value-type="string">
            <text:p>3.81355360632058-4.24801308868345i</text:p>
          </table:table-cell>
          <table:table-cell table:formula="of:=300000/[.B165]" office:value-type="float" office:value="41.5656390717007" calcext:value-type="float">
            <text:p>41.5656390717</text:p>
          </table:table-cell>
          <table:table-cell table:formula="of:=[.$C$1]/[.J165]*2*PI()" office:value-type="float" office:value="0" calcext:value-type="float">
            <text:p>0</text:p>
          </table:table-cell>
          <table:table-cell table:formula="of:=COMPLEX(0;TAN([.K165]))" office:value-type="string" office:string-value="0" calcext:value-type="string">
            <text:p>0</text:p>
          </table:table-cell>
          <table:table-cell table:formula="of:=IMPRODUCT(IMDIV(IMSUB([.I165];[.$C$2]); IMSUM([.I165]; [.$C$2])); 1-[.$F$1])" office:value-type="string" office:string-value="-0.846759941965365-0.145782240335151i" calcext:value-type="string">
            <text:p>-0.846759941965365-0.145782240335151i</text:p>
          </table:table-cell>
          <table:table-cell table:formula="of:=IMDIV(IMSUM(1;[.M165]);IMSUB(1;[.M165]))" office:value-type="string" office:string-value="0.0762710721264121-0.0849602617736693i" calcext:value-type="string">
            <text:p>0.0762710721264121-0.0849602617736693i</text:p>
          </table:table-cell>
          <table:table-cell table:formula="of:=IMSUM([.N165];[.L165])" office:value-type="string" office:string-value="0.0762710721264121-0.0849602617736693i" calcext:value-type="string">
            <text:p>0.0762710721264121-0.0849602617736693i</text:p>
          </table:table-cell>
          <table:table-cell table:formula="of:=IMSUM(1;IMPRODUCT([.L165];[.N165]))" office:value-type="string" office:string-value="1" calcext:value-type="string">
            <text:p>1</text:p>
          </table:table-cell>
          <table:table-cell table:formula="of:=IMPRODUCT([.$C$2];[.O165];IMDIV(1;[.P165]))" office:value-type="string" office:string-value="3.81355360632061-4.24801308868347i" calcext:value-type="string">
            <text:p>3.81355360632061-4.24801308868347i</text:p>
          </table:table-cell>
          <table:table-cell table:formula="of:=IMDIV(IMPRODUCT([.Q165];[.$F$10]);IMSUM([.Q165];[.$F$10]))" office:value-type="string" office:string-value="3.8135571085972-4.24798068870847i" calcext:value-type="string">
            <text:p>3.8135571085972-4.24798068870847i</text:p>
          </table:table-cell>
          <table:table-cell table:formula="of:=[.B165]" office:value-type="float" office:value="7217.5" calcext:value-type="float">
            <text:p>7217.5</text:p>
          </table:table-cell>
          <table:table-cell table:formula="of:=IMREAL([.R165])" office:value-type="float" office:value="3.8135571085972" calcext:value-type="float">
            <text:p>3.8135571086</text:p>
          </table:table-cell>
          <table:table-cell table:formula="of:=IMAGINARY([.R165])" office:value-type="float" office:value="-4.24798068870847" calcext:value-type="float">
            <text:p>-4.2479806887</text:p>
          </table:table-cell>
          <table:table-cell table:formula="of:=IMABS([.R165])" office:value-type="float" office:value="5.70863887035888" calcext:value-type="float">
            <text:p>5.7086388704</text:p>
          </table:table-cell>
        </table:table-row>
        <table:table-row table:style-name="ro1">
          <table:table-cell/>
          <table:table-cell table:formula="of:=[.B165]+[.$C$11]" office:value-type="float" office:value="7219" calcext:value-type="float">
            <text:p>7219</text:p>
          </table:table-cell>
          <table:table-cell table:formula="of:=COMPLEX([.$C$3]/1000;6.284*[.B166]*[.$C$4]/1000)" office:value-type="string" office:string-value="1.3+192.797833i" calcext:value-type="string">
            <text:p>1.3+192.797833i</text:p>
          </table:table-cell>
          <table:table-cell table:formula="of:=COMPLEX(0;-1/6.284/[.B166]/[.$C$5]*1000000000)" office:value-type="string" office:string-value="-188.408685717885i" calcext:value-type="string">
            <text:p>-188.408685717885i</text:p>
          </table:table-cell>
          <table:table-cell table:formula="of:=IMSUM([.C166];[.D166])" office:value-type="string" office:string-value="1.3+4.389147282115i" calcext:value-type="string">
            <text:p>1.3+4.389147282115i</text:p>
          </table:table-cell>
          <table:table-cell table:formula="of:=COMPLEX(0; 6.284*[.B166]*[.$C$6]/1000)" office:value-type="string" office:string-value="7.71191332i" calcext:value-type="string">
            <text:p>7.71191332i</text:p>
          </table:table-cell>
          <table:table-cell table:formula="of:=IMDIV(IMPRODUCT(-1;[.F166];[.F166]);[.E166])" office:value-type="string" office:string-value="3.68967377176155-12.4573243132448i" calcext:value-type="string">
            <text:p>3.68967377176155-12.4573243132448i</text:p>
          </table:table-cell>
          <table:table-cell table:formula="of:=COMPLEX(0;-1000000000/6.284/[.$F$12]/[.B166]+6.284*[.F$14]*[.B166]*0.001)" office:value-type="string" office:string-value="8.41039959265797i" calcext:value-type="string">
            <text:p>8.41039959265797i</text:p>
          </table:table-cell>
          <table:table-cell table:formula="of:=IMSUM([.G166];[.H166])" office:value-type="string" office:string-value="3.68967377176155-4.04692472058683i" calcext:value-type="string">
            <text:p>3.68967377176155-4.04692472058683i</text:p>
          </table:table-cell>
          <table:table-cell table:formula="of:=300000/[.B166]" office:value-type="float" office:value="41.5570023548968" calcext:value-type="float">
            <text:p>41.5570023549</text:p>
          </table:table-cell>
          <table:table-cell table:formula="of:=[.$C$1]/[.J166]*2*PI()" office:value-type="float" office:value="0" calcext:value-type="float">
            <text:p>0</text:p>
          </table:table-cell>
          <table:table-cell table:formula="of:=COMPLEX(0;TAN([.K166]))" office:value-type="string" office:string-value="0" calcext:value-type="string">
            <text:p>0</text:p>
          </table:table-cell>
          <table:table-cell table:formula="of:=IMPRODUCT(IMDIV(IMSUB([.I166];[.$C$2]); IMSUM([.I166]; [.$C$2])); 1-[.$F$1])" office:value-type="string" office:string-value="-0.852033088234626-0.139599255528789i" calcext:value-type="string">
            <text:p>-0.852033088234626-0.139599255528789i</text:p>
          </table:table-cell>
          <table:table-cell table:formula="of:=IMDIV(IMSUM(1;[.M166]);IMSUB(1;[.M166]))" office:value-type="string" office:string-value="0.0737934754352296-0.0809384944117362i" calcext:value-type="string">
            <text:p>0.0737934754352296-0.0809384944117362i</text:p>
          </table:table-cell>
          <table:table-cell table:formula="of:=IMSUM([.N166];[.L166])" office:value-type="string" office:string-value="0.0737934754352296-0.0809384944117362i" calcext:value-type="string">
            <text:p>0.0737934754352296-0.0809384944117362i</text:p>
          </table:table-cell>
          <table:table-cell table:formula="of:=IMSUM(1;IMPRODUCT([.L166];[.N166]))" office:value-type="string" office:string-value="1" calcext:value-type="string">
            <text:p>1</text:p>
          </table:table-cell>
          <table:table-cell table:formula="of:=IMPRODUCT([.$C$2];[.O166];IMDIV(1;[.P166]))" office:value-type="string" office:string-value="3.68967377176148-4.04692472058681i" calcext:value-type="string">
            <text:p>3.68967377176148-4.04692472058681i</text:p>
          </table:table-cell>
          <table:table-cell table:formula="of:=IMDIV(IMPRODUCT([.Q166];[.$F$10]);IMSUM([.Q166];[.$F$10]))" office:value-type="string" office:string-value="3.68967653554035-4.04689485699196i" calcext:value-type="string">
            <text:p>3.68967653554035-4.04689485699196i</text:p>
          </table:table-cell>
          <table:table-cell table:formula="of:=[.B166]" office:value-type="float" office:value="7219" calcext:value-type="float">
            <text:p>7219</text:p>
          </table:table-cell>
          <table:table-cell table:formula="of:=IMREAL([.R166])" office:value-type="float" office:value="3.68967653554035" calcext:value-type="float">
            <text:p>3.6896765355</text:p>
          </table:table-cell>
          <table:table-cell table:formula="of:=IMAGINARY([.R166])" office:value-type="float" office:value="-4.04689485699196" calcext:value-type="float">
            <text:p>-4.046894857</text:p>
          </table:table-cell>
          <table:table-cell table:formula="of:=IMABS([.R166])" office:value-type="float" office:value="5.47641040467796" calcext:value-type="float">
            <text:p>5.4764104047</text:p>
          </table:table-cell>
        </table:table-row>
        <table:table-row table:style-name="ro1">
          <table:table-cell/>
          <table:table-cell table:formula="of:=[.B166]+[.$C$11]" office:value-type="float" office:value="7220.5" calcext:value-type="float">
            <text:p>7220.5</text:p>
          </table:table-cell>
          <table:table-cell table:formula="of:=COMPLEX([.$C$3]/1000;6.284*[.B167]*[.$C$4]/1000)" office:value-type="string" office:string-value="1.3+192.8378935i" calcext:value-type="string">
            <text:p>1.3+192.8378935i</text:p>
          </table:table-cell>
          <table:table-cell table:formula="of:=COMPLEX(0;-1/6.284/[.B167]/[.$C$5]*1000000000)" office:value-type="string" office:string-value="-188.369545349687i" calcext:value-type="string">
            <text:p>-188.369545349687i</text:p>
          </table:table-cell>
          <table:table-cell table:formula="of:=IMSUM([.C167];[.D167])" office:value-type="string" office:string-value="1.3+4.46834815031301i" calcext:value-type="string">
            <text:p>1.3+4.46834815031301i</text:p>
          </table:table-cell>
          <table:table-cell table:formula="of:=COMPLEX(0; 6.284*[.B167]*[.$C$6]/1000)" office:value-type="string" office:string-value="7.71351574i" calcext:value-type="string">
            <text:p>7.71351574i</text:p>
          </table:table-cell>
          <table:table-cell table:formula="of:=IMDIV(IMPRODUCT(-1;[.F167];[.F167]);[.E167])" office:value-type="string" office:string-value="3.57163556218102-12.2763931983567i" calcext:value-type="string">
            <text:p>3.57163556218102-12.2763931983567i</text:p>
          </table:table-cell>
          <table:table-cell table:formula="of:=COMPLEX(0;-1000000000/6.284/[.$F$12]/[.B167]+6.284*[.F$14]*[.B167]*0.001)" office:value-type="string" office:string-value="8.42561743836271i" calcext:value-type="string">
            <text:p>8.42561743836271i</text:p>
          </table:table-cell>
          <table:table-cell table:formula="of:=IMSUM([.G167];[.H167])" office:value-type="string" office:string-value="3.57163556218102-3.85077575999399i" calcext:value-type="string">
            <text:p>3.57163556218102-3.85077575999399i</text:p>
          </table:table-cell>
          <table:table-cell table:formula="of:=300000/[.B167]" office:value-type="float" office:value="41.5483692265079" calcext:value-type="float">
            <text:p>41.5483692265</text:p>
          </table:table-cell>
          <table:table-cell table:formula="of:=[.$C$1]/[.J167]*2*PI()" office:value-type="float" office:value="0" calcext:value-type="float">
            <text:p>0</text:p>
          </table:table-cell>
          <table:table-cell table:formula="of:=COMPLEX(0;TAN([.K167]))" office:value-type="string" office:string-value="0" calcext:value-type="string">
            <text:p>0</text:p>
          </table:table-cell>
          <table:table-cell table:formula="of:=IMPRODUCT(IMDIV(IMSUB([.I167];[.$C$2]); IMSUM([.I167]; [.$C$2])); 1-[.$F$1])" office:value-type="string" office:string-value="-0.857064264190796-0.133487394555961i" calcext:value-type="string">
            <text:p>-0.857064264190796-0.133487394555961i</text:p>
          </table:table-cell>
          <table:table-cell table:formula="of:=IMDIV(IMSUM(1;[.M167]);IMSUB(1;[.M167]))" office:value-type="string" office:string-value="0.07143271124362-0.0770155151998798i" calcext:value-type="string">
            <text:p>0.07143271124362-0.0770155151998798i</text:p>
          </table:table-cell>
          <table:table-cell table:formula="of:=IMSUM([.N167];[.L167])" office:value-type="string" office:string-value="0.07143271124362-0.0770155151998798i" calcext:value-type="string">
            <text:p>0.07143271124362-0.0770155151998798i</text:p>
          </table:table-cell>
          <table:table-cell table:formula="of:=IMSUM(1;IMPRODUCT([.L167];[.N167]))" office:value-type="string" office:string-value="1" calcext:value-type="string">
            <text:p>1</text:p>
          </table:table-cell>
          <table:table-cell table:formula="of:=IMPRODUCT([.$C$2];[.O167];IMDIV(1;[.P167]))" office:value-type="string" office:string-value="3.571635562181-3.85077575999399i" calcext:value-type="string">
            <text:p>3.571635562181-3.85077575999399i</text:p>
          </table:table-cell>
          <table:table-cell table:formula="of:=IMDIV(IMPRODUCT([.Q167];[.$F$10]);IMSUM([.Q167];[.$F$10]))" office:value-type="string" office:string-value="3.57163763396312-3.85074825292147i" calcext:value-type="string">
            <text:p>3.57163763396312-3.85074825292147i</text:p>
          </table:table-cell>
          <table:table-cell table:formula="of:=[.B167]" office:value-type="float" office:value="7220.5" calcext:value-type="float">
            <text:p>7220.5</text:p>
          </table:table-cell>
          <table:table-cell table:formula="of:=IMREAL([.R167])" office:value-type="float" office:value="3.57163763396312" calcext:value-type="float">
            <text:p>3.571637634</text:p>
          </table:table-cell>
          <table:table-cell table:formula="of:=IMAGINARY([.R167])" office:value-type="float" office:value="-3.85074825292147" calcext:value-type="float">
            <text:p>-3.8507482529</text:p>
          </table:table-cell>
          <table:table-cell table:formula="of:=IMABS([.R167])" office:value-type="float" office:value="5.25212885368585" calcext:value-type="float">
            <text:p>5.2521288537</text:p>
          </table:table-cell>
        </table:table-row>
        <table:table-row table:style-name="ro1">
          <table:table-cell/>
          <table:table-cell table:formula="of:=[.B167]+[.$C$11]" office:value-type="float" office:value="7222" calcext:value-type="float">
            <text:p>7222</text:p>
          </table:table-cell>
          <table:table-cell table:formula="of:=COMPLEX([.$C$3]/1000;6.284*[.B168]*[.$C$4]/1000)" office:value-type="string" office:string-value="1.3+192.877954i" calcext:value-type="string">
            <text:p>1.3+192.877954i</text:p>
          </table:table-cell>
          <table:table-cell table:formula="of:=COMPLEX(0;-1/6.284/[.B168]/[.$C$5]*1000000000)" office:value-type="string" office:string-value="-188.330421240295i" calcext:value-type="string">
            <text:p>-188.330421240295i</text:p>
          </table:table-cell>
          <table:table-cell table:formula="of:=IMSUM([.C168];[.D168])" office:value-type="string" office:string-value="1.3+4.54753275970498i" calcext:value-type="string">
            <text:p>1.3+4.54753275970498i</text:p>
          </table:table-cell>
          <table:table-cell table:formula="of:=COMPLEX(0; 6.284*[.B168]*[.$C$6]/1000)" office:value-type="string" office:string-value="7.71511816i" calcext:value-type="string">
            <text:p>7.71511816i</text:p>
          </table:table-cell>
          <table:table-cell table:formula="of:=IMDIV(IMPRODUCT(-1;[.F168];[.F168]);[.E168])" office:value-type="string" office:string-value="3.45908695596945-12.1002394237994i" calcext:value-type="string">
            <text:p>3.45908695596945-12.1002394237994i</text:p>
          </table:table-cell>
          <table:table-cell table:formula="of:=COMPLEX(0;-1000000000/6.284/[.$F$12]/[.B168]+6.284*[.F$14]*[.B168]*0.001)" office:value-type="string" office:string-value="8.44083248659622i" calcext:value-type="string">
            <text:p>8.44083248659622i</text:p>
          </table:table-cell>
          <table:table-cell table:formula="of:=IMSUM([.G168];[.H168])" office:value-type="string" office:string-value="3.45908695596945-3.65940693720318i" calcext:value-type="string">
            <text:p>3.45908695596945-3.65940693720318i</text:p>
          </table:table-cell>
          <table:table-cell table:formula="of:=300000/[.B168]" office:value-type="float" office:value="41.539739684298" calcext:value-type="float">
            <text:p>41.5397396843</text:p>
          </table:table-cell>
          <table:table-cell table:formula="of:=[.$C$1]/[.J168]*2*PI()" office:value-type="float" office:value="0" calcext:value-type="float">
            <text:p>0</text:p>
          </table:table-cell>
          <table:table-cell table:formula="of:=COMPLEX(0;TAN([.K168]))" office:value-type="string" office:string-value="0" calcext:value-type="string">
            <text:p>0</text:p>
          </table:table-cell>
          <table:table-cell table:formula="of:=IMPRODUCT(IMDIV(IMSUB([.I168];[.$C$2]); IMSUM([.I168]; [.$C$2])); 1-[.$F$1])" office:value-type="string" office:string-value="-0.861865154829021-0.127449282276928i" calcext:value-type="string">
            <text:p>-0.861865154829021-0.127449282276928i</text:p>
          </table:table-cell>
          <table:table-cell table:formula="of:=IMDIV(IMSUM(1;[.M168]);IMSUB(1;[.M168]))" office:value-type="string" office:string-value="0.06918173911939-0.0731881387440637i" calcext:value-type="string">
            <text:p>0.06918173911939-0.0731881387440637i</text:p>
          </table:table-cell>
          <table:table-cell table:formula="of:=IMSUM([.N168];[.L168])" office:value-type="string" office:string-value="0.06918173911939-0.0731881387440637i" calcext:value-type="string">
            <text:p>0.06918173911939-0.0731881387440637i</text:p>
          </table:table-cell>
          <table:table-cell table:formula="of:=IMSUM(1;IMPRODUCT([.L168];[.N168]))" office:value-type="string" office:string-value="1" calcext:value-type="string">
            <text:p>1</text:p>
          </table:table-cell>
          <table:table-cell table:formula="of:=IMPRODUCT([.$C$2];[.O168];IMDIV(1;[.P168]))" office:value-type="string" office:string-value="3.4590869559695-3.65940693720318i" calcext:value-type="string">
            <text:p>3.4590869559695-3.65940693720318i</text:p>
          </table:table-cell>
          <table:table-cell table:formula="of:=IMDIV(IMPRODUCT([.Q168];[.$F$10]);IMSUM([.Q168];[.$F$10]))" office:value-type="string" office:string-value="3.4590883818499-3.65938162084659i" calcext:value-type="string">
            <text:p>3.4590883818499-3.65938162084659i</text:p>
          </table:table-cell>
          <table:table-cell table:formula="of:=[.B168]" office:value-type="float" office:value="7222" calcext:value-type="float">
            <text:p>7222</text:p>
          </table:table-cell>
          <table:table-cell table:formula="of:=IMREAL([.R168])" office:value-type="float" office:value="3.4590883818499" calcext:value-type="float">
            <text:p>3.4590883818</text:p>
          </table:table-cell>
          <table:table-cell table:formula="of:=IMAGINARY([.R168])" office:value-type="float" office:value="-3.65938162084659" calcext:value-type="float">
            <text:p>-3.6593816208</text:p>
          </table:table-cell>
          <table:table-cell table:formula="of:=IMABS([.R168])" office:value-type="float" office:value="5.03551052828199" calcext:value-type="float">
            <text:p>5.0355105283</text:p>
          </table:table-cell>
        </table:table-row>
        <table:table-row table:style-name="ro1">
          <table:table-cell/>
          <table:table-cell table:formula="of:=[.B168]+[.$C$11]" office:value-type="float" office:value="7223.5" calcext:value-type="float">
            <text:p>7223.5</text:p>
          </table:table-cell>
          <table:table-cell table:formula="of:=COMPLEX([.$C$3]/1000;6.284*[.B169]*[.$C$4]/1000)" office:value-type="string" office:string-value="1.3+192.9180145i" calcext:value-type="string">
            <text:p>1.3+192.9180145i</text:p>
          </table:table-cell>
          <table:table-cell table:formula="of:=COMPLEX(0;-1/6.284/[.B169]/[.$C$5]*1000000000)" office:value-type="string" office:string-value="-188.291313379582i" calcext:value-type="string">
            <text:p>-188.291313379582i</text:p>
          </table:table-cell>
          <table:table-cell table:formula="of:=IMSUM([.C169];[.D169])" office:value-type="string" office:string-value="1.3+4.62670112041801i" calcext:value-type="string">
            <text:p>1.3+4.62670112041801i</text:p>
          </table:table-cell>
          <table:table-cell table:formula="of:=COMPLEX(0; 6.284*[.B169]*[.$C$6]/1000)" office:value-type="string" office:string-value="7.71672058i" calcext:value-type="string">
            <text:p>7.71672058i</text:p>
          </table:table-cell>
          <table:table-cell table:formula="of:=IMDIV(IMPRODUCT(-1;[.F169];[.F169]);[.E169])" office:value-type="string" office:string-value="3.35170124400439-11.9287076161089i" calcext:value-type="string">
            <text:p>3.35170124400439-11.9287076161089i</text:p>
          </table:table-cell>
          <table:table-cell table:formula="of:=COMPLEX(0;-1000000000/6.284/[.$F$12]/[.B169]+6.284*[.F$14]*[.B169]*0.001)" office:value-type="string" office:string-value="8.45604473910125i" calcext:value-type="string">
            <text:p>8.45604473910125i</text:p>
          </table:table-cell>
          <table:table-cell table:formula="of:=IMSUM([.G169];[.H169])" office:value-type="string" office:string-value="3.35170124400439-3.47266287700765i" calcext:value-type="string">
            <text:p>3.35170124400439-3.47266287700765i</text:p>
          </table:table-cell>
          <table:table-cell table:formula="of:=300000/[.B169]" office:value-type="float" office:value="41.5311137260331" calcext:value-type="float">
            <text:p>41.531113726</text:p>
          </table:table-cell>
          <table:table-cell table:formula="of:=[.$C$1]/[.J169]*2*PI()" office:value-type="float" office:value="0" calcext:value-type="float">
            <text:p>0</text:p>
          </table:table-cell>
          <table:table-cell table:formula="of:=COMPLEX(0;TAN([.K169]))" office:value-type="string" office:string-value="0" calcext:value-type="string">
            <text:p>0</text:p>
          </table:table-cell>
          <table:table-cell table:formula="of:=IMPRODUCT(IMDIV(IMSUB([.I169];[.$C$2]); IMSUM([.I169]; [.$C$2])); 1-[.$F$1])" office:value-type="string" office:string-value="-0.866446881906738-0.121487050039151i" calcext:value-type="string">
            <text:p>-0.866446881906738-0.121487050039151i</text:p>
          </table:table-cell>
          <table:table-cell table:formula="of:=IMDIV(IMSUM(1;[.M169]);IMSUB(1;[.M169]))" office:value-type="string" office:string-value="0.0670340248800882-0.0694532575401528i" calcext:value-type="string">
            <text:p>0.0670340248800882-0.0694532575401528i</text:p>
          </table:table-cell>
          <table:table-cell table:formula="of:=IMSUM([.N169];[.L169])" office:value-type="string" office:string-value="0.0670340248800882-0.0694532575401528i" calcext:value-type="string">
            <text:p>0.0670340248800882-0.0694532575401528i</text:p>
          </table:table-cell>
          <table:table-cell table:formula="of:=IMSUM(1;IMPRODUCT([.L169];[.N169]))" office:value-type="string" office:string-value="1" calcext:value-type="string">
            <text:p>1</text:p>
          </table:table-cell>
          <table:table-cell table:formula="of:=IMPRODUCT([.$C$2];[.O169];IMDIV(1;[.P169]))" office:value-type="string" office:string-value="3.35170124400441-3.47266287700764i" calcext:value-type="string">
            <text:p>3.35170124400441-3.47266287700764i</text:p>
          </table:table-cell>
          <table:table-cell table:formula="of:=IMDIV(IMPRODUCT([.Q169];[.$F$10]);IMSUM([.Q169];[.$F$10]))" office:value-type="string" office:string-value="3.35170206940788-3.47263959840256i" calcext:value-type="string">
            <text:p>3.35170206940788-3.47263959840256i</text:p>
          </table:table-cell>
          <table:table-cell table:formula="of:=[.B169]" office:value-type="float" office:value="7223.5" calcext:value-type="float">
            <text:p>7223.5</text:p>
          </table:table-cell>
          <table:table-cell table:formula="of:=IMREAL([.R169])" office:value-type="float" office:value="3.35170206940788" calcext:value-type="float">
            <text:p>3.3517020694</text:p>
          </table:table-cell>
          <table:table-cell table:formula="of:=IMAGINARY([.R169])" office:value-type="float" office:value="-3.47263959840256" calcext:value-type="float">
            <text:p>-3.4726395984</text:p>
          </table:table-cell>
          <table:table-cell table:formula="of:=IMABS([.R169])" office:value-type="float" office:value="4.82629594435179" calcext:value-type="float">
            <text:p>4.8262959444</text:p>
          </table:table-cell>
        </table:table-row>
        <table:table-row table:style-name="ro1">
          <table:table-cell/>
          <table:table-cell table:formula="of:=[.B169]+[.$C$11]" office:value-type="float" office:value="7225" calcext:value-type="float">
            <text:p>7225</text:p>
          </table:table-cell>
          <table:table-cell table:formula="of:=COMPLEX([.$C$3]/1000;6.284*[.B170]*[.$C$4]/1000)" office:value-type="string" office:string-value="1.3+192.958075i" calcext:value-type="string">
            <text:p>1.3+192.958075i</text:p>
          </table:table-cell>
          <table:table-cell table:formula="of:=COMPLEX(0;-1/6.284/[.B170]/[.$C$5]*1000000000)" office:value-type="string" office:string-value="-188.252221757428i" calcext:value-type="string">
            <text:p>-188.252221757428i</text:p>
          </table:table-cell>
          <table:table-cell table:formula="of:=IMSUM([.C170];[.D170])" office:value-type="string" office:string-value="1.3+4.705853242572i" calcext:value-type="string">
            <text:p>1.3+4.705853242572i</text:p>
          </table:table-cell>
          <table:table-cell table:formula="of:=COMPLEX(0; 6.284*[.B170]*[.$C$6]/1000)" office:value-type="string" office:string-value="7.718323i" calcext:value-type="string">
            <text:p>7.718323i</text:p>
          </table:table-cell>
          <table:table-cell table:formula="of:=IMDIV(IMPRODUCT(-1;[.F170];[.F170]);[.E170])" office:value-type="string" office:string-value="3.24917495490491-11.7616465363254i" calcext:value-type="string">
            <text:p>3.24917495490491-11.7616465363254i</text:p>
          </table:table-cell>
          <table:table-cell table:formula="of:=COMPLEX(0;-1000000000/6.284/[.$F$12]/[.B170]+6.284*[.F$14]*[.B170]*0.001)" office:value-type="string" office:string-value="8.4712541976191i" calcext:value-type="string">
            <text:p>8.4712541976191i</text:p>
          </table:table-cell>
          <table:table-cell table:formula="of:=IMSUM([.G170];[.H170])" office:value-type="string" office:string-value="3.24917495490491-3.2903923387063i" calcext:value-type="string">
            <text:p>3.24917495490491-3.2903923387063i</text:p>
          </table:table-cell>
          <table:table-cell table:formula="of:=300000/[.B170]" office:value-type="float" office:value="41.522491349481" calcext:value-type="float">
            <text:p>41.5224913495</text:p>
          </table:table-cell>
          <table:table-cell table:formula="of:=[.$C$1]/[.J170]*2*PI()" office:value-type="float" office:value="0" calcext:value-type="float">
            <text:p>0</text:p>
          </table:table-cell>
          <table:table-cell table:formula="of:=COMPLEX(0;TAN([.K170]))" office:value-type="string" office:string-value="0" calcext:value-type="string">
            <text:p>0</text:p>
          </table:table-cell>
          <table:table-cell table:formula="of:=IMPRODUCT(IMDIV(IMSUB([.I170];[.$C$2]); IMSUM([.I170]; [.$C$2])); 1-[.$F$1])" office:value-type="string" office:string-value="-0.87082002428991-0.115602389712798i" calcext:value-type="string">
            <text:p>-0.87082002428991-0.115602389712798i</text:p>
          </table:table-cell>
          <table:table-cell table:formula="of:=IMDIV(IMSUM(1;[.M170]);IMSUB(1;[.M170]))" office:value-type="string" office:string-value="0.0649834990980982-0.0658078467741263i" calcext:value-type="string">
            <text:p>0.0649834990980982-0.0658078467741263i</text:p>
          </table:table-cell>
          <table:table-cell table:formula="of:=IMSUM([.N170];[.L170])" office:value-type="string" office:string-value="0.0649834990980982-0.0658078467741263i" calcext:value-type="string">
            <text:p>0.0649834990980982-0.0658078467741263i</text:p>
          </table:table-cell>
          <table:table-cell table:formula="of:=IMSUM(1;IMPRODUCT([.L170];[.N170]))" office:value-type="string" office:string-value="1" calcext:value-type="string">
            <text:p>1</text:p>
          </table:table-cell>
          <table:table-cell table:formula="of:=IMPRODUCT([.$C$2];[.O170];IMDIV(1;[.P170]))" office:value-type="string" office:string-value="3.24917495490491-3.29039233870632i" calcext:value-type="string">
            <text:p>3.24917495490491-3.29039233870632i</text:p>
          </table:table-cell>
          <table:table-cell table:formula="of:=IMDIV(IMPRODUCT([.Q170];[.$F$10]);IMSUM([.Q170];[.$F$10]))" office:value-type="string" office:string-value="3.24917522437778-3.29037095663275i" calcext:value-type="string">
            <text:p>3.24917522437778-3.29037095663275i</text:p>
          </table:table-cell>
          <table:table-cell table:formula="of:=[.B170]" office:value-type="float" office:value="7225" calcext:value-type="float">
            <text:p>7225</text:p>
          </table:table-cell>
          <table:table-cell table:formula="of:=IMREAL([.R170])" office:value-type="float" office:value="3.24917522437778" calcext:value-type="float">
            <text:p>3.2491752244</text:p>
          </table:table-cell>
          <table:table-cell table:formula="of:=IMAGINARY([.R170])" office:value-type="float" office:value="-3.29037095663275" calcext:value-type="float">
            <text:p>-3.2903709566</text:p>
          </table:table-cell>
          <table:table-cell table:formula="of:=IMABS([.R170])" office:value-type="float" office:value="4.62424920078522" calcext:value-type="float">
            <text:p>4.6242492008</text:p>
          </table:table-cell>
        </table:table-row>
        <table:table-row table:style-name="ro1">
          <table:table-cell/>
          <table:table-cell table:formula="of:=[.B170]+[.$C$11]" office:value-type="float" office:value="7226.5" calcext:value-type="float">
            <text:p>7226.5</text:p>
          </table:table-cell>
          <table:table-cell table:formula="of:=COMPLEX([.$C$3]/1000;6.284*[.B171]*[.$C$4]/1000)" office:value-type="string" office:string-value="1.3+192.9981355i" calcext:value-type="string">
            <text:p>1.3+192.9981355i</text:p>
          </table:table-cell>
          <table:table-cell table:formula="of:=COMPLEX(0;-1/6.284/[.B171]/[.$C$5]*1000000000)" office:value-type="string" office:string-value="-188.213146363719i" calcext:value-type="string">
            <text:p>-188.213146363719i</text:p>
          </table:table-cell>
          <table:table-cell table:formula="of:=IMSUM([.C171];[.D171])" office:value-type="string" office:string-value="1.3+4.78498913628098i" calcext:value-type="string">
            <text:p>1.3+4.78498913628098i</text:p>
          </table:table-cell>
          <table:table-cell table:formula="of:=COMPLEX(0; 6.284*[.B171]*[.$C$6]/1000)" office:value-type="string" office:string-value="7.71992542i" calcext:value-type="string">
            <text:p>7.71992542i</text:p>
          </table:table-cell>
          <table:table-cell table:formula="of:=IMDIV(IMPRODUCT(-1;[.F171];[.F171]);[.E171])" office:value-type="string" office:string-value="3.15122596725603-11.5989092456051i" calcext:value-type="string">
            <text:p>3.15122596725603-11.5989092456051i</text:p>
          </table:table-cell>
          <table:table-cell table:formula="of:=COMPLEX(0;-1000000000/6.284/[.$F$12]/[.B171]+6.284*[.F$14]*[.B171]*0.001)" office:value-type="string" office:string-value="8.48646086388956i" calcext:value-type="string">
            <text:p>8.48646086388956i</text:p>
          </table:table-cell>
          <table:table-cell table:formula="of:=IMSUM([.G171];[.H171])" office:value-type="string" office:string-value="3.15122596725603-3.11244838171554i" calcext:value-type="string">
            <text:p>3.15122596725603-3.11244838171554i</text:p>
          </table:table-cell>
          <table:table-cell table:formula="of:=300000/[.B171]" office:value-type="float" office:value="41.5138725524113" calcext:value-type="float">
            <text:p>41.5138725524</text:p>
          </table:table-cell>
          <table:table-cell table:formula="of:=[.$C$1]/[.J171]*2*PI()" office:value-type="float" office:value="0" calcext:value-type="float">
            <text:p>0</text:p>
          </table:table-cell>
          <table:table-cell table:formula="of:=COMPLEX(0;TAN([.K171]))" office:value-type="string" office:string-value="0" calcext:value-type="string">
            <text:p>0</text:p>
          </table:table-cell>
          <table:table-cell table:formula="of:=IMPRODUCT(IMDIV(IMSUB([.I171];[.$C$2]); IMSUM([.I171]; [.$C$2])); 1-[.$F$1])" office:value-type="string" office:string-value="-0.87499463895032-0.109796602496458i" calcext:value-type="string">
            <text:p>-0.87499463895032-0.109796602496458i</text:p>
          </table:table-cell>
          <table:table-cell table:formula="of:=IMDIV(IMSUM(1;[.M171]);IMSUB(1;[.M171]))" office:value-type="string" office:string-value="0.06302451934512-0.0622489676343107i" calcext:value-type="string">
            <text:p>0.06302451934512-0.0622489676343107i</text:p>
          </table:table-cell>
          <table:table-cell table:formula="of:=IMSUM([.N171];[.L171])" office:value-type="string" office:string-value="0.06302451934512-0.0622489676343107i" calcext:value-type="string">
            <text:p>0.06302451934512-0.0622489676343107i</text:p>
          </table:table-cell>
          <table:table-cell table:formula="of:=IMSUM(1;IMPRODUCT([.L171];[.N171]))" office:value-type="string" office:string-value="1" calcext:value-type="string">
            <text:p>1</text:p>
          </table:table-cell>
          <table:table-cell table:formula="of:=IMPRODUCT([.$C$2];[.O171];IMDIV(1;[.P171]))" office:value-type="string" office:string-value="3.151225967256-3.11244838171554i" calcext:value-type="string">
            <text:p>3.151225967256-3.11244838171554i</text:p>
          </table:table-cell>
          <table:table-cell table:formula="of:=IMDIV(IMPRODUCT([.Q171];[.$F$10]);IMSUM([.Q171];[.$F$10]))" office:value-type="string" office:string-value="3.15122572430529-3.11242876570216i" calcext:value-type="string">
            <text:p>3.15122572430529-3.11242876570216i</text:p>
          </table:table-cell>
          <table:table-cell table:formula="of:=[.B171]" office:value-type="float" office:value="7226.5" calcext:value-type="float">
            <text:p>7226.5</text:p>
          </table:table-cell>
          <table:table-cell table:formula="of:=IMREAL([.R171])" office:value-type="float" office:value="3.15122572430529" calcext:value-type="float">
            <text:p>3.1512257243</text:p>
          </table:table-cell>
          <table:table-cell table:formula="of:=IMAGINARY([.R171])" office:value-type="float" office:value="-3.11242876570216" calcext:value-type="float">
            <text:p>-3.1124287657</text:p>
          </table:table-cell>
          <table:table-cell table:formula="of:=IMABS([.R171])" office:value-type="float" office:value="4.42915752565809" calcext:value-type="float">
            <text:p>4.4291575257</text:p>
          </table:table-cell>
        </table:table-row>
        <table:table-row table:style-name="ro1">
          <table:table-cell/>
          <table:table-cell table:formula="of:=[.B171]+[.$C$11]" office:value-type="float" office:value="7228" calcext:value-type="float">
            <text:p>7228</text:p>
          </table:table-cell>
          <table:table-cell table:formula="of:=COMPLEX([.$C$3]/1000;6.284*[.B172]*[.$C$4]/1000)" office:value-type="string" office:string-value="1.3+193.038196i" calcext:value-type="string">
            <text:p>1.3+193.038196i</text:p>
          </table:table-cell>
          <table:table-cell table:formula="of:=COMPLEX(0;-1/6.284/[.B172]/[.$C$5]*1000000000)" office:value-type="string" office:string-value="-188.174087188353i" calcext:value-type="string">
            <text:p>-188.174087188353i</text:p>
          </table:table-cell>
          <table:table-cell table:formula="of:=IMSUM([.C172];[.D172])" office:value-type="string" office:string-value="1.3+4.86410881164699i" calcext:value-type="string">
            <text:p>1.3+4.86410881164699i</text:p>
          </table:table-cell>
          <table:table-cell table:formula="of:=COMPLEX(0; 6.284*[.B172]*[.$C$6]/1000)" office:value-type="string" office:string-value="7.72152784i" calcext:value-type="string">
            <text:p>7.72152784i</text:p>
          </table:table-cell>
          <table:table-cell table:formula="of:=IMDIV(IMPRODUCT(-1;[.F172];[.F172]);[.E172])" office:value-type="string" office:string-value="3.05759179091772-11.4403532097095i" calcext:value-type="string">
            <text:p>3.05759179091772-11.4403532097095i</text:p>
          </table:table-cell>
          <table:table-cell table:formula="of:=COMPLEX(0;-1000000000/6.284/[.$F$12]/[.B172]+6.284*[.F$14]*[.B172]*0.001)" office:value-type="string" office:string-value="8.50166473965108i" calcext:value-type="string">
            <text:p>8.50166473965108i</text:p>
          </table:table-cell>
          <table:table-cell table:formula="of:=IMSUM([.G172];[.H172])" office:value-type="string" office:string-value="3.05759179091772-2.93868847005842i" calcext:value-type="string">
            <text:p>3.05759179091772-2.93868847005842i</text:p>
          </table:table-cell>
          <table:table-cell table:formula="of:=300000/[.B172]" office:value-type="float" office:value="41.5052573325955" calcext:value-type="float">
            <text:p>41.5052573326</text:p>
          </table:table-cell>
          <table:table-cell table:formula="of:=[.$C$1]/[.J172]*2*PI()" office:value-type="float" office:value="0" calcext:value-type="float">
            <text:p>0</text:p>
          </table:table-cell>
          <table:table-cell table:formula="of:=COMPLEX(0;TAN([.K172]))" office:value-type="string" office:string-value="0" calcext:value-type="string">
            <text:p>0</text:p>
          </table:table-cell>
          <table:table-cell table:formula="of:=IMPRODUCT(IMDIV(IMSUB([.I172];[.$C$2]); IMSUM([.I172]; [.$C$2])); 1-[.$F$1])" office:value-type="string" office:string-value="-0.878980282300647-0.104070642950086i" calcext:value-type="string">
            <text:p>-0.878980282300647-0.104070642950086i</text:p>
          </table:table-cell>
          <table:table-cell table:formula="of:=IMDIV(IMSUM(1;[.M172]);IMSUB(1;[.M172]))" office:value-type="string" office:string-value="0.0611518358183537-0.0587737694011681i" calcext:value-type="string">
            <text:p>0.0611518358183537-0.0587737694011681i</text:p>
          </table:table-cell>
          <table:table-cell table:formula="of:=IMSUM([.N172];[.L172])" office:value-type="string" office:string-value="0.0611518358183537-0.0587737694011681i" calcext:value-type="string">
            <text:p>0.0611518358183537-0.0587737694011681i</text:p>
          </table:table-cell>
          <table:table-cell table:formula="of:=IMSUM(1;IMPRODUCT([.L172];[.N172]))" office:value-type="string" office:string-value="1" calcext:value-type="string">
            <text:p>1</text:p>
          </table:table-cell>
          <table:table-cell table:formula="of:=IMPRODUCT([.$C$2];[.O172];IMDIV(1;[.P172]))" office:value-type="string" office:string-value="3.05759179091769-2.93868847005841i" calcext:value-type="string">
            <text:p>3.05759179091769-2.93868847005841i</text:p>
          </table:table-cell>
          <table:table-cell table:formula="of:=IMDIV(IMPRODUCT([.Q172];[.$F$10]);IMSUM([.Q172];[.$F$10]))" office:value-type="string" office:string-value="3.05759107788872-2.938670499478i" calcext:value-type="string">
            <text:p>3.05759107788872-2.938670499478i</text:p>
          </table:table-cell>
          <table:table-cell table:formula="of:=[.B172]" office:value-type="float" office:value="7228" calcext:value-type="float">
            <text:p>7228</text:p>
          </table:table-cell>
          <table:table-cell table:formula="of:=IMREAL([.R172])" office:value-type="float" office:value="3.05759107788872" calcext:value-type="float">
            <text:p>3.0575910779</text:p>
          </table:table-cell>
          <table:table-cell table:formula="of:=IMAGINARY([.R172])" office:value-type="float" office:value="-2.938670499478" calcext:value-type="float">
            <text:p>-2.9386704995</text:p>
          </table:table-cell>
          <table:table-cell table:formula="of:=IMABS([.R172])" office:value-type="float" office:value="4.24083099216262" calcext:value-type="float">
            <text:p>4.2408309922</text:p>
          </table:table-cell>
        </table:table-row>
        <table:table-row table:style-name="ro1">
          <table:table-cell/>
          <table:table-cell table:formula="of:=[.B172]+[.$C$11]" office:value-type="float" office:value="7229.5" calcext:value-type="float">
            <text:p>7229.5</text:p>
          </table:table-cell>
          <table:table-cell table:formula="of:=COMPLEX([.$C$3]/1000;6.284*[.B173]*[.$C$4]/1000)" office:value-type="string" office:string-value="1.3+193.0782565i" calcext:value-type="string">
            <text:p>1.3+193.0782565i</text:p>
          </table:table-cell>
          <table:table-cell table:formula="of:=COMPLEX(0;-1/6.284/[.B173]/[.$C$5]*1000000000)" office:value-type="string" office:string-value="-188.135044221234i" calcext:value-type="string">
            <text:p>-188.135044221234i</text:p>
          </table:table-cell>
          <table:table-cell table:formula="of:=IMSUM([.C173];[.D173])" office:value-type="string" office:string-value="1.3+4.943212278766i" calcext:value-type="string">
            <text:p>1.3+4.943212278766i</text:p>
          </table:table-cell>
          <table:table-cell table:formula="of:=COMPLEX(0; 6.284*[.B173]*[.$C$6]/1000)" office:value-type="string" office:string-value="7.72313026i" calcext:value-type="string">
            <text:p>7.72313026i</text:p>
          </table:table-cell>
          <table:table-cell table:formula="of:=IMDIV(IMPRODUCT(-1;[.F173];[.F173]);[.E173])" office:value-type="string" office:string-value="2.96802800124391-11.2858403534386i" calcext:value-type="string">
            <text:p>2.96802800124391-11.2858403534386i</text:p>
          </table:table-cell>
          <table:table-cell table:formula="of:=COMPLEX(0;-1000000000/6.284/[.$F$12]/[.B173]+6.284*[.F$14]*[.B173]*0.001)" office:value-type="string" office:string-value="8.51686582664056i" calcext:value-type="string">
            <text:p>8.51686582664056i</text:p>
          </table:table-cell>
          <table:table-cell table:formula="of:=IMSUM([.G173];[.H173])" office:value-type="string" office:string-value="2.96802800124391-2.76897452679804i" calcext:value-type="string">
            <text:p>2.96802800124391-2.76897452679804i</text:p>
          </table:table-cell>
          <table:table-cell table:formula="of:=300000/[.B173]" office:value-type="float" office:value="41.4966456878069" calcext:value-type="float">
            <text:p>41.4966456878</text:p>
          </table:table-cell>
          <table:table-cell table:formula="of:=[.$C$1]/[.J173]*2*PI()" office:value-type="float" office:value="0" calcext:value-type="float">
            <text:p>0</text:p>
          </table:table-cell>
          <table:table-cell table:formula="of:=COMPLEX(0;TAN([.K173]))" office:value-type="string" office:string-value="0" calcext:value-type="string">
            <text:p>0</text:p>
          </table:table-cell>
          <table:table-cell table:formula="of:=IMPRODUCT(IMDIV(IMSUB([.I173];[.$C$2]); IMSUM([.I173]; [.$C$2])); 1-[.$F$1])" office:value-type="string" office:string-value="-0.882786031612867-0.0984251586792087i" calcext:value-type="string">
            <text:p>-0.882786031612867-0.0984251586792087i</text:p>
          </table:table-cell>
          <table:table-cell table:formula="of:=IMDIV(IMSUM(1;[.M173]);IMSUB(1;[.M173]))" office:value-type="string" office:string-value="0.0593605600248778-0.0553794905359607i" calcext:value-type="string">
            <text:p>0.0593605600248778-0.0553794905359607i</text:p>
          </table:table-cell>
          <table:table-cell table:formula="of:=IMSUM([.N173];[.L173])" office:value-type="string" office:string-value="0.0593605600248778-0.0553794905359607i" calcext:value-type="string">
            <text:p>0.0593605600248778-0.0553794905359607i</text:p>
          </table:table-cell>
          <table:table-cell table:formula="of:=IMSUM(1;IMPRODUCT([.L173];[.N173]))" office:value-type="string" office:string-value="1" calcext:value-type="string">
            <text:p>1</text:p>
          </table:table-cell>
          <table:table-cell table:formula="of:=IMPRODUCT([.$C$2];[.O173];IMDIV(1;[.P173]))" office:value-type="string" office:string-value="2.96802800124389-2.76897452679804i" calcext:value-type="string">
            <text:p>2.96802800124389-2.76897452679804i</text:p>
          </table:table-cell>
          <table:table-cell table:formula="of:=IMDIV(IMPRODUCT([.Q173];[.$F$10]);IMSUM([.Q173];[.$F$10]))" office:value-type="string" office:string-value="2.96802685923034-2.76895809004569i" calcext:value-type="string">
            <text:p>2.96802685923034-2.76895809004569i</text:p>
          </table:table-cell>
          <table:table-cell table:formula="of:=[.B173]" office:value-type="float" office:value="7229.5" calcext:value-type="float">
            <text:p>7229.5</text:p>
          </table:table-cell>
          <table:table-cell table:formula="of:=IMREAL([.R173])" office:value-type="float" office:value="2.96802685923034" calcext:value-type="float">
            <text:p>2.9680268592</text:p>
          </table:table-cell>
          <table:table-cell table:formula="of:=IMAGINARY([.R173])" office:value-type="float" office:value="-2.76895809004569" calcext:value-type="float">
            <text:p>-2.76895809</text:p>
          </table:table-cell>
          <table:table-cell table:formula="of:=IMABS([.R173])" office:value-type="float" office:value="4.05910240589495" calcext:value-type="float">
            <text:p>4.0591024059</text:p>
          </table:table-cell>
        </table:table-row>
        <table:table-row table:style-name="ro1">
          <table:table-cell/>
          <table:table-cell table:formula="of:=[.B173]+[.$C$11]" office:value-type="float" office:value="7231" calcext:value-type="float">
            <text:p>7231</text:p>
          </table:table-cell>
          <table:table-cell table:formula="of:=COMPLEX([.$C$3]/1000;6.284*[.B174]*[.$C$4]/1000)" office:value-type="string" office:string-value="1.3+193.118317i" calcext:value-type="string">
            <text:p>1.3+193.118317i</text:p>
          </table:table-cell>
          <table:table-cell table:formula="of:=COMPLEX(0;-1/6.284/[.B174]/[.$C$5]*1000000000)" office:value-type="string" office:string-value="-188.096017452277i" calcext:value-type="string">
            <text:p>-188.096017452277i</text:p>
          </table:table-cell>
          <table:table-cell table:formula="of:=IMSUM([.C174];[.D174])" office:value-type="string" office:string-value="1.3+5.02229954772298i" calcext:value-type="string">
            <text:p>1.3+5.02229954772298i</text:p>
          </table:table-cell>
          <table:table-cell table:formula="of:=COMPLEX(0; 6.284*[.B174]*[.$C$6]/1000)" office:value-type="string" office:string-value="7.72473268i" calcext:value-type="string">
            <text:p>7.72473268i</text:p>
          </table:table-cell>
          <table:table-cell table:formula="of:=IMDIV(IMPRODUCT(-1;[.F174];[.F174]);[.E174])" office:value-type="string" office:string-value="2.88230681167075-11.1352370743484i" calcext:value-type="string">
            <text:p>2.88230681167075-11.1352370743484i</text:p>
          </table:table-cell>
          <table:table-cell table:formula="of:=COMPLEX(0;-1000000000/6.284/[.$F$12]/[.B174]+6.284*[.F$14]*[.B174]*0.001)" office:value-type="string" office:string-value="8.53206412659355i" calcext:value-type="string">
            <text:p>8.53206412659355i</text:p>
          </table:table-cell>
          <table:table-cell table:formula="of:=IMSUM([.G174];[.H174])" office:value-type="string" office:string-value="2.88230681167075-2.60317294775485i" calcext:value-type="string">
            <text:p>2.88230681167075-2.60317294775485i</text:p>
          </table:table-cell>
          <table:table-cell table:formula="of:=300000/[.B174]" office:value-type="float" office:value="41.4880376158208" calcext:value-type="float">
            <text:p>41.4880376158</text:p>
          </table:table-cell>
          <table:table-cell table:formula="of:=[.$C$1]/[.J174]*2*PI()" office:value-type="float" office:value="0" calcext:value-type="float">
            <text:p>0</text:p>
          </table:table-cell>
          <table:table-cell table:formula="of:=COMPLEX(0;TAN([.K174]))" office:value-type="string" office:string-value="0" calcext:value-type="string">
            <text:p>0</text:p>
          </table:table-cell>
          <table:table-cell table:formula="of:=IMPRODUCT(IMDIV(IMSUB([.I174];[.$C$2]); IMSUM([.I174]; [.$C$2])); 1-[.$F$1])" office:value-type="string" office:string-value="-0.886420506312223-0.0928605260661252i" calcext:value-type="string">
            <text:p>-0.886420506312223-0.0928605260661252i</text:p>
          </table:table-cell>
          <table:table-cell table:formula="of:=IMDIV(IMSUM(1;[.M174]);IMSUB(1;[.M174]))" office:value-type="string" office:string-value="0.0576461362334164-0.0520634589550971i" calcext:value-type="string">
            <text:p>0.0576461362334164-0.0520634589550971i</text:p>
          </table:table-cell>
          <table:table-cell table:formula="of:=IMSUM([.N174];[.L174])" office:value-type="string" office:string-value="0.0576461362334164-0.0520634589550971i" calcext:value-type="string">
            <text:p>0.0576461362334164-0.0520634589550971i</text:p>
          </table:table-cell>
          <table:table-cell table:formula="of:=IMSUM(1;IMPRODUCT([.L174];[.N174]))" office:value-type="string" office:string-value="1" calcext:value-type="string">
            <text:p>1</text:p>
          </table:table-cell>
          <table:table-cell table:formula="of:=IMPRODUCT([.$C$2];[.O174];IMDIV(1;[.P174]))" office:value-type="string" office:string-value="2.88230681167082-2.60317294775486i" calcext:value-type="string">
            <text:p>2.88230681167082-2.60317294775486i</text:p>
          </table:table-cell>
          <table:table-cell table:formula="of:=IMDIV(IMPRODUCT([.Q174];[.$F$10]);IMSUM([.Q174];[.$F$10]))" office:value-type="string" office:string-value="2.88230528045149-2.60315794150086i" calcext:value-type="string">
            <text:p>2.88230528045149-2.60315794150086i</text:p>
          </table:table-cell>
          <table:table-cell table:formula="of:=[.B174]" office:value-type="float" office:value="7231" calcext:value-type="float">
            <text:p>7231</text:p>
          </table:table-cell>
          <table:table-cell table:formula="of:=IMREAL([.R174])" office:value-type="float" office:value="2.88230528045149" calcext:value-type="float">
            <text:p>2.8823052805</text:p>
          </table:table-cell>
          <table:table-cell table:formula="of:=IMAGINARY([.R174])" office:value-type="float" office:value="-2.60315794150086" calcext:value-type="float">
            <text:p>-2.6031579415</text:p>
          </table:table-cell>
          <table:table-cell table:formula="of:=IMABS([.R174])" office:value-type="float" office:value="3.8838273646131" calcext:value-type="float">
            <text:p>3.8838273646</text:p>
          </table:table-cell>
        </table:table-row>
        <table:table-row table:style-name="ro1">
          <table:table-cell/>
          <table:table-cell table:formula="of:=[.B174]+[.$C$11]" office:value-type="float" office:value="7232.5" calcext:value-type="float">
            <text:p>7232.5</text:p>
          </table:table-cell>
          <table:table-cell table:formula="of:=COMPLEX([.$C$3]/1000;6.284*[.B175]*[.$C$4]/1000)" office:value-type="string" office:string-value="1.3+193.1583775i" calcext:value-type="string">
            <text:p>1.3+193.1583775i</text:p>
          </table:table-cell>
          <table:table-cell table:formula="of:=COMPLEX(0;-1/6.284/[.B175]/[.$C$5]*1000000000)" office:value-type="string" office:string-value="-188.057006871402i" calcext:value-type="string">
            <text:p>-188.057006871402i</text:p>
          </table:table-cell>
          <table:table-cell table:formula="of:=IMSUM([.C175];[.D175])" office:value-type="string" office:string-value="1.3+5.101370628598i" calcext:value-type="string">
            <text:p>1.3+5.101370628598i</text:p>
          </table:table-cell>
          <table:table-cell table:formula="of:=COMPLEX(0; 6.284*[.B175]*[.$C$6]/1000)" office:value-type="string" office:string-value="7.7263351i" calcext:value-type="string">
            <text:p>7.7263351i</text:p>
          </table:table-cell>
          <table:table-cell table:formula="of:=IMDIV(IMPRODUCT(-1;[.F175];[.F175]);[.E175])" office:value-type="string" office:string-value="2.80021577151109-10.9884142234797i" calcext:value-type="string">
            <text:p>2.80021577151109-10.9884142234797i</text:p>
          </table:table-cell>
          <table:table-cell table:formula="of:=COMPLEX(0;-1000000000/6.284/[.$F$12]/[.B175]+6.284*[.F$14]*[.B175]*0.001)" office:value-type="string" office:string-value="8.5472596412441i" calcext:value-type="string">
            <text:p>8.5472596412441i</text:p>
          </table:table-cell>
          <table:table-cell table:formula="of:=IMSUM([.G175];[.H175])" office:value-type="string" office:string-value="2.80021577151109-2.4411545822356i" calcext:value-type="string">
            <text:p>2.80021577151109-2.4411545822356i</text:p>
          </table:table-cell>
          <table:table-cell table:formula="of:=300000/[.B175]" office:value-type="float" office:value="41.4794331144141" calcext:value-type="float">
            <text:p>41.4794331144</text:p>
          </table:table-cell>
          <table:table-cell table:formula="of:=[.$C$1]/[.J175]*2*PI()" office:value-type="float" office:value="0" calcext:value-type="float">
            <text:p>0</text:p>
          </table:table-cell>
          <table:table-cell table:formula="of:=COMPLEX(0;TAN([.K175]))" office:value-type="string" office:string-value="0" calcext:value-type="string">
            <text:p>0</text:p>
          </table:table-cell>
          <table:table-cell table:formula="of:=IMPRODUCT(IMDIV(IMSUB([.I175];[.$C$2]); IMSUM([.I175]; [.$C$2])); 1-[.$F$1])" office:value-type="string" office:string-value="-0.889891888982827-0.0873768824105752i" calcext:value-type="string">
            <text:p>-0.889891888982827-0.0873768824105752i</text:p>
          </table:table-cell>
          <table:table-cell table:formula="of:=IMDIV(IMSUM(1;[.M175]);IMSUB(1;[.M175]))" office:value-type="string" office:string-value="0.0560043154302219-0.048823091644712i" calcext:value-type="string">
            <text:p>0.0560043154302219-0.048823091644712i</text:p>
          </table:table-cell>
          <table:table-cell table:formula="of:=IMSUM([.N175];[.L175])" office:value-type="string" office:string-value="0.0560043154302219-0.048823091644712i" calcext:value-type="string">
            <text:p>0.0560043154302219-0.048823091644712i</text:p>
          </table:table-cell>
          <table:table-cell table:formula="of:=IMSUM(1;IMPRODUCT([.L175];[.N175]))" office:value-type="string" office:string-value="1" calcext:value-type="string">
            <text:p>1</text:p>
          </table:table-cell>
          <table:table-cell table:formula="of:=IMPRODUCT([.$C$2];[.O175];IMDIV(1;[.P175]))" office:value-type="string" office:string-value="2.8002157715111-2.4411545822356i" calcext:value-type="string">
            <text:p>2.8002157715111-2.4411545822356i</text:p>
          </table:table-cell>
          <table:table-cell table:formula="of:=IMDIV(IMPRODUCT([.Q175];[.$F$10]);IMSUM([.Q175];[.$F$10]))" office:value-type="string" office:string-value="2.80021388950845-2.44114091074569i" calcext:value-type="string">
            <text:p>2.80021388950845-2.44114091074569i</text:p>
          </table:table-cell>
          <table:table-cell table:formula="of:=[.B175]" office:value-type="float" office:value="7232.5" calcext:value-type="float">
            <text:p>7232.5</text:p>
          </table:table-cell>
          <table:table-cell table:formula="of:=IMREAL([.R175])" office:value-type="float" office:value="2.80021388950845" calcext:value-type="float">
            <text:p>2.8002138895</text:p>
          </table:table-cell>
          <table:table-cell table:formula="of:=IMAGINARY([.R175])" office:value-type="float" office:value="-2.44114091074569" calcext:value-type="float">
            <text:p>-2.4411409107</text:p>
          </table:table-cell>
          <table:table-cell table:formula="of:=IMABS([.R175])" office:value-type="float" office:value="3.7148844898748" calcext:value-type="float">
            <text:p>3.7148844899</text:p>
          </table:table-cell>
        </table:table-row>
        <table:table-row table:style-name="ro1">
          <table:table-cell/>
          <table:table-cell table:formula="of:=[.B175]+[.$C$11]" office:value-type="float" office:value="7234" calcext:value-type="float">
            <text:p>7234</text:p>
          </table:table-cell>
          <table:table-cell table:formula="of:=COMPLEX([.$C$3]/1000;6.284*[.B176]*[.$C$4]/1000)" office:value-type="string" office:string-value="1.3+193.198438i" calcext:value-type="string">
            <text:p>1.3+193.198438i</text:p>
          </table:table-cell>
          <table:table-cell table:formula="of:=COMPLEX(0;-1/6.284/[.B176]/[.$C$5]*1000000000)" office:value-type="string" office:string-value="-188.018012468539i" calcext:value-type="string">
            <text:p>-188.018012468539i</text:p>
          </table:table-cell>
          <table:table-cell table:formula="of:=IMSUM([.C176];[.D176])" office:value-type="string" office:string-value="1.3+5.180425531461i" calcext:value-type="string">
            <text:p>1.3+5.180425531461i</text:p>
          </table:table-cell>
          <table:table-cell table:formula="of:=COMPLEX(0; 6.284*[.B176]*[.$C$6]/1000)" office:value-type="string" office:string-value="7.72793752i" calcext:value-type="string">
            <text:p>7.72793752i</text:p>
          </table:table-cell>
          <table:table-cell table:formula="of:=IMDIV(IMPRODUCT(-1;[.F176];[.F176]);[.E176])" office:value-type="string" office:string-value="2.72155657713917-10.8452470596364i" calcext:value-type="string">
            <text:p>2.72155657713917-10.8452470596364i</text:p>
          </table:table-cell>
          <table:table-cell table:formula="of:=COMPLEX(0;-1000000000/6.284/[.$F$12]/[.B176]+6.284*[.F$14]*[.B176]*0.001)" office:value-type="string" office:string-value="8.56245237232485i" calcext:value-type="string">
            <text:p>8.56245237232485i</text:p>
          </table:table-cell>
          <table:table-cell table:formula="of:=IMSUM([.G176];[.H176])" office:value-type="string" office:string-value="2.72155657713917-2.28279468731155i" calcext:value-type="string">
            <text:p>2.72155657713917-2.28279468731155i</text:p>
          </table:table-cell>
          <table:table-cell table:formula="of:=300000/[.B176]" office:value-type="float" office:value="41.4708321813658" calcext:value-type="float">
            <text:p>41.4708321814</text:p>
          </table:table-cell>
          <table:table-cell table:formula="of:=[.$C$1]/[.J176]*2*PI()" office:value-type="float" office:value="0" calcext:value-type="float">
            <text:p>0</text:p>
          </table:table-cell>
          <table:table-cell table:formula="of:=COMPLEX(0;TAN([.K176]))" office:value-type="string" office:string-value="0" calcext:value-type="string">
            <text:p>0</text:p>
          </table:table-cell>
          <table:table-cell table:formula="of:=IMPRODUCT(IMDIV(IMSUB([.I176];[.$C$2]); IMSUM([.I176]; [.$C$2])); 1-[.$F$1])" office:value-type="string" office:string-value="-0.893207945953729-0.081974154816081i" calcext:value-type="string">
            <text:p>-0.893207945953729-0.081974154816081i</text:p>
          </table:table-cell>
          <table:table-cell table:formula="of:=IMDIV(IMSUM(1;[.M176]);IMSUB(1;[.M176]))" office:value-type="string" office:string-value="0.0544311315427838-0.045655893746231i" calcext:value-type="string">
            <text:p>0.0544311315427838-0.045655893746231i</text:p>
          </table:table-cell>
          <table:table-cell table:formula="of:=IMSUM([.N176];[.L176])" office:value-type="string" office:string-value="0.0544311315427838-0.045655893746231i" calcext:value-type="string">
            <text:p>0.0544311315427838-0.045655893746231i</text:p>
          </table:table-cell>
          <table:table-cell table:formula="of:=IMSUM(1;IMPRODUCT([.L176];[.N176]))" office:value-type="string" office:string-value="1" calcext:value-type="string">
            <text:p>1</text:p>
          </table:table-cell>
          <table:table-cell table:formula="of:=IMPRODUCT([.$C$2];[.O176];IMDIV(1;[.P176]))" office:value-type="string" office:string-value="2.72155657713919-2.28279468731155i" calcext:value-type="string">
            <text:p>2.72155657713919-2.28279468731155i</text:p>
          </table:table-cell>
          <table:table-cell table:formula="of:=IMDIV(IMPRODUCT([.Q176];[.$F$10]);IMSUM([.Q176];[.$F$10]))" office:value-type="string" office:string-value="2.72155438139598-2.28278226182815i" calcext:value-type="string">
            <text:p>2.72155438139598-2.28278226182815i</text:p>
          </table:table-cell>
          <table:table-cell table:formula="of:=[.B176]" office:value-type="float" office:value="7234" calcext:value-type="float">
            <text:p>7234</text:p>
          </table:table-cell>
          <table:table-cell table:formula="of:=IMREAL([.R176])" office:value-type="float" office:value="2.72155438139598" calcext:value-type="float">
            <text:p>2.7215543814</text:p>
          </table:table-cell>
          <table:table-cell table:formula="of:=IMAGINARY([.R176])" office:value-type="float" office:value="-2.28278226182815" calcext:value-type="float">
            <text:p>-2.2827822618</text:p>
          </table:table-cell>
          <table:table-cell table:formula="of:=IMABS([.R176])" office:value-type="float" office:value="3.55217582698448" calcext:value-type="float">
            <text:p>3.552175827</text:p>
          </table:table-cell>
        </table:table-row>
        <table:table-row table:style-name="ro1">
          <table:table-cell/>
          <table:table-cell table:formula="of:=[.B176]+[.$C$11]" office:value-type="float" office:value="7235.5" calcext:value-type="float">
            <text:p>7235.5</text:p>
          </table:table-cell>
          <table:table-cell table:formula="of:=COMPLEX([.$C$3]/1000;6.284*[.B177]*[.$C$4]/1000)" office:value-type="string" office:string-value="1.3+193.2384985i" calcext:value-type="string">
            <text:p>1.3+193.2384985i</text:p>
          </table:table-cell>
          <table:table-cell table:formula="of:=COMPLEX(0;-1/6.284/[.B177]/[.$C$5]*1000000000)" office:value-type="string" office:string-value="-187.979034233628i" calcext:value-type="string">
            <text:p>-187.979034233628i</text:p>
          </table:table-cell>
          <table:table-cell table:formula="of:=IMSUM([.C177];[.D177])" office:value-type="string" office:string-value="1.3+5.25946426637199i" calcext:value-type="string">
            <text:p>1.3+5.25946426637199i</text:p>
          </table:table-cell>
          <table:table-cell table:formula="of:=COMPLEX(0; 6.284*[.B177]*[.$C$6]/1000)" office:value-type="string" office:string-value="7.72953994i" calcext:value-type="string">
            <text:p>7.72953994i</text:p>
          </table:table-cell>
          <table:table-cell table:formula="of:=IMDIV(IMPRODUCT(-1;[.F177];[.F177]);[.E177])" office:value-type="string" office:string-value="2.64614398587431-10.7056151826008i" calcext:value-type="string">
            <text:p>2.64614398587431-10.7056151826008i</text:p>
          </table:table-cell>
          <table:table-cell table:formula="of:=COMPLEX(0;-1000000000/6.284/[.$F$12]/[.B177]+6.284*[.F$14]*[.B177]*0.001)" office:value-type="string" office:string-value="8.57764232156698i" calcext:value-type="string">
            <text:p>8.57764232156698i</text:p>
          </table:table-cell>
          <table:table-cell table:formula="of:=IMSUM([.G177];[.H177])" office:value-type="string" office:string-value="2.64614398587431-2.12797286103382i" calcext:value-type="string">
            <text:p>2.64614398587431-2.12797286103382i</text:p>
          </table:table-cell>
          <table:table-cell table:formula="of:=300000/[.B177]" office:value-type="float" office:value="41.4622348144565" calcext:value-type="float">
            <text:p>41.4622348145</text:p>
          </table:table-cell>
          <table:table-cell table:formula="of:=[.$C$1]/[.J177]*2*PI()" office:value-type="float" office:value="0" calcext:value-type="float">
            <text:p>0</text:p>
          </table:table-cell>
          <table:table-cell table:formula="of:=COMPLEX(0;TAN([.K177]))" office:value-type="string" office:string-value="0" calcext:value-type="string">
            <text:p>0</text:p>
          </table:table-cell>
          <table:table-cell table:formula="of:=IMPRODUCT(IMDIV(IMSUB([.I177];[.$C$2]); IMSUM([.I177]; [.$C$2])); 1-[.$F$1])" office:value-type="string" office:string-value="-0.896376047365706-0.0766520861279332i" calcext:value-type="string">
            <text:p>-0.896376047365706-0.0766520861279332i</text:p>
          </table:table-cell>
          <table:table-cell table:formula="of:=IMDIV(IMSUM(1;[.M177]);IMSUB(1;[.M177]))" office:value-type="string" office:string-value="0.0529228797174858-0.0425594572206763i" calcext:value-type="string">
            <text:p>0.0529228797174858-0.0425594572206763i</text:p>
          </table:table-cell>
          <table:table-cell table:formula="of:=IMSUM([.N177];[.L177])" office:value-type="string" office:string-value="0.0529228797174858-0.0425594572206763i" calcext:value-type="string">
            <text:p>0.0529228797174858-0.0425594572206763i</text:p>
          </table:table-cell>
          <table:table-cell table:formula="of:=IMSUM(1;IMPRODUCT([.L177];[.N177]))" office:value-type="string" office:string-value="1" calcext:value-type="string">
            <text:p>1</text:p>
          </table:table-cell>
          <table:table-cell table:formula="of:=IMPRODUCT([.$C$2];[.O177];IMDIV(1;[.P177]))" office:value-type="string" office:string-value="2.64614398587429-2.12797286103382i" calcext:value-type="string">
            <text:p>2.64614398587429-2.12797286103382i</text:p>
          </table:table-cell>
          <table:table-cell table:formula="of:=IMDIV(IMPRODUCT([.Q177];[.$F$10]);IMSUM([.Q177];[.$F$10]))" office:value-type="string" office:string-value="2.64614151204489-2.12796159921244i" calcext:value-type="string">
            <text:p>2.64614151204489-2.12796159921244i</text:p>
          </table:table-cell>
          <table:table-cell table:formula="of:=[.B177]" office:value-type="float" office:value="7235.5" calcext:value-type="float">
            <text:p>7235.5</text:p>
          </table:table-cell>
          <table:table-cell table:formula="of:=IMREAL([.R177])" office:value-type="float" office:value="2.64614151204489" calcext:value-type="float">
            <text:p>2.646141512</text:p>
          </table:table-cell>
          <table:table-cell table:formula="of:=IMAGINARY([.R177])" office:value-type="float" office:value="-2.12796159921244" calcext:value-type="float">
            <text:p>-2.1279615992</text:p>
          </table:table-cell>
          <table:table-cell table:formula="of:=IMABS([.R177])" office:value-type="float" office:value="3.39562740439672" calcext:value-type="float">
            <text:p>3.3956274044</text:p>
          </table:table-cell>
        </table:table-row>
        <table:table-row table:style-name="ro1">
          <table:table-cell/>
          <table:table-cell table:formula="of:=[.B177]+[.$C$11]" office:value-type="float" office:value="7237" calcext:value-type="float">
            <text:p>7237</text:p>
          </table:table-cell>
          <table:table-cell table:formula="of:=COMPLEX([.$C$3]/1000;6.284*[.B178]*[.$C$4]/1000)" office:value-type="string" office:string-value="1.3+193.278559i" calcext:value-type="string">
            <text:p>1.3+193.278559i</text:p>
          </table:table-cell>
          <table:table-cell table:formula="of:=COMPLEX(0;-1/6.284/[.B178]/[.$C$5]*1000000000)" office:value-type="string" office:string-value="-187.940072156614i" calcext:value-type="string">
            <text:p>-187.940072156614i</text:p>
          </table:table-cell>
          <table:table-cell table:formula="of:=IMSUM([.C178];[.D178])" office:value-type="string" office:string-value="1.3+5.33848684338599i" calcext:value-type="string">
            <text:p>1.3+5.33848684338599i</text:p>
          </table:table-cell>
          <table:table-cell table:formula="of:=COMPLEX(0; 6.284*[.B178]*[.$C$6]/1000)" office:value-type="string" office:string-value="7.73114236i" calcext:value-type="string">
            <text:p>7.73114236i</text:p>
          </table:table-cell>
          <table:table-cell table:formula="of:=IMDIV(IMPRODUCT(-1;[.F178];[.F178]);[.E178])" office:value-type="string" office:string-value="2.57380482294794-10.5694024498085i" calcext:value-type="string">
            <text:p>2.57380482294794-10.5694024498085i</text:p>
          </table:table-cell>
          <table:table-cell table:formula="of:=COMPLEX(0;-1000000000/6.284/[.$F$12]/[.B178]+6.284*[.F$14]*[.B178]*0.001)" office:value-type="string" office:string-value="8.59282949070028i" calcext:value-type="string">
            <text:p>8.59282949070028i</text:p>
          </table:table-cell>
          <table:table-cell table:formula="of:=IMSUM([.G178];[.H178])" office:value-type="string" office:string-value="2.57380482294794-1.97657295910822i" calcext:value-type="string">
            <text:p>2.57380482294794-1.97657295910822i</text:p>
          </table:table-cell>
          <table:table-cell table:formula="of:=300000/[.B178]" office:value-type="float" office:value="41.4536410114688" calcext:value-type="float">
            <text:p>41.4536410115</text:p>
          </table:table-cell>
          <table:table-cell table:formula="of:=[.$C$1]/[.J178]*2*PI()" office:value-type="float" office:value="0" calcext:value-type="float">
            <text:p>0</text:p>
          </table:table-cell>
          <table:table-cell table:formula="of:=COMPLEX(0;TAN([.K178]))" office:value-type="string" office:string-value="0" calcext:value-type="string">
            <text:p>0</text:p>
          </table:table-cell>
          <table:table-cell table:formula="of:=IMPRODUCT(IMDIV(IMSUB([.I178];[.$C$2]); IMSUM([.I178]; [.$C$2])); 1-[.$F$1])" office:value-type="string" office:string-value="-0.899403186642565-0.0714102582037768i" calcext:value-type="string">
            <text:p>-0.899403186642565-0.0714102582037768i</text:p>
          </table:table-cell>
          <table:table-cell table:formula="of:=IMDIV(IMSUM(1;[.M178]);IMSUB(1;[.M178]))" office:value-type="string" office:string-value="0.051476096458958-0.0395314591821645i" calcext:value-type="string">
            <text:p>0.051476096458958-0.0395314591821645i</text:p>
          </table:table-cell>
          <table:table-cell table:formula="of:=IMSUM([.N178];[.L178])" office:value-type="string" office:string-value="0.051476096458958-0.0395314591821645i" calcext:value-type="string">
            <text:p>0.051476096458958-0.0395314591821645i</text:p>
          </table:table-cell>
          <table:table-cell table:formula="of:=IMSUM(1;IMPRODUCT([.L178];[.N178]))" office:value-type="string" office:string-value="1" calcext:value-type="string">
            <text:p>1</text:p>
          </table:table-cell>
          <table:table-cell table:formula="of:=IMPRODUCT([.$C$2];[.O178];IMDIV(1;[.P178]))" office:value-type="string" office:string-value="2.5738048229479-1.97657295910823i" calcext:value-type="string">
            <text:p>2.5738048229479-1.97657295910823i</text:p>
          </table:table-cell>
          <table:table-cell table:formula="of:=IMDIV(IMPRODUCT([.Q178];[.$F$10]);IMSUM([.Q178];[.$F$10]))" office:value-type="string" office:string-value="2.57380210530147-1.97656278450359i" calcext:value-type="string">
            <text:p>2.57380210530147-1.97656278450359i</text:p>
          </table:table-cell>
          <table:table-cell table:formula="of:=[.B178]" office:value-type="float" office:value="7237" calcext:value-type="float">
            <text:p>7237</text:p>
          </table:table-cell>
          <table:table-cell table:formula="of:=IMREAL([.R178])" office:value-type="float" office:value="2.57380210530147" calcext:value-type="float">
            <text:p>2.5738021053</text:p>
          </table:table-cell>
          <table:table-cell table:formula="of:=IMAGINARY([.R178])" office:value-type="float" office:value="-1.97656278450359" calcext:value-type="float">
            <text:p>-1.9765627845</text:p>
          </table:table-cell>
          <table:table-cell table:formula="of:=IMABS([.R178])" office:value-type="float" office:value="3.24518993563379" calcext:value-type="float">
            <text:p>3.2451899356</text:p>
          </table:table-cell>
        </table:table-row>
        <table:table-row table:style-name="ro1">
          <table:table-cell/>
          <table:table-cell table:formula="of:=[.B178]+[.$C$11]" office:value-type="float" office:value="7238.5" calcext:value-type="float">
            <text:p>7238.5</text:p>
          </table:table-cell>
          <table:table-cell table:formula="of:=COMPLEX([.$C$3]/1000;6.284*[.B179]*[.$C$4]/1000)" office:value-type="string" office:string-value="1.3+193.3186195i" calcext:value-type="string">
            <text:p>1.3+193.3186195i</text:p>
          </table:table-cell>
          <table:table-cell table:formula="of:=COMPLEX(0;-1/6.284/[.B179]/[.$C$5]*1000000000)" office:value-type="string" office:string-value="-187.901126227452i" calcext:value-type="string">
            <text:p>-187.901126227452i</text:p>
          </table:table-cell>
          <table:table-cell table:formula="of:=IMSUM([.C179];[.D179])" office:value-type="string" office:string-value="1.3+5.417493272548i" calcext:value-type="string">
            <text:p>1.3+5.417493272548i</text:p>
          </table:table-cell>
          <table:table-cell table:formula="of:=COMPLEX(0; 6.284*[.B179]*[.$C$6]/1000)" office:value-type="string" office:string-value="7.73274478i" calcext:value-type="string">
            <text:p>7.73274478i</text:p>
          </table:table-cell>
          <table:table-cell table:formula="of:=IMDIV(IMPRODUCT(-1;[.F179];[.F179]);[.E179])" office:value-type="string" office:string-value="2.50437707289925-10.4364968802732i" calcext:value-type="string">
            <text:p>2.50437707289925-10.4364968802732i</text:p>
          </table:table-cell>
          <table:table-cell table:formula="of:=COMPLEX(0;-1000000000/6.284/[.$F$12]/[.B179]+6.284*[.F$14]*[.B179]*0.001)" office:value-type="string" office:string-value="8.60801388145305i" calcext:value-type="string">
            <text:p>8.60801388145305i</text:p>
          </table:table-cell>
          <table:table-cell table:formula="of:=IMSUM([.G179];[.H179])" office:value-type="string" office:string-value="2.50437707289925-1.82848299882015i" calcext:value-type="string">
            <text:p>2.50437707289925-1.82848299882015i</text:p>
          </table:table-cell>
          <table:table-cell table:formula="of:=300000/[.B179]" office:value-type="float" office:value="41.4450507701872" calcext:value-type="float">
            <text:p>41.4450507702</text:p>
          </table:table-cell>
          <table:table-cell table:formula="of:=[.$C$1]/[.J179]*2*PI()" office:value-type="float" office:value="0" calcext:value-type="float">
            <text:p>0</text:p>
          </table:table-cell>
          <table:table-cell table:formula="of:=COMPLEX(0;TAN([.K179]))" office:value-type="string" office:string-value="0" calcext:value-type="string">
            <text:p>0</text:p>
          </table:table-cell>
          <table:table-cell table:formula="of:=IMPRODUCT(IMDIV(IMSUB([.I179];[.$C$2]); IMSUM([.I179]; [.$C$2])); 1-[.$F$1])" office:value-type="string" office:string-value="-0.902295999310923-0.066248112774182i" calcext:value-type="string">
            <text:p>-0.902295999310923-0.066248112774182i</text:p>
          </table:table-cell>
          <table:table-cell table:formula="of:=IMDIV(IMSUM(1;[.M179]);IMSUB(1;[.M179]))" office:value-type="string" office:string-value="0.0500875414579861-0.0365696599764031i" calcext:value-type="string">
            <text:p>0.0500875414579861-0.0365696599764031i</text:p>
          </table:table-cell>
          <table:table-cell table:formula="of:=IMSUM([.N179];[.L179])" office:value-type="string" office:string-value="0.0500875414579861-0.0365696599764031i" calcext:value-type="string">
            <text:p>0.0500875414579861-0.0365696599764031i</text:p>
          </table:table-cell>
          <table:table-cell table:formula="of:=IMSUM(1;IMPRODUCT([.L179];[.N179]))" office:value-type="string" office:string-value="1" calcext:value-type="string">
            <text:p>1</text:p>
          </table:table-cell>
          <table:table-cell table:formula="of:=IMPRODUCT([.$C$2];[.O179];IMDIV(1;[.P179]))" office:value-type="string" office:string-value="2.50437707289931-1.82848299882016i" calcext:value-type="string">
            <text:p>2.50437707289931-1.82848299882016i</text:p>
          </table:table-cell>
          <table:table-cell table:formula="of:=IMDIV(IMPRODUCT([.Q179];[.$F$10]);IMSUM([.Q179];[.$F$10]))" office:value-type="string" office:string-value="2.50437414433253-1.8284738404175i" calcext:value-type="string">
            <text:p>2.50437414433253-1.8284738404175i</text:p>
          </table:table-cell>
          <table:table-cell table:formula="of:=[.B179]" office:value-type="float" office:value="7238.5" calcext:value-type="float">
            <text:p>7238.5</text:p>
          </table:table-cell>
          <table:table-cell table:formula="of:=IMREAL([.R179])" office:value-type="float" office:value="2.50437414433253" calcext:value-type="float">
            <text:p>2.5043741443</text:p>
          </table:table-cell>
          <table:table-cell table:formula="of:=IMAGINARY([.R179])" office:value-type="float" office:value="-1.8284738404175" calcext:value-type="float">
            <text:p>-1.8284738404</text:p>
          </table:table-cell>
          <table:table-cell table:formula="of:=IMABS([.R179])" office:value-type="float" office:value="3.10083963466227" calcext:value-type="float">
            <text:p>3.1008396347</text:p>
          </table:table-cell>
        </table:table-row>
        <table:table-row table:style-name="ro1">
          <table:table-cell/>
          <table:table-cell table:formula="of:=[.B179]+[.$C$11]" office:value-type="float" office:value="7240" calcext:value-type="float">
            <text:p>7240</text:p>
          </table:table-cell>
          <table:table-cell table:formula="of:=COMPLEX([.$C$3]/1000;6.284*[.B180]*[.$C$4]/1000)" office:value-type="string" office:string-value="1.3+193.35868i" calcext:value-type="string">
            <text:p>1.3+193.35868i</text:p>
          </table:table-cell>
          <table:table-cell table:formula="of:=COMPLEX(0;-1/6.284/[.B180]/[.$C$5]*1000000000)" office:value-type="string" office:string-value="-187.862196436107i" calcext:value-type="string">
            <text:p>-187.862196436107i</text:p>
          </table:table-cell>
          <table:table-cell table:formula="of:=IMSUM([.C180];[.D180])" office:value-type="string" office:string-value="1.3+5.49648356389298i" calcext:value-type="string">
            <text:p>1.3+5.49648356389298i</text:p>
          </table:table-cell>
          <table:table-cell table:formula="of:=COMPLEX(0; 6.284*[.B180]*[.$C$6]/1000)" office:value-type="string" office:string-value="7.7343472i" calcext:value-type="string">
            <text:p>7.7343472i</text:p>
          </table:table-cell>
          <table:table-cell table:formula="of:=IMDIV(IMPRODUCT(-1;[.F180];[.F180]);[.E180])" office:value-type="string" office:string-value="2.43770904756978-10.3067905488619i" calcext:value-type="string">
            <text:p>2.43770904756978-10.3067905488619i</text:p>
          </table:table-cell>
          <table:table-cell table:formula="of:=COMPLEX(0;-1000000000/6.284/[.$F$12]/[.B180]+6.284*[.F$14]*[.B180]*0.001)" office:value-type="string" office:string-value="8.62319549555221i" calcext:value-type="string">
            <text:p>8.62319549555221i</text:p>
          </table:table-cell>
          <table:table-cell table:formula="of:=IMSUM([.G180];[.H180])" office:value-type="string" office:string-value="2.43770904756978-1.68359505330969i" calcext:value-type="string">
            <text:p>2.43770904756978-1.68359505330969i</text:p>
          </table:table-cell>
          <table:table-cell table:formula="of:=300000/[.B180]" office:value-type="float" office:value="41.4364640883978" calcext:value-type="float">
            <text:p>41.4364640884</text:p>
          </table:table-cell>
          <table:table-cell table:formula="of:=[.$C$1]/[.J180]*2*PI()" office:value-type="float" office:value="0" calcext:value-type="float">
            <text:p>0</text:p>
          </table:table-cell>
          <table:table-cell table:formula="of:=COMPLEX(0;TAN([.K180]))" office:value-type="string" office:string-value="0" calcext:value-type="string">
            <text:p>0</text:p>
          </table:table-cell>
          <table:table-cell table:formula="of:=IMPRODUCT(IMDIV(IMSUB([.I180];[.$C$2]); IMSUM([.I180]; [.$C$2])); 1-[.$F$1])" office:value-type="string" office:string-value="-0.905060781130557-0.0611649701259087i" calcext:value-type="string">
            <text:p>-0.905060781130557-0.0611649701259087i</text:p>
          </table:table-cell>
          <table:table-cell table:formula="of:=IMDIV(IMSUM(1;[.M180]);IMSUB(1;[.M180]))" office:value-type="string" office:string-value="0.0487541809513958-0.0336719010661937i" calcext:value-type="string">
            <text:p>0.0487541809513958-0.0336719010661937i</text:p>
          </table:table-cell>
          <table:table-cell table:formula="of:=IMSUM([.N180];[.L180])" office:value-type="string" office:string-value="0.0487541809513958-0.0336719010661937i" calcext:value-type="string">
            <text:p>0.0487541809513958-0.0336719010661937i</text:p>
          </table:table-cell>
          <table:table-cell table:formula="of:=IMSUM(1;IMPRODUCT([.L180];[.N180]))" office:value-type="string" office:string-value="1" calcext:value-type="string">
            <text:p>1</text:p>
          </table:table-cell>
          <table:table-cell table:formula="of:=IMPRODUCT([.$C$2];[.O180];IMDIV(1;[.P180]))" office:value-type="string" office:string-value="2.43770904756979-1.68359505330969i" calcext:value-type="string">
            <text:p>2.43770904756979-1.68359505330969i</text:p>
          </table:table-cell>
          <table:table-cell table:formula="of:=IMDIV(IMPRODUCT([.Q180];[.$F$10]);IMSUM([.Q180];[.$F$10]))" office:value-type="string" office:string-value="2.43770593962733-1.68358684509694i" calcext:value-type="string">
            <text:p>2.43770593962733-1.68358684509694i</text:p>
          </table:table-cell>
          <table:table-cell table:formula="of:=[.B180]" office:value-type="float" office:value="7240" calcext:value-type="float">
            <text:p>7240</text:p>
          </table:table-cell>
          <table:table-cell table:formula="of:=IMREAL([.R180])" office:value-type="float" office:value="2.43770593962733" calcext:value-type="float">
            <text:p>2.4377059396</text:p>
          </table:table-cell>
          <table:table-cell table:formula="of:=IMAGINARY([.R180])" office:value-type="float" office:value="-1.68358684509694" calcext:value-type="float">
            <text:p>-1.6835868451</text:p>
          </table:table-cell>
          <table:table-cell table:formula="of:=IMABS([.R180])" office:value-type="float" office:value="2.96257909819769" calcext:value-type="float">
            <text:p>2.9625790982</text:p>
          </table:table-cell>
        </table:table-row>
        <table:table-row table:style-name="ro1">
          <table:table-cell/>
          <table:table-cell table:formula="of:=[.B180]+[.$C$11]" office:value-type="float" office:value="7241.5" calcext:value-type="float">
            <text:p>7241.5</text:p>
          </table:table-cell>
          <table:table-cell table:formula="of:=COMPLEX([.$C$3]/1000;6.284*[.B181]*[.$C$4]/1000)" office:value-type="string" office:string-value="1.3+193.3987405i" calcext:value-type="string">
            <text:p>1.3+193.3987405i</text:p>
          </table:table-cell>
          <table:table-cell table:formula="of:=COMPLEX(0;-1/6.284/[.B181]/[.$C$5]*1000000000)" office:value-type="string" office:string-value="-187.823282772549i" calcext:value-type="string">
            <text:p>-187.823282772549i</text:p>
          </table:table-cell>
          <table:table-cell table:formula="of:=IMSUM([.C181];[.D181])" office:value-type="string" office:string-value="1.3+5.57545772745101i" calcext:value-type="string">
            <text:p>1.3+5.57545772745101i</text:p>
          </table:table-cell>
          <table:table-cell table:formula="of:=COMPLEX(0; 6.284*[.B181]*[.$C$6]/1000)" office:value-type="string" office:string-value="7.73594962i" calcext:value-type="string">
            <text:p>7.73594962i</text:p>
          </table:table-cell>
          <table:table-cell table:formula="of:=IMDIV(IMPRODUCT(-1;[.F181];[.F181]);[.E181])" office:value-type="string" office:string-value="2.37365862365103-10.1801794735122i" calcext:value-type="string">
            <text:p>2.37365862365103-10.1801794735122i</text:p>
          </table:table-cell>
          <table:table-cell table:formula="of:=COMPLEX(0;-1000000000/6.284/[.$F$12]/[.B181]+6.284*[.F$14]*[.B181]*0.001)" office:value-type="string" office:string-value="8.63837433472319i" calcext:value-type="string">
            <text:p>8.63837433472319i</text:p>
          </table:table-cell>
          <table:table-cell table:formula="of:=IMSUM([.G181];[.H181])" office:value-type="string" office:string-value="2.37365862365103-1.54180513878901i" calcext:value-type="string">
            <text:p>2.37365862365103-1.54180513878901i</text:p>
          </table:table-cell>
          <table:table-cell table:formula="of:=300000/[.B181]" office:value-type="float" office:value="41.4278809638887" calcext:value-type="float">
            <text:p>41.4278809639</text:p>
          </table:table-cell>
          <table:table-cell table:formula="of:=[.$C$1]/[.J181]*2*PI()" office:value-type="float" office:value="0" calcext:value-type="float">
            <text:p>0</text:p>
          </table:table-cell>
          <table:table-cell table:formula="of:=COMPLEX(0;TAN([.K181]))" office:value-type="string" office:string-value="0" calcext:value-type="string">
            <text:p>0</text:p>
          </table:table-cell>
          <table:table-cell table:formula="of:=IMPRODUCT(IMDIV(IMSUB([.I181];[.$C$2]); IMSUM([.I181]; [.$C$2])); 1-[.$F$1])" office:value-type="string" office:string-value="-0.907703505510698-0.0561600458203231i" calcext:value-type="string">
            <text:p>-0.907703505510698-0.0561600458203231i</text:p>
          </table:table-cell>
          <table:table-cell table:formula="of:=IMDIV(IMSUM(1;[.M181]);IMSUB(1;[.M181]))" office:value-type="string" office:string-value="0.0474731724730199-0.0308361027757801i" calcext:value-type="string">
            <text:p>0.0474731724730199-0.0308361027757801i</text:p>
          </table:table-cell>
          <table:table-cell table:formula="of:=IMSUM([.N181];[.L181])" office:value-type="string" office:string-value="0.0474731724730199-0.0308361027757801i" calcext:value-type="string">
            <text:p>0.0474731724730199-0.0308361027757801i</text:p>
          </table:table-cell>
          <table:table-cell table:formula="of:=IMSUM(1;IMPRODUCT([.L181];[.N181]))" office:value-type="string" office:string-value="1" calcext:value-type="string">
            <text:p>1</text:p>
          </table:table-cell>
          <table:table-cell table:formula="of:=IMPRODUCT([.$C$2];[.O181];IMDIV(1;[.P181]))" office:value-type="string" office:string-value="2.373658623651-1.541805138789i" calcext:value-type="string">
            <text:p>2.373658623651-1.541805138789i</text:p>
          </table:table-cell>
          <table:table-cell table:formula="of:=IMDIV(IMPRODUCT([.Q181];[.$F$10]);IMSUM([.Q181];[.$F$10]))" office:value-type="string" office:string-value="2.37365536655203-1.54179781936595i" calcext:value-type="string">
            <text:p>2.37365536655203-1.54179781936595i</text:p>
          </table:table-cell>
          <table:table-cell table:formula="of:=[.B181]" office:value-type="float" office:value="7241.5" calcext:value-type="float">
            <text:p>7241.5</text:p>
          </table:table-cell>
          <table:table-cell table:formula="of:=IMREAL([.R181])" office:value-type="float" office:value="2.37365536655203" calcext:value-type="float">
            <text:p>2.3736553666</text:p>
          </table:table-cell>
          <table:table-cell table:formula="of:=IMAGINARY([.R181])" office:value-type="float" office:value="-1.54179781936595" calcext:value-type="float">
            <text:p>-1.5417978194</text:p>
          </table:table-cell>
          <table:table-cell table:formula="of:=IMABS([.R181])" office:value-type="float" office:value="2.83043818426809" calcext:value-type="float">
            <text:p>2.8304381843</text:p>
          </table:table-cell>
        </table:table-row>
        <table:table-row table:style-name="ro1">
          <table:table-cell/>
          <table:table-cell table:formula="of:=[.B181]+[.$C$11]" office:value-type="float" office:value="7243" calcext:value-type="float">
            <text:p>7243</text:p>
          </table:table-cell>
          <table:table-cell table:formula="of:=COMPLEX([.$C$3]/1000;6.284*[.B182]*[.$C$4]/1000)" office:value-type="string" office:string-value="1.3+193.438801i" calcext:value-type="string">
            <text:p>1.3+193.438801i</text:p>
          </table:table-cell>
          <table:table-cell table:formula="of:=COMPLEX(0;-1/6.284/[.B182]/[.$C$5]*1000000000)" office:value-type="string" office:string-value="-187.784385226759i" calcext:value-type="string">
            <text:p>-187.784385226759i</text:p>
          </table:table-cell>
          <table:table-cell table:formula="of:=IMSUM([.C182];[.D182])" office:value-type="string" office:string-value="1.3+5.654415773241i" calcext:value-type="string">
            <text:p>1.3+5.654415773241i</text:p>
          </table:table-cell>
          <table:table-cell table:formula="of:=COMPLEX(0; 6.284*[.B182]*[.$C$6]/1000)" office:value-type="string" office:string-value="7.73755204i" calcext:value-type="string">
            <text:p>7.73755204i</text:p>
          </table:table-cell>
          <table:table-cell table:formula="of:=IMDIV(IMPRODUCT(-1;[.F182];[.F182]);[.E182])" office:value-type="string" office:string-value="2.31209254344262-10.0565634975653i" calcext:value-type="string">
            <text:p>2.31209254344262-10.0565634975653i</text:p>
          </table:table-cell>
          <table:table-cell table:formula="of:=COMPLEX(0;-1000000000/6.284/[.$F$12]/[.B182]+6.284*[.F$14]*[.B182]*0.001)" office:value-type="string" office:string-value="8.65355040069004i" calcext:value-type="string">
            <text:p>8.65355040069004i</text:p>
          </table:table-cell>
          <table:table-cell table:formula="of:=IMSUM([.G182];[.H182])" office:value-type="string" office:string-value="2.31209254344262-1.40301309687526i" calcext:value-type="string">
            <text:p>2.31209254344262-1.40301309687526i</text:p>
          </table:table-cell>
          <table:table-cell table:formula="of:=300000/[.B182]" office:value-type="float" office:value="41.4193013944498" calcext:value-type="float">
            <text:p>41.4193013944</text:p>
          </table:table-cell>
          <table:table-cell table:formula="of:=[.$C$1]/[.J182]*2*PI()" office:value-type="float" office:value="0" calcext:value-type="float">
            <text:p>0</text:p>
          </table:table-cell>
          <table:table-cell table:formula="of:=COMPLEX(0;TAN([.K182]))" office:value-type="string" office:string-value="0" calcext:value-type="string">
            <text:p>0</text:p>
          </table:table-cell>
          <table:table-cell table:formula="of:=IMPRODUCT(IMDIV(IMSUB([.I182];[.$C$2]); IMSUM([.I182]; [.$C$2])); 1-[.$F$1])" office:value-type="string" office:string-value="-0.910229840198709-0.0512324656409998i" calcext:value-type="string">
            <text:p>-0.910229840198709-0.0512324656409998i</text:p>
          </table:table-cell>
          <table:table-cell table:formula="of:=IMDIV(IMSUM(1;[.M182]);IMSUB(1;[.M182]))" office:value-type="string" office:string-value="0.0462418508688523-0.0280602619375052i" calcext:value-type="string">
            <text:p>0.0462418508688523-0.0280602619375052i</text:p>
          </table:table-cell>
          <table:table-cell table:formula="of:=IMSUM([.N182];[.L182])" office:value-type="string" office:string-value="0.0462418508688523-0.0280602619375052i" calcext:value-type="string">
            <text:p>0.0462418508688523-0.0280602619375052i</text:p>
          </table:table-cell>
          <table:table-cell table:formula="of:=IMSUM(1;IMPRODUCT([.L182];[.N182]))" office:value-type="string" office:string-value="1" calcext:value-type="string">
            <text:p>1</text:p>
          </table:table-cell>
          <table:table-cell table:formula="of:=IMPRODUCT([.$C$2];[.O182];IMDIV(1;[.P182]))" office:value-type="string" office:string-value="2.31209254344262-1.40301309687526i" calcext:value-type="string">
            <text:p>2.31209254344262-1.40301309687526i</text:p>
          </table:table-cell>
          <table:table-cell table:formula="of:=IMDIV(IMPRODUCT([.Q182];[.$F$10]);IMSUM([.Q182];[.$F$10]))" office:value-type="string" office:string-value="2.31208916611178-1.40300660909627i" calcext:value-type="string">
            <text:p>2.31208916611178-1.40300660909627i</text:p>
          </table:table-cell>
          <table:table-cell table:formula="of:=[.B182]" office:value-type="float" office:value="7243" calcext:value-type="float">
            <text:p>7243</text:p>
          </table:table-cell>
          <table:table-cell table:formula="of:=IMREAL([.R182])" office:value-type="float" office:value="2.31208916611178" calcext:value-type="float">
            <text:p>2.3120891661</text:p>
          </table:table-cell>
          <table:table-cell table:formula="of:=IMAGINARY([.R182])" office:value-type="float" office:value="-1.40300660909627" calcext:value-type="float">
            <text:p>-1.4030066091</text:p>
          </table:table-cell>
          <table:table-cell table:formula="of:=IMABS([.R182])" office:value-type="float" office:value="2.70447478398658" calcext:value-type="float">
            <text:p>2.704474784</text:p>
          </table:table-cell>
        </table:table-row>
        <table:table-row table:style-name="ro1">
          <table:table-cell/>
          <table:table-cell table:formula="of:=[.B182]+[.$C$11]" office:value-type="float" office:value="7244.5" calcext:value-type="float">
            <text:p>7244.5</text:p>
          </table:table-cell>
          <table:table-cell table:formula="of:=COMPLEX([.$C$3]/1000;6.284*[.B183]*[.$C$4]/1000)" office:value-type="string" office:string-value="1.3+193.4788615i" calcext:value-type="string">
            <text:p>1.3+193.4788615i</text:p>
          </table:table-cell>
          <table:table-cell table:formula="of:=COMPLEX(0;-1/6.284/[.B183]/[.$C$5]*1000000000)" office:value-type="string" office:string-value="-187.745503788724i" calcext:value-type="string">
            <text:p>-187.745503788724i</text:p>
          </table:table-cell>
          <table:table-cell table:formula="of:=IMSUM([.C183];[.D183])" office:value-type="string" office:string-value="1.3+5.733357711276i" calcext:value-type="string">
            <text:p>1.3+5.733357711276i</text:p>
          </table:table-cell>
          <table:table-cell table:formula="of:=COMPLEX(0; 6.284*[.B183]*[.$C$6]/1000)" office:value-type="string" office:string-value="7.73915446i" calcext:value-type="string">
            <text:p>7.73915446i</text:p>
          </table:table-cell>
          <table:table-cell table:formula="of:=IMDIV(IMPRODUCT(-1;[.F183];[.F183]);[.E183])" office:value-type="string" office:string-value="2.25288577306465-9.93584616894168i" calcext:value-type="string">
            <text:p>2.25288577306465-9.93584616894168i</text:p>
          </table:table-cell>
          <table:table-cell table:formula="of:=COMPLEX(0;-1000000000/6.284/[.$F$12]/[.B183]+6.284*[.F$14]*[.B183]*0.001)" office:value-type="string" office:string-value="8.66872369517537i" calcext:value-type="string">
            <text:p>8.66872369517537i</text:p>
          </table:table-cell>
          <table:table-cell table:formula="of:=IMSUM([.G183];[.H183])" office:value-type="string" office:string-value="2.25288577306465-1.26712247376631i" calcext:value-type="string">
            <text:p>2.25288577306465-1.26712247376631i</text:p>
          </table:table-cell>
          <table:table-cell table:formula="of:=300000/[.B183]" office:value-type="float" office:value="41.4107253778729" calcext:value-type="float">
            <text:p>41.4107253779</text:p>
          </table:table-cell>
          <table:table-cell table:formula="of:=[.$C$1]/[.J183]*2*PI()" office:value-type="float" office:value="0" calcext:value-type="float">
            <text:p>0</text:p>
          </table:table-cell>
          <table:table-cell table:formula="of:=COMPLEX(0;TAN([.K183]))" office:value-type="string" office:string-value="0" calcext:value-type="string">
            <text:p>0</text:p>
          </table:table-cell>
          <table:table-cell table:formula="of:=IMPRODUCT(IMDIV(IMSUB([.I183];[.$C$2]); IMSUM([.I183]; [.$C$2])); 1-[.$F$1])" office:value-type="string" office:string-value="-0.912645163238155-0.0463812789441918i" calcext:value-type="string">
            <text:p>-0.912645163238155-0.0463812789441918i</text:p>
          </table:table-cell>
          <table:table-cell table:formula="of:=IMDIV(IMSUM(1;[.M183]);IMSUB(1;[.M183]))" office:value-type="string" office:string-value="0.0450577154612916-0.0253424494753261i" calcext:value-type="string">
            <text:p>0.0450577154612916-0.0253424494753261i</text:p>
          </table:table-cell>
          <table:table-cell table:formula="of:=IMSUM([.N183];[.L183])" office:value-type="string" office:string-value="0.0450577154612916-0.0253424494753261i" calcext:value-type="string">
            <text:p>0.0450577154612916-0.0253424494753261i</text:p>
          </table:table-cell>
          <table:table-cell table:formula="of:=IMSUM(1;IMPRODUCT([.L183];[.N183]))" office:value-type="string" office:string-value="1" calcext:value-type="string">
            <text:p>1</text:p>
          </table:table-cell>
          <table:table-cell table:formula="of:=IMPRODUCT([.$C$2];[.O183];IMDIV(1;[.P183]))" office:value-type="string" office:string-value="2.25288577306458-1.2671224737663i" calcext:value-type="string">
            <text:p>2.25288577306458-1.2671224737663i</text:p>
          </table:table-cell>
          <table:table-cell table:formula="of:=IMDIV(IMPRODUCT([.Q183];[.$F$10]);IMSUM([.Q183];[.$F$10]))" office:value-type="string" office:string-value="2.25288230316676-1.26711676441347i" calcext:value-type="string">
            <text:p>2.25288230316676-1.26711676441347i</text:p>
          </table:table-cell>
          <table:table-cell table:formula="of:=[.B183]" office:value-type="float" office:value="7244.5" calcext:value-type="float">
            <text:p>7244.5</text:p>
          </table:table-cell>
          <table:table-cell table:formula="of:=IMREAL([.R183])" office:value-type="float" office:value="2.25288230316676" calcext:value-type="float">
            <text:p>2.2528823032</text:p>
          </table:table-cell>
          <table:table-cell table:formula="of:=IMAGINARY([.R183])" office:value-type="float" office:value="-1.26711676441347" calcext:value-type="float">
            <text:p>-1.2671167644</text:p>
          </table:table-cell>
          <table:table-cell table:formula="of:=IMABS([.R183])" office:value-type="float" office:value="2.58477534160701" calcext:value-type="float">
            <text:p>2.5847753416</text:p>
          </table:table-cell>
        </table:table-row>
        <table:table-row table:style-name="ro1">
          <table:table-cell/>
          <table:table-cell table:formula="of:=[.B183]+[.$C$11]" office:value-type="float" office:value="7246" calcext:value-type="float">
            <text:p>7246</text:p>
          </table:table-cell>
          <table:table-cell table:formula="of:=COMPLEX([.$C$3]/1000;6.284*[.B184]*[.$C$4]/1000)" office:value-type="string" office:string-value="1.3+193.518922i" calcext:value-type="string">
            <text:p>1.3+193.518922i</text:p>
          </table:table-cell>
          <table:table-cell table:formula="of:=COMPLEX(0;-1/6.284/[.B184]/[.$C$5]*1000000000)" office:value-type="string" office:string-value="-187.706638448442i" calcext:value-type="string">
            <text:p>-187.706638448442i</text:p>
          </table:table-cell>
          <table:table-cell table:formula="of:=IMSUM([.C184];[.D184])" office:value-type="string" office:string-value="1.3+5.81228355155801i" calcext:value-type="string">
            <text:p>1.3+5.81228355155801i</text:p>
          </table:table-cell>
          <table:table-cell table:formula="of:=COMPLEX(0; 6.284*[.B184]*[.$C$6]/1000)" office:value-type="string" office:string-value="7.74075688i" calcext:value-type="string">
            <text:p>7.74075688i</text:p>
          </table:table-cell>
          <table:table-cell table:formula="of:=IMDIV(IMPRODUCT(-1;[.F184];[.F184]);[.E184])" office:value-type="string" office:string-value="2.19592091296343-9.81793461764583i" calcext:value-type="string">
            <text:p>2.19592091296343-9.81793461764583i</text:p>
          </table:table-cell>
          <table:table-cell table:formula="of:=COMPLEX(0;-1000000000/6.284/[.$F$12]/[.B184]+6.284*[.F$14]*[.B184]*0.001)" office:value-type="string" office:string-value="8.68389421990035i" calcext:value-type="string">
            <text:p>8.68389421990035i</text:p>
          </table:table-cell>
          <table:table-cell table:formula="of:=IMSUM([.G184];[.H184])" office:value-type="string" office:string-value="2.19592091296343-1.13404039774548i" calcext:value-type="string">
            <text:p>2.19592091296343-1.13404039774548i</text:p>
          </table:table-cell>
          <table:table-cell table:formula="of:=300000/[.B184]" office:value-type="float" office:value="41.4021529119514" calcext:value-type="float">
            <text:p>41.402152912</text:p>
          </table:table-cell>
          <table:table-cell table:formula="of:=[.$C$1]/[.J184]*2*PI()" office:value-type="float" office:value="0" calcext:value-type="float">
            <text:p>0</text:p>
          </table:table-cell>
          <table:table-cell table:formula="of:=COMPLEX(0;TAN([.K184]))" office:value-type="string" office:string-value="0" calcext:value-type="string">
            <text:p>0</text:p>
          </table:table-cell>
          <table:table-cell table:formula="of:=IMPRODUCT(IMDIV(IMSUB([.I184];[.$C$2]); IMSUM([.I184]; [.$C$2])); 1-[.$F$1])" office:value-type="string" office:string-value="-0.914954578199228-0.0416054705720545i" calcext:value-type="string">
            <text:p>-0.914954578199228-0.0416054705720545i</text:p>
          </table:table-cell>
          <table:table-cell table:formula="of:=IMDIV(IMSUM(1;[.M184]);IMSUB(1;[.M184]))" office:value-type="string" office:string-value="0.0439184182592678-0.0226808079549096i" calcext:value-type="string">
            <text:p>0.0439184182592678-0.0226808079549096i</text:p>
          </table:table-cell>
          <table:table-cell table:formula="of:=IMSUM([.N184];[.L184])" office:value-type="string" office:string-value="0.0439184182592678-0.0226808079549096i" calcext:value-type="string">
            <text:p>0.0439184182592678-0.0226808079549096i</text:p>
          </table:table-cell>
          <table:table-cell table:formula="of:=IMSUM(1;IMPRODUCT([.L184];[.N184]))" office:value-type="string" office:string-value="1" calcext:value-type="string">
            <text:p>1</text:p>
          </table:table-cell>
          <table:table-cell table:formula="of:=IMPRODUCT([.$C$2];[.O184];IMDIV(1;[.P184]))" office:value-type="string" office:string-value="2.19592091296339-1.13404039774548i" calcext:value-type="string">
            <text:p>2.19592091296339-1.13404039774548i</text:p>
          </table:table-cell>
          <table:table-cell table:formula="of:=IMDIV(IMPRODUCT([.Q184];[.$F$10]);IMSUM([.Q184];[.$F$10]))" office:value-type="string" office:string-value="2.19591737694095-1.1340354172294i" calcext:value-type="string">
            <text:p>2.19591737694095-1.1340354172294i</text:p>
          </table:table-cell>
          <table:table-cell table:formula="of:=[.B184]" office:value-type="float" office:value="7246" calcext:value-type="float">
            <text:p>7246</text:p>
          </table:table-cell>
          <table:table-cell table:formula="of:=IMREAL([.R184])" office:value-type="float" office:value="2.19591737694095" calcext:value-type="float">
            <text:p>2.1959173769</text:p>
          </table:table-cell>
          <table:table-cell table:formula="of:=IMAGINARY([.R184])" office:value-type="float" office:value="-1.1340354172294" calcext:value-type="float">
            <text:p>-1.1340354172</text:p>
          </table:table-cell>
          <table:table-cell table:formula="of:=IMABS([.R184])" office:value-type="float" office:value="2.47145492653252" calcext:value-type="float">
            <text:p>2.4714549265</text:p>
          </table:table-cell>
        </table:table-row>
        <table:table-row table:style-name="ro1">
          <table:table-cell/>
          <table:table-cell table:formula="of:=[.B184]+[.$C$11]" office:value-type="float" office:value="7247.5" calcext:value-type="float">
            <text:p>7247.5</text:p>
          </table:table-cell>
          <table:table-cell table:formula="of:=COMPLEX([.$C$3]/1000;6.284*[.B185]*[.$C$4]/1000)" office:value-type="string" office:string-value="1.3+193.5589825i" calcext:value-type="string">
            <text:p>1.3+193.5589825i</text:p>
          </table:table-cell>
          <table:table-cell table:formula="of:=COMPLEX(0;-1/6.284/[.B185]/[.$C$5]*1000000000)" office:value-type="string" office:string-value="-187.667789195918i" calcext:value-type="string">
            <text:p>-187.667789195918i</text:p>
          </table:table-cell>
          <table:table-cell table:formula="of:=IMSUM([.C185];[.D185])" office:value-type="string" office:string-value="1.3+5.89119330408201i" calcext:value-type="string">
            <text:p>1.3+5.89119330408201i</text:p>
          </table:table-cell>
          <table:table-cell table:formula="of:=COMPLEX(0; 6.284*[.B185]*[.$C$6]/1000)" office:value-type="string" office:string-value="7.7423593i" calcext:value-type="string">
            <text:p>7.7423593i</text:p>
          </table:table-cell>
          <table:table-cell table:formula="of:=IMDIV(IMPRODUCT(-1;[.F185];[.F185]);[.E185])" office:value-type="string" office:string-value="2.14108765601637-9.70273943275101i" calcext:value-type="string">
            <text:p>2.14108765601637-9.70273943275101i</text:p>
          </table:table-cell>
          <table:table-cell table:formula="of:=COMPLEX(0;-1000000000/6.284/[.$F$12]/[.B185]+6.284*[.F$14]*[.B185]*0.001)" office:value-type="string" office:string-value="8.69906197658474i" calcext:value-type="string">
            <text:p>8.69906197658474i</text:p>
          </table:table-cell>
          <table:table-cell table:formula="of:=IMSUM([.G185];[.H185])" office:value-type="string" office:string-value="2.14108765601637-1.00367745616627i" calcext:value-type="string">
            <text:p>2.14108765601637-1.00367745616627i</text:p>
          </table:table-cell>
          <table:table-cell table:formula="of:=300000/[.B185]" office:value-type="float" office:value="41.3935839944809" calcext:value-type="float">
            <text:p>41.3935839945</text:p>
          </table:table-cell>
          <table:table-cell table:formula="of:=[.$C$1]/[.J185]*2*PI()" office:value-type="float" office:value="0" calcext:value-type="float">
            <text:p>0</text:p>
          </table:table-cell>
          <table:table-cell table:formula="of:=COMPLEX(0;TAN([.K185]))" office:value-type="string" office:string-value="0" calcext:value-type="string">
            <text:p>0</text:p>
          </table:table-cell>
          <table:table-cell table:formula="of:=IMPRODUCT(IMDIV(IMSUB([.I185];[.$C$2]); IMSUM([.I185]; [.$C$2])); 1-[.$F$1])" office:value-type="string" office:string-value="-0.917162928691939-0.0369039714710242i" calcext:value-type="string">
            <text:p>-0.917162928691939-0.0369039714710242i</text:p>
          </table:table-cell>
          <table:table-cell table:formula="of:=IMDIV(IMSUM(1;[.M185]);IMSUB(1;[.M185]))" office:value-type="string" office:string-value="0.0428217531203283-0.0200735491233254i" calcext:value-type="string">
            <text:p>0.0428217531203283-0.0200735491233254i</text:p>
          </table:table-cell>
          <table:table-cell table:formula="of:=IMSUM([.N185];[.L185])" office:value-type="string" office:string-value="0.0428217531203283-0.0200735491233254i" calcext:value-type="string">
            <text:p>0.0428217531203283-0.0200735491233254i</text:p>
          </table:table-cell>
          <table:table-cell table:formula="of:=IMSUM(1;IMPRODUCT([.L185];[.N185]))" office:value-type="string" office:string-value="1" calcext:value-type="string">
            <text:p>1</text:p>
          </table:table-cell>
          <table:table-cell table:formula="of:=IMPRODUCT([.$C$2];[.O185];IMDIV(1;[.P185]))" office:value-type="string" office:string-value="2.14108765601642-1.00367745616627i" calcext:value-type="string">
            <text:p>2.14108765601642-1.00367745616627i</text:p>
          </table:table-cell>
          <table:table-cell table:formula="of:=IMDIV(IMPRODUCT([.Q185];[.$F$10]);IMSUM([.Q185];[.$F$10]))" office:value-type="string" office:string-value="2.14108407912826-1.00367315825193i" calcext:value-type="string">
            <text:p>2.14108407912826-1.00367315825193i</text:p>
          </table:table-cell>
          <table:table-cell table:formula="of:=[.B185]" office:value-type="float" office:value="7247.5" calcext:value-type="float">
            <text:p>7247.5</text:p>
          </table:table-cell>
          <table:table-cell table:formula="of:=IMREAL([.R185])" office:value-type="float" office:value="2.14108407912826" calcext:value-type="float">
            <text:p>2.1410840791</text:p>
          </table:table-cell>
          <table:table-cell table:formula="of:=IMAGINARY([.R185])" office:value-type="float" office:value="-1.00367315825193" calcext:value-type="float">
            <text:p>-1.0036731583</text:p>
          </table:table-cell>
          <table:table-cell table:formula="of:=IMABS([.R185])" office:value-type="float" office:value="2.36465660138886" calcext:value-type="float">
            <text:p>2.3646566014</text:p>
          </table:table-cell>
        </table:table-row>
        <table:table-row table:style-name="ro1">
          <table:table-cell/>
          <table:table-cell table:formula="of:=[.B185]+[.$C$11]" office:value-type="float" office:value="7249" calcext:value-type="float">
            <text:p>7249</text:p>
          </table:table-cell>
          <table:table-cell table:formula="of:=COMPLEX([.$C$3]/1000;6.284*[.B186]*[.$C$4]/1000)" office:value-type="string" office:string-value="1.3+193.599043i" calcext:value-type="string">
            <text:p>1.3+193.599043i</text:p>
          </table:table-cell>
          <table:table-cell table:formula="of:=COMPLEX(0;-1/6.284/[.B186]/[.$C$5]*1000000000)" office:value-type="string" office:string-value="-187.628956021163i" calcext:value-type="string">
            <text:p>-187.628956021163i</text:p>
          </table:table-cell>
          <table:table-cell table:formula="of:=IMSUM([.C186];[.D186])" office:value-type="string" office:string-value="1.3+5.970086978837i" calcext:value-type="string">
            <text:p>1.3+5.970086978837i</text:p>
          </table:table-cell>
          <table:table-cell table:formula="of:=COMPLEX(0; 6.284*[.B186]*[.$C$6]/1000)" office:value-type="string" office:string-value="7.74396172i" calcext:value-type="string">
            <text:p>7.74396172i</text:p>
          </table:table-cell>
          <table:table-cell table:formula="of:=IMDIV(IMPRODUCT(-1;[.F186];[.F186]);[.E186])" office:value-type="string" office:string-value="2.08828228901737-9.59017453984501i" calcext:value-type="string">
            <text:p>2.08828228901737-9.59017453984501i</text:p>
          </table:table-cell>
          <table:table-cell table:formula="of:=COMPLEX(0;-1000000000/6.284/[.$F$12]/[.B186]+6.284*[.F$14]*[.B186]*0.001)" office:value-type="string" office:string-value="8.71422696694688i" calcext:value-type="string">
            <text:p>8.71422696694688i</text:p>
          </table:table-cell>
          <table:table-cell table:formula="of:=IMSUM([.G186];[.H186])" office:value-type="string" office:string-value="2.08828228901737-0.875947572898131i" calcext:value-type="string">
            <text:p>2.08828228901737-0.875947572898131i</text:p>
          </table:table-cell>
          <table:table-cell table:formula="of:=300000/[.B186]" office:value-type="float" office:value="41.3850186232584" calcext:value-type="float">
            <text:p>41.3850186233</text:p>
          </table:table-cell>
          <table:table-cell table:formula="of:=[.$C$1]/[.J186]*2*PI()" office:value-type="float" office:value="0" calcext:value-type="float">
            <text:p>0</text:p>
          </table:table-cell>
          <table:table-cell table:formula="of:=COMPLEX(0;TAN([.K186]))" office:value-type="string" office:string-value="0" calcext:value-type="string">
            <text:p>0</text:p>
          </table:table-cell>
          <table:table-cell table:formula="of:=IMPRODUCT(IMDIV(IMSUB([.I186];[.$C$2]); IMSUM([.I186]; [.$C$2])); 1-[.$F$1])" office:value-type="string" office:string-value="-0.919274812175993-0.032275668145896i" calcext:value-type="string">
            <text:p>-0.919274812175993-0.032275668145896i</text:p>
          </table:table-cell>
          <table:table-cell table:formula="of:=IMDIV(IMSUM(1;[.M186]);IMSUB(1;[.M186]))" office:value-type="string" office:string-value="0.0417656457803476-0.0175189514579627i" calcext:value-type="string">
            <text:p>0.0417656457803476-0.0175189514579627i</text:p>
          </table:table-cell>
          <table:table-cell table:formula="of:=IMSUM([.N186];[.L186])" office:value-type="string" office:string-value="0.0417656457803476-0.0175189514579627i" calcext:value-type="string">
            <text:p>0.0417656457803476-0.0175189514579627i</text:p>
          </table:table-cell>
          <table:table-cell table:formula="of:=IMSUM(1;IMPRODUCT([.L186];[.N186]))" office:value-type="string" office:string-value="1" calcext:value-type="string">
            <text:p>1</text:p>
          </table:table-cell>
          <table:table-cell table:formula="of:=IMPRODUCT([.$C$2];[.O186];IMDIV(1;[.P186]))" office:value-type="string" office:string-value="2.08828228901738-0.875947572898135i" calcext:value-type="string">
            <text:p>2.08828228901738-0.875947572898135i</text:p>
          </table:table-cell>
          <table:table-cell table:formula="of:=IMDIV(IMPRODUCT([.Q186];[.$F$10]);IMSUM([.Q186];[.$F$10]))" office:value-type="string" office:string-value="2.08827869537931-0.875943914453658i" calcext:value-type="string">
            <text:p>2.08827869537931-0.875943914453658i</text:p>
          </table:table-cell>
          <table:table-cell table:formula="of:=[.B186]" office:value-type="float" office:value="7249" calcext:value-type="float">
            <text:p>7249</text:p>
          </table:table-cell>
          <table:table-cell table:formula="of:=IMREAL([.R186])" office:value-type="float" office:value="2.08827869537931" calcext:value-type="float">
            <text:p>2.0882786954</text:p>
          </table:table-cell>
          <table:table-cell table:formula="of:=IMAGINARY([.R186])" office:value-type="float" office:value="-0.875943914453658" calcext:value-type="float">
            <text:p>-0.8759439145</text:p>
          </table:table-cell>
          <table:table-cell table:formula="of:=IMABS([.R186])" office:value-type="float" office:value="2.26454976780011" calcext:value-type="float">
            <text:p>2.2645497678</text:p>
          </table:table-cell>
        </table:table-row>
        <table:table-row table:style-name="ro1">
          <table:table-cell/>
          <table:table-cell table:formula="of:=[.B186]+[.$C$11]" office:value-type="float" office:value="7250.5" calcext:value-type="float">
            <text:p>7250.5</text:p>
          </table:table-cell>
          <table:table-cell table:formula="of:=COMPLEX([.$C$3]/1000;6.284*[.B187]*[.$C$4]/1000)" office:value-type="string" office:string-value="1.3+193.6391035i" calcext:value-type="string">
            <text:p>1.3+193.6391035i</text:p>
          </table:table-cell>
          <table:table-cell table:formula="of:=COMPLEX(0;-1/6.284/[.B187]/[.$C$5]*1000000000)" office:value-type="string" office:string-value="-187.590138914201i" calcext:value-type="string">
            <text:p>-187.590138914201i</text:p>
          </table:table-cell>
          <table:table-cell table:formula="of:=IMSUM([.C187];[.D187])" office:value-type="string" office:string-value="1.3+6.04896458579901i" calcext:value-type="string">
            <text:p>1.3+6.04896458579901i</text:p>
          </table:table-cell>
          <table:table-cell table:formula="of:=COMPLEX(0; 6.284*[.B187]*[.$C$6]/1000)" office:value-type="string" office:string-value="7.74556414i" calcext:value-type="string">
            <text:p>7.74556414i</text:p>
          </table:table-cell>
          <table:table-cell table:formula="of:=IMDIV(IMPRODUCT(-1;[.F187];[.F187]);[.E187])" office:value-type="string" office:string-value="2.03740723372137-9.48015707971638i" calcext:value-type="string">
            <text:p>2.03740723372137-9.48015707971638i</text:p>
          </table:table-cell>
          <table:table-cell table:formula="of:=COMPLEX(0;-1000000000/6.284/[.$F$12]/[.B187]+6.284*[.F$14]*[.B187]*0.001)" office:value-type="string" office:string-value="8.72938919270367i" calcext:value-type="string">
            <text:p>8.72938919270367i</text:p>
          </table:table-cell>
          <table:table-cell table:formula="of:=IMSUM([.G187];[.H187])" office:value-type="string" office:string-value="2.03740723372137-0.75076788701271i" calcext:value-type="string">
            <text:p>2.03740723372137-0.75076788701271i</text:p>
          </table:table-cell>
          <table:table-cell table:formula="of:=300000/[.B187]" office:value-type="float" office:value="41.376456796083" calcext:value-type="float">
            <text:p>41.3764567961</text:p>
          </table:table-cell>
          <table:table-cell table:formula="of:=[.$C$1]/[.J187]*2*PI()" office:value-type="float" office:value="0" calcext:value-type="float">
            <text:p>0</text:p>
          </table:table-cell>
          <table:table-cell table:formula="of:=COMPLEX(0;TAN([.K187]))" office:value-type="string" office:string-value="0" calcext:value-type="string">
            <text:p>0</text:p>
          </table:table-cell>
          <table:table-cell table:formula="of:=IMPRODUCT(IMDIV(IMSUB([.I187];[.$C$2]); IMSUM([.I187]; [.$C$2])); 1-[.$F$1])" office:value-type="string" office:string-value="-0.921294593085244-0.0277194110671374i" calcext:value-type="string">
            <text:p>-0.921294593085244-0.0277194110671374i</text:p>
          </table:table-cell>
          <table:table-cell table:formula="of:=IMDIV(IMSUM(1;[.M187]);IMSUB(1;[.M187]))" office:value-type="string" office:string-value="0.0407481446744281-0.0150153577402542i" calcext:value-type="string">
            <text:p>0.0407481446744281-0.0150153577402542i</text:p>
          </table:table-cell>
          <table:table-cell table:formula="of:=IMSUM([.N187];[.L187])" office:value-type="string" office:string-value="0.0407481446744281-0.0150153577402542i" calcext:value-type="string">
            <text:p>0.0407481446744281-0.0150153577402542i</text:p>
          </table:table-cell>
          <table:table-cell table:formula="of:=IMSUM(1;IMPRODUCT([.L187];[.N187]))" office:value-type="string" office:string-value="1" calcext:value-type="string">
            <text:p>1</text:p>
          </table:table-cell>
          <table:table-cell table:formula="of:=IMPRODUCT([.$C$2];[.O187];IMDIV(1;[.P187]))" office:value-type="string" office:string-value="2.03740723372141-0.75076788701271i" calcext:value-type="string">
            <text:p>2.03740723372141-0.75076788701271i</text:p>
          </table:table-cell>
          <table:table-cell table:formula="of:=IMDIV(IMPRODUCT([.Q187];[.$F$10]);IMSUM([.Q187];[.$F$10]))" office:value-type="string" office:string-value="2.03740364634703-0.750764827778732i" calcext:value-type="string">
            <text:p>2.03740364634703-0.750764827778732i</text:p>
          </table:table-cell>
          <table:table-cell table:formula="of:=[.B187]" office:value-type="float" office:value="7250.5" calcext:value-type="float">
            <text:p>7250.5</text:p>
          </table:table-cell>
          <table:table-cell table:formula="of:=IMREAL([.R187])" office:value-type="float" office:value="2.03740364634703" calcext:value-type="float">
            <text:p>2.0374036463</text:p>
          </table:table-cell>
          <table:table-cell table:formula="of:=IMAGINARY([.R187])" office:value-type="float" office:value="-0.750764827778732" calcext:value-type="float">
            <text:p>-0.7507648278</text:p>
          </table:table-cell>
          <table:table-cell table:formula="of:=IMABS([.R187])" office:value-type="float" office:value="2.17132711602324" calcext:value-type="float">
            <text:p>2.171327116</text:p>
          </table:table-cell>
        </table:table-row>
        <table:table-row table:style-name="ro1">
          <table:table-cell/>
          <table:table-cell table:formula="of:=[.B187]+[.$C$11]" office:value-type="float" office:value="7252" calcext:value-type="float">
            <text:p>7252</text:p>
          </table:table-cell>
          <table:table-cell table:formula="of:=COMPLEX([.$C$3]/1000;6.284*[.B188]*[.$C$4]/1000)" office:value-type="string" office:string-value="1.3+193.679164i" calcext:value-type="string">
            <text:p>1.3+193.679164i</text:p>
          </table:table-cell>
          <table:table-cell table:formula="of:=COMPLEX(0;-1/6.284/[.B188]/[.$C$5]*1000000000)" office:value-type="string" office:string-value="-187.55133786506i" calcext:value-type="string">
            <text:p>-187.55133786506i</text:p>
          </table:table-cell>
          <table:table-cell table:formula="of:=IMSUM([.C188];[.D188])" office:value-type="string" office:string-value="1.3+6.12782613494002i" calcext:value-type="string">
            <text:p>1.3+6.12782613494002i</text:p>
          </table:table-cell>
          <table:table-cell table:formula="of:=COMPLEX(0; 6.284*[.B188]*[.$C$6]/1000)" office:value-type="string" office:string-value="7.74716656i" calcext:value-type="string">
            <text:p>7.74716656i</text:p>
          </table:table-cell>
          <table:table-cell table:formula="of:=IMDIV(IMPRODUCT(-1;[.F188];[.F188]);[.E188])" office:value-type="string" office:string-value="1.98837062397171-9.37260728886218i" calcext:value-type="string">
            <text:p>1.98837062397171-9.37260728886218i</text:p>
          </table:table-cell>
          <table:table-cell table:formula="of:=COMPLEX(0;-1000000000/6.284/[.$F$12]/[.B188]+6.284*[.F$14]*[.B188]*0.001)" office:value-type="string" office:string-value="8.74454865557059i" calcext:value-type="string">
            <text:p>8.74454865557059i</text:p>
          </table:table-cell>
          <table:table-cell table:formula="of:=IMSUM([.G188];[.H188])" office:value-type="string" office:string-value="1.98837062397171-0.628058633291591i" calcext:value-type="string">
            <text:p>1.98837062397171-0.628058633291591i</text:p>
          </table:table-cell>
          <table:table-cell table:formula="of:=300000/[.B188]" office:value-type="float" office:value="41.3678985107557" calcext:value-type="float">
            <text:p>41.3678985108</text:p>
          </table:table-cell>
          <table:table-cell table:formula="of:=[.$C$1]/[.J188]*2*PI()" office:value-type="float" office:value="0" calcext:value-type="float">
            <text:p>0</text:p>
          </table:table-cell>
          <table:table-cell table:formula="of:=COMPLEX(0;TAN([.K188]))" office:value-type="string" office:string-value="0" calcext:value-type="string">
            <text:p>0</text:p>
          </table:table-cell>
          <table:table-cell table:formula="of:=IMPRODUCT(IMDIV(IMSUB([.I188];[.$C$2]); IMSUM([.I188]; [.$C$2])); 1-[.$F$1])" office:value-type="string" office:string-value="-0.923226415288121-0.023234022136081i" calcext:value-type="string">
            <text:p>-0.923226415288121-0.023234022136081i</text:p>
          </table:table-cell>
          <table:table-cell table:formula="of:=IMDIV(IMSUM(1;[.M188]);IMSUB(1;[.M188]))" office:value-type="string" office:string-value="0.039767412479434-0.0125611726658318i" calcext:value-type="string">
            <text:p>0.039767412479434-0.0125611726658318i</text:p>
          </table:table-cell>
          <table:table-cell table:formula="of:=IMSUM([.N188];[.L188])" office:value-type="string" office:string-value="0.039767412479434-0.0125611726658318i" calcext:value-type="string">
            <text:p>0.039767412479434-0.0125611726658318i</text:p>
          </table:table-cell>
          <table:table-cell table:formula="of:=IMSUM(1;IMPRODUCT([.L188];[.N188]))" office:value-type="string" office:string-value="1" calcext:value-type="string">
            <text:p>1</text:p>
          </table:table-cell>
          <table:table-cell table:formula="of:=IMPRODUCT([.$C$2];[.O188];IMDIV(1;[.P188]))" office:value-type="string" office:string-value="1.9883706239717-0.62805863329159i" calcext:value-type="string">
            <text:p>1.9883706239717-0.62805863329159i</text:p>
          </table:table-cell>
          <table:table-cell table:formula="of:=IMDIV(IMPRODUCT([.Q188];[.$F$10]);IMSUM([.Q188];[.$F$10]))" office:value-type="string" office:string-value="1.98836706481357-0.628056135669624i" calcext:value-type="string">
            <text:p>1.98836706481357-0.628056135669624i</text:p>
          </table:table-cell>
          <table:table-cell table:formula="of:=[.B188]" office:value-type="float" office:value="7252" calcext:value-type="float">
            <text:p>7252</text:p>
          </table:table-cell>
          <table:table-cell table:formula="of:=IMREAL([.R188])" office:value-type="float" office:value="1.98836706481357" calcext:value-type="float">
            <text:p>1.9883670648</text:p>
          </table:table-cell>
          <table:table-cell table:formula="of:=IMAGINARY([.R188])" office:value-type="float" office:value="-0.628056135669624" calcext:value-type="float">
            <text:p>-0.6280561357</text:p>
          </table:table-cell>
          <table:table-cell table:formula="of:=IMABS([.R188])" office:value-type="float" office:value="2.08519977316026" calcext:value-type="float">
            <text:p>2.0851997732</text:p>
          </table:table-cell>
        </table:table-row>
        <table:table-row table:style-name="ro1">
          <table:table-cell/>
          <table:table-cell table:formula="of:=[.B188]+[.$C$11]" office:value-type="float" office:value="7253.5" calcext:value-type="float">
            <text:p>7253.5</text:p>
          </table:table-cell>
          <table:table-cell table:formula="of:=COMPLEX([.$C$3]/1000;6.284*[.B189]*[.$C$4]/1000)" office:value-type="string" office:string-value="1.3+193.7192245i" calcext:value-type="string">
            <text:p>1.3+193.7192245i</text:p>
          </table:table-cell>
          <table:table-cell table:formula="of:=COMPLEX(0;-1/6.284/[.B189]/[.$C$5]*1000000000)" office:value-type="string" office:string-value="-187.512552863778i" calcext:value-type="string">
            <text:p>-187.512552863778i</text:p>
          </table:table-cell>
          <table:table-cell table:formula="of:=IMSUM([.C189];[.D189])" office:value-type="string" office:string-value="1.3+6.20667163622198i" calcext:value-type="string">
            <text:p>1.3+6.20667163622198i</text:p>
          </table:table-cell>
          <table:table-cell table:formula="of:=COMPLEX(0; 6.284*[.B189]*[.$C$6]/1000)" office:value-type="string" office:string-value="7.74876898i" calcext:value-type="string">
            <text:p>7.74876898i</text:p>
          </table:table-cell>
          <table:table-cell table:formula="of:=IMDIV(IMPRODUCT(-1;[.F189];[.F189]);[.E189])" office:value-type="string" office:string-value="1.94108591579791-9.26744838234837i" calcext:value-type="string">
            <text:p>1.94108591579791-9.26744838234837i</text:p>
          </table:table-cell>
          <table:table-cell table:formula="of:=COMPLEX(0;-1000000000/6.284/[.$F$12]/[.B189]+6.284*[.F$14]*[.B189]*0.001)" office:value-type="string" office:string-value="8.75970535726173i" calcext:value-type="string">
            <text:p>8.75970535726173i</text:p>
          </table:table-cell>
          <table:table-cell table:formula="of:=IMSUM([.G189];[.H189])" office:value-type="string" office:string-value="1.94108591579791-0.50774302508664i" calcext:value-type="string">
            <text:p>1.94108591579791-0.50774302508664i</text:p>
          </table:table-cell>
          <table:table-cell table:formula="of:=300000/[.B189]" office:value-type="float" office:value="41.3593437650789" calcext:value-type="float">
            <text:p>41.3593437651</text:p>
          </table:table-cell>
          <table:table-cell table:formula="of:=[.$C$1]/[.J189]*2*PI()" office:value-type="float" office:value="0" calcext:value-type="float">
            <text:p>0</text:p>
          </table:table-cell>
          <table:table-cell table:formula="of:=COMPLEX(0;TAN([.K189]))" office:value-type="string" office:string-value="0" calcext:value-type="string">
            <text:p>0</text:p>
          </table:table-cell>
          <table:table-cell table:formula="of:=IMPRODUCT(IMDIV(IMSUB([.I189];[.$C$2]); IMSUM([.I189]; [.$C$2])); 1-[.$F$1])" office:value-type="string" office:string-value="-0.925074213905801-0.0188183013052395i" calcext:value-type="string">
            <text:p>-0.925074213905801-0.0188183013052395i</text:p>
          </table:table-cell>
          <table:table-cell table:formula="of:=IMDIV(IMSUM(1;[.M189]);IMSUB(1;[.M189]))" office:value-type="string" office:string-value="0.0388217183159577-0.0101548605017328i" calcext:value-type="string">
            <text:p>0.0388217183159577-0.0101548605017328i</text:p>
          </table:table-cell>
          <table:table-cell table:formula="of:=IMSUM([.N189];[.L189])" office:value-type="string" office:string-value="0.0388217183159577-0.0101548605017328i" calcext:value-type="string">
            <text:p>0.0388217183159577-0.0101548605017328i</text:p>
          </table:table-cell>
          <table:table-cell table:formula="of:=IMSUM(1;IMPRODUCT([.L189];[.N189]))" office:value-type="string" office:string-value="1" calcext:value-type="string">
            <text:p>1</text:p>
          </table:table-cell>
          <table:table-cell table:formula="of:=IMPRODUCT([.$C$2];[.O189];IMDIV(1;[.P189]))" office:value-type="string" office:string-value="1.94108591579789-0.50774302508664i" calcext:value-type="string">
            <text:p>1.94108591579789-0.50774302508664i</text:p>
          </table:table-cell>
          <table:table-cell table:formula="of:=IMDIV(IMPRODUCT([.Q189];[.$F$10]);IMSUM([.Q189];[.$F$10]))" office:value-type="string" office:string-value="1.94108240578863-0.507741053944605i" calcext:value-type="string">
            <text:p>1.94108240578863-0.507741053944605i</text:p>
          </table:table-cell>
          <table:table-cell table:formula="of:=[.B189]" office:value-type="float" office:value="7253.5" calcext:value-type="float">
            <text:p>7253.5</text:p>
          </table:table-cell>
          <table:table-cell table:formula="of:=IMREAL([.R189])" office:value-type="float" office:value="1.94108240578863" calcext:value-type="float">
            <text:p>1.9410824058</text:p>
          </table:table-cell>
          <table:table-cell table:formula="of:=IMAGINARY([.R189])" office:value-type="float" office:value="-0.507741053944605" calcext:value-type="float">
            <text:p>-0.5077410539</text:p>
          </table:table-cell>
          <table:table-cell table:formula="of:=IMABS([.R189])" office:value-type="float" office:value="2.00639026211825" calcext:value-type="float">
            <text:p>2.0063902621</text:p>
          </table:table-cell>
        </table:table-row>
        <table:table-row table:style-name="ro1">
          <table:table-cell/>
          <table:table-cell table:formula="of:=[.B189]+[.$C$11]" office:value-type="float" office:value="7255" calcext:value-type="float">
            <text:p>7255</text:p>
          </table:table-cell>
          <table:table-cell table:formula="of:=COMPLEX([.$C$3]/1000;6.284*[.B190]*[.$C$4]/1000)" office:value-type="string" office:string-value="1.3+193.759285i" calcext:value-type="string">
            <text:p>1.3+193.759285i</text:p>
          </table:table-cell>
          <table:table-cell table:formula="of:=COMPLEX(0;-1/6.284/[.B190]/[.$C$5]*1000000000)" office:value-type="string" office:string-value="-187.473783900402i" calcext:value-type="string">
            <text:p>-187.473783900402i</text:p>
          </table:table-cell>
          <table:table-cell table:formula="of:=IMSUM([.C190];[.D190])" office:value-type="string" office:string-value="1.3+6.28550109959801i" calcext:value-type="string">
            <text:p>1.3+6.28550109959801i</text:p>
          </table:table-cell>
          <table:table-cell table:formula="of:=COMPLEX(0; 6.284*[.B190]*[.$C$6]/1000)" office:value-type="string" office:string-value="7.7503714i" calcext:value-type="string">
            <text:p>7.7503714i</text:p>
          </table:table-cell>
          <table:table-cell table:formula="of:=IMDIV(IMPRODUCT(-1;[.F190];[.F190]);[.E190])" office:value-type="string" office:string-value="1.89547152763014-9.16460643936613i" calcext:value-type="string">
            <text:p>1.89547152763014-9.16460643936613i</text:p>
          </table:table-cell>
          <table:table-cell table:formula="of:=COMPLEX(0;-1000000000/6.284/[.$F$12]/[.B190]+6.284*[.F$14]*[.B190]*0.001)" office:value-type="string" office:string-value="8.77485929948972i" calcext:value-type="string">
            <text:p>8.77485929948972i</text:p>
          </table:table-cell>
          <table:table-cell table:formula="of:=IMSUM([.G190];[.H190])" office:value-type="string" office:string-value="1.89547152763014-0.389747139876411i" calcext:value-type="string">
            <text:p>1.89547152763014-0.389747139876411i</text:p>
          </table:table-cell>
          <table:table-cell table:formula="of:=300000/[.B190]" office:value-type="float" office:value="41.3507925568573" calcext:value-type="float">
            <text:p>41.3507925569</text:p>
          </table:table-cell>
          <table:table-cell table:formula="of:=[.$C$1]/[.J190]*2*PI()" office:value-type="float" office:value="0" calcext:value-type="float">
            <text:p>0</text:p>
          </table:table-cell>
          <table:table-cell table:formula="of:=COMPLEX(0;TAN([.K190]))" office:value-type="string" office:string-value="0" calcext:value-type="string">
            <text:p>0</text:p>
          </table:table-cell>
          <table:table-cell table:formula="of:=IMPRODUCT(IMDIV(IMSUB([.I190];[.$C$2]); IMSUM([.I190]; [.$C$2])); 1-[.$F$1])" office:value-type="string" office:string-value="-0.926841726512825-0.014471032438795i" calcext:value-type="string">
            <text:p>-0.926841726512825-0.014471032438795i</text:p>
          </table:table-cell>
          <table:table-cell table:formula="of:=IMDIV(IMSUM(1;[.M190]);IMSUB(1;[.M190]))" office:value-type="string" office:string-value="0.0379094305526017-0.00779494279752818i" calcext:value-type="string">
            <text:p>0.0379094305526017-0.00779494279752818i</text:p>
          </table:table-cell>
          <table:table-cell table:formula="of:=IMSUM([.N190];[.L190])" office:value-type="string" office:string-value="0.0379094305526017-0.00779494279752818i" calcext:value-type="string">
            <text:p>0.0379094305526017-0.00779494279752818i</text:p>
          </table:table-cell>
          <table:table-cell table:formula="of:=IMSUM(1;IMPRODUCT([.L190];[.N190]))" office:value-type="string" office:string-value="1" calcext:value-type="string">
            <text:p>1</text:p>
          </table:table-cell>
          <table:table-cell table:formula="of:=IMPRODUCT([.$C$2];[.O190];IMDIV(1;[.P190]))" office:value-type="string" office:string-value="1.89547152763008-0.389747139876409i" calcext:value-type="string">
            <text:p>1.89547152763008-0.389747139876409i</text:p>
          </table:table-cell>
          <table:table-cell table:formula="of:=IMDIV(IMPRODUCT([.Q190];[.$F$10]);IMSUM([.Q190];[.$F$10]))" office:value-type="string" office:string-value="1.8954680867231-0.389745662369859i" calcext:value-type="string">
            <text:p>1.8954680867231-0.389745662369859i</text:p>
          </table:table-cell>
          <table:table-cell table:formula="of:=[.B190]" office:value-type="float" office:value="7255" calcext:value-type="float">
            <text:p>7255</text:p>
          </table:table-cell>
          <table:table-cell table:formula="of:=IMREAL([.R190])" office:value-type="float" office:value="1.8954680867231" calcext:value-type="float">
            <text:p>1.8954680867</text:p>
          </table:table-cell>
          <table:table-cell table:formula="of:=IMAGINARY([.R190])" office:value-type="float" office:value="-0.389745662369859" calcext:value-type="float">
            <text:p>-0.3897456624</text:p>
          </table:table-cell>
          <table:table-cell table:formula="of:=IMABS([.R190])" office:value-type="float" office:value="1.93512298036116" calcext:value-type="float">
            <text:p>1.9351229804</text:p>
          </table:table-cell>
        </table:table-row>
        <table:table-row table:style-name="ro1">
          <table:table-cell/>
          <table:table-cell table:formula="of:=[.B190]+[.$C$11]" office:value-type="float" office:value="7256.5" calcext:value-type="float">
            <text:p>7256.5</text:p>
          </table:table-cell>
          <table:table-cell table:formula="of:=COMPLEX([.$C$3]/1000;6.284*[.B191]*[.$C$4]/1000)" office:value-type="string" office:string-value="1.3+193.7993455i" calcext:value-type="string">
            <text:p>1.3+193.7993455i</text:p>
          </table:table-cell>
          <table:table-cell table:formula="of:=COMPLEX(0;-1/6.284/[.B191]/[.$C$5]*1000000000)" office:value-type="string" office:string-value="-187.435030964985i" calcext:value-type="string">
            <text:p>-187.435030964985i</text:p>
          </table:table-cell>
          <table:table-cell table:formula="of:=IMSUM([.C191];[.D191])" office:value-type="string" office:string-value="1.3+6.36431453501498i" calcext:value-type="string">
            <text:p>1.3+6.36431453501498i</text:p>
          </table:table-cell>
          <table:table-cell table:formula="of:=COMPLEX(0; 6.284*[.B191]*[.$C$6]/1000)" office:value-type="string" office:string-value="7.75197382i" calcext:value-type="string">
            <text:p>7.75197382i</text:p>
          </table:table-cell>
          <table:table-cell table:formula="of:=IMDIV(IMPRODUCT(-1;[.F191];[.F191]);[.E191])" office:value-type="string" office:string-value="1.85145050806062-9.06401029177777i" calcext:value-type="string">
            <text:p>1.85145050806062-9.06401029177777i</text:p>
          </table:table-cell>
          <table:table-cell table:formula="of:=COMPLEX(0;-1000000000/6.284/[.$F$12]/[.B191]+6.284*[.F$14]*[.B191]*0.001)" office:value-type="string" office:string-value="8.79001048396582i" calcext:value-type="string">
            <text:p>8.79001048396582i</text:p>
          </table:table-cell>
          <table:table-cell table:formula="of:=IMSUM([.G191];[.H191])" office:value-type="string" office:string-value="1.85145050806062-0.273999807811951i" calcext:value-type="string">
            <text:p>1.85145050806062-0.273999807811951i</text:p>
          </table:table-cell>
          <table:table-cell table:formula="of:=300000/[.B191]" office:value-type="float" office:value="41.3422448838972" calcext:value-type="float">
            <text:p>41.3422448839</text:p>
          </table:table-cell>
          <table:table-cell table:formula="of:=[.$C$1]/[.J191]*2*PI()" office:value-type="float" office:value="0" calcext:value-type="float">
            <text:p>0</text:p>
          </table:table-cell>
          <table:table-cell table:formula="of:=COMPLEX(0;TAN([.K191]))" office:value-type="string" office:string-value="0" calcext:value-type="string">
            <text:p>0</text:p>
          </table:table-cell>
          <table:table-cell table:formula="of:=IMPRODUCT(IMDIV(IMSUB([.I191];[.$C$2]); IMSUM([.I191]; [.$C$2])); 1-[.$F$1])" office:value-type="string" office:string-value="-0.928532503744844-0.0101909884913064i" calcext:value-type="string">
            <text:p>-0.928532503744844-0.0101909884913064i</text:p>
          </table:table-cell>
          <table:table-cell table:formula="of:=IMDIV(IMSUM(1;[.M191]);IMSUB(1;[.M191]))" office:value-type="string" office:string-value="0.0370290101612121-0.00547999615623904i" calcext:value-type="string">
            <text:p>0.0370290101612121-0.00547999615623904i</text:p>
          </table:table-cell>
          <table:table-cell table:formula="of:=IMSUM([.N191];[.L191])" office:value-type="string" office:string-value="0.0370290101612121-0.00547999615623904i" calcext:value-type="string">
            <text:p>0.0370290101612121-0.00547999615623904i</text:p>
          </table:table-cell>
          <table:table-cell table:formula="of:=IMSUM(1;IMPRODUCT([.L191];[.N191]))" office:value-type="string" office:string-value="1" calcext:value-type="string">
            <text:p>1</text:p>
          </table:table-cell>
          <table:table-cell table:formula="of:=IMPRODUCT([.$C$2];[.O191];IMDIV(1;[.P191]))" office:value-type="string" office:string-value="1.85145050806061-0.273999807811952i" calcext:value-type="string">
            <text:p>1.85145050806061-0.273999807811952i</text:p>
          </table:table-cell>
          <table:table-cell table:formula="of:=IMDIV(IMPRODUCT([.Q191];[.$F$10]);IMSUM([.Q191];[.$F$10]))" office:value-type="string" office:string-value="1.85144715527009-0.273998793219567i" calcext:value-type="string">
            <text:p>1.85144715527009-0.273998793219567i</text:p>
          </table:table-cell>
          <table:table-cell table:formula="of:=[.B191]" office:value-type="float" office:value="7256.5" calcext:value-type="float">
            <text:p>7256.5</text:p>
          </table:table-cell>
          <table:table-cell table:formula="of:=IMREAL([.R191])" office:value-type="float" office:value="1.85144715527009" calcext:value-type="float">
            <text:p>1.8514471553</text:p>
          </table:table-cell>
          <table:table-cell table:formula="of:=IMAGINARY([.R191])" office:value-type="float" office:value="-0.273998793219567" calcext:value-type="float">
            <text:p>-0.2739987932</text:p>
          </table:table-cell>
          <table:table-cell table:formula="of:=IMABS([.R191])" office:value-type="float" office:value="1.87161211458023" calcext:value-type="float">
            <text:p>1.8716121146</text:p>
          </table:table-cell>
        </table:table-row>
        <table:table-row table:style-name="ro1">
          <table:table-cell/>
          <table:table-cell table:formula="of:=[.B191]+[.$C$11]" office:value-type="float" office:value="7258" calcext:value-type="float">
            <text:p>7258</text:p>
          </table:table-cell>
          <table:table-cell table:formula="of:=COMPLEX([.$C$3]/1000;6.284*[.B192]*[.$C$4]/1000)" office:value-type="string" office:string-value="1.3+193.839406i" calcext:value-type="string">
            <text:p>1.3+193.839406i</text:p>
          </table:table-cell>
          <table:table-cell table:formula="of:=COMPLEX(0;-1/6.284/[.B192]/[.$C$5]*1000000000)" office:value-type="string" office:string-value="-187.396294047591i" calcext:value-type="string">
            <text:p>-187.396294047591i</text:p>
          </table:table-cell>
          <table:table-cell table:formula="of:=IMSUM([.C192];[.D192])" office:value-type="string" office:string-value="1.3+6.443111952409i" calcext:value-type="string">
            <text:p>1.3+6.443111952409i</text:p>
          </table:table-cell>
          <table:table-cell table:formula="of:=COMPLEX(0; 6.284*[.B192]*[.$C$6]/1000)" office:value-type="string" office:string-value="7.75357624i" calcext:value-type="string">
            <text:p>7.75357624i</text:p>
          </table:table-cell>
          <table:table-cell table:formula="of:=IMDIV(IMPRODUCT(-1;[.F192];[.F192]);[.E192])" office:value-type="string" office:string-value="1.80895022882174-8.96559141587259i" calcext:value-type="string">
            <text:p>1.80895022882174-8.96559141587259i</text:p>
          </table:table-cell>
          <table:table-cell table:formula="of:=COMPLEX(0;-1000000000/6.284/[.$F$12]/[.B192]+6.284*[.F$14]*[.B192]*0.001)" office:value-type="string" office:string-value="8.80515891239983i" calcext:value-type="string">
            <text:p>8.80515891239983i</text:p>
          </table:table-cell>
          <table:table-cell table:formula="of:=IMSUM([.G192];[.H192])" office:value-type="string" office:string-value="1.80895022882174-0.160432503472759i" calcext:value-type="string">
            <text:p>1.80895022882174-0.160432503472759i</text:p>
          </table:table-cell>
          <table:table-cell table:formula="of:=300000/[.B192]" office:value-type="float" office:value="41.3337007440066" calcext:value-type="float">
            <text:p>41.333700744</text:p>
          </table:table-cell>
          <table:table-cell table:formula="of:=[.$C$1]/[.J192]*2*PI()" office:value-type="float" office:value="0" calcext:value-type="float">
            <text:p>0</text:p>
          </table:table-cell>
          <table:table-cell table:formula="of:=COMPLEX(0;TAN([.K192]))" office:value-type="string" office:string-value="0" calcext:value-type="string">
            <text:p>0</text:p>
          </table:table-cell>
          <table:table-cell table:formula="of:=IMPRODUCT(IMDIV(IMSUB([.I192];[.$C$2]); IMSUM([.I192]; [.$C$2])); 1-[.$F$1])" office:value-type="string" office:string-value="-0.930149919338689-0.00597693607512982i" calcext:value-type="string">
            <text:p>-0.930149919338689-0.00597693607512982i</text:p>
          </table:table-cell>
          <table:table-cell table:formula="of:=IMDIV(IMSUM(1;[.M192]);IMSUB(1;[.M192]))" office:value-type="string" office:string-value="0.036179004576434-0.00320865006945518i" calcext:value-type="string">
            <text:p>0.036179004576434-0.00320865006945518i</text:p>
          </table:table-cell>
          <table:table-cell table:formula="of:=IMSUM([.N192];[.L192])" office:value-type="string" office:string-value="0.036179004576434-0.00320865006945518i" calcext:value-type="string">
            <text:p>0.036179004576434-0.00320865006945518i</text:p>
          </table:table-cell>
          <table:table-cell table:formula="of:=IMSUM(1;IMPRODUCT([.L192];[.N192]))" office:value-type="string" office:string-value="1" calcext:value-type="string">
            <text:p>1</text:p>
          </table:table-cell>
          <table:table-cell table:formula="of:=IMPRODUCT([.$C$2];[.O192];IMDIV(1;[.P192]))" office:value-type="string" office:string-value="1.8089502288217-0.160432503472759i" calcext:value-type="string">
            <text:p>1.8089502288217-0.160432503472759i</text:p>
          </table:table-cell>
          <table:table-cell table:formula="of:=IMDIV(IMPRODUCT([.Q192];[.$F$10]);IMSUM([.Q192];[.$F$10]))" office:value-type="string" office:string-value="1.80894698226189-0.160431923044922i" calcext:value-type="string">
            <text:p>1.80894698226189-0.160431923044922i</text:p>
          </table:table-cell>
          <table:table-cell table:formula="of:=[.B192]" office:value-type="float" office:value="7258" calcext:value-type="float">
            <text:p>7258</text:p>
          </table:table-cell>
          <table:table-cell table:formula="of:=IMREAL([.R192])" office:value-type="float" office:value="1.80894698226189" calcext:value-type="float">
            <text:p>1.8089469823</text:p>
          </table:table-cell>
          <table:table-cell table:formula="of:=IMAGINARY([.R192])" office:value-type="float" office:value="-0.160431923044922" calcext:value-type="float">
            <text:p>-0.160431923</text:p>
          </table:table-cell>
          <table:table-cell table:formula="of:=IMABS([.R192])" office:value-type="float" office:value="1.81604724238283" calcext:value-type="float">
            <text:p>1.8160472424</text:p>
          </table:table-cell>
        </table:table-row>
        <table:table-row table:style-name="ro1">
          <table:table-cell/>
          <table:table-cell table:formula="of:=[.B192]+[.$C$11]" office:value-type="float" office:value="7259.5" calcext:value-type="float">
            <text:p>7259.5</text:p>
          </table:table-cell>
          <table:table-cell table:formula="of:=COMPLEX([.$C$3]/1000;6.284*[.B193]*[.$C$4]/1000)" office:value-type="string" office:string-value="1.3+193.8794665i" calcext:value-type="string">
            <text:p>1.3+193.8794665i</text:p>
          </table:table-cell>
          <table:table-cell table:formula="of:=COMPLEX(0;-1/6.284/[.B193]/[.$C$5]*1000000000)" office:value-type="string" office:string-value="-187.35757313829i" calcext:value-type="string">
            <text:p>-187.35757313829i</text:p>
          </table:table-cell>
          <table:table-cell table:formula="of:=IMSUM([.C193];[.D193])" office:value-type="string" office:string-value="1.3+6.52189336171i" calcext:value-type="string">
            <text:p>1.3+6.52189336171i</text:p>
          </table:table-cell>
          <table:table-cell table:formula="of:=COMPLEX(0; 6.284*[.B193]*[.$C$6]/1000)" office:value-type="string" office:string-value="7.75517866i" calcext:value-type="string">
            <text:p>7.75517866i</text:p>
          </table:table-cell>
          <table:table-cell table:formula="of:=IMDIV(IMPRODUCT(-1;[.F193];[.F193]);[.E193])" office:value-type="string" office:string-value="1.7679021008511-8.86928382745689i" calcext:value-type="string">
            <text:p>1.7679021008511-8.86928382745689i</text:p>
          </table:table-cell>
          <table:table-cell table:formula="of:=COMPLEX(0;-1000000000/6.284/[.$F$12]/[.B193]+6.284*[.F$14]*[.B193]*0.001)" office:value-type="string" office:string-value="8.82030458650016i" calcext:value-type="string">
            <text:p>8.82030458650016i</text:p>
          </table:table-cell>
          <table:table-cell table:formula="of:=IMSUM([.G193];[.H193])" office:value-type="string" office:string-value="1.7679021008511-0.0489792409567293i" calcext:value-type="string">
            <text:p>1.7679021008511-0.0489792409567293i</text:p>
          </table:table-cell>
          <table:table-cell table:formula="of:=300000/[.B193]" office:value-type="float" office:value="41.3251601349955" calcext:value-type="float">
            <text:p>41.325160135</text:p>
          </table:table-cell>
          <table:table-cell table:formula="of:=[.$C$1]/[.J193]*2*PI()" office:value-type="float" office:value="0" calcext:value-type="float">
            <text:p>0</text:p>
          </table:table-cell>
          <table:table-cell table:formula="of:=COMPLEX(0;TAN([.K193]))" office:value-type="string" office:string-value="0" calcext:value-type="string">
            <text:p>0</text:p>
          </table:table-cell>
          <table:table-cell table:formula="of:=IMPRODUCT(IMDIV(IMSUB([.I193];[.$C$2]); IMSUM([.I193]; [.$C$2])); 1-[.$F$1])" office:value-type="string" office:string-value="-0.931697179630571-0.00182763947884619i" calcext:value-type="string">
            <text:p>-0.931697179630571-0.00182763947884619i</text:p>
          </table:table-cell>
          <table:table-cell table:formula="of:=IMDIV(IMSUM(1;[.M193]);IMSUB(1;[.M193]))" office:value-type="string" office:string-value="0.0353580420170219-0.000979584819134586i" calcext:value-type="string">
            <text:p>0.0353580420170219-0.000979584819134586i</text:p>
          </table:table-cell>
          <table:table-cell table:formula="of:=IMSUM([.N193];[.L193])" office:value-type="string" office:string-value="0.0353580420170219-0.000979584819134581i" calcext:value-type="string">
            <text:p>0.0353580420170219-0.000979584819134581i</text:p>
          </table:table-cell>
          <table:table-cell table:formula="of:=IMSUM(1;IMPRODUCT([.L193];[.N193]))" office:value-type="string" office:string-value="1" calcext:value-type="string">
            <text:p>1</text:p>
          </table:table-cell>
          <table:table-cell table:formula="of:=IMPRODUCT([.$C$2];[.O193];IMDIV(1;[.P193]))" office:value-type="string" office:string-value="1.7679021008511-0.048979240956729i" calcext:value-type="string">
            <text:p>1.7679021008511-0.048979240956729i</text:p>
          </table:table-cell>
          <table:table-cell table:formula="of:=IMDIV(IMPRODUCT([.Q193];[.$F$10]);IMSUM([.Q193];[.$F$10]))" office:value-type="string" office:string-value="1.76789897777462-0.048979067776009i" calcext:value-type="string">
            <text:p>1.76789897777462-0.048979067776009i</text:p>
          </table:table-cell>
          <table:table-cell table:formula="of:=[.B193]" office:value-type="float" office:value="7259.5" calcext:value-type="float">
            <text:p>7259.5</text:p>
          </table:table-cell>
          <table:table-cell table:formula="of:=IMREAL([.R193])" office:value-type="float" office:value="1.76789897777462" calcext:value-type="float">
            <text:p>1.7678989778</text:p>
          </table:table-cell>
          <table:table-cell table:formula="of:=IMAGINARY([.R193])" office:value-type="float" office:value="-0.048979067776009" calcext:value-type="float">
            <text:p>-0.0489790678</text:p>
          </table:table-cell>
          <table:table-cell table:formula="of:=IMABS([.R193])" office:value-type="float" office:value="1.76857732222732" calcext:value-type="float">
            <text:p>1.7685773222</text:p>
          </table:table-cell>
        </table:table-row>
        <table:table-row table:style-name="ro1">
          <table:table-cell/>
          <table:table-cell table:formula="of:=[.B193]+[.$C$11]" office:value-type="float" office:value="7261" calcext:value-type="float">
            <text:p>7261</text:p>
          </table:table-cell>
          <table:table-cell table:formula="of:=COMPLEX([.$C$3]/1000;6.284*[.B194]*[.$C$4]/1000)" office:value-type="string" office:string-value="1.3+193.919527i" calcext:value-type="string">
            <text:p>1.3+193.919527i</text:p>
          </table:table-cell>
          <table:table-cell table:formula="of:=COMPLEX(0;-1/6.284/[.B194]/[.$C$5]*1000000000)" office:value-type="string" office:string-value="-187.318868227161i" calcext:value-type="string">
            <text:p>-187.318868227161i</text:p>
          </table:table-cell>
          <table:table-cell table:formula="of:=IMSUM([.C194];[.D194])" office:value-type="string" office:string-value="1.3+6.60065877283898i" calcext:value-type="string">
            <text:p>1.3+6.60065877283898i</text:p>
          </table:table-cell>
          <table:table-cell table:formula="of:=COMPLEX(0; 6.284*[.B194]*[.$C$6]/1000)" office:value-type="string" office:string-value="7.75678108i" calcext:value-type="string">
            <text:p>7.75678108i</text:p>
          </table:table-cell>
          <table:table-cell table:formula="of:=IMDIV(IMPRODUCT(-1;[.F194];[.F194]);[.E194])" office:value-type="string" office:string-value="1.72824131152684-8.77502398039415i" calcext:value-type="string">
            <text:p>1.72824131152684-8.77502398039415i</text:p>
          </table:table-cell>
          <table:table-cell table:formula="of:=COMPLEX(0;-1000000000/6.284/[.$F$12]/[.B194]+6.284*[.F$14]*[.B194]*0.001)" office:value-type="string" office:string-value="8.83544750797383i" calcext:value-type="string">
            <text:p>8.83544750797383i</text:p>
          </table:table-cell>
          <table:table-cell table:formula="of:=IMSUM([.G194];[.H194])" office:value-type="string" office:string-value="1.72824131152684+0.0604235275796796i" calcext:value-type="string">
            <text:p>1.72824131152684+0.0604235275796796i</text:p>
          </table:table-cell>
          <table:table-cell table:formula="of:=300000/[.B194]" office:value-type="float" office:value="41.3166230546757" calcext:value-type="float">
            <text:p>41.3166230547</text:p>
          </table:table-cell>
          <table:table-cell table:formula="of:=[.$C$1]/[.J194]*2*PI()" office:value-type="float" office:value="0" calcext:value-type="float">
            <text:p>0</text:p>
          </table:table-cell>
          <table:table-cell table:formula="of:=COMPLEX(0;TAN([.K194]))" office:value-type="string" office:string-value="0" calcext:value-type="string">
            <text:p>0</text:p>
          </table:table-cell>
          <table:table-cell table:formula="of:=IMPRODUCT(IMDIV(IMSUB([.I194];[.$C$2]); IMSUM([.I194]; [.$C$2])); 1-[.$F$1])" office:value-type="string" office:string-value="-0.933177332537411+0.00225813580565239i" calcext:value-type="string">
            <text:p>-0.933177332537411+0.00225813580565239i</text:p>
          </table:table-cell>
          <table:table-cell table:formula="of:=IMDIV(IMSUM(1;[.M194]);IMSUB(1;[.M194]))" office:value-type="string" office:string-value="0.0345648262305358+0.00120847055159359i" calcext:value-type="string">
            <text:p>0.0345648262305358+0.00120847055159359i</text:p>
          </table:table-cell>
          <table:table-cell table:formula="of:=IMSUM([.N194];[.L194])" office:value-type="string" office:string-value="0.0345648262305358+0.00120847055159359i" calcext:value-type="string">
            <text:p>0.0345648262305358+0.00120847055159359i</text:p>
          </table:table-cell>
          <table:table-cell table:formula="of:=IMSUM(1;IMPRODUCT([.L194];[.N194]))" office:value-type="string" office:string-value="1" calcext:value-type="string">
            <text:p>1</text:p>
          </table:table-cell>
          <table:table-cell table:formula="of:=IMPRODUCT([.$C$2];[.O194];IMDIV(1;[.P194]))" office:value-type="string" office:string-value="1.72824131152679+0.0604235275796795i" calcext:value-type="string">
            <text:p>1.72824131152679+0.0604235275796795i</text:p>
          </table:table-cell>
          <table:table-cell table:formula="of:=IMDIV(IMPRODUCT([.Q194];[.$F$10]);IMSUM([.Q194];[.$F$10]))" office:value-type="string" office:string-value="1.72823832836193+0.0604233187271388i" calcext:value-type="string">
            <text:p>1.72823832836193+0.0604233187271388i</text:p>
          </table:table-cell>
          <table:table-cell table:formula="of:=[.B194]" office:value-type="float" office:value="7261" calcext:value-type="float">
            <text:p>7261</text:p>
          </table:table-cell>
          <table:table-cell table:formula="of:=IMREAL([.R194])" office:value-type="float" office:value="1.72823832836193" calcext:value-type="float">
            <text:p>1.7282383284</text:p>
          </table:table-cell>
          <table:table-cell table:formula="of:=IMAGINARY([.R194])" office:value-type="float" office:value="0.0604233187271388" calcext:value-type="float">
            <text:p>0.0604233187</text:p>
          </table:table-cell>
          <table:table-cell table:formula="of:=IMABS([.R194])" office:value-type="float" office:value="1.72929427717356" calcext:value-type="float">
            <text:p>1.7292942772</text:p>
          </table:table-cell>
        </table:table-row>
        <table:table-row table:style-name="ro1">
          <table:table-cell/>
          <table:table-cell table:formula="of:=[.B194]+[.$C$11]" office:value-type="float" office:value="7262.5" calcext:value-type="float">
            <text:p>7262.5</text:p>
          </table:table-cell>
          <table:table-cell table:formula="of:=COMPLEX([.$C$3]/1000;6.284*[.B195]*[.$C$4]/1000)" office:value-type="string" office:string-value="1.3+193.9595875i" calcext:value-type="string">
            <text:p>1.3+193.9595875i</text:p>
          </table:table-cell>
          <table:table-cell table:formula="of:=COMPLEX(0;-1/6.284/[.B195]/[.$C$5]*1000000000)" office:value-type="string" office:string-value="-187.280179304291i" calcext:value-type="string">
            <text:p>-187.280179304291i</text:p>
          </table:table-cell>
          <table:table-cell table:formula="of:=IMSUM([.C195];[.D195])" office:value-type="string" office:string-value="1.3+6.67940819570899i" calcext:value-type="string">
            <text:p>1.3+6.67940819570899i</text:p>
          </table:table-cell>
          <table:table-cell table:formula="of:=COMPLEX(0; 6.284*[.B195]*[.$C$6]/1000)" office:value-type="string" office:string-value="7.7583835i" calcext:value-type="string">
            <text:p>7.7583835i</text:p>
          </table:table-cell>
          <table:table-cell table:formula="of:=IMDIV(IMPRODUCT(-1;[.F195];[.F195]);[.E195])" office:value-type="string" office:string-value="1.68990658131565-8.68275066863253i" calcext:value-type="string">
            <text:p>1.68990658131565-8.68275066863253i</text:p>
          </table:table-cell>
          <table:table-cell table:formula="of:=COMPLEX(0;-1000000000/6.284/[.$F$12]/[.B195]+6.284*[.F$14]*[.B195]*0.001)" office:value-type="string" office:string-value="8.8505876785264i" calcext:value-type="string">
            <text:p>8.8505876785264i</text:p>
          </table:table-cell>
          <table:table-cell table:formula="of:=IMSUM([.G195];[.H195])" office:value-type="string" office:string-value="1.68990658131565+0.167837009893871i" calcext:value-type="string">
            <text:p>1.68990658131565+0.167837009893871i</text:p>
          </table:table-cell>
          <table:table-cell table:formula="of:=300000/[.B195]" office:value-type="float" office:value="41.3080895008606" calcext:value-type="float">
            <text:p>41.3080895009</text:p>
          </table:table-cell>
          <table:table-cell table:formula="of:=[.$C$1]/[.J195]*2*PI()" office:value-type="float" office:value="0" calcext:value-type="float">
            <text:p>0</text:p>
          </table:table-cell>
          <table:table-cell table:formula="of:=COMPLEX(0;TAN([.K195]))" office:value-type="string" office:string-value="0" calcext:value-type="string">
            <text:p>0</text:p>
          </table:table-cell>
          <table:table-cell table:formula="of:=IMPRODUCT(IMDIV(IMSUB([.I195];[.$C$2]); IMSUM([.I195]; [.$C$2])); 1-[.$F$1])" office:value-type="string" office:string-value="-0.934593276046453+0.00628161999677115i" calcext:value-type="string">
            <text:p>-0.934593276046453+0.00628161999677115i</text:p>
          </table:table-cell>
          <table:table-cell table:formula="of:=IMDIV(IMSUM(1;[.M195]);IMSUB(1;[.M195]))" office:value-type="string" office:string-value="0.033798131626312+0.00335674019787742i" calcext:value-type="string">
            <text:p>0.033798131626312+0.00335674019787742i</text:p>
          </table:table-cell>
          <table:table-cell table:formula="of:=IMSUM([.N195];[.L195])" office:value-type="string" office:string-value="0.033798131626312+0.00335674019787742i" calcext:value-type="string">
            <text:p>0.033798131626312+0.00335674019787742i</text:p>
          </table:table-cell>
          <table:table-cell table:formula="of:=IMSUM(1;IMPRODUCT([.L195];[.N195]))" office:value-type="string" office:string-value="1" calcext:value-type="string">
            <text:p>1</text:p>
          </table:table-cell>
          <table:table-cell table:formula="of:=IMPRODUCT([.$C$2];[.O195];IMDIV(1;[.P195]))" office:value-type="string" office:string-value="1.6899065813156+0.167837009893871i" calcext:value-type="string">
            <text:p>1.6899065813156+0.167837009893871i</text:p>
          </table:table-cell>
          <table:table-cell table:formula="of:=IMDIV(IMPRODUCT([.Q195];[.$F$10]);IMSUM([.Q195];[.$F$10]))" office:value-type="string" office:string-value="1.68990375370247+0.167836442637002i" calcext:value-type="string">
            <text:p>1.68990375370247+0.167836442637002i</text:p>
          </table:table-cell>
          <table:table-cell table:formula="of:=[.B195]" office:value-type="float" office:value="7262.5" calcext:value-type="float">
            <text:p>7262.5</text:p>
          </table:table-cell>
          <table:table-cell table:formula="of:=IMREAL([.R195])" office:value-type="float" office:value="1.68990375370247" calcext:value-type="float">
            <text:p>1.6899037537</text:p>
          </table:table-cell>
          <table:table-cell table:formula="of:=IMAGINARY([.R195])" office:value-type="float" office:value="0.167836442637002" calcext:value-type="float">
            <text:p>0.1678364426</text:p>
          </table:table-cell>
          <table:table-cell table:formula="of:=IMABS([.R195])" office:value-type="float" office:value="1.69821782120397" calcext:value-type="float">
            <text:p>1.6982178212</text:p>
          </table:table-cell>
        </table:table-row>
        <table:table-row table:style-name="ro1">
          <table:table-cell/>
          <table:table-cell table:formula="of:=[.B195]+[.$C$11]" office:value-type="float" office:value="7264" calcext:value-type="float">
            <text:p>7264</text:p>
          </table:table-cell>
          <table:table-cell table:formula="of:=COMPLEX([.$C$3]/1000;6.284*[.B196]*[.$C$4]/1000)" office:value-type="string" office:string-value="1.3+193.999648i" calcext:value-type="string">
            <text:p>1.3+193.999648i</text:p>
          </table:table-cell>
          <table:table-cell table:formula="of:=COMPLEX(0;-1/6.284/[.B196]/[.$C$5]*1000000000)" office:value-type="string" office:string-value="-187.241506359776i" calcext:value-type="string">
            <text:p>-187.241506359776i</text:p>
          </table:table-cell>
          <table:table-cell table:formula="of:=IMSUM([.C196];[.D196])" office:value-type="string" office:string-value="1.3+6.75814164022401i" calcext:value-type="string">
            <text:p>1.3+6.75814164022401i</text:p>
          </table:table-cell>
          <table:table-cell table:formula="of:=COMPLEX(0; 6.284*[.B196]*[.$C$6]/1000)" office:value-type="string" office:string-value="7.75998592i" calcext:value-type="string">
            <text:p>7.75998592i</text:p>
          </table:table-cell>
          <table:table-cell table:formula="of:=IMDIV(IMPRODUCT(-1;[.F196];[.F196]);[.E196])" office:value-type="string" office:string-value="1.65283993824319-8.59240493174353i" calcext:value-type="string">
            <text:p>1.65283993824319-8.59240493174353i</text:p>
          </table:table-cell>
          <table:table-cell table:formula="of:=COMPLEX(0;-1000000000/6.284/[.$F$12]/[.B196]+6.284*[.F$14]*[.B196]*0.001)" office:value-type="string" office:string-value="8.86572509986205i" calcext:value-type="string">
            <text:p>8.86572509986205i</text:p>
          </table:table-cell>
          <table:table-cell table:formula="of:=IMSUM([.G196];[.H196])" office:value-type="string" office:string-value="1.65283993824319+0.27332016811852i" calcext:value-type="string">
            <text:p>1.65283993824319+0.27332016811852i</text:p>
          </table:table-cell>
          <table:table-cell table:formula="of:=300000/[.B196]" office:value-type="float" office:value="41.2995594713656" calcext:value-type="float">
            <text:p>41.2995594714</text:p>
          </table:table-cell>
          <table:table-cell table:formula="of:=[.$C$1]/[.J196]*2*PI()" office:value-type="float" office:value="0" calcext:value-type="float">
            <text:p>0</text:p>
          </table:table-cell>
          <table:table-cell table:formula="of:=COMPLEX(0;TAN([.K196]))" office:value-type="string" office:string-value="0" calcext:value-type="string">
            <text:p>0</text:p>
          </table:table-cell>
          <table:table-cell table:formula="of:=IMPRODUCT(IMDIV(IMSUB([.I196];[.$C$2]); IMSUM([.I196]; [.$C$2])); 1-[.$F$1])" office:value-type="string" office:string-value="-0.935947766237552+0.0102440363311942i" calcext:value-type="string">
            <text:p>-0.935947766237552+0.0102440363311942i</text:p>
          </table:table-cell>
          <table:table-cell table:formula="of:=IMDIV(IMSUM(1;[.M196]);IMSUB(1;[.M196]))" office:value-type="string" office:string-value="0.0330567987648641+0.00546640336237042i" calcext:value-type="string">
            <text:p>0.0330567987648641+0.00546640336237042i</text:p>
          </table:table-cell>
          <table:table-cell table:formula="of:=IMSUM([.N196];[.L196])" office:value-type="string" office:string-value="0.0330567987648641+0.00546640336237042i" calcext:value-type="string">
            <text:p>0.0330567987648641+0.00546640336237042i</text:p>
          </table:table-cell>
          <table:table-cell table:formula="of:=IMSUM(1;IMPRODUCT([.L196];[.N196]))" office:value-type="string" office:string-value="1" calcext:value-type="string">
            <text:p>1</text:p>
          </table:table-cell>
          <table:table-cell table:formula="of:=IMPRODUCT([.$C$2];[.O196];IMDIV(1;[.P196]))" office:value-type="string" office:string-value="1.65283993824321+0.273320168118521i" calcext:value-type="string">
            <text:p>1.65283993824321+0.273320168118521i</text:p>
          </table:table-cell>
          <table:table-cell table:formula="of:=IMDIV(IMPRODUCT([.Q196];[.$F$10]);IMSUM([.Q196];[.$F$10]))" office:value-type="string" office:string-value="1.65283728106875+0.273319264610857i" calcext:value-type="string">
            <text:p>1.65283728106875+0.273319264610857i</text:p>
          </table:table-cell>
          <table:table-cell table:formula="of:=[.B196]" office:value-type="float" office:value="7264" calcext:value-type="float">
            <text:p>7264</text:p>
          </table:table-cell>
          <table:table-cell table:formula="of:=IMREAL([.R196])" office:value-type="float" office:value="1.65283728106875" calcext:value-type="float">
            <text:p>1.6528372811</text:p>
          </table:table-cell>
          <table:table-cell table:formula="of:=IMAGINARY([.R196])" office:value-type="float" office:value="0.273319264610857" calcext:value-type="float">
            <text:p>0.2733192646</text:p>
          </table:table-cell>
          <table:table-cell table:formula="of:=IMABS([.R196])" office:value-type="float" office:value="1.67528340829191" calcext:value-type="float">
            <text:p>1.6752834083</text:p>
          </table:table-cell>
        </table:table-row>
        <table:table-row table:style-name="ro1">
          <table:table-cell/>
          <table:table-cell table:formula="of:=[.B196]+[.$C$11]" office:value-type="float" office:value="7265.5" calcext:value-type="float">
            <text:p>7265.5</text:p>
          </table:table-cell>
          <table:table-cell table:formula="of:=COMPLEX([.$C$3]/1000;6.284*[.B197]*[.$C$4]/1000)" office:value-type="string" office:string-value="1.3+194.0397085i" calcext:value-type="string">
            <text:p>1.3+194.0397085i</text:p>
          </table:table-cell>
          <table:table-cell table:formula="of:=COMPLEX(0;-1/6.284/[.B197]/[.$C$5]*1000000000)" office:value-type="string" office:string-value="-187.202849383719i" calcext:value-type="string">
            <text:p>-187.202849383719i</text:p>
          </table:table-cell>
          <table:table-cell table:formula="of:=IMSUM([.C197];[.D197])" office:value-type="string" office:string-value="1.3+6.83685911628098i" calcext:value-type="string">
            <text:p>1.3+6.83685911628098i</text:p>
          </table:table-cell>
          <table:table-cell table:formula="of:=COMPLEX(0; 6.284*[.B197]*[.$C$6]/1000)" office:value-type="string" office:string-value="7.76158834i" calcext:value-type="string">
            <text:p>7.76158834i</text:p>
          </table:table-cell>
          <table:table-cell table:formula="of:=IMDIV(IMPRODUCT(-1;[.F197];[.F197]);[.E197])" office:value-type="string" office:string-value="1.61698650873372-8.50392996395346i" calcext:value-type="string">
            <text:p>1.61698650873372-8.50392996395346i</text:p>
          </table:table-cell>
          <table:table-cell table:formula="of:=COMPLEX(0;-1000000000/6.284/[.$F$12]/[.B197]+6.284*[.F$14]*[.B197]*0.001)" office:value-type="string" office:string-value="8.88085977368357i" calcext:value-type="string">
            <text:p>8.88085977368357i</text:p>
          </table:table-cell>
          <table:table-cell table:formula="of:=IMSUM([.G197];[.H197])" office:value-type="string" office:string-value="1.61698650873372+0.376929809730109i" calcext:value-type="string">
            <text:p>1.61698650873372+0.376929809730109i</text:p>
          </table:table-cell>
          <table:table-cell table:formula="of:=300000/[.B197]" office:value-type="float" office:value="41.291032964008" calcext:value-type="float">
            <text:p>41.291032964</text:p>
          </table:table-cell>
          <table:table-cell table:formula="of:=[.$C$1]/[.J197]*2*PI()" office:value-type="float" office:value="0" calcext:value-type="float">
            <text:p>0</text:p>
          </table:table-cell>
          <table:table-cell table:formula="of:=COMPLEX(0;TAN([.K197]))" office:value-type="string" office:string-value="0" calcext:value-type="string">
            <text:p>0</text:p>
          </table:table-cell>
          <table:table-cell table:formula="of:=IMPRODUCT(IMDIV(IMSUB([.I197];[.$C$2]); IMSUM([.I197]; [.$C$2])); 1-[.$F$1])" office:value-type="string" office:string-value="-0.937243424861987+0.0141465987250259i" calcext:value-type="string">
            <text:p>-0.937243424861987+0.0141465987250259i</text:p>
          </table:table-cell>
          <table:table-cell table:formula="of:=IMDIV(IMSUM(1;[.M197]);IMSUB(1;[.M197]))" office:value-type="string" office:string-value="0.0323397301746739+0.00753859619460215i" calcext:value-type="string">
            <text:p>0.0323397301746739+0.00753859619460215i</text:p>
          </table:table-cell>
          <table:table-cell table:formula="of:=IMSUM([.N197];[.L197])" office:value-type="string" office:string-value="0.0323397301746739+0.00753859619460215i" calcext:value-type="string">
            <text:p>0.0323397301746739+0.00753859619460215i</text:p>
          </table:table-cell>
          <table:table-cell table:formula="of:=IMSUM(1;IMPRODUCT([.L197];[.N197]))" office:value-type="string" office:string-value="1" calcext:value-type="string">
            <text:p>1</text:p>
          </table:table-cell>
          <table:table-cell table:formula="of:=IMPRODUCT([.$C$2];[.O197];IMDIV(1;[.P197]))" office:value-type="string" office:string-value="1.6169865087337+0.376929809730108i" calcext:value-type="string">
            <text:p>1.6169865087337+0.376929809730108i</text:p>
          </table:table-cell>
          <table:table-cell table:formula="of:=IMDIV(IMPRODUCT([.Q197];[.$F$10]);IMSUM([.Q197];[.$F$10]))" office:value-type="string" office:string-value="1.61698403616547+0.376928590750957i" calcext:value-type="string">
            <text:p>1.61698403616547+0.376928590750957i</text:p>
          </table:table-cell>
          <table:table-cell table:formula="of:=[.B197]" office:value-type="float" office:value="7265.5" calcext:value-type="float">
            <text:p>7265.5</text:p>
          </table:table-cell>
          <table:table-cell table:formula="of:=IMREAL([.R197])" office:value-type="float" office:value="1.61698403616547" calcext:value-type="float">
            <text:p>1.6169840362</text:p>
          </table:table-cell>
          <table:table-cell table:formula="of:=IMAGINARY([.R197])" office:value-type="float" office:value="0.376928590750957" calcext:value-type="float">
            <text:p>0.3769285908</text:p>
          </table:table-cell>
          <table:table-cell table:formula="of:=IMABS([.R197])" office:value-type="float" office:value="1.66033506731005" calcext:value-type="float">
            <text:p>1.6603350673</text:p>
          </table:table-cell>
        </table:table-row>
        <table:table-row table:style-name="ro1">
          <table:table-cell/>
          <table:table-cell table:formula="of:=[.B197]+[.$C$11]" office:value-type="float" office:value="7267" calcext:value-type="float">
            <text:p>7267</text:p>
          </table:table-cell>
          <table:table-cell table:formula="of:=COMPLEX([.$C$3]/1000;6.284*[.B198]*[.$C$4]/1000)" office:value-type="string" office:string-value="1.3+194.079769i" calcext:value-type="string">
            <text:p>1.3+194.079769i</text:p>
          </table:table-cell>
          <table:table-cell table:formula="of:=COMPLEX(0;-1/6.284/[.B198]/[.$C$5]*1000000000)" office:value-type="string" office:string-value="-187.164208366233i" calcext:value-type="string">
            <text:p>-187.164208366233i</text:p>
          </table:table-cell>
          <table:table-cell table:formula="of:=IMSUM([.C198];[.D198])" office:value-type="string" office:string-value="1.3+6.915560633767i" calcext:value-type="string">
            <text:p>1.3+6.915560633767i</text:p>
          </table:table-cell>
          <table:table-cell table:formula="of:=COMPLEX(0; 6.284*[.B198]*[.$C$6]/1000)" office:value-type="string" office:string-value="7.76319076i" calcext:value-type="string">
            <text:p>7.76319076i</text:p>
          </table:table-cell>
          <table:table-cell table:formula="of:=IMDIV(IMPRODUCT(-1;[.F198];[.F198]);[.E198])" office:value-type="string" office:string-value="1.58229432350087-8.41727102664277i" calcext:value-type="string">
            <text:p>1.58229432350087-8.41727102664277i</text:p>
          </table:table-cell>
          <table:table-cell table:formula="of:=COMPLEX(0;-1000000000/6.284/[.$F$12]/[.B198]+6.284*[.F$14]*[.B198]*0.001)" office:value-type="string" office:string-value="8.8959917016923i" calcext:value-type="string">
            <text:p>8.8959917016923i</text:p>
          </table:table-cell>
          <table:table-cell table:formula="of:=IMSUM([.G198];[.H198])" office:value-type="string" office:string-value="1.58229432350087+0.47872067504953i" calcext:value-type="string">
            <text:p>1.58229432350087+0.47872067504953i</text:p>
          </table:table-cell>
          <table:table-cell table:formula="of:=300000/[.B198]" office:value-type="float" office:value="41.2825099766066" calcext:value-type="float">
            <text:p>41.2825099766</text:p>
          </table:table-cell>
          <table:table-cell table:formula="of:=[.$C$1]/[.J198]*2*PI()" office:value-type="float" office:value="0" calcext:value-type="float">
            <text:p>0</text:p>
          </table:table-cell>
          <table:table-cell table:formula="of:=COMPLEX(0;TAN([.K198]))" office:value-type="string" office:string-value="0" calcext:value-type="string">
            <text:p>0</text:p>
          </table:table-cell>
          <table:table-cell table:formula="of:=IMPRODUCT(IMDIV(IMSUB([.I198];[.$C$2]); IMSUM([.I198]; [.$C$2])); 1-[.$F$1])" office:value-type="string" office:string-value="-0.938482746500706+0.0179905097504337i" calcext:value-type="string">
            <text:p>-0.938482746500706+0.0179905097504337i</text:p>
          </table:table-cell>
          <table:table-cell table:formula="of:=IMDIV(IMSUM(1;[.M198]);IMSUB(1;[.M198]))" office:value-type="string" office:string-value="0.0316458864700178+0.00957441350099057i" calcext:value-type="string">
            <text:p>0.0316458864700178+0.00957441350099057i</text:p>
          </table:table-cell>
          <table:table-cell table:formula="of:=IMSUM([.N198];[.L198])" office:value-type="string" office:string-value="0.0316458864700178+0.00957441350099057i" calcext:value-type="string">
            <text:p>0.0316458864700178+0.00957441350099057i</text:p>
          </table:table-cell>
          <table:table-cell table:formula="of:=IMSUM(1;IMPRODUCT([.L198];[.N198]))" office:value-type="string" office:string-value="1" calcext:value-type="string">
            <text:p>1</text:p>
          </table:table-cell>
          <table:table-cell table:formula="of:=IMPRODUCT([.$C$2];[.O198];IMDIV(1;[.P198]))" office:value-type="string" office:string-value="1.58229432350089+0.478720675049529i" calcext:value-type="string">
            <text:p>1.58229432350089+0.478720675049529i</text:p>
          </table:table-cell>
          <table:table-cell table:formula="of:=IMDIV(IMPRODUCT([.Q198];[.$F$10]);IMSUM([.Q198];[.$F$10]))" office:value-type="string" office:string-value="1.58229204901966+0.478719160097488i" calcext:value-type="string">
            <text:p>1.58229204901966+0.478719160097488i</text:p>
          </table:table-cell>
          <table:table-cell table:formula="of:=[.B198]" office:value-type="float" office:value="7267" calcext:value-type="float">
            <text:p>7267</text:p>
          </table:table-cell>
          <table:table-cell table:formula="of:=IMREAL([.R198])" office:value-type="float" office:value="1.58229204901966" calcext:value-type="float">
            <text:p>1.582292049</text:p>
          </table:table-cell>
          <table:table-cell table:formula="of:=IMAGINARY([.R198])" office:value-type="float" office:value="0.478719160097488" calcext:value-type="float">
            <text:p>0.4787191601</text:p>
          </table:table-cell>
          <table:table-cell table:formula="of:=IMABS([.R198])" office:value-type="float" office:value="1.65312436393493" calcext:value-type="float">
            <text:p>1.6531243639</text:p>
          </table:table-cell>
        </table:table-row>
        <table:table-row table:style-name="ro1">
          <table:table-cell/>
          <table:table-cell table:formula="of:=[.B198]+[.$C$11]" office:value-type="float" office:value="7268.5" calcext:value-type="float">
            <text:p>7268.5</text:p>
          </table:table-cell>
          <table:table-cell table:formula="of:=COMPLEX([.$C$3]/1000;6.284*[.B199]*[.$C$4]/1000)" office:value-type="string" office:string-value="1.3+194.1198295i" calcext:value-type="string">
            <text:p>1.3+194.1198295i</text:p>
          </table:table-cell>
          <table:table-cell table:formula="of:=COMPLEX(0;-1/6.284/[.B199]/[.$C$5]*1000000000)" office:value-type="string" office:string-value="-187.125583297436i" calcext:value-type="string">
            <text:p>-187.125583297436i</text:p>
          </table:table-cell>
          <table:table-cell table:formula="of:=IMSUM([.C199];[.D199])" office:value-type="string" office:string-value="1.3+6.994246202564i" calcext:value-type="string">
            <text:p>1.3+6.994246202564i</text:p>
          </table:table-cell>
          <table:table-cell table:formula="of:=COMPLEX(0; 6.284*[.B199]*[.$C$6]/1000)" office:value-type="string" office:string-value="7.76479318i" calcext:value-type="string">
            <text:p>7.76479318i</text:p>
          </table:table-cell>
          <table:table-cell table:formula="of:=IMDIV(IMPRODUCT(-1;[.F199];[.F199]);[.E199])" office:value-type="string" office:string-value="1.54871413727877-8.33237536424553i" calcext:value-type="string">
            <text:p>1.54871413727877-8.33237536424553i</text:p>
          </table:table-cell>
          <table:table-cell table:formula="of:=COMPLEX(0;-1000000000/6.284/[.$F$12]/[.B199]+6.284*[.F$14]*[.B199]*0.001)" office:value-type="string" office:string-value="8.91112088558821i" calcext:value-type="string">
            <text:p>8.91112088558821i</text:p>
          </table:table-cell>
          <table:table-cell table:formula="of:=IMSUM([.G199];[.H199])" office:value-type="string" office:string-value="1.54871413727877+0.578745521342679i" calcext:value-type="string">
            <text:p>1.54871413727877+0.578745521342679i</text:p>
          </table:table-cell>
          <table:table-cell table:formula="of:=300000/[.B199]" office:value-type="float" office:value="41.2739905069822" calcext:value-type="float">
            <text:p>41.273990507</text:p>
          </table:table-cell>
          <table:table-cell table:formula="of:=[.$C$1]/[.J199]*2*PI()" office:value-type="float" office:value="0" calcext:value-type="float">
            <text:p>0</text:p>
          </table:table-cell>
          <table:table-cell table:formula="of:=COMPLEX(0;TAN([.K199]))" office:value-type="string" office:string-value="0" calcext:value-type="string">
            <text:p>0</text:p>
          </table:table-cell>
          <table:table-cell table:formula="of:=IMPRODUCT(IMDIV(IMSUB([.I199];[.$C$2]); IMSUM([.I199]; [.$C$2])); 1-[.$F$1])" office:value-type="string" office:string-value="-0.939668105324526+0.0217769588948096i" calcext:value-type="string">
            <text:p>-0.939668105324526+0.0217769588948096i</text:p>
          </table:table-cell>
          <table:table-cell table:formula="of:=IMDIV(IMSUM(1;[.M199]);IMSUB(1;[.M199]))" office:value-type="string" office:string-value="0.0309742827455758+0.0115749104268536i" calcext:value-type="string">
            <text:p>0.0309742827455758+0.0115749104268536i</text:p>
          </table:table-cell>
          <table:table-cell table:formula="of:=IMSUM([.N199];[.L199])" office:value-type="string" office:string-value="0.0309742827455758+0.0115749104268536i" calcext:value-type="string">
            <text:p>0.0309742827455758+0.0115749104268536i</text:p>
          </table:table-cell>
          <table:table-cell table:formula="of:=IMSUM(1;IMPRODUCT([.L199];[.N199]))" office:value-type="string" office:string-value="1" calcext:value-type="string">
            <text:p>1</text:p>
          </table:table-cell>
          <table:table-cell table:formula="of:=IMPRODUCT([.$C$2];[.O199];IMDIV(1;[.P199]))" office:value-type="string" office:string-value="1.54871413727879+0.57874552134268i" calcext:value-type="string">
            <text:p>1.54871413727879+0.57874552134268i</text:p>
          </table:table-cell>
          <table:table-cell table:formula="of:=IMDIV(IMPRODUCT([.Q199];[.$F$10]);IMSUM([.Q199];[.$F$10]))" office:value-type="string" office:string-value="1.54871207370978+0.578743728722115i" calcext:value-type="string">
            <text:p>1.54871207370978+0.578743728722115i</text:p>
          </table:table-cell>
          <table:table-cell table:formula="of:=[.B199]" office:value-type="float" office:value="7268.5" calcext:value-type="float">
            <text:p>7268.5</text:p>
          </table:table-cell>
          <table:table-cell table:formula="of:=IMREAL([.R199])" office:value-type="float" office:value="1.54871207370978" calcext:value-type="float">
            <text:p>1.5487120737</text:p>
          </table:table-cell>
          <table:table-cell table:formula="of:=IMAGINARY([.R199])" office:value-type="float" office:value="0.578743728722115" calcext:value-type="float">
            <text:p>0.5787437287</text:p>
          </table:table-cell>
          <table:table-cell table:formula="of:=IMABS([.R199])" office:value-type="float" office:value="1.6533158774988" calcext:value-type="float">
            <text:p>1.6533158775</text:p>
          </table:table-cell>
        </table:table-row>
        <table:table-row table:style-name="ro1">
          <table:table-cell/>
          <table:table-cell table:formula="of:=[.B199]+[.$C$11]" office:value-type="float" office:value="7270" calcext:value-type="float">
            <text:p>7270</text:p>
          </table:table-cell>
          <table:table-cell table:formula="of:=COMPLEX([.$C$3]/1000;6.284*[.B200]*[.$C$4]/1000)" office:value-type="string" office:string-value="1.3+194.15989i" calcext:value-type="string">
            <text:p>1.3+194.15989i</text:p>
          </table:table-cell>
          <table:table-cell table:formula="of:=COMPLEX(0;-1/6.284/[.B200]/[.$C$5]*1000000000)" office:value-type="string" office:string-value="-187.086974167457i" calcext:value-type="string">
            <text:p>-187.086974167457i</text:p>
          </table:table-cell>
          <table:table-cell table:formula="of:=IMSUM([.C200];[.D200])" office:value-type="string" office:string-value="1.3+7.072915832543i" calcext:value-type="string">
            <text:p>1.3+7.072915832543i</text:p>
          </table:table-cell>
          <table:table-cell table:formula="of:=COMPLEX(0; 6.284*[.B200]*[.$C$6]/1000)" office:value-type="string" office:string-value="7.7663956i" calcext:value-type="string">
            <text:p>7.7663956i</text:p>
          </table:table-cell>
          <table:table-cell table:formula="of:=IMDIV(IMPRODUCT(-1;[.F200];[.F200]);[.E200])" office:value-type="string" office:string-value="1.51619926130197-8.24919212350208i" calcext:value-type="string">
            <text:p>1.51619926130197-8.24919212350208i</text:p>
          </table:table-cell>
          <table:table-cell table:formula="of:=COMPLEX(0;-1000000000/6.284/[.$F$12]/[.B200]+6.284*[.F$14]*[.B200]*0.001)" office:value-type="string" office:string-value="8.92624732706987i" calcext:value-type="string">
            <text:p>8.92624732706987i</text:p>
          </table:table-cell>
          <table:table-cell table:formula="of:=IMSUM([.G200];[.H200])" office:value-type="string" office:string-value="1.51619926130197+0.677055203567789i" calcext:value-type="string">
            <text:p>1.51619926130197+0.677055203567789i</text:p>
          </table:table-cell>
          <table:table-cell table:formula="of:=300000/[.B200]" office:value-type="float" office:value="41.2654745529574" calcext:value-type="float">
            <text:p>41.265474553</text:p>
          </table:table-cell>
          <table:table-cell table:formula="of:=[.$C$1]/[.J200]*2*PI()" office:value-type="float" office:value="0" calcext:value-type="float">
            <text:p>0</text:p>
          </table:table-cell>
          <table:table-cell table:formula="of:=COMPLEX(0;TAN([.K200]))" office:value-type="string" office:string-value="0" calcext:value-type="string">
            <text:p>0</text:p>
          </table:table-cell>
          <table:table-cell table:formula="of:=IMPRODUCT(IMDIV(IMSUB([.I200];[.$C$2]); IMSUM([.I200]; [.$C$2])); 1-[.$F$1])" office:value-type="string" office:string-value="-0.9408017614773+0.0255071210715037i" calcext:value-type="string">
            <text:p>-0.9408017614773+0.0255071210715037i</text:p>
          </table:table-cell>
          <table:table-cell table:formula="of:=IMDIV(IMSUM(1;[.M200]);IMSUB(1;[.M200]))" office:value-type="string" office:string-value="0.03032398522604+0.0135411040713558i" calcext:value-type="string">
            <text:p>0.03032398522604+0.0135411040713558i</text:p>
          </table:table-cell>
          <table:table-cell table:formula="of:=IMSUM([.N200];[.L200])" office:value-type="string" office:string-value="0.03032398522604+0.0135411040713558i" calcext:value-type="string">
            <text:p>0.03032398522604+0.0135411040713558i</text:p>
          </table:table-cell>
          <table:table-cell table:formula="of:=IMSUM(1;IMPRODUCT([.L200];[.N200]))" office:value-type="string" office:string-value="1" calcext:value-type="string">
            <text:p>1</text:p>
          </table:table-cell>
          <table:table-cell table:formula="of:=IMPRODUCT([.$C$2];[.O200];IMDIV(1;[.P200]))" office:value-type="string" office:string-value="1.516199261302+0.67705520356779i" calcext:value-type="string">
            <text:p>1.516199261302+0.67705520356779i</text:p>
          </table:table-cell>
          <table:table-cell table:formula="of:=IMDIV(IMPRODUCT([.Q200];[.$F$10]);IMSUM([.Q200];[.$F$10]))" office:value-type="string" office:string-value="1.51619742084511+0.677053150468898i" calcext:value-type="string">
            <text:p>1.51619742084511+0.677053150468898i</text:p>
          </table:table-cell>
          <table:table-cell table:formula="of:=[.B200]" office:value-type="float" office:value="7270" calcext:value-type="float">
            <text:p>7270</text:p>
          </table:table-cell>
          <table:table-cell table:formula="of:=IMREAL([.R200])" office:value-type="float" office:value="1.51619742084511" calcext:value-type="float">
            <text:p>1.5161974208</text:p>
          </table:table-cell>
          <table:table-cell table:formula="of:=IMAGINARY([.R200])" office:value-type="float" office:value="0.677053150468898" calcext:value-type="float">
            <text:p>0.6770531505</text:p>
          </table:table-cell>
          <table:table-cell table:formula="of:=IMABS([.R200])" office:value-type="float" office:value="1.66049859606602" calcext:value-type="float">
            <text:p>1.6604985961</text:p>
          </table:table-cell>
        </table:table-row>
        <table:table-row table:style-name="ro1">
          <table:table-cell/>
          <table:table-cell table:formula="of:=[.B200]+[.$C$11]" office:value-type="float" office:value="7271.5" calcext:value-type="float">
            <text:p>7271.5</text:p>
          </table:table-cell>
          <table:table-cell table:formula="of:=COMPLEX([.$C$3]/1000;6.284*[.B201]*[.$C$4]/1000)" office:value-type="string" office:string-value="1.3+194.1999505i" calcext:value-type="string">
            <text:p>1.3+194.1999505i</text:p>
          </table:table-cell>
          <table:table-cell table:formula="of:=COMPLEX(0;-1/6.284/[.B201]/[.$C$5]*1000000000)" office:value-type="string" office:string-value="-187.048380966432i" calcext:value-type="string">
            <text:p>-187.048380966432i</text:p>
          </table:table-cell>
          <table:table-cell table:formula="of:=IMSUM([.C201];[.D201])" office:value-type="string" office:string-value="1.3+7.15156953356799i" calcext:value-type="string">
            <text:p>1.3+7.15156953356799i</text:p>
          </table:table-cell>
          <table:table-cell table:formula="of:=COMPLEX(0; 6.284*[.B201]*[.$C$6]/1000)" office:value-type="string" office:string-value="7.76799802i" calcext:value-type="string">
            <text:p>7.76799802i</text:p>
          </table:table-cell>
          <table:table-cell table:formula="of:=IMDIV(IMPRODUCT(-1;[.F201];[.F201]);[.E201])" office:value-type="string" office:string-value="1.48470540752119-8.1676722759632i" calcext:value-type="string">
            <text:p>1.48470540752119-8.1676722759632i</text:p>
          </table:table-cell>
          <table:table-cell table:formula="of:=COMPLEX(0;-1000000000/6.284/[.$F$12]/[.B201]+6.284*[.F$14]*[.B201]*0.001)" office:value-type="string" office:string-value="8.94137102783441i" calcext:value-type="string">
            <text:p>8.94137102783441i</text:p>
          </table:table-cell>
          <table:table-cell table:formula="of:=IMSUM([.G201];[.H201])" office:value-type="string" office:string-value="1.48470540752119+0.77369875187121i" calcext:value-type="string">
            <text:p>1.48470540752119+0.77369875187121i</text:p>
          </table:table-cell>
          <table:table-cell table:formula="of:=300000/[.B201]" office:value-type="float" office:value="41.2569621123565" calcext:value-type="float">
            <text:p>41.2569621124</text:p>
          </table:table-cell>
          <table:table-cell table:formula="of:=[.$C$1]/[.J201]*2*PI()" office:value-type="float" office:value="0" calcext:value-type="float">
            <text:p>0</text:p>
          </table:table-cell>
          <table:table-cell table:formula="of:=COMPLEX(0;TAN([.K201]))" office:value-type="string" office:string-value="0" calcext:value-type="string">
            <text:p>0</text:p>
          </table:table-cell>
          <table:table-cell table:formula="of:=IMPRODUCT(IMDIV(IMSUB([.I201];[.$C$2]); IMSUM([.I201]; [.$C$2])); 1-[.$F$1])" office:value-type="string" office:string-value="-0.94188586710295+0.029182155355878i" calcext:value-type="string">
            <text:p>-0.94188586710295+0.029182155355878i</text:p>
          </table:table-cell>
          <table:table-cell table:formula="of:=IMDIV(IMSUM(1;[.M201]);IMSUB(1;[.M201]))" office:value-type="string" office:string-value="0.029694108150424+0.0154739750374242i" calcext:value-type="string">
            <text:p>0.029694108150424+0.0154739750374242i</text:p>
          </table:table-cell>
          <table:table-cell table:formula="of:=IMSUM([.N201];[.L201])" office:value-type="string" office:string-value="0.029694108150424+0.0154739750374242i" calcext:value-type="string">
            <text:p>0.029694108150424+0.0154739750374242i</text:p>
          </table:table-cell>
          <table:table-cell table:formula="of:=IMSUM(1;IMPRODUCT([.L201];[.N201]))" office:value-type="string" office:string-value="1" calcext:value-type="string">
            <text:p>1</text:p>
          </table:table-cell>
          <table:table-cell table:formula="of:=IMPRODUCT([.$C$2];[.O201];IMDIV(1;[.P201]))" office:value-type="string" office:string-value="1.4847054075212+0.77369875187121i" calcext:value-type="string">
            <text:p>1.4847054075212+0.77369875187121i</text:p>
          </table:table-cell>
          <table:table-cell table:formula="of:=IMDIV(IMPRODUCT([.Q201];[.$F$10]);IMSUM([.Q201];[.$F$10]))" office:value-type="string" office:string-value="1.48470380177981+0.773696454444122i" calcext:value-type="string">
            <text:p>1.48470380177981+0.773696454444122i</text:p>
          </table:table-cell>
          <table:table-cell table:formula="of:=[.B201]" office:value-type="float" office:value="7271.5" calcext:value-type="float">
            <text:p>7271.5</text:p>
          </table:table-cell>
          <table:table-cell table:formula="of:=IMREAL([.R201])" office:value-type="float" office:value="1.48470380177981" calcext:value-type="float">
            <text:p>1.4847038018</text:p>
          </table:table-cell>
          <table:table-cell table:formula="of:=IMAGINARY([.R201])" office:value-type="float" office:value="0.773696454444122" calcext:value-type="float">
            <text:p>0.7736964544</text:p>
          </table:table-cell>
          <table:table-cell table:formula="of:=IMABS([.R201])" office:value-type="float" office:value="1.67420177476875" calcext:value-type="float">
            <text:p>1.6742017748</text:p>
          </table:table-cell>
        </table:table-row>
        <table:table-row table:style-name="ro1">
          <table:table-cell/>
          <table:table-cell table:formula="of:=[.B201]+[.$C$11]" office:value-type="float" office:value="7273" calcext:value-type="float">
            <text:p>7273</text:p>
          </table:table-cell>
          <table:table-cell table:formula="of:=COMPLEX([.$C$3]/1000;6.284*[.B202]*[.$C$4]/1000)" office:value-type="string" office:string-value="1.3+194.240011i" calcext:value-type="string">
            <text:p>1.3+194.240011i</text:p>
          </table:table-cell>
          <table:table-cell table:formula="of:=COMPLEX(0;-1/6.284/[.B202]/[.$C$5]*1000000000)" office:value-type="string" office:string-value="-187.009803684506i" calcext:value-type="string">
            <text:p>-187.009803684506i</text:p>
          </table:table-cell>
          <table:table-cell table:formula="of:=IMSUM([.C202];[.D202])" office:value-type="string" office:string-value="1.3+7.230207315494i" calcext:value-type="string">
            <text:p>1.3+7.230207315494i</text:p>
          </table:table-cell>
          <table:table-cell table:formula="of:=COMPLEX(0; 6.284*[.B202]*[.$C$6]/1000)" office:value-type="string" office:string-value="7.76960044i" calcext:value-type="string">
            <text:p>7.76960044i</text:p>
          </table:table-cell>
          <table:table-cell table:formula="of:=IMDIV(IMPRODUCT(-1;[.F202];[.F202]);[.E202])" office:value-type="string" office:string-value="1.4541905436443-8.0877685436763i" calcext:value-type="string">
            <text:p>1.4541905436443-8.0877685436763i</text:p>
          </table:table-cell>
          <table:table-cell table:formula="of:=COMPLEX(0;-1000000000/6.284/[.$F$12]/[.B202]+6.284*[.F$14]*[.B202]*0.001)" office:value-type="string" office:string-value="8.95649198957761i" calcext:value-type="string">
            <text:p>8.95649198957761i</text:p>
          </table:table-cell>
          <table:table-cell table:formula="of:=IMSUM([.G202];[.H202])" office:value-type="string" office:string-value="1.4541905436443+0.868723445901312i" calcext:value-type="string">
            <text:p>1.4541905436443+0.868723445901312i</text:p>
          </table:table-cell>
          <table:table-cell table:formula="of:=300000/[.B202]" office:value-type="float" office:value="41.2484531830056" calcext:value-type="float">
            <text:p>41.248453183</text:p>
          </table:table-cell>
          <table:table-cell table:formula="of:=[.$C$1]/[.J202]*2*PI()" office:value-type="float" office:value="0" calcext:value-type="float">
            <text:p>0</text:p>
          </table:table-cell>
          <table:table-cell table:formula="of:=COMPLEX(0;TAN([.K202]))" office:value-type="string" office:string-value="0" calcext:value-type="string">
            <text:p>0</text:p>
          </table:table-cell>
          <table:table-cell table:formula="of:=IMPRODUCT(IMDIV(IMSUB([.I202];[.$C$2]); IMSUM([.I202]; [.$C$2])); 1-[.$F$1])" office:value-type="string" office:string-value="-0.942922472035686+0.0328032039216371i" calcext:value-type="string">
            <text:p>-0.942922472035686+0.0328032039216371i</text:p>
          </table:table-cell>
          <table:table-cell table:formula="of:=IMDIV(IMSUM(1;[.M202]);IMSUB(1;[.M202]))" office:value-type="string" office:string-value="0.0290838108728858+0.0173744689180262i" calcext:value-type="string">
            <text:p>0.0290838108728858+0.0173744689180262i</text:p>
          </table:table-cell>
          <table:table-cell table:formula="of:=IMSUM([.N202];[.L202])" office:value-type="string" office:string-value="0.0290838108728858+0.0173744689180262i" calcext:value-type="string">
            <text:p>0.0290838108728858+0.0173744689180262i</text:p>
          </table:table-cell>
          <table:table-cell table:formula="of:=IMSUM(1;IMPRODUCT([.L202];[.N202]))" office:value-type="string" office:string-value="1" calcext:value-type="string">
            <text:p>1</text:p>
          </table:table-cell>
          <table:table-cell table:formula="of:=IMPRODUCT([.$C$2];[.O202];IMDIV(1;[.P202]))" office:value-type="string" office:string-value="1.45419054364429+0.868723445901311i" calcext:value-type="string">
            <text:p>1.45419054364429+0.868723445901311i</text:p>
          </table:table-cell>
          <table:table-cell table:formula="of:=IMDIV(IMPRODUCT([.Q202];[.$F$10]);IMSUM([.Q202];[.$F$10]))" office:value-type="string" office:string-value="1.45418918365301+0.868720919324803i" calcext:value-type="string">
            <text:p>1.45418918365301+0.868720919324803i</text:p>
          </table:table-cell>
          <table:table-cell table:formula="of:=[.B202]" office:value-type="float" office:value="7273" calcext:value-type="float">
            <text:p>7273</text:p>
          </table:table-cell>
          <table:table-cell table:formula="of:=IMREAL([.R202])" office:value-type="float" office:value="1.45418918365301" calcext:value-type="float">
            <text:p>1.4541891837</text:p>
          </table:table-cell>
          <table:table-cell table:formula="of:=IMAGINARY([.R202])" office:value-type="float" office:value="0.868720919324803" calcext:value-type="float">
            <text:p>0.8687209193</text:p>
          </table:table-cell>
          <table:table-cell table:formula="of:=IMABS([.R202])" office:value-type="float" office:value="1.69391328512588" calcext:value-type="float">
            <text:p>1.6939132851</text:p>
          </table:table-cell>
        </table:table-row>
        <table:table-row table:style-name="ro1">
          <table:table-cell/>
          <table:table-cell table:formula="of:=[.B202]+[.$C$11]" office:value-type="float" office:value="7274.5" calcext:value-type="float">
            <text:p>7274.5</text:p>
          </table:table-cell>
          <table:table-cell table:formula="of:=COMPLEX([.$C$3]/1000;6.284*[.B203]*[.$C$4]/1000)" office:value-type="string" office:string-value="1.3+194.2800715i" calcext:value-type="string">
            <text:p>1.3+194.2800715i</text:p>
          </table:table-cell>
          <table:table-cell table:formula="of:=COMPLEX(0;-1/6.284/[.B203]/[.$C$5]*1000000000)" office:value-type="string" office:string-value="-186.971242311831i" calcext:value-type="string">
            <text:p>-186.971242311831i</text:p>
          </table:table-cell>
          <table:table-cell table:formula="of:=IMSUM([.C203];[.D203])" office:value-type="string" office:string-value="1.3+7.308829188169i" calcext:value-type="string">
            <text:p>1.3+7.308829188169i</text:p>
          </table:table-cell>
          <table:table-cell table:formula="of:=COMPLEX(0; 6.284*[.B203]*[.$C$6]/1000)" office:value-type="string" office:string-value="7.77120286i" calcext:value-type="string">
            <text:p>7.77120286i</text:p>
          </table:table-cell>
          <table:table-cell table:formula="of:=IMDIV(IMPRODUCT(-1;[.F203];[.F203]);[.E203])" office:value-type="string" office:string-value="1.42461475815965-8.00943532794887i" calcext:value-type="string">
            <text:p>1.42461475815965-8.00943532794887i</text:p>
          </table:table-cell>
          <table:table-cell table:formula="of:=COMPLEX(0;-1000000000/6.284/[.$F$12]/[.B203]+6.284*[.F$14]*[.B203]*0.001)" office:value-type="string" office:string-value="8.97161021399381i" calcext:value-type="string">
            <text:p>8.97161021399381i</text:p>
          </table:table-cell>
          <table:table-cell table:formula="of:=IMSUM([.G203];[.H203])" office:value-type="string" office:string-value="1.42461475815965+0.96217488604494i" calcext:value-type="string">
            <text:p>1.42461475815965+0.96217488604494i</text:p>
          </table:table-cell>
          <table:table-cell table:formula="of:=300000/[.B203]" office:value-type="float" office:value="41.2399477627328" calcext:value-type="float">
            <text:p>41.2399477627</text:p>
          </table:table-cell>
          <table:table-cell table:formula="of:=[.$C$1]/[.J203]*2*PI()" office:value-type="float" office:value="0" calcext:value-type="float">
            <text:p>0</text:p>
          </table:table-cell>
          <table:table-cell table:formula="of:=COMPLEX(0;TAN([.K203]))" office:value-type="string" office:string-value="0" calcext:value-type="string">
            <text:p>0</text:p>
          </table:table-cell>
          <table:table-cell table:formula="of:=IMPRODUCT(IMDIV(IMSUB([.I203];[.$C$2]); IMSUM([.I203]; [.$C$2])); 1-[.$F$1])" office:value-type="string" office:string-value="-0.943913529172286+0.0363713911559403i" calcext:value-type="string">
            <text:p>-0.943913529172286+0.0363713911559403i</text:p>
          </table:table-cell>
          <table:table-cell table:formula="of:=IMDIV(IMSUM(1;[.M203]);IMSUB(1;[.M203]))" office:value-type="string" office:string-value="0.0284922951631919+0.0192434977208988i" calcext:value-type="string">
            <text:p>0.0284922951631919+0.0192434977208988i</text:p>
          </table:table-cell>
          <table:table-cell table:formula="of:=IMSUM([.N203];[.L203])" office:value-type="string" office:string-value="0.0284922951631919+0.0192434977208988i" calcext:value-type="string">
            <text:p>0.0284922951631919+0.0192434977208988i</text:p>
          </table:table-cell>
          <table:table-cell table:formula="of:=IMSUM(1;IMPRODUCT([.L203];[.N203]))" office:value-type="string" office:string-value="1" calcext:value-type="string">
            <text:p>1</text:p>
          </table:table-cell>
          <table:table-cell table:formula="of:=IMPRODUCT([.$C$2];[.O203];IMDIV(1;[.P203]))" office:value-type="string" office:string-value="1.4246147581596+0.96217488604494i" calcext:value-type="string">
            <text:p>1.4246147581596+0.96217488604494i</text:p>
          </table:table-cell>
          <table:table-cell table:formula="of:=IMDIV(IMPRODUCT([.Q203];[.$F$10]);IMSUM([.Q203];[.$F$10]))" office:value-type="string" office:string-value="1.42461365441073+0.962172144590079i" calcext:value-type="string">
            <text:p>1.42461365441073+0.962172144590079i</text:p>
          </table:table-cell>
          <table:table-cell table:formula="of:=[.B203]" office:value-type="float" office:value="7274.5" calcext:value-type="float">
            <text:p>7274.5</text:p>
          </table:table-cell>
          <table:table-cell table:formula="of:=IMREAL([.R203])" office:value-type="float" office:value="1.42461365441073" calcext:value-type="float">
            <text:p>1.4246136544</text:p>
          </table:table-cell>
          <table:table-cell table:formula="of:=IMAGINARY([.R203])" office:value-type="float" office:value="0.962172144590079" calcext:value-type="float">
            <text:p>0.9621721446</text:p>
          </table:table-cell>
          <table:table-cell table:formula="of:=IMABS([.R203])" office:value-type="float" office:value="1.71909839746263" calcext:value-type="float">
            <text:p>1.7190983975</text:p>
          </table:table-cell>
        </table:table-row>
        <table:table-row table:style-name="ro1">
          <table:table-cell/>
          <table:table-cell table:formula="of:=[.B203]+[.$C$11]" office:value-type="float" office:value="7276" calcext:value-type="float">
            <text:p>7276</text:p>
          </table:table-cell>
          <table:table-cell table:formula="of:=COMPLEX([.$C$3]/1000;6.284*[.B204]*[.$C$4]/1000)" office:value-type="string" office:string-value="1.3+194.320132i" calcext:value-type="string">
            <text:p>1.3+194.320132i</text:p>
          </table:table-cell>
          <table:table-cell table:formula="of:=COMPLEX(0;-1/6.284/[.B204]/[.$C$5]*1000000000)" office:value-type="string" office:string-value="-186.932696838567i" calcext:value-type="string">
            <text:p>-186.932696838567i</text:p>
          </table:table-cell>
          <table:table-cell table:formula="of:=IMSUM([.C204];[.D204])" office:value-type="string" office:string-value="1.3+7.38743516143299i" calcext:value-type="string">
            <text:p>1.3+7.38743516143299i</text:p>
          </table:table-cell>
          <table:table-cell table:formula="of:=COMPLEX(0; 6.284*[.B204]*[.$C$6]/1000)" office:value-type="string" office:string-value="7.77280528i" calcext:value-type="string">
            <text:p>7.77280528i</text:p>
          </table:table-cell>
          <table:table-cell table:formula="of:=IMDIV(IMPRODUCT(-1;[.F204];[.F204]);[.E204])" office:value-type="string" office:string-value="1.39594013457689-7.93262864109911i" calcext:value-type="string">
            <text:p>1.39594013457689-7.93262864109911i</text:p>
          </table:table-cell>
          <table:table-cell table:formula="of:=COMPLEX(0;-1000000000/6.284/[.$F$12]/[.B204]+6.284*[.F$14]*[.B204]*0.001)" office:value-type="string" office:string-value="8.98672570277596i" calcext:value-type="string">
            <text:p>8.98672570277596i</text:p>
          </table:table-cell>
          <table:table-cell table:formula="of:=IMSUM([.G204];[.H204])" office:value-type="string" office:string-value="1.39594013457689+1.05409706167685i" calcext:value-type="string">
            <text:p>1.39594013457689+1.05409706167685i</text:p>
          </table:table-cell>
          <table:table-cell table:formula="of:=300000/[.B204]" office:value-type="float" office:value="41.2314458493678" calcext:value-type="float">
            <text:p>41.2314458494</text:p>
          </table:table-cell>
          <table:table-cell table:formula="of:=[.$C$1]/[.J204]*2*PI()" office:value-type="float" office:value="0" calcext:value-type="float">
            <text:p>0</text:p>
          </table:table-cell>
          <table:table-cell table:formula="of:=COMPLEX(0;TAN([.K204]))" office:value-type="string" office:string-value="0" calcext:value-type="string">
            <text:p>0</text:p>
          </table:table-cell>
          <table:table-cell table:formula="of:=IMPRODUCT(IMDIV(IMSUB([.I204];[.$C$2]); IMSUM([.I204]; [.$C$2])); 1-[.$F$1])" office:value-type="string" office:string-value="-0.944860899544126+0.0398878229333227i" calcext:value-type="string">
            <text:p>-0.944860899544126+0.0398878229333227i</text:p>
          </table:table-cell>
          <table:table-cell table:formula="of:=IMDIV(IMSUM(1;[.M204]);IMSUB(1;[.M204]))" office:value-type="string" office:string-value="0.0279188026915381+0.021081941233537i" calcext:value-type="string">
            <text:p>0.0279188026915381+0.021081941233537i</text:p>
          </table:table-cell>
          <table:table-cell table:formula="of:=IMSUM([.N204];[.L204])" office:value-type="string" office:string-value="0.0279188026915381+0.021081941233537i" calcext:value-type="string">
            <text:p>0.0279188026915381+0.021081941233537i</text:p>
          </table:table-cell>
          <table:table-cell table:formula="of:=IMSUM(1;IMPRODUCT([.L204];[.N204]))" office:value-type="string" office:string-value="1" calcext:value-type="string">
            <text:p>1</text:p>
          </table:table-cell>
          <table:table-cell table:formula="of:=IMPRODUCT([.$C$2];[.O204];IMDIV(1;[.P204]))" office:value-type="string" office:string-value="1.39594013457691+1.05409706167685i" calcext:value-type="string">
            <text:p>1.39594013457691+1.05409706167685i</text:p>
          </table:table-cell>
          <table:table-cell table:formula="of:=IMDIV(IMPRODUCT([.Q204];[.$F$10]);IMSUM([.Q204];[.$F$10]))" office:value-type="string" office:string-value="1.39593929704591+1.05409411876612i" calcext:value-type="string">
            <text:p>1.39593929704591+1.05409411876612i</text:p>
          </table:table-cell>
          <table:table-cell table:formula="of:=[.B204]" office:value-type="float" office:value="7276" calcext:value-type="float">
            <text:p>7276</text:p>
          </table:table-cell>
          <table:table-cell table:formula="of:=IMREAL([.R204])" office:value-type="float" office:value="1.39593929704591" calcext:value-type="float">
            <text:p>1.395939297</text:p>
          </table:table-cell>
          <table:table-cell table:formula="of:=IMAGINARY([.R204])" office:value-type="float" office:value="1.05409411876612" calcext:value-type="float">
            <text:p>1.0540941188</text:p>
          </table:table-cell>
          <table:table-cell table:formula="of:=IMABS([.R204])" office:value-type="float" office:value="1.74921723415199" calcext:value-type="float">
            <text:p>1.7492172342</text:p>
          </table:table-cell>
        </table:table-row>
        <table:table-row table:style-name="ro1">
          <table:table-cell/>
          <table:table-cell table:formula="of:=[.B204]+[.$C$11]" office:value-type="float" office:value="7277.5" calcext:value-type="float">
            <text:p>7277.5</text:p>
          </table:table-cell>
          <table:table-cell table:formula="of:=COMPLEX([.$C$3]/1000;6.284*[.B205]*[.$C$4]/1000)" office:value-type="string" office:string-value="1.3+194.3601925i" calcext:value-type="string">
            <text:p>1.3+194.3601925i</text:p>
          </table:table-cell>
          <table:table-cell table:formula="of:=COMPLEX(0;-1/6.284/[.B205]/[.$C$5]*1000000000)" office:value-type="string" office:string-value="-186.894167254883i" calcext:value-type="string">
            <text:p>-186.894167254883i</text:p>
          </table:table-cell>
          <table:table-cell table:formula="of:=IMSUM([.C205];[.D205])" office:value-type="string" office:string-value="1.3+7.46602524511701i" calcext:value-type="string">
            <text:p>1.3+7.46602524511701i</text:p>
          </table:table-cell>
          <table:table-cell table:formula="of:=COMPLEX(0; 6.284*[.B205]*[.$C$6]/1000)" office:value-type="string" office:string-value="7.7744077i" calcext:value-type="string">
            <text:p>7.7744077i</text:p>
          </table:table-cell>
          <table:table-cell table:formula="of:=IMDIV(IMPRODUCT(-1;[.F205];[.F205]);[.E205])" office:value-type="string" office:string-value="1.36813063418138-7.85730604108935i" calcext:value-type="string">
            <text:p>1.36813063418138-7.85730604108935i</text:p>
          </table:table-cell>
          <table:table-cell table:formula="of:=COMPLEX(0;-1000000000/6.284/[.$F$12]/[.B205]+6.284*[.F$14]*[.B205]*0.001)" office:value-type="string" office:string-value="9.00183845761566i" calcext:value-type="string">
            <text:p>9.00183845761566i</text:p>
          </table:table-cell>
          <table:table-cell table:formula="of:=IMSUM([.G205];[.H205])" office:value-type="string" office:string-value="1.36813063418138+1.14453241652631i" calcext:value-type="string">
            <text:p>1.36813063418138+1.14453241652631i</text:p>
          </table:table-cell>
          <table:table-cell table:formula="of:=300000/[.B205]" office:value-type="float" office:value="41.222947440742" calcext:value-type="float">
            <text:p>41.2229474407</text:p>
          </table:table-cell>
          <table:table-cell table:formula="of:=[.$C$1]/[.J205]*2*PI()" office:value-type="float" office:value="0" calcext:value-type="float">
            <text:p>0</text:p>
          </table:table-cell>
          <table:table-cell table:formula="of:=COMPLEX(0;TAN([.K205]))" office:value-type="string" office:string-value="0" calcext:value-type="string">
            <text:p>0</text:p>
          </table:table-cell>
          <table:table-cell table:formula="of:=IMPRODUCT(IMDIV(IMSUB([.I205];[.$C$2]); IMSUM([.I205]; [.$C$2])); 1-[.$F$1])" office:value-type="string" office:string-value="-0.945766357105976+0.0433535860308728i" calcext:value-type="string">
            <text:p>-0.945766357105976+0.0433535860308728i</text:p>
          </table:table-cell>
          <table:table-cell table:formula="of:=IMDIV(IMSUM(1;[.M205]);IMSUB(1;[.M205]))" office:value-type="string" office:string-value="0.0273626126836277+0.0228906483305261i" calcext:value-type="string">
            <text:p>0.0273626126836277+0.0228906483305261i</text:p>
          </table:table-cell>
          <table:table-cell table:formula="of:=IMSUM([.N205];[.L205])" office:value-type="string" office:string-value="0.0273626126836277+0.0228906483305261i" calcext:value-type="string">
            <text:p>0.0273626126836277+0.0228906483305261i</text:p>
          </table:table-cell>
          <table:table-cell table:formula="of:=IMSUM(1;IMPRODUCT([.L205];[.N205]))" office:value-type="string" office:string-value="1" calcext:value-type="string">
            <text:p>1</text:p>
          </table:table-cell>
          <table:table-cell table:formula="of:=IMPRODUCT([.$C$2];[.O205];IMDIV(1;[.P205]))" office:value-type="string" office:string-value="1.36813063418139+1.14453241652631i" calcext:value-type="string">
            <text:p>1.36813063418139+1.14453241652631i</text:p>
          </table:table-cell>
          <table:table-cell table:formula="of:=IMDIV(IMPRODUCT([.Q205];[.$F$10]);IMSUM([.Q205];[.$F$10]))" office:value-type="string" office:string-value="1.36813007235104+1.14452928478839i" calcext:value-type="string">
            <text:p>1.36813007235104+1.14452928478839i</text:p>
          </table:table-cell>
          <table:table-cell table:formula="of:=[.B205]" office:value-type="float" office:value="7277.5" calcext:value-type="float">
            <text:p>7277.5</text:p>
          </table:table-cell>
          <table:table-cell table:formula="of:=IMREAL([.R205])" office:value-type="float" office:value="1.36813007235104" calcext:value-type="float">
            <text:p>1.3681300724</text:p>
          </table:table-cell>
          <table:table-cell table:formula="of:=IMAGINARY([.R205])" office:value-type="float" office:value="1.14452928478839" calcext:value-type="float">
            <text:p>1.1445292848</text:p>
          </table:table-cell>
          <table:table-cell table:formula="of:=IMABS([.R205])" office:value-type="float" office:value="1.78373966110794" calcext:value-type="float">
            <text:p>1.7837396611</text:p>
          </table:table-cell>
        </table:table-row>
        <table:table-row table:style-name="ro1">
          <table:table-cell/>
          <table:table-cell table:formula="of:=[.B205]+[.$C$11]" office:value-type="float" office:value="7279" calcext:value-type="float">
            <text:p>7279</text:p>
          </table:table-cell>
          <table:table-cell table:formula="of:=COMPLEX([.$C$3]/1000;6.284*[.B206]*[.$C$4]/1000)" office:value-type="string" office:string-value="1.3+194.400253i" calcext:value-type="string">
            <text:p>1.3+194.400253i</text:p>
          </table:table-cell>
          <table:table-cell table:formula="of:=COMPLEX(0;-1/6.284/[.B206]/[.$C$5]*1000000000)" office:value-type="string" office:string-value="-186.855653550957i" calcext:value-type="string">
            <text:p>-186.855653550957i</text:p>
          </table:table-cell>
          <table:table-cell table:formula="of:=IMSUM([.C206];[.D206])" office:value-type="string" office:string-value="1.3+7.54459944904301i" calcext:value-type="string">
            <text:p>1.3+7.54459944904301i</text:p>
          </table:table-cell>
          <table:table-cell table:formula="of:=COMPLEX(0; 6.284*[.B206]*[.$C$6]/1000)" office:value-type="string" office:string-value="7.77601012i" calcext:value-type="string">
            <text:p>7.77601012i</text:p>
          </table:table-cell>
          <table:table-cell table:formula="of:=IMDIV(IMPRODUCT(-1;[.F206];[.F206]);[.E206])" office:value-type="string" office:string-value="1.34115198665779-7.78342656893945i" calcext:value-type="string">
            <text:p>1.34115198665779-7.78342656893945i</text:p>
          </table:table-cell>
          <table:table-cell table:formula="of:=COMPLEX(0;-1000000000/6.284/[.$F$12]/[.B206]+6.284*[.F$14]*[.B206]*0.001)" office:value-type="string" office:string-value="9.01694848020304i" calcext:value-type="string">
            <text:p>9.01694848020304i</text:p>
          </table:table-cell>
          <table:table-cell table:formula="of:=IMSUM([.G206];[.H206])" office:value-type="string" office:string-value="1.34115198665779+1.23352191126359i" calcext:value-type="string">
            <text:p>1.34115198665779+1.23352191126359i</text:p>
          </table:table-cell>
          <table:table-cell table:formula="of:=300000/[.B206]" office:value-type="float" office:value="41.2144525346888" calcext:value-type="float">
            <text:p>41.2144525347</text:p>
          </table:table-cell>
          <table:table-cell table:formula="of:=[.$C$1]/[.J206]*2*PI()" office:value-type="float" office:value="0" calcext:value-type="float">
            <text:p>0</text:p>
          </table:table-cell>
          <table:table-cell table:formula="of:=COMPLEX(0;TAN([.K206]))" office:value-type="string" office:string-value="0" calcext:value-type="string">
            <text:p>0</text:p>
          </table:table-cell>
          <table:table-cell table:formula="of:=IMPRODUCT(IMDIV(IMSUB([.I206];[.$C$2]); IMSUM([.I206]; [.$C$2])); 1-[.$F$1])" office:value-type="string" office:string-value="-0.946631593257561+0.0467697476687934i" calcext:value-type="string">
            <text:p>-0.946631593257561+0.0467697476687934i</text:p>
          </table:table-cell>
          <table:table-cell table:formula="of:=IMDIV(IMSUM(1;[.M206]);IMSUB(1;[.M206]))" office:value-type="string" office:string-value="0.026823039733156+0.0246704382252718i" calcext:value-type="string">
            <text:p>0.026823039733156+0.0246704382252718i</text:p>
          </table:table-cell>
          <table:table-cell table:formula="of:=IMSUM([.N206];[.L206])" office:value-type="string" office:string-value="0.026823039733156+0.0246704382252718i" calcext:value-type="string">
            <text:p>0.026823039733156+0.0246704382252718i</text:p>
          </table:table-cell>
          <table:table-cell table:formula="of:=IMSUM(1;IMPRODUCT([.L206];[.N206]))" office:value-type="string" office:string-value="1" calcext:value-type="string">
            <text:p>1</text:p>
          </table:table-cell>
          <table:table-cell table:formula="of:=IMPRODUCT([.$C$2];[.O206];IMDIV(1;[.P206]))" office:value-type="string" office:string-value="1.3411519866578+1.23352191126359i" calcext:value-type="string">
            <text:p>1.3411519866578+1.23352191126359i</text:p>
          </table:table-cell>
          <table:table-cell table:formula="of:=IMDIV(IMPRODUCT([.Q206];[.$F$10]);IMSUM([.Q206];[.$F$10]))" office:value-type="string" office:string-value="1.34115170954146+1.23351860258433i" calcext:value-type="string">
            <text:p>1.34115170954146+1.23351860258433i</text:p>
          </table:table-cell>
          <table:table-cell table:formula="of:=[.B206]" office:value-type="float" office:value="7279" calcext:value-type="float">
            <text:p>7279</text:p>
          </table:table-cell>
          <table:table-cell table:formula="of:=IMREAL([.R206])" office:value-type="float" office:value="1.34115170954146" calcext:value-type="float">
            <text:p>1.3411517095</text:p>
          </table:table-cell>
          <table:table-cell table:formula="of:=IMAGINARY([.R206])" office:value-type="float" office:value="1.23351860258433" calcext:value-type="float">
            <text:p>1.2335186026</text:p>
          </table:table-cell>
          <table:table-cell table:formula="of:=IMABS([.R206])" office:value-type="float" office:value="1.82215697757564" calcext:value-type="float">
            <text:p>1.8221569776</text:p>
          </table:table-cell>
        </table:table-row>
        <table:table-row table:style-name="ro1">
          <table:table-cell/>
          <table:table-cell table:formula="of:=[.B206]+[.$C$11]" office:value-type="float" office:value="7280.5" calcext:value-type="float">
            <text:p>7280.5</text:p>
          </table:table-cell>
          <table:table-cell table:formula="of:=COMPLEX([.$C$3]/1000;6.284*[.B207]*[.$C$4]/1000)" office:value-type="string" office:string-value="1.3+194.4403135i" calcext:value-type="string">
            <text:p>1.3+194.4403135i</text:p>
          </table:table-cell>
          <table:table-cell table:formula="of:=COMPLEX(0;-1/6.284/[.B207]/[.$C$5]*1000000000)" office:value-type="string" office:string-value="-186.817155716972i" calcext:value-type="string">
            <text:p>-186.817155716972i</text:p>
          </table:table-cell>
          <table:table-cell table:formula="of:=IMSUM([.C207];[.D207])" office:value-type="string" office:string-value="1.3+7.62315778302801i" calcext:value-type="string">
            <text:p>1.3+7.62315778302801i</text:p>
          </table:table-cell>
          <table:table-cell table:formula="of:=COMPLEX(0; 6.284*[.B207]*[.$C$6]/1000)" office:value-type="string" office:string-value="7.77761254i" calcext:value-type="string">
            <text:p>7.77761254i</text:p>
          </table:table-cell>
          <table:table-cell table:formula="of:=IMDIV(IMPRODUCT(-1;[.F207];[.F207]);[.E207])" office:value-type="string" office:string-value="1.31497158799148-7.71095068881383i" calcext:value-type="string">
            <text:p>1.31497158799148-7.71095068881383i</text:p>
          </table:table-cell>
          <table:table-cell table:formula="of:=COMPLEX(0;-1000000000/6.284/[.$F$12]/[.B207]+6.284*[.F$14]*[.B207]*0.001)" office:value-type="string" office:string-value="9.0320557722269i" calcext:value-type="string">
            <text:p>9.0320557722269i</text:p>
          </table:table-cell>
          <table:table-cell table:formula="of:=IMSUM([.G207];[.H207])" office:value-type="string" office:string-value="1.31497158799148+1.32110508341307i" calcext:value-type="string">
            <text:p>1.31497158799148+1.32110508341307i</text:p>
          </table:table-cell>
          <table:table-cell table:formula="of:=300000/[.B207]" office:value-type="float" office:value="41.2059611290433" calcext:value-type="float">
            <text:p>41.205961129</text:p>
          </table:table-cell>
          <table:table-cell table:formula="of:=[.$C$1]/[.J207]*2*PI()" office:value-type="float" office:value="0" calcext:value-type="float">
            <text:p>0</text:p>
          </table:table-cell>
          <table:table-cell table:formula="of:=COMPLEX(0;TAN([.K207]))" office:value-type="string" office:string-value="0" calcext:value-type="string">
            <text:p>0</text:p>
          </table:table-cell>
          <table:table-cell table:formula="of:=IMPRODUCT(IMDIV(IMSUB([.I207];[.$C$2]); IMSUM([.I207]; [.$C$2])); 1-[.$F$1])" office:value-type="string" office:string-value="-0.947458221113238+0.0501373551622378i" calcext:value-type="string">
            <text:p>-0.947458221113238+0.0501373551622378i</text:p>
          </table:table-cell>
          <table:table-cell table:formula="of:=IMDIV(IMSUM(1;[.M207]);IMSUB(1;[.M207]))" office:value-type="string" office:string-value="0.02629943175983+0.0264221016682614i" calcext:value-type="string">
            <text:p>0.02629943175983+0.0264221016682614i</text:p>
          </table:table-cell>
          <table:table-cell table:formula="of:=IMSUM([.N207];[.L207])" office:value-type="string" office:string-value="0.02629943175983+0.0264221016682614i" calcext:value-type="string">
            <text:p>0.02629943175983+0.0264221016682614i</text:p>
          </table:table-cell>
          <table:table-cell table:formula="of:=IMSUM(1;IMPRODUCT([.L207];[.N207]))" office:value-type="string" office:string-value="1" calcext:value-type="string">
            <text:p>1</text:p>
          </table:table-cell>
          <table:table-cell table:formula="of:=IMPRODUCT([.$C$2];[.O207];IMDIV(1;[.P207]))" office:value-type="string" office:string-value="1.3149715879915+1.32110508341307i" calcext:value-type="string">
            <text:p>1.3149715879915+1.32110508341307i</text:p>
          </table:table-cell>
          <table:table-cell table:formula="of:=IMDIV(IMPRODUCT([.Q207];[.$F$10]);IMSUM([.Q207];[.$F$10]))" office:value-type="string" office:string-value="1.31497160415526+1.32110160898285i" calcext:value-type="string">
            <text:p>1.31497160415526+1.32110160898285i</text:p>
          </table:table-cell>
          <table:table-cell table:formula="of:=[.B207]" office:value-type="float" office:value="7280.5" calcext:value-type="float">
            <text:p>7280.5</text:p>
          </table:table-cell>
          <table:table-cell table:formula="of:=IMREAL([.R207])" office:value-type="float" office:value="1.31497160415526" calcext:value-type="float">
            <text:p>1.3149716042</text:p>
          </table:table-cell>
          <table:table-cell table:formula="of:=IMAGINARY([.R207])" office:value-type="float" office:value="1.32110160898285" calcext:value-type="float">
            <text:p>1.321101609</text:p>
          </table:table-cell>
          <table:table-cell table:formula="of:=IMABS([.R207])" office:value-type="float" office:value="1.86399028457547" calcext:value-type="float">
            <text:p>1.8639902846</text:p>
          </table:table-cell>
        </table:table-row>
        <table:table-row table:style-name="ro1">
          <table:table-cell/>
          <table:table-cell table:formula="of:=[.B207]+[.$C$11]" office:value-type="float" office:value="7282" calcext:value-type="float">
            <text:p>7282</text:p>
          </table:table-cell>
          <table:table-cell table:formula="of:=COMPLEX([.$C$3]/1000;6.284*[.B208]*[.$C$4]/1000)" office:value-type="string" office:string-value="1.3+194.480374i" calcext:value-type="string">
            <text:p>1.3+194.480374i</text:p>
          </table:table-cell>
          <table:table-cell table:formula="of:=COMPLEX(0;-1/6.284/[.B208]/[.$C$5]*1000000000)" office:value-type="string" office:string-value="-186.778673743122i" calcext:value-type="string">
            <text:p>-186.778673743122i</text:p>
          </table:table-cell>
          <table:table-cell table:formula="of:=IMSUM([.C208];[.D208])" office:value-type="string" office:string-value="1.3+7.70170025687801i" calcext:value-type="string">
            <text:p>1.3+7.70170025687801i</text:p>
          </table:table-cell>
          <table:table-cell table:formula="of:=COMPLEX(0; 6.284*[.B208]*[.$C$6]/1000)" office:value-type="string" office:string-value="7.77921496i" calcext:value-type="string">
            <text:p>7.77921496i</text:p>
          </table:table-cell>
          <table:table-cell table:formula="of:=IMDIV(IMPRODUCT(-1;[.F208];[.F208]);[.E208])" office:value-type="string" office:string-value="1.28955840511096-7.63984023069408i" calcext:value-type="string">
            <text:p>1.28955840511096-7.63984023069408i</text:p>
          </table:table-cell>
          <table:table-cell table:formula="of:=COMPLEX(0;-1000000000/6.284/[.$F$12]/[.B208]+6.284*[.F$14]*[.B208]*0.001)" office:value-type="string" office:string-value="9.04716033537461i" calcext:value-type="string">
            <text:p>9.04716033537461i</text:p>
          </table:table-cell>
          <table:table-cell table:formula="of:=IMSUM([.G208];[.H208])" office:value-type="string" office:string-value="1.28955840511096+1.40732010468053i" calcext:value-type="string">
            <text:p>1.28955840511096+1.40732010468053i</text:p>
          </table:table-cell>
          <table:table-cell table:formula="of:=300000/[.B208]" office:value-type="float" office:value="41.1974732216424" calcext:value-type="float">
            <text:p>41.1974732216</text:p>
          </table:table-cell>
          <table:table-cell table:formula="of:=[.$C$1]/[.J208]*2*PI()" office:value-type="float" office:value="0" calcext:value-type="float">
            <text:p>0</text:p>
          </table:table-cell>
          <table:table-cell table:formula="of:=COMPLEX(0;TAN([.K208]))" office:value-type="string" office:string-value="0" calcext:value-type="string">
            <text:p>0</text:p>
          </table:table-cell>
          <table:table-cell table:formula="of:=IMPRODUCT(IMDIV(IMSUB([.I208];[.$C$2]); IMSUM([.I208]; [.$C$2])); 1-[.$F$1])" office:value-type="string" office:string-value="-0.948247779533972+0.0534574356710417i" calcext:value-type="string">
            <text:p>-0.948247779533972+0.0534574356710417i</text:p>
          </table:table-cell>
          <table:table-cell table:formula="of:=IMDIV(IMSUM(1;[.M208]);IMSUB(1;[.M208]))" office:value-type="string" office:string-value="0.02579116810222+0.0281464020936106i" calcext:value-type="string">
            <text:p>0.02579116810222+0.0281464020936106i</text:p>
          </table:table-cell>
          <table:table-cell table:formula="of:=IMSUM([.N208];[.L208])" office:value-type="string" office:string-value="0.02579116810222+0.0281464020936106i" calcext:value-type="string">
            <text:p>0.02579116810222+0.0281464020936106i</text:p>
          </table:table-cell>
          <table:table-cell table:formula="of:=IMSUM(1;IMPRODUCT([.L208];[.N208]))" office:value-type="string" office:string-value="1" calcext:value-type="string">
            <text:p>1</text:p>
          </table:table-cell>
          <table:table-cell table:formula="of:=IMPRODUCT([.$C$2];[.O208];IMDIV(1;[.P208]))" office:value-type="string" office:string-value="1.289558405111+1.40732010468053i" calcext:value-type="string">
            <text:p>1.289558405111+1.40732010468053i</text:p>
          </table:table-cell>
          <table:table-cell table:formula="of:=IMDIV(IMPRODUCT([.Q208];[.$F$10]);IMSUM([.Q208];[.$F$10]))" office:value-type="string" office:string-value="1.28955872269479+1.40731647503819i" calcext:value-type="string">
            <text:p>1.28955872269479+1.40731647503819i</text:p>
          </table:table-cell>
          <table:table-cell table:formula="of:=[.B208]" office:value-type="float" office:value="7282" calcext:value-type="float">
            <text:p>7282</text:p>
          </table:table-cell>
          <table:table-cell table:formula="of:=IMREAL([.R208])" office:value-type="float" office:value="1.28955872269479" calcext:value-type="float">
            <text:p>1.2895587227</text:p>
          </table:table-cell>
          <table:table-cell table:formula="of:=IMAGINARY([.R208])" office:value-type="float" office:value="1.40731647503819" calcext:value-type="float">
            <text:p>1.407316475</text:p>
          </table:table-cell>
          <table:table-cell table:formula="of:=IMABS([.R208])" office:value-type="float" office:value="1.90879578797527" calcext:value-type="float">
            <text:p>1.908795788</text:p>
          </table:table-cell>
        </table:table-row>
        <table:table-row table:style-name="ro1">
          <table:table-cell/>
          <table:table-cell table:formula="of:=[.B208]+[.$C$11]" office:value-type="float" office:value="7283.5" calcext:value-type="float">
            <text:p>7283.5</text:p>
          </table:table-cell>
          <table:table-cell table:formula="of:=COMPLEX([.$C$3]/1000;6.284*[.B209]*[.$C$4]/1000)" office:value-type="string" office:string-value="1.3+194.5204345i" calcext:value-type="string">
            <text:p>1.3+194.5204345i</text:p>
          </table:table-cell>
          <table:table-cell table:formula="of:=COMPLEX(0;-1/6.284/[.B209]/[.$C$5]*1000000000)" office:value-type="string" office:string-value="-186.740207619608i" calcext:value-type="string">
            <text:p>-186.740207619608i</text:p>
          </table:table-cell>
          <table:table-cell table:formula="of:=IMSUM([.C209];[.D209])" office:value-type="string" office:string-value="1.3+7.78022688039201i" calcext:value-type="string">
            <text:p>1.3+7.78022688039201i</text:p>
          </table:table-cell>
          <table:table-cell table:formula="of:=COMPLEX(0; 6.284*[.B209]*[.$C$6]/1000)" office:value-type="string" office:string-value="7.78081738i" calcext:value-type="string">
            <text:p>7.78081738i</text:p>
          </table:table-cell>
          <table:table-cell table:formula="of:=IMDIV(IMPRODUCT(-1;[.F209];[.F209]);[.E209])" office:value-type="string" office:string-value="1.26488288676671-7.57005833551551i" calcext:value-type="string">
            <text:p>1.26488288676671-7.57005833551551i</text:p>
          </table:table-cell>
          <table:table-cell table:formula="of:=COMPLEX(0;-1000000000/6.284/[.$F$12]/[.B209]+6.284*[.F$14]*[.B209]*0.001)" office:value-type="string" office:string-value="9.06226217133218i" calcext:value-type="string">
            <text:p>9.06226217133218i</text:p>
          </table:table-cell>
          <table:table-cell table:formula="of:=IMSUM([.G209];[.H209])" office:value-type="string" office:string-value="1.26488288676671+1.49220383581667i" calcext:value-type="string">
            <text:p>1.26488288676671+1.49220383581667i</text:p>
          </table:table-cell>
          <table:table-cell table:formula="of:=300000/[.B209]" office:value-type="float" office:value="41.1889888103247" calcext:value-type="float">
            <text:p>41.1889888103</text:p>
          </table:table-cell>
          <table:table-cell table:formula="of:=[.$C$1]/[.J209]*2*PI()" office:value-type="float" office:value="0" calcext:value-type="float">
            <text:p>0</text:p>
          </table:table-cell>
          <table:table-cell table:formula="of:=COMPLEX(0;TAN([.K209]))" office:value-type="string" office:string-value="0" calcext:value-type="string">
            <text:p>0</text:p>
          </table:table-cell>
          <table:table-cell table:formula="of:=IMPRODUCT(IMDIV(IMSUB([.I209];[.$C$2]); IMSUM([.I209]; [.$C$2])); 1-[.$F$1])" office:value-type="string" office:string-value="-0.949001736935522+0.056730996036651i" calcext:value-type="string">
            <text:p>-0.949001736935522+0.056730996036651i</text:p>
          </table:table-cell>
          <table:table-cell table:formula="of:=IMDIV(IMSUM(1;[.M209]);IMSUB(1;[.M209]))" office:value-type="string" office:string-value="0.0252976577353339+0.0298440767163334i" calcext:value-type="string">
            <text:p>0.0252976577353339+0.0298440767163334i</text:p>
          </table:table-cell>
          <table:table-cell table:formula="of:=IMSUM([.N209];[.L209])" office:value-type="string" office:string-value="0.0252976577353339+0.0298440767163334i" calcext:value-type="string">
            <text:p>0.0252976577353339+0.0298440767163334i</text:p>
          </table:table-cell>
          <table:table-cell table:formula="of:=IMSUM(1;IMPRODUCT([.L209];[.N209]))" office:value-type="string" office:string-value="1" calcext:value-type="string">
            <text:p>1</text:p>
          </table:table-cell>
          <table:table-cell table:formula="of:=IMPRODUCT([.$C$2];[.O209];IMDIV(1;[.P209]))" office:value-type="string" office:string-value="1.2648828867667+1.49220383581667i" calcext:value-type="string">
            <text:p>1.2648828867667+1.49220383581667i</text:p>
          </table:table-cell>
          <table:table-cell table:formula="of:=IMDIV(IMPRODUCT([.Q209];[.$F$10]);IMSUM([.Q209];[.$F$10]))" office:value-type="string" office:string-value="1.26488351350446+1.49220006089053i" calcext:value-type="string">
            <text:p>1.26488351350446+1.49220006089053i</text:p>
          </table:table-cell>
          <table:table-cell table:formula="of:=[.B209]" office:value-type="float" office:value="7283.5" calcext:value-type="float">
            <text:p>7283.5</text:p>
          </table:table-cell>
          <table:table-cell table:formula="of:=IMREAL([.R209])" office:value-type="float" office:value="1.26488351350446" calcext:value-type="float">
            <text:p>1.2648835135</text:p>
          </table:table-cell>
          <table:table-cell table:formula="of:=IMAGINARY([.R209])" office:value-type="float" office:value="1.49220006089053" calcext:value-type="float">
            <text:p>1.4922000609</text:p>
          </table:table-cell>
          <table:table-cell table:formula="of:=IMABS([.R209])" office:value-type="float" office:value="1.95616750930412" calcext:value-type="float">
            <text:p>1.9561675093</text:p>
          </table:table-cell>
        </table:table-row>
        <table:table-row table:style-name="ro1">
          <table:table-cell/>
          <table:table-cell table:formula="of:=[.B209]+[.$C$11]" office:value-type="float" office:value="7285" calcext:value-type="float">
            <text:p>7285</text:p>
          </table:table-cell>
          <table:table-cell table:formula="of:=COMPLEX([.$C$3]/1000;6.284*[.B210]*[.$C$4]/1000)" office:value-type="string" office:string-value="1.3+194.560495i" calcext:value-type="string">
            <text:p>1.3+194.560495i</text:p>
          </table:table-cell>
          <table:table-cell table:formula="of:=COMPLEX(0;-1/6.284/[.B210]/[.$C$5]*1000000000)" office:value-type="string" office:string-value="-186.701757336639i" calcext:value-type="string">
            <text:p>-186.701757336639i</text:p>
          </table:table-cell>
          <table:table-cell table:formula="of:=IMSUM([.C210];[.D210])" office:value-type="string" office:string-value="1.3+7.85873766336101i" calcext:value-type="string">
            <text:p>1.3+7.85873766336101i</text:p>
          </table:table-cell>
          <table:table-cell table:formula="of:=COMPLEX(0; 6.284*[.B210]*[.$C$6]/1000)" office:value-type="string" office:string-value="7.7824198i" calcext:value-type="string">
            <text:p>7.7824198i</text:p>
          </table:table-cell>
          <table:table-cell table:formula="of:=IMDIV(IMPRODUCT(-1;[.F210];[.F210]);[.E210])" office:value-type="string" office:string-value="1.24091688019482-7.50156940268266i" calcext:value-type="string">
            <text:p>1.24091688019482-7.50156940268266i</text:p>
          </table:table-cell>
          <table:table-cell table:formula="of:=COMPLEX(0;-1000000000/6.284/[.$F$12]/[.B210]+6.284*[.F$14]*[.B210]*0.001)" office:value-type="string" office:string-value="9.07736128178421i" calcext:value-type="string">
            <text:p>9.07736128178421i</text:p>
          </table:table-cell>
          <table:table-cell table:formula="of:=IMSUM([.G210];[.H210])" office:value-type="string" office:string-value="1.24091688019482+1.57579187910155i" calcext:value-type="string">
            <text:p>1.24091688019482+1.57579187910155i</text:p>
          </table:table-cell>
          <table:table-cell table:formula="of:=300000/[.B210]" office:value-type="float" office:value="41.1805078929307" calcext:value-type="float">
            <text:p>41.1805078929</text:p>
          </table:table-cell>
          <table:table-cell table:formula="of:=[.$C$1]/[.J210]*2*PI()" office:value-type="float" office:value="0" calcext:value-type="float">
            <text:p>0</text:p>
          </table:table-cell>
          <table:table-cell table:formula="of:=COMPLEX(0;TAN([.K210]))" office:value-type="string" office:string-value="0" calcext:value-type="string">
            <text:p>0</text:p>
          </table:table-cell>
          <table:table-cell table:formula="of:=IMPRODUCT(IMDIV(IMSUB([.I210];[.$C$2]); IMSUM([.I210]; [.$C$2])); 1-[.$F$1])" office:value-type="string" office:string-value="-0.949721494885514+0.0599590226953536i" calcext:value-type="string">
            <text:p>-0.949721494885514+0.0599590226953536i</text:p>
          </table:table-cell>
          <table:table-cell table:formula="of:=IMDIV(IMSUM(1;[.M210]);IMSUB(1;[.M210]))" office:value-type="string" office:string-value="0.0248183376038962+0.0315158375820311i" calcext:value-type="string">
            <text:p>0.0248183376038962+0.0315158375820311i</text:p>
          </table:table-cell>
          <table:table-cell table:formula="of:=IMSUM([.N210];[.L210])" office:value-type="string" office:string-value="0.0248183376038962+0.0315158375820311i" calcext:value-type="string">
            <text:p>0.0248183376038962+0.0315158375820311i</text:p>
          </table:table-cell>
          <table:table-cell table:formula="of:=IMSUM(1;IMPRODUCT([.L210];[.N210]))" office:value-type="string" office:string-value="1" calcext:value-type="string">
            <text:p>1</text:p>
          </table:table-cell>
          <table:table-cell table:formula="of:=IMPRODUCT([.$C$2];[.O210];IMDIV(1;[.P210]))" office:value-type="string" office:string-value="1.24091688019481+1.57579187910156i" calcext:value-type="string">
            <text:p>1.24091688019481+1.57579187910156i</text:p>
          </table:table-cell>
          <table:table-cell table:formula="of:=IMDIV(IMPRODUCT([.Q210];[.$F$10]);IMSUM([.Q210];[.$F$10]))" office:value-type="string" office:string-value="1.24091782343376+1.57578796824753i" calcext:value-type="string">
            <text:p>1.24091782343376+1.57578796824753i</text:p>
          </table:table-cell>
          <table:table-cell table:formula="of:=[.B210]" office:value-type="float" office:value="7285" calcext:value-type="float">
            <text:p>7285</text:p>
          </table:table-cell>
          <table:table-cell table:formula="of:=IMREAL([.R210])" office:value-type="float" office:value="1.24091782343376" calcext:value-type="float">
            <text:p>1.2409178234</text:p>
          </table:table-cell>
          <table:table-cell table:formula="of:=IMAGINARY([.R210])" office:value-type="float" office:value="1.57578796824753" calcext:value-type="float">
            <text:p>1.5757879682</text:p>
          </table:table-cell>
          <table:table-cell table:formula="of:=IMABS([.R210])" office:value-type="float" office:value="2.00573796030021" calcext:value-type="float">
            <text:p>2.0057379603</text:p>
          </table:table-cell>
        </table:table-row>
        <table:table-row table:style-name="ro1">
          <table:table-cell/>
          <table:table-cell table:formula="of:=[.B210]+[.$C$11]" office:value-type="float" office:value="7286.5" calcext:value-type="float">
            <text:p>7286.5</text:p>
          </table:table-cell>
          <table:table-cell table:formula="of:=COMPLEX([.$C$3]/1000;6.284*[.B211]*[.$C$4]/1000)" office:value-type="string" office:string-value="1.3+194.6005555i" calcext:value-type="string">
            <text:p>1.3+194.6005555i</text:p>
          </table:table-cell>
          <table:table-cell table:formula="of:=COMPLEX(0;-1/6.284/[.B211]/[.$C$5]*1000000000)" office:value-type="string" office:string-value="-186.663322884432i" calcext:value-type="string">
            <text:p>-186.663322884432i</text:p>
          </table:table-cell>
          <table:table-cell table:formula="of:=IMSUM([.C211];[.D211])" office:value-type="string" office:string-value="1.3+7.93723261556801i" calcext:value-type="string">
            <text:p>1.3+7.93723261556801i</text:p>
          </table:table-cell>
          <table:table-cell table:formula="of:=COMPLEX(0; 6.284*[.B211]*[.$C$6]/1000)" office:value-type="string" office:string-value="7.78402222i" calcext:value-type="string">
            <text:p>7.78402222i</text:p>
          </table:table-cell>
          <table:table-cell table:formula="of:=IMDIV(IMPRODUCT(-1;[.F211];[.F211]);[.E211])" office:value-type="string" office:string-value="1.21763355314318-7.43433903986003i" calcext:value-type="string">
            <text:p>1.21763355314318-7.43433903986003i</text:p>
          </table:table-cell>
          <table:table-cell table:formula="of:=COMPLEX(0;-1000000000/6.284/[.$F$12]/[.B211]+6.284*[.F$14]*[.B211]*0.001)" office:value-type="string" office:string-value="9.09245766841391i" calcext:value-type="string">
            <text:p>9.09245766841391i</text:p>
          </table:table-cell>
          <table:table-cell table:formula="of:=IMSUM([.G211];[.H211])" office:value-type="string" office:string-value="1.21763355314318+1.65811862855388i" calcext:value-type="string">
            <text:p>1.21763355314318+1.65811862855388i</text:p>
          </table:table-cell>
          <table:table-cell table:formula="of:=300000/[.B211]" office:value-type="float" office:value="41.1720304673026" calcext:value-type="float">
            <text:p>41.1720304673</text:p>
          </table:table-cell>
          <table:table-cell table:formula="of:=[.$C$1]/[.J211]*2*PI()" office:value-type="float" office:value="0" calcext:value-type="float">
            <text:p>0</text:p>
          </table:table-cell>
          <table:table-cell table:formula="of:=COMPLEX(0;TAN([.K211]))" office:value-type="string" office:string-value="0" calcext:value-type="string">
            <text:p>0</text:p>
          </table:table-cell>
          <table:table-cell table:formula="of:=IMPRODUCT(IMDIV(IMSUB([.I211];[.$C$2]); IMSUM([.I211]; [.$C$2])); 1-[.$F$1])" office:value-type="string" office:string-value="-0.950408391501678+0.063142481658805i" calcext:value-type="string">
            <text:p>-0.950408391501678+0.063142481658805i</text:p>
          </table:table-cell>
          <table:table-cell table:formula="of:=IMDIV(IMSUM(1;[.M211]);IMSUB(1;[.M211]))" office:value-type="string" office:string-value="0.0243526710628641+0.0331623725710776i" calcext:value-type="string">
            <text:p>0.0243526710628641+0.0331623725710776i</text:p>
          </table:table-cell>
          <table:table-cell table:formula="of:=IMSUM([.N211];[.L211])" office:value-type="string" office:string-value="0.0243526710628641+0.0331623725710776i" calcext:value-type="string">
            <text:p>0.0243526710628641+0.0331623725710776i</text:p>
          </table:table-cell>
          <table:table-cell table:formula="of:=IMSUM(1;IMPRODUCT([.L211];[.N211]))" office:value-type="string" office:string-value="1" calcext:value-type="string">
            <text:p>1</text:p>
          </table:table-cell>
          <table:table-cell table:formula="of:=IMPRODUCT([.$C$2];[.O211];IMDIV(1;[.P211]))" office:value-type="string" office:string-value="1.21763355314321+1.65811862855388i" calcext:value-type="string">
            <text:p>1.21763355314321+1.65811862855388i</text:p>
          </table:table-cell>
          <table:table-cell table:formula="of:=IMDIV(IMPRODUCT([.Q211];[.$F$10]);IMSUM([.Q211];[.$F$10]))" office:value-type="string" office:string-value="1.21763481986216+1.65811459059091i" calcext:value-type="string">
            <text:p>1.21763481986216+1.65811459059091i</text:p>
          </table:table-cell>
          <table:table-cell table:formula="of:=[.B211]" office:value-type="float" office:value="7286.5" calcext:value-type="float">
            <text:p>7286.5</text:p>
          </table:table-cell>
          <table:table-cell table:formula="of:=IMREAL([.R211])" office:value-type="float" office:value="1.21763481986216" calcext:value-type="float">
            <text:p>1.2176348199</text:p>
          </table:table-cell>
          <table:table-cell table:formula="of:=IMAGINARY([.R211])" office:value-type="float" office:value="1.65811459059091" calcext:value-type="float">
            <text:p>1.6581145906</text:p>
          </table:table-cell>
          <table:table-cell table:formula="of:=IMABS([.R211])" office:value-type="float" office:value="2.05717732586941" calcext:value-type="float">
            <text:p>2.0571773259</text:p>
          </table:table-cell>
        </table:table-row>
        <table:table-row table:style-name="ro1">
          <table:table-cell/>
          <table:table-cell table:formula="of:=[.B211]+[.$C$11]" office:value-type="float" office:value="7288" calcext:value-type="float">
            <text:p>7288</text:p>
          </table:table-cell>
          <table:table-cell table:formula="of:=COMPLEX([.$C$3]/1000;6.284*[.B212]*[.$C$4]/1000)" office:value-type="string" office:string-value="1.3+194.640616i" calcext:value-type="string">
            <text:p>1.3+194.640616i</text:p>
          </table:table-cell>
          <table:table-cell table:formula="of:=COMPLEX(0;-1/6.284/[.B212]/[.$C$5]*1000000000)" office:value-type="string" office:string-value="-186.624904253213i" calcext:value-type="string">
            <text:p>-186.624904253213i</text:p>
          </table:table-cell>
          <table:table-cell table:formula="of:=IMSUM([.C212];[.D212])" office:value-type="string" office:string-value="1.3+8.01571174678699i" calcext:value-type="string">
            <text:p>1.3+8.01571174678699i</text:p>
          </table:table-cell>
          <table:table-cell table:formula="of:=COMPLEX(0; 6.284*[.B212]*[.$C$6]/1000)" office:value-type="string" office:string-value="7.78562464i" calcext:value-type="string">
            <text:p>7.78562464i</text:p>
          </table:table-cell>
          <table:table-cell table:formula="of:=IMDIV(IMPRODUCT(-1;[.F212];[.F212]);[.E212])" office:value-type="string" office:string-value="1.19500732087417-7.36833401494424i" calcext:value-type="string">
            <text:p>1.19500732087417-7.36833401494424i</text:p>
          </table:table-cell>
          <table:table-cell table:formula="of:=COMPLEX(0;-1000000000/6.284/[.$F$12]/[.B212]+6.284*[.F$14]*[.B212]*0.001)" office:value-type="string" office:string-value="9.10755133290312i" calcext:value-type="string">
            <text:p>9.10755133290312i</text:p>
          </table:table-cell>
          <table:table-cell table:formula="of:=IMSUM([.G212];[.H212])" office:value-type="string" office:string-value="1.19500732087417+1.73921731795888i" calcext:value-type="string">
            <text:p>1.19500732087417+1.73921731795888i</text:p>
          </table:table-cell>
          <table:table-cell table:formula="of:=300000/[.B212]" office:value-type="float" office:value="41.1635565312843" calcext:value-type="float">
            <text:p>41.1635565313</text:p>
          </table:table-cell>
          <table:table-cell table:formula="of:=[.$C$1]/[.J212]*2*PI()" office:value-type="float" office:value="0" calcext:value-type="float">
            <text:p>0</text:p>
          </table:table-cell>
          <table:table-cell table:formula="of:=COMPLEX(0;TAN([.K212]))" office:value-type="string" office:string-value="0" calcext:value-type="string">
            <text:p>0</text:p>
          </table:table-cell>
          <table:table-cell table:formula="of:=IMPRODUCT(IMDIV(IMSUB([.I212];[.$C$2]); IMSUM([.I212]; [.$C$2])); 1-[.$F$1])" office:value-type="string" office:string-value="-0.95106370466267+0.0662823185534878i" calcext:value-type="string">
            <text:p>-0.95106370466267+0.0662823185534878i</text:p>
          </table:table-cell>
          <table:table-cell table:formula="of:=IMDIV(IMSUM(1;[.M212]);IMSUB(1;[.M212]))" office:value-type="string" office:string-value="0.0239001464174838+0.0347843463591776i" calcext:value-type="string">
            <text:p>0.0239001464174838+0.0347843463591776i</text:p>
          </table:table-cell>
          <table:table-cell table:formula="of:=IMSUM([.N212];[.L212])" office:value-type="string" office:string-value="0.0239001464174838+0.0347843463591776i" calcext:value-type="string">
            <text:p>0.0239001464174838+0.0347843463591776i</text:p>
          </table:table-cell>
          <table:table-cell table:formula="of:=IMSUM(1;IMPRODUCT([.L212];[.N212]))" office:value-type="string" office:string-value="1" calcext:value-type="string">
            <text:p>1</text:p>
          </table:table-cell>
          <table:table-cell table:formula="of:=IMPRODUCT([.$C$2];[.O212];IMDIV(1;[.P212]))" office:value-type="string" office:string-value="1.19500732087419+1.73921731795888i" calcext:value-type="string">
            <text:p>1.19500732087419+1.73921731795888i</text:p>
          </table:table-cell>
          <table:table-cell table:formula="of:=IMDIV(IMPRODUCT([.Q212];[.$F$10]);IMSUM([.Q212];[.$F$10]))" office:value-type="string" office:string-value="1.19500891770103+1.73921316120206i" calcext:value-type="string">
            <text:p>1.19500891770103+1.73921316120206i</text:p>
          </table:table-cell>
          <table:table-cell table:formula="of:=[.B212]" office:value-type="float" office:value="7288" calcext:value-type="float">
            <text:p>7288</text:p>
          </table:table-cell>
          <table:table-cell table:formula="of:=IMREAL([.R212])" office:value-type="float" office:value="1.19500891770103" calcext:value-type="float">
            <text:p>1.1950089177</text:p>
          </table:table-cell>
          <table:table-cell table:formula="of:=IMAGINARY([.R212])" office:value-type="float" office:value="1.73921316120206" calcext:value-type="float">
            <text:p>1.7392131612</text:p>
          </table:table-cell>
          <table:table-cell table:formula="of:=IMABS([.R212])" office:value-type="float" office:value="2.11019163430326" calcext:value-type="float">
            <text:p>2.1101916343</text:p>
          </table:table-cell>
        </table:table-row>
        <table:table-row table:style-name="ro1">
          <table:table-cell/>
          <table:table-cell table:formula="of:=[.B212]+[.$C$11]" office:value-type="float" office:value="7289.5" calcext:value-type="float">
            <text:p>7289.5</text:p>
          </table:table-cell>
          <table:table-cell table:formula="of:=COMPLEX([.$C$3]/1000;6.284*[.B213]*[.$C$4]/1000)" office:value-type="string" office:string-value="1.3+194.6806765i" calcext:value-type="string">
            <text:p>1.3+194.6806765i</text:p>
          </table:table-cell>
          <table:table-cell table:formula="of:=COMPLEX(0;-1/6.284/[.B213]/[.$C$5]*1000000000)" office:value-type="string" office:string-value="-186.586501433214i" calcext:value-type="string">
            <text:p>-186.586501433214i</text:p>
          </table:table-cell>
          <table:table-cell table:formula="of:=IMSUM([.C213];[.D213])" office:value-type="string" office:string-value="1.3+8.09417506678599i" calcext:value-type="string">
            <text:p>1.3+8.09417506678599i</text:p>
          </table:table-cell>
          <table:table-cell table:formula="of:=COMPLEX(0; 6.284*[.B213]*[.$C$6]/1000)" office:value-type="string" office:string-value="7.78722706i" calcext:value-type="string">
            <text:p>7.78722706i</text:p>
          </table:table-cell>
          <table:table-cell table:formula="of:=IMDIV(IMPRODUCT(-1;[.F213];[.F213]);[.E213])" office:value-type="string" office:string-value="1.17301377778656-7.30352221012033i" calcext:value-type="string">
            <text:p>1.17301377778656-7.30352221012033i</text:p>
          </table:table-cell>
          <table:table-cell table:formula="of:=COMPLEX(0;-1000000000/6.284/[.$F$12]/[.B213]+6.284*[.F$14]*[.B213]*0.001)" office:value-type="string" office:string-value="9.1226422769323i" calcext:value-type="string">
            <text:p>9.1226422769323i</text:p>
          </table:table-cell>
          <table:table-cell table:formula="of:=IMSUM([.G213];[.H213])" office:value-type="string" office:string-value="1.17301377778656+1.81912006681197i" calcext:value-type="string">
            <text:p>1.17301377778656+1.81912006681197i</text:p>
          </table:table-cell>
          <table:table-cell table:formula="of:=300000/[.B213]" office:value-type="float" office:value="41.1550860827217" calcext:value-type="float">
            <text:p>41.1550860827</text:p>
          </table:table-cell>
          <table:table-cell table:formula="of:=[.$C$1]/[.J213]*2*PI()" office:value-type="float" office:value="0" calcext:value-type="float">
            <text:p>0</text:p>
          </table:table-cell>
          <table:table-cell table:formula="of:=COMPLEX(0;TAN([.K213]))" office:value-type="string" office:string-value="0" calcext:value-type="string">
            <text:p>0</text:p>
          </table:table-cell>
          <table:table-cell table:formula="of:=IMPRODUCT(IMDIV(IMSUB([.I213];[.$C$2]); IMSUM([.I213]; [.$C$2])); 1-[.$F$1])" office:value-type="string" office:string-value="-0.951688655042365+0.0693794587118491i" calcext:value-type="string">
            <text:p>-0.951688655042365+0.0693794587118491i</text:p>
          </table:table-cell>
          <table:table-cell table:formula="of:=IMDIV(IMSUM(1;[.M213]);IMSUB(1;[.M213]))" office:value-type="string" office:string-value="0.0234602755557317+0.0363824013362393i" calcext:value-type="string">
            <text:p>0.0234602755557317+0.0363824013362393i</text:p>
          </table:table-cell>
          <table:table-cell table:formula="of:=IMSUM([.N213];[.L213])" office:value-type="string" office:string-value="0.0234602755557317+0.0363824013362393i" calcext:value-type="string">
            <text:p>0.0234602755557317+0.0363824013362393i</text:p>
          </table:table-cell>
          <table:table-cell table:formula="of:=IMSUM(1;IMPRODUCT([.L213];[.N213]))" office:value-type="string" office:string-value="1" calcext:value-type="string">
            <text:p>1</text:p>
          </table:table-cell>
          <table:table-cell table:formula="of:=IMPRODUCT([.$C$2];[.O213];IMDIV(1;[.P213]))" office:value-type="string" office:string-value="1.17301377778659+1.81912006681196i" calcext:value-type="string">
            <text:p>1.17301377778659+1.81912006681196i</text:p>
          </table:table-cell>
          <table:table-cell table:formula="of:=IMDIV(IMPRODUCT([.Q213];[.$F$10]);IMSUM([.Q213];[.$F$10]))" office:value-type="string" office:string-value="1.17301571101498+1.81911579910337i" calcext:value-type="string">
            <text:p>1.17301571101498+1.81911579910337i</text:p>
          </table:table-cell>
          <table:table-cell table:formula="of:=[.B213]" office:value-type="float" office:value="7289.5" calcext:value-type="float">
            <text:p>7289.5</text:p>
          </table:table-cell>
          <table:table-cell table:formula="of:=IMREAL([.R213])" office:value-type="float" office:value="1.17301571101498" calcext:value-type="float">
            <text:p>1.173015711</text:p>
          </table:table-cell>
          <table:table-cell table:formula="of:=IMAGINARY([.R213])" office:value-type="float" office:value="1.81911579910337" calcext:value-type="float">
            <text:p>1.8191157991</text:p>
          </table:table-cell>
          <table:table-cell table:formula="of:=IMABS([.R213])" office:value-type="float" office:value="2.16452030455606" calcext:value-type="float">
            <text:p>2.1645203046</text:p>
          </table:table-cell>
        </table:table-row>
        <table:table-row table:style-name="ro1">
          <table:table-cell/>
          <table:table-cell table:formula="of:=[.B213]+[.$C$11]" office:value-type="float" office:value="7291" calcext:value-type="float">
            <text:p>7291</text:p>
          </table:table-cell>
          <table:table-cell table:formula="of:=COMPLEX([.$C$3]/1000;6.284*[.B214]*[.$C$4]/1000)" office:value-type="string" office:string-value="1.3+194.720737i" calcext:value-type="string">
            <text:p>1.3+194.720737i</text:p>
          </table:table-cell>
          <table:table-cell table:formula="of:=COMPLEX(0;-1/6.284/[.B214]/[.$C$5]*1000000000)" office:value-type="string" office:string-value="-186.548114414678i" calcext:value-type="string">
            <text:p>-186.548114414678i</text:p>
          </table:table-cell>
          <table:table-cell table:formula="of:=IMSUM([.C214];[.D214])" office:value-type="string" office:string-value="1.3+8.17262258532202i" calcext:value-type="string">
            <text:p>1.3+8.17262258532202i</text:p>
          </table:table-cell>
          <table:table-cell table:formula="of:=COMPLEX(0; 6.284*[.B214]*[.$C$6]/1000)" office:value-type="string" office:string-value="7.78882948i" calcext:value-type="string">
            <text:p>7.78882948i</text:p>
          </table:table-cell>
          <table:table-cell table:formula="of:=IMDIV(IMPRODUCT(-1;[.F214];[.F214]);[.E214])" office:value-type="string" office:string-value="1.15162963333253-7.23987257792272i" calcext:value-type="string">
            <text:p>1.15162963333253-7.23987257792272i</text:p>
          </table:table-cell>
          <table:table-cell table:formula="of:=COMPLEX(0;-1000000000/6.284/[.$F$12]/[.B214]+6.284*[.F$14]*[.B214]*0.001)" office:value-type="string" office:string-value="9.1377305021805i" calcext:value-type="string">
            <text:p>9.1377305021805i</text:p>
          </table:table-cell>
          <table:table-cell table:formula="of:=IMSUM([.G214];[.H214])" office:value-type="string" office:string-value="1.15162963333253+1.89785792425778i" calcext:value-type="string">
            <text:p>1.15162963333253+1.89785792425778i</text:p>
          </table:table-cell>
          <table:table-cell table:formula="of:=300000/[.B214]" office:value-type="float" office:value="41.1466191194624" calcext:value-type="float">
            <text:p>41.1466191195</text:p>
          </table:table-cell>
          <table:table-cell table:formula="of:=[.$C$1]/[.J214]*2*PI()" office:value-type="float" office:value="0" calcext:value-type="float">
            <text:p>0</text:p>
          </table:table-cell>
          <table:table-cell table:formula="of:=COMPLEX(0;TAN([.K214]))" office:value-type="string" office:string-value="0" calcext:value-type="string">
            <text:p>0</text:p>
          </table:table-cell>
          <table:table-cell table:formula="of:=IMPRODUCT(IMDIV(IMSUB([.I214];[.$C$2]); IMSUM([.I214]; [.$C$2])); 1-[.$F$1])" office:value-type="string" office:string-value="-0.952284408977731+0.0724348073080524i" calcext:value-type="string">
            <text:p>-0.952284408977731+0.0724348073080524i</text:p>
          </table:table-cell>
          <table:table-cell table:formula="of:=IMDIV(IMSUM(1;[.M214]);IMSUB(1;[.M214]))" office:value-type="string" office:string-value="0.02303259266665+0.0379571584851556i" calcext:value-type="string">
            <text:p>0.02303259266665+0.0379571584851556i</text:p>
          </table:table-cell>
          <table:table-cell table:formula="of:=IMSUM([.N214];[.L214])" office:value-type="string" office:string-value="0.02303259266665+0.0379571584851556i" calcext:value-type="string">
            <text:p>0.02303259266665+0.0379571584851556i</text:p>
          </table:table-cell>
          <table:table-cell table:formula="of:=IMSUM(1;IMPRODUCT([.L214];[.N214]))" office:value-type="string" office:string-value="1" calcext:value-type="string">
            <text:p>1</text:p>
          </table:table-cell>
          <table:table-cell table:formula="of:=IMPRODUCT([.$C$2];[.O214];IMDIV(1;[.P214]))" office:value-type="string" office:string-value="1.1516296333325+1.89785792425778i" calcext:value-type="string">
            <text:p>1.1516296333325+1.89785792425778i</text:p>
          </table:table-cell>
          <table:table-cell table:formula="of:=IMDIV(IMPRODUCT([.Q214];[.$F$10]);IMSUM([.Q214];[.$F$10]))" office:value-type="string" office:string-value="1.15163190893775+1.89785355299528i" calcext:value-type="string">
            <text:p>1.15163190893775+1.89785355299528i</text:p>
          </table:table-cell>
          <table:table-cell table:formula="of:=[.B214]" office:value-type="float" office:value="7291" calcext:value-type="float">
            <text:p>7291</text:p>
          </table:table-cell>
          <table:table-cell table:formula="of:=IMREAL([.R214])" office:value-type="float" office:value="1.15163190893775" calcext:value-type="float">
            <text:p>1.1516319089</text:p>
          </table:table-cell>
          <table:table-cell table:formula="of:=IMAGINARY([.R214])" office:value-type="float" office:value="1.89785355299528" calcext:value-type="float">
            <text:p>1.897853553</text:p>
          </table:table-cell>
          <table:table-cell table:formula="of:=IMABS([.R214])" office:value-type="float" office:value="2.21993336888755" calcext:value-type="float">
            <text:p>2.2199333689</text:p>
          </table:table-cell>
        </table:table-row>
        <table:table-row table:style-name="ro1">
          <table:table-cell/>
          <table:table-cell table:formula="of:=[.B214]+[.$C$11]" office:value-type="float" office:value="7292.5" calcext:value-type="float">
            <text:p>7292.5</text:p>
          </table:table-cell>
          <table:table-cell table:formula="of:=COMPLEX([.$C$3]/1000;6.284*[.B215]*[.$C$4]/1000)" office:value-type="string" office:string-value="1.3+194.7607975i" calcext:value-type="string">
            <text:p>1.3+194.7607975i</text:p>
          </table:table-cell>
          <table:table-cell table:formula="of:=COMPLEX(0;-1/6.284/[.B215]/[.$C$5]*1000000000)" office:value-type="string" office:string-value="-186.509743187852i" calcext:value-type="string">
            <text:p>-186.509743187852i</text:p>
          </table:table-cell>
          <table:table-cell table:formula="of:=IMSUM([.C215];[.D215])" office:value-type="string" office:string-value="1.3+8.251054312148i" calcext:value-type="string">
            <text:p>1.3+8.251054312148i</text:p>
          </table:table-cell>
          <table:table-cell table:formula="of:=COMPLEX(0; 6.284*[.B215]*[.$C$6]/1000)" office:value-type="string" office:string-value="7.7904319i" calcext:value-type="string">
            <text:p>7.7904319i</text:p>
          </table:table-cell>
          <table:table-cell table:formula="of:=IMDIV(IMPRODUCT(-1;[.F215];[.F215]);[.E215])" office:value-type="string" office:string-value="1.13083265192154-7.17735509919612i" calcext:value-type="string">
            <text:p>1.13083265192154-7.17735509919612i</text:p>
          </table:table-cell>
          <table:table-cell table:formula="of:=COMPLEX(0;-1000000000/6.284/[.$F$12]/[.B215]+6.284*[.F$14]*[.B215]*0.001)" office:value-type="string" office:string-value="9.1528160103254i" calcext:value-type="string">
            <text:p>9.1528160103254i</text:p>
          </table:table-cell>
          <table:table-cell table:formula="of:=IMSUM([.G215];[.H215])" office:value-type="string" office:string-value="1.13083265192154+1.97546091112928i" calcext:value-type="string">
            <text:p>1.13083265192154+1.97546091112928i</text:p>
          </table:table-cell>
          <table:table-cell table:formula="of:=300000/[.B215]" office:value-type="float" office:value="41.1381556393555" calcext:value-type="float">
            <text:p>41.1381556394</text:p>
          </table:table-cell>
          <table:table-cell table:formula="of:=[.$C$1]/[.J215]*2*PI()" office:value-type="float" office:value="0" calcext:value-type="float">
            <text:p>0</text:p>
          </table:table-cell>
          <table:table-cell table:formula="of:=COMPLEX(0;TAN([.K215]))" office:value-type="string" office:string-value="0" calcext:value-type="string">
            <text:p>0</text:p>
          </table:table-cell>
          <table:table-cell table:formula="of:=IMPRODUCT(IMDIV(IMSUB([.I215];[.$C$2]); IMSUM([.I215]; [.$C$2])); 1-[.$F$1])" office:value-type="string" office:string-value="-0.952852081180043+0.0754492495330733i" calcext:value-type="string">
            <text:p>-0.952852081180043+0.0754492495330733i</text:p>
          </table:table-cell>
          <table:table-cell table:formula="of:=IMDIV(IMSUM(1;[.M215]);IMSUB(1;[.M215]))" office:value-type="string" office:string-value="0.0226166530384298+0.0395092182225857i" calcext:value-type="string">
            <text:p>0.0226166530384298+0.0395092182225857i</text:p>
          </table:table-cell>
          <table:table-cell table:formula="of:=IMSUM([.N215];[.L215])" office:value-type="string" office:string-value="0.0226166530384298+0.0395092182225857i" calcext:value-type="string">
            <text:p>0.0226166530384298+0.0395092182225857i</text:p>
          </table:table-cell>
          <table:table-cell table:formula="of:=IMSUM(1;IMPRODUCT([.L215];[.N215]))" office:value-type="string" office:string-value="1" calcext:value-type="string">
            <text:p>1</text:p>
          </table:table-cell>
          <table:table-cell table:formula="of:=IMPRODUCT([.$C$2];[.O215];IMDIV(1;[.P215]))" office:value-type="string" office:string-value="1.13083265192149+1.97546091112929i" calcext:value-type="string">
            <text:p>1.13083265192149+1.97546091112929i</text:p>
          </table:table-cell>
          <table:table-cell table:formula="of:=IMDIV(IMPRODUCT([.Q215];[.$F$10]);IMSUM([.Q215];[.$F$10]))" office:value-type="string" office:string-value="1.13083527557565+1.97545644329329i" calcext:value-type="string">
            <text:p>1.13083527557565+1.97545644329329i</text:p>
          </table:table-cell>
          <table:table-cell table:formula="of:=[.B215]" office:value-type="float" office:value="7292.5" calcext:value-type="float">
            <text:p>7292.5</text:p>
          </table:table-cell>
          <table:table-cell table:formula="of:=IMREAL([.R215])" office:value-type="float" office:value="1.13083527557565" calcext:value-type="float">
            <text:p>1.1308352756</text:p>
          </table:table-cell>
          <table:table-cell table:formula="of:=IMAGINARY([.R215])" office:value-type="float" office:value="1.97545644329329" calcext:value-type="float">
            <text:p>1.9754564433</text:p>
          </table:table-cell>
          <table:table-cell table:formula="of:=IMABS([.R215])" office:value-type="float" office:value="2.27622858690318" calcext:value-type="float">
            <text:p>2.2762285869</text:p>
          </table:table-cell>
        </table:table-row>
        <table:table-row table:style-name="ro1">
          <table:table-cell/>
          <table:table-cell table:formula="of:=[.B215]+[.$C$11]" office:value-type="float" office:value="7294" calcext:value-type="float">
            <text:p>7294</text:p>
          </table:table-cell>
          <table:table-cell table:formula="of:=COMPLEX([.$C$3]/1000;6.284*[.B216]*[.$C$4]/1000)" office:value-type="string" office:string-value="1.3+194.800858i" calcext:value-type="string">
            <text:p>1.3+194.800858i</text:p>
          </table:table-cell>
          <table:table-cell table:formula="of:=COMPLEX(0;-1/6.284/[.B216]/[.$C$5]*1000000000)" office:value-type="string" office:string-value="-186.471387742996i" calcext:value-type="string">
            <text:p>-186.471387742996i</text:p>
          </table:table-cell>
          <table:table-cell table:formula="of:=IMSUM([.C216];[.D216])" office:value-type="string" office:string-value="1.3+8.329470257004i" calcext:value-type="string">
            <text:p>1.3+8.329470257004i</text:p>
          </table:table-cell>
          <table:table-cell table:formula="of:=COMPLEX(0; 6.284*[.B216]*[.$C$6]/1000)" office:value-type="string" office:string-value="7.79203432i" calcext:value-type="string">
            <text:p>7.79203432i</text:p>
          </table:table-cell>
          <table:table-cell table:formula="of:=IMDIV(IMPRODUCT(-1;[.F216];[.F216]);[.E216])" office:value-type="string" office:string-value="1.11060159654045-7.11594074289602i" calcext:value-type="string">
            <text:p>1.11060159654045-7.11594074289602i</text:p>
          </table:table-cell>
          <table:table-cell table:formula="of:=COMPLEX(0;-1000000000/6.284/[.$F$12]/[.B216]+6.284*[.F$14]*[.B216]*0.001)" office:value-type="string" office:string-value="9.16789880304332i" calcext:value-type="string">
            <text:p>9.16789880304332i</text:p>
          </table:table-cell>
          <table:table-cell table:formula="of:=IMSUM([.G216];[.H216])" office:value-type="string" office:string-value="1.11060159654045+2.0519580601473i" calcext:value-type="string">
            <text:p>1.11060159654045+2.0519580601473i</text:p>
          </table:table-cell>
          <table:table-cell table:formula="of:=300000/[.B216]" office:value-type="float" office:value="41.1296956402523" calcext:value-type="float">
            <text:p>41.1296956403</text:p>
          </table:table-cell>
          <table:table-cell table:formula="of:=[.$C$1]/[.J216]*2*PI()" office:value-type="float" office:value="0" calcext:value-type="float">
            <text:p>0</text:p>
          </table:table-cell>
          <table:table-cell table:formula="of:=COMPLEX(0;TAN([.K216]))" office:value-type="string" office:string-value="0" calcext:value-type="string">
            <text:p>0</text:p>
          </table:table-cell>
          <table:table-cell table:formula="of:=IMPRODUCT(IMDIV(IMSUB([.I216];[.$C$2]); IMSUM([.I216]; [.$C$2])); 1-[.$F$1])" office:value-type="string" office:string-value="-0.953392737298299+0.0784236508028846i" calcext:value-type="string">
            <text:p>-0.953392737298299+0.0784236508028846i</text:p>
          </table:table-cell>
          <table:table-cell table:formula="of:=IMDIV(IMSUM(1;[.M216]);IMSUB(1;[.M216]))" office:value-type="string" office:string-value="0.0222120319308078+0.041039161202946i" calcext:value-type="string">
            <text:p>0.0222120319308078+0.041039161202946i</text:p>
          </table:table-cell>
          <table:table-cell table:formula="of:=IMSUM([.N216];[.L216])" office:value-type="string" office:string-value="0.0222120319308078+0.041039161202946i" calcext:value-type="string">
            <text:p>0.0222120319308078+0.041039161202946i</text:p>
          </table:table-cell>
          <table:table-cell table:formula="of:=IMSUM(1;IMPRODUCT([.L216];[.N216]))" office:value-type="string" office:string-value="1" calcext:value-type="string">
            <text:p>1</text:p>
          </table:table-cell>
          <table:table-cell table:formula="of:=IMPRODUCT([.$C$2];[.O216];IMDIV(1;[.P216]))" office:value-type="string" office:string-value="1.11060159654039+2.0519580601473i" calcext:value-type="string">
            <text:p>1.11060159654039+2.0519580601473i</text:p>
          </table:table-cell>
          <table:table-cell table:formula="of:=IMDIV(IMPRODUCT([.Q216];[.$F$10]);IMSUM([.Q216];[.$F$10]))" office:value-type="string" office:string-value="1.11060457362668+2.05195350232589i" calcext:value-type="string">
            <text:p>1.11060457362668+2.05195350232589i</text:p>
          </table:table-cell>
          <table:table-cell table:formula="of:=[.B216]" office:value-type="float" office:value="7294" calcext:value-type="float">
            <text:p>7294</text:p>
          </table:table-cell>
          <table:table-cell table:formula="of:=IMREAL([.R216])" office:value-type="float" office:value="1.11060457362668" calcext:value-type="float">
            <text:p>1.1106045736</text:p>
          </table:table-cell>
          <table:table-cell table:formula="of:=IMAGINARY([.R216])" office:value-type="float" office:value="2.05195350232589" calcext:value-type="float">
            <text:p>2.0519535023</text:p>
          </table:table-cell>
          <table:table-cell table:formula="of:=IMABS([.R216])" office:value-type="float" office:value="2.33322859888781" calcext:value-type="float">
            <text:p>2.3332285989</text:p>
          </table:table-cell>
        </table:table-row>
        <table:table-row table:style-name="ro1">
          <table:table-cell/>
          <table:table-cell table:formula="of:=[.B216]+[.$C$11]" office:value-type="float" office:value="7295.5" calcext:value-type="float">
            <text:p>7295.5</text:p>
          </table:table-cell>
          <table:table-cell table:formula="of:=COMPLEX([.$C$3]/1000;6.284*[.B217]*[.$C$4]/1000)" office:value-type="string" office:string-value="1.3+194.8409185i" calcext:value-type="string">
            <text:p>1.3+194.8409185i</text:p>
          </table:table-cell>
          <table:table-cell table:formula="of:=COMPLEX(0;-1/6.284/[.B217]/[.$C$5]*1000000000)" office:value-type="string" office:string-value="-186.433048070374i" calcext:value-type="string">
            <text:p>-186.433048070374i</text:p>
          </table:table-cell>
          <table:table-cell table:formula="of:=IMSUM([.C217];[.D217])" office:value-type="string" office:string-value="1.3+8.40787042962597i" calcext:value-type="string">
            <text:p>1.3+8.40787042962597i</text:p>
          </table:table-cell>
          <table:table-cell table:formula="of:=COMPLEX(0; 6.284*[.B217]*[.$C$6]/1000)" office:value-type="string" office:string-value="7.79363674i" calcext:value-type="string">
            <text:p>7.79363674i</text:p>
          </table:table-cell>
          <table:table-cell table:formula="of:=IMDIV(IMPRODUCT(-1;[.F217];[.F217]);[.E217])" office:value-type="string" office:string-value="1.09091617582328-7.05560142761936i" calcext:value-type="string">
            <text:p>1.09091617582328-7.05560142761936i</text:p>
          </table:table-cell>
          <table:table-cell table:formula="of:=COMPLEX(0;-1000000000/6.284/[.$F$12]/[.B217]+6.284*[.F$14]*[.B217]*0.001)" office:value-type="string" office:string-value="9.18297888200917i" calcext:value-type="string">
            <text:p>9.18297888200917i</text:p>
          </table:table-cell>
          <table:table-cell table:formula="of:=IMSUM([.G217];[.H217])" office:value-type="string" office:string-value="1.09091617582328+2.12737745438981i" calcext:value-type="string">
            <text:p>1.09091617582328+2.12737745438981i</text:p>
          </table:table-cell>
          <table:table-cell table:formula="of:=300000/[.B217]" office:value-type="float" office:value="41.1212391200055" calcext:value-type="float">
            <text:p>41.12123912</text:p>
          </table:table-cell>
          <table:table-cell table:formula="of:=[.$C$1]/[.J217]*2*PI()" office:value-type="float" office:value="0" calcext:value-type="float">
            <text:p>0</text:p>
          </table:table-cell>
          <table:table-cell table:formula="of:=COMPLEX(0;TAN([.K217]))" office:value-type="string" office:string-value="0" calcext:value-type="string">
            <text:p>0</text:p>
          </table:table-cell>
          <table:table-cell table:formula="of:=IMPRODUCT(IMDIV(IMSUB([.I217];[.$C$2]); IMSUM([.I217]; [.$C$2])); 1-[.$F$1])" office:value-type="string" office:string-value="-0.953907396343592+0.081358856996067i" calcext:value-type="string">
            <text:p>-0.953907396343592+0.081358856996067i</text:p>
          </table:table-cell>
          <table:table-cell table:formula="of:=IMDIV(IMSUM(1;[.M217]);IMSUB(1;[.M217]))" office:value-type="string" office:string-value="0.0218183235164662+0.0425475490877963i" calcext:value-type="string">
            <text:p>0.0218183235164662+0.0425475490877963i</text:p>
          </table:table-cell>
          <table:table-cell table:formula="of:=IMSUM([.N217];[.L217])" office:value-type="string" office:string-value="0.0218183235164662+0.0425475490877963i" calcext:value-type="string">
            <text:p>0.0218183235164662+0.0425475490877963i</text:p>
          </table:table-cell>
          <table:table-cell table:formula="of:=IMSUM(1;IMPRODUCT([.L217];[.N217]))" office:value-type="string" office:string-value="1" calcext:value-type="string">
            <text:p>1</text:p>
          </table:table-cell>
          <table:table-cell table:formula="of:=IMPRODUCT([.$C$2];[.O217];IMDIV(1;[.P217]))" office:value-type="string" office:string-value="1.09091617582331+2.12737745438982i" calcext:value-type="string">
            <text:p>1.09091617582331+2.12737745438982i</text:p>
          </table:table-cell>
          <table:table-cell table:formula="of:=IMDIV(IMPRODUCT([.Q217];[.$F$10]);IMSUM([.Q217];[.$F$10]))" office:value-type="string" office:string-value="1.09091951144985+2.12737281280219i" calcext:value-type="string">
            <text:p>1.09091951144985+2.12737281280219i</text:p>
          </table:table-cell>
          <table:table-cell table:formula="of:=[.B217]" office:value-type="float" office:value="7295.5" calcext:value-type="float">
            <text:p>7295.5</text:p>
          </table:table-cell>
          <table:table-cell table:formula="of:=IMREAL([.R217])" office:value-type="float" office:value="1.09091951144985" calcext:value-type="float">
            <text:p>1.0909195114</text:p>
          </table:table-cell>
          <table:table-cell table:formula="of:=IMAGINARY([.R217])" office:value-type="float" office:value="2.12737281280219" calcext:value-type="float">
            <text:p>2.1273728128</text:p>
          </table:table-cell>
          <table:table-cell table:formula="of:=IMABS([.R217])" office:value-type="float" office:value="2.39077821328367" calcext:value-type="float">
            <text:p>2.3907782133</text:p>
          </table:table-cell>
        </table:table-row>
        <table:table-row table:style-name="ro1">
          <table:table-cell/>
          <table:table-cell table:formula="of:=[.B217]+[.$C$11]" office:value-type="float" office:value="7297" calcext:value-type="float">
            <text:p>7297</text:p>
          </table:table-cell>
          <table:table-cell table:formula="of:=COMPLEX([.$C$3]/1000;6.284*[.B218]*[.$C$4]/1000)" office:value-type="string" office:string-value="1.3+194.880979i" calcext:value-type="string">
            <text:p>1.3+194.880979i</text:p>
          </table:table-cell>
          <table:table-cell table:formula="of:=COMPLEX(0;-1/6.284/[.B218]/[.$C$5]*1000000000)" office:value-type="string" office:string-value="-186.39472416026i" calcext:value-type="string">
            <text:p>-186.39472416026i</text:p>
          </table:table-cell>
          <table:table-cell table:formula="of:=IMSUM([.C218];[.D218])" office:value-type="string" office:string-value="1.3+8.48625483973998i" calcext:value-type="string">
            <text:p>1.3+8.48625483973998i</text:p>
          </table:table-cell>
          <table:table-cell table:formula="of:=COMPLEX(0; 6.284*[.B218]*[.$C$6]/1000)" office:value-type="string" office:string-value="7.79523916i" calcext:value-type="string">
            <text:p>7.79523916i</text:p>
          </table:table-cell>
          <table:table-cell table:formula="of:=IMDIV(IMPRODUCT(-1;[.F218];[.F218]);[.E218])" office:value-type="string" office:string-value="1.07175699434187-6.99630998481449i" calcext:value-type="string">
            <text:p>1.07175699434187-6.99630998481449i</text:p>
          </table:table-cell>
          <table:table-cell table:formula="of:=COMPLEX(0;-1000000000/6.284/[.$F$12]/[.B218]+6.284*[.F$14]*[.B218]*0.001)" office:value-type="string" office:string-value="9.19805624889652i" calcext:value-type="string">
            <text:p>9.19805624889652i</text:p>
          </table:table-cell>
          <table:table-cell table:formula="of:=IMSUM([.G218];[.H218])" office:value-type="string" office:string-value="1.07175699434187+2.20174626408203i" calcext:value-type="string">
            <text:p>1.07175699434187+2.20174626408203i</text:p>
          </table:table-cell>
          <table:table-cell table:formula="of:=300000/[.B218]" office:value-type="float" office:value="41.1127860764698" calcext:value-type="float">
            <text:p>41.1127860765</text:p>
          </table:table-cell>
          <table:table-cell table:formula="of:=[.$C$1]/[.J218]*2*PI()" office:value-type="float" office:value="0" calcext:value-type="float">
            <text:p>0</text:p>
          </table:table-cell>
          <table:table-cell table:formula="of:=COMPLEX(0;TAN([.K218]))" office:value-type="string" office:string-value="0" calcext:value-type="string">
            <text:p>0</text:p>
          </table:table-cell>
          <table:table-cell table:formula="of:=IMPRODUCT(IMDIV(IMSUB([.I218];[.$C$2]); IMSUM([.I218]; [.$C$2])); 1-[.$F$1])" office:value-type="string" office:string-value="-0.954397032982253+0.0842556947155432i" calcext:value-type="string">
            <text:p>-0.954397032982253+0.0842556947155432i</text:p>
          </table:table-cell>
          <table:table-cell table:formula="of:=IMDIV(IMSUM(1;[.M218]);IMSUB(1;[.M218]))" office:value-type="string" office:string-value="0.0214351398868378+0.0440349252816407i" calcext:value-type="string">
            <text:p>0.0214351398868378+0.0440349252816407i</text:p>
          </table:table-cell>
          <table:table-cell table:formula="of:=IMSUM([.N218];[.L218])" office:value-type="string" office:string-value="0.0214351398868378+0.0440349252816407i" calcext:value-type="string">
            <text:p>0.0214351398868378+0.0440349252816407i</text:p>
          </table:table-cell>
          <table:table-cell table:formula="of:=IMSUM(1;IMPRODUCT([.L218];[.N218]))" office:value-type="string" office:string-value="1" calcext:value-type="string">
            <text:p>1</text:p>
          </table:table-cell>
          <table:table-cell table:formula="of:=IMPRODUCT([.$C$2];[.O218];IMDIV(1;[.P218]))" office:value-type="string" office:string-value="1.07175699434189+2.20174626408204i" calcext:value-type="string">
            <text:p>1.07175699434189+2.20174626408204i</text:p>
          </table:table-cell>
          <table:table-cell table:formula="of:=IMDIV(IMPRODUCT([.Q218];[.$F$10]);IMSUM([.Q218];[.$F$10]))" office:value-type="string" office:string-value="1.0717606933548+2.20174154460033i" calcext:value-type="string">
            <text:p>1.0717606933548+2.20174154460033i</text:p>
          </table:table-cell>
          <table:table-cell table:formula="of:=[.B218]" office:value-type="float" office:value="7297" calcext:value-type="float">
            <text:p>7297</text:p>
          </table:table-cell>
          <table:table-cell table:formula="of:=IMREAL([.R218])" office:value-type="float" office:value="1.0717606933548" calcext:value-type="float">
            <text:p>1.0717606934</text:p>
          </table:table-cell>
          <table:table-cell table:formula="of:=IMAGINARY([.R218])" office:value-type="float" office:value="2.20174154460033" calcext:value-type="float">
            <text:p>2.2017415446</text:p>
          </table:table-cell>
          <table:table-cell table:formula="of:=IMABS([.R218])" office:value-type="float" office:value="2.44874188371078" calcext:value-type="float">
            <text:p>2.4487418837</text:p>
          </table:table-cell>
        </table:table-row>
        <table:table-row table:style-name="ro1">
          <table:table-cell/>
          <table:table-cell table:formula="of:=[.B218]+[.$C$11]" office:value-type="float" office:value="7298.5" calcext:value-type="float">
            <text:p>7298.5</text:p>
          </table:table-cell>
          <table:table-cell table:formula="of:=COMPLEX([.$C$3]/1000;6.284*[.B219]*[.$C$4]/1000)" office:value-type="string" office:string-value="1.3+194.9210395i" calcext:value-type="string">
            <text:p>1.3+194.9210395i</text:p>
          </table:table-cell>
          <table:table-cell table:formula="of:=COMPLEX(0;-1/6.284/[.B219]/[.$C$5]*1000000000)" office:value-type="string" office:string-value="-186.356416002934i" calcext:value-type="string">
            <text:p>-186.356416002934i</text:p>
          </table:table-cell>
          <table:table-cell table:formula="of:=IMSUM([.C219];[.D219])" office:value-type="string" office:string-value="1.3+8.56462349706601i" calcext:value-type="string">
            <text:p>1.3+8.56462349706601i</text:p>
          </table:table-cell>
          <table:table-cell table:formula="of:=COMPLEX(0; 6.284*[.B219]*[.$C$6]/1000)" office:value-type="string" office:string-value="7.79684158i" calcext:value-type="string">
            <text:p>7.79684158i</text:p>
          </table:table-cell>
          <table:table-cell table:formula="of:=IMDIV(IMPRODUCT(-1;[.F219];[.F219]);[.E219])" office:value-type="string" office:string-value="1.05310550589146-6.93804012357509i" calcext:value-type="string">
            <text:p>1.05310550589146-6.93804012357509i</text:p>
          </table:table-cell>
          <table:table-cell table:formula="of:=COMPLEX(0;-1000000000/6.284/[.$F$12]/[.B219]+6.284*[.F$14]*[.B219]*0.001)" office:value-type="string" office:string-value="9.21313090537754i" calcext:value-type="string">
            <text:p>9.21313090537754i</text:p>
          </table:table-cell>
          <table:table-cell table:formula="of:=IMSUM([.G219];[.H219])" office:value-type="string" office:string-value="1.05310550589146+2.27509078180245i" calcext:value-type="string">
            <text:p>1.05310550589146+2.27509078180245i</text:p>
          </table:table-cell>
          <table:table-cell table:formula="of:=300000/[.B219]" office:value-type="float" office:value="41.1043365075015" calcext:value-type="float">
            <text:p>41.1043365075</text:p>
          </table:table-cell>
          <table:table-cell table:formula="of:=[.$C$1]/[.J219]*2*PI()" office:value-type="float" office:value="0" calcext:value-type="float">
            <text:p>0</text:p>
          </table:table-cell>
          <table:table-cell table:formula="of:=COMPLEX(0;TAN([.K219]))" office:value-type="string" office:string-value="0" calcext:value-type="string">
            <text:p>0</text:p>
          </table:table-cell>
          <table:table-cell table:formula="of:=IMPRODUCT(IMDIV(IMSUB([.I219];[.$C$2]); IMSUM([.I219]; [.$C$2])); 1-[.$F$1])" office:value-type="string" office:string-value="-0.954862579705437+0.0871149715714191i" calcext:value-type="string">
            <text:p>-0.954862579705437+0.0871149715714191i</text:p>
          </table:table-cell>
          <table:table-cell table:formula="of:=IMDIV(IMSUM(1;[.M219]);IMSUB(1;[.M219]))" office:value-type="string" office:string-value="0.0210621101178298+0.045501815636049i" calcext:value-type="string">
            <text:p>0.0210621101178298+0.045501815636049i</text:p>
          </table:table-cell>
          <table:table-cell table:formula="of:=IMSUM([.N219];[.L219])" office:value-type="string" office:string-value="0.0210621101178298+0.045501815636049i" calcext:value-type="string">
            <text:p>0.0210621101178298+0.045501815636049i</text:p>
          </table:table-cell>
          <table:table-cell table:formula="of:=IMSUM(1;IMPRODUCT([.L219];[.N219]))" office:value-type="string" office:string-value="1" calcext:value-type="string">
            <text:p>1</text:p>
          </table:table-cell>
          <table:table-cell table:formula="of:=IMPRODUCT([.$C$2];[.O219];IMDIV(1;[.P219]))" office:value-type="string" office:string-value="1.05310550589149+2.27509078180245i" calcext:value-type="string">
            <text:p>1.05310550589149+2.27509078180245i</text:p>
          </table:table-cell>
          <table:table-cell table:formula="of:=IMDIV(IMPRODUCT([.Q219];[.$F$10]);IMSUM([.Q219];[.$F$10]))" office:value-type="string" office:string-value="1.05310957288722+2.27508598997219i" calcext:value-type="string">
            <text:p>1.05310957288722+2.27508598997219i</text:p>
          </table:table-cell>
          <table:table-cell table:formula="of:=[.B219]" office:value-type="float" office:value="7298.5" calcext:value-type="float">
            <text:p>7298.5</text:p>
          </table:table-cell>
          <table:table-cell table:formula="of:=IMREAL([.R219])" office:value-type="float" office:value="1.05310957288722" calcext:value-type="float">
            <text:p>1.0531095729</text:p>
          </table:table-cell>
          <table:table-cell table:formula="of:=IMAGINARY([.R219])" office:value-type="float" office:value="2.27508598997219" calcext:value-type="float">
            <text:p>2.27508599</text:p>
          </table:table-cell>
          <table:table-cell table:formula="of:=IMABS([.R219])" office:value-type="float" office:value="2.5070014029263" calcext:value-type="float">
            <text:p>2.5070014029</text:p>
          </table:table-cell>
        </table:table-row>
        <table:table-row table:style-name="ro1">
          <table:table-cell/>
          <table:table-cell table:formula="of:=[.B219]+[.$C$11]" office:value-type="float" office:value="7300" calcext:value-type="float">
            <text:p>7300</text:p>
          </table:table-cell>
          <table:table-cell table:formula="of:=COMPLEX([.$C$3]/1000;6.284*[.B220]*[.$C$4]/1000)" office:value-type="string" office:string-value="1.3+194.9611i" calcext:value-type="string">
            <text:p>1.3+194.9611i</text:p>
          </table:table-cell>
          <table:table-cell table:formula="of:=COMPLEX(0;-1/6.284/[.B220]/[.$C$5]*1000000000)" office:value-type="string" office:string-value="-186.318123588687i" calcext:value-type="string">
            <text:p>-186.318123588687i</text:p>
          </table:table-cell>
          <table:table-cell table:formula="of:=IMSUM([.C220];[.D220])" office:value-type="string" office:string-value="1.3+8.64297641131299i" calcext:value-type="string">
            <text:p>1.3+8.64297641131299i</text:p>
          </table:table-cell>
          <table:table-cell table:formula="of:=COMPLEX(0; 6.284*[.B220]*[.$C$6]/1000)" office:value-type="string" office:string-value="7.798444i" calcext:value-type="string">
            <text:p>7.798444i</text:p>
          </table:table-cell>
          <table:table-cell table:formula="of:=IMDIV(IMPRODUCT(-1;[.F220];[.F220]);[.E220])" office:value-type="string" office:string-value="1.03494396957295-6.88076639696125i" calcext:value-type="string">
            <text:p>1.03494396957295-6.88076639696125i</text:p>
          </table:table-cell>
          <table:table-cell table:formula="of:=COMPLEX(0;-1000000000/6.284/[.$F$12]/[.B220]+6.284*[.F$14]*[.B220]*0.001)" office:value-type="string" office:string-value="9.22820285312301i" calcext:value-type="string">
            <text:p>9.22820285312301i</text:p>
          </table:table-cell>
          <table:table-cell table:formula="of:=IMSUM([.G220];[.H220])" office:value-type="string" office:string-value="1.03494396957295+2.34743645616176i" calcext:value-type="string">
            <text:p>1.03494396957295+2.34743645616176i</text:p>
          </table:table-cell>
          <table:table-cell table:formula="of:=300000/[.B220]" office:value-type="float" office:value="41.0958904109589" calcext:value-type="float">
            <text:p>41.095890411</text:p>
          </table:table-cell>
          <table:table-cell table:formula="of:=[.$C$1]/[.J220]*2*PI()" office:value-type="float" office:value="0" calcext:value-type="float">
            <text:p>0</text:p>
          </table:table-cell>
          <table:table-cell table:formula="of:=COMPLEX(0;TAN([.K220]))" office:value-type="string" office:string-value="0" calcext:value-type="string">
            <text:p>0</text:p>
          </table:table-cell>
          <table:table-cell table:formula="of:=IMPRODUCT(IMDIV(IMSUB([.I220];[.$C$2]); IMSUM([.I220]; [.$C$2])); 1-[.$F$1])" office:value-type="string" office:string-value="-0.95530492888221+0.0899374764809658i" calcext:value-type="string">
            <text:p>-0.95530492888221+0.0899374764809658i</text:p>
          </table:table-cell>
          <table:table-cell table:formula="of:=IMDIV(IMSUM(1;[.M220]);IMSUB(1;[.M220]))" office:value-type="string" office:string-value="0.0206988793914589+0.0469487291232352i" calcext:value-type="string">
            <text:p>0.0206988793914589+0.0469487291232352i</text:p>
          </table:table-cell>
          <table:table-cell table:formula="of:=IMSUM([.N220];[.L220])" office:value-type="string" office:string-value="0.0206988793914589+0.0469487291232352i" calcext:value-type="string">
            <text:p>0.0206988793914589+0.0469487291232352i</text:p>
          </table:table-cell>
          <table:table-cell table:formula="of:=IMSUM(1;IMPRODUCT([.L220];[.N220]))" office:value-type="string" office:string-value="1" calcext:value-type="string">
            <text:p>1</text:p>
          </table:table-cell>
          <table:table-cell table:formula="of:=IMPRODUCT([.$C$2];[.O220];IMDIV(1;[.P220]))" office:value-type="string" office:string-value="1.03494396957295+2.34743645616176i" calcext:value-type="string">
            <text:p>1.03494396957295+2.34743645616176i</text:p>
          </table:table-cell>
          <table:table-cell table:formula="of:=IMDIV(IMPRODUCT([.Q220];[.$F$10]);IMSUM([.Q220];[.$F$10]))" office:value-type="string" office:string-value="1.03494840891028+2.3474315972211i" calcext:value-type="string">
            <text:p>1.03494840891028+2.3474315972211i</text:p>
          </table:table-cell>
          <table:table-cell table:formula="of:=[.B220]" office:value-type="float" office:value="7300" calcext:value-type="float">
            <text:p>7300</text:p>
          </table:table-cell>
          <table:table-cell table:formula="of:=IMREAL([.R220])" office:value-type="float" office:value="1.03494840891028" calcext:value-type="float">
            <text:p>1.0349484089</text:p>
          </table:table-cell>
          <table:table-cell table:formula="of:=IMAGINARY([.R220])" office:value-type="float" office:value="2.3474315972211" calcext:value-type="float">
            <text:p>2.3474315972</text:p>
          </table:table-cell>
          <table:table-cell table:formula="of:=IMABS([.R220])" office:value-type="float" office:value="2.56545382198509" calcext:value-type="float">
            <text:p>2.565453822</text:p>
          </table:table-cell>
        </table:table-row>
        <table:table-row table:style-name="ro1">
          <table:table-cell/>
          <table:table-cell table:formula="of:=[.B220]+[.$C$11]" office:value-type="float" office:value="7301.5" calcext:value-type="float">
            <text:p>7301.5</text:p>
          </table:table-cell>
          <table:table-cell table:formula="of:=COMPLEX([.$C$3]/1000;6.284*[.B221]*[.$C$4]/1000)" office:value-type="string" office:string-value="1.3+195.0011605i" calcext:value-type="string">
            <text:p>1.3+195.0011605i</text:p>
          </table:table-cell>
          <table:table-cell table:formula="of:=COMPLEX(0;-1/6.284/[.B221]/[.$C$5]*1000000000)" office:value-type="string" office:string-value="-186.279846907815i" calcext:value-type="string">
            <text:p>-186.279846907815i</text:p>
          </table:table-cell>
          <table:table-cell table:formula="of:=IMSUM([.C221];[.D221])" office:value-type="string" office:string-value="1.3+8.721313592185i" calcext:value-type="string">
            <text:p>1.3+8.721313592185i</text:p>
          </table:table-cell>
          <table:table-cell table:formula="of:=COMPLEX(0; 6.284*[.B221]*[.$C$6]/1000)" office:value-type="string" office:string-value="7.80004642i" calcext:value-type="string">
            <text:p>7.80004642i</text:p>
          </table:table-cell>
          <table:table-cell table:formula="of:=IMDIV(IMPRODUCT(-1;[.F221];[.F221]);[.E221])" office:value-type="string" office:string-value="1.01725540847901-6.82446416976283i" calcext:value-type="string">
            <text:p>1.01725540847901-6.82446416976283i</text:p>
          </table:table-cell>
          <table:table-cell table:formula="of:=COMPLEX(0;-1000000000/6.284/[.$F$12]/[.B221]+6.284*[.F$14]*[.B221]*0.001)" office:value-type="string" office:string-value="9.24327209380236i" calcext:value-type="string">
            <text:p>9.24327209380236i</text:p>
          </table:table-cell>
          <table:table-cell table:formula="of:=IMSUM([.G221];[.H221])" office:value-type="string" office:string-value="1.01725540847901+2.41880792403953i" calcext:value-type="string">
            <text:p>1.01725540847901+2.41880792403953i</text:p>
          </table:table-cell>
          <table:table-cell table:formula="of:=300000/[.B221]" office:value-type="float" office:value="41.0874477847018" calcext:value-type="float">
            <text:p>41.0874477847</text:p>
          </table:table-cell>
          <table:table-cell table:formula="of:=[.$C$1]/[.J221]*2*PI()" office:value-type="float" office:value="0" calcext:value-type="float">
            <text:p>0</text:p>
          </table:table-cell>
          <table:table-cell table:formula="of:=COMPLEX(0;TAN([.K221]))" office:value-type="string" office:string-value="0" calcext:value-type="string">
            <text:p>0</text:p>
          </table:table-cell>
          <table:table-cell table:formula="of:=IMPRODUCT(IMDIV(IMSUB([.I221];[.$C$2]); IMSUM([.I221]; [.$C$2])); 1-[.$F$1])" office:value-type="string" office:string-value="-0.955724934702881+0.0927239799833453i" calcext:value-type="string">
            <text:p>-0.955724934702881+0.0927239799833453i</text:p>
          </table:table-cell>
          <table:table-cell table:formula="of:=IMDIV(IMSUM(1;[.M221]);IMSUB(1;[.M221]))" office:value-type="string" office:string-value="0.02034510816958+0.0483761584807907i" calcext:value-type="string">
            <text:p>0.02034510816958+0.0483761584807907i</text:p>
          </table:table-cell>
          <table:table-cell table:formula="of:=IMSUM([.N221];[.L221])" office:value-type="string" office:string-value="0.02034510816958+0.0483761584807907i" calcext:value-type="string">
            <text:p>0.02034510816958+0.0483761584807907i</text:p>
          </table:table-cell>
          <table:table-cell table:formula="of:=IMSUM(1;IMPRODUCT([.L221];[.N221]))" office:value-type="string" office:string-value="1" calcext:value-type="string">
            <text:p>1</text:p>
          </table:table-cell>
          <table:table-cell table:formula="of:=IMPRODUCT([.$C$2];[.O221];IMDIV(1;[.P221]))" office:value-type="string" office:string-value="1.017255408479+2.41880792403954i" calcext:value-type="string">
            <text:p>1.017255408479+2.41880792403954i</text:p>
          </table:table-cell>
          <table:table-cell table:formula="of:=IMDIV(IMPRODUCT([.Q221];[.$F$10]);IMSUM([.Q221];[.$F$10]))" office:value-type="string" office:string-value="1.01726022429022+2.41880300293709i" calcext:value-type="string">
            <text:p>1.01726022429022+2.41880300293709i</text:p>
          </table:table-cell>
          <table:table-cell table:formula="of:=[.B221]" office:value-type="float" office:value="7301.5" calcext:value-type="float">
            <text:p>7301.5</text:p>
          </table:table-cell>
          <table:table-cell table:formula="of:=IMREAL([.R221])" office:value-type="float" office:value="1.01726022429022" calcext:value-type="float">
            <text:p>1.0172602243</text:p>
          </table:table-cell>
          <table:table-cell table:formula="of:=IMAGINARY([.R221])" office:value-type="float" office:value="2.41880300293709" calcext:value-type="float">
            <text:p>2.4188030029</text:p>
          </table:table-cell>
          <table:table-cell table:formula="of:=IMABS([.R221])" office:value-type="float" office:value="2.6240095904818" calcext:value-type="float">
            <text:p>2.6240095905</text:p>
          </table:table-cell>
        </table:table-row>
      </table:table>
      <table:table table:name="Sheet2" table:style-name="ta1">
        <table:shapes>
          <draw:frame draw:z-index="0" draw:style-name="gr1" draw:text-style-name="P1" svg:width="31.316cm" svg:height="17.113cm" svg:x="15.325cm" svg:y="0.226cm">
            <draw:object draw:notify-on-update-of-ranges="Sheet2.B2:Sheet2.B19 Sheet2.E2:Sheet2.E19 Sheet2.B2:Sheet2.B19 Sheet2.C2:Sheet2.C19 Sheet2.B2:Sheet2.B19 Sheet2.D2:Sheet2.D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9.842cm" svg:height="12.895cm" svg:x="15.763cm" svg:y="17.251cm">
            <draw:object draw:notify-on-update-of-ranges="Sheet2.B26:Sheet2.B26 Sheet2.B27:Sheet2.B67 Sheet2.C26:Sheet2.C26 Sheet2.C27:Sheet2.C67 Sheet2.B26:Sheet2.B26 Sheet2.B27:Sheet2.B67 Sheet2.D26:Sheet2.D26 Sheet2.D27:Sheet2.D67 Sheet2.B26:Sheet2.B26 Sheet2.B27:Sheet2.B67 Sheet2.E26:Sheet2.E26 Sheet2.E27:Sheet2.E6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4" table:default-cell-style-name="ce3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Resistive</text:p>
          </table:table-cell>
          <table:table-cell office:value-type="string" calcext:value-type="string">
            <text:p>Reactive</text:p>
          </table:table-cell>
          <table:table-cell table:style-name="Default" office:value-type="string" calcext:value-type="string">
            <text:p>Impedance</text:p>
          </table:table-cell>
          <table:table-cell office:value-type="string" calcext:value-type="string">
            <text:p>SWR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Default" table:formula="of:=IMABS(COMPLEX([.C3];[.D3];&quot;j&quot;))" office:value-type="float" office:value="16.7630546142402" calcext:value-type="float">
            <text:p>16.7630546142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/>
          <table:table-cell office:value-type="float" office:value="7.03" calcext:value-type="float">
            <text:p>7.0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Default" table:formula="of:=IMABS(COMPLEX([.C4];[.D4];&quot;j&quot;))" office:value-type="float" office:value="20.8806130178211" calcext:value-type="float">
            <text:p>20.8806130178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/>
          <table:table-cell office:value-type="float" office:value="7.06" calcext:value-type="float">
            <text:p>7.0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Default" table:formula="of:=IMABS(COMPLEX([.C5];[.D5];&quot;j&quot;))" office:value-type="float" office:value="26.9258240356725" calcext:value-type="float">
            <text:p>26.92582403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Default" table:formula="of:=IMABS(COMPLEX([.C6];[.D6];&quot;j&quot;))" office:value-type="float" office:value="38.2753184180093" calcext:value-type="float">
            <text:p>38.27531841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Default" table:formula="of:=IMABS(COMPLEX([.C7];[.D7];&quot;j&quot;))" office:value-type="float" office:value="43.8634243989226" calcext:value-type="float">
            <text:p>43.863424398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float" office:value="7.11" calcext:value-type="float">
            <text:p>7.11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style-name="Default" table:formula="of:=IMABS(COMPLEX([.C8];[.D8];&quot;j&quot;))" office:value-type="float" office:value="49.0917508345343" calcext:value-type="float">
            <text:p>49.0917508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7.12" calcext:value-type="float">
            <text:p>7.1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style-name="Default" table:formula="of:=IMABS(COMPLEX([.C9];[.D9];&quot;j&quot;))" office:value-type="float" office:value="49.335585534176" calcext:value-type="float">
            <text:p>49.335585534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float" office:value="7.13" calcext:value-type="float">
            <text:p>7.13</text:p>
          </table:table-cell>
          <table:table-cell office:value-type="float" office:value="42" calcext:value-type="float">
            <text:p>42</text:p>
          </table:table-cell>
          <table:table-cell office:value-type="float" office:value="-4" calcext:value-type="float">
            <text:p>-4</text:p>
          </table:table-cell>
          <table:table-cell table:style-name="Default" table:formula="of:=IMABS(COMPLEX([.C10];[.D10];&quot;j&quot;))" office:value-type="float" office:value="42.190046219458" calcext:value-type="float">
            <text:p>42.190046219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/>
          <table:table-cell office:value-type="float" office:value="7.14" calcext:value-type="float">
            <text:p>7.14</text:p>
          </table:table-cell>
          <table:table-cell office:value-type="float" office:value="28" calcext:value-type="float">
            <text:p>28</text:p>
          </table:table-cell>
          <table:table-cell office:value-type="float" office:value="-18" calcext:value-type="float">
            <text:p>-18</text:p>
          </table:table-cell>
          <table:table-cell table:style-name="Default" table:formula="of:=IMABS(COMPLEX([.C11];[.D11];&quot;j&quot;))" office:value-type="float" office:value="33.2866339541865" calcext:value-type="float">
            <text:p>33.286633954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7.15" calcext:value-type="float">
            <text:p>7.15</text:p>
          </table:table-cell>
          <table:table-cell office:value-type="float" office:value="13" calcext:value-type="float">
            <text:p>13</text:p>
          </table:table-cell>
          <table:table-cell office:value-type="float" office:value="-20" calcext:value-type="float">
            <text:p>-20</text:p>
          </table:table-cell>
          <table:table-cell table:style-name="Default" table:formula="of:=IMABS(COMPLEX([.C12];[.D12];&quot;j&quot;))" office:value-type="float" office:value="23.8537208837531" calcext:value-type="float">
            <text:p>23.853720883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float" office:value="7.16" calcext:value-type="float">
            <text:p>7.16</text:p>
          </table:table-cell>
          <table:table-cell office:value-type="float" office:value="8" calcext:value-type="float">
            <text:p>8</text:p>
          </table:table-cell>
          <table:table-cell office:value-type="float" office:value="-18" calcext:value-type="float">
            <text:p>-18</text:p>
          </table:table-cell>
          <table:table-cell table:style-name="Default" table:formula="of:=IMABS(COMPLEX([.C13];[.D13];&quot;j&quot;))" office:value-type="float" office:value="19.6977156035922" calcext:value-type="float">
            <text:p>19.697715603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float" office:value="7.17" calcext:value-type="float">
            <text:p>7.17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table:style-name="Default" table:formula="of:=IMABS(COMPLEX([.C14];[.D14];&quot;j&quot;))" office:value-type="float" office:value="15.8113883008419" calcext:value-type="float">
            <text:p>15.8113883008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float" office:value="7.18" calcext:value-type="float">
            <text:p>7.18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table:style-name="Default" table:formula="of:=IMABS(COMPLEX([.C15];[.D15];&quot;j&quot;))" office:value-type="float" office:value="11.7046999107196" calcext:value-type="float">
            <text:p>11.704699910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style-name="Default" table:formula="of:=IMABS(COMPLEX([.C16];[.D16];&quot;j&quot;))" office:value-type="float" office:value="5.8309518948453" calcext:value-type="float">
            <text:p>5.8309518948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/>
          <table:table-cell office:value-type="float" office:value="7.23" calcext:value-type="float">
            <text:p>7.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Default" table:formula="of:=IMABS(COMPLEX([.C17];[.D17];&quot;j&quot;))" office:value-type="float" office:value="6.32455532033676" calcext:value-type="float">
            <text:p>6.3245553203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/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Default" table:formula="of:=IMABS(COMPLEX([.C18];[.D18];&quot;j&quot;))" office:value-type="float" office:value="9.05538513813742" calcext:value-type="float">
            <text:p>9.0553851381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/>
          <table:table-cell office:value-type="float" office:value="7.29" calcext:value-type="float">
            <text:p>7.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Default" table:formula="of:=IMABS(COMPLEX([.C19];[.D19];&quot;j&quot;))" office:value-type="float" office:value="11.0453610171873" calcext:value-type="float">
            <text:p>11.0453610172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6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float" office:value="6734" calcext:value-type="float">
            <text:p>67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27]*[.C27]+[.D27]*[.D2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800" calcext:value-type="float">
            <text:p>68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QRT([.C28]*[.C28]+[.D28]*[.D28])" office:value-type="float" office:value="4.47213595499958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900" calcext:value-type="float">
            <text:p>69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SQRT([.C29]*[.C29]+[.D29]*[.D29])" office:value-type="float" office:value="9.48683298050514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950" calcext:value-type="float">
            <text:p>695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SQRT([.C30]*[.C30]+[.D30]*[.D30])" office:value-type="float" office:value="12.6491106406735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SQRT([.C31]*[.C31]+[.D31]*[.D31])" office:value-type="float" office:value="17.464249196573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7020" calcext:value-type="float">
            <text:p>70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SQRT([.C32]*[.C32]+[.D32]*[.D32])" office:value-type="float" office:value="20.880613017821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7040" calcext:value-type="float">
            <text:p>704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SQRT([.C33]*[.C33]+[.D33]*[.D33])" office:value-type="float" office:value="24.3515913237718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7060" calcext:value-type="float">
            <text:p>706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SQRT([.C34]*[.C34]+[.D34]*[.D34])" office:value-type="float" office:value="30.4630924234556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7080" calcext:value-type="float">
            <text:p>708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SQRT([.C35]*[.C35]+[.D35]*[.D35])" office:value-type="float" office:value="39.115214431215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100" calcext:value-type="float">
            <text:p>710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SQRT([.C36]*[.C36]+[.D36]*[.D36])" office:value-type="float" office:value="49.0407993409569" calcext:value-type="float">
            <text:p>49</text:p>
          </table:table-cell>
          <table:table-cell/>
        </table:table-row>
        <table:table-row table:style-name="ro1">
          <table:table-cell/>
          <table:table-cell office:value-type="float" office:value="7105" calcext:value-type="float">
            <text:p>710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formula="of:=SQRT([.C37]*[.C37]+[.D37]*[.D37])" office:value-type="float" office:value="51.0392006206994" calcext:value-type="float">
            <text:p>51</text:p>
          </table:table-cell>
          <table:table-cell/>
        </table:table-row>
        <table:table-row table:style-name="ro1">
          <table:table-cell/>
          <table:table-cell office:value-type="float" office:value="7110" calcext:value-type="float">
            <text:p>711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formula="of:=SQRT([.C38]*[.C38]+[.D38]*[.D38])" office:value-type="float" office:value="51.8844870842914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7113" calcext:value-type="float">
            <text:p>7113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formula="of:=SQRT([.C39]*[.C39]+[.D39]*[.D39])" office:value-type="float" office:value="57.2450871254469" calcext:value-type="float">
            <text:p>57</text:p>
          </table:table-cell>
          <table:table-cell/>
        </table:table-row>
        <table:table-row table:style-name="ro1">
          <table:table-cell/>
          <table:table-cell office:value-type="float" office:value="7118" calcext:value-type="float">
            <text:p>7118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SQRT([.C40]*[.C40]+[.D40]*[.D40])" office:value-type="float" office:value="52.1727898429823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7121" calcext:value-type="float">
            <text:p>712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SQRT([.C41]*[.C41]+[.D41]*[.D41])" office:value-type="float" office:value="45.0111097397076" calcext:value-type="float">
            <text:p>4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124" calcext:value-type="float">
            <text:p>7124</text:p>
          </table:table-cell>
          <table:table-cell office:value-type="float" office:value="41" calcext:value-type="float">
            <text:p>41</text:p>
          </table:table-cell>
          <table:table-cell office:value-type="float" office:value="-7" calcext:value-type="float">
            <text:p>-7</text:p>
          </table:table-cell>
          <table:table-cell table:formula="of:=SQRT([.C42]*[.C42]+[.D42]*[.D42])" office:value-type="float" office:value="41.5932686861708" calcext:value-type="float">
            <text:p>4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130" calcext:value-type="float">
            <text:p>7130</text:p>
          </table:table-cell>
          <table:table-cell office:value-type="float" office:value="35" calcext:value-type="float">
            <text:p>35</text:p>
          </table:table-cell>
          <table:table-cell office:value-type="float" office:value="-11" calcext:value-type="float">
            <text:p>-11</text:p>
          </table:table-cell>
          <table:table-cell table:formula="of:=SQRT([.C43]*[.C43]+[.D43]*[.D43])" office:value-type="float" office:value="36.6878726556883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135" calcext:value-type="float">
            <text:p>7135</text:p>
          </table:table-cell>
          <table:table-cell office:value-type="float" office:value="33" calcext:value-type="float">
            <text:p>33</text:p>
          </table:table-cell>
          <table:table-cell office:value-type="float" office:value="-14" calcext:value-type="float">
            <text:p>-14</text:p>
          </table:table-cell>
          <table:table-cell table:formula="of:=SQRT([.C44]*[.C44]+[.D44]*[.D44])" office:value-type="float" office:value="35.8468966578698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140" calcext:value-type="float">
            <text:p>7140</text:p>
          </table:table-cell>
          <table:table-cell office:value-type="float" office:value="22" calcext:value-type="float">
            <text:p>22</text:p>
          </table:table-cell>
          <table:table-cell office:value-type="float" office:value="-19" calcext:value-type="float">
            <text:p>-19</text:p>
          </table:table-cell>
          <table:table-cell table:formula="of:=SQRT([.C45]*[.C45]+[.D45]*[.D45])" office:value-type="float" office:value="29.0688837074973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7145" calcext:value-type="float">
            <text:p>7145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table:formula="of:=SQRT([.C46]*[.C46]+[.D46]*[.D46])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7150" calcext:value-type="float">
            <text:p>7150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table:formula="of:=SQRT([.C47]*[.C47]+[.D47]*[.D47])" office:value-type="float" office:value="22.3606797749979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7155" calcext:value-type="float">
            <text:p>7155</text:p>
          </table:table-cell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table:formula="of:=SQRT([.C48]*[.C48]+[.D48]*[.D48])" office:value-type="float" office:value="18.3847763108502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7160" calcext:value-type="float">
            <text:p>716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table:formula="of:=SQRT([.C49]*[.C49]+[.D49]*[.D49])" office:value-type="float" office:value="15.8113883008419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7165" calcext:value-type="float">
            <text:p>7165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table:formula="of:=SQRT([.C50]*[.C50]+[.D50]*[.D50])" office:value-type="float" office:value="13.601470508735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7170" calcext:value-type="float">
            <text:p>7170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table:formula="of:=SQRT([.C51]*[.C51]+[.D51]*[.D51])" office:value-type="float" office:value="11.4017542509914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7180" calcext:value-type="float">
            <text:p>7180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table:formula="of:=SQRT([.C52]*[.C52]+[.D52]*[.D52])" office:value-type="float" office:value="8.54400374531753" calcext:value-type="float">
            <text:p>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190" calcext:value-type="float">
            <text:p>7190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table:formula="of:=SQRT([.C53]*[.C53]+[.D53]*[.D53])" office:value-type="float" office:value="6.70820393249937" calcext:value-type="float">
            <text:p>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SQRT([.C54]*[.C54]+[.D54]*[.D54])" office:value-type="float" office:value="2.82842712474619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210" calcext:value-type="float">
            <text:p>72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QRT([.C55]*[.C55]+[.D55]*[.D55])" office:value-type="float" office:value="2.82842712474619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220" calcext:value-type="float">
            <text:p>72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QRT([.C56]*[.C56]+[.D56]*[.D56])" office:value-type="float" office:value="5.3851648071345" calcext:value-type="float">
            <text:p>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230" calcext:value-type="float">
            <text:p>72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QRT([.C57]*[.C57]+[.D57]*[.D57])" office:value-type="float" office:value="7.28010988928052" calcext:value-type="float">
            <text:p>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240" calcext:value-type="float">
            <text:p>72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QRT([.C58]*[.C58]+[.D58]*[.D58])" office:value-type="float" office:value="8.06225774829855" calcext:value-type="float">
            <text:p>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QRT([.C59]*[.C59]+[.D59]*[.D59])" office:value-type="float" office:value="9.05538513813742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7260" calcext:value-type="float">
            <text:p>72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QRT([.C60]*[.C60]+[.D60]*[.D60])" office:value-type="float" office:value="10.0498756211209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7300" calcext:value-type="float">
            <text:p>73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SQRT([.C61]*[.C61]+[.D61]*[.D61])" office:value-type="float" office:value="13.038404810405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7330" calcext:value-type="float">
            <text:p>73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QRT([.C62]*[.C62]+[.D62]*[.D62])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QRT([.C63]*[.C63]+[.D63]*[.D63])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SQRT([.C64]*[.C64]+[.D64]*[.D64])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SQRT([.C65]*[.C65]+[.D65]*[.D65])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SQRT([.C66]*[.C66]+[.D66]*[.D66])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SQRT([.C67]*[.C67]+[.D67]*[.D67])" office:value-type="float" office:value="36" calcext:value-type="float">
            <text:p>36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B26:Sheet2.D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1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9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18-4 34-13 50s-21 27-37 37-32 13-50 13-34-4-50-13-27-21-37-37-13-32-13-50 4-34 13-50 21-27 37-37 32-13 50-13 34 4 50 13 27 21 37 37 13 32 13 50z"/>
    <draw:marker draw:name="Arrowheads_20_2" draw:display-name="Arrowheads 2" svg:viewBox="0 0 20 30" svg:d="m10 0-10 30h20z"/>
    <draw:marker draw:name="Arrowheads_20_3" draw:display-name="Arrowheads 3" svg:viewBox="0 0 200 200" svg:d="m100 0c0 18-4 34-13 50s-21 27-37 37-32 13-50 13-34-4-50-13-27-21-37-37-13-32-13-50 4-34 13-50 21-27 37-37 32-13 50-13 34 4 50 13 27 21 37 37 13 32 13 50z"/>
    <draw:marker draw:name="Arrowheads_20_4" draw:display-name="Arrowheads 4" svg:viewBox="0 0 200 200" svg:d="m100 0c0 18-4 34-13 50s-21 27-37 37-32 13-50 13-34-4-50-13-27-21-37-37-13-32-13-50 4-34 13-50 21-27 37-37 32-13 50-13c18 0 34 4 50 13s27 21 37 37 13 32 13 5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7:11:25.303000000</meta:creation-date>
    <meta:generator>LibreOffice/4.1.2.3$Windows_x86 LibreOffice_project/40b2d7fde7e8d2d7bc5a449dc65df4d08a7dd38</meta:generator>
    <dc:date>2015-06-07T17:42:27.871000000</dc:date>
    <meta:editing-duration>P2DT22H3M45S</meta:editing-duration>
    <meta:editing-cycles>19</meta:editing-cycles>
    <meta:document-statistic meta:table-count="2" meta:cell-count="46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3.664cm" style:legend-expansion="high" chart:style-name="ch2"/>
        <chart:plot-area chart:style-name="ch3" table:cell-range-address="Sheet1.S20:Sheet1.V220 Sheet1.T19:Sheet1.V19" chart:data-source-has-labels="row" svg:x="0.77cm" svg:y="0.855cm" svg:width="12.267cm" svg:height="7.545cm">
          <chartooo:coordinate-region svg:x="1.497cm" svg:y="1.067cm" svg:width="11.168cm" svg:height="7.12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T20:Sheet1.T220" chart:label-cell-address="Sheet1.T19:Sheet1.T19" chart:class="chart:scatter">
            <chart:domain table:cell-range-address="Sheet1.S20:Sheet1.S220"/>
            <chart:data-point chart:repeated="201"/>
          </chart:series>
          <chart:series chart:style-name="ch7" chart:values-cell-range-address="Sheet1.U20:Sheet1.U220" chart:label-cell-address="Sheet1.U19:Sheet1.U19" chart:class="chart:scatter">
            <chart:data-point chart:repeated="201"/>
          </chart:series>
          <chart:series chart:style-name="ch8" chart:values-cell-range-address="Sheet1.V20:Sheet1.V220" chart:label-cell-address="Sheet1.V19:Sheet1.V19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 in</text:p>
                <draw:g>
                  <svg:desc>Sheet1.T19:Sheet1.T19</svg:desc>
                </draw:g>
              </table:table-cell>
              <table:table-cell office:value-type="string">
                <text:p>X in</text:p>
                <draw:g>
                  <svg:desc>Sheet1.U19:Sheet1.U19</svg:desc>
                </draw:g>
              </table:table-cell>
              <table:table-cell office:value-type="string">
                <text:p>Abs in</text:p>
                <draw:g>
                  <svg:desc>Sheet1.V19:Sheet1.V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0">
                <text:p>7000</text:p>
                <draw:g>
                  <svg:desc>Sheet1.S20:Sheet1.S220</svg:desc>
                </draw:g>
              </table:table-cell>
              <table:table-cell office:value-type="float" office:value="1.30358052780118">
                <text:p>1.30358052780118</text:p>
                <draw:g>
                  <svg:desc>Sheet1.T20:Sheet1.T220</svg:desc>
                </draw:g>
              </table:table-cell>
              <table:table-cell office:value-type="float" office:value="13.5310023068084">
                <text:p>13.5310023068084</text:p>
                <draw:g>
                  <svg:desc>Sheet1.U20:Sheet1.U220</svg:desc>
                </draw:g>
              </table:table-cell>
              <table:table-cell office:value-type="float" office:value="13.5936509304644">
                <text:p>13.5936509304644</text:p>
                <draw:g>
                  <svg:desc>Sheet1.V20:Sheet1.V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1.5">
                <text:p>7001.5</text:p>
              </table:table-cell>
              <table:table-cell office:value-type="float" office:value="1.33268739828692">
                <text:p>1.33268739828692</text:p>
              </table:table-cell>
              <table:table-cell office:value-type="float" office:value="13.6275617338808">
                <text:p>13.6275617338808</text:p>
              </table:table-cell>
              <table:table-cell office:value-type="float" office:value="13.6925707780637">
                <text:p>13.6925707780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3">
                <text:p>7003</text:p>
              </table:table-cell>
              <table:table-cell office:value-type="float" office:value="1.36275007113532">
                <text:p>1.36275007113532</text:p>
              </table:table-cell>
              <table:table-cell office:value-type="float" office:value="13.7257656790586">
                <text:p>13.7257656790586</text:p>
              </table:table-cell>
              <table:table-cell office:value-type="float" office:value="13.793249480554">
                <text:p>13.793249480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4.5">
                <text:p>7004.5</text:p>
              </table:table-cell>
              <table:table-cell office:value-type="float" office:value="1.3938101444398">
                <text:p>1.3938101444398</text:p>
              </table:table-cell>
              <table:table-cell office:value-type="float" office:value="13.8256627106155">
                <text:p>13.8256627106155</text:p>
              </table:table-cell>
              <table:table-cell office:value-type="float" office:value="13.8957423733476">
                <text:p>13.8957423733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6">
                <text:p>7006</text:p>
              </table:table-cell>
              <table:table-cell office:value-type="float" office:value="1.42591147060461">
                <text:p>1.42591147060461</text:p>
              </table:table-cell>
              <table:table-cell office:value-type="float" office:value="13.9273032119076">
                <text:p>13.9273032119076</text:p>
              </table:table-cell>
              <table:table-cell office:value-type="float" office:value="14.0001070809624">
                <text:p>14.0001070809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7.5">
                <text:p>7007.5</text:p>
              </table:table-cell>
              <table:table-cell office:value-type="float" office:value="1.45910030235539">
                <text:p>1.45910030235539</text:p>
              </table:table-cell>
              <table:table-cell office:value-type="float" office:value="14.0307394594686">
                <text:p>14.0307394594686</text:p>
              </table:table-cell>
              <table:table-cell office:value-type="float" office:value="14.1064036335213">
                <text:p>14.1064036335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9">
                <text:p>7009</text:p>
              </table:table-cell>
              <table:table-cell office:value-type="float" office:value="1.49342544972491">
                <text:p>1.49342544972491</text:p>
              </table:table-cell>
              <table:table-cell office:value-type="float" office:value="14.1360257045223">
                <text:p>14.1360257045223</text:p>
              </table:table-cell>
              <table:table-cell office:value-type="float" office:value="14.2146945902049">
                <text:p>14.21469459020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0.5">
                <text:p>7010.5</text:p>
              </table:table-cell>
              <table:table-cell office:value-type="float" office:value="1.52893844895101">
                <text:p>1.52893844895101</text:p>
              </table:table-cell>
              <table:table-cell office:value-type="float" office:value="14.2432182580229">
                <text:p>14.2432182580229</text:p>
              </table:table-cell>
              <table:table-cell office:value-type="float" office:value="14.3250451701332">
                <text:p>14.3250451701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12">
                <text:p>7012</text:p>
              </table:table-cell>
              <table:table-cell office:value-type="float" office:value="1.5656937443143">
                <text:p>1.5656937443143</text:p>
              </table:table-cell>
              <table:table-cell office:value-type="float" office:value="14.3523755793249">
                <text:p>14.3523755793249</text:p>
              </table:table-cell>
              <table:table-cell office:value-type="float" office:value="14.4375233911841">
                <text:p>14.4375233911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13.5">
                <text:p>7013.5</text:p>
              </table:table-cell>
              <table:table-cell office:value-type="float" office:value="1.60374888403225">
                <text:p>1.60374888403225</text:p>
              </table:table-cell>
              <table:table-cell office:value-type="float" office:value="14.4635583685535">
                <text:p>14.4635583685535</text:p>
              </table:table-cell>
              <table:table-cell office:value-type="float" office:value="14.5522002172726">
                <text:p>14.5522002172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15">
                <text:p>7015</text:p>
              </table:table-cell>
              <table:table-cell office:value-type="float" office:value="1.64316473145022">
                <text:p>1.64316473145022</text:p>
              </table:table-cell>
              <table:table-cell office:value-type="float" office:value="14.5768296627696">
                <text:p>14.5768296627696</text:p>
              </table:table-cell>
              <table:table-cell office:value-type="float" office:value="14.6691497146931">
                <text:p>14.6691497146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16.5">
                <text:p>7016.5</text:p>
              </table:table-cell>
              <table:table-cell office:value-type="float" office:value="1.68400569287498">
                <text:p>1.68400569287498</text:p>
              </table:table-cell>
              <table:table-cell office:value-type="float" office:value="14.6922549359744">
                <text:p>14.6922549359744</text:p>
              </table:table-cell>
              <table:table-cell office:value-type="float" office:value="14.788449218133">
                <text:p>14.788449218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18">
                <text:p>7018</text:p>
              </table:table-cell>
              <table:table-cell office:value-type="float" office:value="1.72633996353449">
                <text:p>1.72633996353449</text:p>
              </table:table-cell>
              <table:table-cell office:value-type="float" office:value="14.8099022029825">
                <text:p>14.8099022029825</text:p>
              </table:table-cell>
              <table:table-cell office:value-type="float" office:value="14.9101795070214">
                <text:p>14.9101795070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19.5">
                <text:p>7019.5</text:p>
              </table:table-cell>
              <table:table-cell office:value-type="float" office:value="1.77023979330484">
                <text:p>1.77023979330484</text:p>
              </table:table-cell>
              <table:table-cell office:value-type="float" office:value="14.929842127201">
                <text:p>14.929842127201</text:p>
              </table:table-cell>
              <table:table-cell office:value-type="float" office:value="15.0344249929602">
                <text:p>15.0344249929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21">
                <text:p>7021</text:p>
              </table:table-cell>
              <table:table-cell office:value-type="float" office:value="1.81578177398328">
                <text:p>1.81578177398328</text:p>
              </table:table-cell>
              <table:table-cell office:value-type="float" office:value="15.0521481322487">
                <text:p>15.0521481322487</text:p>
              </table:table-cell>
              <table:table-cell office:value-type="float" office:value="15.161273918965">
                <text:p>15.161273918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22.5">
                <text:p>7022.5</text:p>
              </table:table-cell>
              <table:table-cell office:value-type="float" office:value="1.86304715009587">
                <text:p>1.86304715009587</text:p>
              </table:table-cell>
              <table:table-cell office:value-type="float" office:value="15.1768965173858">
                <text:p>15.1768965173858</text:p>
              </table:table-cell>
              <table:table-cell office:value-type="float" office:value="15.2908185713819">
                <text:p>15.2908185713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24">
                <text:p>7024</text:p>
              </table:table-cell>
              <table:table-cell office:value-type="float" office:value="1.91212215540526">
                <text:p>1.91212215540526</text:p>
              </table:table-cell>
              <table:table-cell office:value-type="float" office:value="15.3041665766161">
                <text:p>15.3041665766161</text:p>
              </table:table-cell>
              <table:table-cell office:value-type="float" office:value="15.4231555053434">
                <text:p>15.4231555053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25.5">
                <text:p>7025.5</text:p>
              </table:table-cell>
              <table:table-cell office:value-type="float" office:value="1.96309837752008">
                <text:p>1.96309837752008</text:p>
              </table:table-cell>
              <table:table-cell office:value-type="float" office:value="15.434040721294">
                <text:p>15.434040721294</text:p>
              </table:table-cell>
              <table:table-cell office:value-type="float" office:value="15.5583857847266">
                <text:p>15.5583857847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27">
                <text:p>7027</text:p>
              </table:table-cell>
              <table:table-cell office:value-type="float" office:value="2.0160731532444">
                <text:p>2.0160731532444</text:p>
              </table:table-cell>
              <table:table-cell office:value-type="float" office:value="15.5666046059767">
                <text:p>15.5666046059767</text:p>
              </table:table-cell>
              <table:table-cell office:value-type="float" office:value="15.6966152376252">
                <text:p>15.6966152376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28.5">
                <text:p>7028.5</text:p>
              </table:table-cell>
              <table:table-cell office:value-type="float" office:value="2.07114999758854">
                <text:p>2.07114999758854</text:p>
              </table:table-cell>
              <table:table-cell office:value-type="float" office:value="15.7019472571885">
                <text:p>15.7019472571885</text:p>
              </table:table-cell>
              <table:table-cell office:value-type="float" office:value="15.8379547284376">
                <text:p>15.8379547284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30">
                <text:p>7030</text:p>
              </table:table-cell>
              <table:table-cell office:value-type="float" office:value="2.12843906966026">
                <text:p>2.12843906966026</text:p>
              </table:table-cell>
              <table:table-cell office:value-type="float" office:value="15.8401612046397">
                <text:p>15.8401612046397</text:p>
              </table:table-cell>
              <table:table-cell office:value-type="float" office:value="15.9825204477338">
                <text:p>15.98252044773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31.5">
                <text:p>7031.5</text:p>
              </table:table-cell>
              <table:table-cell office:value-type="float" office:value="2.18805767899256">
                <text:p>2.18805767899256</text:p>
              </table:table-cell>
              <table:table-cell office:value-type="float" office:value="15.9813426143171">
                <text:p>15.9813426143171</text:p>
              </table:table-cell>
              <table:table-cell office:value-type="float" office:value="16.1304342211481">
                <text:p>16.1304342211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33">
                <text:p>7033</text:p>
              </table:table-cell>
              <table:table-cell office:value-type="float" office:value="2.25013083625791">
                <text:p>2.25013083625791</text:p>
              </table:table-cell>
              <table:table-cell office:value-type="float" office:value="16.1255914227296">
                <text:p>16.1255914227296</text:p>
              </table:table-cell>
              <table:table-cell office:value-type="float" office:value="16.2818238386579">
                <text:p>16.28182383865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34.5">
                <text:p>7034.5</text:p>
              </table:table-cell>
              <table:table-cell office:value-type="float" office:value="2.31479185270357">
                <text:p>2.31479185270357</text:p>
              </table:table-cell>
              <table:table-cell office:value-type="float" office:value="16.2730114713507">
                <text:p>16.2730114713507</text:p>
              </table:table-cell>
              <table:table-cell office:value-type="float" office:value="16.4368234056357">
                <text:p>16.43682340563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36">
                <text:p>7036</text:p>
              </table:table-cell>
              <table:table-cell office:value-type="float" office:value="2.38218299314896">
                <text:p>2.38218299314896</text:p>
              </table:table-cell>
              <table:table-cell office:value-type="float" office:value="16.4237106401413">
                <text:p>16.4237106401413</text:p>
              </table:table-cell>
              <table:table-cell office:value-type="float" office:value="16.5955737172277">
                <text:p>16.59557371722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37.5">
                <text:p>7037.5</text:p>
              </table:table-cell>
              <table:table-cell office:value-type="float" office:value="2.45245618788112">
                <text:p>2.45245618788112</text:p>
              </table:table-cell>
              <table:table-cell office:value-type="float" office:value="16.5778009787259">
                <text:p>16.5778009787259</text:p>
              </table:table-cell>
              <table:table-cell office:value-type="float" office:value="16.7582226576604">
                <text:p>16.75822265766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39">
                <text:p>7039</text:p>
              </table:table-cell>
              <table:table-cell office:value-type="float" office:value="2.52577380936332">
                <text:p>2.52577380936332</text:p>
              </table:table-cell>
              <table:table-cell office:value-type="float" office:value="16.7353988334799">
                <text:p>16.7353988334799</text:p>
              </table:table-cell>
              <table:table-cell office:value-type="float" office:value="16.9249256261795">
                <text:p>16.9249256261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40.5">
                <text:p>7040.5</text:p>
              </table:table-cell>
              <table:table-cell office:value-type="float" office:value="2.60230952033789">
                <text:p>2.60230952033789</text:p>
              </table:table-cell>
              <table:table-cell office:value-type="float" office:value="16.8966249684367">
                <text:p>16.8966249684367</text:p>
              </table:table-cell>
              <table:table-cell office:value-type="float" office:value="17.0958459914577">
                <text:p>17.0958459914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42">
                <text:p>7042</text:p>
              </table:table-cell>
              <table:table-cell office:value-type="float" office:value="2.68224920058516">
                <text:p>2.68224920058516</text:p>
              </table:table-cell>
              <table:table-cell office:value-type="float" office:value="17.0616046774082">
                <text:p>17.0616046774082</text:p>
              </table:table-cell>
              <table:table-cell office:value-type="float" office:value="17.2711555763416">
                <text:p>17.27115557634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43.5">
                <text:p>7043.5</text:p>
              </table:table-cell>
              <table:table-cell office:value-type="float" office:value="2.76579196045144">
                <text:p>2.76579196045144</text:p>
              </table:table-cell>
              <table:table-cell office:value-type="float" office:value="17.2304678842543">
                <text:p>17.2304678842543</text:p>
              </table:table-cell>
              <table:table-cell office:value-type="float" office:value="17.4510351749922">
                <text:p>17.4510351749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45">
                <text:p>7045</text:p>
              </table:table-cell>
              <table:table-cell office:value-type="float" office:value="2.85315125008818">
                <text:p>2.85315125008818</text:p>
              </table:table-cell>
              <table:table-cell office:value-type="float" office:value="17.4033492274924">
                <text:p>17.4033492274924</text:p>
              </table:table-cell>
              <table:table-cell office:value-type="float" office:value="17.6356751044563">
                <text:p>17.6356751044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46.5">
                <text:p>7046.5</text:p>
              </table:table-cell>
              <table:table-cell office:value-type="float" office:value="2.94455607439306">
                <text:p>2.94455607439306</text:p>
              </table:table-cell>
              <table:table-cell office:value-type="float" office:value="17.5803881247612">
                <text:p>17.5803881247612</text:p>
              </table:table-cell>
              <table:table-cell office:value-type="float" office:value="17.8252757928872">
                <text:p>17.82527579288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48">
                <text:p>7048</text:p>
              </table:table-cell>
              <table:table-cell office:value-type="float" office:value="3.04025232470735">
                <text:p>3.04025232470735</text:p>
              </table:table-cell>
              <table:table-cell office:value-type="float" office:value="17.7617288116762">
                <text:p>17.7617288116762</text:p>
              </table:table-cell>
              <table:table-cell office:value-type="float" office:value="18.0200484066336">
                <text:p>18.0200484066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49.5">
                <text:p>7049.5</text:p>
              </table:table-cell>
              <table:table-cell office:value-type="float" office:value="3.14050423954816">
                <text:p>3.14050423954816</text:p>
              </table:table-cell>
              <table:table-cell office:value-type="float" office:value="17.9475203485177">
                <text:p>17.9475203485177</text:p>
              </table:table-cell>
              <table:table-cell office:value-type="float" office:value="18.2202155184585">
                <text:p>18.22021551845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51">
                <text:p>7051</text:p>
              </table:table-cell>
              <table:table-cell office:value-type="float" office:value="3.24559600803661">
                <text:p>3.24559600803661</text:p>
              </table:table-cell>
              <table:table-cell office:value-type="float" office:value="18.1379165869338">
                <text:p>18.1379165869338</text:p>
              </table:table-cell>
              <table:table-cell office:value-type="float" office:value="18.4260118192177">
                <text:p>18.4260118192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52.5">
                <text:p>7052.5</text:p>
              </table:table-cell>
              <table:table-cell office:value-type="float" office:value="3.3558335311511">
                <text:p>3.3558335311511</text:p>
              </table:table-cell>
              <table:table-cell office:value-type="float" office:value="18.3330760872245">
                <text:p>18.3330760872245</text:p>
              </table:table-cell>
              <table:table-cell office:value-type="float" office:value="18.6376848752403">
                <text:p>18.63768487524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54">
                <text:p>7054</text:p>
              </table:table-cell>
              <table:table-cell office:value-type="float" office:value="3.47154635761658">
                <text:p>3.47154635761658</text:p>
              </table:table-cell>
              <table:table-cell office:value-type="float" office:value="18.5331619749588">
                <text:p>18.5331619749588</text:p>
              </table:table-cell>
              <table:table-cell office:value-type="float" office:value="18.8554959336301">
                <text:p>18.8554959336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55.5">
                <text:p>7055.5</text:p>
              </table:table-cell>
              <table:table-cell office:value-type="float" office:value="3.59308981303677">
                <text:p>3.59308981303677</text:p>
              </table:table-cell>
              <table:table-cell office:value-type="float" office:value="18.7383417233903">
                <text:p>18.7383417233903</text:p>
              </table:table-cell>
              <table:table-cell office:value-type="float" office:value="19.079720777493">
                <text:p>19.0797207774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57">
                <text:p>7057</text:p>
              </table:table-cell>
              <table:table-cell office:value-type="float" office:value="3.72084734292744">
                <text:p>3.72084734292744</text:p>
              </table:table-cell>
              <table:table-cell office:value-type="float" office:value="18.9487868455825">
                <text:p>18.9487868455825</text:p>
              </table:table-cell>
              <table:table-cell office:value-type="float" office:value="19.3106506329717">
                <text:p>19.31065063297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58.5">
                <text:p>7058.5</text:p>
              </table:table-cell>
              <table:table-cell office:value-type="float" office:value="3.85523309243745">
                <text:p>3.85523309243745</text:p>
              </table:table-cell>
              <table:table-cell office:value-type="float" office:value="19.1646724768594">
                <text:p>19.1646724768594</text:p>
              </table:table-cell>
              <table:table-cell office:value-type="float" office:value="19.5485931294893">
                <text:p>19.54859312948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60">
                <text:p>7060</text:p>
              </table:table-cell>
              <table:table-cell office:value-type="float" office:value="3.99669474797404">
                <text:p>3.99669474797404</text:p>
              </table:table-cell>
              <table:table-cell office:value-type="float" office:value="19.3861768245018">
                <text:p>19.3861768245018</text:p>
              </table:table-cell>
              <table:table-cell office:value-type="float" office:value="19.7938733142186">
                <text:p>19.79387331421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61.5">
                <text:p>7061.5</text:p>
              </table:table-cell>
              <table:table-cell office:value-type="float" office:value="4.14571666846613">
                <text:p>4.14571666846613</text:p>
              </table:table-cell>
              <table:table-cell office:value-type="float" office:value="19.6134804569914">
                <text:p>19.6134804569914</text:p>
              </table:table-cell>
              <table:table-cell office:value-type="float" office:value="20.0468347210222">
                <text:p>20.04683472102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63">
                <text:p>7063</text:p>
              </table:table-cell>
              <table:table-cell office:value-type="float" office:value="4.30282333678776">
                <text:p>4.30282333678776</text:p>
              </table:table-cell>
              <table:table-cell office:value-type="float" office:value="19.8467653997352">
                <text:p>19.8467653997352</text:p>
              </table:table-cell>
              <table:table-cell office:value-type="float" office:value="20.307840493261">
                <text:p>20.3078404932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64.5">
                <text:p>7064.5</text:p>
              </table:table-cell>
              <table:table-cell office:value-type="float" office:value="4.46858316469724">
                <text:p>4.46858316469724</text:p>
              </table:table-cell>
              <table:table-cell office:value-type="float" office:value="20.086213997625">
                <text:p>20.086213997625</text:p>
              </table:table-cell>
              <table:table-cell office:value-type="float" office:value="20.5772745585561">
                <text:p>20.57727455855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66">
                <text:p>7066</text:p>
              </table:table-cell>
              <table:table-cell office:value-type="float" office:value="4.64361268770235">
                <text:p>4.64361268770235</text:p>
              </table:table-cell>
              <table:table-cell office:value-type="float" office:value="20.3320074970551">
                <text:p>20.3320074970551</text:p>
              </table:table-cell>
              <table:table-cell office:value-type="float" office:value="20.85554285205">
                <text:p>20.855542852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67.5">
                <text:p>7067.5</text:p>
              </table:table-cell>
              <table:table-cell office:value-type="float" office:value="4.82858118924165">
                <text:p>4.82858118924165</text:p>
              </table:table-cell>
              <table:table-cell office:value-type="float" office:value="20.5843242906056">
                <text:p>20.5843242906056</text:p>
              </table:table-cell>
              <table:table-cell office:value-type="float" office:value="21.1430745825179">
                <text:p>21.14307458251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69">
                <text:p>7069</text:p>
              </table:table-cell>
              <table:table-cell office:value-type="float" office:value="5.02421579660975">
                <text:p>5.02421579660975</text:p>
              </table:table-cell>
              <table:table-cell office:value-type="float" office:value="20.8433377564783">
                <text:p>20.8433377564783</text:p>
              </table:table-cell>
              <table:table-cell office:value-type="float" office:value="21.4403235330425">
                <text:p>21.4403235330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70.5">
                <text:p>7070.5</text:p>
              </table:table-cell>
              <table:table-cell office:value-type="float" office:value="5.23130709379445">
                <text:p>5.23130709379445</text:p>
              </table:table-cell>
              <table:table-cell office:value-type="float" office:value="21.1092136113148">
                <text:p>21.1092136113148</text:p>
              </table:table-cell>
              <table:table-cell office:value-type="float" office:value="21.7477693844151">
                <text:p>21.74776938441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72">
                <text:p>7072</text:p>
              </table:table-cell>
              <table:table-cell office:value-type="float" office:value="5.45071529872058">
                <text:p>5.45071529872058</text:p>
              </table:table-cell>
              <table:table-cell office:value-type="float" office:value="21.3821066789357">
                <text:p>21.3821066789357</text:p>
              </table:table-cell>
              <table:table-cell office:value-type="float" office:value="22.0659190449229">
                <text:p>22.06591904492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73.5">
                <text:p>7073.5</text:p>
              </table:table-cell>
              <table:table-cell office:value-type="float" office:value="5.68337705408445">
                <text:p>5.68337705408445</text:p>
              </table:table-cell>
              <table:table-cell office:value-type="float" office:value="21.6621569583835">
                <text:p>21.6621569583835</text:p>
              </table:table-cell>
              <table:table-cell office:value-type="float" office:value="22.3953079645835">
                <text:p>22.3953079645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75">
                <text:p>7075</text:p>
              </table:table-cell>
              <table:table-cell office:value-type="float" office:value="5.93031288134864">
                <text:p>5.93031288134864</text:p>
              </table:table-cell>
              <table:table-cell office:value-type="float" office:value="21.949484851506">
                <text:p>21.949484851506</text:p>
              </table:table-cell>
              <table:table-cell office:value-type="float" office:value="22.7365014045077">
                <text:p>22.73650140450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76.5">
                <text:p>7076.5</text:p>
              </table:table-cell>
              <table:table-cell office:value-type="float" office:value="6.19263534632791">
                <text:p>6.19263534632791</text:p>
              </table:table-cell>
              <table:table-cell office:value-type="float" office:value="22.2441853829314">
                <text:p>22.2441853829314</text:p>
              </table:table-cell>
              <table:table-cell office:value-type="float" office:value="23.0900956230763">
                <text:p>23.09009562307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78">
                <text:p>7078</text:p>
              </table:table-cell>
              <table:table-cell office:value-type="float" office:value="6.47155798091817">
                <text:p>6.47155798091817</text:p>
              </table:table-cell>
              <table:table-cell office:value-type="float" office:value="22.5463212122905">
                <text:p>22.5463212122905</text:p>
              </table:table-cell>
              <table:table-cell office:value-type="float" office:value="23.4567189288734">
                <text:p>23.45671892887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79.5">
                <text:p>7079.5</text:p>
              </table:table-cell>
              <table:table-cell office:value-type="float" office:value="6.76840499833945">
                <text:p>6.76840499833945</text:p>
              </table:table-cell>
              <table:table-cell office:value-type="float" office:value="22.8559141996005">
                <text:p>22.8559141996005</text:p>
              </table:table-cell>
              <table:table-cell office:value-type="float" office:value="23.8370325359732">
                <text:p>23.83703253597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81">
                <text:p>7081</text:p>
              </table:table-cell>
              <table:table-cell office:value-type="float" office:value="7.08462182674824">
                <text:p>7.08462182674824</text:p>
              </table:table-cell>
              <table:table-cell office:value-type="float" office:value="23.1729352380877">
                <text:p>23.1729352380877</text:p>
              </table:table-cell>
              <table:table-cell office:value-type="float" office:value="24.231731138667">
                <text:p>24.231731138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82.5">
                <text:p>7082.5</text:p>
              </table:table-cell>
              <table:table-cell office:value-type="float" office:value="7.42178646691049">
                <text:p>7.42178646691049</text:p>
              </table:table-cell>
              <table:table-cell office:value-type="float" office:value="23.4972920139095">
                <text:p>23.4972920139095</text:p>
              </table:table-cell>
              <table:table-cell office:value-type="float" office:value="24.6415430999633">
                <text:p>24.64154309996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84">
                <text:p>7084</text:p>
              </table:table-cell>
              <table:table-cell office:value-type="float" office:value="7.78162165075018">
                <text:p>7.78162165075018</text:p>
              </table:table-cell>
              <table:table-cell office:value-type="float" office:value="23.828814287452">
                <text:p>23.828814287452</text:p>
              </table:table-cell>
              <table:table-cell office:value-type="float" office:value="25.0672301194468">
                <text:p>25.06723011944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85.5">
                <text:p>7085.5</text:p>
              </table:table-cell>
              <table:table-cell office:value-type="float" office:value="8.16600773579858">
                <text:p>8.16600773579858</text:p>
              </table:table-cell>
              <table:table-cell office:value-type="float" office:value="24.167236215116">
                <text:p>24.167236215116</text:p>
              </table:table-cell>
              <table:table-cell office:value-type="float" office:value="25.5095862102531">
                <text:p>25.50958621025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87">
                <text:p>7087</text:p>
              </table:table-cell>
              <table:table-cell office:value-type="float" office:value="8.57699621153149">
                <text:p>8.57699621153149</text:p>
              </table:table-cell>
              <table:table-cell office:value-type="float" office:value="24.5121751427604">
                <text:p>24.5121751427604</text:p>
              </table:table-cell>
              <table:table-cell office:value-type="float" office:value="25.9694357705743">
                <text:p>25.96943577057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88.5">
                <text:p>7088.5</text:p>
              </table:table-cell>
              <table:table-cell office:value-type="float" office:value="9.01682361096769">
                <text:p>9.01682361096769</text:p>
              </table:table-cell>
              <table:table-cell office:value-type="float" office:value="24.8631062010323">
                <text:p>24.8631062010323</text:p>
              </table:table-cell>
              <table:table-cell office:value-type="float" office:value="26.4476304797824">
                <text:p>26.44763047978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90">
                <text:p>7090</text:p>
              </table:table-cell>
              <table:table-cell office:value-type="float" office:value="9.48792550763489">
                <text:p>9.48792550763489</text:p>
              </table:table-cell>
              <table:table-cell office:value-type="float" office:value="25.2193319189872">
                <text:p>25.2193319189872</text:p>
              </table:table-cell>
              <table:table-cell office:value-type="float" office:value="26.9450446813227">
                <text:p>26.94504468132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91.5">
                <text:p>7091.5</text:p>
              </table:table-cell>
              <table:table-cell office:value-type="float" office:value="9.99295012379099">
                <text:p>9.99295012379099</text:p>
              </table:table-cell>
              <table:table-cell office:value-type="float" office:value="25.5799459462508">
                <text:p>25.5799459462508</text:p>
              </table:table-cell>
              <table:table-cell office:value-type="float" office:value="27.4625688308593">
                <text:p>27.4625688308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93">
                <text:p>7093</text:p>
              </table:table-cell>
              <table:table-cell office:value-type="float" office:value="10.5347708682943">
                <text:p>10.5347708682943</text:p>
              </table:table-cell>
              <table:table-cell office:value-type="float" office:value="25.9437898384934">
                <text:p>25.9437898384934</text:p>
              </table:table-cell>
              <table:table-cell office:value-type="float" office:value="28.0011004860769">
                <text:p>28.00110048607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94.5">
                <text:p>7094.5</text:p>
              </table:table-cell>
              <table:table-cell office:value-type="float" office:value="11.1164968460155">
                <text:p>11.1164968460155</text:p>
              </table:table-cell>
              <table:table-cell office:value-type="float" office:value="26.3094017220181">
                <text:p>26.3094017220181</text:p>
              </table:table-cell>
              <table:table-cell office:value-type="float" office:value="28.5615321910083">
                <text:p>28.56153219100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96">
                <text:p>7096</text:p>
              </table:table-cell>
              <table:table-cell office:value-type="float" office:value="11.7414800157862">
                <text:p>11.7414800157862</text:p>
              </table:table-cell>
              <table:table-cell office:value-type="float" office:value="26.6749555211456">
                <text:p>26.6749555211456</text:p>
              </table:table-cell>
              <table:table-cell office:value-type="float" office:value="29.1447354597053">
                <text:p>29.14473545970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97.5">
                <text:p>7097.5</text:p>
              </table:table-cell>
              <table:table-cell office:value-type="float" office:value="12.4133171969148">
                <text:p>12.4133171969148</text:p>
              </table:table-cell>
              <table:table-cell office:value-type="float" office:value="27.038189323991">
                <text:p>27.038189323991</text:p>
              </table:table-cell>
              <table:table-cell office:value-type="float" office:value="29.7515398887386">
                <text:p>29.75153988873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99">
                <text:p>7099</text:p>
              </table:table-cell>
              <table:table-cell office:value-type="float" office:value="13.1358445087561">
                <text:p>13.1358445087561</text:p>
              </table:table-cell>
              <table:table-cell office:value-type="float" office:value="27.3963214058363">
                <text:p>27.3963214058363</text:p>
              </table:table-cell>
              <table:table-cell office:value-type="float" office:value="30.382706224596">
                <text:p>30.3827062245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00.5">
                <text:p>7100.5</text:p>
              </table:table-cell>
              <table:table-cell office:value-type="float" office:value="13.913121043498">
                <text:p>13.913121043498</text:p>
              </table:table-cell>
              <table:table-cell office:value-type="float" office:value="27.7459524661575">
                <text:p>27.7459524661575</text:p>
              </table:table-cell>
              <table:table-cell office:value-type="float" office:value="31.0388919812757">
                <text:p>31.03889198127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02">
                <text:p>7102</text:p>
              </table:table-cell>
              <table:table-cell office:value-type="float" office:value="14.7493975895335">
                <text:p>14.7493975895335</text:p>
              </table:table-cell>
              <table:table-cell office:value-type="float" office:value="28.0829528274902">
                <text:p>28.0829528274902</text:p>
              </table:table-cell>
              <table:table-cell office:value-type="float" office:value="31.7206079507499">
                <text:p>31.72060795074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03.5">
                <text:p>7103.5</text:p>
              </table:table-cell>
              <table:table-cell office:value-type="float" office:value="15.649065016843">
                <text:p>15.649065016843</text:p>
              </table:table-cell>
              <table:table-cell office:value-type="float" office:value="28.4023337808307">
                <text:p>28.4023337808307</text:p>
              </table:table-cell>
              <table:table-cell office:value-type="float" office:value="32.4281636868185">
                <text:p>32.42816368681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5">
                <text:p>7105</text:p>
              </table:table-cell>
              <table:table-cell office:value-type="float" office:value="16.6165754975569">
                <text:p>16.6165754975569</text:p>
              </table:table-cell>
              <table:table-cell office:value-type="float" office:value="28.6981030682516">
                <text:p>28.6981030682516</text:p>
              </table:table-cell>
              <table:table-cell office:value-type="float" office:value="33.1615997952753">
                <text:p>33.16159979527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6.5">
                <text:p>7106.5</text:p>
              </table:table-cell>
              <table:table-cell office:value-type="float" office:value="17.6563280836663">
                <text:p>17.6563280836663</text:p>
              </table:table-cell>
              <table:table-cell office:value-type="float" office:value="28.963105837127">
                <text:p>28.963105837127</text:p>
              </table:table-cell>
              <table:table-cell office:value-type="float" office:value="33.9206046692963">
                <text:p>33.92060466929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08">
                <text:p>7108</text:p>
              </table:table-cell>
              <table:table-cell office:value-type="float" office:value="18.7725083773793">
                <text:p>18.7725083773793</text:p>
              </table:table-cell>
              <table:table-cell office:value-type="float" office:value="29.1888545019338">
                <text:p>29.1888545019338</text:p>
              </table:table-cell>
              <table:table-cell office:value-type="float" office:value="34.7044132339655">
                <text:p>34.70441323396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09.5">
                <text:p>7109.5</text:p>
              </table:table-cell>
              <table:table-cell office:value-type="float" office:value="19.9688702765293">
                <text:p>19.9688702765293</text:p>
              </table:table-cell>
              <table:table-cell office:value-type="float" office:value="29.3653540788586">
                <text:p>29.3653540788586</text:p>
              </table:table-cell>
              <table:table-cell office:value-type="float" office:value="35.5116854049142">
                <text:p>35.51168540491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11">
                <text:p>7111</text:p>
              </table:table-cell>
              <table:table-cell office:value-type="float" office:value="21.2484463717066">
                <text:p>21.2484463717066</text:p>
              </table:table-cell>
              <table:table-cell office:value-type="float" office:value="29.4809340219">
                <text:p>29.4809340219</text:p>
              </table:table-cell>
              <table:table-cell office:value-type="float" office:value="36.3403624640002">
                <text:p>36.3403624640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12.5">
                <text:p>7112.5</text:p>
              </table:table-cell>
              <table:table-cell office:value-type="float" office:value="22.6131730421273">
                <text:p>22.6131730421273</text:p>
              </table:table-cell>
              <table:table-cell office:value-type="float" office:value="29.5221036886511">
                <text:p>29.5221036886511</text:p>
              </table:table-cell>
              <table:table-cell office:value-type="float" office:value="37.1875006048626">
                <text:p>37.18750060486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114">
                <text:p>7114</text:p>
              </table:table-cell>
              <table:table-cell office:value-type="float" office:value="24.0634174586286">
                <text:p>24.0634174586286</text:p>
              </table:table-cell>
              <table:table-cell office:value-type="float" office:value="29.4734565082046">
                <text:p>29.4734565082046</text:p>
              </table:table-cell>
              <table:table-cell office:value-type="float" office:value="38.0490827527979">
                <text:p>38.04908275279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15.5">
                <text:p>7115.5</text:p>
              </table:table-cell>
              <table:table-cell office:value-type="float" office:value="25.5973977276717">
                <text:p>25.5973977276717</text:p>
              </table:table-cell>
              <table:table-cell office:value-type="float" office:value="29.3176576722698">
                <text:p>29.3176576722698</text:p>
              </table:table-cell>
              <table:table-cell office:value-type="float" office:value="38.9198127155953">
                <text:p>38.91981271559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17">
                <text:p>7117</text:p>
              </table:table-cell>
              <table:table-cell office:value-type="float" office:value="27.2104958401895">
                <text:p>27.2104958401895</text:p>
              </table:table-cell>
              <table:table-cell office:value-type="float" office:value="29.0355611820286">
                <text:p>29.0355611820286</text:p>
              </table:table-cell>
              <table:table-cell office:value-type="float" office:value="39.792900083109">
                <text:p>39.792900083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18.5">
                <text:p>7118.5</text:p>
              </table:table-cell>
              <table:table-cell office:value-type="float" office:value="28.8944777252557">
                <text:p>28.8944777252557</text:p>
              </table:table-cell>
              <table:table-cell office:value-type="float" office:value="28.6065129606165">
                <text:p>28.6065129606165</text:p>
              </table:table-cell>
              <table:table-cell office:value-type="float" office:value="40.6598503044615">
                <text:p>40.65985030446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20">
                <text:p>7120</text:p>
              </table:table-cell>
              <table:table-cell office:value-type="float" office:value="30.63665726228">
                <text:p>30.63665726228</text:p>
              </table:table-cell>
              <table:table-cell office:value-type="float" office:value="28.0089048070684">
                <text:p>28.0089048070684</text:p>
              </table:table-cell>
              <table:table-cell office:value-type="float" office:value="41.5102820599648">
                <text:p>41.51028205996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21.5">
                <text:p>7121.5</text:p>
              </table:table-cell>
              <table:table-cell office:value-type="float" office:value="32.4190724789393">
                <text:p>32.4190724789393</text:p>
              </table:table-cell>
              <table:table-cell office:value-type="float" office:value="27.2210448921044">
                <text:p>27.2210448921044</text:p>
              </table:table-cell>
              <table:table-cell office:value-type="float" office:value="42.3318030021482">
                <text:p>42.3318030021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23">
                <text:p>7123</text:p>
              </table:table-cell>
              <table:table-cell office:value-type="float" office:value="34.2177812569609">
                <text:p>34.2177812569609</text:p>
              </table:table-cell>
              <table:table-cell office:value-type="float" office:value="26.2223982423891">
                <text:p>26.2223982423891</text:p>
              </table:table-cell>
              <table:table-cell office:value-type="float" office:value="43.1099840377108">
                <text:p>43.1099840377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24.5">
                <text:p>7124.5</text:p>
              </table:table-cell>
              <table:table-cell office:value-type="float" office:value="36.0024259802548">
                <text:p>36.0024259802548</text:p>
              </table:table-cell>
              <table:table-cell office:value-type="float" office:value="24.9952181859844">
                <text:p>24.9952181859844</text:p>
              </table:table-cell>
              <table:table-cell office:value-type="float" office:value="43.8284794240992">
                <text:p>43.8284794240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26">
                <text:p>7126</text:p>
              </table:table-cell>
              <table:table-cell office:value-type="float" office:value="37.7362517923707">
                <text:p>37.7362517923707</text:p>
              </table:table-cell>
              <table:table-cell office:value-type="float" office:value="23.5265309851111">
                <text:p>23.5265309851111</text:p>
              </table:table-cell>
              <table:table-cell office:value-type="float" office:value="44.4693417933141">
                <text:p>44.46934179331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27.5">
                <text:p>7127.5</text:p>
              </table:table-cell>
              <table:table-cell office:value-type="float" office:value="39.3767758116112">
                <text:p>39.3767758116112</text:p>
              </table:table-cell>
              <table:table-cell office:value-type="float" office:value="21.8103494277479">
                <text:p>21.8103494277479</text:p>
              </table:table-cell>
              <table:table-cell office:value-type="float" office:value="45.0135736803728">
                <text:p>45.0135736803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29">
                <text:p>7129</text:p>
              </table:table-cell>
              <table:table-cell office:value-type="float" office:value="40.8772752895445">
                <text:p>40.8772752895445</text:p>
              </table:table-cell>
              <table:table-cell office:value-type="float" office:value="19.8498850287806">
                <text:p>19.8498850287806</text:p>
              </table:table-cell>
              <table:table-cell office:value-type="float" office:value="45.4419362566453">
                <text:p>45.4419362566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30.5">
                <text:p>7130.5</text:p>
              </table:table-cell>
              <table:table-cell office:value-type="float" office:value="42.1891739727626">
                <text:p>42.1891739727626</text:p>
              </table:table-cell>
              <table:table-cell office:value-type="float" office:value="17.6594244768981">
                <text:p>17.6594244768981</text:p>
              </table:table-cell>
              <table:table-cell office:value-type="float" office:value="45.7359997524849">
                <text:p>45.73599975248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32">
                <text:p>7132</text:p>
              </table:table-cell>
              <table:table-cell office:value-type="float" office:value="43.2652528087445">
                <text:p>43.2652528087445</text:p>
              </table:table-cell>
              <table:table-cell office:value-type="float" office:value="15.2654697532572">
                <text:p>15.2654697532572</text:p>
              </table:table-cell>
              <table:table-cell office:value-type="float" office:value="45.8793708260279">
                <text:p>45.87937082602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33.5">
                <text:p>7133.5</text:p>
              </table:table-cell>
              <table:table-cell office:value-type="float" office:value="44.0634120924999">
                <text:p>44.0634120924999</text:p>
              </table:table-cell>
              <table:table-cell office:value-type="float" office:value="12.7067547553698">
                <text:p>12.7067547553698</text:p>
              </table:table-cell>
              <table:table-cell office:value-type="float" office:value="45.8589784191338">
                <text:p>45.85897841913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35">
                <text:p>7135</text:p>
              </table:table-cell>
              <table:table-cell office:value-type="float" office:value="44.5505145812584">
                <text:p>44.5505145812584</text:p>
              </table:table-cell>
              <table:table-cell office:value-type="float" office:value="10.0328751502857">
                <text:p>10.0328751502857</text:p>
              </table:table-cell>
              <table:table-cell office:value-type="float" office:value="45.6662559581595">
                <text:p>45.66625595815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36.5">
                <text:p>7136.5</text:p>
              </table:table-cell>
              <table:table-cell office:value-type="float" office:value="44.7057110893892">
                <text:p>44.7057110893892</text:p>
              </table:table-cell>
              <table:table-cell office:value-type="float" office:value="7.30150112111388">
                <text:p>7.30150112111388</text:p>
              </table:table-cell>
              <table:table-cell office:value-type="float" office:value="45.29804104627">
                <text:p>45.298041046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38">
                <text:p>7138</text:p>
              </table:table-cell>
              <table:table-cell office:value-type="float" office:value="44.5226555427566">
                <text:p>44.5226555427566</text:p>
              </table:table-cell>
              <table:table-cell office:value-type="float" office:value="4.57443736455097">
                <text:p>4.57443736455097</text:p>
              </table:table-cell>
              <table:table-cell office:value-type="float" office:value="44.7570366957103">
                <text:p>44.75703669571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39.5">
                <text:p>7139.5</text:p>
              </table:table-cell>
              <table:table-cell office:value-type="float" office:value="44.0101822478306">
                <text:p>44.0101822478306</text:p>
              </table:table-cell>
              <table:table-cell office:value-type="float" office:value="1.91306536837976">
                <text:p>1.91306536837976</text:p>
              </table:table-cell>
              <table:table-cell office:value-type="float" office:value="44.0517418564914">
                <text:p>44.05174185649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41">
                <text:p>7141</text:p>
              </table:table-cell>
              <table:table-cell office:value-type="float" office:value="43.1913115967166">
                <text:p>43.1913115967166</text:p>
              </table:table-cell>
              <table:table-cell office:value-type="float" office:value="-0.626142867397518">
                <text:p>-0.626142867397518</text:p>
              </table:table-cell>
              <table:table-cell office:value-type="float" office:value="43.195849943427">
                <text:p>43.1958499434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42.5">
                <text:p>7142.5</text:p>
              </table:table-cell>
              <table:table-cell office:value-type="float" office:value="42.1007853344845">
                <text:p>42.1007853344845</text:p>
              </table:table-cell>
              <table:table-cell office:value-type="float" office:value="-2.99536967462738">
                <text:p>-2.99536967462738</text:p>
              </table:table-cell>
              <table:table-cell office:value-type="float" office:value="42.2072075037904">
                <text:p>42.20720750379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144">
                <text:p>7144</text:p>
              </table:table-cell>
              <table:table-cell office:value-type="float" office:value="40.7816044047404">
                <text:p>40.7816044047404</text:p>
              </table:table-cell>
              <table:table-cell office:value-type="float" office:value="-5.15797016555681">
                <text:p>-5.15797016555681</text:p>
              </table:table-cell>
              <table:table-cell office:value-type="float" office:value="41.1064947916204">
                <text:p>41.10649479162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45.5">
                <text:p>7145.5</text:p>
              </table:table-cell>
              <table:table-cell office:value-type="float" office:value="39.2811746259554">
                <text:p>39.2811746259554</text:p>
              </table:table-cell>
              <table:table-cell office:value-type="float" office:value="-7.0895624473471">
                <text:p>-7.0895624473471</text:p>
              </table:table-cell>
              <table:table-cell office:value-type="float" office:value="39.9158186148003">
                <text:p>39.91581861480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47">
                <text:p>7147</text:p>
              </table:table-cell>
              <table:table-cell office:value-type="float" office:value="37.6476390320305">
                <text:p>37.6476390320305</text:p>
              </table:table-cell>
              <table:table-cell office:value-type="float" office:value="-8.77777457319177">
                <text:p>-8.77777457319177</text:p>
              </table:table-cell>
              <table:table-cell office:value-type="float" office:value="38.6573932274777">
                <text:p>38.65739322747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48.5">
                <text:p>7148.5</text:p>
              </table:table-cell>
              <table:table-cell office:value-type="float" office:value="35.9268279664057">
                <text:p>35.9268279664057</text:p>
              </table:table-cell>
              <table:table-cell office:value-type="float" office:value="-10.2209446053345">
                <text:p>-10.2209446053345</text:p>
              </table:table-cell>
              <table:table-cell office:value-type="float" office:value="37.3524386935181">
                <text:p>37.35243869351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50">
                <text:p>7150</text:p>
              </table:table-cell>
              <table:table-cell office:value-type="float" office:value="34.1600561969238">
                <text:p>34.1600561969238</text:p>
              </table:table-cell>
              <table:table-cell office:value-type="float" office:value="-11.4261692156545">
                <text:p>-11.4261692156545</text:p>
              </table:table-cell>
              <table:table-cell office:value-type="float" office:value="36.0203662158197">
                <text:p>36.0203662158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51.5">
                <text:p>7151.5</text:p>
              </table:table-cell>
              <table:table-cell office:value-type="float" office:value="32.3828052302517">
                <text:p>32.3828052302517</text:p>
              </table:table-cell>
              <table:table-cell office:value-type="float" office:value="-12.407090051009">
                <text:p>-12.407090051009</text:p>
              </table:table-cell>
              <table:table-cell office:value-type="float" office:value="34.6782634818161">
                <text:p>34.67826348181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53">
                <text:p>7153</text:p>
              </table:table-cell>
              <table:table-cell office:value-type="float" office:value="30.6241896831769">
                <text:p>30.6241896831769</text:p>
              </table:table-cell>
              <table:table-cell office:value-type="float" office:value="-13.1817303977423">
                <text:p>-13.1817303977423</text:p>
              </table:table-cell>
              <table:table-cell office:value-type="float" office:value="33.3406510138894">
                <text:p>33.34065101388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54.5">
                <text:p>7154.5</text:p>
              </table:table-cell>
              <table:table-cell office:value-type="float" office:value="28.9070315993261">
                <text:p>28.9070315993261</text:p>
              </table:table-cell>
              <table:table-cell office:value-type="float" office:value="-13.7705887943252">
                <text:p>-13.7705887943252</text:p>
              </table:table-cell>
              <table:table-cell office:value-type="float" office:value="32.0194564542691">
                <text:p>32.01945645426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56">
                <text:p>7156</text:p>
              </table:table-cell>
              <table:table-cell office:value-type="float" office:value="27.2483474652031">
                <text:p>27.2483474652031</text:p>
              </table:table-cell>
              <table:table-cell office:value-type="float" office:value="-14.1950939358419">
                <text:p>-14.1950939358419</text:p>
              </table:table-cell>
              <table:table-cell office:value-type="float" office:value="30.7241457396592">
                <text:p>30.72414573965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57.5">
                <text:p>7157.5</text:p>
              </table:table-cell>
              <table:table-cell office:value-type="float" office:value="25.6600710831549">
                <text:p>25.6600710831549</text:p>
              </table:table-cell>
              <table:table-cell office:value-type="float" office:value="-14.4764449723348">
                <text:p>-14.4764449723348</text:p>
              </table:table-cell>
              <table:table-cell office:value-type="float" office:value="29.4619535508017">
                <text:p>29.46195355080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59">
                <text:p>7159</text:p>
              </table:table-cell>
              <table:table-cell office:value-type="float" office:value="24.1498725880168">
                <text:p>24.1498725880168</text:p>
              </table:table-cell>
              <table:table-cell office:value-type="float" office:value="-14.6348087216931">
                <text:p>-14.6348087216931</text:p>
              </table:table-cell>
              <table:table-cell office:value-type="float" office:value="28.2381651730064">
                <text:p>28.23816517300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60.5">
                <text:p>7160.5</text:p>
              </table:table-cell>
              <table:table-cell office:value-type="float" office:value="22.721975398548">
                <text:p>22.721975398548</text:p>
              </table:table-cell>
              <table:table-cell office:value-type="float" office:value="-14.6888176805297">
                <text:p>-14.6888176805297</text:p>
              </table:table-cell>
              <table:table-cell office:value-type="float" office:value="27.0564138581606">
                <text:p>27.05641385816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62">
                <text:p>7162</text:p>
              </table:table-cell>
              <table:table-cell office:value-type="float" office:value="21.3779101593316">
                <text:p>21.3779101593316</text:p>
              </table:table-cell>
              <table:table-cell office:value-type="float" office:value="-14.6553036232606">
                <text:p>-14.6553036232606</text:p>
              </table:table-cell>
              <table:table-cell office:value-type="float" office:value="25.9189692516969">
                <text:p>25.91896925169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63.5">
                <text:p>7163.5</text:p>
              </table:table-cell>
              <table:table-cell office:value-type="float" office:value="20.1171739645397">
                <text:p>20.1171739645397</text:p>
              </table:table-cell>
              <table:table-cell office:value-type="float" office:value="-14.5492041887368">
                <text:p>-14.5492041887368</text:p>
              </table:table-cell>
              <table:table-cell office:value-type="float" office:value="24.8270020510957">
                <text:p>24.82700205109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65">
                <text:p>7165</text:p>
              </table:table-cell>
              <table:table-cell office:value-type="float" office:value="18.9377837855248">
                <text:p>18.9377837855248</text:p>
              </table:table-cell>
              <table:table-cell office:value-type="float" office:value="-14.383588536211">
                <text:p>-14.383588536211</text:p>
              </table:table-cell>
              <table:table-cell office:value-type="float" office:value="23.7808173510985">
                <text:p>23.78081735109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66.5">
                <text:p>7166.5</text:p>
              </table:table-cell>
              <table:table-cell office:value-type="float" office:value="17.8367261665281">
                <text:p>17.8367261665281</text:p>
              </table:table-cell>
              <table:table-cell office:value-type="float" office:value="-14.1697589900391">
                <text:p>-14.1697589900391</text:p>
              </table:table-cell>
              <table:table-cell office:value-type="float" office:value="22.7800542180106">
                <text:p>22.78005421801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68">
                <text:p>7168</text:p>
              </table:table-cell>
              <table:table-cell office:value-type="float" office:value="16.8103126424013">
                <text:p>16.8103126424013</text:p>
              </table:table-cell>
              <table:table-cell office:value-type="float" office:value="-13.9173962310218">
                <text:p>-13.9173962310218</text:p>
              </table:table-cell>
              <table:table-cell office:value-type="float" office:value="21.8238522948295">
                <text:p>21.82385229482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69.5">
                <text:p>7169.5</text:p>
              </table:table-cell>
              <table:table-cell office:value-type="float" office:value="15.8544537039259">
                <text:p>15.8544537039259</text:p>
              </table:table-cell>
              <table:table-cell office:value-type="float" office:value="-13.6347248504134">
                <text:p>-13.6347248504134</text:p>
              </table:table-cell>
              <table:table-cell office:value-type="float" office:value="20.9109881162132">
                <text:p>20.91098811621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71">
                <text:p>7171</text:p>
              </table:table-cell>
              <table:table-cell office:value-type="float" office:value="14.9648649341144">
                <text:p>14.9648649341144</text:p>
              </table:table-cell>
              <table:table-cell office:value-type="float" office:value="-13.3286835432027">
                <text:p>-13.3286835432027</text:p>
              </table:table-cell>
              <table:table-cell office:value-type="float" office:value="20.0399847178367">
                <text:p>20.03998471783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72.5">
                <text:p>7172.5</text:p>
              </table:table-cell>
              <table:table-cell office:value-type="float" office:value="14.1372182431242">
                <text:p>14.1372182431242</text:p>
              </table:table-cell>
              <table:table-cell office:value-type="float" office:value="-13.0050898994438">
                <text:p>-13.0050898994438</text:p>
              </table:table-cell>
              <table:table-cell office:value-type="float" office:value="19.2091983941636">
                <text:p>19.20919839416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74">
                <text:p>7174</text:p>
              </table:table-cell>
              <table:table-cell office:value-type="float" office:value="13.3672496817502">
                <text:p>13.3672496817502</text:p>
              </table:table-cell>
              <table:table-cell office:value-type="float" office:value="-12.6687938845923">
                <text:p>-12.6687938845923</text:p>
              </table:table-cell>
              <table:table-cell office:value-type="float" office:value="18.416886342282">
                <text:p>18.4168863422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75.5">
                <text:p>7175.5</text:p>
              </table:table-cell>
              <table:table-cell office:value-type="float" office:value="12.6508335876303">
                <text:p>12.6508335876303</text:p>
              </table:table-cell>
              <table:table-cell office:value-type="float" office:value="-12.3238169812007">
                <text:p>-12.3238169812007</text:p>
              </table:table-cell>
              <table:table-cell office:value-type="float" office:value="17.66125860317">
                <text:p>17.661258603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77">
                <text:p>7177</text:p>
              </table:table-cell>
              <table:table-cell office:value-type="float" office:value="11.9840310930695">
                <text:p>11.9840310930695</text:p>
              </table:table-cell>
              <table:table-cell office:value-type="float" office:value="-11.9734758893726">
                <text:p>-11.9734758893726</text:p>
              </table:table-cell>
              <table:table-cell office:value-type="float" office:value="16.9405172917784">
                <text:p>16.94051729177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78.5">
                <text:p>7178.5</text:p>
              </table:table-cell>
              <table:table-cell office:value-type="float" office:value="11.3631194455758">
                <text:p>11.3631194455758</text:p>
              </table:table-cell>
              <table:table-cell office:value-type="float" office:value="-11.6204909072026">
                <text:p>-11.6204909072026</text:p>
              </table:table-cell>
              <table:table-cell office:value-type="float" office:value="16.2528856655919">
                <text:p>16.25288566559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180">
                <text:p>7180</text:p>
              </table:table-cell>
              <table:table-cell office:value-type="float" office:value="10.7846072260326">
                <text:p>10.7846072260326</text:p>
              </table:table-cell>
              <table:table-cell office:value-type="float" office:value="-11.2670798405426">
                <text:p>-11.2670798405426</text:p>
              </table:table-cell>
              <table:table-cell office:value-type="float" office:value="15.5966291599485">
                <text:p>15.59662915994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81.5">
                <text:p>7181.5</text:p>
              </table:table-cell>
              <table:table-cell office:value-type="float" office:value="10.2452394081979">
                <text:p>10.2452394081979</text:p>
              </table:table-cell>
              <table:table-cell office:value-type="float" office:value="-10.9150386801888">
                <text:p>-10.9150386801888</text:p>
              </table:table-cell>
              <table:table-cell office:value-type="float" office:value="14.970070137488">
                <text:p>14.9700701374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83">
                <text:p>7183</text:p>
              </table:table-cell>
              <table:table-cell office:value-type="float" office:value="9.74199527610812">
                <text:p>9.74199527610812</text:p>
              </table:table-cell>
              <table:table-cell office:value-type="float" office:value="-10.5658104500936">
                <text:p>-10.5658104500936</text:p>
              </table:table-cell>
              <table:table-cell office:value-type="float" office:value="14.3715977687597">
                <text:p>14.37159776875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84.5">
                <text:p>7184.5</text:p>
              </table:table-cell>
              <table:table-cell office:value-type="float" office:value="9.2720814764734">
                <text:p>9.2720814764734</text:p>
              </table:table-cell>
              <table:table-cell office:value-type="float" office:value="-10.2205436538445">
                <text:p>-10.2205436538445</text:p>
              </table:table-cell>
              <table:table-cell office:value-type="float" office:value="13.7996741804472">
                <text:p>13.79967418044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86">
                <text:p>7186</text:p>
              </table:table-cell>
              <table:table-cell office:value-type="float" office:value="8.83292190367845">
                <text:p>8.83292190367845</text:p>
              </table:table-cell>
              <table:table-cell office:value-type="float" office:value="-9.8801416860628">
                <text:p>-9.8801416860628</text:p>
              </table:table-cell>
              <table:table-cell office:value-type="float" office:value="13.2528377751015">
                <text:p>13.25283777510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187.5">
                <text:p>7187.5</text:p>
              </table:table-cell>
              <table:table-cell office:value-type="float" office:value="8.42214566605111">
                <text:p>8.42214566605111</text:p>
              </table:table-cell>
              <table:table-cell office:value-type="float" office:value="-9.54530446833867">
                <text:p>-9.54530446833867</text:p>
              </table:table-cell>
              <table:table-cell office:value-type="float" office:value="12.7297044354325">
                <text:p>12.72970443543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189">
                <text:p>7189</text:p>
              </table:table-cell>
              <table:table-cell office:value-type="float" office:value="8.03757403841096">
                <text:p>8.03757403841096</text:p>
              </table:table-cell>
              <table:table-cell office:value-type="float" office:value="-9.21656344111512">
                <text:p>-9.21656344111512</text:p>
              </table:table-cell>
              <table:table-cell office:value-type="float" office:value="12.2289671717213">
                <text:p>12.22896717172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90.5">
                <text:p>7190.5</text:p>
              </table:table-cell>
              <table:table-cell office:value-type="float" office:value="7.67720704566785">
                <text:p>7.67720704566785</text:p>
              </table:table-cell>
              <table:table-cell office:value-type="float" office:value="-8.89431090949767">
                <text:p>-8.89431090949767</text:p>
              </table:table-cell>
              <table:table-cell office:value-type="float" office:value="11.7493946472515">
                <text:p>11.74939464725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92">
                <text:p>7192</text:p>
              </table:table-cell>
              <table:table-cell office:value-type="float" office:value="7.3392101264651">
                <text:p>7.3392101264651</text:p>
              </table:table-cell>
              <table:table-cell office:value-type="float" office:value="-8.57882461122428">
                <text:p>-8.57882461122428</text:p>
              </table:table-cell>
              <table:table-cell office:value-type="float" office:value="11.2898289176832">
                <text:p>11.28982891768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93.5">
                <text:p>7193.5</text:p>
              </table:table-cell>
              <table:table-cell office:value-type="float" office:value="7.02190118055844">
                <text:p>7.02190118055844</text:p>
              </table:table-cell>
              <table:table-cell office:value-type="float" office:value="-8.2702882548308">
                <text:p>-8.2702882548308</text:p>
              </table:table-cell>
              <table:table-cell office:value-type="float" office:value="10.8491826423708">
                <text:p>10.84918264237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95">
                <text:p>7195</text:p>
              </table:table-cell>
              <table:table-cell office:value-type="float" office:value="6.72373819649991">
                <text:p>6.72373819649991</text:p>
              </table:table-cell>
              <table:table-cell office:value-type="float" office:value="-7.96880866750268">
                <text:p>-7.96880866750268</text:p>
              </table:table-cell>
              <table:table-cell office:value-type="float" office:value="10.4264359641412">
                <text:p>10.42643596414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196.5">
                <text:p>7196.5</text:p>
              </table:table-cell>
              <table:table-cell office:value-type="float" office:value="6.44330757816119">
                <text:p>6.44330757816119</text:p>
              </table:table-cell>
              <table:table-cell office:value-type="float" office:value="-7.67443009610845">
                <text:p>-7.67443009610845</text:p>
              </table:table-cell>
              <table:table-cell office:value-type="float" office:value="10.020633205883">
                <text:p>10.0206332058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98">
                <text:p>7198</text:p>
              </table:table-cell>
              <table:table-cell office:value-type="float" office:value="6.17931323262702">
                <text:p>6.17931323262702</text:p>
              </table:table-cell>
              <table:table-cell office:value-type="float" office:value="-7.38714612134342">
                <text:p>-7.38714612134342</text:p>
              </table:table-cell>
              <table:table-cell office:value-type="float" office:value="9.63087949488511">
                <text:p>9.630879494885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99.5">
                <text:p>7199.5</text:p>
              </table:table-cell>
              <table:table-cell office:value-type="float" office:value="5.9305664423171">
                <text:p>5.9305664423171</text:p>
              </table:table-cell>
              <table:table-cell office:value-type="float" office:value="-7.10690957280175">
                <text:p>-7.10690957280175</text:p>
              </table:table-cell>
              <table:table-cell office:value-type="float" office:value="9.25633739676331">
                <text:p>9.256337396763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01">
                <text:p>7201</text:p>
              </table:table-cell>
              <table:table-cell office:value-type="float" office:value="5.69597651676417">
                <text:p>5.69597651676417</text:p>
              </table:table-cell>
              <table:table-cell office:value-type="float" office:value="-6.83364077116264">
                <text:p>-6.83364077116264</text:p>
              </table:table-cell>
              <table:table-cell office:value-type="float" office:value="8.8962236184139">
                <text:p>8.89622361841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02.5">
                <text:p>7202.5</text:p>
              </table:table-cell>
              <table:table-cell office:value-type="float" office:value="5.47454220111441">
                <text:p>5.47454220111441</text:p>
              </table:table-cell>
              <table:table-cell office:value-type="float" office:value="-6.5672343713932">
                <text:p>-6.5672343713932</text:p>
              </table:table-cell>
              <table:table-cell office:value-type="float" office:value="8.54980582239099">
                <text:p>8.549805822390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204">
                <text:p>7204</text:p>
              </table:table-cell>
              <table:table-cell office:value-type="float" office:value="5.26534380643856">
                <text:p>5.26534380643856</text:p>
              </table:table-cell>
              <table:table-cell office:value-type="float" office:value="-6.3075650364378">
                <text:p>-6.3075650364378</text:p>
              </table:table-cell>
              <table:table-cell office:value-type="float" office:value="8.21639958186635">
                <text:p>8.216399581866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05.5">
                <text:p>7205.5</text:p>
              </table:table-cell>
              <table:table-cell office:value-type="float" office:value="5.06753601998578">
                <text:p>5.06753601998578</text:p>
              </table:table-cell>
              <table:table-cell office:value-type="float" office:value="-6.05449213368691">
                <text:p>-6.05449213368691</text:p>
              </table:table-cell>
              <table:table-cell office:value-type="float" office:value="7.89536549570253">
                <text:p>7.895365495702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07">
                <text:p>7207</text:p>
              </table:table-cell>
              <table:table-cell office:value-type="float" office:value="4.8803413497513">
                <text:p>4.8803413497513</text:p>
              </table:table-cell>
              <table:table-cell office:value-type="float" office:value="-5.8078636150693">
                <text:p>-5.8078636150693</text:p>
              </table:table-cell>
              <table:table-cell office:value-type="float" office:value="7.58610647574487">
                <text:p>7.586106475744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208.5">
                <text:p>7208.5</text:p>
              </table:table-cell>
              <table:table-cell office:value-type="float" office:value="4.70304415646468">
                <text:p>4.70304415646468</text:p>
              </table:table-cell>
              <table:table-cell office:value-type="float" office:value="-5.56751921532934">
                <text:p>-5.56751921532934</text:p>
              </table:table-cell>
              <table:table-cell office:value-type="float" office:value="7.28806521312193">
                <text:p>7.288065213121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10">
                <text:p>7210</text:p>
              </table:table-cell>
              <table:table-cell office:value-type="float" office:value="4.53498522644957">
                <text:p>4.53498522644957</text:p>
              </table:table-cell>
              <table:table-cell office:value-type="float" office:value="-5.33329308099655">
                <text:p>-5.33329308099655</text:p>
              </table:table-cell>
              <table:table-cell office:value-type="float" office:value="7.000721826492">
                <text:p>7.0007218264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11.5">
                <text:p>7211.5</text:p>
              </table:table-cell>
              <table:table-cell office:value-type="float" office:value="4.37555684031361">
                <text:p>4.37555684031361</text:p>
              </table:table-cell>
              <table:table-cell office:value-type="float" office:value="-5.10501592418738">
                <text:p>-5.10501592418738</text:p>
              </table:table-cell>
              <table:table-cell office:value-type="float" office:value="6.72359169261653">
                <text:p>6.723591692616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13">
                <text:p>7213</text:p>
              </table:table-cell>
              <table:table-cell office:value-type="float" office:value="4.22419829450861">
                <text:p>4.22419829450861</text:p>
              </table:table-cell>
              <table:table-cell office:value-type="float" office:value="-4.88251677986385">
                <text:p>-4.88251677986385</text:p>
              </table:table-cell>
              <table:table-cell office:value-type="float" office:value="6.45622345779493">
                <text:p>6.456223457794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14.5">
                <text:p>7214.5</text:p>
              </table:table-cell>
              <table:table-cell office:value-type="float" office:value="4.08039183547946">
                <text:p>4.08039183547946</text:p>
              </table:table-cell>
              <table:table-cell office:value-type="float" office:value="-4.66562443242412">
                <text:p>-4.66562443242412</text:p>
              </table:table-cell>
              <table:table-cell office:value-type="float" office:value="6.19819722786234">
                <text:p>6.198197227862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16">
                <text:p>7216</text:p>
              </table:table-cell>
              <table:table-cell office:value-type="float" office:value="3.94365896879095">
                <text:p>3.94365896879095</text:p>
              </table:table-cell>
              <table:table-cell office:value-type="float" office:value="-4.45416856658789">
                <text:p>-4.45416856658789</text:p>
              </table:table-cell>
              <table:table-cell office:value-type="float" office:value="5.94912293382015">
                <text:p>5.949122933820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17.5">
                <text:p>7217.5</text:p>
              </table:table-cell>
              <table:table-cell office:value-type="float" office:value="3.8135571085972">
                <text:p>3.8135571085972</text:p>
              </table:table-cell>
              <table:table-cell office:value-type="float" office:value="-4.24798068870847">
                <text:p>-4.24798068870847</text:p>
              </table:table-cell>
              <table:table-cell office:value-type="float" office:value="5.70863887035888">
                <text:p>5.708638870358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19">
                <text:p>7219</text:p>
              </table:table-cell>
              <table:table-cell office:value-type="float" office:value="3.68967653554035">
                <text:p>3.68967653554035</text:p>
              </table:table-cell>
              <table:table-cell office:value-type="float" office:value="-4.04689485699196">
                <text:p>-4.04689485699196</text:p>
              </table:table-cell>
              <table:table-cell office:value-type="float" office:value="5.47641040467796">
                <text:p>5.476410404677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20.5">
                <text:p>7220.5</text:p>
              </table:table-cell>
              <table:table-cell office:value-type="float" office:value="3.57163763396312">
                <text:p>3.57163763396312</text:p>
              </table:table-cell>
              <table:table-cell office:value-type="float" office:value="-3.85074825292147">
                <text:p>-3.85074825292147</text:p>
              </table:table-cell>
              <table:table-cell office:value-type="float" office:value="5.25212885368585">
                <text:p>5.252128853685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22">
                <text:p>7222</text:p>
              </table:table-cell>
              <table:table-cell office:value-type="float" office:value="3.4590883818499">
                <text:p>3.4590883818499</text:p>
              </table:table-cell>
              <table:table-cell office:value-type="float" office:value="-3.65938162084659">
                <text:p>-3.65938162084659</text:p>
              </table:table-cell>
              <table:table-cell office:value-type="float" office:value="5.03551052828199">
                <text:p>5.035510528281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23.5">
                <text:p>7223.5</text:p>
              </table:table-cell>
              <table:table-cell office:value-type="float" office:value="3.35170206940788">
                <text:p>3.35170206940788</text:p>
              </table:table-cell>
              <table:table-cell office:value-type="float" office:value="-3.47263959840256">
                <text:p>-3.47263959840256</text:p>
              </table:table-cell>
              <table:table-cell office:value-type="float" office:value="4.82629594435179">
                <text:p>4.826295944351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25">
                <text:p>7225</text:p>
              </table:table-cell>
              <table:table-cell office:value-type="float" office:value="3.24917522437778">
                <text:p>3.24917522437778</text:p>
              </table:table-cell>
              <table:table-cell office:value-type="float" office:value="-3.29037095663275">
                <text:p>-3.29037095663275</text:p>
              </table:table-cell>
              <table:table-cell office:value-type="float" office:value="4.62424920078522">
                <text:p>4.624249200785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226.5">
                <text:p>7226.5</text:p>
              </table:table-cell>
              <table:table-cell office:value-type="float" office:value="3.15122572430529">
                <text:p>3.15122572430529</text:p>
              </table:table-cell>
              <table:table-cell office:value-type="float" office:value="-3.11242876570216">
                <text:p>-3.11242876570216</text:p>
              </table:table-cell>
              <table:table-cell office:value-type="float" office:value="4.42915752565809">
                <text:p>4.429157525658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28">
                <text:p>7228</text:p>
              </table:table-cell>
              <table:table-cell office:value-type="float" office:value="3.05759107788872">
                <text:p>3.05759107788872</text:p>
              </table:table-cell>
              <table:table-cell office:value-type="float" office:value="-2.938670499478">
                <text:p>-2.938670499478</text:p>
              </table:table-cell>
              <table:table-cell office:value-type="float" office:value="4.24083099216262">
                <text:p>4.240830992162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229.5">
                <text:p>7229.5</text:p>
              </table:table-cell>
              <table:table-cell office:value-type="float" office:value="2.96802685923034">
                <text:p>2.96802685923034</text:p>
              </table:table-cell>
              <table:table-cell office:value-type="float" office:value="-2.76895809004569">
                <text:p>-2.76895809004569</text:p>
              </table:table-cell>
              <table:table-cell office:value-type="float" office:value="4.05910240589495">
                <text:p>4.059102405894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231">
                <text:p>7231</text:p>
              </table:table-cell>
              <table:table-cell office:value-type="float" office:value="2.88230528045149">
                <text:p>2.88230528045149</text:p>
              </table:table-cell>
              <table:table-cell office:value-type="float" office:value="-2.60315794150086">
                <text:p>-2.60315794150086</text:p>
              </table:table-cell>
              <table:table-cell office:value-type="float" office:value="3.8838273646131">
                <text:p>3.88382736461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32.5">
                <text:p>7232.5</text:p>
              </table:table-cell>
              <table:table-cell office:value-type="float" office:value="2.80021388950845">
                <text:p>2.80021388950845</text:p>
              </table:table-cell>
              <table:table-cell office:value-type="float" office:value="-2.44114091074569">
                <text:p>-2.44114091074569</text:p>
              </table:table-cell>
              <table:table-cell office:value-type="float" office:value="3.7148844898748">
                <text:p>3.71488448987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234">
                <text:p>7234</text:p>
              </table:table-cell>
              <table:table-cell office:value-type="float" office:value="2.72155438139598">
                <text:p>2.72155438139598</text:p>
              </table:table-cell>
              <table:table-cell office:value-type="float" office:value="-2.28278226182815">
                <text:p>-2.28278226182815</text:p>
              </table:table-cell>
              <table:table-cell office:value-type="float" office:value="3.55217582698448">
                <text:p>3.552175826984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235.5">
                <text:p>7235.5</text:p>
              </table:table-cell>
              <table:table-cell office:value-type="float" office:value="2.64614151204489">
                <text:p>2.64614151204489</text:p>
              </table:table-cell>
              <table:table-cell office:value-type="float" office:value="-2.12796159921244">
                <text:p>-2.12796159921244</text:p>
              </table:table-cell>
              <table:table-cell office:value-type="float" office:value="3.39562740439672">
                <text:p>3.395627404396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37">
                <text:p>7237</text:p>
              </table:table-cell>
              <table:table-cell office:value-type="float" office:value="2.57380210530147">
                <text:p>2.57380210530147</text:p>
              </table:table-cell>
              <table:table-cell office:value-type="float" office:value="-1.97656278450359">
                <text:p>-1.97656278450359</text:p>
              </table:table-cell>
              <table:table-cell office:value-type="float" office:value="3.24518993563379">
                <text:p>3.245189935633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238.5">
                <text:p>7238.5</text:p>
              </table:table-cell>
              <table:table-cell office:value-type="float" office:value="2.50437414433253">
                <text:p>2.50437414433253</text:p>
              </table:table-cell>
              <table:table-cell office:value-type="float" office:value="-1.8284738404175">
                <text:p>-1.8284738404175</text:p>
              </table:table-cell>
              <table:table-cell office:value-type="float" office:value="3.10083963466227">
                <text:p>3.100839634662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40">
                <text:p>7240</text:p>
              </table:table-cell>
              <table:table-cell office:value-type="float" office:value="2.43770593962733">
                <text:p>2.43770593962733</text:p>
              </table:table-cell>
              <table:table-cell office:value-type="float" office:value="-1.68358684509694">
                <text:p>-1.68358684509694</text:p>
              </table:table-cell>
              <table:table-cell office:value-type="float" office:value="2.96257909819769">
                <text:p>2.962579098197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241.5">
                <text:p>7241.5</text:p>
              </table:table-cell>
              <table:table-cell office:value-type="float" office:value="2.37365536655203">
                <text:p>2.37365536655203</text:p>
              </table:table-cell>
              <table:table-cell office:value-type="float" office:value="-1.54179781936595">
                <text:p>-1.54179781936595</text:p>
              </table:table-cell>
              <table:table-cell office:value-type="float" office:value="2.83043818426809">
                <text:p>2.830438184268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243">
                <text:p>7243</text:p>
              </table:table-cell>
              <table:table-cell office:value-type="float" office:value="2.31208916611178">
                <text:p>2.31208916611178</text:p>
              </table:table-cell>
              <table:table-cell office:value-type="float" office:value="-1.40300660909627">
                <text:p>-1.40300660909627</text:p>
              </table:table-cell>
              <table:table-cell office:value-type="float" office:value="2.70447478398658">
                <text:p>2.704474783986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244.5">
                <text:p>7244.5</text:p>
              </table:table-cell>
              <table:table-cell office:value-type="float" office:value="2.25288230316676">
                <text:p>2.25288230316676</text:p>
              </table:table-cell>
              <table:table-cell office:value-type="float" office:value="-1.26711676441347">
                <text:p>-1.26711676441347</text:p>
              </table:table-cell>
              <table:table-cell office:value-type="float" office:value="2.58477534160701">
                <text:p>2.584775341607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46">
                <text:p>7246</text:p>
              </table:table-cell>
              <table:table-cell office:value-type="float" office:value="2.19591737694095">
                <text:p>2.19591737694095</text:p>
              </table:table-cell>
              <table:table-cell office:value-type="float" office:value="-1.1340354172294">
                <text:p>-1.1340354172294</text:p>
              </table:table-cell>
              <table:table-cell office:value-type="float" office:value="2.47145492653252">
                <text:p>2.471454926532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47.5">
                <text:p>7247.5</text:p>
              </table:table-cell>
              <table:table-cell office:value-type="float" office:value="2.14108407912826">
                <text:p>2.14108407912826</text:p>
              </table:table-cell>
              <table:table-cell office:value-type="float" office:value="-1.00367315825193">
                <text:p>-1.00367315825193</text:p>
              </table:table-cell>
              <table:table-cell office:value-type="float" office:value="2.36465660138886">
                <text:p>2.364656601388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49">
                <text:p>7249</text:p>
              </table:table-cell>
              <table:table-cell office:value-type="float" office:value="2.08827869537931">
                <text:p>2.08827869537931</text:p>
              </table:table-cell>
              <table:table-cell office:value-type="float" office:value="-0.875943914453658">
                <text:p>-0.875943914453658</text:p>
              </table:table-cell>
              <table:table-cell office:value-type="float" office:value="2.26454976780011">
                <text:p>2.264549767800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50.5">
                <text:p>7250.5</text:p>
              </table:table-cell>
              <table:table-cell office:value-type="float" office:value="2.03740364634703">
                <text:p>2.03740364634703</text:p>
              </table:table-cell>
              <table:table-cell office:value-type="float" office:value="-0.750764827778732">
                <text:p>-0.750764827778732</text:p>
              </table:table-cell>
              <table:table-cell office:value-type="float" office:value="2.17132711602324">
                <text:p>2.171327116023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252">
                <text:p>7252</text:p>
              </table:table-cell>
              <table:table-cell office:value-type="float" office:value="1.98836706481357">
                <text:p>1.98836706481357</text:p>
              </table:table-cell>
              <table:table-cell office:value-type="float" office:value="-0.628056135669624">
                <text:p>-0.628056135669624</text:p>
              </table:table-cell>
              <table:table-cell office:value-type="float" office:value="2.08519977316026">
                <text:p>2.085199773160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253.5">
                <text:p>7253.5</text:p>
              </table:table-cell>
              <table:table-cell office:value-type="float" office:value="1.94108240578863">
                <text:p>1.94108240578863</text:p>
              </table:table-cell>
              <table:table-cell office:value-type="float" office:value="-0.507741053944605">
                <text:p>-0.507741053944605</text:p>
              </table:table-cell>
              <table:table-cell office:value-type="float" office:value="2.00639026211825">
                <text:p>2.006390262118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55">
                <text:p>7255</text:p>
              </table:table-cell>
              <table:table-cell office:value-type="float" office:value="1.8954680867231">
                <text:p>1.8954680867231</text:p>
              </table:table-cell>
              <table:table-cell office:value-type="float" office:value="-0.389745662369859">
                <text:p>-0.389745662369859</text:p>
              </table:table-cell>
              <table:table-cell office:value-type="float" office:value="1.93512298036116">
                <text:p>1.935122980361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56.5">
                <text:p>7256.5</text:p>
              </table:table-cell>
              <table:table-cell office:value-type="float" office:value="1.85144715527009">
                <text:p>1.85144715527009</text:p>
              </table:table-cell>
              <table:table-cell office:value-type="float" office:value="-0.273998793219567">
                <text:p>-0.273998793219567</text:p>
              </table:table-cell>
              <table:table-cell office:value-type="float" office:value="1.87161211458023">
                <text:p>1.871612114580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58">
                <text:p>7258</text:p>
              </table:table-cell>
              <table:table-cell office:value-type="float" office:value="1.80894698226189">
                <text:p>1.80894698226189</text:p>
              </table:table-cell>
              <table:table-cell office:value-type="float" office:value="-0.160431923044922">
                <text:p>-0.160431923044922</text:p>
              </table:table-cell>
              <table:table-cell office:value-type="float" office:value="1.81604724238283">
                <text:p>1.816047242382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259.5">
                <text:p>7259.5</text:p>
              </table:table-cell>
              <table:table-cell office:value-type="float" office:value="1.76789897777462">
                <text:p>1.76789897777462</text:p>
              </table:table-cell>
              <table:table-cell office:value-type="float" office:value="-0.048979067776009">
                <text:p>-0.048979067776009</text:p>
              </table:table-cell>
              <table:table-cell office:value-type="float" office:value="1.76857732222732">
                <text:p>1.768577322227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261">
                <text:p>7261</text:p>
              </table:table-cell>
              <table:table-cell office:value-type="float" office:value="1.72823832836193">
                <text:p>1.72823832836193</text:p>
              </table:table-cell>
              <table:table-cell office:value-type="float" office:value="0.0604233187271388">
                <text:p>0.0604233187271388</text:p>
              </table:table-cell>
              <table:table-cell office:value-type="float" office:value="1.72929427717356">
                <text:p>1.729294277173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262.5">
                <text:p>7262.5</text:p>
              </table:table-cell>
              <table:table-cell office:value-type="float" office:value="1.68990375370247">
                <text:p>1.68990375370247</text:p>
              </table:table-cell>
              <table:table-cell office:value-type="float" office:value="0.167836442637002">
                <text:p>0.167836442637002</text:p>
              </table:table-cell>
              <table:table-cell office:value-type="float" office:value="1.69821782120397">
                <text:p>1.698217821203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264">
                <text:p>7264</text:p>
              </table:table-cell>
              <table:table-cell office:value-type="float" office:value="1.65283728106875">
                <text:p>1.65283728106875</text:p>
              </table:table-cell>
              <table:table-cell office:value-type="float" office:value="0.273319264610857">
                <text:p>0.273319264610857</text:p>
              </table:table-cell>
              <table:table-cell office:value-type="float" office:value="1.67528340829191">
                <text:p>1.675283408291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265.5">
                <text:p>7265.5</text:p>
              </table:table-cell>
              <table:table-cell office:value-type="float" office:value="1.61698403616547">
                <text:p>1.61698403616547</text:p>
              </table:table-cell>
              <table:table-cell office:value-type="float" office:value="0.376928590750957">
                <text:p>0.376928590750957</text:p>
              </table:table-cell>
              <table:table-cell office:value-type="float" office:value="1.66033506731005">
                <text:p>1.660335067310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267">
                <text:p>7267</text:p>
              </table:table-cell>
              <table:table-cell office:value-type="float" office:value="1.58229204901966">
                <text:p>1.58229204901966</text:p>
              </table:table-cell>
              <table:table-cell office:value-type="float" office:value="0.478719160097488">
                <text:p>0.478719160097488</text:p>
              </table:table-cell>
              <table:table-cell office:value-type="float" office:value="1.65312436393493">
                <text:p>1.653124363934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68.5">
                <text:p>7268.5</text:p>
              </table:table-cell>
              <table:table-cell office:value-type="float" office:value="1.54871207370978">
                <text:p>1.54871207370978</text:p>
              </table:table-cell>
              <table:table-cell office:value-type="float" office:value="0.578743728722115">
                <text:p>0.578743728722115</text:p>
              </table:table-cell>
              <table:table-cell office:value-type="float" office:value="1.6533158774988">
                <text:p>1.65331587749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70">
                <text:p>7270</text:p>
              </table:table-cell>
              <table:table-cell office:value-type="float" office:value="1.51619742084511">
                <text:p>1.51619742084511</text:p>
              </table:table-cell>
              <table:table-cell office:value-type="float" office:value="0.677053150468898">
                <text:p>0.677053150468898</text:p>
              </table:table-cell>
              <table:table-cell office:value-type="float" office:value="1.66049859606602">
                <text:p>1.660498596066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71.5">
                <text:p>7271.5</text:p>
              </table:table-cell>
              <table:table-cell office:value-type="float" office:value="1.48470380177981">
                <text:p>1.48470380177981</text:p>
              </table:table-cell>
              <table:table-cell office:value-type="float" office:value="0.773696454444122">
                <text:p>0.773696454444122</text:p>
              </table:table-cell>
              <table:table-cell office:value-type="float" office:value="1.67420177476875">
                <text:p>1.67420177476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273">
                <text:p>7273</text:p>
              </table:table-cell>
              <table:table-cell office:value-type="float" office:value="1.45418918365301">
                <text:p>1.45418918365301</text:p>
              </table:table-cell>
              <table:table-cell office:value-type="float" office:value="0.868720919324803">
                <text:p>0.868720919324803</text:p>
              </table:table-cell>
              <table:table-cell office:value-type="float" office:value="1.69391328512588">
                <text:p>1.693913285125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74.5">
                <text:p>7274.5</text:p>
              </table:table-cell>
              <table:table-cell office:value-type="float" office:value="1.42461365441073">
                <text:p>1.42461365441073</text:p>
              </table:table-cell>
              <table:table-cell office:value-type="float" office:value="0.962172144590079">
                <text:p>0.962172144590079</text:p>
              </table:table-cell>
              <table:table-cell office:value-type="float" office:value="1.71909839746263">
                <text:p>1.719098397462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276">
                <text:p>7276</text:p>
              </table:table-cell>
              <table:table-cell office:value-type="float" office:value="1.39593929704591">
                <text:p>1.39593929704591</text:p>
              </table:table-cell>
              <table:table-cell office:value-type="float" office:value="1.05409411876612">
                <text:p>1.05409411876612</text:p>
              </table:table-cell>
              <table:table-cell office:value-type="float" office:value="1.74921723415199">
                <text:p>1.749217234151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77.5">
                <text:p>7277.5</text:p>
              </table:table-cell>
              <table:table-cell office:value-type="float" office:value="1.36813007235104">
                <text:p>1.36813007235104</text:p>
              </table:table-cell>
              <table:table-cell office:value-type="float" office:value="1.14452928478839">
                <text:p>1.14452928478839</text:p>
              </table:table-cell>
              <table:table-cell office:value-type="float" office:value="1.78373966110794">
                <text:p>1.783739661107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79">
                <text:p>7279</text:p>
              </table:table-cell>
              <table:table-cell office:value-type="float" office:value="1.34115170954146">
                <text:p>1.34115170954146</text:p>
              </table:table-cell>
              <table:table-cell office:value-type="float" office:value="1.23351860258433">
                <text:p>1.23351860258433</text:p>
              </table:table-cell>
              <table:table-cell office:value-type="float" office:value="1.82215697757564">
                <text:p>1.822156977575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80.5">
                <text:p>7280.5</text:p>
              </table:table-cell>
              <table:table-cell office:value-type="float" office:value="1.31497160415526">
                <text:p>1.31497160415526</text:p>
              </table:table-cell>
              <table:table-cell office:value-type="float" office:value="1.32110160898285">
                <text:p>1.32110160898285</text:p>
              </table:table-cell>
              <table:table-cell office:value-type="float" office:value="1.86399028457547">
                <text:p>1.863990284575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82">
                <text:p>7282</text:p>
              </table:table-cell>
              <table:table-cell office:value-type="float" office:value="1.28955872269479">
                <text:p>1.28955872269479</text:p>
              </table:table-cell>
              <table:table-cell office:value-type="float" office:value="1.40731647503819">
                <text:p>1.40731647503819</text:p>
              </table:table-cell>
              <table:table-cell office:value-type="float" office:value="1.90879578797527">
                <text:p>1.908795787975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83.5">
                <text:p>7283.5</text:p>
              </table:table-cell>
              <table:table-cell office:value-type="float" office:value="1.26488351350446">
                <text:p>1.26488351350446</text:p>
              </table:table-cell>
              <table:table-cell office:value-type="float" office:value="1.49220006089053">
                <text:p>1.49220006089053</text:p>
              </table:table-cell>
              <table:table-cell office:value-type="float" office:value="1.95616750930412">
                <text:p>1.956167509304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85">
                <text:p>7285</text:p>
              </table:table-cell>
              <table:table-cell office:value-type="float" office:value="1.24091782343376">
                <text:p>1.24091782343376</text:p>
              </table:table-cell>
              <table:table-cell office:value-type="float" office:value="1.57578796824753">
                <text:p>1.57578796824753</text:p>
              </table:table-cell>
              <table:table-cell office:value-type="float" office:value="2.00573796030021">
                <text:p>2.005737960300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86.5">
                <text:p>7286.5</text:p>
              </table:table-cell>
              <table:table-cell office:value-type="float" office:value="1.21763481986216">
                <text:p>1.21763481986216</text:p>
              </table:table-cell>
              <table:table-cell office:value-type="float" office:value="1.65811459059091">
                <text:p>1.65811459059091</text:p>
              </table:table-cell>
              <table:table-cell office:value-type="float" office:value="2.05717732586941">
                <text:p>2.057177325869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88">
                <text:p>7288</text:p>
              </table:table-cell>
              <table:table-cell office:value-type="float" office:value="1.19500891770103">
                <text:p>1.19500891770103</text:p>
              </table:table-cell>
              <table:table-cell office:value-type="float" office:value="1.73921316120206">
                <text:p>1.73921316120206</text:p>
              </table:table-cell>
              <table:table-cell office:value-type="float" office:value="2.11019163430326">
                <text:p>2.110191634303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89.5">
                <text:p>7289.5</text:p>
              </table:table-cell>
              <table:table-cell office:value-type="float" office:value="1.17301571101498">
                <text:p>1.17301571101498</text:p>
              </table:table-cell>
              <table:table-cell office:value-type="float" office:value="1.81911579910337">
                <text:p>1.81911579910337</text:p>
              </table:table-cell>
              <table:table-cell office:value-type="float" office:value="2.16452030455606">
                <text:p>2.164520304556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91">
                <text:p>7291</text:p>
              </table:table-cell>
              <table:table-cell office:value-type="float" office:value="1.15163190893775">
                <text:p>1.15163190893775</text:p>
              </table:table-cell>
              <table:table-cell office:value-type="float" office:value="1.89785355299528">
                <text:p>1.89785355299528</text:p>
              </table:table-cell>
              <table:table-cell office:value-type="float" office:value="2.21993336888755">
                <text:p>2.219933368887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92.5">
                <text:p>7292.5</text:p>
              </table:table-cell>
              <table:table-cell office:value-type="float" office:value="1.13083527557565">
                <text:p>1.13083527557565</text:p>
              </table:table-cell>
              <table:table-cell office:value-type="float" office:value="1.97545644329329">
                <text:p>1.97545644329329</text:p>
              </table:table-cell>
              <table:table-cell office:value-type="float" office:value="2.27622858690318">
                <text:p>2.276228586903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94">
                <text:p>7294</text:p>
              </table:table-cell>
              <table:table-cell office:value-type="float" office:value="1.11060457362668">
                <text:p>1.11060457362668</text:p>
              </table:table-cell>
              <table:table-cell office:value-type="float" office:value="2.05195350232589">
                <text:p>2.05195350232589</text:p>
              </table:table-cell>
              <table:table-cell office:value-type="float" office:value="2.33322859888781">
                <text:p>2.333228598887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95.5">
                <text:p>7295.5</text:p>
              </table:table-cell>
              <table:table-cell office:value-type="float" office:value="1.09091951144985">
                <text:p>1.09091951144985</text:p>
              </table:table-cell>
              <table:table-cell office:value-type="float" office:value="2.12737281280219">
                <text:p>2.12737281280219</text:p>
              </table:table-cell>
              <table:table-cell office:value-type="float" office:value="2.39077821328367">
                <text:p>2.390778213283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97">
                <text:p>7297</text:p>
              </table:table-cell>
              <table:table-cell office:value-type="float" office:value="1.0717606933548">
                <text:p>1.0717606933548</text:p>
              </table:table-cell>
              <table:table-cell office:value-type="float" office:value="2.20174154460033">
                <text:p>2.20174154460033</text:p>
              </table:table-cell>
              <table:table-cell office:value-type="float" office:value="2.44874188371078">
                <text:p>2.448741883710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98.5">
                <text:p>7298.5</text:p>
              </table:table-cell>
              <table:table-cell office:value-type="float" office:value="1.05310957288722">
                <text:p>1.05310957288722</text:p>
              </table:table-cell>
              <table:table-cell office:value-type="float" office:value="2.27508598997219">
                <text:p>2.27508598997219</text:p>
              </table:table-cell>
              <table:table-cell office:value-type="float" office:value="2.5070014029263">
                <text:p>2.50700140292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300">
                <text:p>7300</text:p>
              </table:table-cell>
              <table:table-cell office:value-type="float" office:value="1.03494840891028">
                <text:p>1.03494840891028</text:p>
              </table:table-cell>
              <table:table-cell office:value-type="float" office:value="2.3474315972211">
                <text:p>2.3474315972211</text:p>
              </table:table-cell>
              <table:table-cell office:value-type="float" office:value="2.56545382198509">
                <text:p>2.56545382198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317cm" svg:height="17.114cm" xlink:href=".." xlink:type="simple" chart:class="chart:scatter" chart:column-mapping="0 3 1 2" chart:style-name="ch1">
        <chart:legend chart:legend-position="end" svg:x="28.465cm" svg:y="7.721cm" style:legend-expansion="high" chart:style-name="ch2"/>
        <chart:plot-area chart:style-name="ch3" table:cell-range-address="Sheet2.B2:Sheet2.E19" svg:x="1.664cm" svg:y="1.413cm" svg:width="25.389cm" svg:height="14.338cm">
          <chartooo:coordinate-region svg:x="2.391cm" svg:y="1.625cm" svg:width="24.33cm" svg:height="13.914cm"/>
          <chart:axis chart:dimension="x" chart:name="primary-x" chart:style-name="ch4">
            <chart:title svg:x="13.549cm" svg:y="16.052cm" chart:style-name="ch5">
              <text:p>Frequency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4">
            <chart:title svg:x="0.451cm" svg:y="9.089cm" chart:style-name="ch7">
              <text:p>Ohms</text:p>
            </chart:title>
            <chart:grid chart:style-name="ch6" chart:class="major"/>
          </chart:axis>
          <chart:series chart:style-name="ch8" chart:values-cell-range-address="Sheet2.E2:Sheet2.E19" chart:class="chart:scatter">
            <chart:domain table:cell-range-address="Sheet2.B2:Sheet2.B19"/>
            <chart:data-point chart:repeated="18"/>
          </chart:series>
          <chart:series chart:style-name="ch9" chart:values-cell-range-address="Sheet2.C2:Sheet2.C19" chart:class="chart:scatter">
            <chart:data-point chart:repeated="18"/>
          </chart:series>
          <chart:series chart:style-name="ch10" chart:values-cell-range-address="Sheet2.D2:Sheet2.D19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B2:Sheet2.B19</svg:desc>
                </draw:g>
              </table:table-cell>
              <table:table-cell office:value-type="float" office:value="NaN">
                <text:p>NaN</text:p>
                <draw:g>
                  <svg:desc>Sheet2.E2:Sheet2.E19</svg:desc>
                </draw:g>
              </table:table-cell>
              <table:table-cell office:value-type="float" office:value="NaN">
                <text:p>NaN</text:p>
                <draw:g>
                  <svg:desc>Sheet2.C2:Sheet2.C19</svg:desc>
                </draw:g>
              </table:table-cell>
              <table:table-cell office:value-type="float" office:value="NaN">
                <text:p>NaN</text:p>
                <draw:g>
                  <svg:desc>Sheet2.D2:Sheet2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6.7630546142402">
                <text:p>16.763054614240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3">
                <text:p>7.03</text:p>
              </table:table-cell>
              <table:table-cell office:value-type="float" office:value="20.8806130178211">
                <text:p>20.880613017821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06">
                <text:p>7.06</text:p>
              </table:table-cell>
              <table:table-cell office:value-type="float" office:value="26.9258240356725">
                <text:p>26.925824035672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09">
                <text:p>7.09</text:p>
              </table:table-cell>
              <table:table-cell office:value-type="float" office:value="38.2753184180093">
                <text:p>38.2753184180093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">
                <text:p>7.1</text:p>
              </table:table-cell>
              <table:table-cell office:value-type="float" office:value="43.8634243989226">
                <text:p>43.8634243989226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1">
                <text:p>7.11</text:p>
              </table:table-cell>
              <table:table-cell office:value-type="float" office:value="49.0917508345343">
                <text:p>49.0917508345343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2">
                <text:p>7.12</text:p>
              </table:table-cell>
              <table:table-cell office:value-type="float" office:value="49.335585534176">
                <text:p>49.335585534176</text:p>
              </table:table-cell>
              <table:table-cell office:value-type="float" office:value="47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3">
                <text:p>7.13</text:p>
              </table:table-cell>
              <table:table-cell office:value-type="float" office:value="42.190046219458">
                <text:p>42.190046219458</text:p>
              </table:table-cell>
              <table:table-cell office:value-type="float" office:value="42">
                <text:p>4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14">
                <text:p>7.14</text:p>
              </table:table-cell>
              <table:table-cell office:value-type="float" office:value="33.2866339541865">
                <text:p>33.2866339541865</text:p>
              </table:table-cell>
              <table:table-cell office:value-type="float" office:value="28">
                <text:p>2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5">
                <text:p>7.15</text:p>
              </table:table-cell>
              <table:table-cell office:value-type="float" office:value="23.8537208837531">
                <text:p>23.8537208837531</text:p>
              </table:table-cell>
              <table:table-cell office:value-type="float" office:value="13">
                <text:p>1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6">
                <text:p>7.16</text:p>
              </table:table-cell>
              <table:table-cell office:value-type="float" office:value="19.6977156035922">
                <text:p>19.6977156035922</text:p>
              </table:table-cell>
              <table:table-cell office:value-type="float" office:value="8">
                <text:p>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7">
                <text:p>7.17</text:p>
              </table:table-cell>
              <table:table-cell office:value-type="float" office:value="15.8113883008419">
                <text:p>15.8113883008419</text:p>
              </table:table-cell>
              <table:table-cell office:value-type="float" office:value="5">
                <text:p>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8">
                <text:p>7.18</text:p>
              </table:table-cell>
              <table:table-cell office:value-type="float" office:value="11.7046999107196">
                <text:p>11.7046999107196</text:p>
              </table:table-cell>
              <table:table-cell office:value-type="float" office:value="4">
                <text:p>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">
                <text:p>7.2</text:p>
              </table:table-cell>
              <table:table-cell office:value-type="float" office:value="5.8309518948453">
                <text:p>5.8309518948453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3">
                <text:p>7.23</text:p>
              </table:table-cell>
              <table:table-cell office:value-type="float" office:value="6.32455532033676">
                <text:p>6.3245553203367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6">
                <text:p>7.26</text:p>
              </table:table-cell>
              <table:table-cell office:value-type="float" office:value="9.05538513813742">
                <text:p>9.0553851381374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9">
                <text:p>7.29</text:p>
              </table:table-cell>
              <table:table-cell office:value-type="float" office:value="11.0453610171873">
                <text:p>11.045361017187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843cm" svg:height="12.896cm" xlink:href=".." xlink:type="simple" chart:class="chart:scatter" chart:style-name="ch1">
        <chart:legend chart:legend-position="end" svg:x="28.261cm" svg:y="5.612cm" style:legend-expansion="high" chart:style-name="ch2"/>
        <chart:plot-area chart:style-name="ch3" table:cell-range-address="Sheet2.B26:Sheet2.E67" chart:data-source-has-labels="row" svg:x="0.353cm" svg:y="0.238cm" svg:width="27.753cm" svg:height="11.975cm">
          <chartooo:coordinate-region svg:x="1.08cm" svg:y="0.45cm" svg:width="26.654cm" svg:height="11.551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27:Sheet2.C67" chart:label-cell-address="Sheet2.C26:Sheet2.C26" chart:class="chart:scatter">
            <chart:domain table:cell-range-address="Sheet2.B27:Sheet2.B67"/>
            <chart:data-point chart:repeated="41"/>
          </chart:series>
          <chart:series chart:style-name="ch7" chart:values-cell-range-address="Sheet2.D27:Sheet2.D67" chart:label-cell-address="Sheet2.D26:Sheet2.D26" chart:class="chart:scatter">
            <chart:data-point chart:repeated="41"/>
          </chart:series>
          <chart:series chart:style-name="ch8" chart:values-cell-range-address="Sheet2.E27:Sheet2.E67" chart:label-cell-address="Sheet2.E26:Sheet2.E26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</text:p>
                <draw:g>
                  <svg:desc>Sheet2.C26:Sheet2.C26</svg:desc>
                </draw:g>
              </table:table-cell>
              <table:table-cell office:value-type="string">
                <text:p>x</text:p>
                <draw:g>
                  <svg:desc>Sheet2.D26:Sheet2.D26</svg:desc>
                </draw:g>
              </table:table-cell>
              <table:table-cell office:value-type="string">
                <text:p>z</text:p>
                <draw:g>
                  <svg:desc>Sheet2.E26:Sheet2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4">
                <text:p>6734</text:p>
                <draw:g>
                  <svg:desc>Sheet2.B27:Sheet2.B67</svg:desc>
                </draw:g>
              </table:table-cell>
              <table:table-cell office:value-type="float" office:value="0">
                <text:p>0</text:p>
                <draw:g>
                  <svg:desc>Sheet2.C27:Sheet2.C67</svg:desc>
                </draw:g>
              </table:table-cell>
              <table:table-cell office:value-type="float" office:value="0">
                <text:p>0</text:p>
                <draw:g>
                  <svg:desc>Sheet2.D27:Sheet2.D67</svg:desc>
                </draw:g>
              </table:table-cell>
              <table:table-cell office:value-type="float" office:value="0">
                <text:p>0</text:p>
                <draw:g>
                  <svg:desc>Sheet2.E27:Sheet2.E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00">
                <text:p>68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47213595499958">
                <text:p>4.47213595499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00">
                <text:p>690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.48683298050514">
                <text:p>9.48683298050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50">
                <text:p>695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2.6491106406735">
                <text:p>12.6491106406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0">
                <text:p>700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.464249196573">
                <text:p>17.4642491965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20">
                <text:p>702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0.8806130178211">
                <text:p>20.8806130178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40">
                <text:p>7040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4.3515913237718">
                <text:p>24.3515913237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60">
                <text:p>706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30.4630924234556">
                <text:p>30.4630924234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80">
                <text:p>7080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39.1152144312159">
                <text:p>39.1152144312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00">
                <text:p>7100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49.0407993409569">
                <text:p>49.0407993409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05">
                <text:p>7105</text:p>
              </table:table-cell>
              <table:table-cell office:value-type="float" office:value="42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51.0392006206994">
                <text:p>51.0392006206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10">
                <text:p>7110</text:p>
              </table:table-cell>
              <table:table-cell office:value-type="float" office:value="46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51.8844870842914">
                <text:p>51.88448708429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13">
                <text:p>7113</text:p>
              </table:table-cell>
              <table:table-cell office:value-type="float" office:value="54">
                <text:p>54</text:p>
              </table:table-cell>
              <table:table-cell office:value-type="float" office:value="19">
                <text:p>19</text:p>
              </table:table-cell>
              <table:table-cell office:value-type="float" office:value="57.2450871254469">
                <text:p>57.2450871254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18">
                <text:p>7118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52.1727898429823">
                <text:p>52.1727898429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21">
                <text:p>7121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45.0111097397076">
                <text:p>45.0111097397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24">
                <text:p>7124</text:p>
              </table:table-cell>
              <table:table-cell office:value-type="float" office:value="41">
                <text:p>41</text:p>
              </table:table-cell>
              <table:table-cell office:value-type="float" office:value="-7">
                <text:p>-7</text:p>
              </table:table-cell>
              <table:table-cell office:value-type="float" office:value="41.5932686861708">
                <text:p>41.5932686861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30">
                <text:p>7130</text:p>
              </table:table-cell>
              <table:table-cell office:value-type="float" office:value="35">
                <text:p>35</text:p>
              </table:table-cell>
              <table:table-cell office:value-type="float" office:value="-11">
                <text:p>-11</text:p>
              </table:table-cell>
              <table:table-cell office:value-type="float" office:value="36.6878726556883">
                <text:p>36.68787265568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35">
                <text:p>7135</text:p>
              </table:table-cell>
              <table:table-cell office:value-type="float" office:value="33">
                <text:p>33</text:p>
              </table:table-cell>
              <table:table-cell office:value-type="float" office:value="-14">
                <text:p>-14</text:p>
              </table:table-cell>
              <table:table-cell office:value-type="float" office:value="35.8468966578698">
                <text:p>35.8468966578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40">
                <text:p>7140</text:p>
              </table:table-cell>
              <table:table-cell office:value-type="float" office:value="22">
                <text:p>22</text:p>
              </table:table-cell>
              <table:table-cell office:value-type="float" office:value="-19">
                <text:p>-19</text:p>
              </table:table-cell>
              <table:table-cell office:value-type="float" office:value="29.0688837074973">
                <text:p>29.0688837074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45">
                <text:p>7145</text:p>
              </table:table-cell>
              <table:table-cell office:value-type="float" office:value="15">
                <text:p>15</text:p>
              </table:table-cell>
              <table:table-cell office:value-type="float" office:value="-20">
                <text:p>-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50">
                <text:p>7150</text:p>
              </table:table-cell>
              <table:table-cell office:value-type="float" office:value="10">
                <text:p>10</text:p>
              </table:table-cell>
              <table:table-cell office:value-type="float" office:value="-20">
                <text:p>-20</text:p>
              </table:table-cell>
              <table:table-cell office:value-type="float" office:value="22.3606797749979">
                <text:p>22.3606797749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55">
                <text:p>7155</text:p>
              </table:table-cell>
              <table:table-cell office:value-type="float" office:value="7">
                <text:p>7</text:p>
              </table:table-cell>
              <table:table-cell office:value-type="float" office:value="-17">
                <text:p>-17</text:p>
              </table:table-cell>
              <table:table-cell office:value-type="float" office:value="18.3847763108502">
                <text:p>18.3847763108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60">
                <text:p>7160</text:p>
              </table:table-cell>
              <table:table-cell office:value-type="float" office:value="5">
                <text:p>5</text:p>
              </table:table-cell>
              <table:table-cell office:value-type="float" office:value="-15">
                <text:p>-15</text:p>
              </table:table-cell>
              <table:table-cell office:value-type="float" office:value="15.8113883008419">
                <text:p>15.81138830084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65">
                <text:p>7165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  <table:table-cell office:value-type="float" office:value="13.6014705087354">
                <text:p>13.6014705087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70">
                <text:p>7170</text:p>
              </table:table-cell>
              <table:table-cell office:value-type="float" office:value="3">
                <text:p>3</text:p>
              </table:table-cell>
              <table:table-cell office:value-type="float" office:value="-11">
                <text:p>-11</text:p>
              </table:table-cell>
              <table:table-cell office:value-type="float" office:value="11.4017542509914">
                <text:p>11.4017542509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80">
                <text:p>7180</text:p>
              </table:table-cell>
              <table:table-cell office:value-type="float" office:value="3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8.54400374531753">
                <text:p>8.54400374531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0">
                <text:p>7190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6.70820393249937">
                <text:p>6.708203932499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00">
                <text:p>720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10">
                <text:p>72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20">
                <text:p>722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3851648071345">
                <text:p>5.3851648071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30">
                <text:p>723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28010988928052">
                <text:p>7.28010988928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40">
                <text:p>724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.06225774829855">
                <text:p>8.06225774829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50">
                <text:p>725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9.05538513813742">
                <text:p>9.05538513813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60">
                <text:p>726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.0498756211209">
                <text:p>10.0498756211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00">
                <text:p>730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3.0384048104053">
                <text:p>13.0384048104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30">
                <text:p>733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0">
                <text:p>740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0">
                <text:p>760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00">
                <text:p>770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00">
                <text:p>780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